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3.494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3.166cm"/>
    </style:style>
    <style:style style:name="co13" style:family="table-column">
      <style:table-column-properties fo:break-before="auto" style:column-width="3.194cm"/>
    </style:style>
    <style:style style:name="co14" style:family="table-column">
      <style:table-column-properties fo:break-before="auto" style:column-width="2.785cm"/>
    </style:style>
    <style:style style:name="co15" style:family="table-column">
      <style:table-column-properties fo:break-before="auto" style:column-width="2.805cm"/>
    </style:style>
    <style:style style:name="co16" style:family="table-column">
      <style:table-column-properties fo:break-before="auto" style:column-width="3.685cm"/>
    </style:style>
    <style:style style:name="co17" style:family="table-column">
      <style:table-column-properties fo:break-before="auto" style:column-width="2.514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3.221cm"/>
    </style:style>
    <style:style style:name="co20" style:family="table-column">
      <style:table-column-properties fo:break-before="auto" style:column-width="3.249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2.559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4.244cm"/>
    </style:style>
    <style:style style:name="co25" style:family="table-column">
      <style:table-column-properties fo:break-before="auto" style:column-width="1.379cm"/>
    </style:style>
    <style:style style:name="co26" style:family="table-column">
      <style:table-column-properties fo:break-before="auto" style:column-width="3.821cm"/>
    </style:style>
    <style:style style:name="co27" style:family="table-column">
      <style:table-column-properties fo:break-before="auto" style:column-width="1.845cm"/>
    </style:style>
    <style:style style:name="co28" style:family="table-column">
      <style:table-column-properties fo:break-before="auto" style:column-width="3.013cm"/>
    </style:style>
    <style:style style:name="co29" style:family="table-column">
      <style:table-column-properties fo:break-before="auto" style:column-width="2.568cm"/>
    </style:style>
    <style:style style:name="co30" style:family="table-column">
      <style:table-column-properties fo:break-before="auto" style:column-width="2.503cm"/>
    </style:style>
    <style:style style:name="co31" style:family="table-column">
      <style:table-column-properties fo:break-before="auto" style:column-width="2.589cm"/>
    </style:style>
    <style:style style:name="co32" style:family="table-column">
      <style:table-column-properties fo:break-before="auto" style:column-width="4.461cm"/>
    </style:style>
    <style:style style:name="co33" style:family="table-column">
      <style:table-column-properties fo:break-before="auto" style:column-width="3.93cm"/>
    </style:style>
    <style:style style:name="co34" style:family="table-column">
      <style:table-column-properties fo:break-before="auto" style:column-width="3.701cm"/>
    </style:style>
    <style:style style:name="co35" style:family="table-column">
      <style:table-column-properties fo:break-before="auto" style:column-width="1.984cm"/>
    </style:style>
    <style:style style:name="co36" style:family="table-column">
      <style:table-column-properties fo:break-before="auto" style:column-width="3.683cm"/>
    </style:style>
    <style:style style:name="co37" style:family="table-column">
      <style:table-column-properties fo:break-before="auto" style:column-width="2.533cm"/>
    </style:style>
    <style:style style:name="co38" style:family="table-column">
      <style:table-column-properties fo:break-before="auto" style:column-width="2.551cm"/>
    </style:style>
    <style:style style:name="co39" style:family="table-column">
      <style:table-column-properties fo:break-before="auto" style:column-width="2.462cm"/>
    </style:style>
    <style:style style:name="co40" style:family="table-column">
      <style:table-column-properties fo:break-before="auto" style:column-width="3.082cm"/>
    </style:style>
    <style:style style:name="co41" style:family="table-column">
      <style:table-column-properties fo:break-before="auto" style:column-width="2.727cm"/>
    </style:style>
    <style:style style:name="co42" style:family="table-column">
      <style:table-column-properties fo:break-before="auto" style:column-width="2.392cm"/>
    </style:style>
    <style:style style:name="co43" style:family="table-column">
      <style:table-column-properties fo:break-before="auto" style:column-width="2.993cm"/>
    </style:style>
    <style:style style:name="co44" style:family="table-column">
      <style:table-column-properties fo:break-before="auto" style:column-width="3.152cm"/>
    </style:style>
    <style:style style:name="co45" style:family="table-column">
      <style:table-column-properties fo:break-before="auto" style:column-width="3.877cm"/>
    </style:style>
    <style:style style:name="co46" style:family="table-column">
      <style:table-column-properties fo:break-before="auto" style:column-width="4.073cm"/>
    </style:style>
    <style:style style:name="co47" style:family="table-column">
      <style:table-column-properties fo:break-before="auto" style:column-width="2.48cm"/>
    </style:style>
    <style:style style:name="co48" style:family="table-column">
      <style:table-column-properties fo:break-before="auto" style:column-width="4.881cm"/>
    </style:style>
    <style:style style:name="co49" style:family="table-column">
      <style:table-column-properties fo:break-before="auto" style:column-width="5.022cm"/>
    </style:style>
    <style:style style:name="co50" style:family="table-column">
      <style:table-column-properties fo:break-before="auto" style:column-width="2.953cm"/>
    </style:style>
    <style:style style:name="co51" style:family="table-column">
      <style:table-column-properties fo:break-before="auto" style:column-width="2.635cm"/>
    </style:style>
    <style:style style:name="co52" style:family="table-column">
      <style:table-column-properties fo:break-before="auto" style:column-width="2.741cm"/>
    </style:style>
    <style:style style:name="co53" style:family="table-column">
      <style:table-column-properties fo:break-before="auto" style:column-width="2.492cm"/>
    </style:style>
    <style:style style:name="co54" style:family="table-column">
      <style:table-column-properties fo:break-before="auto" style:column-width="2.547cm"/>
    </style:style>
    <style:style style:name="co55" style:family="table-column">
      <style:table-column-properties fo:break-before="auto" style:column-width="2.988cm"/>
    </style:style>
    <style:style style:name="co56" style:family="table-column">
      <style:table-column-properties fo:break-before="auto" style:column-width="4.65cm"/>
    </style:style>
    <style:style style:name="co57" style:family="table-column">
      <style:table-column-properties fo:break-before="auto" style:column-width="1.82cm"/>
    </style:style>
    <style:style style:name="co58" style:family="table-column">
      <style:table-column-properties fo:break-before="auto" style:column-width="3.801cm"/>
    </style:style>
    <style:style style:name="co59" style:family="table-column">
      <style:table-column-properties fo:break-before="auto" style:column-width="2.085cm"/>
    </style:style>
    <style:style style:name="co60" style:family="table-column">
      <style:table-column-properties fo:break-before="auto" style:column-width="3.59cm"/>
    </style:style>
    <style:style style:name="co61" style:family="table-column">
      <style:table-column-properties fo:break-before="auto" style:column-width="2.633cm"/>
    </style:style>
    <style:style style:name="co62" style:family="table-column">
      <style:table-column-properties fo:break-before="auto" style:column-width="3.394cm"/>
    </style:style>
    <style:style style:name="co63" style:family="table-column">
      <style:table-column-properties fo:break-before="auto" style:column-width="2.651cm"/>
    </style:style>
    <style:style style:name="co64" style:family="table-column">
      <style:table-column-properties fo:break-before="auto" style:column-width="3.572cm"/>
    </style:style>
    <style:style style:name="co65" style:family="table-column">
      <style:table-column-properties fo:break-before="auto" style:column-width="2.563cm"/>
    </style:style>
    <style:style style:name="co66" style:family="table-column">
      <style:table-column-properties fo:break-before="auto" style:column-width="3.182cm"/>
    </style:style>
    <style:style style:name="co67" style:family="table-column">
      <style:table-column-properties fo:break-before="auto" style:column-width="2.828cm"/>
    </style:style>
    <style:style style:name="co68" style:family="table-column">
      <style:table-column-properties fo:break-before="auto" style:column-width="3.748cm"/>
    </style:style>
    <style:style style:name="co69" style:family="table-column">
      <style:table-column-properties fo:break-before="auto" style:column-width="3.094cm"/>
    </style:style>
    <style:style style:name="co70" style:family="table-column">
      <style:table-column-properties fo:break-before="auto" style:column-width="3.253cm"/>
    </style:style>
    <style:style style:name="co71" style:family="table-column">
      <style:table-column-properties fo:break-before="auto" style:column-width="4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7296285629272" calcext:value-type="float">
            <text:p>0,297296285629272</text:p>
          </table:table-cell>
          <table:table-cell office:value-type="float" office:value="18" calcext:value-type="float">
            <text:p>18</text:p>
          </table:table-cell>
          <table:table-cell office:value-type="float" office:value="4.50566840171814" calcext:value-type="float">
            <text:p>4,50566840171814</text:p>
          </table:table-cell>
          <table:table-cell office:value-type="float" office:value="874" calcext:value-type="float">
            <text:p>874</text:p>
          </table:table-cell>
          <table:table-cell office:value-type="float" office:value="0.41344428062439" calcext:value-type="float">
            <text:p>0,41344428062439</text:p>
          </table:table-cell>
          <table:table-cell office:value-type="float" office:value="5.21645164489746" calcext:value-type="float">
            <text:p>5,216451644897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8422474861145" calcext:value-type="float">
            <text:p>1,78422474861145</text:p>
          </table:table-cell>
          <table:table-cell office:value-type="float" office:value="149193" calcext:value-type="float">
            <text:p>149193</text:p>
          </table:table-cell>
          <table:table-cell office:value-type="float" office:value="211.584672212601" calcext:value-type="float">
            <text:p>211,584672212601</text:p>
          </table:table-cell>
          <table:table-cell office:value-type="float" office:value="2113" calcext:value-type="float">
            <text:p>2113</text:p>
          </table:table-cell>
          <table:table-cell office:value-type="float" office:value="2.51564645767212" calcext:value-type="float">
            <text:p>2,51564645767212</text:p>
          </table:table-cell>
          <table:table-cell office:value-type="float" office:value="220.197613239288" calcext:value-type="float">
            <text:p>220,19761323928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979625701904" calcext:value-type="float">
            <text:p>1,88979625701904</text:p>
          </table:table-cell>
          <table:table-cell office:value-type="float" office:value="1239" calcext:value-type="float">
            <text:p>1239</text:p>
          </table:table-cell>
          <table:table-cell office:value-type="float" office:value="2113" calcext:value-type="float">
            <text:p>2113</text:p>
          </table:table-cell>
          <table:table-cell office:value-type="float" office:value="3.2868971824646" calcext:value-type="float">
            <text:p>3,2868971824646</text:p>
          </table:table-cell>
          <table:table-cell office:value-type="float" office:value="221.291181087494" calcext:value-type="float">
            <text:p>221,291181087494</text:p>
          </table:table-cell>
          <table:table-cell table:formula="of:=[.U2]-([.T2]+[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40847778320313" calcext:value-type="float">
            <text:p>0,540847778320313</text:p>
          </table:table-cell>
          <table:table-cell office:value-type="float" office:value="8" calcext:value-type="float">
            <text:p>8</text:p>
          </table:table-cell>
          <table:table-cell office:value-type="float" office:value="18.5968341827393" calcext:value-type="float">
            <text:p>18,5968341827393</text:p>
          </table:table-cell>
          <table:table-cell office:value-type="float" office:value="630" calcext:value-type="float">
            <text:p>630</text:p>
          </table:table-cell>
          <table:table-cell office:value-type="float" office:value="8.96676254272461" calcext:value-type="float">
            <text:p>8,96676254272461</text:p>
          </table:table-cell>
          <table:table-cell office:value-type="float" office:value="28.1044919490814" calcext:value-type="float">
            <text:p>28,10449194908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5528774261475" calcext:value-type="float">
            <text:p>2,15528774261475</text:p>
          </table:table-cell>
          <table:table-cell office:value-type="float" office:value="148684" calcext:value-type="float">
            <text:p>148684</text:p>
          </table:table-cell>
          <table:table-cell office:value-type="float" office:value="216.129256486893" calcext:value-type="float">
            <text:p>216,129256486893</text:p>
          </table:table-cell>
          <table:table-cell office:value-type="float" office:value="1540" calcext:value-type="float">
            <text:p>1540</text:p>
          </table:table-cell>
          <table:table-cell office:value-type="float" office:value="22.137974023819" calcext:value-type="float">
            <text:p>22,137974023819</text:p>
          </table:table-cell>
          <table:table-cell office:value-type="float" office:value="259.010093688965" calcext:value-type="float">
            <text:p>259,0100936889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732162475586" calcext:value-type="float">
            <text:p>1,97732162475586</text:p>
          </table:table-cell>
          <table:table-cell office:value-type="float" office:value="907" calcext:value-type="float">
            <text:p>907</text:p>
          </table:table-cell>
          <table:table-cell office:value-type="float" office:value="1540" calcext:value-type="float">
            <text:p>1540</text:p>
          </table:table-cell>
          <table:table-cell office:value-type="float" office:value="21.8756129741669" calcext:value-type="float">
            <text:p>21,8756129741669</text:p>
          </table:table-cell>
          <table:table-cell office:value-type="float" office:value="274.86438202858" calcext:value-type="float">
            <text:p>274,86438202858</text:p>
          </table:table-cell>
          <table:table-cell table:formula="of:=[.U3]-([.T3]+[.H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7016534805298" calcext:value-type="float">
            <text:p>0,387016534805298</text:p>
          </table:table-cell>
          <table:table-cell office:value-type="float" office:value="2" calcext:value-type="float">
            <text:p>2</text:p>
          </table:table-cell>
          <table:table-cell office:value-type="float" office:value="11.1437532901764" calcext:value-type="float">
            <text:p>11,1437532901764</text:p>
          </table:table-cell>
          <table:table-cell office:value-type="float" office:value="585" calcext:value-type="float">
            <text:p>585</text:p>
          </table:table-cell>
          <table:table-cell office:value-type="float" office:value="2.77382111549377" calcext:value-type="float">
            <text:p>2,77382111549377</text:p>
          </table:table-cell>
          <table:table-cell office:value-type="float" office:value="14.3046209812164" calcext:value-type="float">
            <text:p>14,30462098121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209685325623" calcext:value-type="float">
            <text:p>1,79209685325623</text:p>
          </table:table-cell>
          <table:table-cell office:value-type="float" office:value="148726" calcext:value-type="float">
            <text:p>148726</text:p>
          </table:table-cell>
          <table:table-cell office:value-type="float" office:value="213.999885797501" calcext:value-type="float">
            <text:p>213,999885797501</text:p>
          </table:table-cell>
          <table:table-cell office:value-type="float" office:value="1452" calcext:value-type="float">
            <text:p>1452</text:p>
          </table:table-cell>
          <table:table-cell office:value-type="float" office:value="4.16474366188049" calcext:value-type="float">
            <text:p>4,16474366188049</text:p>
          </table:table-cell>
          <table:table-cell office:value-type="float" office:value="230.964637756348" calcext:value-type="float">
            <text:p>230,96463775634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8323559761047" calcext:value-type="float">
            <text:p>1,98323559761047</text:p>
          </table:table-cell>
          <table:table-cell office:value-type="float" office:value="867" calcext:value-type="float">
            <text:p>867</text:p>
          </table:table-cell>
          <table:table-cell office:value-type="float" office:value="1452" calcext:value-type="float">
            <text:p>1452</text:p>
          </table:table-cell>
          <table:table-cell office:value-type="float" office:value="4.63749194145203" calcext:value-type="float">
            <text:p>4,63749194145203</text:p>
          </table:table-cell>
          <table:table-cell office:value-type="float" office:value="232.826672077179" calcext:value-type="float">
            <text:p>232,826672077179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8845510482788" calcext:value-type="float">
            <text:p>0,318845510482788</text:p>
          </table:table-cell>
          <table:table-cell office:value-type="float" office:value="12" calcext:value-type="float">
            <text:p>12</text:p>
          </table:table-cell>
          <table:table-cell office:value-type="float" office:value="6.77941417694092" calcext:value-type="float">
            <text:p>6,77941417694092</text:p>
          </table:table-cell>
          <table:table-cell office:value-type="float" office:value="472" calcext:value-type="float">
            <text:p>472</text:p>
          </table:table-cell>
          <table:table-cell office:value-type="float" office:value="0.885621070861816" calcext:value-type="float">
            <text:p>0,885621070861816</text:p>
          </table:table-cell>
          <table:table-cell office:value-type="float" office:value="7.9839141368866" calcext:value-type="float">
            <text:p>7,98391413688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0155658721924" calcext:value-type="float">
            <text:p>1,80155658721924</text:p>
          </table:table-cell>
          <table:table-cell office:value-type="float" office:value="149138" calcext:value-type="float">
            <text:p>149138</text:p>
          </table:table-cell>
          <table:table-cell office:value-type="float" office:value="213.850264787674" calcext:value-type="float">
            <text:p>213,850264787674</text:p>
          </table:table-cell>
          <table:table-cell office:value-type="float" office:value="1164" calcext:value-type="float">
            <text:p>1164</text:p>
          </table:table-cell>
          <table:table-cell office:value-type="float" office:value="5.88642501831055" calcext:value-type="float">
            <text:p>5,88642501831055</text:p>
          </table:table-cell>
          <table:table-cell office:value-type="float" office:value="228.383596897125" calcext:value-type="float">
            <text:p>228,38359689712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369148254395" calcext:value-type="float">
            <text:p>1,95369148254395</text:p>
          </table:table-cell>
          <table:table-cell office:value-type="float" office:value="692" calcext:value-type="float">
            <text:p>692</text:p>
          </table:table-cell>
          <table:table-cell office:value-type="float" office:value="1164" calcext:value-type="float">
            <text:p>1164</text:p>
          </table:table-cell>
          <table:table-cell office:value-type="float" office:value="5.89051723480225" calcext:value-type="float">
            <text:p>5,89051723480225</text:p>
          </table:table-cell>
          <table:table-cell office:value-type="float" office:value="227.59973025322" calcext:value-type="float">
            <text:p>227,59973025322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2283048629761" calcext:value-type="float">
            <text:p>0,302283048629761</text:p>
          </table:table-cell>
          <table:table-cell office:value-type="float" office:value="5" calcext:value-type="float">
            <text:p>5</text:p>
          </table:table-cell>
          <table:table-cell office:value-type="float" office:value="6.81756019592285" calcext:value-type="float">
            <text:p>6,81756019592285</text:p>
          </table:table-cell>
          <table:table-cell office:value-type="float" office:value="446" calcext:value-type="float">
            <text:p>446</text:p>
          </table:table-cell>
          <table:table-cell office:value-type="float" office:value="0.889124155044556" calcext:value-type="float">
            <text:p>0,889124155044556</text:p>
          </table:table-cell>
          <table:table-cell office:value-type="float" office:value="8.00901174545288" calcext:value-type="float">
            <text:p>8,0090117454528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1046438217163" calcext:value-type="float">
            <text:p>1,81046438217163</text:p>
          </table:table-cell>
          <table:table-cell office:value-type="float" office:value="148808" calcext:value-type="float">
            <text:p>148808</text:p>
          </table:table-cell>
          <table:table-cell office:value-type="float" office:value="219.599956035614" calcext:value-type="float">
            <text:p>219,599956035614</text:p>
          </table:table-cell>
          <table:table-cell office:value-type="float" office:value="1140" calcext:value-type="float">
            <text:p>1140</text:p>
          </table:table-cell>
          <table:table-cell office:value-type="float" office:value="2.73019576072693" calcext:value-type="float">
            <text:p>2,73019576072693</text:p>
          </table:table-cell>
          <table:table-cell office:value-type="float" office:value="230.76460981369" calcext:value-type="float">
            <text:p>230,7646098136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856980323792" calcext:value-type="float">
            <text:p>1,91856980323792</text:p>
          </table:table-cell>
          <table:table-cell office:value-type="float" office:value="694" calcext:value-type="float">
            <text:p>694</text:p>
          </table:table-cell>
          <table:table-cell office:value-type="float" office:value="1140" calcext:value-type="float">
            <text:p>1140</text:p>
          </table:table-cell>
          <table:table-cell office:value-type="float" office:value="3.16778659820557" calcext:value-type="float">
            <text:p>3,16778659820557</text:p>
          </table:table-cell>
          <table:table-cell office:value-type="float" office:value="225.192695140839" calcext:value-type="float">
            <text:p>225,192695140839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1980438232422" calcext:value-type="float">
            <text:p>0,361980438232422</text:p>
          </table:table-cell>
          <table:table-cell office:value-type="float" office:value="4" calcext:value-type="float">
            <text:p>4</text:p>
          </table:table-cell>
          <table:table-cell office:value-type="float" office:value="5.49670243263245" calcext:value-type="float">
            <text:p>5,49670243263245</text:p>
          </table:table-cell>
          <table:table-cell office:value-type="float" office:value="440" calcext:value-type="float">
            <text:p>440</text:p>
          </table:table-cell>
          <table:table-cell office:value-type="float" office:value="0.512184619903564" calcext:value-type="float">
            <text:p>0,512184619903564</text:p>
          </table:table-cell>
          <table:table-cell office:value-type="float" office:value="6.37089681625366" calcext:value-type="float">
            <text:p>6,370896816253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324586391449" calcext:value-type="float">
            <text:p>1,9324586391449</text:p>
          </table:table-cell>
          <table:table-cell office:value-type="float" office:value="149048" calcext:value-type="float">
            <text:p>149048</text:p>
          </table:table-cell>
          <table:table-cell office:value-type="float" office:value="222.741240262985" calcext:value-type="float">
            <text:p>222,741240262985</text:p>
          </table:table-cell>
          <table:table-cell office:value-type="float" office:value="1097" calcext:value-type="float">
            <text:p>1097</text:p>
          </table:table-cell>
          <table:table-cell office:value-type="float" office:value="1.94401335716248" calcext:value-type="float">
            <text:p>1,94401335716248</text:p>
          </table:table-cell>
          <table:table-cell office:value-type="float" office:value="231.900307178497" calcext:value-type="float">
            <text:p>231,90030717849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13485622406" calcext:value-type="float">
            <text:p>2,1813485622406</text:p>
          </table:table-cell>
          <table:table-cell office:value-type="float" office:value="657" calcext:value-type="float">
            <text:p>657</text:p>
          </table:table-cell>
          <table:table-cell office:value-type="float" office:value="1097" calcext:value-type="float">
            <text:p>1097</text:p>
          </table:table-cell>
          <table:table-cell office:value-type="float" office:value="1.66681528091431" calcext:value-type="float">
            <text:p>1,66681528091431</text:p>
          </table:table-cell>
          <table:table-cell office:value-type="float" office:value="232.658382415771" calcext:value-type="float">
            <text:p>232,658382415771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9224834442139" calcext:value-type="float">
            <text:p>0,319224834442139</text:p>
          </table:table-cell>
          <table:table-cell office:value-type="float" office:value="5" calcext:value-type="float">
            <text:p>5</text:p>
          </table:table-cell>
          <table:table-cell office:value-type="float" office:value="4.32003355026245" calcext:value-type="float">
            <text:p>4,32003355026245</text:p>
          </table:table-cell>
          <table:table-cell office:value-type="float" office:value="431" calcext:value-type="float">
            <text:p>431</text:p>
          </table:table-cell>
          <table:table-cell office:value-type="float" office:value="0.329805135726929" calcext:value-type="float">
            <text:p>0,329805135726929</text:p>
          </table:table-cell>
          <table:table-cell office:value-type="float" office:value="4.96911525726318" calcext:value-type="float">
            <text:p>4,9691152572631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0271158218384" calcext:value-type="float">
            <text:p>1,70271158218384</text:p>
          </table:table-cell>
          <table:table-cell office:value-type="float" office:value="149029" calcext:value-type="float">
            <text:p>149029</text:p>
          </table:table-cell>
          <table:table-cell office:value-type="float" office:value="212.747524261475" calcext:value-type="float">
            <text:p>212,747524261475</text:p>
          </table:table-cell>
          <table:table-cell office:value-type="float" office:value="1077" calcext:value-type="float">
            <text:p>1077</text:p>
          </table:table-cell>
          <table:table-cell office:value-type="float" office:value="1.42277693748474" calcext:value-type="float">
            <text:p>1,42277693748474</text:p>
          </table:table-cell>
          <table:table-cell office:value-type="float" office:value="220.231250762939" calcext:value-type="float">
            <text:p>220,23125076293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2753338813782" calcext:value-type="float">
            <text:p>1,92753338813782</text:p>
          </table:table-cell>
          <table:table-cell office:value-type="float" office:value="643" calcext:value-type="float">
            <text:p>643</text:p>
          </table:table-cell>
          <table:table-cell office:value-type="float" office:value="1077" calcext:value-type="float">
            <text:p>1077</text:p>
          </table:table-cell>
          <table:table-cell office:value-type="float" office:value="1.48553276062012" calcext:value-type="float">
            <text:p>1,48553276062012</text:p>
          </table:table-cell>
          <table:table-cell office:value-type="float" office:value="218.465132951736" calcext:value-type="float">
            <text:p>218,465132951736</text:p>
          </table:table-cell>
          <table:table-cell table:formula="of:=[.U8]-([.T8]+[.H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967609405518" calcext:value-type="float">
            <text:p>0,288967609405518</text:p>
          </table:table-cell>
          <table:table-cell office:value-type="float" office:value="12" calcext:value-type="float">
            <text:p>12</text:p>
          </table:table-cell>
          <table:table-cell office:value-type="float" office:value="4.4332275390625" calcext:value-type="float">
            <text:p>4,4332275390625</text:p>
          </table:table-cell>
          <table:table-cell office:value-type="float" office:value="415" calcext:value-type="float">
            <text:p>415</text:p>
          </table:table-cell>
          <table:table-cell office:value-type="float" office:value="0.307199478149414" calcext:value-type="float">
            <text:p>0,307199478149414</text:p>
          </table:table-cell>
          <table:table-cell office:value-type="float" office:value="5.02943706512451" calcext:value-type="float">
            <text:p>5,029437065124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66739654541" calcext:value-type="float">
            <text:p>1,8466739654541</text:p>
          </table:table-cell>
          <table:table-cell office:value-type="float" office:value="149393" calcext:value-type="float">
            <text:p>149393</text:p>
          </table:table-cell>
          <table:table-cell office:value-type="float" office:value="208.084491968155" calcext:value-type="float">
            <text:p>208,084491968155</text:p>
          </table:table-cell>
          <table:table-cell office:value-type="float" office:value="994" calcext:value-type="float">
            <text:p>994</text:p>
          </table:table-cell>
          <table:table-cell office:value-type="float" office:value="1.87033772468567" calcext:value-type="float">
            <text:p>1,87033772468567</text:p>
          </table:table-cell>
          <table:table-cell office:value-type="float" office:value="216.110991239548" calcext:value-type="float">
            <text:p>216,11099123954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446549415588" calcext:value-type="float">
            <text:p>1,84446549415588</text:p>
          </table:table-cell>
          <table:table-cell office:value-type="float" office:value="579" calcext:value-type="float">
            <text:p>579</text:p>
          </table:table-cell>
          <table:table-cell office:value-type="float" office:value="994" calcext:value-type="float">
            <text:p>994</text:p>
          </table:table-cell>
          <table:table-cell office:value-type="float" office:value="2.1779477596283" calcext:value-type="float">
            <text:p>2,1779477596283</text:p>
          </table:table-cell>
          <table:table-cell office:value-type="float" office:value="220.352707386017" calcext:value-type="float">
            <text:p>220,352707386017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5037412643433" calcext:value-type="float">
            <text:p>0,395037412643433</text:p>
          </table:table-cell>
          <table:table-cell office:value-type="float" office:value="5" calcext:value-type="float">
            <text:p>5</text:p>
          </table:table-cell>
          <table:table-cell office:value-type="float" office:value="7.06931447982788" calcext:value-type="float">
            <text:p>7,06931447982788</text:p>
          </table:table-cell>
          <table:table-cell office:value-type="float" office:value="409" calcext:value-type="float">
            <text:p>409</text:p>
          </table:table-cell>
          <table:table-cell office:value-type="float" office:value="0.985483169555664" calcext:value-type="float">
            <text:p>0,985483169555664</text:p>
          </table:table-cell>
          <table:table-cell office:value-type="float" office:value="8.44987630844116" calcext:value-type="float">
            <text:p>8,4498763084411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0738501548767" calcext:value-type="float">
            <text:p>2,00738501548767</text:p>
          </table:table-cell>
          <table:table-cell office:value-type="float" office:value="148765" calcext:value-type="float">
            <text:p>148765</text:p>
          </table:table-cell>
          <table:table-cell office:value-type="float" office:value="228.836108446121" calcext:value-type="float">
            <text:p>228,836108446121</text:p>
          </table:table-cell>
          <table:table-cell office:value-type="float" office:value="1033" calcext:value-type="float">
            <text:p>1033</text:p>
          </table:table-cell>
          <table:table-cell office:value-type="float" office:value="3.01030731201172" calcext:value-type="float">
            <text:p>3,01030731201172</text:p>
          </table:table-cell>
          <table:table-cell office:value-type="float" office:value="240.861940145493" calcext:value-type="float">
            <text:p>240,861940145493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536065101624" calcext:value-type="float">
            <text:p>1,95536065101624</text:p>
          </table:table-cell>
          <table:table-cell office:value-type="float" office:value="624" calcext:value-type="float">
            <text:p>624</text:p>
          </table:table-cell>
          <table:table-cell office:value-type="float" office:value="1033" calcext:value-type="float">
            <text:p>1033</text:p>
          </table:table-cell>
          <table:table-cell office:value-type="float" office:value="2.8842453956604" calcext:value-type="float">
            <text:p>2,8842453956604</text:p>
          </table:table-cell>
          <table:table-cell office:value-type="float" office:value="226.567703008652" calcext:value-type="float">
            <text:p>226,567703008652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07024812698364" calcext:value-type="float">
            <text:p>0,707024812698364</text:p>
          </table:table-cell>
          <table:table-cell office:value-type="float" office:value="1" calcext:value-type="float">
            <text:p>1</text:p>
          </table:table-cell>
          <table:table-cell office:value-type="float" office:value="19.0572671890259" calcext:value-type="float">
            <text:p>19,0572671890259</text:p>
          </table:table-cell>
          <table:table-cell office:value-type="float" office:value="405" calcext:value-type="float">
            <text:p>405</text:p>
          </table:table-cell>
          <table:table-cell office:value-type="float" office:value="9.35684823989868" calcext:value-type="float">
            <text:p>9,35684823989868</text:p>
          </table:table-cell>
          <table:table-cell office:value-type="float" office:value="29.121173620224" calcext:value-type="float">
            <text:p>29,12117362022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9629821777344" calcext:value-type="float">
            <text:p>2,09629821777344</text:p>
          </table:table-cell>
          <table:table-cell office:value-type="float" office:value="148687" calcext:value-type="float">
            <text:p>148687</text:p>
          </table:table-cell>
          <table:table-cell office:value-type="float" office:value="216.958345413208" calcext:value-type="float">
            <text:p>216,958345413208</text:p>
          </table:table-cell>
          <table:table-cell office:value-type="float" office:value="945" calcext:value-type="float">
            <text:p>945</text:p>
          </table:table-cell>
          <table:table-cell office:value-type="float" office:value="10.215434551239" calcext:value-type="float">
            <text:p>10,215434551239</text:p>
          </table:table-cell>
          <table:table-cell office:value-type="float" office:value="248.171706438065" calcext:value-type="float">
            <text:p>248,17170643806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731568336487" calcext:value-type="float">
            <text:p>2,20731568336487</text:p>
          </table:table-cell>
          <table:table-cell office:value-type="float" office:value="540" calcext:value-type="float">
            <text:p>540</text:p>
          </table:table-cell>
          <table:table-cell office:value-type="float" office:value="945" calcext:value-type="float">
            <text:p>945</text:p>
          </table:table-cell>
          <table:table-cell office:value-type="float" office:value="10.3386986255646" calcext:value-type="float">
            <text:p>10,3386986255646</text:p>
          </table:table-cell>
          <table:table-cell office:value-type="float" office:value="257.913924455643" calcext:value-type="float">
            <text:p>257,913924455643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638147354126" calcext:value-type="float">
            <text:p>0,304638147354126</text:p>
          </table:table-cell>
          <table:table-cell office:value-type="float" office:value="6" calcext:value-type="float">
            <text:p>6</text:p>
          </table:table-cell>
          <table:table-cell office:value-type="float" office:value="5.03418040275574" calcext:value-type="float">
            <text:p>5,03418040275574</text:p>
          </table:table-cell>
          <table:table-cell office:value-type="float" office:value="398" calcext:value-type="float">
            <text:p>398</text:p>
          </table:table-cell>
          <table:table-cell office:value-type="float" office:value="0.442693471908569" calcext:value-type="float">
            <text:p>0,442693471908569</text:p>
          </table:table-cell>
          <table:table-cell office:value-type="float" office:value="5.78155517578125" calcext:value-type="float">
            <text:p>5,781555175781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84328079224" calcext:value-type="float">
            <text:p>1,68184328079224</text:p>
          </table:table-cell>
          <table:table-cell office:value-type="float" office:value="148845" calcext:value-type="float">
            <text:p>148845</text:p>
          </table:table-cell>
          <table:table-cell office:value-type="float" office:value="208.12971162796" calcext:value-type="float">
            <text:p>208,12971162796</text:p>
          </table:table-cell>
          <table:table-cell office:value-type="float" office:value="999" calcext:value-type="float">
            <text:p>999</text:p>
          </table:table-cell>
          <table:table-cell office:value-type="float" office:value="2.00461864471436" calcext:value-type="float">
            <text:p>2,00461864471436</text:p>
          </table:table-cell>
          <table:table-cell office:value-type="float" office:value="216.749415397644" calcext:value-type="float">
            <text:p>216,74941539764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776902198792" calcext:value-type="float">
            <text:p>1,84776902198792</text:p>
          </table:table-cell>
          <table:table-cell office:value-type="float" office:value="601" calcext:value-type="float">
            <text:p>601</text:p>
          </table:table-cell>
          <table:table-cell office:value-type="float" office:value="999" calcext:value-type="float">
            <text:p>999</text:p>
          </table:table-cell>
          <table:table-cell office:value-type="float" office:value="1.82388782501221" calcext:value-type="float">
            <text:p>1,82388782501221</text:p>
          </table:table-cell>
          <table:table-cell office:value-type="float" office:value="217.922935724258" calcext:value-type="float">
            <text:p>217,922935724258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8984308242798" calcext:value-type="float">
            <text:p>0,278984308242798</text:p>
          </table:table-cell>
          <table:table-cell office:value-type="float" office:value="19" calcext:value-type="float">
            <text:p>19</text:p>
          </table:table-cell>
          <table:table-cell office:value-type="float" office:value="11.6943557262421" calcext:value-type="float">
            <text:p>11,6943557262421</text:p>
          </table:table-cell>
          <table:table-cell office:value-type="float" office:value="359" calcext:value-type="float">
            <text:p>359</text:p>
          </table:table-cell>
          <table:table-cell office:value-type="float" office:value="3.1979775428772" calcext:value-type="float">
            <text:p>3,1979775428772</text:p>
          </table:table-cell>
          <table:table-cell office:value-type="float" office:value="15.1713492870331" calcext:value-type="float">
            <text:p>15,17134928703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1129279136658" calcext:value-type="float">
            <text:p>1,91129279136658</text:p>
          </table:table-cell>
          <table:table-cell office:value-type="float" office:value="148996" calcext:value-type="float">
            <text:p>148996</text:p>
          </table:table-cell>
          <table:table-cell office:value-type="float" office:value="215.596790313721" calcext:value-type="float">
            <text:p>215,596790313721</text:p>
          </table:table-cell>
          <table:table-cell office:value-type="float" office:value="866" calcext:value-type="float">
            <text:p>866</text:p>
          </table:table-cell>
          <table:table-cell office:value-type="float" office:value="22.1612977981567" calcext:value-type="float">
            <text:p>22,1612977981567</text:p>
          </table:table-cell>
          <table:table-cell office:value-type="float" office:value="251.146276473999" calcext:value-type="float">
            <text:p>251,14627647399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468355178833" calcext:value-type="float">
            <text:p>1,9468355178833</text:p>
          </table:table-cell>
          <table:table-cell office:value-type="float" office:value="506" calcext:value-type="float">
            <text:p>506</text:p>
          </table:table-cell>
          <table:table-cell office:value-type="float" office:value="866" calcext:value-type="float">
            <text:p>866</text:p>
          </table:table-cell>
          <table:table-cell office:value-type="float" office:value="21.8819916248322" calcext:value-type="float">
            <text:p>21,8819916248322</text:p>
          </table:table-cell>
          <table:table-cell office:value-type="float" office:value="249.839843034744" calcext:value-type="float">
            <text:p>249,839843034744</text:p>
          </table:table-cell>
          <table:table-cell table:formula="of:=[.U13]-([.T13]+[.H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7525825500488" calcext:value-type="float">
            <text:p>0,357525825500488</text:p>
          </table:table-cell>
          <table:table-cell office:value-type="float" office:value="1" calcext:value-type="float">
            <text:p>1</text:p>
          </table:table-cell>
          <table:table-cell office:value-type="float" office:value="11.0912268161774" calcext:value-type="float">
            <text:p>11,0912268161774</text:p>
          </table:table-cell>
          <table:table-cell office:value-type="float" office:value="356" calcext:value-type="float">
            <text:p>356</text:p>
          </table:table-cell>
          <table:table-cell office:value-type="float" office:value="2.86806988716125" calcext:value-type="float">
            <text:p>2,86806988716125</text:p>
          </table:table-cell>
          <table:table-cell office:value-type="float" office:value="14.3168532848358" calcext:value-type="float">
            <text:p>14,316853284835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787278175354" calcext:value-type="float">
            <text:p>1,9787278175354</text:p>
          </table:table-cell>
          <table:table-cell office:value-type="float" office:value="148821" calcext:value-type="float">
            <text:p>148821</text:p>
          </table:table-cell>
          <table:table-cell office:value-type="float" office:value="211.480756521225" calcext:value-type="float">
            <text:p>211,480756521225</text:p>
          </table:table-cell>
          <table:table-cell office:value-type="float" office:value="912" calcext:value-type="float">
            <text:p>912</text:p>
          </table:table-cell>
          <table:table-cell office:value-type="float" office:value="3.23642921447754" calcext:value-type="float">
            <text:p>3,23642921447754</text:p>
          </table:table-cell>
          <table:table-cell office:value-type="float" office:value="227.631952524185" calcext:value-type="float">
            <text:p>227,63195252418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4555592536926" calcext:value-type="float">
            <text:p>1,94555592536926</text:p>
          </table:table-cell>
          <table:table-cell office:value-type="float" office:value="556" calcext:value-type="float">
            <text:p>556</text:p>
          </table:table-cell>
          <table:table-cell office:value-type="float" office:value="912" calcext:value-type="float">
            <text:p>912</text:p>
          </table:table-cell>
          <table:table-cell office:value-type="float" office:value="3.7935688495636" calcext:value-type="float">
            <text:p>3,7935688495636</text:p>
          </table:table-cell>
          <table:table-cell office:value-type="float" office:value="233.27155828476" calcext:value-type="float">
            <text:p>233,27155828476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0498037338257" calcext:value-type="float">
            <text:p>0,270498037338257</text:p>
          </table:table-cell>
          <table:table-cell office:value-type="float" office:value="2" calcext:value-type="float">
            <text:p>2</text:p>
          </table:table-cell>
          <table:table-cell office:value-type="float" office:value="11.0478525161743" calcext:value-type="float">
            <text:p>11,0478525161743</text:p>
          </table:table-cell>
          <table:table-cell office:value-type="float" office:value="281" calcext:value-type="float">
            <text:p>281</text:p>
          </table:table-cell>
          <table:table-cell office:value-type="float" office:value="2.88013434410095" calcext:value-type="float">
            <text:p>2,88013434410095</text:p>
          </table:table-cell>
          <table:table-cell office:value-type="float" office:value="14.1985199451447" calcext:value-type="float">
            <text:p>14,198519945144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9835810661316" calcext:value-type="float">
            <text:p>1,89835810661316</text:p>
          </table:table-cell>
          <table:table-cell office:value-type="float" office:value="148778" calcext:value-type="float">
            <text:p>148778</text:p>
          </table:table-cell>
          <table:table-cell office:value-type="float" office:value="210.618037700653" calcext:value-type="float">
            <text:p>210,618037700653</text:p>
          </table:table-cell>
          <table:table-cell office:value-type="float" office:value="733" calcext:value-type="float">
            <text:p>733</text:p>
          </table:table-cell>
          <table:table-cell office:value-type="float" office:value="4.43697881698608" calcext:value-type="float">
            <text:p>4,43697881698608</text:p>
          </table:table-cell>
          <table:table-cell office:value-type="float" office:value="228.166775941849" calcext:value-type="float">
            <text:p>228,16677594184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679400444031" calcext:value-type="float">
            <text:p>1,97679400444031</text:p>
          </table:table-cell>
          <table:table-cell office:value-type="float" office:value="452" calcext:value-type="float">
            <text:p>452</text:p>
          </table:table-cell>
          <table:table-cell office:value-type="float" office:value="733" calcext:value-type="float">
            <text:p>733</text:p>
          </table:table-cell>
          <table:table-cell office:value-type="float" office:value="4.22204613685608" calcext:value-type="float">
            <text:p>4,22204613685608</text:p>
          </table:table-cell>
          <table:table-cell office:value-type="float" office:value="232.238630056381" calcext:value-type="float">
            <text:p>232,238630056381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9191255569458" calcext:value-type="float">
            <text:p>0,279191255569458</text:p>
          </table:table-cell>
          <table:table-cell office:value-type="float" office:value="1" calcext:value-type="float">
            <text:p>1</text:p>
          </table:table-cell>
          <table:table-cell office:value-type="float" office:value="11.0331015586853" calcext:value-type="float">
            <text:p>11,0331015586853</text:p>
          </table:table-cell>
          <table:table-cell office:value-type="float" office:value="279" calcext:value-type="float">
            <text:p>279</text:p>
          </table:table-cell>
          <table:table-cell office:value-type="float" office:value="2.96157670021057" calcext:value-type="float">
            <text:p>2,96157670021057</text:p>
          </table:table-cell>
          <table:table-cell office:value-type="float" office:value="14.2739131450653" calcext:value-type="float">
            <text:p>14,27391314506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0338802337646" calcext:value-type="float">
            <text:p>1,90338802337646</text:p>
          </table:table-cell>
          <table:table-cell office:value-type="float" office:value="148700" calcext:value-type="float">
            <text:p>148700</text:p>
          </table:table-cell>
          <table:table-cell office:value-type="float" office:value="214.146528959274" calcext:value-type="float">
            <text:p>214,146528959274</text:p>
          </table:table-cell>
          <table:table-cell office:value-type="float" office:value="650" calcext:value-type="float">
            <text:p>650</text:p>
          </table:table-cell>
          <table:table-cell office:value-type="float" office:value="3.77927184104919" calcext:value-type="float">
            <text:p>3,77927184104919</text:p>
          </table:table-cell>
          <table:table-cell office:value-type="float" office:value="230.847553730011" calcext:value-type="float">
            <text:p>230,847553730011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413615226746" calcext:value-type="float">
            <text:p>1,93413615226746</text:p>
          </table:table-cell>
          <table:table-cell office:value-type="float" office:value="371" calcext:value-type="float">
            <text:p>371</text:p>
          </table:table-cell>
          <table:table-cell office:value-type="float" office:value="650" calcext:value-type="float">
            <text:p>650</text:p>
          </table:table-cell>
          <table:table-cell office:value-type="float" office:value="3.27868866920471" calcext:value-type="float">
            <text:p>3,27868866920471</text:p>
          </table:table-cell>
          <table:table-cell office:value-type="float" office:value="232.220263957977" calcext:value-type="float">
            <text:p>232,220263957977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8498020172119" calcext:value-type="float">
            <text:p>0,438498020172119</text:p>
          </table:table-cell>
          <table:table-cell office:value-type="float" office:value="1" calcext:value-type="float">
            <text:p>1</text:p>
          </table:table-cell>
          <table:table-cell office:value-type="float" office:value="74.8421835899353" calcext:value-type="float">
            <text:p>74,8421835899353</text:p>
          </table:table-cell>
          <table:table-cell office:value-type="float" office:value="262" calcext:value-type="float">
            <text:p>262</text:p>
          </table:table-cell>
          <table:table-cell office:value-type="float" office:value="12.1840479373932" calcext:value-type="float">
            <text:p>12,1840479373932</text:p>
          </table:table-cell>
          <table:table-cell office:value-type="float" office:value="87.464780330658" calcext:value-type="float">
            <text:p>87,4647803306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2003626823425" calcext:value-type="float">
            <text:p>2,72003626823425</text:p>
          </table:table-cell>
          <table:table-cell office:value-type="float" office:value="157820" calcext:value-type="float">
            <text:p>157820</text:p>
          </table:table-cell>
          <table:table-cell office:value-type="float" office:value="282.295017242432" calcext:value-type="float">
            <text:p>282,295017242432</text:p>
          </table:table-cell>
          <table:table-cell office:value-type="float" office:value="670" calcext:value-type="float">
            <text:p>670</text:p>
          </table:table-cell>
          <table:table-cell office:value-type="float" office:value="13.3258450031281" calcext:value-type="float">
            <text:p>13,3258450031281</text:p>
          </table:table-cell>
          <table:table-cell office:value-type="float" office:value="373.110294342041" calcext:value-type="float">
            <text:p>373,110294342041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612274169922" calcext:value-type="float">
            <text:p>2,59612274169922</text:p>
          </table:table-cell>
          <table:table-cell office:value-type="float" office:value="401" calcext:value-type="float">
            <text:p>401</text:p>
          </table:table-cell>
          <table:table-cell office:value-type="float" office:value="670" calcext:value-type="float">
            <text:p>670</text:p>
          </table:table-cell>
          <table:table-cell office:value-type="float" office:value="12.4442918300629" calcext:value-type="float">
            <text:p>12,4442918300629</text:p>
          </table:table-cell>
          <table:table-cell office:value-type="float" office:value="380.342655420303" calcext:value-type="float">
            <text:p>380,342655420303</text:p>
          </table:table-cell>
          <table:table-cell table:formula="of:=[.U17]-([.T17]+[.H1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87446784973145" calcext:value-type="float">
            <text:p>0,487446784973145</text:p>
          </table:table-cell>
          <table:table-cell office:value-type="float" office:value="2" calcext:value-type="float">
            <text:p>2</text:p>
          </table:table-cell>
          <table:table-cell office:value-type="float" office:value="18.9150512218475" calcext:value-type="float">
            <text:p>18,9150512218475</text:p>
          </table:table-cell>
          <table:table-cell office:value-type="float" office:value="236" calcext:value-type="float">
            <text:p>236</text:p>
          </table:table-cell>
          <table:table-cell office:value-type="float" office:value="9.31043934822083" calcext:value-type="float">
            <text:p>9,31043934822083</text:p>
          </table:table-cell>
          <table:table-cell office:value-type="float" office:value="28.712982416153" calcext:value-type="float">
            <text:p>28,7129824161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0458388328552" calcext:value-type="float">
            <text:p>2,20458388328552</text:p>
          </table:table-cell>
          <table:table-cell office:value-type="float" office:value="148702" calcext:value-type="float">
            <text:p>148702</text:p>
          </table:table-cell>
          <table:table-cell office:value-type="float" office:value="217.146833658218" calcext:value-type="float">
            <text:p>217,146833658218</text:p>
          </table:table-cell>
          <table:table-cell office:value-type="float" office:value="599" calcext:value-type="float">
            <text:p>599</text:p>
          </table:table-cell>
          <table:table-cell office:value-type="float" office:value="11.5250728130341" calcext:value-type="float">
            <text:p>11,5250728130341</text:p>
          </table:table-cell>
          <table:table-cell office:value-type="float" office:value="249.469542980194" calcext:value-type="float">
            <text:p>249,4695429801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154212474823" calcext:value-type="float">
            <text:p>2,154212474823</text:p>
          </table:table-cell>
          <table:table-cell office:value-type="float" office:value="363" calcext:value-type="float">
            <text:p>363</text:p>
          </table:table-cell>
          <table:table-cell office:value-type="float" office:value="599" calcext:value-type="float">
            <text:p>599</text:p>
          </table:table-cell>
          <table:table-cell office:value-type="float" office:value="11.5942509174347" calcext:value-type="float">
            <text:p>11,5942509174347</text:p>
          </table:table-cell>
          <table:table-cell office:value-type="float" office:value="260.453398227692" calcext:value-type="float">
            <text:p>260,453398227692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0056591033936" calcext:value-type="float">
            <text:p>0,410056591033936</text:p>
          </table:table-cell>
          <table:table-cell office:value-type="float" office:value="7" calcext:value-type="float">
            <text:p>7</text:p>
          </table:table-cell>
          <table:table-cell office:value-type="float" office:value="6.95413589477539" calcext:value-type="float">
            <text:p>6,95413589477539</text:p>
          </table:table-cell>
          <table:table-cell office:value-type="float" office:value="229" calcext:value-type="float">
            <text:p>229</text:p>
          </table:table-cell>
          <table:table-cell office:value-type="float" office:value="0.922543525695801" calcext:value-type="float">
            <text:p>0,922543525695801</text:p>
          </table:table-cell>
          <table:table-cell office:value-type="float" office:value="8.28676772117615" calcext:value-type="float">
            <text:p>8,286767721176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307734489441" calcext:value-type="float">
            <text:p>1,92307734489441</text:p>
          </table:table-cell>
          <table:table-cell office:value-type="float" office:value="149381" calcext:value-type="float">
            <text:p>149381</text:p>
          </table:table-cell>
          <table:table-cell office:value-type="float" office:value="228.470685720444" calcext:value-type="float">
            <text:p>228,470685720444</text:p>
          </table:table-cell>
          <table:table-cell office:value-type="float" office:value="562" calcext:value-type="float">
            <text:p>562</text:p>
          </table:table-cell>
          <table:table-cell office:value-type="float" office:value="4.15116024017334" calcext:value-type="float">
            <text:p>4,15116024017334</text:p>
          </table:table-cell>
          <table:table-cell office:value-type="float" office:value="243.474035263061" calcext:value-type="float">
            <text:p>243,474035263061</text:p>
          </table:table-cell>
          <table:table-cell office:value-type="float" office:value="38712" calcext:value-type="float">
            <text:p>38712</text:p>
          </table:table-cell>
          <table:table-cell office:value-type="float" office:value="2.05687713623047" calcext:value-type="float">
            <text:p>2,05687713623047</text:p>
          </table:table-cell>
          <table:table-cell office:value-type="float" office:value="333" calcext:value-type="float">
            <text:p>333</text:p>
          </table:table-cell>
          <table:table-cell office:value-type="float" office:value="562" calcext:value-type="float">
            <text:p>562</text:p>
          </table:table-cell>
          <table:table-cell office:value-type="float" office:value="4.31307554244995" calcext:value-type="float">
            <text:p>4,31307554244995</text:p>
          </table:table-cell>
          <table:table-cell office:value-type="float" office:value="234.699763298035" calcext:value-type="float">
            <text:p>234,699763298035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9367322921753" calcext:value-type="float">
            <text:p>0,409367322921753</text:p>
          </table:table-cell>
          <table:table-cell office:value-type="float" office:value="7" calcext:value-type="float">
            <text:p>7</text:p>
          </table:table-cell>
          <table:table-cell office:value-type="float" office:value="19.6039412021637" calcext:value-type="float">
            <text:p>19,6039412021637</text:p>
          </table:table-cell>
          <table:table-cell office:value-type="float" office:value="229" calcext:value-type="float">
            <text:p>229</text:p>
          </table:table-cell>
          <table:table-cell office:value-type="float" office:value="1.12427377700806" calcext:value-type="float">
            <text:p>1,12427377700806</text:p>
          </table:table-cell>
          <table:table-cell office:value-type="float" office:value="21.1376194953918" calcext:value-type="float">
            <text:p>21,137619495391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261580467224" calcext:value-type="float">
            <text:p>2,13261580467224</text:p>
          </table:table-cell>
          <table:table-cell office:value-type="float" office:value="158140" calcext:value-type="float">
            <text:p>158140</text:p>
          </table:table-cell>
          <table:table-cell office:value-type="float" office:value="270.149979114532" calcext:value-type="float">
            <text:p>270,149979114532</text:p>
          </table:table-cell>
          <table:table-cell office:value-type="float" office:value="547" calcext:value-type="float">
            <text:p>547</text:p>
          </table:table-cell>
          <table:table-cell office:value-type="float" office:value="4.3049201965332" calcext:value-type="float">
            <text:p>4,3049201965332</text:p>
          </table:table-cell>
          <table:table-cell office:value-type="float" office:value="295.994989156723" calcext:value-type="float">
            <text:p>295,99498915672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133206367493" calcext:value-type="float">
            <text:p>2,48133206367493</text:p>
          </table:table-cell>
          <table:table-cell office:value-type="float" office:value="312" calcext:value-type="float">
            <text:p>312</text:p>
          </table:table-cell>
          <table:table-cell office:value-type="float" office:value="547" calcext:value-type="float">
            <text:p>547</text:p>
          </table:table-cell>
          <table:table-cell office:value-type="float" office:value="4.44420838356018" calcext:value-type="float">
            <text:p>4,44420838356018</text:p>
          </table:table-cell>
          <table:table-cell office:value-type="float" office:value="293.953647375107" calcext:value-type="float">
            <text:p>293,953647375107</text:p>
          </table:table-cell>
          <table:table-cell table:formula="of:=[.U20]-([.T20]+[.H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5905084609985" calcext:value-type="float">
            <text:p>0,325905084609985</text:p>
          </table:table-cell>
          <table:table-cell office:value-type="float" office:value="1" calcext:value-type="float">
            <text:p>1</text:p>
          </table:table-cell>
          <table:table-cell office:value-type="float" office:value="6.67029857635498" calcext:value-type="float">
            <text:p>6,67029857635498</text:p>
          </table:table-cell>
          <table:table-cell office:value-type="float" office:value="219" calcext:value-type="float">
            <text:p>219</text:p>
          </table:table-cell>
          <table:table-cell office:value-type="float" office:value="0.871325731277466" calcext:value-type="float">
            <text:p>0,871325731277466</text:p>
          </table:table-cell>
          <table:table-cell office:value-type="float" office:value="7.86756873130798" calcext:value-type="float">
            <text:p>7,8675687313079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3683514595032" calcext:value-type="float">
            <text:p>1,83683514595032</text:p>
          </table:table-cell>
          <table:table-cell office:value-type="float" office:value="148767" calcext:value-type="float">
            <text:p>148767</text:p>
          </table:table-cell>
          <table:table-cell office:value-type="float" office:value="213.231839179993" calcext:value-type="float">
            <text:p>213,231839179993</text:p>
          </table:table-cell>
          <table:table-cell office:value-type="float" office:value="541" calcext:value-type="float">
            <text:p>541</text:p>
          </table:table-cell>
          <table:table-cell office:value-type="float" office:value="1.47688484191895" calcext:value-type="float">
            <text:p>1,47688484191895</text:p>
          </table:table-cell>
          <table:table-cell office:value-type="float" office:value="223.088963747025" calcext:value-type="float">
            <text:p>223,08896374702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618397712708" calcext:value-type="float">
            <text:p>1,88618397712708</text:p>
          </table:table-cell>
          <table:table-cell office:value-type="float" office:value="318" calcext:value-type="float">
            <text:p>318</text:p>
          </table:table-cell>
          <table:table-cell office:value-type="float" office:value="541" calcext:value-type="float">
            <text:p>541</text:p>
          </table:table-cell>
          <table:table-cell office:value-type="float" office:value="1.6350474357605" calcext:value-type="float">
            <text:p>1,6350474357605</text:p>
          </table:table-cell>
          <table:table-cell office:value-type="float" office:value="223.079988718033" calcext:value-type="float">
            <text:p>223,079988718033</text:p>
          </table:table-cell>
          <table:table-cell table:formula="of:=[.U21]-([.T21]+[.H2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68577861785889" calcext:value-type="float">
            <text:p>0,468577861785889</text:p>
          </table:table-cell>
          <table:table-cell office:value-type="float" office:value="5" calcext:value-type="float">
            <text:p>5</text:p>
          </table:table-cell>
          <table:table-cell office:value-type="float" office:value="18.8377466201782" calcext:value-type="float">
            <text:p>18,8377466201782</text:p>
          </table:table-cell>
          <table:table-cell office:value-type="float" office:value="210" calcext:value-type="float">
            <text:p>210</text:p>
          </table:table-cell>
          <table:table-cell office:value-type="float" office:value="9.17674064636231" calcext:value-type="float">
            <text:p>9,17674064636231</text:p>
          </table:table-cell>
          <table:table-cell office:value-type="float" office:value="28.4830973148346" calcext:value-type="float">
            <text:p>28,48309731483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9960246086121" calcext:value-type="float">
            <text:p>2,09960246086121</text:p>
          </table:table-cell>
          <table:table-cell office:value-type="float" office:value="148952" calcext:value-type="float">
            <text:p>148952</text:p>
          </table:table-cell>
          <table:table-cell office:value-type="float" office:value="216.555776119232" calcext:value-type="float">
            <text:p>216,555776119232</text:p>
          </table:table-cell>
          <table:table-cell office:value-type="float" office:value="542" calcext:value-type="float">
            <text:p>542</text:p>
          </table:table-cell>
          <table:table-cell office:value-type="float" office:value="16.1671600341797" calcext:value-type="float">
            <text:p>16,1671600341797</text:p>
          </table:table-cell>
          <table:table-cell office:value-type="float" office:value="253.985491752625" calcext:value-type="float">
            <text:p>253,985491752625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601369857788" calcext:value-type="float">
            <text:p>2,18601369857788</text:p>
          </table:table-cell>
          <table:table-cell office:value-type="float" office:value="328" calcext:value-type="float">
            <text:p>328</text:p>
          </table:table-cell>
          <table:table-cell office:value-type="float" office:value="542" calcext:value-type="float">
            <text:p>542</text:p>
          </table:table-cell>
          <table:table-cell office:value-type="float" office:value="15.966920375824" calcext:value-type="float">
            <text:p>15,966920375824</text:p>
          </table:table-cell>
          <table:table-cell office:value-type="float" office:value="263.957681179047" calcext:value-type="float">
            <text:p>263,957681179047</text:p>
          </table:table-cell>
          <table:table-cell table:formula="of:=[.U22]-([.T22]+[.H2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09585952758789" calcext:value-type="float">
            <text:p>0,409585952758789</text:p>
          </table:table-cell>
          <table:table-cell office:value-type="float" office:value="1" calcext:value-type="float">
            <text:p>1</text:p>
          </table:table-cell>
          <table:table-cell office:value-type="float" office:value="18.9468166828156" calcext:value-type="float">
            <text:p>18,9468166828156</text:p>
          </table:table-cell>
          <table:table-cell office:value-type="float" office:value="196" calcext:value-type="float">
            <text:p>196</text:p>
          </table:table-cell>
          <table:table-cell office:value-type="float" office:value="8.94864153862" calcext:value-type="float">
            <text:p>8,94864153862</text:p>
          </table:table-cell>
          <table:table-cell office:value-type="float" office:value="28.3050971031189" calcext:value-type="float">
            <text:p>28,30509710311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789128780365" calcext:value-type="float">
            <text:p>2,1789128780365</text:p>
          </table:table-cell>
          <table:table-cell office:value-type="float" office:value="148719" calcext:value-type="float">
            <text:p>148719</text:p>
          </table:table-cell>
          <table:table-cell office:value-type="float" office:value="219.979519367218" calcext:value-type="float">
            <text:p>219,979519367218</text:p>
          </table:table-cell>
          <table:table-cell office:value-type="float" office:value="529" calcext:value-type="float">
            <text:p>529</text:p>
          </table:table-cell>
          <table:table-cell office:value-type="float" office:value="10.8416154384613" calcext:value-type="float">
            <text:p>10,8416154384613</text:p>
          </table:table-cell>
          <table:table-cell office:value-type="float" office:value="251.73921585083" calcext:value-type="float">
            <text:p>251,73921585083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453288078308" calcext:value-type="float">
            <text:p>2,18453288078308</text:p>
          </table:table-cell>
          <table:table-cell office:value-type="float" office:value="333" calcext:value-type="float">
            <text:p>333</text:p>
          </table:table-cell>
          <table:table-cell office:value-type="float" office:value="529" calcext:value-type="float">
            <text:p>529</text:p>
          </table:table-cell>
          <table:table-cell office:value-type="float" office:value="10.6773359775543" calcext:value-type="float">
            <text:p>10,6773359775543</text:p>
          </table:table-cell>
          <table:table-cell office:value-type="float" office:value="266.423844099045" calcext:value-type="float">
            <text:p>266,423844099045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574458360671997" calcext:value-type="float">
            <text:p>0,574458360671997</text:p>
          </table:table-cell>
          <table:table-cell office:value-type="float" office:value="2" calcext:value-type="float">
            <text:p>2</text:p>
          </table:table-cell>
          <table:table-cell office:value-type="float" office:value="76.6242704391479" calcext:value-type="float">
            <text:p>76,6242704391479</text:p>
          </table:table-cell>
          <table:table-cell office:value-type="float" office:value="178" calcext:value-type="float">
            <text:p>178</text:p>
          </table:table-cell>
          <table:table-cell office:value-type="float" office:value="12.2524509429932" calcext:value-type="float">
            <text:p>12,2524509429932</text:p>
          </table:table-cell>
          <table:table-cell office:value-type="float" office:value="89.4512169361115" calcext:value-type="float">
            <text:p>89,45121693611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3343682289124" calcext:value-type="float">
            <text:p>2,73343682289124</text:p>
          </table:table-cell>
          <table:table-cell office:value-type="float" office:value="157808" calcext:value-type="float">
            <text:p>157808</text:p>
          </table:table-cell>
          <table:table-cell office:value-type="float" office:value="277.341878414154" calcext:value-type="float">
            <text:p>277,341878414154</text:p>
          </table:table-cell>
          <table:table-cell office:value-type="float" office:value="450" calcext:value-type="float">
            <text:p>450</text:p>
          </table:table-cell>
          <table:table-cell office:value-type="float" office:value="13.7407360076904" calcext:value-type="float">
            <text:p>13,7407360076904</text:p>
          </table:table-cell>
          <table:table-cell office:value-type="float" office:value="370.0557513237" calcext:value-type="float">
            <text:p>370,0557513237</text:p>
          </table:table-cell>
          <table:table-cell office:value-type="float" office:value="43717" calcext:value-type="float">
            <text:p>43717</text:p>
          </table:table-cell>
          <table:table-cell office:value-type="float" office:value="2.75101661682129" calcext:value-type="float">
            <text:p>2,75101661682129</text:p>
          </table:table-cell>
          <table:table-cell office:value-type="float" office:value="266" calcext:value-type="float">
            <text:p>266</text:p>
          </table:table-cell>
          <table:table-cell office:value-type="float" office:value="450" calcext:value-type="float">
            <text:p>450</text:p>
          </table:table-cell>
          <table:table-cell office:value-type="float" office:value="13.9643836021423" calcext:value-type="float">
            <text:p>13,9643836021423</text:p>
          </table:table-cell>
          <table:table-cell office:value-type="float" office:value="385.625580310822" calcext:value-type="float">
            <text:p>385,625580310822</text:p>
          </table:table-cell>
          <table:table-cell table:formula="of:=[.U24]-([.T24]+[.H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8222484588623" calcext:value-type="float">
            <text:p>0,358222484588623</text:p>
          </table:table-cell>
          <table:table-cell office:value-type="float" office:value="2" calcext:value-type="float">
            <text:p>2</text:p>
          </table:table-cell>
          <table:table-cell office:value-type="float" office:value="6.53570222854614" calcext:value-type="float">
            <text:p>6,53570222854614</text:p>
          </table:table-cell>
          <table:table-cell office:value-type="float" office:value="156" calcext:value-type="float">
            <text:p>156</text:p>
          </table:table-cell>
          <table:table-cell office:value-type="float" office:value="0.938963174819946" calcext:value-type="float">
            <text:p>0,938963174819946</text:p>
          </table:table-cell>
          <table:table-cell office:value-type="float" office:value="7.83292651176453" calcext:value-type="float">
            <text:p>7,832926511764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2824144363403" calcext:value-type="float">
            <text:p>2,22824144363403</text:p>
          </table:table-cell>
          <table:table-cell office:value-type="float" office:value="148967" calcext:value-type="float">
            <text:p>148967</text:p>
          </table:table-cell>
          <table:table-cell office:value-type="float" office:value="282.422428369522" calcext:value-type="float">
            <text:p>282,422428369522</text:p>
          </table:table-cell>
          <table:table-cell office:value-type="float" office:value="356" calcext:value-type="float">
            <text:p>356</text:p>
          </table:table-cell>
          <table:table-cell office:value-type="float" office:value="1.98592877388001" calcext:value-type="float">
            <text:p>1,98592877388001</text:p>
          </table:table-cell>
          <table:table-cell office:value-type="float" office:value="293.179218530655" calcext:value-type="float">
            <text:p>293,179218530655</text:p>
          </table:table-cell>
          <table:table-cell office:value-type="float" office:value="38712" calcext:value-type="float">
            <text:p>38712</text:p>
          </table:table-cell>
          <table:table-cell office:value-type="float" office:value="2.52999711036682" calcext:value-type="float">
            <text:p>2,52999711036682</text:p>
          </table:table-cell>
          <table:table-cell office:value-type="float" office:value="200" calcext:value-type="float">
            <text:p>200</text:p>
          </table:table-cell>
          <table:table-cell office:value-type="float" office:value="356" calcext:value-type="float">
            <text:p>356</text:p>
          </table:table-cell>
          <table:table-cell office:value-type="float" office:value="1.82300734519959" calcext:value-type="float">
            <text:p>1,82300734519959</text:p>
          </table:table-cell>
          <table:table-cell office:value-type="float" office:value="294.626732826233" calcext:value-type="float">
            <text:p>294,626732826233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443229675293" calcext:value-type="float">
            <text:p>0,40443229675293</text:p>
          </table:table-cell>
          <table:table-cell office:value-type="float" office:value="1" calcext:value-type="float">
            <text:p>1</text:p>
          </table:table-cell>
          <table:table-cell office:value-type="float" office:value="16.6416146755219" calcext:value-type="float">
            <text:p>16,6416146755219</text:p>
          </table:table-cell>
          <table:table-cell office:value-type="float" office:value="156" calcext:value-type="float">
            <text:p>156</text:p>
          </table:table-cell>
          <table:table-cell office:value-type="float" office:value="0.746298551559448" calcext:value-type="float">
            <text:p>0,746298551559448</text:p>
          </table:table-cell>
          <table:table-cell office:value-type="float" office:value="17.7923829555511" calcext:value-type="float">
            <text:p>17,792382955551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079824447632" calcext:value-type="float">
            <text:p>2,23079824447632</text:p>
          </table:table-cell>
          <table:table-cell office:value-type="float" office:value="157940" calcext:value-type="float">
            <text:p>157940</text:p>
          </table:table-cell>
          <table:table-cell office:value-type="float" office:value="271.967822313309" calcext:value-type="float">
            <text:p>271,967822313309</text:p>
          </table:table-cell>
          <table:table-cell office:value-type="float" office:value="401" calcext:value-type="float">
            <text:p>401</text:p>
          </table:table-cell>
          <table:table-cell office:value-type="float" office:value="1.86106967926025" calcext:value-type="float">
            <text:p>1,86106967926025</text:p>
          </table:table-cell>
          <table:table-cell office:value-type="float" office:value="292.739435911179" calcext:value-type="float">
            <text:p>292,73943591117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713538646698" calcext:value-type="float">
            <text:p>2,3713538646698</text:p>
          </table:table-cell>
          <table:table-cell office:value-type="float" office:value="245" calcext:value-type="float">
            <text:p>245</text:p>
          </table:table-cell>
          <table:table-cell office:value-type="float" office:value="401" calcext:value-type="float">
            <text:p>401</text:p>
          </table:table-cell>
          <table:table-cell office:value-type="float" office:value="1.96341013908386" calcext:value-type="float">
            <text:p>1,96341013908386</text:p>
          </table:table-cell>
          <table:table-cell office:value-type="float" office:value="293.631486654282" calcext:value-type="float">
            <text:p>293,631486654282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7153148651123" calcext:value-type="float">
            <text:p>0,387153148651123</text:p>
          </table:table-cell>
          <table:table-cell office:value-type="float" office:value="5" calcext:value-type="float">
            <text:p>5</text:p>
          </table:table-cell>
          <table:table-cell office:value-type="float" office:value="7.18726658821106" calcext:value-type="float">
            <text:p>7,18726658821106</text:p>
          </table:table-cell>
          <table:table-cell office:value-type="float" office:value="153" calcext:value-type="float">
            <text:p>153</text:p>
          </table:table-cell>
          <table:table-cell office:value-type="float" office:value="0.832070589065552" calcext:value-type="float">
            <text:p>0,832070589065552</text:p>
          </table:table-cell>
          <table:table-cell office:value-type="float" office:value="8.40653228759766" calcext:value-type="float">
            <text:p>8,406532287597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3034901618958" calcext:value-type="float">
            <text:p>2,53034901618958</text:p>
          </table:table-cell>
          <table:table-cell office:value-type="float" office:value="149854" calcext:value-type="float">
            <text:p>149854</text:p>
          </table:table-cell>
          <table:table-cell office:value-type="float" office:value="300.506723880768" calcext:value-type="float">
            <text:p>300,506723880768</text:p>
          </table:table-cell>
          <table:table-cell office:value-type="float" office:value="375" calcext:value-type="float">
            <text:p>375</text:p>
          </table:table-cell>
          <table:table-cell office:value-type="float" office:value="3.13422560691833" calcext:value-type="float">
            <text:p>3,13422560691833</text:p>
          </table:table-cell>
          <table:table-cell office:value-type="float" office:value="313.269239425659" calcext:value-type="float">
            <text:p>313,269239425659</text:p>
          </table:table-cell>
          <table:table-cell office:value-type="float" office:value="38712" calcext:value-type="float">
            <text:p>38712</text:p>
          </table:table-cell>
          <table:table-cell office:value-type="float" office:value="2.61768937110901" calcext:value-type="float">
            <text:p>2,61768937110901</text:p>
          </table:table-cell>
          <table:table-cell office:value-type="float" office:value="222" calcext:value-type="float">
            <text:p>222</text:p>
          </table:table-cell>
          <table:table-cell office:value-type="float" office:value="375" calcext:value-type="float">
            <text:p>375</text:p>
          </table:table-cell>
          <table:table-cell office:value-type="float" office:value="2.95080256462097" calcext:value-type="float">
            <text:p>2,95080256462097</text:p>
          </table:table-cell>
          <table:table-cell office:value-type="float" office:value="314.789016723633" calcext:value-type="float">
            <text:p>314,789016723633</text:p>
          </table:table-cell>
          <table:table-cell table:formula="of:=[.U27]-([.T27]+[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43140316009522" calcext:value-type="float">
            <text:p>0,643140316009522</text:p>
          </table:table-cell>
          <table:table-cell office:value-type="float" office:value="1" calcext:value-type="float">
            <text:p>1</text:p>
          </table:table-cell>
          <table:table-cell office:value-type="float" office:value="18.8121411800385" calcext:value-type="float">
            <text:p>18,8121411800385</text:p>
          </table:table-cell>
          <table:table-cell office:value-type="float" office:value="152" calcext:value-type="float">
            <text:p>152</text:p>
          </table:table-cell>
          <table:table-cell office:value-type="float" office:value="9.12496304512024" calcext:value-type="float">
            <text:p>9,12496304512024</text:p>
          </table:table-cell>
          <table:table-cell office:value-type="float" office:value="28.5802888870239" calcext:value-type="float">
            <text:p>28,58028888702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1016783714294" calcext:value-type="float">
            <text:p>2,01016783714294</text:p>
          </table:table-cell>
          <table:table-cell office:value-type="float" office:value="148850" calcext:value-type="float">
            <text:p>148850</text:p>
          </table:table-cell>
          <table:table-cell office:value-type="float" office:value="216.373029708862" calcext:value-type="float">
            <text:p>216,373029708862</text:p>
          </table:table-cell>
          <table:table-cell office:value-type="float" office:value="381" calcext:value-type="float">
            <text:p>381</text:p>
          </table:table-cell>
          <table:table-cell office:value-type="float" office:value="10.0809173583984" calcext:value-type="float">
            <text:p>10,0809173583984</text:p>
          </table:table-cell>
          <table:table-cell office:value-type="float" office:value="247.300144672394" calcext:value-type="float">
            <text:p>247,3001446723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14231491088867" calcext:value-type="float">
            <text:p>2,14231491088867</text:p>
          </table:table-cell>
          <table:table-cell office:value-type="float" office:value="229" calcext:value-type="float">
            <text:p>229</text:p>
          </table:table-cell>
          <table:table-cell office:value-type="float" office:value="381" calcext:value-type="float">
            <text:p>381</text:p>
          </table:table-cell>
          <table:table-cell office:value-type="float" office:value="10.5246887207031" calcext:value-type="float">
            <text:p>10,5246887207031</text:p>
          </table:table-cell>
          <table:table-cell office:value-type="float" office:value="258.076102256775" calcext:value-type="float">
            <text:p>258,076102256775</text:p>
          </table:table-cell>
          <table:table-cell table:formula="of:=[.U28]-([.T28]+[.H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6084823608398" calcext:value-type="float">
            <text:p>0,356084823608398</text:p>
          </table:table-cell>
          <table:table-cell office:value-type="float" office:value="2" calcext:value-type="float">
            <text:p>2</text:p>
          </table:table-cell>
          <table:table-cell office:value-type="float" office:value="6.42500925064087" calcext:value-type="float">
            <text:p>6,42500925064087</text:p>
          </table:table-cell>
          <table:table-cell office:value-type="float" office:value="152" calcext:value-type="float">
            <text:p>152</text:p>
          </table:table-cell>
          <table:table-cell office:value-type="float" office:value="0.921331167221069" calcext:value-type="float">
            <text:p>0,921331167221069</text:p>
          </table:table-cell>
          <table:table-cell office:value-type="float" office:value="7.70245862007141" calcext:value-type="float">
            <text:p>7,702458620071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4479389190674" calcext:value-type="float">
            <text:p>2,24479389190674</text:p>
          </table:table-cell>
          <table:table-cell office:value-type="float" office:value="148854" calcext:value-type="float">
            <text:p>148854</text:p>
          </table:table-cell>
          <table:table-cell office:value-type="float" office:value="282.490862131119" calcext:value-type="float">
            <text:p>282,490862131119</text:p>
          </table:table-cell>
          <table:table-cell office:value-type="float" office:value="394" calcext:value-type="float">
            <text:p>394</text:p>
          </table:table-cell>
          <table:table-cell office:value-type="float" office:value="1.96214866638184" calcext:value-type="float">
            <text:p>1,96214866638184</text:p>
          </table:table-cell>
          <table:table-cell office:value-type="float" office:value="293.204690217972" calcext:value-type="float">
            <text:p>293,204690217972</text:p>
          </table:table-cell>
          <table:table-cell office:value-type="float" office:value="38712" calcext:value-type="float">
            <text:p>38712</text:p>
          </table:table-cell>
          <table:table-cell office:value-type="float" office:value="2.45101356506348" calcext:value-type="float">
            <text:p>2,45101356506348</text:p>
          </table:table-cell>
          <table:table-cell office:value-type="float" office:value="238" calcext:value-type="float">
            <text:p>238</text:p>
          </table:table-cell>
          <table:table-cell office:value-type="float" office:value="394" calcext:value-type="float">
            <text:p>394</text:p>
          </table:table-cell>
          <table:table-cell office:value-type="float" office:value="1.81618475914001" calcext:value-type="float">
            <text:p>1,81618475914001</text:p>
          </table:table-cell>
          <table:table-cell office:value-type="float" office:value="295.104779481888" calcext:value-type="float">
            <text:p>295,104779481888</text:p>
          </table:table-cell>
          <table:table-cell table:formula="of:=[.U29]-([.T29]+[.H2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7043905258179" calcext:value-type="float">
            <text:p>0,437043905258179</text:p>
          </table:table-cell>
          <table:table-cell office:value-type="float" office:value="3" calcext:value-type="float">
            <text:p>3</text:p>
          </table:table-cell>
          <table:table-cell office:value-type="float" office:value="39.2360579967499" calcext:value-type="float">
            <text:p>39,2360579967499</text:p>
          </table:table-cell>
          <table:table-cell office:value-type="float" office:value="151" calcext:value-type="float">
            <text:p>151</text:p>
          </table:table-cell>
          <table:table-cell office:value-type="float" office:value="3.40076279640198" calcext:value-type="float">
            <text:p>3,40076279640198</text:p>
          </table:table-cell>
          <table:table-cell office:value-type="float" office:value="43.0739006996155" calcext:value-type="float">
            <text:p>43,073900699615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4931182861328" calcext:value-type="float">
            <text:p>2,34931182861328</text:p>
          </table:table-cell>
          <table:table-cell office:value-type="float" office:value="157912" calcext:value-type="float">
            <text:p>157912</text:p>
          </table:table-cell>
          <table:table-cell office:value-type="float" office:value="276.388432502747" calcext:value-type="float">
            <text:p>276,388432502747</text:p>
          </table:table-cell>
          <table:table-cell office:value-type="float" office:value="394" calcext:value-type="float">
            <text:p>394</text:p>
          </table:table-cell>
          <table:table-cell office:value-type="float" office:value="5.93994355201721" calcext:value-type="float">
            <text:p>5,93994355201721</text:p>
          </table:table-cell>
          <table:table-cell office:value-type="float" office:value="323.223635435104" calcext:value-type="float">
            <text:p>323,22363543510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110682487488" calcext:value-type="float">
            <text:p>2,41110682487488</text:p>
          </table:table-cell>
          <table:table-cell office:value-type="float" office:value="232" calcext:value-type="float">
            <text:p>232</text:p>
          </table:table-cell>
          <table:table-cell office:value-type="float" office:value="394" calcext:value-type="float">
            <text:p>394</text:p>
          </table:table-cell>
          <table:table-cell office:value-type="float" office:value="6.00753927230835" calcext:value-type="float">
            <text:p>6,00753927230835</text:p>
          </table:table-cell>
          <table:table-cell office:value-type="float" office:value="326.158245801926" calcext:value-type="float">
            <text:p>326,158245801926</text:p>
          </table:table-cell>
          <table:table-cell table:formula="of:=[.U30]-([.T30]+[.H3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4828577041626" calcext:value-type="float">
            <text:p>0,374828577041626</text:p>
          </table:table-cell>
          <table:table-cell office:value-type="float" office:value="1" calcext:value-type="float">
            <text:p>1</text:p>
          </table:table-cell>
          <table:table-cell office:value-type="float" office:value="6.44936084747314" calcext:value-type="float">
            <text:p>6,44936084747314</text:p>
          </table:table-cell>
          <table:table-cell office:value-type="float" office:value="149" calcext:value-type="float">
            <text:p>149</text:p>
          </table:table-cell>
          <table:table-cell office:value-type="float" office:value="0.807278871536255" calcext:value-type="float">
            <text:p>0,807278871536255</text:p>
          </table:table-cell>
          <table:table-cell office:value-type="float" office:value="7.63151049613953" calcext:value-type="float">
            <text:p>7,631510496139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707752227783" calcext:value-type="float">
            <text:p>2,18707752227783</text:p>
          </table:table-cell>
          <table:table-cell office:value-type="float" office:value="148798" calcext:value-type="float">
            <text:p>148798</text:p>
          </table:table-cell>
          <table:table-cell office:value-type="float" office:value="278.764607429504" calcext:value-type="float">
            <text:p>278,764607429504</text:p>
          </table:table-cell>
          <table:table-cell office:value-type="float" office:value="367" calcext:value-type="float">
            <text:p>367</text:p>
          </table:table-cell>
          <table:table-cell office:value-type="float" office:value="1.81302547454834" calcext:value-type="float">
            <text:p>1,81302547454834</text:p>
          </table:table-cell>
          <table:table-cell office:value-type="float" office:value="289.275340557098" calcext:value-type="float">
            <text:p>289,275340557098</text:p>
          </table:table-cell>
          <table:table-cell office:value-type="float" office:value="38712" calcext:value-type="float">
            <text:p>38712</text:p>
          </table:table-cell>
          <table:table-cell office:value-type="float" office:value="2.42102456092834" calcext:value-type="float">
            <text:p>2,42102456092834</text:p>
          </table:table-cell>
          <table:table-cell office:value-type="float" office:value="218" calcext:value-type="float">
            <text:p>218</text:p>
          </table:table-cell>
          <table:table-cell office:value-type="float" office:value="367" calcext:value-type="float">
            <text:p>367</text:p>
          </table:table-cell>
          <table:table-cell office:value-type="float" office:value="1.66374468803406" calcext:value-type="float">
            <text:p>1,66374468803406</text:p>
          </table:table-cell>
          <table:table-cell office:value-type="float" office:value="293.541060209274" calcext:value-type="float">
            <text:p>293,541060209274</text:p>
          </table:table-cell>
          <table:table-cell table:formula="of:=[.U31]-([.T31]+[.H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140329360962" calcext:value-type="float">
            <text:p>0,304140329360962</text:p>
          </table:table-cell>
          <table:table-cell office:value-type="float" office:value="3" calcext:value-type="float">
            <text:p>3</text:p>
          </table:table-cell>
          <table:table-cell office:value-type="float" office:value="6.43433523178101" calcext:value-type="float">
            <text:p>6,43433523178101</text:p>
          </table:table-cell>
          <table:table-cell office:value-type="float" office:value="148" calcext:value-type="float">
            <text:p>148</text:p>
          </table:table-cell>
          <table:table-cell office:value-type="float" office:value="0.671475172042847" calcext:value-type="float">
            <text:p>0,671475172042847</text:p>
          </table:table-cell>
          <table:table-cell office:value-type="float" office:value="7.40998077392578" calcext:value-type="float">
            <text:p>7,4099807739257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02336025238" calcext:value-type="float">
            <text:p>2,0502336025238</text:p>
          </table:table-cell>
          <table:table-cell office:value-type="float" office:value="148930" calcext:value-type="float">
            <text:p>148930</text:p>
          </table:table-cell>
          <table:table-cell office:value-type="float" office:value="223.244452476501" calcext:value-type="float">
            <text:p>223,244452476501</text:p>
          </table:table-cell>
          <table:table-cell office:value-type="float" office:value="386" calcext:value-type="float">
            <text:p>386</text:p>
          </table:table-cell>
          <table:table-cell office:value-type="float" office:value="2.01757884025574" calcext:value-type="float">
            <text:p>2,01757884025574</text:p>
          </table:table-cell>
          <table:table-cell office:value-type="float" office:value="233.541050672531" calcext:value-type="float">
            <text:p>233,541050672531</text:p>
          </table:table-cell>
          <table:table-cell office:value-type="float" office:value="38712" calcext:value-type="float">
            <text:p>38712</text:p>
          </table:table-cell>
          <table:table-cell office:value-type="float" office:value="2.13964748382568" calcext:value-type="float">
            <text:p>2,13964748382568</text:p>
          </table:table-cell>
          <table:table-cell office:value-type="float" office:value="235" calcext:value-type="float">
            <text:p>235</text:p>
          </table:table-cell>
          <table:table-cell office:value-type="float" office:value="386" calcext:value-type="float">
            <text:p>386</text:p>
          </table:table-cell>
          <table:table-cell office:value-type="float" office:value="1.86427903175354" calcext:value-type="float">
            <text:p>1,86427903175354</text:p>
          </table:table-cell>
          <table:table-cell office:value-type="float" office:value="234.659385204315" calcext:value-type="float">
            <text:p>234,659385204315</text:p>
          </table:table-cell>
          <table:table-cell table:formula="of:=[.U32]-([.T32]+[.H3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27407026290894" calcext:value-type="float">
            <text:p>0,427407026290894</text:p>
          </table:table-cell>
          <table:table-cell office:value-type="float" office:value="1" calcext:value-type="float">
            <text:p>1</text:p>
          </table:table-cell>
          <table:table-cell office:value-type="float" office:value="11.0539786815643" calcext:value-type="float">
            <text:p>11,0539786815643</text:p>
          </table:table-cell>
          <table:table-cell office:value-type="float" office:value="138" calcext:value-type="float">
            <text:p>138</text:p>
          </table:table-cell>
          <table:table-cell office:value-type="float" office:value="2.64565992355347" calcext:value-type="float">
            <text:p>2,64565992355347</text:p>
          </table:table-cell>
          <table:table-cell office:value-type="float" office:value="14.1270756721497" calcext:value-type="float">
            <text:p>14,127075672149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2161784172058" calcext:value-type="float">
            <text:p>1,82161784172058</text:p>
          </table:table-cell>
          <table:table-cell office:value-type="float" office:value="148734" calcext:value-type="float">
            <text:p>148734</text:p>
          </table:table-cell>
          <table:table-cell office:value-type="float" office:value="215.971214532852" calcext:value-type="float">
            <text:p>215,971214532852</text:p>
          </table:table-cell>
          <table:table-cell office:value-type="float" office:value="390" calcext:value-type="float">
            <text:p>390</text:p>
          </table:table-cell>
          <table:table-cell office:value-type="float" office:value="3.71799159049988" calcext:value-type="float">
            <text:p>3,71799159049988</text:p>
          </table:table-cell>
          <table:table-cell office:value-type="float" office:value="232.555160284042" calcext:value-type="float">
            <text:p>232,555160284042</text:p>
          </table:table-cell>
          <table:table-cell office:value-type="float" office:value="38712" calcext:value-type="float">
            <text:p>38712</text:p>
          </table:table-cell>
          <table:table-cell office:value-type="float" office:value="2.05288434028625" calcext:value-type="float">
            <text:p>2,05288434028625</text:p>
          </table:table-cell>
          <table:table-cell office:value-type="float" office:value="252" calcext:value-type="float">
            <text:p>252</text:p>
          </table:table-cell>
          <table:table-cell office:value-type="float" office:value="390" calcext:value-type="float">
            <text:p>390</text:p>
          </table:table-cell>
          <table:table-cell office:value-type="float" office:value="3.41667890548706" calcext:value-type="float">
            <text:p>3,41667890548706</text:p>
          </table:table-cell>
          <table:table-cell office:value-type="float" office:value="236.71032500267" calcext:value-type="float">
            <text:p>236,71032500267</text:p>
          </table:table-cell>
          <table:table-cell table:formula="of:=[.U33]-([.T33]+[.H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2982349395752" calcext:value-type="float">
            <text:p>0,32982349395752</text:p>
          </table:table-cell>
          <table:table-cell office:value-type="float" office:value="1" calcext:value-type="float">
            <text:p>1</text:p>
          </table:table-cell>
          <table:table-cell office:value-type="float" office:value="40.4228148460388" calcext:value-type="float">
            <text:p>40,4228148460388</text:p>
          </table:table-cell>
          <table:table-cell office:value-type="float" office:value="131" calcext:value-type="float">
            <text:p>131</text:p>
          </table:table-cell>
          <table:table-cell office:value-type="float" office:value="3.54344415664673" calcext:value-type="float">
            <text:p>3,54344415664673</text:p>
          </table:table-cell>
          <table:table-cell office:value-type="float" office:value="44.2961182594299" calcext:value-type="float">
            <text:p>44,296118259429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1296682357788" calcext:value-type="float">
            <text:p>2,31296682357788</text:p>
          </table:table-cell>
          <table:table-cell office:value-type="float" office:value="157832" calcext:value-type="float">
            <text:p>157832</text:p>
          </table:table-cell>
          <table:table-cell office:value-type="float" office:value="271.846903324127" calcext:value-type="float">
            <text:p>271,846903324127</text:p>
          </table:table-cell>
          <table:table-cell office:value-type="float" office:value="354" calcext:value-type="float">
            <text:p>354</text:p>
          </table:table-cell>
          <table:table-cell office:value-type="float" office:value="4.56756663322449" calcext:value-type="float">
            <text:p>4,56756663322449</text:p>
          </table:table-cell>
          <table:table-cell office:value-type="float" office:value="319.031466245651" calcext:value-type="float">
            <text:p>319,03146624565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754700660706" calcext:value-type="float">
            <text:p>2,39754700660706</text:p>
          </table:table-cell>
          <table:table-cell office:value-type="float" office:value="218" calcext:value-type="float">
            <text:p>218</text:p>
          </table:table-cell>
          <table:table-cell office:value-type="float" office:value="354" calcext:value-type="float">
            <text:p>354</text:p>
          </table:table-cell>
          <table:table-cell office:value-type="float" office:value="4.06213760375977" calcext:value-type="float">
            <text:p>4,06213760375977</text:p>
          </table:table-cell>
          <table:table-cell office:value-type="float" office:value="324.817709207535" calcext:value-type="float">
            <text:p>324,817709207535</text:p>
          </table:table-cell>
          <table:table-cell table:formula="of:=[.U34]-([.T34]+[.H3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melancon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98805379867554" calcext:value-type="float">
            <text:p>0,398805379867554</text:p>
          </table:table-cell>
          <table:table-cell office:value-type="float" office:value="1" calcext:value-type="float">
            <text:p>1</text:p>
          </table:table-cell>
          <table:table-cell office:value-type="float" office:value="19.6014969348907" calcext:value-type="float">
            <text:p>19,6014969348907</text:p>
          </table:table-cell>
          <table:table-cell office:value-type="float" office:value="130" calcext:value-type="float">
            <text:p>130</text:p>
          </table:table-cell>
          <table:table-cell office:value-type="float" office:value="1.10105466842651" calcext:value-type="float">
            <text:p>1,10105466842651</text:p>
          </table:table-cell>
          <table:table-cell office:value-type="float" office:value="21.1013944149017" calcext:value-type="float">
            <text:p>21,101394414901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4534258842468" calcext:value-type="float">
            <text:p>2,14534258842468</text:p>
          </table:table-cell>
          <table:table-cell office:value-type="float" office:value="157985" calcext:value-type="float">
            <text:p>157985</text:p>
          </table:table-cell>
          <table:table-cell office:value-type="float" office:value="266.979007959366" calcext:value-type="float">
            <text:p>266,979007959366</text:p>
          </table:table-cell>
          <table:table-cell office:value-type="float" office:value="335" calcext:value-type="float">
            <text:p>335</text:p>
          </table:table-cell>
          <table:table-cell office:value-type="float" office:value="1.94228458404541" calcext:value-type="float">
            <text:p>1,94228458404541</text:p>
          </table:table-cell>
          <table:table-cell office:value-type="float" office:value="290.912242650986" calcext:value-type="float">
            <text:p>290,91224265098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454820632935" calcext:value-type="float">
            <text:p>2,36454820632935</text:p>
          </table:table-cell>
          <table:table-cell office:value-type="float" office:value="205" calcext:value-type="float">
            <text:p>205</text:p>
          </table:table-cell>
          <table:table-cell office:value-type="float" office:value="335" calcext:value-type="float">
            <text:p>335</text:p>
          </table:table-cell>
          <table:table-cell office:value-type="float" office:value="2.17423534393311" calcext:value-type="float">
            <text:p>2,17423534393311</text:p>
          </table:table-cell>
          <table:table-cell office:value-type="float" office:value="293.460189342499" calcext:value-type="float">
            <text:p>293,460189342499</text:p>
          </table:table-cell>
          <table:table-cell table:formula="of:=[.U35]-([.T35]+[.H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46314907073975" calcext:value-type="float">
            <text:p>0,346314907073975</text:p>
          </table:table-cell>
          <table:table-cell office:value-type="float" office:value="2" calcext:value-type="float">
            <text:p>2</text:p>
          </table:table-cell>
          <table:table-cell office:value-type="float" office:value="39.9749221801758" calcext:value-type="float">
            <text:p>39,9749221801758</text:p>
          </table:table-cell>
          <table:table-cell office:value-type="float" office:value="128" calcext:value-type="float">
            <text:p>128</text:p>
          </table:table-cell>
          <table:table-cell office:value-type="float" office:value="3.45666933059692" calcext:value-type="float">
            <text:p>3,45666933059692</text:p>
          </table:table-cell>
          <table:table-cell office:value-type="float" office:value="43.777941942215" calcext:value-type="float">
            <text:p>43,7779419422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9226064682007" calcext:value-type="float">
            <text:p>2,29226064682007</text:p>
          </table:table-cell>
          <table:table-cell office:value-type="float" office:value="157837" calcext:value-type="float">
            <text:p>157837</text:p>
          </table:table-cell>
          <table:table-cell office:value-type="float" office:value="273.684668064117" calcext:value-type="float">
            <text:p>273,684668064117</text:p>
          </table:table-cell>
          <table:table-cell office:value-type="float" office:value="338" calcext:value-type="float">
            <text:p>338</text:p>
          </table:table-cell>
          <table:table-cell office:value-type="float" office:value="5.10789942741394" calcext:value-type="float">
            <text:p>5,10789942741394</text:p>
          </table:table-cell>
          <table:table-cell office:value-type="float" office:value="321.408225297928" calcext:value-type="float">
            <text:p>321,40822529792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479976654053" calcext:value-type="float">
            <text:p>2,33479976654053</text:p>
          </table:table-cell>
          <table:table-cell office:value-type="float" office:value="205" calcext:value-type="float">
            <text:p>205</text:p>
          </table:table-cell>
          <table:table-cell office:value-type="float" office:value="338" calcext:value-type="float">
            <text:p>338</text:p>
          </table:table-cell>
          <table:table-cell office:value-type="float" office:value="5.06038045883179" calcext:value-type="float">
            <text:p>5,06038045883179</text:p>
          </table:table-cell>
          <table:table-cell office:value-type="float" office:value="327.475422143936" calcext:value-type="float">
            <text:p>327,475422143936</text:p>
          </table:table-cell>
          <table:table-cell table:formula="of:=[.U36]-([.T36]+[.H3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9481563568115" calcext:value-type="float">
            <text:p>0,369481563568115</text:p>
          </table:table-cell>
          <table:table-cell office:value-type="float" office:value="4" calcext:value-type="float">
            <text:p>4</text:p>
          </table:table-cell>
          <table:table-cell office:value-type="float" office:value="6.44399547576904" calcext:value-type="float">
            <text:p>6,44399547576904</text:p>
          </table:table-cell>
          <table:table-cell office:value-type="float" office:value="126" calcext:value-type="float">
            <text:p>126</text:p>
          </table:table-cell>
          <table:table-cell office:value-type="float" office:value="0.964845895767212" calcext:value-type="float">
            <text:p>0,964845895767212</text:p>
          </table:table-cell>
          <table:table-cell office:value-type="float" office:value="7.77836298942566" calcext:value-type="float">
            <text:p>7,778362989425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304141044617" calcext:value-type="float">
            <text:p>2,35304141044617</text:p>
          </table:table-cell>
          <table:table-cell office:value-type="float" office:value="148860" calcext:value-type="float">
            <text:p>148860</text:p>
          </table:table-cell>
          <table:table-cell office:value-type="float" office:value="279.638119220734" calcext:value-type="float">
            <text:p>279,638119220734</text:p>
          </table:table-cell>
          <table:table-cell office:value-type="float" office:value="324" calcext:value-type="float">
            <text:p>324</text:p>
          </table:table-cell>
          <table:table-cell office:value-type="float" office:value="2.53723216056824" calcext:value-type="float">
            <text:p>2,53723216056824</text:p>
          </table:table-cell>
          <table:table-cell office:value-type="float" office:value="291.045692682266" calcext:value-type="float">
            <text:p>291,045692682266</text:p>
          </table:table-cell>
          <table:table-cell office:value-type="float" office:value="38712" calcext:value-type="float">
            <text:p>38712</text:p>
          </table:table-cell>
          <table:table-cell office:value-type="float" office:value="2.39889526367187" calcext:value-type="float">
            <text:p>2,39889526367187</text:p>
          </table:table-cell>
          <table:table-cell office:value-type="float" office:value="198" calcext:value-type="float">
            <text:p>198</text:p>
          </table:table-cell>
          <table:table-cell office:value-type="float" office:value="324" calcext:value-type="float">
            <text:p>324</text:p>
          </table:table-cell>
          <table:table-cell office:value-type="float" office:value="2.2518265247345" calcext:value-type="float">
            <text:p>2,2518265247345</text:p>
          </table:table-cell>
          <table:table-cell office:value-type="float" office:value="295.51626086235" calcext:value-type="float">
            <text:p>295,51626086235</text:p>
          </table:table-cell>
          <table:table-cell table:formula="of:=[.U37]-([.T37]+[.H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6654891967773" calcext:value-type="float">
            <text:p>0,346654891967773</text:p>
          </table:table-cell>
          <table:table-cell office:value-type="float" office:value="2" calcext:value-type="float">
            <text:p>2</text:p>
          </table:table-cell>
          <table:table-cell office:value-type="float" office:value="10.9274430274963" calcext:value-type="float">
            <text:p>10,9274430274963</text:p>
          </table:table-cell>
          <table:table-cell office:value-type="float" office:value="125" calcext:value-type="float">
            <text:p>125</text:p>
          </table:table-cell>
          <table:table-cell office:value-type="float" office:value="2.84455156326294" calcext:value-type="float">
            <text:p>2,84455156326294</text:p>
          </table:table-cell>
          <table:table-cell office:value-type="float" office:value="14.1186943054199" calcext:value-type="float">
            <text:p>14,118694305419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9144229888916" calcext:value-type="float">
            <text:p>1,89144229888916</text:p>
          </table:table-cell>
          <table:table-cell office:value-type="float" office:value="148696" calcext:value-type="float">
            <text:p>148696</text:p>
          </table:table-cell>
          <table:table-cell office:value-type="float" office:value="213.973059177399" calcext:value-type="float">
            <text:p>213,973059177399</text:p>
          </table:table-cell>
          <table:table-cell office:value-type="float" office:value="328" calcext:value-type="float">
            <text:p>328</text:p>
          </table:table-cell>
          <table:table-cell office:value-type="float" office:value="4.19235777854919" calcext:value-type="float">
            <text:p>4,19235777854919</text:p>
          </table:table-cell>
          <table:table-cell office:value-type="float" office:value="230.866402626038" calcext:value-type="float">
            <text:p>230,86640262603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76528263092" calcext:value-type="float">
            <text:p>1,9376528263092</text:p>
          </table:table-cell>
          <table:table-cell office:value-type="float" office:value="203" calcext:value-type="float">
            <text:p>203</text:p>
          </table:table-cell>
          <table:table-cell office:value-type="float" office:value="328" calcext:value-type="float">
            <text:p>328</text:p>
          </table:table-cell>
          <table:table-cell office:value-type="float" office:value="4.64064025878906" calcext:value-type="float">
            <text:p>4,64064025878906</text:p>
          </table:table-cell>
          <table:table-cell office:value-type="float" office:value="232.644849538803" calcext:value-type="float">
            <text:p>232,644849538803</text:p>
          </table:table-cell>
          <table:table-cell table:formula="of:=[.U38]-([.T38]+[.H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57624197006226" calcext:value-type="float">
            <text:p>0,457624197006226</text:p>
          </table:table-cell>
          <table:table-cell office:value-type="float" office:value="1" calcext:value-type="float">
            <text:p>1</text:p>
          </table:table-cell>
          <table:table-cell office:value-type="float" office:value="18.7760262489319" calcext:value-type="float">
            <text:p>18,7760262489319</text:p>
          </table:table-cell>
          <table:table-cell office:value-type="float" office:value="125" calcext:value-type="float">
            <text:p>125</text:p>
          </table:table-cell>
          <table:table-cell office:value-type="float" office:value="9.37129139900208" calcext:value-type="float">
            <text:p>9,37129139900208</text:p>
          </table:table-cell>
          <table:table-cell office:value-type="float" office:value="28.6049885749817" calcext:value-type="float">
            <text:p>28,604988574981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3613629341125" calcext:value-type="float">
            <text:p>2,13613629341125</text:p>
          </table:table-cell>
          <table:table-cell office:value-type="float" office:value="148723" calcext:value-type="float">
            <text:p>148723</text:p>
          </table:table-cell>
          <table:table-cell office:value-type="float" office:value="215.27618098259" calcext:value-type="float">
            <text:p>215,27618098259</text:p>
          </table:table-cell>
          <table:table-cell office:value-type="float" office:value="311" calcext:value-type="float">
            <text:p>311</text:p>
          </table:table-cell>
          <table:table-cell office:value-type="float" office:value="10.1418313980103" calcext:value-type="float">
            <text:p>10,1418313980103</text:p>
          </table:table-cell>
          <table:table-cell office:value-type="float" office:value="245.972834587097" calcext:value-type="float">
            <text:p>245,97283458709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429591178894" calcext:value-type="float">
            <text:p>2,1429591178894</text:p>
          </table:table-cell>
          <table:table-cell office:value-type="float" office:value="186" calcext:value-type="float">
            <text:p>186</text:p>
          </table:table-cell>
          <table:table-cell office:value-type="float" office:value="311" calcext:value-type="float">
            <text:p>311</text:p>
          </table:table-cell>
          <table:table-cell office:value-type="float" office:value="11.0368218421936" calcext:value-type="float">
            <text:p>11,0368218421936</text:p>
          </table:table-cell>
          <table:table-cell office:value-type="float" office:value="261.889636278152" calcext:value-type="float">
            <text:p>261,889636278152</text:p>
          </table:table-cell>
          <table:table-cell table:formula="of:=[.U39]-([.T39]+[.H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4067735671997" calcext:value-type="float">
            <text:p>0,424067735671997</text:p>
          </table:table-cell>
          <table:table-cell office:value-type="float" office:value="2" calcext:value-type="float">
            <text:p>2</text:p>
          </table:table-cell>
          <table:table-cell office:value-type="float" office:value="19.9712903499603" calcext:value-type="float">
            <text:p>19,9712903499603</text:p>
          </table:table-cell>
          <table:table-cell office:value-type="float" office:value="119" calcext:value-type="float">
            <text:p>119</text:p>
          </table:table-cell>
          <table:table-cell office:value-type="float" office:value="1.09744167327881" calcext:value-type="float">
            <text:p>1,09744167327881</text:p>
          </table:table-cell>
          <table:table-cell office:value-type="float" office:value="21.4928383827209" calcext:value-type="float">
            <text:p>21,49283838272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22052192688" calcext:value-type="float">
            <text:p>2,1622052192688</text:p>
          </table:table-cell>
          <table:table-cell office:value-type="float" office:value="157856" calcext:value-type="float">
            <text:p>157856</text:p>
          </table:table-cell>
          <table:table-cell office:value-type="float" office:value="272.284856319427" calcext:value-type="float">
            <text:p>272,284856319427</text:p>
          </table:table-cell>
          <table:table-cell office:value-type="float" office:value="321" calcext:value-type="float">
            <text:p>321</text:p>
          </table:table-cell>
          <table:table-cell office:value-type="float" office:value="2.03544354438782" calcext:value-type="float">
            <text:p>2,03544354438782</text:p>
          </table:table-cell>
          <table:table-cell office:value-type="float" office:value="296.531361818314" calcext:value-type="float">
            <text:p>296,53136181831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090175628662" calcext:value-type="float">
            <text:p>2,44090175628662</text:p>
          </table:table-cell>
          <table:table-cell office:value-type="float" office:value="202" calcext:value-type="float">
            <text:p>202</text:p>
          </table:table-cell>
          <table:table-cell office:value-type="float" office:value="321" calcext:value-type="float">
            <text:p>321</text:p>
          </table:table-cell>
          <table:table-cell office:value-type="float" office:value="2.56428980827332" calcext:value-type="float">
            <text:p>2,56428980827332</text:p>
          </table:table-cell>
          <table:table-cell office:value-type="float" office:value="298.974344491959" calcext:value-type="float">
            <text:p>298,974344491959</text:p>
          </table:table-cell>
          <table:table-cell table:formula="of:=[.U40]-([.T40]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7688856124878" calcext:value-type="float">
            <text:p>0,407688856124878</text:p>
          </table:table-cell>
          <table:table-cell office:value-type="float" office:value="10" calcext:value-type="float">
            <text:p>10</text:p>
          </table:table-cell>
          <table:table-cell office:value-type="float" office:value="19.7480781078339" calcext:value-type="float">
            <text:p>19,7480781078339</text:p>
          </table:table-cell>
          <table:table-cell office:value-type="float" office:value="116" calcext:value-type="float">
            <text:p>116</text:p>
          </table:table-cell>
          <table:table-cell office:value-type="float" office:value="0.967180967330933" calcext:value-type="float">
            <text:p>0,967180967330933</text:p>
          </table:table-cell>
          <table:table-cell office:value-type="float" office:value="21.1229863166809" calcext:value-type="float">
            <text:p>21,12298631668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2043514251709" calcext:value-type="float">
            <text:p>2,22043514251709</text:p>
          </table:table-cell>
          <table:table-cell office:value-type="float" office:value="157964" calcext:value-type="float">
            <text:p>157964</text:p>
          </table:table-cell>
          <table:table-cell office:value-type="float" office:value="266.31455373764" calcext:value-type="float">
            <text:p>266,31455373764</text:p>
          </table:table-cell>
          <table:table-cell office:value-type="float" office:value="314" calcext:value-type="float">
            <text:p>314</text:p>
          </table:table-cell>
          <table:table-cell office:value-type="float" office:value="5.51944851875305" calcext:value-type="float">
            <text:p>5,51944851875305</text:p>
          </table:table-cell>
          <table:table-cell office:value-type="float" office:value="293.778009176254" calcext:value-type="float">
            <text:p>293,778009176254</text:p>
          </table:table-cell>
          <table:table-cell office:value-type="float" office:value="43717" calcext:value-type="float">
            <text:p>43717</text:p>
          </table:table-cell>
          <table:table-cell office:value-type="float" office:value="2.32630729675293" calcext:value-type="float">
            <text:p>2,32630729675293</text:p>
          </table:table-cell>
          <table:table-cell office:value-type="float" office:value="187" calcext:value-type="float">
            <text:p>187</text:p>
          </table:table-cell>
          <table:table-cell office:value-type="float" office:value="314" calcext:value-type="float">
            <text:p>314</text:p>
          </table:table-cell>
          <table:table-cell office:value-type="float" office:value="5.71632432937622" calcext:value-type="float">
            <text:p>5,71632432937622</text:p>
          </table:table-cell>
          <table:table-cell office:value-type="float" office:value="298.054288625717" calcext:value-type="float">
            <text:p>298,054288625717</text:p>
          </table:table-cell>
          <table:table-cell table:formula="of:=[.U41]-([.T41]+[.H4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1917963027954" calcext:value-type="float">
            <text:p>0,371917963027954</text:p>
          </table:table-cell>
          <table:table-cell office:value-type="float" office:value="1" calcext:value-type="float">
            <text:p>1</text:p>
          </table:table-cell>
          <table:table-cell office:value-type="float" office:value="7.11672878265381" calcext:value-type="float">
            <text:p>7,11672878265381</text:p>
          </table:table-cell>
          <table:table-cell office:value-type="float" office:value="113" calcext:value-type="float">
            <text:p>113</text:p>
          </table:table-cell>
          <table:table-cell office:value-type="float" office:value="0.881269454956055" calcext:value-type="float">
            <text:p>0,881269454956055</text:p>
          </table:table-cell>
          <table:table-cell office:value-type="float" office:value="8.36994957923889" calcext:value-type="float">
            <text:p>8,369949579238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388113021851" calcext:value-type="float">
            <text:p>1,84388113021851</text:p>
          </table:table-cell>
          <table:table-cell office:value-type="float" office:value="148840" calcext:value-type="float">
            <text:p>148840</text:p>
          </table:table-cell>
          <table:table-cell office:value-type="float" office:value="221.284634590149" calcext:value-type="float">
            <text:p>221,284634590149</text:p>
          </table:table-cell>
          <table:table-cell office:value-type="float" office:value="270" calcext:value-type="float">
            <text:p>270</text:p>
          </table:table-cell>
          <table:table-cell office:value-type="float" office:value="1.37479782104492" calcext:value-type="float">
            <text:p>1,37479782104492</text:p>
          </table:table-cell>
          <table:table-cell office:value-type="float" office:value="231.450527429581" calcext:value-type="float">
            <text:p>231,450527429581</text:p>
          </table:table-cell>
          <table:table-cell office:value-type="float" office:value="38712" calcext:value-type="float">
            <text:p>38712</text:p>
          </table:table-cell>
          <table:table-cell office:value-type="float" office:value="2.11021304130554" calcext:value-type="float">
            <text:p>2,11021304130554</text:p>
          </table:table-cell>
          <table:table-cell office:value-type="float" office:value="157" calcext:value-type="float">
            <text:p>157</text:p>
          </table:table-cell>
          <table:table-cell office:value-type="float" office:value="270" calcext:value-type="float">
            <text:p>270</text:p>
          </table:table-cell>
          <table:table-cell office:value-type="float" office:value="1.7370297908783" calcext:value-type="float">
            <text:p>1,7370297908783</text:p>
          </table:table-cell>
          <table:table-cell office:value-type="float" office:value="233.017467975616" calcext:value-type="float">
            <text:p>233,017467975616</text:p>
          </table:table-cell>
          <table:table-cell table:formula="of:=[.U42]-([.T42]+[.H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7810764312744" calcext:value-type="float">
            <text:p>0,327810764312744</text:p>
          </table:table-cell>
          <table:table-cell office:value-type="float" office:value="1" calcext:value-type="float">
            <text:p>1</text:p>
          </table:table-cell>
          <table:table-cell office:value-type="float" office:value="6.92950034141541" calcext:value-type="float">
            <text:p>6,92950034141541</text:p>
          </table:table-cell>
          <table:table-cell office:value-type="float" office:value="111" calcext:value-type="float">
            <text:p>111</text:p>
          </table:table-cell>
          <table:table-cell office:value-type="float" office:value="0.81053900718689" calcext:value-type="float">
            <text:p>0,81053900718689</text:p>
          </table:table-cell>
          <table:table-cell office:value-type="float" office:value="8.06788086891174" calcext:value-type="float">
            <text:p>8,0678808689117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4038391113281" calcext:value-type="float">
            <text:p>1,94038391113281</text:p>
          </table:table-cell>
          <table:table-cell office:value-type="float" office:value="148958" calcext:value-type="float">
            <text:p>148958</text:p>
          </table:table-cell>
          <table:table-cell office:value-type="float" office:value="222.805995702743" calcext:value-type="float">
            <text:p>222,805995702743</text:p>
          </table:table-cell>
          <table:table-cell office:value-type="float" office:value="301" calcext:value-type="float">
            <text:p>301</text:p>
          </table:table-cell>
          <table:table-cell office:value-type="float" office:value="1.46311402320862" calcext:value-type="float">
            <text:p>1,46311402320862</text:p>
          </table:table-cell>
          <table:table-cell office:value-type="float" office:value="232.936502218246" calcext:value-type="float">
            <text:p>232,9365022182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08439230918884" calcext:value-type="float">
            <text:p>2,08439230918884</text:p>
          </table:table-cell>
          <table:table-cell office:value-type="float" office:value="190" calcext:value-type="float">
            <text:p>190</text:p>
          </table:table-cell>
          <table:table-cell office:value-type="float" office:value="301" calcext:value-type="float">
            <text:p>301</text:p>
          </table:table-cell>
          <table:table-cell office:value-type="float" office:value="1.40365076065063" calcext:value-type="float">
            <text:p>1,40365076065063</text:p>
          </table:table-cell>
          <table:table-cell office:value-type="float" office:value="237.619525194168" calcext:value-type="float">
            <text:p>237,619525194168</text:p>
          </table:table-cell>
          <table:table-cell table:formula="of:=[.U43]-([.T43]+[.H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1225757598877" calcext:value-type="float">
            <text:p>0,451225757598877</text:p>
          </table:table-cell>
          <table:table-cell office:value-type="float" office:value="3" calcext:value-type="float">
            <text:p>3</text:p>
          </table:table-cell>
          <table:table-cell office:value-type="float" office:value="76.261830329895" calcext:value-type="float">
            <text:p>76,261830329895</text:p>
          </table:table-cell>
          <table:table-cell office:value-type="float" office:value="105" calcext:value-type="float">
            <text:p>105</text:p>
          </table:table-cell>
          <table:table-cell office:value-type="float" office:value="12.1063327789307" calcext:value-type="float">
            <text:p>12,1063327789307</text:p>
          </table:table-cell>
          <table:table-cell office:value-type="float" office:value="88.8194358348846" calcext:value-type="float">
            <text:p>88,819435834884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2876262664795" calcext:value-type="float">
            <text:p>2,72876262664795</text:p>
          </table:table-cell>
          <table:table-cell office:value-type="float" office:value="157799" calcext:value-type="float">
            <text:p>157799</text:p>
          </table:table-cell>
          <table:table-cell office:value-type="float" office:value="281.260800361633" calcext:value-type="float">
            <text:p>281,260800361633</text:p>
          </table:table-cell>
          <table:table-cell office:value-type="float" office:value="302" calcext:value-type="float">
            <text:p>302</text:p>
          </table:table-cell>
          <table:table-cell office:value-type="float" office:value="15.2888989448547" calcext:value-type="float">
            <text:p>15,2888989448547</text:p>
          </table:table-cell>
          <table:table-cell office:value-type="float" office:value="375.242038249969" calcext:value-type="float">
            <text:p>375,242038249969</text:p>
          </table:table-cell>
          <table:table-cell office:value-type="float" office:value="43717" calcext:value-type="float">
            <text:p>43717</text:p>
          </table:table-cell>
          <table:table-cell office:value-type="float" office:value="2.74209022521973" calcext:value-type="float">
            <text:p>2,74209022521973</text:p>
          </table:table-cell>
          <table:table-cell office:value-type="float" office:value="194" calcext:value-type="float">
            <text:p>194</text:p>
          </table:table-cell>
          <table:table-cell office:value-type="float" office:value="302" calcext:value-type="float">
            <text:p>302</text:p>
          </table:table-cell>
          <table:table-cell office:value-type="float" office:value="15.3533940315247" calcext:value-type="float">
            <text:p>15,3533940315247</text:p>
          </table:table-cell>
          <table:table-cell office:value-type="float" office:value="388.658643484116" calcext:value-type="float">
            <text:p>388,658643484116</text:p>
          </table:table-cell>
          <table:table-cell table:formula="of:=[.U44]-([.T44]+[.H4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4904613494873" calcext:value-type="float">
            <text:p>0,394904613494873</text:p>
          </table:table-cell>
          <table:table-cell office:value-type="float" office:value="1" calcext:value-type="float">
            <text:p>1</text:p>
          </table:table-cell>
          <table:table-cell office:value-type="float" office:value="6.72735977172852" calcext:value-type="float">
            <text:p>6,72735977172852</text:p>
          </table:table-cell>
          <table:table-cell office:value-type="float" office:value="101" calcext:value-type="float">
            <text:p>101</text:p>
          </table:table-cell>
          <table:table-cell office:value-type="float" office:value="0.863133907318115" calcext:value-type="float">
            <text:p>0,863133907318115</text:p>
          </table:table-cell>
          <table:table-cell office:value-type="float" office:value="7.98544335365295" calcext:value-type="float">
            <text:p>7,985443353652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369616508484" calcext:value-type="float">
            <text:p>1,79369616508484</text:p>
          </table:table-cell>
          <table:table-cell office:value-type="float" office:value="148922" calcext:value-type="float">
            <text:p>148922</text:p>
          </table:table-cell>
          <table:table-cell office:value-type="float" office:value="210.073573350906" calcext:value-type="float">
            <text:p>210,073573350906</text:p>
          </table:table-cell>
          <table:table-cell office:value-type="float" office:value="249" calcext:value-type="float">
            <text:p>249</text:p>
          </table:table-cell>
          <table:table-cell office:value-type="float" office:value="1.5317223072052" calcext:value-type="float">
            <text:p>1,5317223072052</text:p>
          </table:table-cell>
          <table:table-cell office:value-type="float" office:value="220.16552400589" calcext:value-type="float">
            <text:p>220,1655240058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682958602905" calcext:value-type="float">
            <text:p>1,91682958602905</text:p>
          </table:table-cell>
          <table:table-cell office:value-type="float" office:value="148" calcext:value-type="float">
            <text:p>148</text:p>
          </table:table-cell>
          <table:table-cell office:value-type="float" office:value="249" calcext:value-type="float">
            <text:p>249</text:p>
          </table:table-cell>
          <table:table-cell office:value-type="float" office:value="1.29738759994507" calcext:value-type="float">
            <text:p>1,29738759994507</text:p>
          </table:table-cell>
          <table:table-cell office:value-type="float" office:value="223.174318552017" calcext:value-type="float">
            <text:p>223,174318552017</text:p>
          </table:table-cell>
          <table:table-cell table:formula="of:=[.U45]-([.T45]+[.H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2330589294434" calcext:value-type="float">
            <text:p>0,452330589294434</text:p>
          </table:table-cell>
          <table:table-cell office:value-type="float" office:value="4" calcext:value-type="float">
            <text:p>4</text:p>
          </table:table-cell>
          <table:table-cell office:value-type="float" office:value="20.5125148296356" calcext:value-type="float">
            <text:p>20,5125148296356</text:p>
          </table:table-cell>
          <table:table-cell office:value-type="float" office:value="97" calcext:value-type="float">
            <text:p>97</text:p>
          </table:table-cell>
          <table:table-cell office:value-type="float" office:value="1.1081280708313" calcext:value-type="float">
            <text:p>1,1081280708313</text:p>
          </table:table-cell>
          <table:table-cell office:value-type="float" office:value="22.0730090141296" calcext:value-type="float">
            <text:p>22,07300901412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308119773865" calcext:value-type="float">
            <text:p>2,13308119773865</text:p>
          </table:table-cell>
          <table:table-cell office:value-type="float" office:value="157890" calcext:value-type="float">
            <text:p>157890</text:p>
          </table:table-cell>
          <table:table-cell office:value-type="float" office:value="265.324224710464" calcext:value-type="float">
            <text:p>265,324224710464</text:p>
          </table:table-cell>
          <table:table-cell office:value-type="float" office:value="235" calcext:value-type="float">
            <text:p>235</text:p>
          </table:table-cell>
          <table:table-cell office:value-type="float" office:value="2.87406277656555" calcext:value-type="float">
            <text:p>2,87406277656555</text:p>
          </table:table-cell>
          <table:table-cell office:value-type="float" office:value="290.37811589241" calcext:value-type="float">
            <text:p>290,3781158924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014984130859" calcext:value-type="float">
            <text:p>2,38014984130859</text:p>
          </table:table-cell>
          <table:table-cell office:value-type="float" office:value="138" calcext:value-type="float">
            <text:p>138</text:p>
          </table:table-cell>
          <table:table-cell office:value-type="float" office:value="235" calcext:value-type="float">
            <text:p>235</text:p>
          </table:table-cell>
          <table:table-cell office:value-type="float" office:value="3.25438857078552" calcext:value-type="float">
            <text:p>3,25438857078552</text:p>
          </table:table-cell>
          <table:table-cell office:value-type="float" office:value="297.009754419327" calcext:value-type="float">
            <text:p>297,009754419327</text:p>
          </table:table-cell>
          <table:table-cell table:formula="of:=[.U46]-([.T46]+[.H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56920289993286" calcext:value-type="float">
            <text:p>0,556920289993286</text:p>
          </table:table-cell>
          <table:table-cell office:value-type="float" office:value="1" calcext:value-type="float">
            <text:p>1</text:p>
          </table:table-cell>
          <table:table-cell office:value-type="float" office:value="18.4509208202362" calcext:value-type="float">
            <text:p>18,4509208202362</text:p>
          </table:table-cell>
          <table:table-cell office:value-type="float" office:value="82" calcext:value-type="float">
            <text:p>82</text:p>
          </table:table-cell>
          <table:table-cell office:value-type="float" office:value="8.78436040878296" calcext:value-type="float">
            <text:p>8,78436040878296</text:p>
          </table:table-cell>
          <table:table-cell office:value-type="float" office:value="27.792252779007" calcext:value-type="float">
            <text:p>27,79225277900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563570022583" calcext:value-type="float">
            <text:p>1,9563570022583</text:p>
          </table:table-cell>
          <table:table-cell office:value-type="float" office:value="148697" calcext:value-type="float">
            <text:p>148697</text:p>
          </table:table-cell>
          <table:table-cell office:value-type="float" office:value="220.182464361191" calcext:value-type="float">
            <text:p>220,182464361191</text:p>
          </table:table-cell>
          <table:table-cell office:value-type="float" office:value="199" calcext:value-type="float">
            <text:p>199</text:p>
          </table:table-cell>
          <table:table-cell office:value-type="float" office:value="9.95005059242249" calcext:value-type="float">
            <text:p>9,95005059242249</text:p>
          </table:table-cell>
          <table:table-cell office:value-type="float" office:value="250.393448591232" calcext:value-type="float">
            <text:p>250,393448591232</text:p>
          </table:table-cell>
          <table:table-cell office:value-type="float" office:value="38712" calcext:value-type="float">
            <text:p>38712</text:p>
          </table:table-cell>
          <table:table-cell office:value-type="float" office:value="2.0828595161438" calcext:value-type="float">
            <text:p>2,0828595161438</text:p>
          </table:table-cell>
          <table:table-cell office:value-type="float" office:value="117" calcext:value-type="float">
            <text:p>117</text:p>
          </table:table-cell>
          <table:table-cell office:value-type="float" office:value="199" calcext:value-type="float">
            <text:p>199</text:p>
          </table:table-cell>
          <table:table-cell office:value-type="float" office:value="10.2475798130035" calcext:value-type="float">
            <text:p>10,2475798130035</text:p>
          </table:table-cell>
          <table:table-cell office:value-type="float" office:value="258.579590559006" calcext:value-type="float">
            <text:p>258,579590559006</text:p>
          </table:table-cell>
          <table:table-cell table:formula="of:=[.U47]-([.T47]+[.H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5580377578735" calcext:value-type="float">
            <text:p>0,305580377578735</text:p>
          </table:table-cell>
          <table:table-cell office:value-type="float" office:value="2" calcext:value-type="float">
            <text:p>2</text:p>
          </table:table-cell>
          <table:table-cell office:value-type="float" office:value="18.7368078231812" calcext:value-type="float">
            <text:p>18,7368078231812</text:p>
          </table:table-cell>
          <table:table-cell office:value-type="float" office:value="77" calcext:value-type="float">
            <text:p>77</text:p>
          </table:table-cell>
          <table:table-cell office:value-type="float" office:value="9.00400328636169" calcext:value-type="float">
            <text:p>9,00400328636169</text:p>
          </table:table-cell>
          <table:table-cell office:value-type="float" office:value="28.0464370250702" calcext:value-type="float">
            <text:p>28,046437025070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1340999603271" calcext:value-type="float">
            <text:p>2,11340999603271</text:p>
          </table:table-cell>
          <table:table-cell office:value-type="float" office:value="148767" calcext:value-type="float">
            <text:p>148767</text:p>
          </table:table-cell>
          <table:table-cell office:value-type="float" office:value="220.906507968903" calcext:value-type="float">
            <text:p>220,906507968903</text:p>
          </table:table-cell>
          <table:table-cell office:value-type="float" office:value="185" calcext:value-type="float">
            <text:p>185</text:p>
          </table:table-cell>
          <table:table-cell office:value-type="float" office:value="11.614128112793" calcext:value-type="float">
            <text:p>11,614128112793</text:p>
          </table:table-cell>
          <table:table-cell office:value-type="float" office:value="253.458715677261" calcext:value-type="float">
            <text:p>253,458715677261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130300521851" calcext:value-type="float">
            <text:p>2,20130300521851</text:p>
          </table:table-cell>
          <table:table-cell office:value-type="float" office:value="108" calcext:value-type="float">
            <text:p>108</text:p>
          </table:table-cell>
          <table:table-cell office:value-type="float" office:value="185" calcext:value-type="float">
            <text:p>185</text:p>
          </table:table-cell>
          <table:table-cell office:value-type="float" office:value="11.1088366508484" calcext:value-type="float">
            <text:p>11,1088366508484</text:p>
          </table:table-cell>
          <table:table-cell office:value-type="float" office:value="261.120533943176" calcext:value-type="float">
            <text:p>261,120533943176</text:p>
          </table:table-cell>
          <table:table-cell table:formula="of:=[.U48]-([.T48]+[.H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5719947814941" calcext:value-type="float">
            <text:p>0,455719947814941</text:p>
          </table:table-cell>
          <table:table-cell office:value-type="float" office:value="3" calcext:value-type="float">
            <text:p>3</text:p>
          </table:table-cell>
          <table:table-cell office:value-type="float" office:value="76.2241101264954" calcext:value-type="float">
            <text:p>76,2241101264954</text:p>
          </table:table-cell>
          <table:table-cell office:value-type="float" office:value="76" calcext:value-type="float">
            <text:p>76</text:p>
          </table:table-cell>
          <table:table-cell office:value-type="float" office:value="12.0831212997437" calcext:value-type="float">
            <text:p>12,0831212997437</text:p>
          </table:table-cell>
          <table:table-cell office:value-type="float" office:value="88.7630178928375" calcext:value-type="float">
            <text:p>88,763017892837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1287035942078" calcext:value-type="float">
            <text:p>2,71287035942078</text:p>
          </table:table-cell>
          <table:table-cell office:value-type="float" office:value="157813" calcext:value-type="float">
            <text:p>157813</text:p>
          </table:table-cell>
          <table:table-cell office:value-type="float" office:value="277.783385276794" calcext:value-type="float">
            <text:p>277,783385276794</text:p>
          </table:table-cell>
          <table:table-cell office:value-type="float" office:value="169" calcext:value-type="float">
            <text:p>169</text:p>
          </table:table-cell>
          <table:table-cell office:value-type="float" office:value="15.5992863178253" calcext:value-type="float">
            <text:p>15,5992863178253</text:p>
          </table:table-cell>
          <table:table-cell office:value-type="float" office:value="372.33349275589" calcext:value-type="float">
            <text:p>372,3334927558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8848714828491" calcext:value-type="float">
            <text:p>2,58848714828491</text:p>
          </table:table-cell>
          <table:table-cell office:value-type="float" office:value="93" calcext:value-type="float">
            <text:p>93</text:p>
          </table:table-cell>
          <table:table-cell office:value-type="float" office:value="169" calcext:value-type="float">
            <text:p>169</text:p>
          </table:table-cell>
          <table:table-cell office:value-type="float" office:value="16.3803403377533" calcext:value-type="float">
            <text:p>16,3803403377533</text:p>
          </table:table-cell>
          <table:table-cell office:value-type="float" office:value="387.18781542778" calcext:value-type="float">
            <text:p>387,18781542778</text:p>
          </table:table-cell>
          <table:table-cell table:formula="of:=[.U49]-([.T49]+[.H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32591772079468" calcext:value-type="float">
            <text:p>0,332591772079468</text:p>
          </table:table-cell>
          <table:table-cell office:value-type="float" office:value="1" calcext:value-type="float">
            <text:p>1</text:p>
          </table:table-cell>
          <table:table-cell office:value-type="float" office:value="40.6694977283478" calcext:value-type="float">
            <text:p>40,6694977283478</text:p>
          </table:table-cell>
          <table:table-cell office:value-type="float" office:value="51" calcext:value-type="float">
            <text:p>51</text:p>
          </table:table-cell>
          <table:table-cell office:value-type="float" office:value="3.47381520271301" calcext:value-type="float">
            <text:p>3,47381520271301</text:p>
          </table:table-cell>
          <table:table-cell office:value-type="float" office:value="44.4759423732758" calcext:value-type="float">
            <text:p>44,47594237327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2325911521912" calcext:value-type="float">
            <text:p>2,32325911521912</text:p>
          </table:table-cell>
          <table:table-cell office:value-type="float" office:value="157854" calcext:value-type="float">
            <text:p>157854</text:p>
          </table:table-cell>
          <table:table-cell office:value-type="float" office:value="271.978068590164" calcext:value-type="float">
            <text:p>271,978068590164</text:p>
          </table:table-cell>
          <table:table-cell office:value-type="float" office:value="139" calcext:value-type="float">
            <text:p>139</text:p>
          </table:table-cell>
          <table:table-cell office:value-type="float" office:value="4.57188677787781" calcext:value-type="float">
            <text:p>4,57188677787781</text:p>
          </table:table-cell>
          <table:table-cell office:value-type="float" office:value="319.643786430359" calcext:value-type="float">
            <text:p>319,643786430359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260481834412" calcext:value-type="float">
            <text:p>2,40260481834412</text:p>
          </table:table-cell>
          <table:table-cell office:value-type="float" office:value="85" calcext:value-type="float">
            <text:p>85</text:p>
          </table:table-cell>
          <table:table-cell office:value-type="float" office:value="139" calcext:value-type="float">
            <text:p>139</text:p>
          </table:table-cell>
          <table:table-cell office:value-type="float" office:value="4.20983242988586" calcext:value-type="float">
            <text:p>4,20983242988586</text:p>
          </table:table-cell>
          <table:table-cell office:value-type="float" office:value="324.153347969055" calcext:value-type="float">
            <text:p>324,153347969055</text:p>
          </table:table-cell>
          <table:table-cell table:formula="of:=[.U50]-([.T50]+[.H5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6934957504272" calcext:value-type="float">
            <text:p>0,426934957504272</text:p>
          </table:table-cell>
          <table:table-cell office:value-type="float" office:value="1" calcext:value-type="float">
            <text:p>1</text:p>
          </table:table-cell>
          <table:table-cell office:value-type="float" office:value="39.9828975200653" calcext:value-type="float">
            <text:p>39,9828975200653</text:p>
          </table:table-cell>
          <table:table-cell office:value-type="float" office:value="49" calcext:value-type="float">
            <text:p>49</text:p>
          </table:table-cell>
          <table:table-cell office:value-type="float" office:value="3.25644421577454" calcext:value-type="float">
            <text:p>3,25644421577454</text:p>
          </table:table-cell>
          <table:table-cell office:value-type="float" office:value="43.6663126945496" calcext:value-type="float">
            <text:p>43,66631269454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647975921631" calcext:value-type="float">
            <text:p>2,23647975921631</text:p>
          </table:table-cell>
          <table:table-cell office:value-type="float" office:value="157900" calcext:value-type="float">
            <text:p>157900</text:p>
          </table:table-cell>
          <table:table-cell office:value-type="float" office:value="271.056183815002" calcext:value-type="float">
            <text:p>271,056183815002</text:p>
          </table:table-cell>
          <table:table-cell office:value-type="float" office:value="137" calcext:value-type="float">
            <text:p>137</text:p>
          </table:table-cell>
          <table:table-cell office:value-type="float" office:value="4.20319724082947" calcext:value-type="float">
            <text:p>4,20319724082947</text:p>
          </table:table-cell>
          <table:table-cell office:value-type="float" office:value="317.794796228409" calcext:value-type="float">
            <text:p>317,79479622840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258909225464" calcext:value-type="float">
            <text:p>2,39258909225464</text:p>
          </table:table-cell>
          <table:table-cell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office:value-type="float" office:value="4.37604403495789" calcext:value-type="float">
            <text:p>4,37604403495789</text:p>
          </table:table-cell>
          <table:table-cell office:value-type="float" office:value="323.62468290329" calcext:value-type="float">
            <text:p>323,62468290329</text:p>
          </table:table-cell>
          <table:table-cell table:formula="of:=[.U51]-([.T51]+[.H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2204275131226" calcext:value-type="float">
            <text:p>0,402204275131226</text:p>
          </table:table-cell>
          <table:table-cell office:value-type="float" office:value="2" calcext:value-type="float">
            <text:p>2</text:p>
          </table:table-cell>
          <table:table-cell office:value-type="float" office:value="76.4553685188294" calcext:value-type="float">
            <text:p>76,4553685188294</text:p>
          </table:table-cell>
          <table:table-cell office:value-type="float" office:value="32" calcext:value-type="float">
            <text:p>32</text:p>
          </table:table-cell>
          <table:table-cell office:value-type="float" office:value="12.2345132827759" calcext:value-type="float">
            <text:p>12,2345132827759</text:p>
          </table:table-cell>
          <table:table-cell office:value-type="float" office:value="89.0921356678009" calcext:value-type="float">
            <text:p>89,09213566780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4402689933777" calcext:value-type="float">
            <text:p>2,74402689933777</text:p>
          </table:table-cell>
          <table:table-cell office:value-type="float" office:value="157843" calcext:value-type="float">
            <text:p>157843</text:p>
          </table:table-cell>
          <table:table-cell office:value-type="float" office:value="278.941335201263" calcext:value-type="float">
            <text:p>278,941335201263</text:p>
          </table:table-cell>
          <table:table-cell office:value-type="float" office:value="94" calcext:value-type="float">
            <text:p>94</text:p>
          </table:table-cell>
          <table:table-cell office:value-type="float" office:value="13.8629369735718" calcext:value-type="float">
            <text:p>13,8629369735718</text:p>
          </table:table-cell>
          <table:table-cell office:value-type="float" office:value="371.595185041428" calcext:value-type="float">
            <text:p>371,595185041428</text:p>
          </table:table-cell>
          <table:table-cell office:value-type="float" office:value="43717" calcext:value-type="float">
            <text:p>43717</text:p>
          </table:table-cell>
          <table:table-cell office:value-type="float" office:value="2.80105519294739" calcext:value-type="float">
            <text:p>2,80105519294739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13.8980097770691" calcext:value-type="float">
            <text:p>13,8980097770691</text:p>
          </table:table-cell>
          <table:table-cell office:value-type="float" office:value="384.00870347023" calcext:value-type="float">
            <text:p>384,00870347023</text:p>
          </table:table-cell>
          <table:table-cell table:formula="of:=[.U52]-([.T52]+[.H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12858772277832" calcext:value-type="float">
            <text:p>0,612858772277832</text:p>
          </table:table-cell>
          <table:table-cell office:value-type="float" office:value="5" calcext:value-type="float">
            <text:p>5</text:p>
          </table:table-cell>
          <table:table-cell office:value-type="float" office:value="19.0439355373383" calcext:value-type="float">
            <text:p>19,0439355373383</text:p>
          </table:table-cell>
          <table:table-cell office:value-type="float" office:value="20" calcext:value-type="float">
            <text:p>20</text:p>
          </table:table-cell>
          <table:table-cell office:value-type="float" office:value="8.92902064323425" calcext:value-type="float">
            <text:p>8,92902064323425</text:p>
          </table:table-cell>
          <table:table-cell office:value-type="float" office:value="28.5858609676361" calcext:value-type="float">
            <text:p>28,585860967636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1172637939453" calcext:value-type="float">
            <text:p>2,01172637939453</text:p>
          </table:table-cell>
          <table:table-cell office:value-type="float" office:value="149567" calcext:value-type="float">
            <text:p>149567</text:p>
          </table:table-cell>
          <table:table-cell office:value-type="float" office:value="217.599467039108" calcext:value-type="float">
            <text:p>217,599467039108</text:p>
          </table:table-cell>
          <table:table-cell office:value-type="float" office:value="52" calcext:value-type="float">
            <text:p>52</text:p>
          </table:table-cell>
          <table:table-cell office:value-type="float" office:value="16.2713861465454" calcext:value-type="float">
            <text:p>16,2713861465454</text:p>
          </table:table-cell>
          <table:table-cell office:value-type="float" office:value="254.967450380325" calcext:value-type="float">
            <text:p>254,96745038032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75526714325" calcext:value-type="float">
            <text:p>2,207552671432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6.3560485839844" calcext:value-type="float">
            <text:p>16,3560485839844</text:p>
          </table:table-cell>
          <table:table-cell office:value-type="float" office:value="264.049084424973" calcext:value-type="float">
            <text:p>264,049084424973</text:p>
          </table:table-cell>
          <table:table-cell table:formula="of:=[.U53]-([.T53]+[.H5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4512634277344" calcext:value-type="float">
            <text:p>0,414512634277344</text:p>
          </table:table-cell>
          <table:table-cell office:value-type="float" office:value="6" calcext:value-type="float">
            <text:p>6</text:p>
          </table:table-cell>
          <table:table-cell office:value-type="float" office:value="4.56683659553528" calcext:value-type="float">
            <text:p>4,56683659553528</text:p>
          </table:table-cell>
          <table:table-cell office:value-type="float" office:value="0" calcext:value-type="float">
            <text:p>0</text:p>
          </table:table-cell>
          <table:table-cell office:value-type="float" office:value="0.299238681793213" calcext:value-type="float">
            <text:p>0,299238681793213</text:p>
          </table:table-cell>
          <table:table-cell office:value-type="float" office:value="5.28064966201782" calcext:value-type="float">
            <text:p>5,2806496620178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6093616485596" calcext:value-type="float">
            <text:p>1,86093616485596</text:p>
          </table:table-cell>
          <table:table-cell office:value-type="float" office:value="150619" calcext:value-type="float">
            <text:p>150619</text:p>
          </table:table-cell>
          <table:table-cell office:value-type="float" office:value="218.587132453918" calcext:value-type="float">
            <text:p>218,587132453918</text:p>
          </table:table-cell>
          <table:table-cell office:value-type="float" office:value="0" calcext:value-type="float">
            <text:p>0</text:p>
          </table:table-cell>
          <table:table-cell office:value-type="float" office:value="1.08831334114075" calcext:value-type="float">
            <text:p>1,08831334114075</text:p>
          </table:table-cell>
          <table:table-cell office:value-type="float" office:value="225.610231876373" calcext:value-type="float">
            <text:p>225,610231876373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347239494324" calcext:value-type="float">
            <text:p>2,18347239494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754475593567" calcext:value-type="float">
            <text:p>1,00754475593567</text:p>
          </table:table-cell>
          <table:table-cell office:value-type="float" office:value="229.610048055649" calcext:value-type="float">
            <text:p>229,610048055649</text:p>
          </table:table-cell>
          <table:table-cell table:formula="of:=[.U54]-([.T54]+[.H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4166946411133" calcext:value-type="float">
            <text:p>0,394166946411133</text:p>
          </table:table-cell>
          <table:table-cell office:value-type="float" office:value="5" calcext:value-type="float">
            <text:p>5</text:p>
          </table:table-cell>
          <table:table-cell office:value-type="float" office:value="4.90615487098694" calcext:value-type="float">
            <text:p>4,90615487098694</text:p>
          </table:table-cell>
          <table:table-cell office:value-type="float" office:value="0" calcext:value-type="float">
            <text:p>0</text:p>
          </table:table-cell>
          <table:table-cell office:value-type="float" office:value="0.35930347442627" calcext:value-type="float">
            <text:p>0,35930347442627</text:p>
          </table:table-cell>
          <table:table-cell office:value-type="float" office:value="5.65966272354126" calcext:value-type="float">
            <text:p>5,6596627235412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194929599762" calcext:value-type="float">
            <text:p>1,9194929599762</text:p>
          </table:table-cell>
          <table:table-cell office:value-type="float" office:value="149240" calcext:value-type="float">
            <text:p>149240</text:p>
          </table:table-cell>
          <table:table-cell office:value-type="float" office:value="222.106540441513" calcext:value-type="float">
            <text:p>222,106540441513</text:p>
          </table:table-cell>
          <table:table-cell office:value-type="float" office:value="0" calcext:value-type="float">
            <text:p>0</text:p>
          </table:table-cell>
          <table:table-cell office:value-type="float" office:value="1.21489691734314" calcext:value-type="float">
            <text:p>1,21489691734314</text:p>
          </table:table-cell>
          <table:table-cell office:value-type="float" office:value="230.054198741913" calcext:value-type="float">
            <text:p>230,054198741913</text:p>
          </table:table-cell>
          <table:table-cell office:value-type="float" office:value="38712" calcext:value-type="float">
            <text:p>38712</text:p>
          </table:table-cell>
          <table:table-cell office:value-type="float" office:value="2.07140588760376" calcext:value-type="float">
            <text:p>2,07140588760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303997039795" calcext:value-type="float">
            <text:p>1,36303997039795</text:p>
          </table:table-cell>
          <table:table-cell office:value-type="float" office:value="232.897480964661" calcext:value-type="float">
            <text:p>232,897480964661</text:p>
          </table:table-cell>
          <table:table-cell table:formula="of:=[.U55]-([.T55]+[.H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9107761383057" calcext:value-type="float">
            <text:p>0,329107761383057</text:p>
          </table:table-cell>
          <table:table-cell office:value-type="float" office:value="82" calcext:value-type="float">
            <text:p>82</text:p>
          </table:table-cell>
          <table:table-cell office:value-type="float" office:value="4.0435426235199" calcext:value-type="float">
            <text:p>4,0435426235199</text:p>
          </table:table-cell>
          <table:table-cell office:value-type="float" office:value="0" calcext:value-type="float">
            <text:p>0</text:p>
          </table:table-cell>
          <table:table-cell office:value-type="float" office:value="0.405820369720459" calcext:value-type="float">
            <text:p>0,405820369720459</text:p>
          </table:table-cell>
          <table:table-cell office:value-type="float" office:value="4.77850270271301" calcext:value-type="float">
            <text:p>4,7785027027130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524075508118" calcext:value-type="float">
            <text:p>1,92524075508118</text:p>
          </table:table-cell>
          <table:table-cell office:value-type="float" office:value="151742" calcext:value-type="float">
            <text:p>151742</text:p>
          </table:table-cell>
          <table:table-cell office:value-type="float" office:value="222.508398771286" calcext:value-type="float">
            <text:p>222,508398771286</text:p>
          </table:table-cell>
          <table:table-cell office:value-type="float" office:value="0" calcext:value-type="float">
            <text:p>0</text:p>
          </table:table-cell>
          <table:table-cell office:value-type="float" office:value="4.28660130500793" calcext:value-type="float">
            <text:p>4,28660130500793</text:p>
          </table:table-cell>
          <table:table-cell office:value-type="float" office:value="232.747135162354" calcext:value-type="float">
            <text:p>232,747135162354</text:p>
          </table:table-cell>
          <table:table-cell office:value-type="float" office:value="38712" calcext:value-type="float">
            <text:p>38712</text:p>
          </table:table-cell>
          <table:table-cell office:value-type="float" office:value="2.06394910812378" calcext:value-type="float">
            <text:p>2,06394910812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3420372009277" calcext:value-type="float">
            <text:p>4,33420372009277</text:p>
          </table:table-cell>
          <table:table-cell office:value-type="float" office:value="233.914663553238" calcext:value-type="float">
            <text:p>233,914663553238</text:p>
          </table:table-cell>
          <table:table-cell table:formula="of:=[.U56]-([.T56]+[.H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1612329483032" calcext:value-type="float">
            <text:p>0,351612329483032</text:p>
          </table:table-cell>
          <table:table-cell office:value-type="float" office:value="348" calcext:value-type="float">
            <text:p>348</text:p>
          </table:table-cell>
          <table:table-cell office:value-type="float" office:value="4.25730037689209" calcext:value-type="float">
            <text:p>4,25730037689209</text:p>
          </table:table-cell>
          <table:table-cell office:value-type="float" office:value="0" calcext:value-type="float">
            <text:p>0</text:p>
          </table:table-cell>
          <table:table-cell office:value-type="float" office:value="0.327171325683594" calcext:value-type="float">
            <text:p>0,327171325683594</text:p>
          </table:table-cell>
          <table:table-cell office:value-type="float" office:value="4.93611741065979" calcext:value-type="float">
            <text:p>4,936117410659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5217204093933" calcext:value-type="float">
            <text:p>1,95217204093933</text:p>
          </table:table-cell>
          <table:table-cell office:value-type="float" office:value="152536" calcext:value-type="float">
            <text:p>152536</text:p>
          </table:table-cell>
          <table:table-cell office:value-type="float" office:value="216.185159921646" calcext:value-type="float">
            <text:p>216,185159921646</text:p>
          </table:table-cell>
          <table:table-cell office:value-type="float" office:value="0" calcext:value-type="float">
            <text:p>0</text:p>
          </table:table-cell>
          <table:table-cell office:value-type="float" office:value="15.9997811317444" calcext:value-type="float">
            <text:p>15,9997811317444</text:p>
          </table:table-cell>
          <table:table-cell office:value-type="float" office:value="238.173622369766" calcext:value-type="float">
            <text:p>238,173622369766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735335350037" calcext:value-type="float">
            <text:p>1,9573533535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061191558838" calcext:value-type="float">
            <text:p>16,1061191558838</text:p>
          </table:table-cell>
          <table:table-cell office:value-type="float" office:value="240.80295419693" calcext:value-type="float">
            <text:p>240,80295419693</text:p>
          </table:table-cell>
          <table:table-cell table:formula="of:=[.U57]-([.T57]+[.H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0240411758423" calcext:value-type="float">
            <text:p>0,410240411758423</text:p>
          </table:table-cell>
          <table:table-cell office:value-type="float" office:value="3" calcext:value-type="float">
            <text:p>3</text:p>
          </table:table-cell>
          <table:table-cell office:value-type="float" office:value="5.42931509017944" calcext:value-type="float">
            <text:p>5,42931509017944</text:p>
          </table:table-cell>
          <table:table-cell office:value-type="float" office:value="0" calcext:value-type="float">
            <text:p>0</text:p>
          </table:table-cell>
          <table:table-cell office:value-type="float" office:value="0.464558839797974" calcext:value-type="float">
            <text:p>0,464558839797974</text:p>
          </table:table-cell>
          <table:table-cell office:value-type="float" office:value="6.3041455745697" calcext:value-type="float">
            <text:p>6,304145574569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6629438400269" calcext:value-type="float">
            <text:p>1,86629438400269</text:p>
          </table:table-cell>
          <table:table-cell office:value-type="float" office:value="148992" calcext:value-type="float">
            <text:p>148992</text:p>
          </table:table-cell>
          <table:table-cell office:value-type="float" office:value="220.930169820785" calcext:value-type="float">
            <text:p>220,930169820785</text:p>
          </table:table-cell>
          <table:table-cell office:value-type="float" office:value="0" calcext:value-type="float">
            <text:p>0</text:p>
          </table:table-cell>
          <table:table-cell office:value-type="float" office:value="1.45695662498474" calcext:value-type="float">
            <text:p>1,45695662498474</text:p>
          </table:table-cell>
          <table:table-cell office:value-type="float" office:value="229.570859193802" calcext:value-type="float">
            <text:p>229,570859193802</text:p>
          </table:table-cell>
          <table:table-cell office:value-type="float" office:value="38712" calcext:value-type="float">
            <text:p>38712</text:p>
          </table:table-cell>
          <table:table-cell office:value-type="float" office:value="2.11367416381836" calcext:value-type="float">
            <text:p>2,11367416381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717685699463" calcext:value-type="float">
            <text:p>1,77717685699463</text:p>
          </table:table-cell>
          <table:table-cell office:value-type="float" office:value="232.36880159378" calcext:value-type="float">
            <text:p>232,36880159378</text:p>
          </table:table-cell>
          <table:table-cell table:formula="of:=[.U58]-([.T58]+[.H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05650138854981" calcext:value-type="float">
            <text:p>0,405650138854981</text:p>
          </table:table-cell>
          <table:table-cell office:value-type="float" office:value="2" calcext:value-type="float">
            <text:p>2</text:p>
          </table:table-cell>
          <table:table-cell office:value-type="float" office:value="7.03931307792664" calcext:value-type="float">
            <text:p>7,03931307792664</text:p>
          </table:table-cell>
          <table:table-cell office:value-type="float" office:value="0" calcext:value-type="float">
            <text:p>0</text:p>
          </table:table-cell>
          <table:table-cell office:value-type="float" office:value="0.930551528930664" calcext:value-type="float">
            <text:p>0,930551528930664</text:p>
          </table:table-cell>
          <table:table-cell office:value-type="float" office:value="8.37555551528931" calcext:value-type="float">
            <text:p>8,375555515289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7846159934998" calcext:value-type="float">
            <text:p>1,87846159934998</text:p>
          </table:table-cell>
          <table:table-cell office:value-type="float" office:value="148881" calcext:value-type="float">
            <text:p>148881</text:p>
          </table:table-cell>
          <table:table-cell office:value-type="float" office:value="221.854918718338" calcext:value-type="float">
            <text:p>221,854918718338</text:p>
          </table:table-cell>
          <table:table-cell office:value-type="float" office:value="0" calcext:value-type="float">
            <text:p>0</text:p>
          </table:table-cell>
          <table:table-cell office:value-type="float" office:value="2.01506686210632" calcext:value-type="float">
            <text:p>2,01506686210632</text:p>
          </table:table-cell>
          <table:table-cell office:value-type="float" office:value="232.732501029968" calcext:value-type="float">
            <text:p>232,732501029968</text:p>
          </table:table-cell>
          <table:table-cell office:value-type="float" office:value="38712" calcext:value-type="float">
            <text:p>38712</text:p>
          </table:table-cell>
          <table:table-cell office:value-type="float" office:value="2.12411832809448" calcext:value-type="float">
            <text:p>2,12411832809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235595703125" calcext:value-type="float">
            <text:p>2,10235595703125</text:p>
          </table:table-cell>
          <table:table-cell office:value-type="float" office:value="239.292842149734" calcext:value-type="float">
            <text:p>239,292842149734</text:p>
          </table:table-cell>
          <table:table-cell table:formula="of:=[.U59]-([.T59]+[.H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453954696655" calcext:value-type="float">
            <text:p>0,444453954696655</text:p>
          </table:table-cell>
          <table:table-cell office:value-type="float" office:value="16" calcext:value-type="float">
            <text:p>16</text:p>
          </table:table-cell>
          <table:table-cell office:value-type="float" office:value="11.9190170764923" calcext:value-type="float">
            <text:p>11,9190170764923</text:p>
          </table:table-cell>
          <table:table-cell office:value-type="float" office:value="0" calcext:value-type="float">
            <text:p>0</text:p>
          </table:table-cell>
          <table:table-cell office:value-type="float" office:value="3.07234716415405" calcext:value-type="float">
            <text:p>3,07234716415405</text:p>
          </table:table-cell>
          <table:table-cell office:value-type="float" office:value="15.4358539581299" calcext:value-type="float">
            <text:p>15,435853958129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6480321884155" calcext:value-type="float">
            <text:p>1,96480321884155</text:p>
          </table:table-cell>
          <table:table-cell office:value-type="float" office:value="150217" calcext:value-type="float">
            <text:p>150217</text:p>
          </table:table-cell>
          <table:table-cell office:value-type="float" office:value="224.957436084747" calcext:value-type="float">
            <text:p>224,957436084747</text:p>
          </table:table-cell>
          <table:table-cell office:value-type="float" office:value="0" calcext:value-type="float">
            <text:p>0</text:p>
          </table:table-cell>
          <table:table-cell office:value-type="float" office:value="20.0887293815613" calcext:value-type="float">
            <text:p>20,0887293815613</text:p>
          </table:table-cell>
          <table:table-cell office:value-type="float" office:value="258.585663557053" calcext:value-type="float">
            <text:p>258,585663557053</text:p>
          </table:table-cell>
          <table:table-cell office:value-type="float" office:value="38712" calcext:value-type="float">
            <text:p>38712</text:p>
          </table:table-cell>
          <table:table-cell office:value-type="float" office:value="2.09088015556335" calcext:value-type="float">
            <text:p>2,09088015556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86633014679" calcext:value-type="float">
            <text:p>19,786633014679</text:p>
          </table:table-cell>
          <table:table-cell office:value-type="float" office:value="262.187748193741" calcext:value-type="float">
            <text:p>262,187748193741</text:p>
          </table:table-cell>
          <table:table-cell table:formula="of:=[.U60]-([.T60]+[.H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3133172988892" calcext:value-type="float">
            <text:p>0,383133172988892</text:p>
          </table:table-cell>
          <table:table-cell office:value-type="float" office:value="6" calcext:value-type="float">
            <text:p>6</text:p>
          </table:table-cell>
          <table:table-cell office:value-type="float" office:value="11.0946924686432" calcext:value-type="float">
            <text:p>11,0946924686432</text:p>
          </table:table-cell>
          <table:table-cell office:value-type="float" office:value="0" calcext:value-type="float">
            <text:p>0</text:p>
          </table:table-cell>
          <table:table-cell office:value-type="float" office:value="2.86479115486145" calcext:value-type="float">
            <text:p>2,86479115486145</text:p>
          </table:table-cell>
          <table:table-cell office:value-type="float" office:value="14.3426501750946" calcext:value-type="float">
            <text:p>14,34265017509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048072814941" calcext:value-type="float">
            <text:p>1,92048072814941</text:p>
          </table:table-cell>
          <table:table-cell office:value-type="float" office:value="149292" calcext:value-type="float">
            <text:p>149292</text:p>
          </table:table-cell>
          <table:table-cell office:value-type="float" office:value="211.743550539017" calcext:value-type="float">
            <text:p>211,743550539017</text:p>
          </table:table-cell>
          <table:table-cell office:value-type="float" office:value="0" calcext:value-type="float">
            <text:p>0</text:p>
          </table:table-cell>
          <table:table-cell office:value-type="float" office:value="8.35961651802063" calcext:value-type="float">
            <text:p>8,35961651802063</text:p>
          </table:table-cell>
          <table:table-cell office:value-type="float" office:value="233.026229858398" calcext:value-type="float">
            <text:p>233,02622985839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324059486389" calcext:value-type="float">
            <text:p>1,99324059486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3357992172241" calcext:value-type="float">
            <text:p>8,43357992172241</text:p>
          </table:table-cell>
          <table:table-cell office:value-type="float" office:value="238.336591482162" calcext:value-type="float">
            <text:p>238,336591482162</text:p>
          </table:table-cell>
          <table:table-cell table:formula="of:=[.U61]-([.T61]+[.H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4051342010498" calcext:value-type="float">
            <text:p>0,364051342010498</text:p>
          </table:table-cell>
          <table:table-cell office:value-type="float" office:value="1" calcext:value-type="float">
            <text:p>1</text:p>
          </table:table-cell>
          <table:table-cell office:value-type="float" office:value="11.0898606777191" calcext:value-type="float">
            <text:p>11,0898606777191</text:p>
          </table:table-cell>
          <table:table-cell office:value-type="float" office:value="0" calcext:value-type="float">
            <text:p>0</text:p>
          </table:table-cell>
          <table:table-cell office:value-type="float" office:value="2.89943027496338" calcext:value-type="float">
            <text:p>2,89943027496338</text:p>
          </table:table-cell>
          <table:table-cell office:value-type="float" office:value="14.3533744812012" calcext:value-type="float">
            <text:p>14,353374481201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414768218994" calcext:value-type="float">
            <text:p>1,84414768218994</text:p>
          </table:table-cell>
          <table:table-cell office:value-type="float" office:value="148881" calcext:value-type="float">
            <text:p>148881</text:p>
          </table:table-cell>
          <table:table-cell office:value-type="float" office:value="213.561501741409" calcext:value-type="float">
            <text:p>213,561501741409</text:p>
          </table:table-cell>
          <table:table-cell office:value-type="float" office:value="0" calcext:value-type="float">
            <text:p>0</text:p>
          </table:table-cell>
          <table:table-cell office:value-type="float" office:value="3.31543445587158" calcext:value-type="float">
            <text:p>3,31543445587158</text:p>
          </table:table-cell>
          <table:table-cell office:value-type="float" office:value="229.703375816345" calcext:value-type="float">
            <text:p>229,70337581634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613286972046" calcext:value-type="float">
            <text:p>1,97613286972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35209941864" calcext:value-type="float">
            <text:p>3,2235209941864</text:p>
          </table:table-cell>
          <table:table-cell office:value-type="float" office:value="233.884828805923" calcext:value-type="float">
            <text:p>233,884828805923</text:p>
          </table:table-cell>
          <table:table-cell table:formula="of:=[.U62]-([.T62]+[.H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2359476089478" calcext:value-type="float">
            <text:p>0,412359476089478</text:p>
          </table:table-cell>
          <table:table-cell office:value-type="float" office:value="63" calcext:value-type="float">
            <text:p>63</text:p>
          </table:table-cell>
          <table:table-cell office:value-type="float" office:value="7.13471698760986" calcext:value-type="float">
            <text:p>7,13471698760986</text:p>
          </table:table-cell>
          <table:table-cell office:value-type="float" office:value="0" calcext:value-type="float">
            <text:p>0</text:p>
          </table:table-cell>
          <table:table-cell office:value-type="float" office:value="0.873423576354981" calcext:value-type="float">
            <text:p>0,873423576354981</text:p>
          </table:table-cell>
          <table:table-cell office:value-type="float" office:value="8.42054891586304" calcext:value-type="float">
            <text:p>8,4205489158630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8352847099304" calcext:value-type="float">
            <text:p>1,88352847099304</text:p>
          </table:table-cell>
          <table:table-cell office:value-type="float" office:value="152652" calcext:value-type="float">
            <text:p>152652</text:p>
          </table:table-cell>
          <table:table-cell office:value-type="float" office:value="231.681611299515" calcext:value-type="float">
            <text:p>231,681611299515</text:p>
          </table:table-cell>
          <table:table-cell office:value-type="float" office:value="0" calcext:value-type="float">
            <text:p>0</text:p>
          </table:table-cell>
          <table:table-cell office:value-type="float" office:value="30.7969114780426" calcext:value-type="float">
            <text:p>30,7969114780426</text:p>
          </table:table-cell>
          <table:table-cell office:value-type="float" office:value="271.099239110947" calcext:value-type="float">
            <text:p>271,0992391109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48056578636169" calcext:value-type="float">
            <text:p>2,48056578636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322622776031" calcext:value-type="float">
            <text:p>29,8322622776031</text:p>
          </table:table-cell>
          <table:table-cell office:value-type="float" office:value="265.911006212235" calcext:value-type="float">
            <text:p>265,911006212235</text:p>
          </table:table-cell>
          <table:table-cell table:formula="of:=[.U63]-([.T63]+[.H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4084701538086" calcext:value-type="float">
            <text:p>0,384084701538086</text:p>
          </table:table-cell>
          <table:table-cell office:value-type="float" office:value="11" calcext:value-type="float">
            <text:p>11</text:p>
          </table:table-cell>
          <table:table-cell office:value-type="float" office:value="6.81133961677551" calcext:value-type="float">
            <text:p>6,81133961677551</text:p>
          </table:table-cell>
          <table:table-cell office:value-type="float" office:value="0" calcext:value-type="float">
            <text:p>0</text:p>
          </table:table-cell>
          <table:table-cell office:value-type="float" office:value="0.805780172348022" calcext:value-type="float">
            <text:p>0,805780172348022</text:p>
          </table:table-cell>
          <table:table-cell office:value-type="float" office:value="8.00123810768127" calcext:value-type="float">
            <text:p>8,0012381076812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7095403671265" calcext:value-type="float">
            <text:p>1,87095403671265</text:p>
          </table:table-cell>
          <table:table-cell office:value-type="float" office:value="150443" calcext:value-type="float">
            <text:p>150443</text:p>
          </table:table-cell>
          <table:table-cell office:value-type="float" office:value="212.046368360519" calcext:value-type="float">
            <text:p>212,046368360519</text:p>
          </table:table-cell>
          <table:table-cell office:value-type="float" office:value="0" calcext:value-type="float">
            <text:p>0</text:p>
          </table:table-cell>
          <table:table-cell office:value-type="float" office:value="5.20421195030212" calcext:value-type="float">
            <text:p>5,20421195030212</text:p>
          </table:table-cell>
          <table:table-cell office:value-type="float" office:value="225.807193756104" calcext:value-type="float">
            <text:p>225,807193756104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059374809265" calcext:value-type="float">
            <text:p>1,91059374809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8731126785278" calcext:value-type="float">
            <text:p>5,58731126785278</text:p>
          </table:table-cell>
          <table:table-cell office:value-type="float" office:value="231.889261484146" calcext:value-type="float">
            <text:p>231,889261484146</text:p>
          </table:table-cell>
          <table:table-cell table:formula="of:=[.U64]-([.T64]+[.H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1538953781128" calcext:value-type="float">
            <text:p>0,291538953781128</text:p>
          </table:table-cell>
          <table:table-cell office:value-type="float" office:value="1044" calcext:value-type="float">
            <text:p>1044</text:p>
          </table:table-cell>
          <table:table-cell office:value-type="float" office:value="7.14076256752014" calcext:value-type="float">
            <text:p>7,14076256752014</text:p>
          </table:table-cell>
          <table:table-cell office:value-type="float" office:value="0" calcext:value-type="float">
            <text:p>0</text:p>
          </table:table-cell>
          <table:table-cell office:value-type="float" office:value="0.309832572937012" calcext:value-type="float">
            <text:p>0,309832572937012</text:p>
          </table:table-cell>
          <table:table-cell office:value-type="float" office:value="7.74218082427979" calcext:value-type="float">
            <text:p>7,742180824279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7465415000916" calcext:value-type="float">
            <text:p>1,77465415000916</text:p>
          </table:table-cell>
          <table:table-cell office:value-type="float" office:value="173056" calcext:value-type="float">
            <text:p>173056</text:p>
          </table:table-cell>
          <table:table-cell office:value-type="float" office:value="209.783053874969" calcext:value-type="float">
            <text:p>209,783053874969</text:p>
          </table:table-cell>
          <table:table-cell office:value-type="float" office:value="0" calcext:value-type="float">
            <text:p>0</text:p>
          </table:table-cell>
          <table:table-cell office:value-type="float" office:value="53.0360550880432" calcext:value-type="float">
            <text:p>53,0360550880432</text:p>
          </table:table-cell>
          <table:table-cell office:value-type="float" office:value="271.527611732483" calcext:value-type="float">
            <text:p>271,52761173248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0196785926819" calcext:value-type="float">
            <text:p>1,80196785926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3980207443237" calcext:value-type="float">
            <text:p>53,3980207443237</text:p>
          </table:table-cell>
          <table:table-cell office:value-type="float" office:value="266.36577963829" calcext:value-type="float">
            <text:p>266,36577963829</text:p>
          </table:table-cell>
          <table:table-cell table:formula="of:=[.U65]-([.T65]+[.H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480791091919" calcext:value-type="float">
            <text:p>0,304480791091919</text:p>
          </table:table-cell>
          <table:table-cell office:value-type="float" office:value="654" calcext:value-type="float">
            <text:p>654</text:p>
          </table:table-cell>
          <table:table-cell office:value-type="float" office:value="4.62266850471497" calcext:value-type="float">
            <text:p>4,62266850471497</text:p>
          </table:table-cell>
          <table:table-cell office:value-type="float" office:value="0" calcext:value-type="float">
            <text:p>0</text:p>
          </table:table-cell>
          <table:table-cell office:value-type="float" office:value="0.299747943878174" calcext:value-type="float">
            <text:p>0,299747943878174</text:p>
          </table:table-cell>
          <table:table-cell office:value-type="float" office:value="5.22693943977356" calcext:value-type="float">
            <text:p>5,2269394397735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2404632568359" calcext:value-type="float">
            <text:p>1,62404632568359</text:p>
          </table:table-cell>
          <table:table-cell office:value-type="float" office:value="157278" calcext:value-type="float">
            <text:p>157278</text:p>
          </table:table-cell>
          <table:table-cell office:value-type="float" office:value="201.666573762894" calcext:value-type="float">
            <text:p>201,666573762894</text:p>
          </table:table-cell>
          <table:table-cell office:value-type="float" office:value="0" calcext:value-type="float">
            <text:p>0</text:p>
          </table:table-cell>
          <table:table-cell office:value-type="float" office:value="36.4713881015778" calcext:value-type="float">
            <text:p>36,4713881015778</text:p>
          </table:table-cell>
          <table:table-cell office:value-type="float" office:value="244.444865942001" calcext:value-type="float">
            <text:p>244,44486594200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9254999160767" calcext:value-type="float">
            <text:p>1,89254999160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595950126648" calcext:value-type="float">
            <text:p>36,6595950126648</text:p>
          </table:table-cell>
          <table:table-cell office:value-type="float" office:value="247.781472206116" calcext:value-type="float">
            <text:p>247,781472206116</text:p>
          </table:table-cell>
          <table:table-cell table:formula="of:=[.U66]-([.T66]+[.H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6313066482544" calcext:value-type="float">
            <text:p>0,276313066482544</text:p>
          </table:table-cell>
          <table:table-cell office:value-type="float" office:value="112" calcext:value-type="float">
            <text:p>112</text:p>
          </table:table-cell>
          <table:table-cell office:value-type="float" office:value="3.76893711090088" calcext:value-type="float">
            <text:p>3,76893711090088</text:p>
          </table:table-cell>
          <table:table-cell office:value-type="float" office:value="0" calcext:value-type="float">
            <text:p>0</text:p>
          </table:table-cell>
          <table:table-cell office:value-type="float" office:value="0.278694629669189" calcext:value-type="float">
            <text:p>0,278694629669189</text:p>
          </table:table-cell>
          <table:table-cell office:value-type="float" office:value="4.32398986816406" calcext:value-type="float">
            <text:p>4,3239898681640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804290771484" calcext:value-type="float">
            <text:p>1,65804290771484</text:p>
          </table:table-cell>
          <table:table-cell office:value-type="float" office:value="152728" calcext:value-type="float">
            <text:p>152728</text:p>
          </table:table-cell>
          <table:table-cell office:value-type="float" office:value="203.54289150238" calcext:value-type="float">
            <text:p>203,54289150238</text:p>
          </table:table-cell>
          <table:table-cell office:value-type="float" office:value="0" calcext:value-type="float">
            <text:p>0</text:p>
          </table:table-cell>
          <table:table-cell office:value-type="float" office:value="6.5681483745575" calcext:value-type="float">
            <text:p>6,5681483745575</text:p>
          </table:table-cell>
          <table:table-cell office:value-type="float" office:value="215.504122495651" calcext:value-type="float">
            <text:p>215,50412249565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5825395584106" calcext:value-type="float">
            <text:p>1,85825395584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1385540962219" calcext:value-type="float">
            <text:p>6,81385540962219</text:p>
          </table:table-cell>
          <table:table-cell office:value-type="float" office:value="216.30259847641" calcext:value-type="float">
            <text:p>216,30259847641</text:p>
          </table:table-cell>
          <table:table-cell table:formula="of:=[.U67]-([.T67]+[.H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4044952392578" calcext:value-type="float">
            <text:p>0,314044952392578</text:p>
          </table:table-cell>
          <table:table-cell office:value-type="float" office:value="143" calcext:value-type="float">
            <text:p>143</text:p>
          </table:table-cell>
          <table:table-cell office:value-type="float" office:value="3.88139009475708" calcext:value-type="float">
            <text:p>3,88139009475708</text:p>
          </table:table-cell>
          <table:table-cell office:value-type="float" office:value="0" calcext:value-type="float">
            <text:p>0</text:p>
          </table:table-cell>
          <table:table-cell office:value-type="float" office:value="0.289553165435791" calcext:value-type="float">
            <text:p>0,289553165435791</text:p>
          </table:table-cell>
          <table:table-cell office:value-type="float" office:value="4.48503160476685" calcext:value-type="float">
            <text:p>4,4850316047668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0027980804443" calcext:value-type="float">
            <text:p>1,60027980804443</text:p>
          </table:table-cell>
          <table:table-cell office:value-type="float" office:value="150740" calcext:value-type="float">
            <text:p>150740</text:p>
          </table:table-cell>
          <table:table-cell office:value-type="float" office:value="201.522491693497" calcext:value-type="float">
            <text:p>201,522491693497</text:p>
          </table:table-cell>
          <table:table-cell office:value-type="float" office:value="0" calcext:value-type="float">
            <text:p>0</text:p>
          </table:table-cell>
          <table:table-cell office:value-type="float" office:value="8.38730144500732" calcext:value-type="float">
            <text:p>8,38730144500732</text:p>
          </table:table-cell>
          <table:table-cell office:value-type="float" office:value="215.273295164108" calcext:value-type="float">
            <text:p>215,273295164108</text:p>
          </table:table-cell>
          <table:table-cell office:value-type="float" office:value="38712" calcext:value-type="float">
            <text:p>38712</text:p>
          </table:table-cell>
          <table:table-cell office:value-type="float" office:value="1.79968452453613" calcext:value-type="float">
            <text:p>1,79968452453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0494499206543" calcext:value-type="float">
            <text:p>8,30494499206543</text:p>
          </table:table-cell>
          <table:table-cell office:value-type="float" office:value="217.770523071289" calcext:value-type="float">
            <text:p>217,770523071289</text:p>
          </table:table-cell>
          <table:table-cell table:formula="of:=[.U68]-([.T68]+[.H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7048120498657" calcext:value-type="float">
            <text:p>0,267048120498657</text:p>
          </table:table-cell>
          <table:table-cell office:value-type="float" office:value="12" calcext:value-type="float">
            <text:p>12</text:p>
          </table:table-cell>
          <table:table-cell office:value-type="float" office:value="3.73716497421265" calcext:value-type="float">
            <text:p>3,73716497421265</text:p>
          </table:table-cell>
          <table:table-cell office:value-type="float" office:value="0" calcext:value-type="float">
            <text:p>0</text:p>
          </table:table-cell>
          <table:table-cell office:value-type="float" office:value="0.347564935684204" calcext:value-type="float">
            <text:p>0,347564935684204</text:p>
          </table:table-cell>
          <table:table-cell office:value-type="float" office:value="4.35182118415833" calcext:value-type="float">
            <text:p>4,3518211841583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1309757232666" calcext:value-type="float">
            <text:p>1,71309757232666</text:p>
          </table:table-cell>
          <table:table-cell office:value-type="float" office:value="149578" calcext:value-type="float">
            <text:p>149578</text:p>
          </table:table-cell>
          <table:table-cell office:value-type="float" office:value="202.644880056381" calcext:value-type="float">
            <text:p>202,644880056381</text:p>
          </table:table-cell>
          <table:table-cell office:value-type="float" office:value="0" calcext:value-type="float">
            <text:p>0</text:p>
          </table:table-cell>
          <table:table-cell office:value-type="float" office:value="1.33006525039673" calcext:value-type="float">
            <text:p>1,33006525039673</text:p>
          </table:table-cell>
          <table:table-cell office:value-type="float" office:value="209.333607196808" calcext:value-type="float">
            <text:p>209,33360719680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1321740150452" calcext:value-type="float">
            <text:p>1,81321740150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334336280823" calcext:value-type="float">
            <text:p>1,48334336280823</text:p>
          </table:table-cell>
          <table:table-cell office:value-type="float" office:value="211.883177280426" calcext:value-type="float">
            <text:p>211,883177280426</text:p>
          </table:table-cell>
          <table:table-cell table:formula="of:=[.U69]-([.T69]+[.H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1885614395142" calcext:value-type="float">
            <text:p>0,291885614395142</text:p>
          </table:table-cell>
          <table:table-cell office:value-type="float" office:value="479" calcext:value-type="float">
            <text:p>479</text:p>
          </table:table-cell>
          <table:table-cell office:value-type="float" office:value="4.43704438209534" calcext:value-type="float">
            <text:p>4,43704438209534</text:p>
          </table:table-cell>
          <table:table-cell office:value-type="float" office:value="0" calcext:value-type="float">
            <text:p>0</text:p>
          </table:table-cell>
          <table:table-cell office:value-type="float" office:value="0.294828653335571" calcext:value-type="float">
            <text:p>0,294828653335571</text:p>
          </table:table-cell>
          <table:table-cell office:value-type="float" office:value="5.02380561828613" calcext:value-type="float">
            <text:p>5,0238056182861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6900515556335" calcext:value-type="float">
            <text:p>1,66900515556335</text:p>
          </table:table-cell>
          <table:table-cell office:value-type="float" office:value="162838" calcext:value-type="float">
            <text:p>162838</text:p>
          </table:table-cell>
          <table:table-cell office:value-type="float" office:value="202.945710897446" calcext:value-type="float">
            <text:p>202,945710897446</text:p>
          </table:table-cell>
          <table:table-cell office:value-type="float" office:value="0" calcext:value-type="float">
            <text:p>0</text:p>
          </table:table-cell>
          <table:table-cell office:value-type="float" office:value="26.2421522140503" calcext:value-type="float">
            <text:p>26,2421522140503</text:p>
          </table:table-cell>
          <table:table-cell office:value-type="float" office:value="235.147218227386" calcext:value-type="float">
            <text:p>235,147218227386</text:p>
          </table:table-cell>
          <table:table-cell office:value-type="float" office:value="38712" calcext:value-type="float">
            <text:p>38712</text:p>
          </table:table-cell>
          <table:table-cell office:value-type="float" office:value="1.83061933517456" calcext:value-type="float">
            <text:p>1,83061933517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915236473083" calcext:value-type="float">
            <text:p>26,5915236473083</text:p>
          </table:table-cell>
          <table:table-cell office:value-type="float" office:value="236.028842926025" calcext:value-type="float">
            <text:p>236,028842926025</text:p>
          </table:table-cell>
          <table:table-cell table:formula="of:=[.U70]-([.T70]+[.H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6985397338867" calcext:value-type="float">
            <text:p>0,286985397338867</text:p>
          </table:table-cell>
          <table:table-cell office:value-type="float" office:value="17" calcext:value-type="float">
            <text:p>17</text:p>
          </table:table-cell>
          <table:table-cell office:value-type="float" office:value="3.8278067111969" calcext:value-type="float">
            <text:p>3,8278067111969</text:p>
          </table:table-cell>
          <table:table-cell office:value-type="float" office:value="0" calcext:value-type="float">
            <text:p>0</text:p>
          </table:table-cell>
          <table:table-cell office:value-type="float" office:value="0.343549728393555" calcext:value-type="float">
            <text:p>0,343549728393555</text:p>
          </table:table-cell>
          <table:table-cell office:value-type="float" office:value="4.45838689804077" calcext:value-type="float">
            <text:p>4,4583868980407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517354011536" calcext:value-type="float">
            <text:p>1,65517354011536</text:p>
          </table:table-cell>
          <table:table-cell office:value-type="float" office:value="153053" calcext:value-type="float">
            <text:p>153053</text:p>
          </table:table-cell>
          <table:table-cell office:value-type="float" office:value="204.279685497284" calcext:value-type="float">
            <text:p>204,279685497284</text:p>
          </table:table-cell>
          <table:table-cell office:value-type="float" office:value="0" calcext:value-type="float">
            <text:p>0</text:p>
          </table:table-cell>
          <table:table-cell office:value-type="float" office:value="1.57333564758301" calcext:value-type="float">
            <text:p>1,57333564758301</text:p>
          </table:table-cell>
          <table:table-cell office:value-type="float" office:value="211.199242115021" calcext:value-type="float">
            <text:p>211,19924211502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2263779640198" calcext:value-type="float">
            <text:p>1,82263779640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314214706421" calcext:value-type="float">
            <text:p>1,72314214706421</text:p>
          </table:table-cell>
          <table:table-cell office:value-type="float" office:value="209.815672397614" calcext:value-type="float">
            <text:p>209,815672397614</text:p>
          </table:table-cell>
          <table:table-cell table:formula="of:=[.U71]-([.T71]+[.H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2200775146484" calcext:value-type="float">
            <text:p>0,322200775146484</text:p>
          </table:table-cell>
          <table:table-cell office:value-type="float" office:value="23" calcext:value-type="float">
            <text:p>23</text:p>
          </table:table-cell>
          <table:table-cell office:value-type="float" office:value="3.69815349578857" calcext:value-type="float">
            <text:p>3,69815349578857</text:p>
          </table:table-cell>
          <table:table-cell office:value-type="float" office:value="0" calcext:value-type="float">
            <text:p>0</text:p>
          </table:table-cell>
          <table:table-cell office:value-type="float" office:value="0.351715564727783" calcext:value-type="float">
            <text:p>0,351715564727783</text:p>
          </table:table-cell>
          <table:table-cell office:value-type="float" office:value="4.37212443351746" calcext:value-type="float">
            <text:p>4,372124433517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6031551361084" calcext:value-type="float">
            <text:p>1,66031551361084</text:p>
          </table:table-cell>
          <table:table-cell office:value-type="float" office:value="150741" calcext:value-type="float">
            <text:p>150741</text:p>
          </table:table-cell>
          <table:table-cell office:value-type="float" office:value="203.066501379013" calcext:value-type="float">
            <text:p>203,066501379013</text:p>
          </table:table-cell>
          <table:table-cell office:value-type="float" office:value="0" calcext:value-type="float">
            <text:p>0</text:p>
          </table:table-cell>
          <table:table-cell office:value-type="float" office:value="1.65809440612793" calcext:value-type="float">
            <text:p>1,65809440612793</text:p>
          </table:table-cell>
          <table:table-cell office:value-type="float" office:value="210.136441469192" calcext:value-type="float">
            <text:p>210,1364414691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77488398551941" calcext:value-type="float">
            <text:p>1,77488398551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306723594666" calcext:value-type="float">
            <text:p>2,02306723594666</text:p>
          </table:table-cell>
          <table:table-cell office:value-type="float" office:value="210.067790985107" calcext:value-type="float">
            <text:p>210,067790985107</text:p>
          </table:table-cell>
          <table:table-cell table:formula="of:=[.U72]-([.T72]+[.H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7490844726562" calcext:value-type="float">
            <text:p>0,287490844726562</text:p>
          </table:table-cell>
          <table:table-cell office:value-type="float" office:value="12" calcext:value-type="float">
            <text:p>12</text:p>
          </table:table-cell>
          <table:table-cell office:value-type="float" office:value="3.75689148902893" calcext:value-type="float">
            <text:p>3,75689148902893</text:p>
          </table:table-cell>
          <table:table-cell office:value-type="float" office:value="0" calcext:value-type="float">
            <text:p>0</text:p>
          </table:table-cell>
          <table:table-cell office:value-type="float" office:value="0.34400749206543" calcext:value-type="float">
            <text:p>0,34400749206543</text:p>
          </table:table-cell>
          <table:table-cell office:value-type="float" office:value="4.38843417167664" calcext:value-type="float">
            <text:p>4,388434171676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510867118835" calcext:value-type="float">
            <text:p>1,67510867118835</text:p>
          </table:table-cell>
          <table:table-cell office:value-type="float" office:value="149915" calcext:value-type="float">
            <text:p>149915</text:p>
          </table:table-cell>
          <table:table-cell office:value-type="float" office:value="200.895920991898" calcext:value-type="float">
            <text:p>200,895920991898</text:p>
          </table:table-cell>
          <table:table-cell office:value-type="float" office:value="0" calcext:value-type="float">
            <text:p>0</text:p>
          </table:table-cell>
          <table:table-cell office:value-type="float" office:value="1.32507848739624" calcext:value-type="float">
            <text:p>1,32507848739624</text:p>
          </table:table-cell>
          <table:table-cell office:value-type="float" office:value="207.569422006607" calcext:value-type="float">
            <text:p>207,56942200660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5802459716797" calcext:value-type="float">
            <text:p>1,85802459716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637939453125" calcext:value-type="float">
            <text:p>1,47637939453125</text:p>
          </table:table-cell>
          <table:table-cell office:value-type="float" office:value="210.074051618576" calcext:value-type="float">
            <text:p>210,074051618576</text:p>
          </table:table-cell>
          <table:table-cell table:formula="of:=[.U73]-([.T73]+[.H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3079080581665" calcext:value-type="float">
            <text:p>0,353079080581665</text:p>
          </table:table-cell>
          <table:table-cell office:value-type="float" office:value="14" calcext:value-type="float">
            <text:p>14</text:p>
          </table:table-cell>
          <table:table-cell office:value-type="float" office:value="3.91494607925415" calcext:value-type="float">
            <text:p>3,91494607925415</text:p>
          </table:table-cell>
          <table:table-cell office:value-type="float" office:value="0" calcext:value-type="float">
            <text:p>0</text:p>
          </table:table-cell>
          <table:table-cell office:value-type="float" office:value="0.29622220993042" calcext:value-type="float">
            <text:p>0,29622220993042</text:p>
          </table:table-cell>
          <table:table-cell office:value-type="float" office:value="4.56429886817932" calcext:value-type="float">
            <text:p>4,5642988681793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336597442627" calcext:value-type="float">
            <text:p>1,7336597442627</text:p>
          </table:table-cell>
          <table:table-cell office:value-type="float" office:value="149535" calcext:value-type="float">
            <text:p>149535</text:p>
          </table:table-cell>
          <table:table-cell office:value-type="float" office:value="200.205783128738" calcext:value-type="float">
            <text:p>200,205783128738</text:p>
          </table:table-cell>
          <table:table-cell office:value-type="float" office:value="0" calcext:value-type="float">
            <text:p>0</text:p>
          </table:table-cell>
          <table:table-cell office:value-type="float" office:value="1.21443176269531" calcext:value-type="float">
            <text:p>1,21443176269531</text:p>
          </table:table-cell>
          <table:table-cell office:value-type="float" office:value="206.898849010468" calcext:value-type="float">
            <text:p>206,89884901046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6573028564453" calcext:value-type="float">
            <text:p>1,86573028564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48010826111" calcext:value-type="float">
            <text:p>1,57048010826111</text:p>
          </table:table-cell>
          <table:table-cell office:value-type="float" office:value="213.074760913849" calcext:value-type="float">
            <text:p>213,074760913849</text:p>
          </table:table-cell>
          <table:table-cell table:formula="of:=[.U74]-([.T74]+[.H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3508281707764" calcext:value-type="float">
            <text:p>0,303508281707764</text:p>
          </table:table-cell>
          <table:table-cell office:value-type="float" office:value="3744" calcext:value-type="float">
            <text:p>3744</text:p>
          </table:table-cell>
          <table:table-cell office:value-type="float" office:value="17.318790435791" calcext:value-type="float">
            <text:p>17,318790435791</text:p>
          </table:table-cell>
          <table:table-cell office:value-type="float" office:value="0" calcext:value-type="float">
            <text:p>0</text:p>
          </table:table-cell>
          <table:table-cell office:value-type="float" office:value="0.348559617996216" calcext:value-type="float">
            <text:p>0,348559617996216</text:p>
          </table:table-cell>
          <table:table-cell office:value-type="float" office:value="17.9709012508392" calcext:value-type="float">
            <text:p>17,970901250839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361616134644" calcext:value-type="float">
            <text:p>2,18361616134644</text:p>
          </table:table-cell>
          <table:table-cell office:value-type="float" office:value="199157" calcext:value-type="float">
            <text:p>199157</text:p>
          </table:table-cell>
          <table:table-cell office:value-type="float" office:value="213.632937908173" calcext:value-type="float">
            <text:p>213,632937908173</text:p>
          </table:table-cell>
          <table:table-cell office:value-type="float" office:value="0" calcext:value-type="float">
            <text:p>0</text:p>
          </table:table-cell>
          <table:table-cell office:value-type="float" office:value="127.455622911453" calcext:value-type="float">
            <text:p>127,455622911453</text:p>
          </table:table-cell>
          <table:table-cell office:value-type="float" office:value="360.672060012817" calcext:value-type="float">
            <text:p>360,67206001281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1677985191345" calcext:value-type="float">
            <text:p>1,81677985191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284642219543" calcext:value-type="float">
            <text:p>121,284642219543</text:p>
          </table:table-cell>
          <table:table-cell office:value-type="float" office:value="350.322295427322" calcext:value-type="float">
            <text:p>350,322295427322</text:p>
          </table:table-cell>
          <table:table-cell table:formula="of:=[.U75]-([.T75]+[.H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164129257202" calcext:value-type="float">
            <text:p>0,298164129257202</text:p>
          </table:table-cell>
          <table:table-cell office:value-type="float" office:value="339" calcext:value-type="float">
            <text:p>339</text:p>
          </table:table-cell>
          <table:table-cell office:value-type="float" office:value="3.82576465606689" calcext:value-type="float">
            <text:p>3,82576465606689</text:p>
          </table:table-cell>
          <table:table-cell office:value-type="float" office:value="0" calcext:value-type="float">
            <text:p>0</text:p>
          </table:table-cell>
          <table:table-cell office:value-type="float" office:value="0.365245342254639" calcext:value-type="float">
            <text:p>0,365245342254639</text:p>
          </table:table-cell>
          <table:table-cell office:value-type="float" office:value="4.48922109603882" calcext:value-type="float">
            <text:p>4,4892210960388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335126876831" calcext:value-type="float">
            <text:p>1,69335126876831</text:p>
          </table:table-cell>
          <table:table-cell office:value-type="float" office:value="158041" calcext:value-type="float">
            <text:p>158041</text:p>
          </table:table-cell>
          <table:table-cell office:value-type="float" office:value="200.363513231277" calcext:value-type="float">
            <text:p>200,363513231277</text:p>
          </table:table-cell>
          <table:table-cell office:value-type="float" office:value="0" calcext:value-type="float">
            <text:p>0</text:p>
          </table:table-cell>
          <table:table-cell office:value-type="float" office:value="12.1596143245697" calcext:value-type="float">
            <text:p>12,1596143245697</text:p>
          </table:table-cell>
          <table:table-cell office:value-type="float" office:value="217.861688613892" calcext:value-type="float">
            <text:p>217,8616886138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511780738831" calcext:value-type="float">
            <text:p>1,84511780738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273543357849" calcext:value-type="float">
            <text:p>12,4273543357849</text:p>
          </table:table-cell>
          <table:table-cell office:value-type="float" office:value="220.621104240417" calcext:value-type="float">
            <text:p>220,621104240417</text:p>
          </table:table-cell>
          <table:table-cell table:formula="of:=[.U76]-([.T76]+[.H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897752761841" calcext:value-type="float">
            <text:p>0,288897752761841</text:p>
          </table:table-cell>
          <table:table-cell office:value-type="float" office:value="53" calcext:value-type="float">
            <text:p>53</text:p>
          </table:table-cell>
          <table:table-cell office:value-type="float" office:value="3.60725593566895" calcext:value-type="float">
            <text:p>3,60725593566895</text:p>
          </table:table-cell>
          <table:table-cell office:value-type="float" office:value="0" calcext:value-type="float">
            <text:p>0</text:p>
          </table:table-cell>
          <table:table-cell office:value-type="float" office:value="0.345995426177979" calcext:value-type="float">
            <text:p>0,345995426177979</text:p>
          </table:table-cell>
          <table:table-cell office:value-type="float" office:value="4.242192029953" calcext:value-type="float">
            <text:p>4,2421920299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578673362732" calcext:value-type="float">
            <text:p>1,67578673362732</text:p>
          </table:table-cell>
          <table:table-cell office:value-type="float" office:value="154076" calcext:value-type="float">
            <text:p>154076</text:p>
          </table:table-cell>
          <table:table-cell office:value-type="float" office:value="208.683481931686" calcext:value-type="float">
            <text:p>208,683481931686</text:p>
          </table:table-cell>
          <table:table-cell office:value-type="float" office:value="0" calcext:value-type="float">
            <text:p>0</text:p>
          </table:table-cell>
          <table:table-cell office:value-type="float" office:value="2.70591950416565" calcext:value-type="float">
            <text:p>2,70591950416565</text:p>
          </table:table-cell>
          <table:table-cell office:value-type="float" office:value="216.663330793381" calcext:value-type="float">
            <text:p>216,663330793381</text:p>
          </table:table-cell>
          <table:table-cell office:value-type="float" office:value="38712" calcext:value-type="float">
            <text:p>38712</text:p>
          </table:table-cell>
          <table:table-cell office:value-type="float" office:value="1.98628854751587" calcext:value-type="float">
            <text:p>1,98628854751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794016838074" calcext:value-type="float">
            <text:p>2,88794016838074</text:p>
          </table:table-cell>
          <table:table-cell office:value-type="float" office:value="221.457073688507" calcext:value-type="float">
            <text:p>221,457073688507</text:p>
          </table:table-cell>
          <table:table-cell table:formula="of:=[.U77]-([.T77]+[.H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5379076004028" calcext:value-type="float">
            <text:p>0,385379076004028</text:p>
          </table:table-cell>
          <table:table-cell office:value-type="float" office:value="266" calcext:value-type="float">
            <text:p>266</text:p>
          </table:table-cell>
          <table:table-cell office:value-type="float" office:value="3.86269092559814" calcext:value-type="float">
            <text:p>3,86269092559814</text:p>
          </table:table-cell>
          <table:table-cell office:value-type="float" office:value="0" calcext:value-type="float">
            <text:p>0</text:p>
          </table:table-cell>
          <table:table-cell office:value-type="float" office:value="0.293331146240234" calcext:value-type="float">
            <text:p>0,293331146240234</text:p>
          </table:table-cell>
          <table:table-cell office:value-type="float" office:value="4.54144549369812" calcext:value-type="float">
            <text:p>4,5414454936981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2934913635254" calcext:value-type="float">
            <text:p>1,72934913635254</text:p>
          </table:table-cell>
          <table:table-cell office:value-type="float" office:value="152131" calcext:value-type="float">
            <text:p>152131</text:p>
          </table:table-cell>
          <table:table-cell office:value-type="float" office:value="211.647528171539" calcext:value-type="float">
            <text:p>211,647528171539</text:p>
          </table:table-cell>
          <table:table-cell office:value-type="float" office:value="0" calcext:value-type="float">
            <text:p>0</text:p>
          </table:table-cell>
          <table:table-cell office:value-type="float" office:value="10.0794956684113" calcext:value-type="float">
            <text:p>10,0794956684113</text:p>
          </table:table-cell>
          <table:table-cell office:value-type="float" office:value="227.265950202942" calcext:value-type="float">
            <text:p>227,265950202942</text:p>
          </table:table-cell>
          <table:table-cell office:value-type="float" office:value="38712" calcext:value-type="float">
            <text:p>38712</text:p>
          </table:table-cell>
          <table:table-cell office:value-type="float" office:value="2.2797703742981" calcext:value-type="float">
            <text:p>2,2797703742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875304222107" calcext:value-type="float">
            <text:p>10,7875304222107</text:p>
          </table:table-cell>
          <table:table-cell office:value-type="float" office:value="230.59378361702" calcext:value-type="float">
            <text:p>230,59378361702</text:p>
          </table:table-cell>
          <table:table-cell table:formula="of:=[.U78]-([.T78]+[.H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20861005783081" calcext:value-type="float">
            <text:p>0,420861005783081</text:p>
          </table:table-cell>
          <table:table-cell office:value-type="float" office:value="66" calcext:value-type="float">
            <text:p>66</text:p>
          </table:table-cell>
          <table:table-cell office:value-type="float" office:value="3.8988630771637" calcext:value-type="float">
            <text:p>3,8988630771637</text:p>
          </table:table-cell>
          <table:table-cell office:value-type="float" office:value="0" calcext:value-type="float">
            <text:p>0</text:p>
          </table:table-cell>
          <table:table-cell office:value-type="float" office:value="0.286526203155518" calcext:value-type="float">
            <text:p>0,286526203155518</text:p>
          </table:table-cell>
          <table:table-cell office:value-type="float" office:value="4.60629510879517" calcext:value-type="float">
            <text:p>4,6062951087951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19711971283" calcext:value-type="float">
            <text:p>2,0519711971283</text:p>
          </table:table-cell>
          <table:table-cell office:value-type="float" office:value="150462" calcext:value-type="float">
            <text:p>150462</text:p>
          </table:table-cell>
          <table:table-cell office:value-type="float" office:value="209.158320188522" calcext:value-type="float">
            <text:p>209,158320188522</text:p>
          </table:table-cell>
          <table:table-cell office:value-type="float" office:value="0" calcext:value-type="float">
            <text:p>0</text:p>
          </table:table-cell>
          <table:table-cell office:value-type="float" office:value="3.00721335411072" calcext:value-type="float">
            <text:p>3,00721335411072</text:p>
          </table:table-cell>
          <table:table-cell office:value-type="float" office:value="218.131561517715" calcext:value-type="float">
            <text:p>218,131561517715</text:p>
          </table:table-cell>
          <table:table-cell office:value-type="float" office:value="38712" calcext:value-type="float">
            <text:p>38712</text:p>
          </table:table-cell>
          <table:table-cell office:value-type="float" office:value="1.7770094871521" calcext:value-type="float">
            <text:p>1,7770094871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083306312561" calcext:value-type="float">
            <text:p>3,22083306312561</text:p>
          </table:table-cell>
          <table:table-cell office:value-type="float" office:value="215.783397436142" calcext:value-type="float">
            <text:p>215,783397436142</text:p>
          </table:table-cell>
          <table:table-cell table:formula="of:=[.U79]-([.T79]+[.H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9499759674072" calcext:value-type="float">
            <text:p>0,289499759674072</text:p>
          </table:table-cell>
          <table:table-cell office:value-type="float" office:value="2681" calcext:value-type="float">
            <text:p>2681</text:p>
          </table:table-cell>
          <table:table-cell office:value-type="float" office:value="10.447190284729" calcext:value-type="float">
            <text:p>10,447190284729</text:p>
          </table:table-cell>
          <table:table-cell office:value-type="float" office:value="0" calcext:value-type="float">
            <text:p>0</text:p>
          </table:table-cell>
          <table:table-cell office:value-type="float" office:value="0.33613920211792" calcext:value-type="float">
            <text:p>0,33613920211792</text:p>
          </table:table-cell>
          <table:table-cell office:value-type="float" office:value="11.0728714466095" calcext:value-type="float">
            <text:p>11,07287144660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565906524658" calcext:value-type="float">
            <text:p>1,79565906524658</text:p>
          </table:table-cell>
          <table:table-cell office:value-type="float" office:value="174160" calcext:value-type="float">
            <text:p>174160</text:p>
          </table:table-cell>
          <table:table-cell office:value-type="float" office:value="206.987412929535" calcext:value-type="float">
            <text:p>206,987412929535</text:p>
          </table:table-cell>
          <table:table-cell office:value-type="float" office:value="0" calcext:value-type="float">
            <text:p>0</text:p>
          </table:table-cell>
          <table:table-cell office:value-type="float" office:value="102.475210428238" calcext:value-type="float">
            <text:p>102,475210428238</text:p>
          </table:table-cell>
          <table:table-cell office:value-type="float" office:value="321.947105646133" calcext:value-type="float">
            <text:p>321,94710564613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689974784851" calcext:value-type="float">
            <text:p>1,84689974784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285747051239" calcext:value-type="float">
            <text:p>101,285747051239</text:p>
          </table:table-cell>
          <table:table-cell office:value-type="float" office:value="328.467178344727" calcext:value-type="float">
            <text:p>328,467178344727</text:p>
          </table:table-cell>
          <table:table-cell table:formula="of:=[.U80]-([.T80]+[.H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763513565063" calcext:value-type="float">
            <text:p>0,298763513565063</text:p>
          </table:table-cell>
          <table:table-cell office:value-type="float" office:value="201" calcext:value-type="float">
            <text:p>201</text:p>
          </table:table-cell>
          <table:table-cell office:value-type="float" office:value="3.79071760177612" calcext:value-type="float">
            <text:p>3,79071760177612</text:p>
          </table:table-cell>
          <table:table-cell office:value-type="float" office:value="0" calcext:value-type="float">
            <text:p>0</text:p>
          </table:table-cell>
          <table:table-cell office:value-type="float" office:value="0.342689037322998" calcext:value-type="float">
            <text:p>0,342689037322998</text:p>
          </table:table-cell>
          <table:table-cell office:value-type="float" office:value="4.43221521377564" calcext:value-type="float">
            <text:p>4,432215213775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66089057922" calcext:value-type="float">
            <text:p>1,68166089057922</text:p>
          </table:table-cell>
          <table:table-cell office:value-type="float" office:value="157134" calcext:value-type="float">
            <text:p>157134</text:p>
          </table:table-cell>
          <table:table-cell office:value-type="float" office:value="208.757628440857" calcext:value-type="float">
            <text:p>208,757628440857</text:p>
          </table:table-cell>
          <table:table-cell office:value-type="float" office:value="0" calcext:value-type="float">
            <text:p>0</text:p>
          </table:table-cell>
          <table:table-cell office:value-type="float" office:value="8.00001192092896" calcext:value-type="float">
            <text:p>8,00001192092896</text:p>
          </table:table-cell>
          <table:table-cell office:value-type="float" office:value="222.119568586349" calcext:value-type="float">
            <text:p>222,11956858634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0914368629456" calcext:value-type="float">
            <text:p>1,90914368629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6990733146668" calcext:value-type="float">
            <text:p>7,66990733146668</text:p>
          </table:table-cell>
          <table:table-cell office:value-type="float" office:value="223.221797466278" calcext:value-type="float">
            <text:p>223,221797466278</text:p>
          </table:table-cell>
          <table:table-cell table:formula="of:=[.U81]-([.T81]+[.H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0803422927856" calcext:value-type="float">
            <text:p>0,300803422927856</text:p>
          </table:table-cell>
          <table:table-cell office:value-type="float" office:value="120" calcext:value-type="float">
            <text:p>120</text:p>
          </table:table-cell>
          <table:table-cell office:value-type="float" office:value="3.6403636932373" calcext:value-type="float">
            <text:p>3,6403636932373</text:p>
          </table:table-cell>
          <table:table-cell office:value-type="float" office:value="0" calcext:value-type="float">
            <text:p>0</text:p>
          </table:table-cell>
          <table:table-cell office:value-type="float" office:value="0.305194139480591" calcext:value-type="float">
            <text:p>0,305194139480591</text:p>
          </table:table-cell>
          <table:table-cell office:value-type="float" office:value="4.24640369415283" calcext:value-type="float">
            <text:p>4,2464036941528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3853073120117" calcext:value-type="float">
            <text:p>1,63853073120117</text:p>
          </table:table-cell>
          <table:table-cell office:value-type="float" office:value="152894" calcext:value-type="float">
            <text:p>152894</text:p>
          </table:table-cell>
          <table:table-cell office:value-type="float" office:value="212.615980625153" calcext:value-type="float">
            <text:p>212,615980625153</text:p>
          </table:table-cell>
          <table:table-cell office:value-type="float" office:value="0" calcext:value-type="float">
            <text:p>0</text:p>
          </table:table-cell>
          <table:table-cell office:value-type="float" office:value="5.08695960044861" calcext:value-type="float">
            <text:p>5,08695960044861</text:p>
          </table:table-cell>
          <table:table-cell office:value-type="float" office:value="223.046623706818" calcext:value-type="float">
            <text:p>223,04662370681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0292320251465" calcext:value-type="float">
            <text:p>1,80292320251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7419066429138" calcext:value-type="float">
            <text:p>4,77419066429138</text:p>
          </table:table-cell>
          <table:table-cell office:value-type="float" office:value="223.486809253693" calcext:value-type="float">
            <text:p>223,486809253693</text:p>
          </table:table-cell>
          <table:table-cell table:formula="of:=[.U82]-([.T82]+[.H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9190225601196" calcext:value-type="float">
            <text:p>0,359190225601196</text:p>
          </table:table-cell>
          <table:table-cell office:value-type="float" office:value="131" calcext:value-type="float">
            <text:p>131</text:p>
          </table:table-cell>
          <table:table-cell office:value-type="float" office:value="3.84170484542847" calcext:value-type="float">
            <text:p>3,84170484542847</text:p>
          </table:table-cell>
          <table:table-cell office:value-type="float" office:value="0" calcext:value-type="float">
            <text:p>0</text:p>
          </table:table-cell>
          <table:table-cell office:value-type="float" office:value="0.319921970367432" calcext:value-type="float">
            <text:p>0,319921970367432</text:p>
          </table:table-cell>
          <table:table-cell office:value-type="float" office:value="4.52086067199707" calcext:value-type="float">
            <text:p>4,5208606719970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079569816589" calcext:value-type="float">
            <text:p>1,65079569816589</text:p>
          </table:table-cell>
          <table:table-cell office:value-type="float" office:value="150984" calcext:value-type="float">
            <text:p>150984</text:p>
          </table:table-cell>
          <table:table-cell office:value-type="float" office:value="213.165640592575" calcext:value-type="float">
            <text:p>213,165640592575</text:p>
          </table:table-cell>
          <table:table-cell office:value-type="float" office:value="0" calcext:value-type="float">
            <text:p>0</text:p>
          </table:table-cell>
          <table:table-cell office:value-type="float" office:value="5.01150369644165" calcext:value-type="float">
            <text:p>5,01150369644165</text:p>
          </table:table-cell>
          <table:table-cell office:value-type="float" office:value="223.708300113678" calcext:value-type="float">
            <text:p>223,70830011367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521310806274" calcext:value-type="float">
            <text:p>1,91521310806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8852543830872" calcext:value-type="float">
            <text:p>5,68852543830872</text:p>
          </table:table-cell>
          <table:table-cell office:value-type="float" office:value="226.768681526184" calcext:value-type="float">
            <text:p>226,768681526184</text:p>
          </table:table-cell>
          <table:table-cell table:formula="of:=[.U83]-([.T83]+[.H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854360580444" calcext:value-type="float">
            <text:p>0,288854360580444</text:p>
          </table:table-cell>
          <table:table-cell office:value-type="float" office:value="20" calcext:value-type="float">
            <text:p>20</text:p>
          </table:table-cell>
          <table:table-cell office:value-type="float" office:value="3.73776054382324" calcext:value-type="float">
            <text:p>3,73776054382324</text:p>
          </table:table-cell>
          <table:table-cell office:value-type="float" office:value="0" calcext:value-type="float">
            <text:p>0</text:p>
          </table:table-cell>
          <table:table-cell office:value-type="float" office:value="0.311338186264038" calcext:value-type="float">
            <text:p>0,311338186264038</text:p>
          </table:table-cell>
          <table:table-cell office:value-type="float" office:value="4.33800363540649" calcext:value-type="float">
            <text:p>4,3380036354064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691658973694" calcext:value-type="float">
            <text:p>1,68691658973694</text:p>
          </table:table-cell>
          <table:table-cell office:value-type="float" office:value="150367" calcext:value-type="float">
            <text:p>150367</text:p>
          </table:table-cell>
          <table:table-cell office:value-type="float" office:value="214.98884677887" calcext:value-type="float">
            <text:p>214,98884677887</text:p>
          </table:table-cell>
          <table:table-cell office:value-type="float" office:value="0" calcext:value-type="float">
            <text:p>0</text:p>
          </table:table-cell>
          <table:table-cell office:value-type="float" office:value="1.46655058860779" calcext:value-type="float">
            <text:p>1,46655058860779</text:p>
          </table:table-cell>
          <table:table-cell office:value-type="float" office:value="221.921633005142" calcext:value-type="float">
            <text:p>221,921633005142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851441383362" calcext:value-type="float">
            <text:p>1,99851441383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184552192688" calcext:value-type="float">
            <text:p>1,33184552192688</text:p>
          </table:table-cell>
          <table:table-cell office:value-type="float" office:value="223.831714391708" calcext:value-type="float">
            <text:p>223,831714391708</text:p>
          </table:table-cell>
          <table:table-cell table:formula="of:=[.U84]-([.T84]+[.H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8834314346313" calcext:value-type="float">
            <text:p>0,308834314346313</text:p>
          </table:table-cell>
          <table:table-cell office:value-type="float" office:value="781" calcext:value-type="float">
            <text:p>781</text:p>
          </table:table-cell>
          <table:table-cell office:value-type="float" office:value="8.28317642211914" calcext:value-type="float">
            <text:p>8,28317642211914</text:p>
          </table:table-cell>
          <table:table-cell office:value-type="float" office:value="0" calcext:value-type="float">
            <text:p>0</text:p>
          </table:table-cell>
          <table:table-cell office:value-type="float" office:value="0.304669141769409" calcext:value-type="float">
            <text:p>0,304669141769409</text:p>
          </table:table-cell>
          <table:table-cell office:value-type="float" office:value="8.89671015739441" calcext:value-type="float">
            <text:p>8,896710157394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3848309516907" calcext:value-type="float">
            <text:p>1,83848309516907</text:p>
          </table:table-cell>
          <table:table-cell office:value-type="float" office:value="164094" calcext:value-type="float">
            <text:p>164094</text:p>
          </table:table-cell>
          <table:table-cell office:value-type="float" office:value="213.305778980255" calcext:value-type="float">
            <text:p>213,305778980255</text:p>
          </table:table-cell>
          <table:table-cell office:value-type="float" office:value="0" calcext:value-type="float">
            <text:p>0</text:p>
          </table:table-cell>
          <table:table-cell office:value-type="float" office:value="91.6059021949768" calcext:value-type="float">
            <text:p>91,6059021949768</text:p>
          </table:table-cell>
          <table:table-cell office:value-type="float" office:value="314.854415655136" calcext:value-type="float">
            <text:p>314,854415655136</text:p>
          </table:table-cell>
          <table:table-cell office:value-type="float" office:value="38712" calcext:value-type="float">
            <text:p>38712</text:p>
          </table:table-cell>
          <table:table-cell office:value-type="float" office:value="1.82037544250488" calcext:value-type="float">
            <text:p>1,82037544250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2690448760986" calcext:value-type="float">
            <text:p>92,2690448760986</text:p>
          </table:table-cell>
          <table:table-cell office:value-type="float" office:value="319.417411565781" calcext:value-type="float">
            <text:p>319,417411565781</text:p>
          </table:table-cell>
          <table:table-cell table:formula="of:=[.U85]-([.T85]+[.H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4737119674683" calcext:value-type="float">
            <text:p>0,274737119674683</text:p>
          </table:table-cell>
          <table:table-cell office:value-type="float" office:value="25" calcext:value-type="float">
            <text:p>25</text:p>
          </table:table-cell>
          <table:table-cell office:value-type="float" office:value="4.54260420799255" calcext:value-type="float">
            <text:p>4,54260420799255</text:p>
          </table:table-cell>
          <table:table-cell office:value-type="float" office:value="0" calcext:value-type="float">
            <text:p>0</text:p>
          </table:table-cell>
          <table:table-cell office:value-type="float" office:value="0.356249570846558" calcext:value-type="float">
            <text:p>0,356249570846558</text:p>
          </table:table-cell>
          <table:table-cell office:value-type="float" office:value="5.17363524436951" calcext:value-type="float">
            <text:p>5,173635244369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4629068374634" calcext:value-type="float">
            <text:p>1,74629068374634</text:p>
          </table:table-cell>
          <table:table-cell office:value-type="float" office:value="152286" calcext:value-type="float">
            <text:p>152286</text:p>
          </table:table-cell>
          <table:table-cell office:value-type="float" office:value="219.722440242767" calcext:value-type="float">
            <text:p>219,722440242767</text:p>
          </table:table-cell>
          <table:table-cell office:value-type="float" office:value="0" calcext:value-type="float">
            <text:p>0</text:p>
          </table:table-cell>
          <table:table-cell office:value-type="float" office:value="3.37776136398315" calcext:value-type="float">
            <text:p>3,37776136398315</text:p>
          </table:table-cell>
          <table:table-cell office:value-type="float" office:value="229.103069782257" calcext:value-type="float">
            <text:p>229,10306978225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034963607788" calcext:value-type="float">
            <text:p>1,88034963607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355236053467" calcext:value-type="float">
            <text:p>3,83355236053467</text:p>
          </table:table-cell>
          <table:table-cell office:value-type="float" office:value="235.745297670364" calcext:value-type="float">
            <text:p>235,745297670364</text:p>
          </table:table-cell>
          <table:table-cell table:formula="of:=[.U86]-([.T86]+[.H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7865600585937" calcext:value-type="float">
            <text:p>0,327865600585937</text:p>
          </table:table-cell>
          <table:table-cell office:value-type="float" office:value="19" calcext:value-type="float">
            <text:p>19</text:p>
          </table:table-cell>
          <table:table-cell office:value-type="float" office:value="4.60971784591675" calcext:value-type="float">
            <text:p>4,60971784591675</text:p>
          </table:table-cell>
          <table:table-cell office:value-type="float" office:value="0" calcext:value-type="float">
            <text:p>0</text:p>
          </table:table-cell>
          <table:table-cell office:value-type="float" office:value="0.297310590744019" calcext:value-type="float">
            <text:p>0,297310590744019</text:p>
          </table:table-cell>
          <table:table-cell office:value-type="float" office:value="5.23493599891663" calcext:value-type="float">
            <text:p>5,2349359989166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1200633049011" calcext:value-type="float">
            <text:p>1,71200633049011</text:p>
          </table:table-cell>
          <table:table-cell office:value-type="float" office:value="150298" calcext:value-type="float">
            <text:p>150298</text:p>
          </table:table-cell>
          <table:table-cell office:value-type="float" office:value="212.209506034851" calcext:value-type="float">
            <text:p>212,209506034851</text:p>
          </table:table-cell>
          <table:table-cell office:value-type="float" office:value="0" calcext:value-type="float">
            <text:p>0</text:p>
          </table:table-cell>
          <table:table-cell office:value-type="float" office:value="2.83480477333069" calcext:value-type="float">
            <text:p>2,83480477333069</text:p>
          </table:table-cell>
          <table:table-cell office:value-type="float" office:value="220.969485044479" calcext:value-type="float">
            <text:p>220,96948504447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849158287048" calcext:value-type="float">
            <text:p>1,93849158287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303553581238" calcext:value-type="float">
            <text:p>2,76303553581238</text:p>
          </table:table-cell>
          <table:table-cell office:value-type="float" office:value="228.475497484207" calcext:value-type="float">
            <text:p>228,475497484207</text:p>
          </table:table-cell>
          <table:table-cell table:formula="of:=[.U87]-([.T87]+[.H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4341297149658" calcext:value-type="float">
            <text:p>0,324341297149658</text:p>
          </table:table-cell>
          <table:table-cell office:value-type="float" office:value="82" calcext:value-type="float">
            <text:p>82</text:p>
          </table:table-cell>
          <table:table-cell office:value-type="float" office:value="4.48756051063538" calcext:value-type="float">
            <text:p>4,48756051063538</text:p>
          </table:table-cell>
          <table:table-cell office:value-type="float" office:value="0" calcext:value-type="float">
            <text:p>0</text:p>
          </table:table-cell>
          <table:table-cell office:value-type="float" office:value="0.337118625640869" calcext:value-type="float">
            <text:p>0,337118625640869</text:p>
          </table:table-cell>
          <table:table-cell office:value-type="float" office:value="5.14906287193298" calcext:value-type="float">
            <text:p>5,1490628719329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6663494110107" calcext:value-type="float">
            <text:p>1,76663494110107</text:p>
          </table:table-cell>
          <table:table-cell office:value-type="float" office:value="154241" calcext:value-type="float">
            <text:p>154241</text:p>
          </table:table-cell>
          <table:table-cell office:value-type="float" office:value="212.123837709427" calcext:value-type="float">
            <text:p>212,123837709427</text:p>
          </table:table-cell>
          <table:table-cell office:value-type="float" office:value="0" calcext:value-type="float">
            <text:p>0</text:p>
          </table:table-cell>
          <table:table-cell office:value-type="float" office:value="9.59528136253357" calcext:value-type="float">
            <text:p>9,59528136253357</text:p>
          </table:table-cell>
          <table:table-cell office:value-type="float" office:value="227.885056734085" calcext:value-type="float">
            <text:p>227,88505673408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0806794166565" calcext:value-type="float">
            <text:p>1,90806794166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7380142211914" calcext:value-type="float">
            <text:p>9,67380142211914</text:p>
          </table:table-cell>
          <table:table-cell office:value-type="float" office:value="233.352993965149" calcext:value-type="float">
            <text:p>233,352993965149</text:p>
          </table:table-cell>
          <table:table-cell table:formula="of:=[.U88]-([.T88]+[.H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0354747772217" calcext:value-type="float">
            <text:p>0,270354747772217</text:p>
          </table:table-cell>
          <table:table-cell office:value-type="float" office:value="19" calcext:value-type="float">
            <text:p>19</text:p>
          </table:table-cell>
          <table:table-cell office:value-type="float" office:value="4.34058356285095" calcext:value-type="float">
            <text:p>4,34058356285095</text:p>
          </table:table-cell>
          <table:table-cell office:value-type="float" office:value="0" calcext:value-type="float">
            <text:p>0</text:p>
          </table:table-cell>
          <table:table-cell office:value-type="float" office:value="0.320905685424805" calcext:value-type="float">
            <text:p>0,320905685424805</text:p>
          </table:table-cell>
          <table:table-cell office:value-type="float" office:value="4.93188834190369" calcext:value-type="float">
            <text:p>4,9318883419036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3307609558105" calcext:value-type="float">
            <text:p>1,73307609558105</text:p>
          </table:table-cell>
          <table:table-cell office:value-type="float" office:value="150658" calcext:value-type="float">
            <text:p>150658</text:p>
          </table:table-cell>
          <table:table-cell office:value-type="float" office:value="213.605060577393" calcext:value-type="float">
            <text:p>213,605060577393</text:p>
          </table:table-cell>
          <table:table-cell office:value-type="float" office:value="0" calcext:value-type="float">
            <text:p>0</text:p>
          </table:table-cell>
          <table:table-cell office:value-type="float" office:value="2.88960671424866" calcext:value-type="float">
            <text:p>2,88960671424866</text:p>
          </table:table-cell>
          <table:table-cell office:value-type="float" office:value="222.548241376877" calcext:value-type="float">
            <text:p>222,54824137687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9974970817566" calcext:value-type="float">
            <text:p>2,19974970817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003618240356" calcext:value-type="float">
            <text:p>2,81003618240356</text:p>
          </table:table-cell>
          <table:table-cell office:value-type="float" office:value="228.689630746841" calcext:value-type="float">
            <text:p>228,689630746841</text:p>
          </table:table-cell>
          <table:table-cell table:formula="of:=[.U89]-([.T89]+[.H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268385887146" calcext:value-type="float">
            <text:p>0,27268385887146</text:p>
          </table:table-cell>
          <table:table-cell office:value-type="float" office:value="2" calcext:value-type="float">
            <text:p>2</text:p>
          </table:table-cell>
          <table:table-cell office:value-type="float" office:value="4.39634418487549" calcext:value-type="float">
            <text:p>4,39634418487549</text:p>
          </table:table-cell>
          <table:table-cell office:value-type="float" office:value="0" calcext:value-type="float">
            <text:p>0</text:p>
          </table:table-cell>
          <table:table-cell office:value-type="float" office:value="0.342002153396606" calcext:value-type="float">
            <text:p>0,342002153396606</text:p>
          </table:table-cell>
          <table:table-cell office:value-type="float" office:value="5.01106190681458" calcext:value-type="float">
            <text:p>5,0110619068145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6368379592896" calcext:value-type="float">
            <text:p>1,76368379592896</text:p>
          </table:table-cell>
          <table:table-cell office:value-type="float" office:value="149358" calcext:value-type="float">
            <text:p>149358</text:p>
          </table:table-cell>
          <table:table-cell office:value-type="float" office:value="213.925942897797" calcext:value-type="float">
            <text:p>213,925942897797</text:p>
          </table:table-cell>
          <table:table-cell office:value-type="float" office:value="0" calcext:value-type="float">
            <text:p>0</text:p>
          </table:table-cell>
          <table:table-cell office:value-type="float" office:value="0.958539247512817" calcext:value-type="float">
            <text:p>0,958539247512817</text:p>
          </table:table-cell>
          <table:table-cell office:value-type="float" office:value="221.012818574905" calcext:value-type="float">
            <text:p>221,01281857490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5595903396606" calcext:value-type="float">
            <text:p>2,25595903396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777707099915" calcext:value-type="float">
            <text:p>1,15777707099915</text:p>
          </table:table-cell>
          <table:table-cell office:value-type="float" office:value="221.022130250931" calcext:value-type="float">
            <text:p>221,022130250931</text:p>
          </table:table-cell>
          <table:table-cell table:formula="of:=[.U90]-([.T90]+[.H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26966381073" calcext:value-type="float">
            <text:p>0,3726966381073</text:p>
          </table:table-cell>
          <table:table-cell office:value-type="float" office:value="5" calcext:value-type="float">
            <text:p>5</text:p>
          </table:table-cell>
          <table:table-cell office:value-type="float" office:value="4.79618310928345" calcext:value-type="float">
            <text:p>4,79618310928345</text:p>
          </table:table-cell>
          <table:table-cell office:value-type="float" office:value="0" calcext:value-type="float">
            <text:p>0</text:p>
          </table:table-cell>
          <table:table-cell office:value-type="float" office:value="0.371734142303467" calcext:value-type="float">
            <text:p>0,371734142303467</text:p>
          </table:table-cell>
          <table:table-cell office:value-type="float" office:value="5.54066109657288" calcext:value-type="float">
            <text:p>5,5406610965728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9914813041687" calcext:value-type="float">
            <text:p>1,99914813041687</text:p>
          </table:table-cell>
          <table:table-cell office:value-type="float" office:value="149016" calcext:value-type="float">
            <text:p>149016</text:p>
          </table:table-cell>
          <table:table-cell office:value-type="float" office:value="217.024605751038" calcext:value-type="float">
            <text:p>217,024605751038</text:p>
          </table:table-cell>
          <table:table-cell office:value-type="float" office:value="0" calcext:value-type="float">
            <text:p>0</text:p>
          </table:table-cell>
          <table:table-cell office:value-type="float" office:value="1.47409868240356" calcext:value-type="float">
            <text:p>1,47409868240356</text:p>
          </table:table-cell>
          <table:table-cell office:value-type="float" office:value="225.3265376091" calcext:value-type="float">
            <text:p>225,3265376091</text:p>
          </table:table-cell>
          <table:table-cell office:value-type="float" office:value="38712" calcext:value-type="float">
            <text:p>38712</text:p>
          </table:table-cell>
          <table:table-cell office:value-type="float" office:value="2.3077609539032" calcext:value-type="float">
            <text:p>2,3077609539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58230400085" calcext:value-type="float">
            <text:p>1,28558230400085</text:p>
          </table:table-cell>
          <table:table-cell office:value-type="float" office:value="226.856538772583" calcext:value-type="float">
            <text:p>226,856538772583</text:p>
          </table:table-cell>
          <table:table-cell table:formula="of:=[.U91]-([.T91]+[.H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7507305145264" calcext:value-type="float">
            <text:p>0,277507305145264</text:p>
          </table:table-cell>
          <table:table-cell office:value-type="float" office:value="246" calcext:value-type="float">
            <text:p>246</text:p>
          </table:table-cell>
          <table:table-cell office:value-type="float" office:value="6.79845762252808" calcext:value-type="float">
            <text:p>6,79845762252808</text:p>
          </table:table-cell>
          <table:table-cell office:value-type="float" office:value="0" calcext:value-type="float">
            <text:p>0</text:p>
          </table:table-cell>
          <table:table-cell office:value-type="float" office:value="0.592971801757813" calcext:value-type="float">
            <text:p>0,592971801757813</text:p>
          </table:table-cell>
          <table:table-cell office:value-type="float" office:value="7.66898083686829" calcext:value-type="float">
            <text:p>7,6689808368682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631066322327" calcext:value-type="float">
            <text:p>1,79631066322327</text:p>
          </table:table-cell>
          <table:table-cell office:value-type="float" office:value="157509" calcext:value-type="float">
            <text:p>157509</text:p>
          </table:table-cell>
          <table:table-cell office:value-type="float" office:value="216.381360769272" calcext:value-type="float">
            <text:p>216,381360769272</text:p>
          </table:table-cell>
          <table:table-cell office:value-type="float" office:value="0" calcext:value-type="float">
            <text:p>0</text:p>
          </table:table-cell>
          <table:table-cell office:value-type="float" office:value="56.414532661438" calcext:value-type="float">
            <text:p>56,414532661438</text:p>
          </table:table-cell>
          <table:table-cell office:value-type="float" office:value="281.092041730881" calcext:value-type="float">
            <text:p>281,09204173088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869146347046" calcext:value-type="float">
            <text:p>1,84869146347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7919900417328" calcext:value-type="float">
            <text:p>50,7919900417328</text:p>
          </table:table-cell>
          <table:table-cell office:value-type="float" office:value="274.990610361099" calcext:value-type="float">
            <text:p>274,990610361099</text:p>
          </table:table-cell>
          <table:table-cell table:formula="of:=[.U92]-([.T92]+[.H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3442258834839" calcext:value-type="float">
            <text:p>0,283442258834839</text:p>
          </table:table-cell>
          <table:table-cell office:value-type="float" office:value="30" calcext:value-type="float">
            <text:p>30</text:p>
          </table:table-cell>
          <table:table-cell office:value-type="float" office:value="5.02310013771057" calcext:value-type="float">
            <text:p>5,02310013771057</text:p>
          </table:table-cell>
          <table:table-cell office:value-type="float" office:value="0" calcext:value-type="float">
            <text:p>0</text:p>
          </table:table-cell>
          <table:table-cell office:value-type="float" office:value="0.423382997512817" calcext:value-type="float">
            <text:p>0,423382997512817</text:p>
          </table:table-cell>
          <table:table-cell office:value-type="float" office:value="5.72996783256531" calcext:value-type="float">
            <text:p>5,729967832565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4818539619446" calcext:value-type="float">
            <text:p>1,74818539619446</text:p>
          </table:table-cell>
          <table:table-cell office:value-type="float" office:value="150083" calcext:value-type="float">
            <text:p>150083</text:p>
          </table:table-cell>
          <table:table-cell office:value-type="float" office:value="210.237587928772" calcext:value-type="float">
            <text:p>210,237587928772</text:p>
          </table:table-cell>
          <table:table-cell office:value-type="float" office:value="0" calcext:value-type="float">
            <text:p>0</text:p>
          </table:table-cell>
          <table:table-cell office:value-type="float" office:value="7.19504594802856" calcext:value-type="float">
            <text:p>7,19504594802856</text:p>
          </table:table-cell>
          <table:table-cell office:value-type="float" office:value="224.333132982254" calcext:value-type="float">
            <text:p>224,33313298225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653826713562" calcext:value-type="float">
            <text:p>1,865382671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4145603179932" calcext:value-type="float">
            <text:p>6,74145603179932</text:p>
          </table:table-cell>
          <table:table-cell office:value-type="float" office:value="234.424531459808" calcext:value-type="float">
            <text:p>234,424531459808</text:p>
          </table:table-cell>
          <table:table-cell table:formula="of:=[.U93]-([.T93]+[.H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64108943939209" calcext:value-type="float">
            <text:p>0,464108943939209</text:p>
          </table:table-cell>
          <table:table-cell office:value-type="float" office:value="18" calcext:value-type="float">
            <text:p>18</text:p>
          </table:table-cell>
          <table:table-cell office:value-type="float" office:value="5.270751953125" calcext:value-type="float">
            <text:p>5,270751953125</text:p>
          </table:table-cell>
          <table:table-cell office:value-type="float" office:value="0" calcext:value-type="float">
            <text:p>0</text:p>
          </table:table-cell>
          <table:table-cell office:value-type="float" office:value="0.531680107116699" calcext:value-type="float">
            <text:p>0,531680107116699</text:p>
          </table:table-cell>
          <table:table-cell office:value-type="float" office:value="6.26658391952515" calcext:value-type="float">
            <text:p>6,266583919525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473934173584" calcext:value-type="float">
            <text:p>1,69473934173584</text:p>
          </table:table-cell>
          <table:table-cell office:value-type="float" office:value="149339" calcext:value-type="float">
            <text:p>149339</text:p>
          </table:table-cell>
          <table:table-cell office:value-type="float" office:value="216.360132217407" calcext:value-type="float">
            <text:p>216,360132217407</text:p>
          </table:table-cell>
          <table:table-cell office:value-type="float" office:value="0" calcext:value-type="float">
            <text:p>0</text:p>
          </table:table-cell>
          <table:table-cell office:value-type="float" office:value="4.42438459396362" calcext:value-type="float">
            <text:p>4,42438459396362</text:p>
          </table:table-cell>
          <table:table-cell office:value-type="float" office:value="227.863030910492" calcext:value-type="float">
            <text:p>227,8630309104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96871471405029" calcext:value-type="float">
            <text:p>1,96871471405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3562717437744" calcext:value-type="float">
            <text:p>5,23562717437744</text:p>
          </table:table-cell>
          <table:table-cell office:value-type="float" office:value="226.802379846573" calcext:value-type="float">
            <text:p>226,802379846573</text:p>
          </table:table-cell>
          <table:table-cell table:formula="of:=[.U94]-([.T94]+[.H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638147354126" calcext:value-type="float">
            <text:p>0,29638147354126</text:p>
          </table:table-cell>
          <table:table-cell office:value-type="float" office:value="3" calcext:value-type="float">
            <text:p>3</text:p>
          </table:table-cell>
          <table:table-cell office:value-type="float" office:value="5.11052012443543" calcext:value-type="float">
            <text:p>5,11052012443543</text:p>
          </table:table-cell>
          <table:table-cell office:value-type="float" office:value="0" calcext:value-type="float">
            <text:p>0</text:p>
          </table:table-cell>
          <table:table-cell office:value-type="float" office:value="0.57400918006897" calcext:value-type="float">
            <text:p>0,57400918006897</text:p>
          </table:table-cell>
          <table:table-cell office:value-type="float" office:value="5.98094367980957" calcext:value-type="float">
            <text:p>5,9809436798095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678544998169" calcext:value-type="float">
            <text:p>1,69678544998169</text:p>
          </table:table-cell>
          <table:table-cell office:value-type="float" office:value="149066" calcext:value-type="float">
            <text:p>149066</text:p>
          </table:table-cell>
          <table:table-cell office:value-type="float" office:value="210.001482009888" calcext:value-type="float">
            <text:p>210,001482009888</text:p>
          </table:table-cell>
          <table:table-cell office:value-type="float" office:value="0" calcext:value-type="float">
            <text:p>0</text:p>
          </table:table-cell>
          <table:table-cell office:value-type="float" office:value="1.46830296516418" calcext:value-type="float">
            <text:p>1,46830296516418</text:p>
          </table:table-cell>
          <table:table-cell office:value-type="float" office:value="218.488887786865" calcext:value-type="float">
            <text:p>218,4888877868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476252555847" calcext:value-type="float">
            <text:p>1,88476252555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940796852112" calcext:value-type="float">
            <text:p>1,53940796852112</text:p>
          </table:table-cell>
          <table:table-cell office:value-type="float" office:value="221.718391895294" calcext:value-type="float">
            <text:p>221,718391895294</text:p>
          </table:table-cell>
          <table:table-cell table:formula="of:=[.U95]-([.T95]+[.H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9416780471802" calcext:value-type="float">
            <text:p>0,299416780471802</text:p>
          </table:table-cell>
          <table:table-cell office:value-type="float" office:value="1" calcext:value-type="float">
            <text:p>1</text:p>
          </table:table-cell>
          <table:table-cell office:value-type="float" office:value="5.10978579521179" calcext:value-type="float">
            <text:p>5,10978579521179</text:p>
          </table:table-cell>
          <table:table-cell office:value-type="float" office:value="0" calcext:value-type="float">
            <text:p>0</text:p>
          </table:table-cell>
          <table:table-cell office:value-type="float" office:value="0.401971817016602" calcext:value-type="float">
            <text:p>0,401971817016602</text:p>
          </table:table-cell>
          <table:table-cell office:value-type="float" office:value="5.81121730804443" calcext:value-type="float">
            <text:p>5,8112173080444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884447097778" calcext:value-type="float">
            <text:p>1,65884447097778</text:p>
          </table:table-cell>
          <table:table-cell office:value-type="float" office:value="148900" calcext:value-type="float">
            <text:p>148900</text:p>
          </table:table-cell>
          <table:table-cell office:value-type="float" office:value="207.034005403519" calcext:value-type="float">
            <text:p>207,034005403519</text:p>
          </table:table-cell>
          <table:table-cell office:value-type="float" office:value="0" calcext:value-type="float">
            <text:p>0</text:p>
          </table:table-cell>
          <table:table-cell office:value-type="float" office:value="0.85380482673645" calcext:value-type="float">
            <text:p>0,85380482673645</text:p>
          </table:table-cell>
          <table:table-cell office:value-type="float" office:value="214.455688238144" calcext:value-type="float">
            <text:p>214,45568823814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3983302116394" calcext:value-type="float">
            <text:p>1,83983302116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225929260254" calcext:value-type="float">
            <text:p>1,21225929260254</text:p>
          </table:table-cell>
          <table:table-cell office:value-type="float" office:value="216.307657003403" calcext:value-type="float">
            <text:p>216,307657003403</text:p>
          </table:table-cell>
          <table:table-cell table:formula="of:=[.U96]-([.T96]+[.H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3862800598145" calcext:value-type="float">
            <text:p>0,313862800598145</text:p>
          </table:table-cell>
          <table:table-cell office:value-type="float" office:value="36" calcext:value-type="float">
            <text:p>36</text:p>
          </table:table-cell>
          <table:table-cell office:value-type="float" office:value="4.97571325302124" calcext:value-type="float">
            <text:p>4,97571325302124</text:p>
          </table:table-cell>
          <table:table-cell office:value-type="float" office:value="0" calcext:value-type="float">
            <text:p>0</text:p>
          </table:table-cell>
          <table:table-cell office:value-type="float" office:value="0.421836376190186" calcext:value-type="float">
            <text:p>0,421836376190186</text:p>
          </table:table-cell>
          <table:table-cell office:value-type="float" office:value="5.71145629882813" calcext:value-type="float">
            <text:p>5,7114562988281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84900283813" calcext:value-type="float">
            <text:p>1,68184900283813</text:p>
          </table:table-cell>
          <table:table-cell office:value-type="float" office:value="151857" calcext:value-type="float">
            <text:p>151857</text:p>
          </table:table-cell>
          <table:table-cell office:value-type="float" office:value="208.733291387558" calcext:value-type="float">
            <text:p>208,733291387558</text:p>
          </table:table-cell>
          <table:table-cell office:value-type="float" office:value="0" calcext:value-type="float">
            <text:p>0</text:p>
          </table:table-cell>
          <table:table-cell office:value-type="float" office:value="7.95736169815064" calcext:value-type="float">
            <text:p>7,95736169815064</text:p>
          </table:table-cell>
          <table:table-cell office:value-type="float" office:value="223.445436954498" calcext:value-type="float">
            <text:p>223,445436954498</text:p>
          </table:table-cell>
          <table:table-cell office:value-type="float" office:value="38712" calcext:value-type="float">
            <text:p>38712</text:p>
          </table:table-cell>
          <table:table-cell office:value-type="float" office:value="1.78660559654236" calcext:value-type="float">
            <text:p>1,78660559654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3361539840698" calcext:value-type="float">
            <text:p>7,73361539840698</text:p>
          </table:table-cell>
          <table:table-cell office:value-type="float" office:value="222.971672534943" calcext:value-type="float">
            <text:p>222,971672534943</text:p>
          </table:table-cell>
          <table:table-cell table:formula="of:=[.U97]-([.T97]+[.H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9415616989136" calcext:value-type="float">
            <text:p>0,269415616989136</text:p>
          </table:table-cell>
          <table:table-cell office:value-type="float" office:value="5" calcext:value-type="float">
            <text:p>5</text:p>
          </table:table-cell>
          <table:table-cell office:value-type="float" office:value="5.07794809341431" calcext:value-type="float">
            <text:p>5,07794809341431</text:p>
          </table:table-cell>
          <table:table-cell office:value-type="float" office:value="0" calcext:value-type="float">
            <text:p>0</text:p>
          </table:table-cell>
          <table:table-cell office:value-type="float" office:value="0.423886775970459" calcext:value-type="float">
            <text:p>0,423886775970459</text:p>
          </table:table-cell>
          <table:table-cell office:value-type="float" office:value="5.7712926864624" calcext:value-type="float">
            <text:p>5,771292686462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923901557922" calcext:value-type="float">
            <text:p>1,69923901557922</text:p>
          </table:table-cell>
          <table:table-cell office:value-type="float" office:value="149570" calcext:value-type="float">
            <text:p>149570</text:p>
          </table:table-cell>
          <table:table-cell office:value-type="float" office:value="205.08255147934" calcext:value-type="float">
            <text:p>205,08255147934</text:p>
          </table:table-cell>
          <table:table-cell office:value-type="float" office:value="0" calcext:value-type="float">
            <text:p>0</text:p>
          </table:table-cell>
          <table:table-cell office:value-type="float" office:value="1.81886601448059" calcext:value-type="float">
            <text:p>1,81886601448059</text:p>
          </table:table-cell>
          <table:table-cell office:value-type="float" office:value="213.572934627533" calcext:value-type="float">
            <text:p>213,57293462753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9032340049744" calcext:value-type="float">
            <text:p>1,89032340049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758892059326" calcext:value-type="float">
            <text:p>1,69758892059326</text:p>
          </table:table-cell>
          <table:table-cell office:value-type="float" office:value="217.937831401825" calcext:value-type="float">
            <text:p>217,937831401825</text:p>
          </table:table-cell>
          <table:table-cell table:formula="of:=[.U98]-([.T98]+[.H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6033639907837" calcext:value-type="float">
            <text:p>0,276033639907837</text:p>
          </table:table-cell>
          <table:table-cell office:value-type="float" office:value="4" calcext:value-type="float">
            <text:p>4</text:p>
          </table:table-cell>
          <table:table-cell office:value-type="float" office:value="5.11711549758911" calcext:value-type="float">
            <text:p>5,11711549758911</text:p>
          </table:table-cell>
          <table:table-cell office:value-type="float" office:value="0" calcext:value-type="float">
            <text:p>0</text:p>
          </table:table-cell>
          <table:table-cell office:value-type="float" office:value="0.506886720657349" calcext:value-type="float">
            <text:p>0,506886720657349</text:p>
          </table:table-cell>
          <table:table-cell office:value-type="float" office:value="5.90007925033569" calcext:value-type="float">
            <text:p>5,9000792503356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05470085144" calcext:value-type="float">
            <text:p>1,6705470085144</text:p>
          </table:table-cell>
          <table:table-cell office:value-type="float" office:value="149160" calcext:value-type="float">
            <text:p>149160</text:p>
          </table:table-cell>
          <table:table-cell office:value-type="float" office:value="209.387679576874" calcext:value-type="float">
            <text:p>209,387679576874</text:p>
          </table:table-cell>
          <table:table-cell office:value-type="float" office:value="0" calcext:value-type="float">
            <text:p>0</text:p>
          </table:table-cell>
          <table:table-cell office:value-type="float" office:value="1.35712862014771" calcext:value-type="float">
            <text:p>1,35712862014771</text:p>
          </table:table-cell>
          <table:table-cell office:value-type="float" office:value="217.356207847595" calcext:value-type="float">
            <text:p>217,35620784759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342942237854" calcext:value-type="float">
            <text:p>1,9934294223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671673774719" calcext:value-type="float">
            <text:p>1,49671673774719</text:p>
          </table:table-cell>
          <table:table-cell office:value-type="float" office:value="215.414407253265" calcext:value-type="float">
            <text:p>215,414407253265</text:p>
          </table:table-cell>
          <table:table-cell table:formula="of:=[.U99]-([.T99]+[.H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45195627212524" calcext:value-type="float">
            <text:p>0,245195627212524</text:p>
          </table:table-cell>
          <table:table-cell office:value-type="float" office:value="1" calcext:value-type="float">
            <text:p>1</text:p>
          </table:table-cell>
          <table:table-cell office:value-type="float" office:value="4.99442863464356" calcext:value-type="float">
            <text:p>4,99442863464356</text:p>
          </table:table-cell>
          <table:table-cell office:value-type="float" office:value="0" calcext:value-type="float">
            <text:p>0</text:p>
          </table:table-cell>
          <table:table-cell office:value-type="float" office:value="0.512062549591064" calcext:value-type="float">
            <text:p>0,512062549591064</text:p>
          </table:table-cell>
          <table:table-cell office:value-type="float" office:value="5.75171542167664" calcext:value-type="float">
            <text:p>5,751715421676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899346351624" calcext:value-type="float">
            <text:p>1,67899346351624</text:p>
          </table:table-cell>
          <table:table-cell office:value-type="float" office:value="148907" calcext:value-type="float">
            <text:p>148907</text:p>
          </table:table-cell>
          <table:table-cell office:value-type="float" office:value="205.60626578331" calcext:value-type="float">
            <text:p>205,60626578331</text:p>
          </table:table-cell>
          <table:table-cell office:value-type="float" office:value="0" calcext:value-type="float">
            <text:p>0</text:p>
          </table:table-cell>
          <table:table-cell office:value-type="float" office:value="1.10564708709717" calcext:value-type="float">
            <text:p>1,10564708709717</text:p>
          </table:table-cell>
          <table:table-cell office:value-type="float" office:value="213.273154735565" calcext:value-type="float">
            <text:p>213,2731547355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57567691803" calcext:value-type="float">
            <text:p>1,84575676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785703659058" calcext:value-type="float">
            <text:p>1,05785703659058</text:p>
          </table:table-cell>
          <table:table-cell office:value-type="float" office:value="216.568536043167" calcext:value-type="float">
            <text:p>216,568536043167</text:p>
          </table:table-cell>
          <table:table-cell table:formula="of:=[.U100]-([.T100]+[.H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9766435623169" calcext:value-type="float">
            <text:p>0,409766435623169</text:p>
          </table:table-cell>
          <table:table-cell office:value-type="float" office:value="58" calcext:value-type="float">
            <text:p>58</text:p>
          </table:table-cell>
          <table:table-cell office:value-type="float" office:value="14.1166317462921" calcext:value-type="float">
            <text:p>14,1166317462921</text:p>
          </table:table-cell>
          <table:table-cell office:value-type="float" office:value="0" calcext:value-type="float">
            <text:p>0</text:p>
          </table:table-cell>
          <table:table-cell office:value-type="float" office:value="0.681531667709351" calcext:value-type="float">
            <text:p>0,681531667709351</text:p>
          </table:table-cell>
          <table:table-cell office:value-type="float" office:value="15.2079646587372" calcext:value-type="float">
            <text:p>15,207964658737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2193622589111" calcext:value-type="float">
            <text:p>2,22193622589111</text:p>
          </table:table-cell>
          <table:table-cell office:value-type="float" office:value="158517" calcext:value-type="float">
            <text:p>158517</text:p>
          </table:table-cell>
          <table:table-cell office:value-type="float" office:value="265.394616365433" calcext:value-type="float">
            <text:p>265,394616365433</text:p>
          </table:table-cell>
          <table:table-cell office:value-type="float" office:value="0" calcext:value-type="float">
            <text:p>0</text:p>
          </table:table-cell>
          <table:table-cell office:value-type="float" office:value="13.6695263385773" calcext:value-type="float">
            <text:p>13,6695263385773</text:p>
          </table:table-cell>
          <table:table-cell office:value-type="float" office:value="293.918424129486" calcext:value-type="float">
            <text:p>293,91842412948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905626297" calcext:value-type="float">
            <text:p>2,357905626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154433727264" calcext:value-type="float">
            <text:p>13,7154433727264</text:p>
          </table:table-cell>
          <table:table-cell office:value-type="float" office:value="297.834326505661" calcext:value-type="float">
            <text:p>297,834326505661</text:p>
          </table:table-cell>
          <table:table-cell table:formula="of:=[.U101]-([.T101]+[.H1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6016063690186" calcext:value-type="float">
            <text:p>0,456016063690186</text:p>
          </table:table-cell>
          <table:table-cell office:value-type="float" office:value="17" calcext:value-type="float">
            <text:p>17</text:p>
          </table:table-cell>
          <table:table-cell office:value-type="float" office:value="13.4994652271271" calcext:value-type="float">
            <text:p>13,4994652271271</text:p>
          </table:table-cell>
          <table:table-cell office:value-type="float" office:value="0" calcext:value-type="float">
            <text:p>0</text:p>
          </table:table-cell>
          <table:table-cell office:value-type="float" office:value="0.700320243835449" calcext:value-type="float">
            <text:p>0,700320243835449</text:p>
          </table:table-cell>
          <table:table-cell office:value-type="float" office:value="14.6558387279511" calcext:value-type="float">
            <text:p>14,655838727951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457391738892" calcext:value-type="float">
            <text:p>2,15457391738892</text:p>
          </table:table-cell>
          <table:table-cell office:value-type="float" office:value="158259" calcext:value-type="float">
            <text:p>158259</text:p>
          </table:table-cell>
          <table:table-cell office:value-type="float" office:value="263.677187204361" calcext:value-type="float">
            <text:p>263,677187204361</text:p>
          </table:table-cell>
          <table:table-cell office:value-type="float" office:value="0" calcext:value-type="float">
            <text:p>0</text:p>
          </table:table-cell>
          <table:table-cell office:value-type="float" office:value="4.74659442901611" calcext:value-type="float">
            <text:p>4,74659442901611</text:p>
          </table:table-cell>
          <table:table-cell office:value-type="float" office:value="283.667182922363" calcext:value-type="float">
            <text:p>283,66718292236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091844558716" calcext:value-type="float">
            <text:p>2,4409184455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7257261276245" calcext:value-type="float">
            <text:p>4,67257261276245</text:p>
          </table:table-cell>
          <table:table-cell office:value-type="float" office:value="289.100663661957" calcext:value-type="float">
            <text:p>289,100663661957</text:p>
          </table:table-cell>
          <table:table-cell table:formula="of:=[.U102]-([.T102]+[.H1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5573835372925" calcext:value-type="float">
            <text:p>0,415573835372925</text:p>
          </table:table-cell>
          <table:table-cell office:value-type="float" office:value="58" calcext:value-type="float">
            <text:p>58</text:p>
          </table:table-cell>
          <table:table-cell office:value-type="float" office:value="13.4789555072784" calcext:value-type="float">
            <text:p>13,4789555072784</text:p>
          </table:table-cell>
          <table:table-cell office:value-type="float" office:value="0" calcext:value-type="float">
            <text:p>0</text:p>
          </table:table-cell>
          <table:table-cell office:value-type="float" office:value="0.723297357559204" calcext:value-type="float">
            <text:p>0,723297357559204</text:p>
          </table:table-cell>
          <table:table-cell office:value-type="float" office:value="14.6178636550903" calcext:value-type="float">
            <text:p>14,617863655090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129430770874" calcext:value-type="float">
            <text:p>2,2129430770874</text:p>
          </table:table-cell>
          <table:table-cell office:value-type="float" office:value="158180" calcext:value-type="float">
            <text:p>158180</text:p>
          </table:table-cell>
          <table:table-cell office:value-type="float" office:value="264.907171726227" calcext:value-type="float">
            <text:p>264,907171726227</text:p>
          </table:table-cell>
          <table:table-cell office:value-type="float" office:value="0" calcext:value-type="float">
            <text:p>0</text:p>
          </table:table-cell>
          <table:table-cell office:value-type="float" office:value="13.7409267425537" calcext:value-type="float">
            <text:p>13,7409267425537</text:p>
          </table:table-cell>
          <table:table-cell office:value-type="float" office:value="294.143372058868" calcext:value-type="float">
            <text:p>294,143372058868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444779396057" calcext:value-type="float">
            <text:p>2,40444779396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107623100281" calcext:value-type="float">
            <text:p>13,9107623100281</text:p>
          </table:table-cell>
          <table:table-cell office:value-type="float" office:value="297.473342895508" calcext:value-type="float">
            <text:p>297,473342895508</text:p>
          </table:table-cell>
          <table:table-cell table:formula="of:=[.U103]-([.T103]+[.H1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741060256958" calcext:value-type="float">
            <text:p>0,42741060256958</text:p>
          </table:table-cell>
          <table:table-cell office:value-type="float" office:value="3" calcext:value-type="float">
            <text:p>3</text:p>
          </table:table-cell>
          <table:table-cell office:value-type="float" office:value="13.5409669876099" calcext:value-type="float">
            <text:p>13,5409669876099</text:p>
          </table:table-cell>
          <table:table-cell office:value-type="float" office:value="0" calcext:value-type="float">
            <text:p>0</text:p>
          </table:table-cell>
          <table:table-cell office:value-type="float" office:value="0.7147216796875" calcext:value-type="float">
            <text:p>0,7147216796875</text:p>
          </table:table-cell>
          <table:table-cell office:value-type="float" office:value="14.6831464767456" calcext:value-type="float">
            <text:p>14,683146476745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208956718445" calcext:value-type="float">
            <text:p>2,18208956718445</text:p>
          </table:table-cell>
          <table:table-cell office:value-type="float" office:value="158064" calcext:value-type="float">
            <text:p>158064</text:p>
          </table:table-cell>
          <table:table-cell office:value-type="float" office:value="264.796621322632" calcext:value-type="float">
            <text:p>264,796621322632</text:p>
          </table:table-cell>
          <table:table-cell office:value-type="float" office:value="0" calcext:value-type="float">
            <text:p>0</text:p>
          </table:table-cell>
          <table:table-cell office:value-type="float" office:value="1.51339054107666" calcext:value-type="float">
            <text:p>1,51339054107666</text:p>
          </table:table-cell>
          <table:table-cell office:value-type="float" office:value="281.861251115799" calcext:value-type="float">
            <text:p>281,86125111579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067602157593" calcext:value-type="float">
            <text:p>2,39067602157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86433506012" calcext:value-type="float">
            <text:p>1,7986433506012</text:p>
          </table:table-cell>
          <table:table-cell office:value-type="float" office:value="283.060701608658" calcext:value-type="float">
            <text:p>283,060701608658</text:p>
          </table:table-cell>
          <table:table-cell table:formula="of:=[.U104]-([.T104]+[.H1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0921087265015" calcext:value-type="float">
            <text:p>0,420921087265015</text:p>
          </table:table-cell>
          <table:table-cell office:value-type="float" office:value="2" calcext:value-type="float">
            <text:p>2</text:p>
          </table:table-cell>
          <table:table-cell office:value-type="float" office:value="13.4495151042938" calcext:value-type="float">
            <text:p>13,4495151042938</text:p>
          </table:table-cell>
          <table:table-cell office:value-type="float" office:value="0" calcext:value-type="float">
            <text:p>0</text:p>
          </table:table-cell>
          <table:table-cell office:value-type="float" office:value="0.73731803894043" calcext:value-type="float">
            <text:p>0,73731803894043</text:p>
          </table:table-cell>
          <table:table-cell office:value-type="float" office:value="14.6077909469604" calcext:value-type="float">
            <text:p>14,60779094696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464853286743" calcext:value-type="float">
            <text:p>2,16464853286743</text:p>
          </table:table-cell>
          <table:table-cell office:value-type="float" office:value="158001" calcext:value-type="float">
            <text:p>158001</text:p>
          </table:table-cell>
          <table:table-cell office:value-type="float" office:value="266.040214776993" calcext:value-type="float">
            <text:p>266,040214776993</text:p>
          </table:table-cell>
          <table:table-cell office:value-type="float" office:value="0" calcext:value-type="float">
            <text:p>0</text:p>
          </table:table-cell>
          <table:table-cell office:value-type="float" office:value="1.3500394821167" calcext:value-type="float">
            <text:p>1,3500394821167</text:p>
          </table:table-cell>
          <table:table-cell office:value-type="float" office:value="282.81032371521" calcext:value-type="float">
            <text:p>282,81032371521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432040214539" calcext:value-type="float">
            <text:p>2,48432040214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607496261597" calcext:value-type="float">
            <text:p>1,44607496261597</text:p>
          </table:table-cell>
          <table:table-cell office:value-type="float" office:value="295.84173822403" calcext:value-type="float">
            <text:p>295,84173822403</text:p>
          </table:table-cell>
          <table:table-cell table:formula="of:=[.U105]-([.T105]+[.H1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5105829238892" calcext:value-type="float">
            <text:p>0,405105829238892</text:p>
          </table:table-cell>
          <table:table-cell office:value-type="float" office:value="3" calcext:value-type="float">
            <text:p>3</text:p>
          </table:table-cell>
          <table:table-cell office:value-type="float" office:value="14.8363091945648" calcext:value-type="float">
            <text:p>14,8363091945648</text:p>
          </table:table-cell>
          <table:table-cell office:value-type="float" office:value="0" calcext:value-type="float">
            <text:p>0</text:p>
          </table:table-cell>
          <table:table-cell office:value-type="float" office:value="0.719821453094482" calcext:value-type="float">
            <text:p>0,719821453094482</text:p>
          </table:table-cell>
          <table:table-cell office:value-type="float" office:value="15.9612729549408" calcext:value-type="float">
            <text:p>15,961272954940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746665000916" calcext:value-type="float">
            <text:p>2,15746665000916</text:p>
          </table:table-cell>
          <table:table-cell office:value-type="float" office:value="157944" calcext:value-type="float">
            <text:p>157944</text:p>
          </table:table-cell>
          <table:table-cell office:value-type="float" office:value="264.872595787048" calcext:value-type="float">
            <text:p>264,872595787048</text:p>
          </table:table-cell>
          <table:table-cell office:value-type="float" office:value="0" calcext:value-type="float">
            <text:p>0</text:p>
          </table:table-cell>
          <table:table-cell office:value-type="float" office:value="1.52809619903564" calcext:value-type="float">
            <text:p>1,52809619903564</text:p>
          </table:table-cell>
          <table:table-cell office:value-type="float" office:value="282.184865474701" calcext:value-type="float">
            <text:p>282,18486547470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886696815491" calcext:value-type="float">
            <text:p>2,31886696815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007905960083" calcext:value-type="float">
            <text:p>1,60007905960083</text:p>
          </table:table-cell>
          <table:table-cell office:value-type="float" office:value="285.480130910873" calcext:value-type="float">
            <text:p>285,480130910873</text:p>
          </table:table-cell>
          <table:table-cell table:formula="of:=[.U106]-([.T106]+[.H1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04939794540405" calcext:value-type="float">
            <text:p>0,504939794540405</text:p>
          </table:table-cell>
          <table:table-cell office:value-type="float" office:value="227" calcext:value-type="float">
            <text:p>227</text:p>
          </table:table-cell>
          <table:table-cell office:value-type="float" office:value="8.7706573009491" calcext:value-type="float">
            <text:p>8,7706573009491</text:p>
          </table:table-cell>
          <table:table-cell office:value-type="float" office:value="0" calcext:value-type="float">
            <text:p>0</text:p>
          </table:table-cell>
          <table:table-cell office:value-type="float" office:value="0.777713298797607" calcext:value-type="float">
            <text:p>0,777713298797607</text:p>
          </table:table-cell>
          <table:table-cell office:value-type="float" office:value="10.0533511638641" calcext:value-type="float">
            <text:p>10,05335116386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0483484268188" calcext:value-type="float">
            <text:p>2,30483484268188</text:p>
          </table:table-cell>
          <table:table-cell office:value-type="float" office:value="154622" calcext:value-type="float">
            <text:p>154622</text:p>
          </table:table-cell>
          <table:table-cell office:value-type="float" office:value="321.485667467117" calcext:value-type="float">
            <text:p>321,485667467117</text:p>
          </table:table-cell>
          <table:table-cell office:value-type="float" office:value="0" calcext:value-type="float">
            <text:p>0</text:p>
          </table:table-cell>
          <table:table-cell office:value-type="float" office:value="86.3118777275085" calcext:value-type="float">
            <text:p>86,3118777275085</text:p>
          </table:table-cell>
          <table:table-cell office:value-type="float" office:value="417.51043343544" calcext:value-type="float">
            <text:p>417,51043343544</text:p>
          </table:table-cell>
          <table:table-cell office:value-type="float" office:value="38712" calcext:value-type="float">
            <text:p>38712</text:p>
          </table:table-cell>
          <table:table-cell office:value-type="float" office:value="2.7663688659668" calcext:value-type="float">
            <text:p>2,7663688659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6766200065613" calcext:value-type="float">
            <text:p>89,6766200065613</text:p>
          </table:table-cell>
          <table:table-cell office:value-type="float" office:value="403.683434486389" calcext:value-type="float">
            <text:p>403,683434486389</text:p>
          </table:table-cell>
          <table:table-cell table:formula="of:=[.U107]-([.T107]+[.H1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33879041671753" calcext:value-type="float">
            <text:p>0,533879041671753</text:p>
          </table:table-cell>
          <table:table-cell office:value-type="float" office:value="2" calcext:value-type="float">
            <text:p>2</text:p>
          </table:table-cell>
          <table:table-cell office:value-type="float" office:value="7.01987028121948" calcext:value-type="float">
            <text:p>7,01987028121948</text:p>
          </table:table-cell>
          <table:table-cell office:value-type="float" office:value="0" calcext:value-type="float">
            <text:p>0</text:p>
          </table:table-cell>
          <table:table-cell office:value-type="float" office:value="0.822256326675415" calcext:value-type="float">
            <text:p>0,822256326675415</text:p>
          </table:table-cell>
          <table:table-cell office:value-type="float" office:value="8.37603998184204" calcext:value-type="float">
            <text:p>8,3760399818420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1907539367676" calcext:value-type="float">
            <text:p>2,51907539367676</text:p>
          </table:table-cell>
          <table:table-cell office:value-type="float" office:value="149137" calcext:value-type="float">
            <text:p>149137</text:p>
          </table:table-cell>
          <table:table-cell office:value-type="float" office:value="303.240215778351" calcext:value-type="float">
            <text:p>303,240215778351</text:p>
          </table:table-cell>
          <table:table-cell office:value-type="float" office:value="0" calcext:value-type="float">
            <text:p>0</text:p>
          </table:table-cell>
          <table:table-cell office:value-type="float" office:value="1.92946982383728" calcext:value-type="float">
            <text:p>1,92946982383728</text:p>
          </table:table-cell>
          <table:table-cell office:value-type="float" office:value="314.820713996887" calcext:value-type="float">
            <text:p>314,820713996887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840675354004" calcext:value-type="float">
            <text:p>2,63840675354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359686851501" calcext:value-type="float">
            <text:p>1,66359686851501</text:p>
          </table:table-cell>
          <table:table-cell office:value-type="float" office:value="305.912814617157" calcext:value-type="float">
            <text:p>305,912814617157</text:p>
          </table:table-cell>
          <table:table-cell table:formula="of:=[.U108]-([.T108]+[.H1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5237483978271" calcext:value-type="float">
            <text:p>0,355237483978271</text:p>
          </table:table-cell>
          <table:table-cell office:value-type="float" office:value="3" calcext:value-type="float">
            <text:p>3</text:p>
          </table:table-cell>
          <table:table-cell office:value-type="float" office:value="6.49933218955994" calcext:value-type="float">
            <text:p>6,49933218955994</text:p>
          </table:table-cell>
          <table:table-cell office:value-type="float" office:value="0" calcext:value-type="float">
            <text:p>0</text:p>
          </table:table-cell>
          <table:table-cell office:value-type="float" office:value="0.936131238937378" calcext:value-type="float">
            <text:p>0,936131238937378</text:p>
          </table:table-cell>
          <table:table-cell office:value-type="float" office:value="7.79074358940125" calcext:value-type="float">
            <text:p>7,790743589401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6048970222473" calcext:value-type="float">
            <text:p>2,26048970222473</text:p>
          </table:table-cell>
          <table:table-cell office:value-type="float" office:value="148803" calcext:value-type="float">
            <text:p>148803</text:p>
          </table:table-cell>
          <table:table-cell office:value-type="float" office:value="280.103140354156" calcext:value-type="float">
            <text:p>280,103140354156</text:p>
          </table:table-cell>
          <table:table-cell office:value-type="float" office:value="0" calcext:value-type="float">
            <text:p>0</text:p>
          </table:table-cell>
          <table:table-cell office:value-type="float" office:value="1.99279069900513" calcext:value-type="float">
            <text:p>1,99279069900513</text:p>
          </table:table-cell>
          <table:table-cell office:value-type="float" office:value="290.802097558975" calcext:value-type="float">
            <text:p>290,802097558975</text:p>
          </table:table-cell>
          <table:table-cell office:value-type="float" office:value="38712" calcext:value-type="float">
            <text:p>38712</text:p>
          </table:table-cell>
          <table:table-cell office:value-type="float" office:value="2.42235946655273" calcext:value-type="float">
            <text:p>2,422359466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970134735107" calcext:value-type="float">
            <text:p>1,90970134735107</text:p>
          </table:table-cell>
          <table:table-cell office:value-type="float" office:value="295.442221641541" calcext:value-type="float">
            <text:p>295,442221641541</text:p>
          </table:table-cell>
          <table:table-cell table:formula="of:=[.U109]-([.T109]+[.H1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3219718933105" calcext:value-type="float">
            <text:p>0,383219718933105</text:p>
          </table:table-cell>
          <table:table-cell office:value-type="float" office:value="11" calcext:value-type="float">
            <text:p>11</text:p>
          </table:table-cell>
          <table:table-cell office:value-type="float" office:value="6.5208523273468" calcext:value-type="float">
            <text:p>6,5208523273468</text:p>
          </table:table-cell>
          <table:table-cell office:value-type="float" office:value="0" calcext:value-type="float">
            <text:p>0</text:p>
          </table:table-cell>
          <table:table-cell office:value-type="float" office:value="0.926172018051147" calcext:value-type="float">
            <text:p>0,926172018051147</text:p>
          </table:table-cell>
          <table:table-cell office:value-type="float" office:value="7.83030223846436" calcext:value-type="float">
            <text:p>7,8303022384643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7569079399109" calcext:value-type="float">
            <text:p>2,27569079399109</text:p>
          </table:table-cell>
          <table:table-cell office:value-type="float" office:value="150430" calcext:value-type="float">
            <text:p>150430</text:p>
          </table:table-cell>
          <table:table-cell office:value-type="float" office:value="282.350695133209" calcext:value-type="float">
            <text:p>282,350695133209</text:p>
          </table:table-cell>
          <table:table-cell office:value-type="float" office:value="0" calcext:value-type="float">
            <text:p>0</text:p>
          </table:table-cell>
          <table:table-cell office:value-type="float" office:value="4.59840202331543" calcext:value-type="float">
            <text:p>4,59840202331543</text:p>
          </table:table-cell>
          <table:table-cell office:value-type="float" office:value="295.651297330856" calcext:value-type="float">
            <text:p>295,651297330856</text:p>
          </table:table-cell>
          <table:table-cell office:value-type="float" office:value="38712" calcext:value-type="float">
            <text:p>38712</text:p>
          </table:table-cell>
          <table:table-cell office:value-type="float" office:value="2.4083616733551" calcext:value-type="float">
            <text:p>2,408361673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9540576934814" calcext:value-type="float">
            <text:p>4,39540576934814</text:p>
          </table:table-cell>
          <table:table-cell office:value-type="float" office:value="298.158196687698" calcext:value-type="float">
            <text:p>298,158196687698</text:p>
          </table:table-cell>
          <table:table-cell table:formula="of:=[.U110]-([.T110]+[.H1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0186262130737" calcext:value-type="float">
            <text:p>0,440186262130737</text:p>
          </table:table-cell>
          <table:table-cell office:value-type="float" office:value="1" calcext:value-type="float">
            <text:p>1</text:p>
          </table:table-cell>
          <table:table-cell office:value-type="float" office:value="6.46487426757813" calcext:value-type="float">
            <text:p>6,46487426757813</text:p>
          </table:table-cell>
          <table:table-cell office:value-type="float" office:value="0" calcext:value-type="float">
            <text:p>0</text:p>
          </table:table-cell>
          <table:table-cell office:value-type="float" office:value="0.810196876525879" calcext:value-type="float">
            <text:p>0,810196876525879</text:p>
          </table:table-cell>
          <table:table-cell office:value-type="float" office:value="7.71529722213745" calcext:value-type="float">
            <text:p>7,7152972221374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6335000991821" calcext:value-type="float">
            <text:p>2,26335000991821</text:p>
          </table:table-cell>
          <table:table-cell office:value-type="float" office:value="149231" calcext:value-type="float">
            <text:p>149231</text:p>
          </table:table-cell>
          <table:table-cell office:value-type="float" office:value="280.807265996933" calcext:value-type="float">
            <text:p>280,807265996933</text:p>
          </table:table-cell>
          <table:table-cell office:value-type="float" office:value="0" calcext:value-type="float">
            <text:p>0</text:p>
          </table:table-cell>
          <table:table-cell office:value-type="float" office:value="1.80692529678345" calcext:value-type="float">
            <text:p>1,80692529678345</text:p>
          </table:table-cell>
          <table:table-cell office:value-type="float" office:value="291.440371513367" calcext:value-type="float">
            <text:p>291,440371513367</text:p>
          </table:table-cell>
          <table:table-cell office:value-type="float" office:value="38712" calcext:value-type="float">
            <text:p>38712</text:p>
          </table:table-cell>
          <table:table-cell office:value-type="float" office:value="2.48382496833801" calcext:value-type="float">
            <text:p>2,4838249683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439416885376" calcext:value-type="float">
            <text:p>1,63439416885376</text:p>
          </table:table-cell>
          <table:table-cell office:value-type="float" office:value="293.519825220108" calcext:value-type="float">
            <text:p>293,519825220108</text:p>
          </table:table-cell>
          <table:table-cell table:formula="of:=[.U111]-([.T111]+[.H1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5477614402771" calcext:value-type="float">
            <text:p>0,5477614402771</text:p>
          </table:table-cell>
          <table:table-cell office:value-type="float" office:value="457" calcext:value-type="float">
            <text:p>457</text:p>
          </table:table-cell>
          <table:table-cell office:value-type="float" office:value="9.09810304641724" calcext:value-type="float">
            <text:p>9,09810304641724</text:p>
          </table:table-cell>
          <table:table-cell office:value-type="float" office:value="0" calcext:value-type="float">
            <text:p>0</text:p>
          </table:table-cell>
          <table:table-cell office:value-type="float" office:value="0.577385663986206" calcext:value-type="float">
            <text:p>0,577385663986206</text:p>
          </table:table-cell>
          <table:table-cell office:value-type="float" office:value="10.2232885360718" calcext:value-type="float">
            <text:p>10,223288536071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5671339035034" calcext:value-type="float">
            <text:p>2,25671339035034</text:p>
          </table:table-cell>
          <table:table-cell office:value-type="float" office:value="160908" calcext:value-type="float">
            <text:p>160908</text:p>
          </table:table-cell>
          <table:table-cell office:value-type="float" office:value="301.000561714172" calcext:value-type="float">
            <text:p>301,000561714172</text:p>
          </table:table-cell>
          <table:table-cell office:value-type="float" office:value="0" calcext:value-type="float">
            <text:p>0</text:p>
          </table:table-cell>
          <table:table-cell office:value-type="float" office:value="23.1445918083191" calcext:value-type="float">
            <text:p>23,1445918083191</text:p>
          </table:table-cell>
          <table:table-cell office:value-type="float" office:value="334.233797311783" calcext:value-type="float">
            <text:p>334,233797311783</text:p>
          </table:table-cell>
          <table:table-cell office:value-type="float" office:value="43717" calcext:value-type="float">
            <text:p>43717</text:p>
          </table:table-cell>
          <table:table-cell office:value-type="float" office:value="2.53655481338501" calcext:value-type="float">
            <text:p>2,53655481338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595064163208" calcext:value-type="float">
            <text:p>22,5595064163208</text:p>
          </table:table-cell>
          <table:table-cell office:value-type="float" office:value="338.019413948059" calcext:value-type="float">
            <text:p>338,019413948059</text:p>
          </table:table-cell>
          <table:table-cell table:formula="of:=[.U112]-([.T112]+[.H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3302669525147" calcext:value-type="float">
            <text:p>0,403302669525147</text:p>
          </table:table-cell>
          <table:table-cell office:value-type="float" office:value="81" calcext:value-type="float">
            <text:p>81</text:p>
          </table:table-cell>
          <table:table-cell office:value-type="float" office:value="8.4643726348877" calcext:value-type="float">
            <text:p>8,4643726348877</text:p>
          </table:table-cell>
          <table:table-cell office:value-type="float" office:value="0" calcext:value-type="float">
            <text:p>0</text:p>
          </table:table-cell>
          <table:table-cell office:value-type="float" office:value="0.551053285598755" calcext:value-type="float">
            <text:p>0,551053285598755</text:p>
          </table:table-cell>
          <table:table-cell office:value-type="float" office:value="9.41876912117004" calcext:value-type="float">
            <text:p>9,418769121170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40519690513611" calcext:value-type="float">
            <text:p>2,40519690513611</text:p>
          </table:table-cell>
          <table:table-cell office:value-type="float" office:value="159817" calcext:value-type="float">
            <text:p>159817</text:p>
          </table:table-cell>
          <table:table-cell office:value-type="float" office:value="302.143181562424" calcext:value-type="float">
            <text:p>302,143181562424</text:p>
          </table:table-cell>
          <table:table-cell office:value-type="float" office:value="0" calcext:value-type="float">
            <text:p>0</text:p>
          </table:table-cell>
          <table:table-cell office:value-type="float" office:value="6.24473094940186" calcext:value-type="float">
            <text:p>6,24473094940186</text:p>
          </table:table-cell>
          <table:table-cell office:value-type="float" office:value="319.18839263916" calcext:value-type="float">
            <text:p>319,188392639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54024863243103" calcext:value-type="float">
            <text:p>2,54024863243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1800546646118" calcext:value-type="float">
            <text:p>6,41800546646118</text:p>
          </table:table-cell>
          <table:table-cell office:value-type="float" office:value="321.554339408874" calcext:value-type="float">
            <text:p>321,554339408874</text:p>
          </table:table-cell>
          <table:table-cell table:formula="of:=[.U113]-([.T113]+[.H1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96861791610718" calcext:value-type="float">
            <text:p>0,396861791610718</text:p>
          </table:table-cell>
          <table:table-cell office:value-type="float" office:value="24" calcext:value-type="float">
            <text:p>24</text:p>
          </table:table-cell>
          <table:table-cell office:value-type="float" office:value="10.2997996807098" calcext:value-type="float">
            <text:p>10,2997996807098</text:p>
          </table:table-cell>
          <table:table-cell office:value-type="float" office:value="0" calcext:value-type="float">
            <text:p>0</text:p>
          </table:table-cell>
          <table:table-cell office:value-type="float" office:value="0.60545802116394" calcext:value-type="float">
            <text:p>0,60545802116394</text:p>
          </table:table-cell>
          <table:table-cell office:value-type="float" office:value="11.3021612167358" calcext:value-type="float">
            <text:p>11,30216121673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4485101699829" calcext:value-type="float">
            <text:p>2,34485101699829</text:p>
          </table:table-cell>
          <table:table-cell office:value-type="float" office:value="158334" calcext:value-type="float">
            <text:p>158334</text:p>
          </table:table-cell>
          <table:table-cell office:value-type="float" office:value="308.476605415344" calcext:value-type="float">
            <text:p>308,476605415344</text:p>
          </table:table-cell>
          <table:table-cell office:value-type="float" office:value="0" calcext:value-type="float">
            <text:p>0</text:p>
          </table:table-cell>
          <table:table-cell office:value-type="float" office:value="4.03425860404968" calcext:value-type="float">
            <text:p>4,03425860404968</text:p>
          </table:table-cell>
          <table:table-cell office:value-type="float" office:value="325.329738616943" calcext:value-type="float">
            <text:p>325,329738616943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44995880127" calcext:value-type="float">
            <text:p>2,5944995880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8565034866333" calcext:value-type="float">
            <text:p>4,18565034866333</text:p>
          </table:table-cell>
          <table:table-cell office:value-type="float" office:value="1982.17997694016" calcext:value-type="float">
            <text:p>1982,17997694016</text:p>
          </table:table-cell>
          <table:table-cell table:formula="of:=[.U114]-([.T114]+[.H1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7833566665649" calcext:value-type="float">
            <text:p>0,417833566665649</text:p>
          </table:table-cell>
          <table:table-cell office:value-type="float" office:value="25" calcext:value-type="float">
            <text:p>25</text:p>
          </table:table-cell>
          <table:table-cell office:value-type="float" office:value="12.8048570156097" calcext:value-type="float">
            <text:p>12,8048570156097</text:p>
          </table:table-cell>
          <table:table-cell office:value-type="float" office:value="0" calcext:value-type="float">
            <text:p>0</text:p>
          </table:table-cell>
          <table:table-cell office:value-type="float" office:value="0.683188915252686" calcext:value-type="float">
            <text:p>0,683188915252686</text:p>
          </table:table-cell>
          <table:table-cell office:value-type="float" office:value="13.9059145450592" calcext:value-type="float">
            <text:p>13,905914545059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1700797080994" calcext:value-type="float">
            <text:p>2,11700797080994</text:p>
          </table:table-cell>
          <table:table-cell office:value-type="float" office:value="158198" calcext:value-type="float">
            <text:p>158198</text:p>
          </table:table-cell>
          <table:table-cell office:value-type="float" office:value="266.526062488556" calcext:value-type="float">
            <text:p>266,526062488556</text:p>
          </table:table-cell>
          <table:table-cell office:value-type="float" office:value="0" calcext:value-type="float">
            <text:p>0</text:p>
          </table:table-cell>
          <table:table-cell office:value-type="float" office:value="6.51071119308472" calcext:value-type="float">
            <text:p>6,51071119308472</text:p>
          </table:table-cell>
          <table:table-cell office:value-type="float" office:value="288.079491853714" calcext:value-type="float">
            <text:p>288,079491853714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410427093506" calcext:value-type="float">
            <text:p>2,36410427093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1849889755249" calcext:value-type="float">
            <text:p>6,51849889755249</text:p>
          </table:table-cell>
          <table:table-cell office:value-type="float" office:value="290.507563114166" calcext:value-type="float">
            <text:p>290,507563114166</text:p>
          </table:table-cell>
          <table:table-cell table:formula="of:=[.U115]-([.T115]+[.H1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88340950012207" calcext:value-type="float">
            <text:p>0,388340950012207</text:p>
          </table:table-cell>
          <table:table-cell office:value-type="float" office:value="1" calcext:value-type="float">
            <text:p>1</text:p>
          </table:table-cell>
          <table:table-cell office:value-type="float" office:value="16.471165895462" calcext:value-type="float">
            <text:p>16,471165895462</text:p>
          </table:table-cell>
          <table:table-cell office:value-type="float" office:value="0" calcext:value-type="float">
            <text:p>0</text:p>
          </table:table-cell>
          <table:table-cell office:value-type="float" office:value="0.852332830429077" calcext:value-type="float">
            <text:p>0,852332830429077</text:p>
          </table:table-cell>
          <table:table-cell office:value-type="float" office:value="17.7118761539459" calcext:value-type="float">
            <text:p>17,711876153945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555474281311" calcext:value-type="float">
            <text:p>2,18555474281311</text:p>
          </table:table-cell>
          <table:table-cell office:value-type="float" office:value="158061" calcext:value-type="float">
            <text:p>158061</text:p>
          </table:table-cell>
          <table:table-cell office:value-type="float" office:value="266.988511800766" calcext:value-type="float">
            <text:p>266,988511800766</text:p>
          </table:table-cell>
          <table:table-cell office:value-type="float" office:value="0" calcext:value-type="float">
            <text:p>0</text:p>
          </table:table-cell>
          <table:table-cell office:value-type="float" office:value="1.55693030357361" calcext:value-type="float">
            <text:p>1,55693030357361</text:p>
          </table:table-cell>
          <table:table-cell office:value-type="float" office:value="286.751054048538" calcext:value-type="float">
            <text:p>286,75105404853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26540184021" calcext:value-type="float">
            <text:p>2,3126540184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851753234863" calcext:value-type="float">
            <text:p>1,97851753234863</text:p>
          </table:table-cell>
          <table:table-cell office:value-type="float" office:value="291.769321203232" calcext:value-type="float">
            <text:p>291,769321203232</text:p>
          </table:table-cell>
          <table:table-cell table:formula="of:=[.U116]-([.T116]+[.H1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melancon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946816444397" calcext:value-type="float">
            <text:p>0,41946816444397</text:p>
          </table:table-cell>
          <table:table-cell office:value-type="float" office:value="3" calcext:value-type="float">
            <text:p>3</text:p>
          </table:table-cell>
          <table:table-cell office:value-type="float" office:value="13.2304928302765" calcext:value-type="float">
            <text:p>13,2304928302765</text:p>
          </table:table-cell>
          <table:table-cell office:value-type="float" office:value="0" calcext:value-type="float">
            <text:p>0</text:p>
          </table:table-cell>
          <table:table-cell office:value-type="float" office:value="0.738941669464111" calcext:value-type="float">
            <text:p>0,738941669464111</text:p>
          </table:table-cell>
          <table:table-cell office:value-type="float" office:value="14.3889381885529" calcext:value-type="float">
            <text:p>14,388938188552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565821647644" calcext:value-type="float">
            <text:p>2,18565821647644</text:p>
          </table:table-cell>
          <table:table-cell office:value-type="float" office:value="158168" calcext:value-type="float">
            <text:p>158168</text:p>
          </table:table-cell>
          <table:table-cell office:value-type="float" office:value="266.969212055206" calcext:value-type="float">
            <text:p>266,969212055206</text:p>
          </table:table-cell>
          <table:table-cell office:value-type="float" office:value="0" calcext:value-type="float">
            <text:p>0</text:p>
          </table:table-cell>
          <table:table-cell office:value-type="float" office:value="1.64753150939941" calcext:value-type="float">
            <text:p>1,64753150939941</text:p>
          </table:table-cell>
          <table:table-cell office:value-type="float" office:value="283.478596448898" calcext:value-type="float">
            <text:p>283,47859644889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603217124939" calcext:value-type="float">
            <text:p>2,31603217124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421757698059" calcext:value-type="float">
            <text:p>1,80421757698059</text:p>
          </table:table-cell>
          <table:table-cell office:value-type="float" office:value="286.501857995987" calcext:value-type="float">
            <text:p>286,501857995987</text:p>
          </table:table-cell>
          <table:table-cell table:formula="of:=[.U117]-([.T117]+[.H1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84561061859131" calcext:value-type="float">
            <text:p>0,384561061859131</text:p>
          </table:table-cell>
          <table:table-cell office:value-type="float" office:value="6" calcext:value-type="float">
            <text:p>6</text:p>
          </table:table-cell>
          <table:table-cell office:value-type="float" office:value="20.1503067016602" calcext:value-type="float">
            <text:p>20,1503067016602</text:p>
          </table:table-cell>
          <table:table-cell office:value-type="float" office:value="0" calcext:value-type="float">
            <text:p>0</text:p>
          </table:table-cell>
          <table:table-cell office:value-type="float" office:value="0.997931003570557" calcext:value-type="float">
            <text:p>0,997931003570557</text:p>
          </table:table-cell>
          <table:table-cell office:value-type="float" office:value="21.532835483551" calcext:value-type="float">
            <text:p>21,53283548355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8899021148682" calcext:value-type="float">
            <text:p>2,08899021148682</text:p>
          </table:table-cell>
          <table:table-cell office:value-type="float" office:value="158000" calcext:value-type="float">
            <text:p>158000</text:p>
          </table:table-cell>
          <table:table-cell office:value-type="float" office:value="264.673799276352" calcext:value-type="float">
            <text:p>264,673799276352</text:p>
          </table:table-cell>
          <table:table-cell office:value-type="float" office:value="0" calcext:value-type="float">
            <text:p>0</text:p>
          </table:table-cell>
          <table:table-cell office:value-type="float" office:value="3.81063914299011" calcext:value-type="float">
            <text:p>3,81063914299011</text:p>
          </table:table-cell>
          <table:table-cell office:value-type="float" office:value="290.006978273392" calcext:value-type="float">
            <text:p>290,006978273392</text:p>
          </table:table-cell>
          <table:table-cell office:value-type="float" office:value="43717" calcext:value-type="float">
            <text:p>43717</text:p>
          </table:table-cell>
          <table:table-cell office:value-type="float" office:value="2.43911600112915" calcext:value-type="float">
            <text:p>2,43911600112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477966308594" calcext:value-type="float">
            <text:p>3,66477966308594</text:p>
          </table:table-cell>
          <table:table-cell office:value-type="float" office:value="293.270627498627" calcext:value-type="float">
            <text:p>293,270627498627</text:p>
          </table:table-cell>
          <table:table-cell table:formula="of:=[.U118]-([.T118]+[.H1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72249841690063" calcext:value-type="float">
            <text:p>0,372249841690063</text:p>
          </table:table-cell>
          <table:table-cell office:value-type="float" office:value="2" calcext:value-type="float">
            <text:p>2</text:p>
          </table:table-cell>
          <table:table-cell office:value-type="float" office:value="19.8342921733856" calcext:value-type="float">
            <text:p>19,8342921733856</text:p>
          </table:table-cell>
          <table:table-cell office:value-type="float" office:value="0" calcext:value-type="float">
            <text:p>0</text:p>
          </table:table-cell>
          <table:table-cell office:value-type="float" office:value="1.09578943252563" calcext:value-type="float">
            <text:p>1,09578943252563</text:p>
          </table:table-cell>
          <table:table-cell office:value-type="float" office:value="21.302369594574" calcext:value-type="float">
            <text:p>21,30236959457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4523983001709" calcext:value-type="float">
            <text:p>2,14523983001709</text:p>
          </table:table-cell>
          <table:table-cell office:value-type="float" office:value="157893" calcext:value-type="float">
            <text:p>157893</text:p>
          </table:table-cell>
          <table:table-cell office:value-type="float" office:value="266.816743135452" calcext:value-type="float">
            <text:p>266,816743135452</text:p>
          </table:table-cell>
          <table:table-cell office:value-type="float" office:value="0" calcext:value-type="float">
            <text:p>0</text:p>
          </table:table-cell>
          <table:table-cell office:value-type="float" office:value="1.96074485778809" calcext:value-type="float">
            <text:p>1,96074485778809</text:p>
          </table:table-cell>
          <table:table-cell office:value-type="float" office:value="290.632500648499" calcext:value-type="float">
            <text:p>290,63250064849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58447647095" calcext:value-type="float">
            <text:p>2,35758447647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213145256042" calcext:value-type="float">
            <text:p>2,51213145256042</text:p>
          </table:table-cell>
          <table:table-cell office:value-type="float" office:value="299.38721036911" calcext:value-type="float">
            <text:p>299,38721036911</text:p>
          </table:table-cell>
          <table:table-cell table:formula="of:=[.U119]-([.T119]+[.H1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9878234863281" calcext:value-type="float">
            <text:p>0,429878234863281</text:p>
          </table:table-cell>
          <table:table-cell office:value-type="float" office:value="1" calcext:value-type="float">
            <text:p>1</text:p>
          </table:table-cell>
          <table:table-cell office:value-type="float" office:value="39.670521736145" calcext:value-type="float">
            <text:p>39,670521736145</text:p>
          </table:table-cell>
          <table:table-cell office:value-type="float" office:value="0" calcext:value-type="float">
            <text:p>0</text:p>
          </table:table-cell>
          <table:table-cell office:value-type="float" office:value="3.40001392364502" calcext:value-type="float">
            <text:p>3,40001392364502</text:p>
          </table:table-cell>
          <table:table-cell office:value-type="float" office:value="43.5004508495331" calcext:value-type="float">
            <text:p>43,500450849533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775315284729" calcext:value-type="float">
            <text:p>2,23775315284729</text:p>
          </table:table-cell>
          <table:table-cell office:value-type="float" office:value="157820" calcext:value-type="float">
            <text:p>157820</text:p>
          </table:table-cell>
          <table:table-cell office:value-type="float" office:value="273.799244403839" calcext:value-type="float">
            <text:p>273,799244403839</text:p>
          </table:table-cell>
          <table:table-cell office:value-type="float" office:value="0" calcext:value-type="float">
            <text:p>0</text:p>
          </table:table-cell>
          <table:table-cell office:value-type="float" office:value="4.10796928405762" calcext:value-type="float">
            <text:p>4,10796928405762</text:p>
          </table:table-cell>
          <table:table-cell office:value-type="float" office:value="319.908581972122" calcext:value-type="float">
            <text:p>319,908581972122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497084617615" calcext:value-type="float">
            <text:p>2,44497084617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503385543823" calcext:value-type="float">
            <text:p>4,62503385543823</text:p>
          </table:table-cell>
          <table:table-cell office:value-type="float" office:value="325.14157128334" calcext:value-type="float">
            <text:p>325,14157128334</text:p>
          </table:table-cell>
          <table:table-cell table:formula="of:=[.U120]-([.T120]+[.H1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1426773071289" calcext:value-type="float">
            <text:p>0,421426773071289</text:p>
          </table:table-cell>
          <table:table-cell office:value-type="float" office:value="2" calcext:value-type="float">
            <text:p>2</text:p>
          </table:table-cell>
          <table:table-cell office:value-type="float" office:value="16.2274653911591" calcext:value-type="float">
            <text:p>16,2274653911591</text:p>
          </table:table-cell>
          <table:table-cell office:value-type="float" office:value="0" calcext:value-type="float">
            <text:p>0</text:p>
          </table:table-cell>
          <table:table-cell office:value-type="float" office:value="0.836558103561401" calcext:value-type="float">
            <text:p>0,836558103561401</text:p>
          </table:table-cell>
          <table:table-cell office:value-type="float" office:value="17.4854855537415" calcext:value-type="float">
            <text:p>17,48548555374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541481971741" calcext:value-type="float">
            <text:p>2,15541481971741</text:p>
          </table:table-cell>
          <table:table-cell office:value-type="float" office:value="158240" calcext:value-type="float">
            <text:p>158240</text:p>
          </table:table-cell>
          <table:table-cell office:value-type="float" office:value="270.832008361816" calcext:value-type="float">
            <text:p>270,832008361816</text:p>
          </table:table-cell>
          <table:table-cell office:value-type="float" office:value="0" calcext:value-type="float">
            <text:p>0</text:p>
          </table:table-cell>
          <table:table-cell office:value-type="float" office:value="1.70834016799927" calcext:value-type="float">
            <text:p>1,70834016799927</text:p>
          </table:table-cell>
          <table:table-cell office:value-type="float" office:value="290.413766145706" calcext:value-type="float">
            <text:p>290,41376614570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003830909729" calcext:value-type="float">
            <text:p>2,33003830909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367409706116" calcext:value-type="float">
            <text:p>2,18367409706116</text:p>
          </table:table-cell>
          <table:table-cell office:value-type="float" office:value="295.147382974625" calcext:value-type="float">
            <text:p>295,147382974625</text:p>
          </table:table-cell>
          <table:table-cell table:formula="of:=[.U121]-([.T121]+[.H1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9872274398804" calcext:value-type="float">
            <text:p>0,429872274398804</text:p>
          </table:table-cell>
          <table:table-cell office:value-type="float" office:value="4" calcext:value-type="float">
            <text:p>4</text:p>
          </table:table-cell>
          <table:table-cell office:value-type="float" office:value="16.1462690830231" calcext:value-type="float">
            <text:p>16,1462690830231</text:p>
          </table:table-cell>
          <table:table-cell office:value-type="float" office:value="0" calcext:value-type="float">
            <text:p>0</text:p>
          </table:table-cell>
          <table:table-cell office:value-type="float" office:value="0.771053075790405" calcext:value-type="float">
            <text:p>0,771053075790405</text:p>
          </table:table-cell>
          <table:table-cell office:value-type="float" office:value="17.3472309112549" calcext:value-type="float">
            <text:p>17,347230911254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8257985115051" calcext:value-type="float">
            <text:p>2,08257985115051</text:p>
          </table:table-cell>
          <table:table-cell office:value-type="float" office:value="158044" calcext:value-type="float">
            <text:p>158044</text:p>
          </table:table-cell>
          <table:table-cell office:value-type="float" office:value="271.416341543198" calcext:value-type="float">
            <text:p>271,416341543198</text:p>
          </table:table-cell>
          <table:table-cell office:value-type="float" office:value="0" calcext:value-type="float">
            <text:p>0</text:p>
          </table:table-cell>
          <table:table-cell office:value-type="float" office:value="2.2841305732727" calcext:value-type="float">
            <text:p>2,2841305732727</text:p>
          </table:table-cell>
          <table:table-cell office:value-type="float" office:value="292.063613414764" calcext:value-type="float">
            <text:p>292,06361341476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2607617378235" calcext:value-type="float">
            <text:p>2,42607617378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6975440979" calcext:value-type="float">
            <text:p>2,726975440979</text:p>
          </table:table-cell>
          <table:table-cell office:value-type="float" office:value="292.379623174667" calcext:value-type="float">
            <text:p>292,379623174667</text:p>
          </table:table-cell>
          <table:table-cell table:formula="of:=[.U122]-([.T122]+[.H1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2754993438721" calcext:value-type="float">
            <text:p>0,432754993438721</text:p>
          </table:table-cell>
          <table:table-cell office:value-type="float" office:value="3" calcext:value-type="float">
            <text:p>3</text:p>
          </table:table-cell>
          <table:table-cell office:value-type="float" office:value="16.5807361602783" calcext:value-type="float">
            <text:p>16,5807361602783</text:p>
          </table:table-cell>
          <table:table-cell office:value-type="float" office:value="0" calcext:value-type="float">
            <text:p>0</text:p>
          </table:table-cell>
          <table:table-cell office:value-type="float" office:value="0.856928110122681" calcext:value-type="float">
            <text:p>0,856928110122681</text:p>
          </table:table-cell>
          <table:table-cell office:value-type="float" office:value="17.8704545497894" calcext:value-type="float">
            <text:p>17,870454549789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17436504364" calcext:value-type="float">
            <text:p>2,1517436504364</text:p>
          </table:table-cell>
          <table:table-cell office:value-type="float" office:value="158080" calcext:value-type="float">
            <text:p>158080</text:p>
          </table:table-cell>
          <table:table-cell office:value-type="float" office:value="272.181756258011" calcext:value-type="float">
            <text:p>272,181756258011</text:p>
          </table:table-cell>
          <table:table-cell office:value-type="float" office:value="0" calcext:value-type="float">
            <text:p>0</text:p>
          </table:table-cell>
          <table:table-cell office:value-type="float" office:value="1.97841238975525" calcext:value-type="float">
            <text:p>1,97841238975525</text:p>
          </table:table-cell>
          <table:table-cell office:value-type="float" office:value="292.98218536377" calcext:value-type="float">
            <text:p>292,98218536377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008646965027" calcext:value-type="float">
            <text:p>2,33008646965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397759437561" calcext:value-type="float">
            <text:p>2,44397759437561</text:p>
          </table:table-cell>
          <table:table-cell office:value-type="float" office:value="293.949760913849" calcext:value-type="float">
            <text:p>293,949760913849</text:p>
          </table:table-cell>
          <table:table-cell table:formula="of:=[.U123]-([.T123]+[.H1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6696548461914" calcext:value-type="float">
            <text:p>0,416696548461914</text:p>
          </table:table-cell>
          <table:table-cell office:value-type="float" office:value="10" calcext:value-type="float">
            <text:p>10</text:p>
          </table:table-cell>
          <table:table-cell office:value-type="float" office:value="16.4788119792938" calcext:value-type="float">
            <text:p>16,4788119792938</text:p>
          </table:table-cell>
          <table:table-cell office:value-type="float" office:value="0" calcext:value-type="float">
            <text:p>0</text:p>
          </table:table-cell>
          <table:table-cell office:value-type="float" office:value="0.88055944442749" calcext:value-type="float">
            <text:p>0,88055944442749</text:p>
          </table:table-cell>
          <table:table-cell office:value-type="float" office:value="17.7761044502258" calcext:value-type="float">
            <text:p>17,77610445022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595841884613" calcext:value-type="float">
            <text:p>2,2595841884613</text:p>
          </table:table-cell>
          <table:table-cell office:value-type="float" office:value="158027" calcext:value-type="float">
            <text:p>158027</text:p>
          </table:table-cell>
          <table:table-cell office:value-type="float" office:value="270.360061645508" calcext:value-type="float">
            <text:p>270,360061645508</text:p>
          </table:table-cell>
          <table:table-cell office:value-type="float" office:value="0" calcext:value-type="float">
            <text:p>0</text:p>
          </table:table-cell>
          <table:table-cell office:value-type="float" office:value="4.21300005912781" calcext:value-type="float">
            <text:p>4,21300005912781</text:p>
          </table:table-cell>
          <table:table-cell office:value-type="float" office:value="293.439523458481" calcext:value-type="float">
            <text:p>293,439523458481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87393283844" calcext:value-type="float">
            <text:p>2,4087393283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1931347846985" calcext:value-type="float">
            <text:p>4,61931347846985</text:p>
          </table:table-cell>
          <table:table-cell office:value-type="float" office:value="295.35163974762" calcext:value-type="float">
            <text:p>295,35163974762</text:p>
          </table:table-cell>
          <table:table-cell table:formula="of:=[.U124]-([.T124]+[.H1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8630828857422" calcext:value-type="float">
            <text:p>0,428630828857422</text:p>
          </table:table-cell>
          <table:table-cell office:value-type="float" office:value="2" calcext:value-type="float">
            <text:p>2</text:p>
          </table:table-cell>
          <table:table-cell office:value-type="float" office:value="16.7117557525635" calcext:value-type="float">
            <text:p>16,7117557525635</text:p>
          </table:table-cell>
          <table:table-cell office:value-type="float" office:value="0" calcext:value-type="float">
            <text:p>0</text:p>
          </table:table-cell>
          <table:table-cell office:value-type="float" office:value="0.8847975730896" calcext:value-type="float">
            <text:p>0,8847975730896</text:p>
          </table:table-cell>
          <table:table-cell office:value-type="float" office:value="18.0252192020416" calcext:value-type="float">
            <text:p>18,025219202041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915180683136" calcext:value-type="float">
            <text:p>2,1915180683136</text:p>
          </table:table-cell>
          <table:table-cell office:value-type="float" office:value="157887" calcext:value-type="float">
            <text:p>157887</text:p>
          </table:table-cell>
          <table:table-cell office:value-type="float" office:value="271.684865713119" calcext:value-type="float">
            <text:p>271,684865713119</text:p>
          </table:table-cell>
          <table:table-cell office:value-type="float" office:value="0" calcext:value-type="float">
            <text:p>0</text:p>
          </table:table-cell>
          <table:table-cell office:value-type="float" office:value="1.72058343887329" calcext:value-type="float">
            <text:p>1,72058343887329</text:p>
          </table:table-cell>
          <table:table-cell office:value-type="float" office:value="292.256484746933" calcext:value-type="float">
            <text:p>292,256484746933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729858398437" calcext:value-type="float">
            <text:p>2,38729858398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351007461548" calcext:value-type="float">
            <text:p>2,17351007461548</text:p>
          </table:table-cell>
          <table:table-cell office:value-type="float" office:value="293.072597265244" calcext:value-type="float">
            <text:p>293,072597265244</text:p>
          </table:table-cell>
          <table:table-cell table:formula="of:=[.U125]-([.T125]+[.H1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76846742630005" calcext:value-type="float">
            <text:p>0,676846742630005</text:p>
          </table:table-cell>
          <table:table-cell office:value-type="float" office:value="1" calcext:value-type="float">
            <text:p>1</text:p>
          </table:table-cell>
          <table:table-cell office:value-type="float" office:value="73.8570141792297" calcext:value-type="float">
            <text:p>73,8570141792297</text:p>
          </table:table-cell>
          <table:table-cell office:value-type="float" office:value="0" calcext:value-type="float">
            <text:p>0</text:p>
          </table:table-cell>
          <table:table-cell office:value-type="float" office:value="11.2123301029205" calcext:value-type="float">
            <text:p>11,2123301029205</text:p>
          </table:table-cell>
          <table:table-cell office:value-type="float" office:value="85.7462289333344" calcext:value-type="float">
            <text:p>85,746228933334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2974691390991" calcext:value-type="float">
            <text:p>2,62974691390991</text:p>
          </table:table-cell>
          <table:table-cell office:value-type="float" office:value="157856" calcext:value-type="float">
            <text:p>157856</text:p>
          </table:table-cell>
          <table:table-cell office:value-type="float" office:value="277.668473005295" calcext:value-type="float">
            <text:p>277,668473005295</text:p>
          </table:table-cell>
          <table:table-cell office:value-type="float" office:value="0" calcext:value-type="float">
            <text:p>0</text:p>
          </table:table-cell>
          <table:table-cell office:value-type="float" office:value="13.3035354614258" calcext:value-type="float">
            <text:p>13,3035354614258</text:p>
          </table:table-cell>
          <table:table-cell office:value-type="float" office:value="368.201637268066" calcext:value-type="float">
            <text:p>368,201637268066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404821395874" calcext:value-type="float">
            <text:p>2,64404821395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079102993011" calcext:value-type="float">
            <text:p>13,2079102993011</text:p>
          </table:table-cell>
          <table:table-cell office:value-type="float" office:value="386.099971532822" calcext:value-type="float">
            <text:p>386,099971532822</text:p>
          </table:table-cell>
          <table:table-cell table:formula="of:=[.U126]-([.T126]+[.H126])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3" table:number-columns-repeated="16" table:default-cell-style-name="Default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999997138977" calcext:value-type="float">
            <text:p>0,27999997138977</text:p>
          </table:table-cell>
          <table:table-cell office:value-type="float" office:value="4" calcext:value-type="float">
            <text:p>4</text:p>
          </table:table-cell>
          <table:table-cell office:value-type="float" office:value="8.04500007629395" calcext:value-type="float">
            <text:p>8,04500007629395</text:p>
          </table:table-cell>
          <table:table-cell office:value-type="float" office:value="670" calcext:value-type="float">
            <text:p>670</text:p>
          </table:table-cell>
          <table:table-cell office:value-type="float" office:value="1.16499996185303" calcext:value-type="float">
            <text:p>1,16499996185303</text:p>
          </table:table-cell>
          <table:table-cell office:value-type="float" office:value="9.49000000953674" calcext:value-type="float">
            <text:p>9,4900000095367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8900008201599" calcext:value-type="float">
            <text:p>2,48900008201599</text:p>
          </table:table-cell>
          <table:table-cell office:value-type="float" office:value="149040" calcext:value-type="float">
            <text:p>149040</text:p>
          </table:table-cell>
          <table:table-cell office:value-type="float" office:value="332.923000097275" calcext:value-type="float">
            <text:p>332,923000097275</text:p>
          </table:table-cell>
          <table:table-cell office:value-type="float" office:value="1726" calcext:value-type="float">
            <text:p>1726</text:p>
          </table:table-cell>
          <table:table-cell office:value-type="float" office:value="3.41499996185303" calcext:value-type="float">
            <text:p>3,41499996185303</text:p>
          </table:table-cell>
          <table:table-cell office:value-type="float" office:value="346.744000196457" calcext:value-type="float">
            <text:p>346,744000196457</text:p>
          </table:table-cell>
          <table:table-cell office:value-type="float" office:value="38712" calcext:value-type="float">
            <text:p>38712</text:p>
          </table:table-cell>
          <table:table-cell office:value-type="float" office:value="2.89000010490417" calcext:value-type="float">
            <text:p>2,89000010490417</text:p>
          </table:table-cell>
          <table:table-cell office:value-type="float" office:value="1059" calcext:value-type="float">
            <text:p>1059</text:p>
          </table:table-cell>
          <table:table-cell office:value-type="float" office:value="1729" calcext:value-type="float">
            <text:p>1729</text:p>
          </table:table-cell>
          <table:table-cell office:value-type="float" office:value="0.47599983215332" calcext:value-type="float">
            <text:p>0,47599983215332</text:p>
          </table:table-cell>
          <table:table-cell office:value-type="float" office:value="187.219999790192" calcext:value-type="float">
            <text:p>187,219999790192</text:p>
          </table:table-cell>
          <table:table-cell table:formula="of:=[.U2]-([.T2]+[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0999813079834" calcext:value-type="float">
            <text:p>0,370999813079834</text:p>
          </table:table-cell>
          <table:table-cell office:value-type="float" office:value="6" calcext:value-type="float">
            <text:p>6</text:p>
          </table:table-cell>
          <table:table-cell office:value-type="float" office:value="12.0550000667572" calcext:value-type="float">
            <text:p>12,0550000667572</text:p>
          </table:table-cell>
          <table:table-cell office:value-type="float" office:value="628" calcext:value-type="float">
            <text:p>628</text:p>
          </table:table-cell>
          <table:table-cell office:value-type="float" office:value="4.0220000743866" calcext:value-type="float">
            <text:p>4,0220000743866</text:p>
          </table:table-cell>
          <table:table-cell office:value-type="float" office:value="16.4479999542236" calcext:value-type="float">
            <text:p>16,447999954223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6400012969971" calcext:value-type="float">
            <text:p>2,56400012969971</text:p>
          </table:table-cell>
          <table:table-cell office:value-type="float" office:value="148840" calcext:value-type="float">
            <text:p>148840</text:p>
          </table:table-cell>
          <table:table-cell office:value-type="float" office:value="310.031000137329" calcext:value-type="float">
            <text:p>310,031000137329</text:p>
          </table:table-cell>
          <table:table-cell office:value-type="float" office:value="1567" calcext:value-type="float">
            <text:p>1567</text:p>
          </table:table-cell>
          <table:table-cell office:value-type="float" office:value="10.7560000419617" calcext:value-type="float">
            <text:p>10,7560000419617</text:p>
          </table:table-cell>
          <table:table-cell office:value-type="float" office:value="335.212000131607" calcext:value-type="float">
            <text:p>335,212000131607</text:p>
          </table:table-cell>
          <table:table-cell office:value-type="float" office:value="38712" calcext:value-type="float">
            <text:p>38712</text:p>
          </table:table-cell>
          <table:table-cell office:value-type="float" office:value="2.76200008392334" calcext:value-type="float">
            <text:p>2,76200008392334</text:p>
          </table:table-cell>
          <table:table-cell office:value-type="float" office:value="939" calcext:value-type="float">
            <text:p>939</text:p>
          </table:table-cell>
          <table:table-cell office:value-type="float" office:value="1567" calcext:value-type="float">
            <text:p>1567</text:p>
          </table:table-cell>
          <table:table-cell office:value-type="float" office:value="2.64299988746643" calcext:value-type="float">
            <text:p>2,64299988746643</text:p>
          </table:table-cell>
          <table:table-cell office:value-type="float" office:value="200.704999923706" calcext:value-type="float">
            <text:p>200,704999923706</text:p>
          </table:table-cell>
          <table:table-cell table:formula="of:=[.U3]-([.T3]+[.H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8000078201294" calcext:value-type="float">
            <text:p>0,318000078201294</text:p>
          </table:table-cell>
          <table:table-cell office:value-type="float" office:value="2" calcext:value-type="float">
            <text:p>2</text:p>
          </table:table-cell>
          <table:table-cell office:value-type="float" office:value="7.41599988937378" calcext:value-type="float">
            <text:p>7,41599988937378</text:p>
          </table:table-cell>
          <table:table-cell office:value-type="float" office:value="627" calcext:value-type="float">
            <text:p>627</text:p>
          </table:table-cell>
          <table:table-cell office:value-type="float" office:value="0.960000038146973" calcext:value-type="float">
            <text:p>0,960000038146973</text:p>
          </table:table-cell>
          <table:table-cell office:value-type="float" office:value="8.69400000572205" calcext:value-type="float">
            <text:p>8,6940000057220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599999427795" calcext:value-type="float">
            <text:p>2,05599999427795</text:p>
          </table:table-cell>
          <table:table-cell office:value-type="float" office:value="148826" calcext:value-type="float">
            <text:p>148826</text:p>
          </table:table-cell>
          <table:table-cell office:value-type="float" office:value="247.333000183105" calcext:value-type="float">
            <text:p>247,333000183105</text:p>
          </table:table-cell>
          <table:table-cell office:value-type="float" office:value="1564" calcext:value-type="float">
            <text:p>1564</text:p>
          </table:table-cell>
          <table:table-cell office:value-type="float" office:value="2.35099983215332" calcext:value-type="float">
            <text:p>2,35099983215332</text:p>
          </table:table-cell>
          <table:table-cell office:value-type="float" office:value="258.148999929428" calcext:value-type="float">
            <text:p>258,148999929428</text:p>
          </table:table-cell>
          <table:table-cell office:value-type="float" office:value="38712" calcext:value-type="float">
            <text:p>38712</text:p>
          </table:table-cell>
          <table:table-cell office:value-type="float" office:value="2.26200008392334" calcext:value-type="float">
            <text:p>2,26200008392334</text:p>
          </table:table-cell>
          <table:table-cell office:value-type="float" office:value="937" calcext:value-type="float">
            <text:p>937</text:p>
          </table:table-cell>
          <table:table-cell office:value-type="float" office:value="1564" calcext:value-type="float">
            <text:p>1564</text:p>
          </table:table-cell>
          <table:table-cell office:value-type="float" office:value="0.390000104904175" calcext:value-type="float">
            <text:p>0,390000104904175</text:p>
          </table:table-cell>
          <table:table-cell office:value-type="float" office:value="148.924000024796" calcext:value-type="float">
            <text:p>148,924000024796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8999977111816" calcext:value-type="float">
            <text:p>0,348999977111816</text:p>
          </table:table-cell>
          <table:table-cell office:value-type="float" office:value="11" calcext:value-type="float">
            <text:p>11</text:p>
          </table:table-cell>
          <table:table-cell office:value-type="float" office:value="6.74399995803833" calcext:value-type="float">
            <text:p>6,74399995803833</text:p>
          </table:table-cell>
          <table:table-cell office:value-type="float" office:value="621" calcext:value-type="float">
            <text:p>621</text:p>
          </table:table-cell>
          <table:table-cell office:value-type="float" office:value="0.755000114440918" calcext:value-type="float">
            <text:p>0,755000114440918</text:p>
          </table:table-cell>
          <table:table-cell office:value-type="float" office:value="7.84800004959106" calcext:value-type="float">
            <text:p>7,8480000495910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0299983024597" calcext:value-type="float">
            <text:p>2,20299983024597</text:p>
          </table:table-cell>
          <table:table-cell office:value-type="float" office:value="149230" calcext:value-type="float">
            <text:p>149230</text:p>
          </table:table-cell>
          <table:table-cell office:value-type="float" office:value="286.194999933243" calcext:value-type="float">
            <text:p>286,194999933243</text:p>
          </table:table-cell>
          <table:table-cell office:value-type="float" office:value="1552" calcext:value-type="float">
            <text:p>1552</text:p>
          </table:table-cell>
          <table:table-cell office:value-type="float" office:value="5.3050000667572" calcext:value-type="float">
            <text:p>5,3050000667572</text:p>
          </table:table-cell>
          <table:table-cell office:value-type="float" office:value="300.083999872208" calcext:value-type="float">
            <text:p>300,083999872208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600003242493" calcext:value-type="float">
            <text:p>2,51600003242493</text:p>
          </table:table-cell>
          <table:table-cell office:value-type="float" office:value="932" calcext:value-type="float">
            <text:p>932</text:p>
          </table:table-cell>
          <table:table-cell office:value-type="float" office:value="1553" calcext:value-type="float">
            <text:p>1553</text:p>
          </table:table-cell>
          <table:table-cell office:value-type="float" office:value="0.35699987411499" calcext:value-type="float">
            <text:p>0,35699987411499</text:p>
          </table:table-cell>
          <table:table-cell office:value-type="float" office:value="173.181999921799" calcext:value-type="float">
            <text:p>173,181999921799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84999942779541" calcext:value-type="float">
            <text:p>0,684999942779541</text:p>
          </table:table-cell>
          <table:table-cell office:value-type="float" office:value="2" calcext:value-type="float">
            <text:p>2</text:p>
          </table:table-cell>
          <table:table-cell office:value-type="float" office:value="19.8140001296997" calcext:value-type="float">
            <text:p>19,8140001296997</text:p>
          </table:table-cell>
          <table:table-cell office:value-type="float" office:value="594" calcext:value-type="float">
            <text:p>594</text:p>
          </table:table-cell>
          <table:table-cell office:value-type="float" office:value="15.0950000286102" calcext:value-type="float">
            <text:p>15,0950000286102</text:p>
          </table:table-cell>
          <table:table-cell office:value-type="float" office:value="35.5940001010895" calcext:value-type="float">
            <text:p>35,59400010108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3.07299995422363" calcext:value-type="float">
            <text:p>3,07299995422363</text:p>
          </table:table-cell>
          <table:table-cell office:value-type="float" office:value="148734" calcext:value-type="float">
            <text:p>148734</text:p>
          </table:table-cell>
          <table:table-cell office:value-type="float" office:value="293.408000230789" calcext:value-type="float">
            <text:p>293,408000230789</text:p>
          </table:table-cell>
          <table:table-cell office:value-type="float" office:value="1506" calcext:value-type="float">
            <text:p>1506</text:p>
          </table:table-cell>
          <table:table-cell office:value-type="float" office:value="14.9269998073578" calcext:value-type="float">
            <text:p>14,9269998073578</text:p>
          </table:table-cell>
          <table:table-cell office:value-type="float" office:value="330.445999860764" calcext:value-type="float">
            <text:p>330,445999860764</text:p>
          </table:table-cell>
          <table:table-cell office:value-type="float" office:value="38712" calcext:value-type="float">
            <text:p>38712</text:p>
          </table:table-cell>
          <table:table-cell office:value-type="float" office:value="2.75300002098083" calcext:value-type="float">
            <text:p>2,75300002098083</text:p>
          </table:table-cell>
          <table:table-cell office:value-type="float" office:value="912" calcext:value-type="float">
            <text:p>912</text:p>
          </table:table-cell>
          <table:table-cell office:value-type="float" office:value="1506" calcext:value-type="float">
            <text:p>1506</text:p>
          </table:table-cell>
          <table:table-cell office:value-type="float" office:value="10.7059998512268" calcext:value-type="float">
            <text:p>10,7059998512268</text:p>
          </table:table-cell>
          <table:table-cell office:value-type="float" office:value="240.677999973297" calcext:value-type="float">
            <text:p>240,677999973297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000005722046" calcext:value-type="float">
            <text:p>0,444000005722046</text:p>
          </table:table-cell>
          <table:table-cell office:value-type="float" office:value="3" calcext:value-type="float">
            <text:p>3</text:p>
          </table:table-cell>
          <table:table-cell office:value-type="float" office:value="11.7149999141693" calcext:value-type="float">
            <text:p>11,7149999141693</text:p>
          </table:table-cell>
          <table:table-cell office:value-type="float" office:value="545" calcext:value-type="float">
            <text:p>545</text:p>
          </table:table-cell>
          <table:table-cell office:value-type="float" office:value="4.09100008010864" calcext:value-type="float">
            <text:p>4,09100008010864</text:p>
          </table:table-cell>
          <table:table-cell office:value-type="float" office:value="16.25" calcext:value-type="float">
            <text:p>16,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3200006484985" calcext:value-type="float">
            <text:p>2,53200006484985</text:p>
          </table:table-cell>
          <table:table-cell office:value-type="float" office:value="148718" calcext:value-type="float">
            <text:p>148718</text:p>
          </table:table-cell>
          <table:table-cell office:value-type="float" office:value="314.62299990654" calcext:value-type="float">
            <text:p>314,62299990654</text:p>
          </table:table-cell>
          <table:table-cell office:value-type="float" office:value="1311" calcext:value-type="float">
            <text:p>1311</text:p>
          </table:table-cell>
          <table:table-cell office:value-type="float" office:value="6.98800015449524" calcext:value-type="float">
            <text:p>6,98800015449524</text:p>
          </table:table-cell>
          <table:table-cell office:value-type="float" office:value="335.723000049591" calcext:value-type="float">
            <text:p>335,723000049591</text:p>
          </table:table-cell>
          <table:table-cell office:value-type="float" office:value="38712" calcext:value-type="float">
            <text:p>38712</text:p>
          </table:table-cell>
          <table:table-cell office:value-type="float" office:value="2.69700002670288" calcext:value-type="float">
            <text:p>2,69700002670288</text:p>
          </table:table-cell>
          <table:table-cell office:value-type="float" office:value="768" calcext:value-type="float">
            <text:p>768</text:p>
          </table:table-cell>
          <table:table-cell office:value-type="float" office:value="1313" calcext:value-type="float">
            <text:p>1313</text:p>
          </table:table-cell>
          <table:table-cell office:value-type="float" office:value="1.99500012397766" calcext:value-type="float">
            <text:p>1,99500012397766</text:p>
          </table:table-cell>
          <table:table-cell office:value-type="float" office:value="200.332999944687" calcext:value-type="float">
            <text:p>200,332999944687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08000183105469" calcext:value-type="float">
            <text:p>0,708000183105469</text:p>
          </table:table-cell>
          <table:table-cell office:value-type="float" office:value="4" calcext:value-type="float">
            <text:p>4</text:p>
          </table:table-cell>
          <table:table-cell office:value-type="float" office:value="18.0769999027252" calcext:value-type="float">
            <text:p>18,0769999027252</text:p>
          </table:table-cell>
          <table:table-cell office:value-type="float" office:value="487" calcext:value-type="float">
            <text:p>487</text:p>
          </table:table-cell>
          <table:table-cell office:value-type="float" office:value="13.2630000114441" calcext:value-type="float">
            <text:p>13,2630000114441</text:p>
          </table:table-cell>
          <table:table-cell office:value-type="float" office:value="32.0480000972748" calcext:value-type="float">
            <text:p>32,048000097274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5799999237061" calcext:value-type="float">
            <text:p>2,65799999237061</text:p>
          </table:table-cell>
          <table:table-cell office:value-type="float" office:value="148729" calcext:value-type="float">
            <text:p>148729</text:p>
          </table:table-cell>
          <table:table-cell office:value-type="float" office:value="291.623000144958" calcext:value-type="float">
            <text:p>291,623000144958</text:p>
          </table:table-cell>
          <table:table-cell office:value-type="float" office:value="1242" calcext:value-type="float">
            <text:p>1242</text:p>
          </table:table-cell>
          <table:table-cell office:value-type="float" office:value="19.6280000209808" calcext:value-type="float">
            <text:p>19,6280000209808</text:p>
          </table:table-cell>
          <table:table-cell office:value-type="float" office:value="332.006000041962" calcext:value-type="float">
            <text:p>332,006000041962</text:p>
          </table:table-cell>
          <table:table-cell office:value-type="float" office:value="38712" calcext:value-type="float">
            <text:p>38712</text:p>
          </table:table-cell>
          <table:table-cell office:value-type="float" office:value="2.75799989700317" calcext:value-type="float">
            <text:p>2,75799989700317</text:p>
          </table:table-cell>
          <table:table-cell office:value-type="float" office:value="756" calcext:value-type="float">
            <text:p>756</text:p>
          </table:table-cell>
          <table:table-cell office:value-type="float" office:value="1243" calcext:value-type="float">
            <text:p>1243</text:p>
          </table:table-cell>
          <table:table-cell office:value-type="float" office:value="10.5620000362396" calcext:value-type="float">
            <text:p>10,5620000362396</text:p>
          </table:table-cell>
          <table:table-cell office:value-type="float" office:value="216.25400018692" calcext:value-type="float">
            <text:p>216,25400018692</text:p>
          </table:table-cell>
          <table:table-cell table:formula="of:=[.U8]-([.T8]+[.H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9000148773193" calcext:value-type="float">
            <text:p>0,419000148773193</text:p>
          </table:table-cell>
          <table:table-cell office:value-type="float" office:value="4" calcext:value-type="float">
            <text:p>4</text:p>
          </table:table-cell>
          <table:table-cell office:value-type="float" office:value="11.6979999542236" calcext:value-type="float">
            <text:p>11,6979999542236</text:p>
          </table:table-cell>
          <table:table-cell office:value-type="float" office:value="469" calcext:value-type="float">
            <text:p>469</text:p>
          </table:table-cell>
          <table:table-cell office:value-type="float" office:value="4.0789999961853" calcext:value-type="float">
            <text:p>4,0789999961853</text:p>
          </table:table-cell>
          <table:table-cell office:value-type="float" office:value="16.1970000267029" calcext:value-type="float">
            <text:p>16,197000026702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1499977111816" calcext:value-type="float">
            <text:p>2,61499977111816</text:p>
          </table:table-cell>
          <table:table-cell office:value-type="float" office:value="148942" calcext:value-type="float">
            <text:p>148942</text:p>
          </table:table-cell>
          <table:table-cell office:value-type="float" office:value="310.407999992371" calcext:value-type="float">
            <text:p>310,407999992371</text:p>
          </table:table-cell>
          <table:table-cell office:value-type="float" office:value="1192" calcext:value-type="float">
            <text:p>1192</text:p>
          </table:table-cell>
          <table:table-cell office:value-type="float" office:value="8.06500005722046" calcext:value-type="float">
            <text:p>8,06500005722046</text:p>
          </table:table-cell>
          <table:table-cell office:value-type="float" office:value="332.952999830246" calcext:value-type="float">
            <text:p>332,9529998302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099980354309" calcext:value-type="float">
            <text:p>2,63099980354309</text:p>
          </table:table-cell>
          <table:table-cell office:value-type="float" office:value="724" calcext:value-type="float">
            <text:p>724</text:p>
          </table:table-cell>
          <table:table-cell office:value-type="float" office:value="1193" calcext:value-type="float">
            <text:p>1193</text:p>
          </table:table-cell>
          <table:table-cell office:value-type="float" office:value="2.52800011634827" calcext:value-type="float">
            <text:p>2,52800011634827</text:p>
          </table:table-cell>
          <table:table-cell office:value-type="float" office:value="197.90700006485" calcext:value-type="float">
            <text:p>197,90700006485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1000118255615" calcext:value-type="float">
            <text:p>0,301000118255615</text:p>
          </table:table-cell>
          <table:table-cell office:value-type="float" office:value="12" calcext:value-type="float">
            <text:p>12</text:p>
          </table:table-cell>
          <table:table-cell office:value-type="float" office:value="6.87199997901917" calcext:value-type="float">
            <text:p>6,87199997901917</text:p>
          </table:table-cell>
          <table:table-cell office:value-type="float" office:value="431" calcext:value-type="float">
            <text:p>431</text:p>
          </table:table-cell>
          <table:table-cell office:value-type="float" office:value="0.835999965667725" calcext:value-type="float">
            <text:p>0,835999965667725</text:p>
          </table:table-cell>
          <table:table-cell office:value-type="float" office:value="8.00900006294251" calcext:value-type="float">
            <text:p>8,009000062942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7599997520447" calcext:value-type="float">
            <text:p>2,57599997520447</text:p>
          </table:table-cell>
          <table:table-cell office:value-type="float" office:value="149089" calcext:value-type="float">
            <text:p>149089</text:p>
          </table:table-cell>
          <table:table-cell office:value-type="float" office:value="330.611999988556" calcext:value-type="float">
            <text:p>330,611999988556</text:p>
          </table:table-cell>
          <table:table-cell office:value-type="float" office:value="1119" calcext:value-type="float">
            <text:p>1119</text:p>
          </table:table-cell>
          <table:table-cell office:value-type="float" office:value="4.36100006103516" calcext:value-type="float">
            <text:p>4,36100006103516</text:p>
          </table:table-cell>
          <table:table-cell office:value-type="float" office:value="344.331000089645" calcext:value-type="float">
            <text:p>344,331000089645</text:p>
          </table:table-cell>
          <table:table-cell office:value-type="float" office:value="38712" calcext:value-type="float">
            <text:p>38712</text:p>
          </table:table-cell>
          <table:table-cell office:value-type="float" office:value="2.82499980926514" calcext:value-type="float">
            <text:p>2,82499980926514</text:p>
          </table:table-cell>
          <table:table-cell office:value-type="float" office:value="689" calcext:value-type="float">
            <text:p>689</text:p>
          </table:table-cell>
          <table:table-cell office:value-type="float" office:value="1120" calcext:value-type="float">
            <text:p>1120</text:p>
          </table:table-cell>
          <table:table-cell office:value-type="float" office:value="0.234000205993652" calcext:value-type="float">
            <text:p>0,234000205993652</text:p>
          </table:table-cell>
          <table:table-cell office:value-type="float" office:value="185.205000162125" calcext:value-type="float">
            <text:p>185,205000162125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000005722046" calcext:value-type="float">
            <text:p>0,444000005722046</text:p>
          </table:table-cell>
          <table:table-cell office:value-type="float" office:value="4" calcext:value-type="float">
            <text:p>4</text:p>
          </table:table-cell>
          <table:table-cell office:value-type="float" office:value="11.5860002040863" calcext:value-type="float">
            <text:p>11,5860002040863</text:p>
          </table:table-cell>
          <table:table-cell office:value-type="float" office:value="338" calcext:value-type="float">
            <text:p>338</text:p>
          </table:table-cell>
          <table:table-cell office:value-type="float" office:value="4.03999996185303" calcext:value-type="float">
            <text:p>4,03999996185303</text:p>
          </table:table-cell>
          <table:table-cell office:value-type="float" office:value="16.0700001716614" calcext:value-type="float">
            <text:p>16,07000017166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1400003433228" calcext:value-type="float">
            <text:p>2,41400003433228</text:p>
          </table:table-cell>
          <table:table-cell office:value-type="float" office:value="148744" calcext:value-type="float">
            <text:p>148744</text:p>
          </table:table-cell>
          <table:table-cell office:value-type="float" office:value="312.624000072479" calcext:value-type="float">
            <text:p>312,624000072479</text:p>
          </table:table-cell>
          <table:table-cell office:value-type="float" office:value="883" calcext:value-type="float">
            <text:p>883</text:p>
          </table:table-cell>
          <table:table-cell office:value-type="float" office:value="7.99699997901917" calcext:value-type="float">
            <text:p>7,99699997901917</text:p>
          </table:table-cell>
          <table:table-cell office:value-type="float" office:value="334.706000089645" calcext:value-type="float">
            <text:p>334,706000089645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899993896484" calcext:value-type="float">
            <text:p>2,63899993896484</text:p>
          </table:table-cell>
          <table:table-cell office:value-type="float" office:value="546" calcext:value-type="float">
            <text:p>546</text:p>
          </table:table-cell>
          <table:table-cell office:value-type="float" office:value="884" calcext:value-type="float">
            <text:p>884</text:p>
          </table:table-cell>
          <table:table-cell office:value-type="float" office:value="1.96500015258789" calcext:value-type="float">
            <text:p>1,96500015258789</text:p>
          </table:table-cell>
          <table:table-cell office:value-type="float" office:value="198.490000009537" calcext:value-type="float">
            <text:p>198,490000009537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9999923706055" calcext:value-type="float">
            <text:p>0,329999923706055</text:p>
          </table:table-cell>
          <table:table-cell office:value-type="float" office:value="5" calcext:value-type="float">
            <text:p>5</text:p>
          </table:table-cell>
          <table:table-cell office:value-type="float" office:value="6.83599996566772" calcext:value-type="float">
            <text:p>6,83599996566772</text:p>
          </table:table-cell>
          <table:table-cell office:value-type="float" office:value="295" calcext:value-type="float">
            <text:p>295</text:p>
          </table:table-cell>
          <table:table-cell office:value-type="float" office:value="0.782999992370606" calcext:value-type="float">
            <text:p>0,782999992370606</text:p>
          </table:table-cell>
          <table:table-cell office:value-type="float" office:value="7.94899988174439" calcext:value-type="float">
            <text:p>7,948999881744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400001525879" calcext:value-type="float">
            <text:p>2,18400001525879</text:p>
          </table:table-cell>
          <table:table-cell office:value-type="float" office:value="149415" calcext:value-type="float">
            <text:p>149415</text:p>
          </table:table-cell>
          <table:table-cell office:value-type="float" office:value="287.213000059128" calcext:value-type="float">
            <text:p>287,213000059128</text:p>
          </table:table-cell>
          <table:table-cell office:value-type="float" office:value="734" calcext:value-type="float">
            <text:p>734</text:p>
          </table:table-cell>
          <table:table-cell office:value-type="float" office:value="3.08999991416931" calcext:value-type="float">
            <text:p>3,08999991416931</text:p>
          </table:table-cell>
          <table:table-cell office:value-type="float" office:value="299.12299990654" calcext:value-type="float">
            <text:p>299,12299990654</text:p>
          </table:table-cell>
          <table:table-cell office:value-type="float" office:value="38712" calcext:value-type="float">
            <text:p>38712</text:p>
          </table:table-cell>
          <table:table-cell office:value-type="float" office:value="2.59400010108948" calcext:value-type="float">
            <text:p>2,59400010108948</text:p>
          </table:table-cell>
          <table:table-cell office:value-type="float" office:value="439" calcext:value-type="float">
            <text:p>439</text:p>
          </table:table-cell>
          <table:table-cell office:value-type="float" office:value="734" calcext:value-type="float">
            <text:p>734</text:p>
          </table:table-cell>
          <table:table-cell office:value-type="float" office:value="0.365000009536743" calcext:value-type="float">
            <text:p>0,365000009536743</text:p>
          </table:table-cell>
          <table:table-cell office:value-type="float" office:value="176.089999914169" calcext:value-type="float">
            <text:p>176,089999914169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57000064849854" calcext:value-type="float">
            <text:p>0,657000064849854</text:p>
          </table:table-cell>
          <table:table-cell office:value-type="float" office:value="4" calcext:value-type="float">
            <text:p>4</text:p>
          </table:table-cell>
          <table:table-cell office:value-type="float" office:value="17.7039999961853" calcext:value-type="float">
            <text:p>17,7039999961853</text:p>
          </table:table-cell>
          <table:table-cell office:value-type="float" office:value="294" calcext:value-type="float">
            <text:p>294</text:p>
          </table:table-cell>
          <table:table-cell office:value-type="float" office:value="13.0409998893738" calcext:value-type="float">
            <text:p>13,0409998893738</text:p>
          </table:table-cell>
          <table:table-cell office:value-type="float" office:value="31.4019999504089" calcext:value-type="float">
            <text:p>31,40199995040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9299993515015" calcext:value-type="float">
            <text:p>2,59299993515015</text:p>
          </table:table-cell>
          <table:table-cell office:value-type="float" office:value="148776" calcext:value-type="float">
            <text:p>148776</text:p>
          </table:table-cell>
          <table:table-cell office:value-type="float" office:value="291.763000011444" calcext:value-type="float">
            <text:p>291,763000011444</text:p>
          </table:table-cell>
          <table:table-cell office:value-type="float" office:value="773" calcext:value-type="float">
            <text:p>773</text:p>
          </table:table-cell>
          <table:table-cell office:value-type="float" office:value="19.3840000629425" calcext:value-type="float">
            <text:p>19,3840000629425</text:p>
          </table:table-cell>
          <table:table-cell office:value-type="float" office:value="331.954999923706" calcext:value-type="float">
            <text:p>331,954999923706</text:p>
          </table:table-cell>
          <table:table-cell office:value-type="float" office:value="38712" calcext:value-type="float">
            <text:p>38712</text:p>
          </table:table-cell>
          <table:table-cell office:value-type="float" office:value="2.85400009155273" calcext:value-type="float">
            <text:p>2,85400009155273</text:p>
          </table:table-cell>
          <table:table-cell office:value-type="float" office:value="479" calcext:value-type="float">
            <text:p>479</text:p>
          </table:table-cell>
          <table:table-cell office:value-type="float" office:value="773" calcext:value-type="float">
            <text:p>773</text:p>
          </table:table-cell>
          <table:table-cell office:value-type="float" office:value="8.75" calcext:value-type="float">
            <text:p>8,75</text:p>
          </table:table-cell>
          <table:table-cell office:value-type="float" office:value="214.019999980927" calcext:value-type="float">
            <text:p>214,019999980927</text:p>
          </table:table-cell>
          <table:table-cell table:formula="of:=[.U13]-([.T13]+[.H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6800012588501" calcext:value-type="float">
            <text:p>0,76800012588501</text:p>
          </table:table-cell>
          <table:table-cell office:value-type="float" office:value="1" calcext:value-type="float">
            <text:p>1</text:p>
          </table:table-cell>
          <table:table-cell office:value-type="float" office:value="18.8199999332428" calcext:value-type="float">
            <text:p>18,8199999332428</text:p>
          </table:table-cell>
          <table:table-cell office:value-type="float" office:value="276" calcext:value-type="float">
            <text:p>276</text:p>
          </table:table-cell>
          <table:table-cell office:value-type="float" office:value="13.3500001430511" calcext:value-type="float">
            <text:p>13,3500001430511</text:p>
          </table:table-cell>
          <table:table-cell office:value-type="float" office:value="32.938000202179" calcext:value-type="float">
            <text:p>32,9380002021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7000007629395" calcext:value-type="float">
            <text:p>2,67000007629395</text:p>
          </table:table-cell>
          <table:table-cell office:value-type="float" office:value="148688" calcext:value-type="float">
            <text:p>148688</text:p>
          </table:table-cell>
          <table:table-cell office:value-type="float" office:value="316.490000009537" calcext:value-type="float">
            <text:p>316,490000009537</text:p>
          </table:table-cell>
          <table:table-cell office:value-type="float" office:value="710" calcext:value-type="float">
            <text:p>710</text:p>
          </table:table-cell>
          <table:table-cell office:value-type="float" office:value="15.2410001754761" calcext:value-type="float">
            <text:p>15,2410001754761</text:p>
          </table:table-cell>
          <table:table-cell office:value-type="float" office:value="353.226000070572" calcext:value-type="float">
            <text:p>353,226000070572</text:p>
          </table:table-cell>
          <table:table-cell office:value-type="float" office:value="38712" calcext:value-type="float">
            <text:p>38712</text:p>
          </table:table-cell>
          <table:table-cell office:value-type="float" office:value="2.90799999237061" calcext:value-type="float">
            <text:p>2,90799999237061</text:p>
          </table:table-cell>
          <table:table-cell office:value-type="float" office:value="435" calcext:value-type="float">
            <text:p>435</text:p>
          </table:table-cell>
          <table:table-cell office:value-type="float" office:value="711" calcext:value-type="float">
            <text:p>711</text:p>
          </table:table-cell>
          <table:table-cell office:value-type="float" office:value="6.9779999256134" calcext:value-type="float">
            <text:p>6,9779999256134</text:p>
          </table:table-cell>
          <table:table-cell office:value-type="float" office:value="225.717000007629" calcext:value-type="float">
            <text:p>225,717000007629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2000036239624" calcext:value-type="float">
            <text:p>0,312000036239624</text:p>
          </table:table-cell>
          <table:table-cell office:value-type="float" office:value="2" calcext:value-type="float">
            <text:p>2</text:p>
          </table:table-cell>
          <table:table-cell office:value-type="float" office:value="6.8989999294281" calcext:value-type="float">
            <text:p>6,8989999294281</text:p>
          </table:table-cell>
          <table:table-cell office:value-type="float" office:value="269" calcext:value-type="float">
            <text:p>269</text:p>
          </table:table-cell>
          <table:table-cell office:value-type="float" office:value="0.934999942779541" calcext:value-type="float">
            <text:p>0,934999942779541</text:p>
          </table:table-cell>
          <table:table-cell office:value-type="float" office:value="8.14599990844727" calcext:value-type="float">
            <text:p>8,1459999084472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1399998664856" calcext:value-type="float">
            <text:p>2,21399998664856</text:p>
          </table:table-cell>
          <table:table-cell office:value-type="float" office:value="148927" calcext:value-type="float">
            <text:p>148927</text:p>
          </table:table-cell>
          <table:table-cell office:value-type="float" office:value="286.868999958038" calcext:value-type="float">
            <text:p>286,868999958038</text:p>
          </table:table-cell>
          <table:table-cell office:value-type="float" office:value="713" calcext:value-type="float">
            <text:p>713</text:p>
          </table:table-cell>
          <table:table-cell office:value-type="float" office:value="2.12199997901916" calcext:value-type="float">
            <text:p>2,12199997901916</text:p>
          </table:table-cell>
          <table:table-cell office:value-type="float" office:value="297.629999876022" calcext:value-type="float">
            <text:p>297,629999876022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900005340576" calcext:value-type="float">
            <text:p>2,51900005340576</text:p>
          </table:table-cell>
          <table:table-cell office:value-type="float" office:value="444" calcext:value-type="float">
            <text:p>444</text:p>
          </table:table-cell>
          <table:table-cell office:value-type="float" office:value="713" calcext:value-type="float">
            <text:p>713</text:p>
          </table:table-cell>
          <table:table-cell office:value-type="float" office:value="0.325999975204468" calcext:value-type="float">
            <text:p>0,325999975204468</text:p>
          </table:table-cell>
          <table:table-cell office:value-type="float" office:value="174.820999860764" calcext:value-type="float">
            <text:p>174,820999860764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8000068664551" calcext:value-type="float">
            <text:p>0,328000068664551</text:p>
          </table:table-cell>
          <table:table-cell office:value-type="float" office:value="2" calcext:value-type="float">
            <text:p>2</text:p>
          </table:table-cell>
          <table:table-cell office:value-type="float" office:value="11.9570000171661" calcext:value-type="float">
            <text:p>11,9570000171661</text:p>
          </table:table-cell>
          <table:table-cell office:value-type="float" office:value="264" calcext:value-type="float">
            <text:p>264</text:p>
          </table:table-cell>
          <table:table-cell office:value-type="float" office:value="4.12399983406067" calcext:value-type="float">
            <text:p>4,12399983406067</text:p>
          </table:table-cell>
          <table:table-cell office:value-type="float" office:value="16.4089999198914" calcext:value-type="float">
            <text:p>16,40899991989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2999997138977" calcext:value-type="float">
            <text:p>2,52999997138977</text:p>
          </table:table-cell>
          <table:table-cell office:value-type="float" office:value="148807" calcext:value-type="float">
            <text:p>148807</text:p>
          </table:table-cell>
          <table:table-cell office:value-type="float" office:value="311.829999923706" calcext:value-type="float">
            <text:p>311,829999923706</text:p>
          </table:table-cell>
          <table:table-cell office:value-type="float" office:value="699" calcext:value-type="float">
            <text:p>699</text:p>
          </table:table-cell>
          <table:table-cell office:value-type="float" office:value="5.88499999046326" calcext:value-type="float">
            <text:p>5,88499999046326</text:p>
          </table:table-cell>
          <table:table-cell office:value-type="float" office:value="332.101999998093" calcext:value-type="float">
            <text:p>332,101999998093</text:p>
          </table:table-cell>
          <table:table-cell office:value-type="float" office:value="38712" calcext:value-type="float">
            <text:p>38712</text:p>
          </table:table-cell>
          <table:table-cell office:value-type="float" office:value="2.60599994659424" calcext:value-type="float">
            <text:p>2,60599994659424</text:p>
          </table:table-cell>
          <table:table-cell office:value-type="float" office:value="435" calcext:value-type="float">
            <text:p>435</text:p>
          </table:table-cell>
          <table:table-cell office:value-type="float" office:value="699" calcext:value-type="float">
            <text:p>699</text:p>
          </table:table-cell>
          <table:table-cell office:value-type="float" office:value="2.42599987983704" calcext:value-type="float">
            <text:p>2,42599987983704</text:p>
          </table:table-cell>
          <table:table-cell office:value-type="float" office:value="199.267999887466" calcext:value-type="float">
            <text:p>199,267999887466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000106811523" calcext:value-type="float">
            <text:p>0,288000106811523</text:p>
          </table:table-cell>
          <table:table-cell office:value-type="float" office:value="1" calcext:value-type="float">
            <text:p>1</text:p>
          </table:table-cell>
          <table:table-cell office:value-type="float" office:value="6.65599989891052" calcext:value-type="float">
            <text:p>6,65599989891052</text:p>
          </table:table-cell>
          <table:table-cell office:value-type="float" office:value="231" calcext:value-type="float">
            <text:p>231</text:p>
          </table:table-cell>
          <table:table-cell office:value-type="float" office:value="0.892000198364258" calcext:value-type="float">
            <text:p>0,892000198364258</text:p>
          </table:table-cell>
          <table:table-cell office:value-type="float" office:value="7.8360002040863" calcext:value-type="float">
            <text:p>7,836000204086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9300003051758" calcext:value-type="float">
            <text:p>1,99300003051758</text:p>
          </table:table-cell>
          <table:table-cell office:value-type="float" office:value="148864" calcext:value-type="float">
            <text:p>148864</text:p>
          </table:table-cell>
          <table:table-cell office:value-type="float" office:value="260.050999879837" calcext:value-type="float">
            <text:p>260,050999879837</text:p>
          </table:table-cell>
          <table:table-cell office:value-type="float" office:value="593" calcext:value-type="float">
            <text:p>593</text:p>
          </table:table-cell>
          <table:table-cell office:value-type="float" office:value="1.99699997901917" calcext:value-type="float">
            <text:p>1,99699997901917</text:p>
          </table:table-cell>
          <table:table-cell office:value-type="float" office:value="270.646999835968" calcext:value-type="float">
            <text:p>270,646999835968</text:p>
          </table:table-cell>
          <table:table-cell office:value-type="float" office:value="38712" calcext:value-type="float">
            <text:p>38712</text:p>
          </table:table-cell>
          <table:table-cell office:value-type="float" office:value="2.30800008773804" calcext:value-type="float">
            <text:p>2,30800008773804</text:p>
          </table:table-cell>
          <table:table-cell office:value-type="float" office:value="363" calcext:value-type="float">
            <text:p>363</text:p>
          </table:table-cell>
          <table:table-cell office:value-type="float" office:value="594" calcext:value-type="float">
            <text:p>594</text:p>
          </table:table-cell>
          <table:table-cell office:value-type="float" office:value="0.438000202178955" calcext:value-type="float">
            <text:p>0,438000202178955</text:p>
          </table:table-cell>
          <table:table-cell office:value-type="float" office:value="160.367000102997" calcext:value-type="float">
            <text:p>160,367000102997</text:p>
          </table:table-cell>
          <table:table-cell table:formula="of:=[.U17]-([.T17]+[.H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46999931335449" calcext:value-type="float">
            <text:p>0,546999931335449</text:p>
          </table:table-cell>
          <table:table-cell office:value-type="float" office:value="3" calcext:value-type="float">
            <text:p>3</text:p>
          </table:table-cell>
          <table:table-cell office:value-type="float" office:value="18.8650000095367" calcext:value-type="float">
            <text:p>18,8650000095367</text:p>
          </table:table-cell>
          <table:table-cell office:value-type="float" office:value="225" calcext:value-type="float">
            <text:p>225</text:p>
          </table:table-cell>
          <table:table-cell office:value-type="float" office:value="13.5820000171661" calcext:value-type="float">
            <text:p>13,5820000171661</text:p>
          </table:table-cell>
          <table:table-cell office:value-type="float" office:value="32.9939999580383" calcext:value-type="float">
            <text:p>32,993999958038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9800019264221" calcext:value-type="float">
            <text:p>2,69800019264221</text:p>
          </table:table-cell>
          <table:table-cell office:value-type="float" office:value="148706" calcext:value-type="float">
            <text:p>148706</text:p>
          </table:table-cell>
          <table:table-cell office:value-type="float" office:value="289.901999950409" calcext:value-type="float">
            <text:p>289,901999950409</text:p>
          </table:table-cell>
          <table:table-cell office:value-type="float" office:value="580" calcext:value-type="float">
            <text:p>580</text:p>
          </table:table-cell>
          <table:table-cell office:value-type="float" office:value="17.675999879837" calcext:value-type="float">
            <text:p>17,675999879837</text:p>
          </table:table-cell>
          <table:table-cell office:value-type="float" office:value="329.019000053406" calcext:value-type="float">
            <text:p>329,019000053406</text:p>
          </table:table-cell>
          <table:table-cell office:value-type="float" office:value="38712" calcext:value-type="float">
            <text:p>38712</text:p>
          </table:table-cell>
          <table:table-cell office:value-type="float" office:value="2.72099995613098" calcext:value-type="float">
            <text:p>2,72099995613098</text:p>
          </table:table-cell>
          <table:table-cell office:value-type="float" office:value="355" calcext:value-type="float">
            <text:p>355</text:p>
          </table:table-cell>
          <table:table-cell office:value-type="float" office:value="580" calcext:value-type="float">
            <text:p>580</text:p>
          </table:table-cell>
          <table:table-cell office:value-type="float" office:value="6.03999996185303" calcext:value-type="float">
            <text:p>6,03999996185303</text:p>
          </table:table-cell>
          <table:table-cell office:value-type="float" office:value="211.733999967575" calcext:value-type="float">
            <text:p>211,733999967575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81999921798706" calcext:value-type="float">
            <text:p>0,681999921798706</text:p>
          </table:table-cell>
          <table:table-cell office:value-type="float" office:value="2" calcext:value-type="float">
            <text:p>2</text:p>
          </table:table-cell>
          <table:table-cell office:value-type="float" office:value="20.4579999446869" calcext:value-type="float">
            <text:p>20,4579999446869</text:p>
          </table:table-cell>
          <table:table-cell office:value-type="float" office:value="221" calcext:value-type="float">
            <text:p>221</text:p>
          </table:table-cell>
          <table:table-cell office:value-type="float" office:value="15.0729999542236" calcext:value-type="float">
            <text:p>15,0729999542236</text:p>
          </table:table-cell>
          <table:table-cell office:value-type="float" office:value="36.2129998207092" calcext:value-type="float">
            <text:p>36,212999820709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87100005149841" calcext:value-type="float">
            <text:p>2,87100005149841</text:p>
          </table:table-cell>
          <table:table-cell office:value-type="float" office:value="148775" calcext:value-type="float">
            <text:p>148775</text:p>
          </table:table-cell>
          <table:table-cell office:value-type="float" office:value="318.25" calcext:value-type="float">
            <text:p>318,25</text:p>
          </table:table-cell>
          <table:table-cell office:value-type="float" office:value="560" calcext:value-type="float">
            <text:p>560</text:p>
          </table:table-cell>
          <table:table-cell office:value-type="float" office:value="15.8099999427795" calcext:value-type="float">
            <text:p>15,8099999427795</text:p>
          </table:table-cell>
          <table:table-cell office:value-type="float" office:value="356.960000038147" calcext:value-type="float">
            <text:p>356,9600000381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9210000038147" calcext:value-type="float">
            <text:p>2,9210000038147</text:p>
          </table:table-cell>
          <table:table-cell office:value-type="float" office:value="339" calcext:value-type="float">
            <text:p>339</text:p>
          </table:table-cell>
          <table:table-cell office:value-type="float" office:value="560" calcext:value-type="float">
            <text:p>560</text:p>
          </table:table-cell>
          <table:table-cell office:value-type="float" office:value="8.41499996185303" calcext:value-type="float">
            <text:p>8,41499996185303</text:p>
          </table:table-cell>
          <table:table-cell office:value-type="float" office:value="212.302999973297" calcext:value-type="float">
            <text:p>212,302999973297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6000108718872" calcext:value-type="float">
            <text:p>0,436000108718872</text:p>
          </table:table-cell>
          <table:table-cell office:value-type="float" office:value="10" calcext:value-type="float">
            <text:p>10</text:p>
          </table:table-cell>
          <table:table-cell office:value-type="float" office:value="32.375" calcext:value-type="float">
            <text:p>32,375</text:p>
          </table:table-cell>
          <table:table-cell office:value-type="float" office:value="217" calcext:value-type="float">
            <text:p>217</text:p>
          </table:table-cell>
          <table:table-cell office:value-type="float" office:value="1.83200001716614" calcext:value-type="float">
            <text:p>1,83200001716614</text:p>
          </table:table-cell>
          <table:table-cell office:value-type="float" office:value="34.643000125885" calcext:value-type="float">
            <text:p>34,643000125885</text:p>
          </table:table-cell>
          <table:table-cell office:value-type="float" office:value="157784" calcext:value-type="float">
            <text:p>157784</text:p>
          </table:table-cell>
          <table:table-cell office:value-type="float" office:value="4.06200003623962" calcext:value-type="float">
            <text:p>4,06200003623962</text:p>
          </table:table-cell>
          <table:table-cell office:value-type="float" office:value="157988" calcext:value-type="float">
            <text:p>157988</text:p>
          </table:table-cell>
          <table:table-cell office:value-type="float" office:value="503.482000112534" calcext:value-type="float">
            <text:p>503,482000112534</text:p>
          </table:table-cell>
          <table:table-cell office:value-type="float" office:value="546" calcext:value-type="float">
            <text:p>546</text:p>
          </table:table-cell>
          <table:table-cell office:value-type="float" office:value="10.5339999198914" calcext:value-type="float">
            <text:p>10,5339999198914</text:p>
          </table:table-cell>
          <table:table-cell office:value-type="float" office:value="550.373000144959" calcext:value-type="float">
            <text:p>550,373000144959</text:p>
          </table:table-cell>
          <table:table-cell office:value-type="float" office:value="43717" calcext:value-type="float">
            <text:p>43717</text:p>
          </table:table-cell>
          <table:table-cell office:value-type="float" office:value="4.50399994850159" calcext:value-type="float">
            <text:p>4,50399994850159</text:p>
          </table:table-cell>
          <table:table-cell office:value-type="float" office:value="329" calcext:value-type="float">
            <text:p>329</text:p>
          </table:table-cell>
          <table:table-cell office:value-type="float" office:value="546" calcext:value-type="float">
            <text:p>546</text:p>
          </table:table-cell>
          <table:table-cell office:value-type="float" office:value="0.634000062942505" calcext:value-type="float">
            <text:p>0,634000062942505</text:p>
          </table:table-cell>
          <table:table-cell office:value-type="float" office:value="292.091000080109" calcext:value-type="float">
            <text:p>292,091000080109</text:p>
          </table:table-cell>
          <table:table-cell table:formula="of:=[.U20]-([.T20]+[.H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2000007629395" calcext:value-type="float">
            <text:p>0,342000007629395</text:p>
          </table:table-cell>
          <table:table-cell office:value-type="float" office:value="6" calcext:value-type="float">
            <text:p>6</text:p>
          </table:table-cell>
          <table:table-cell office:value-type="float" office:value="7.44199991226196" calcext:value-type="float">
            <text:p>7,44199991226196</text:p>
          </table:table-cell>
          <table:table-cell office:value-type="float" office:value="207" calcext:value-type="float">
            <text:p>207</text:p>
          </table:table-cell>
          <table:table-cell office:value-type="float" office:value="1.05900001525879" calcext:value-type="float">
            <text:p>1,05900001525879</text:p>
          </table:table-cell>
          <table:table-cell office:value-type="float" office:value="8.84299993515015" calcext:value-type="float">
            <text:p>8,842999935150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399985313416" calcext:value-type="float">
            <text:p>2,35399985313416</text:p>
          </table:table-cell>
          <table:table-cell office:value-type="float" office:value="149139" calcext:value-type="float">
            <text:p>149139</text:p>
          </table:table-cell>
          <table:table-cell office:value-type="float" office:value="306.802000045776" calcext:value-type="float">
            <text:p>306,802000045776</text:p>
          </table:table-cell>
          <table:table-cell office:value-type="float" office:value="542" calcext:value-type="float">
            <text:p>542</text:p>
          </table:table-cell>
          <table:table-cell office:value-type="float" office:value="4.48200011253357" calcext:value-type="float">
            <text:p>4,48200011253357</text:p>
          </table:table-cell>
          <table:table-cell office:value-type="float" office:value="321.06200003624" calcext:value-type="float">
            <text:p>321,06200003624</text:p>
          </table:table-cell>
          <table:table-cell office:value-type="float" office:value="38712" calcext:value-type="float">
            <text:p>38712</text:p>
          </table:table-cell>
          <table:table-cell office:value-type="float" office:value="2.5550000667572" calcext:value-type="float">
            <text:p>2,5550000667572</text:p>
          </table:table-cell>
          <table:table-cell office:value-type="float" office:value="335" calcext:value-type="float">
            <text:p>335</text:p>
          </table:table-cell>
          <table:table-cell office:value-type="float" office:value="542" calcext:value-type="float">
            <text:p>542</text:p>
          </table:table-cell>
          <table:table-cell office:value-type="float" office:value="0.483999967575073" calcext:value-type="float">
            <text:p>0,483999967575073</text:p>
          </table:table-cell>
          <table:table-cell office:value-type="float" office:value="194.309000015259" calcext:value-type="float">
            <text:p>194,309000015259</text:p>
          </table:table-cell>
          <table:table-cell table:formula="of:=[.U21]-([.T21]+[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3899998664856" calcext:value-type="float">
            <text:p>0,33899998664856</text:p>
          </table:table-cell>
          <table:table-cell office:value-type="float" office:value="5" calcext:value-type="float">
            <text:p>5</text:p>
          </table:table-cell>
          <table:table-cell office:value-type="float" office:value="41.6610000133514" calcext:value-type="float">
            <text:p>41,6610000133514</text:p>
          </table:table-cell>
          <table:table-cell office:value-type="float" office:value="185" calcext:value-type="float">
            <text:p>185</text:p>
          </table:table-cell>
          <table:table-cell office:value-type="float" office:value="3.39499998092651" calcext:value-type="float">
            <text:p>3,39499998092651</text:p>
          </table:table-cell>
          <table:table-cell office:value-type="float" office:value="45.3949999809265" calcext:value-type="float">
            <text:p>45,394999980926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6000022888184" calcext:value-type="float">
            <text:p>2,26000022888184</text:p>
          </table:table-cell>
          <table:table-cell office:value-type="float" office:value="157911" calcext:value-type="float">
            <text:p>157911</text:p>
          </table:table-cell>
          <table:table-cell office:value-type="float" office:value="269.891999959946" calcext:value-type="float">
            <text:p>269,891999959946</text:p>
          </table:table-cell>
          <table:table-cell office:value-type="float" office:value="470" calcext:value-type="float">
            <text:p>470</text:p>
          </table:table-cell>
          <table:table-cell office:value-type="float" office:value="9.29900002479553" calcext:value-type="float">
            <text:p>9,29900002479553</text:p>
          </table:table-cell>
          <table:table-cell office:value-type="float" office:value="322.932000160217" calcext:value-type="float">
            <text:p>322,932000160217</text:p>
          </table:table-cell>
          <table:table-cell office:value-type="float" office:value="43717" calcext:value-type="float">
            <text:p>43717</text:p>
          </table:table-cell>
          <table:table-cell office:value-type="float" office:value="2.52199983596802" calcext:value-type="float">
            <text:p>2,52199983596802</text:p>
          </table:table-cell>
          <table:table-cell office:value-type="float" office:value="285" calcext:value-type="float">
            <text:p>285</text:p>
          </table:table-cell>
          <table:table-cell office:value-type="float" office:value="470" calcext:value-type="float">
            <text:p>470</text:p>
          </table:table-cell>
          <table:table-cell office:value-type="float" office:value="2.28800010681152" calcext:value-type="float">
            <text:p>2,28800010681152</text:p>
          </table:table-cell>
          <table:table-cell office:value-type="float" office:value="212.932000160217" calcext:value-type="float">
            <text:p>212,932000160217</text:p>
          </table:table-cell>
          <table:table-cell table:formula="of:=[.U22]-([.T22]+[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5999917984009" calcext:value-type="float">
            <text:p>0,385999917984009</text:p>
          </table:table-cell>
          <table:table-cell office:value-type="float" office:value="6" calcext:value-type="float">
            <text:p>6</text:p>
          </table:table-cell>
          <table:table-cell office:value-type="float" office:value="11.8959999084473" calcext:value-type="float">
            <text:p>11,8959999084473</text:p>
          </table:table-cell>
          <table:table-cell office:value-type="float" office:value="159" calcext:value-type="float">
            <text:p>159</text:p>
          </table:table-cell>
          <table:table-cell office:value-type="float" office:value="3.92300009727478" calcext:value-type="float">
            <text:p>3,92300009727478</text:p>
          </table:table-cell>
          <table:table-cell office:value-type="float" office:value="16.2049999237061" calcext:value-type="float">
            <text:p>16,204999923706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900020599365" calcext:value-type="float">
            <text:p>2,35900020599365</text:p>
          </table:table-cell>
          <table:table-cell office:value-type="float" office:value="148781" calcext:value-type="float">
            <text:p>148781</text:p>
          </table:table-cell>
          <table:table-cell office:value-type="float" office:value="313.730000019073" calcext:value-type="float">
            <text:p>313,730000019073</text:p>
          </table:table-cell>
          <table:table-cell office:value-type="float" office:value="411" calcext:value-type="float">
            <text:p>411</text:p>
          </table:table-cell>
          <table:table-cell office:value-type="float" office:value="10.5680000782013" calcext:value-type="float">
            <text:p>10,5680000782013</text:p>
          </table:table-cell>
          <table:table-cell office:value-type="float" office:value="338.399000167847" calcext:value-type="float">
            <text:p>338,3990001678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6949999332428" calcext:value-type="float">
            <text:p>2,6949999332428</text:p>
          </table:table-cell>
          <table:table-cell office:value-type="float" office:value="252" calcext:value-type="float">
            <text:p>252</text:p>
          </table:table-cell>
          <table:table-cell office:value-type="float" office:value="411" calcext:value-type="float">
            <text:p>411</text:p>
          </table:table-cell>
          <table:table-cell office:value-type="float" office:value="2.46799993515015" calcext:value-type="float">
            <text:p>2,46799993515015</text:p>
          </table:table-cell>
          <table:table-cell office:value-type="float" office:value="200.783999919891" calcext:value-type="float">
            <text:p>200,783999919891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2000160217285" calcext:value-type="float">
            <text:p>0,432000160217285</text:p>
          </table:table-cell>
          <table:table-cell office:value-type="float" office:value="3" calcext:value-type="float">
            <text:p>3</text:p>
          </table:table-cell>
          <table:table-cell office:value-type="float" office:value="41.2309999465942" calcext:value-type="float">
            <text:p>41,2309999465942</text:p>
          </table:table-cell>
          <table:table-cell office:value-type="float" office:value="97" calcext:value-type="float">
            <text:p>97</text:p>
          </table:table-cell>
          <table:table-cell office:value-type="float" office:value="3.55599999427795" calcext:value-type="float">
            <text:p>3,55599999427795</text:p>
          </table:table-cell>
          <table:table-cell office:value-type="float" office:value="45.2190001010895" calcext:value-type="float">
            <text:p>45,219000101089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9499998092651" calcext:value-type="float">
            <text:p>2,39499998092651</text:p>
          </table:table-cell>
          <table:table-cell office:value-type="float" office:value="157986" calcext:value-type="float">
            <text:p>157986</text:p>
          </table:table-cell>
          <table:table-cell office:value-type="float" office:value="270.518000125885" calcext:value-type="float">
            <text:p>270,518000125885</text:p>
          </table:table-cell>
          <table:table-cell office:value-type="float" office:value="261" calcext:value-type="float">
            <text:p>261</text:p>
          </table:table-cell>
          <table:table-cell office:value-type="float" office:value="6.75099992752075" calcext:value-type="float">
            <text:p>6,75099992752075</text:p>
          </table:table-cell>
          <table:table-cell office:value-type="float" office:value="320.838999986649" calcext:value-type="float">
            <text:p>320,83899998664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1300001144409" calcext:value-type="float">
            <text:p>2,51300001144409</text:p>
          </table:table-cell>
          <table:table-cell office:value-type="float" office:value="164" calcext:value-type="float">
            <text:p>164</text:p>
          </table:table-cell>
          <table:table-cell office:value-type="float" office:value="261" calcext:value-type="float">
            <text:p>261</text:p>
          </table:table-cell>
          <table:table-cell office:value-type="float" office:value="2.12000012397766" calcext:value-type="float">
            <text:p>2,12000012397766</text:p>
          </table:table-cell>
          <table:table-cell office:value-type="float" office:value="212.638000011444" calcext:value-type="float">
            <text:p>212,638000011444</text:p>
          </table:table-cell>
          <table:table-cell table:formula="of:=[.U24]-([.T24]+[.H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9999952316284" calcext:value-type="float">
            <text:p>0,299999952316284</text:p>
          </table:table-cell>
          <table:table-cell office:value-type="float" office:value="7" calcext:value-type="float">
            <text:p>7</text:p>
          </table:table-cell>
          <table:table-cell office:value-type="float" office:value="6.6710000038147" calcext:value-type="float">
            <text:p>6,6710000038147</text:p>
          </table:table-cell>
          <table:table-cell office:value-type="float" office:value="0" calcext:value-type="float">
            <text:p>0</text:p>
          </table:table-cell>
          <table:table-cell office:value-type="float" office:value="0.934000015258789" calcext:value-type="float">
            <text:p>0,934000015258789</text:p>
          </table:table-cell>
          <table:table-cell office:value-type="float" office:value="7.90499997138977" calcext:value-type="float">
            <text:p>7,9049999713897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0999999046326" calcext:value-type="float">
            <text:p>2,00999999046326</text:p>
          </table:table-cell>
          <table:table-cell office:value-type="float" office:value="148920" calcext:value-type="float">
            <text:p>148920</text:p>
          </table:table-cell>
          <table:table-cell office:value-type="float" office:value="284.847999811172" calcext:value-type="float">
            <text:p>284,847999811172</text:p>
          </table:table-cell>
          <table:table-cell office:value-type="float" office:value="0" calcext:value-type="float">
            <text:p>0</text:p>
          </table:table-cell>
          <table:table-cell office:value-type="float" office:value="5.36800003051758" calcext:value-type="float">
            <text:p>5,36800003051758</text:p>
          </table:table-cell>
          <table:table-cell office:value-type="float" office:value="298.875999927521" calcext:value-type="float">
            <text:p>298,875999927521</text:p>
          </table:table-cell>
          <table:table-cell office:value-type="float" office:value="38712" calcext:value-type="float">
            <text:p>38712</text:p>
          </table:table-cell>
          <table:table-cell office:value-type="float" office:value="2.68500018119812" calcext:value-type="float">
            <text:p>2,68500018119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999975204468" calcext:value-type="float">
            <text:p>0,450999975204468</text:p>
          </table:table-cell>
          <table:table-cell office:value-type="float" office:value="197.716000080109" calcext:value-type="float">
            <text:p>197,716000080109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099983215332" calcext:value-type="float">
            <text:p>0,35099983215332</text:p>
          </table:table-cell>
          <table:table-cell office:value-type="float" office:value="4" calcext:value-type="float">
            <text:p>4</text:p>
          </table:table-cell>
          <table:table-cell office:value-type="float" office:value="7.51800012588501" calcext:value-type="float">
            <text:p>7,51800012588501</text:p>
          </table:table-cell>
          <table:table-cell office:value-type="float" office:value="0" calcext:value-type="float">
            <text:p>0</text:p>
          </table:table-cell>
          <table:table-cell office:value-type="float" office:value="1.0460000038147" calcext:value-type="float">
            <text:p>1,0460000038147</text:p>
          </table:table-cell>
          <table:table-cell office:value-type="float" office:value="8.91499996185303" calcext:value-type="float">
            <text:p>8,9149999618530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9299998283386" calcext:value-type="float">
            <text:p>2,29299998283386</text:p>
          </table:table-cell>
          <table:table-cell office:value-type="float" office:value="149060" calcext:value-type="float">
            <text:p>149060</text:p>
          </table:table-cell>
          <table:table-cell office:value-type="float" office:value="308.233000040054" calcext:value-type="float">
            <text:p>308,233000040054</text:p>
          </table:table-cell>
          <table:table-cell office:value-type="float" office:value="0" calcext:value-type="float">
            <text:p>0</text:p>
          </table:table-cell>
          <table:table-cell office:value-type="float" office:value="3.46799993515015" calcext:value-type="float">
            <text:p>3,46799993515015</text:p>
          </table:table-cell>
          <table:table-cell office:value-type="float" office:value="321.539000034332" calcext:value-type="float">
            <text:p>321,539000034332</text:p>
          </table:table-cell>
          <table:table-cell office:value-type="float" office:value="38712" calcext:value-type="float">
            <text:p>38712</text:p>
          </table:table-cell>
          <table:table-cell office:value-type="float" office:value="2.61400008201599" calcext:value-type="float">
            <text:p>2,61400008201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5000095367432" calcext:value-type="float">
            <text:p>0,525000095367432</text:p>
          </table:table-cell>
          <table:table-cell office:value-type="float" office:value="190.572000026703" calcext:value-type="float">
            <text:p>190,572000026703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6999959945679" calcext:value-type="float">
            <text:p>0,266999959945679</text:p>
          </table:table-cell>
          <table:table-cell office:value-type="float" office:value="3" calcext:value-type="float">
            <text:p>3</text:p>
          </table:table-cell>
          <table:table-cell office:value-type="float" office:value="6.62999987602234" calcext:value-type="float">
            <text:p>6,62999987602234</text:p>
          </table:table-cell>
          <table:table-cell office:value-type="float" office:value="0" calcext:value-type="float">
            <text:p>0</text:p>
          </table:table-cell>
          <table:table-cell office:value-type="float" office:value="0.824999809265137" calcext:value-type="float">
            <text:p>0,824999809265137</text:p>
          </table:table-cell>
          <table:table-cell office:value-type="float" office:value="7.72299981117249" calcext:value-type="float">
            <text:p>7,7229998111724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7899990081787" calcext:value-type="float">
            <text:p>2,17899990081787</text:p>
          </table:table-cell>
          <table:table-cell office:value-type="float" office:value="148834" calcext:value-type="float">
            <text:p>148834</text:p>
          </table:table-cell>
          <table:table-cell office:value-type="float" office:value="288.273000001907" calcext:value-type="float">
            <text:p>288,273000001907</text:p>
          </table:table-cell>
          <table:table-cell office:value-type="float" office:value="0" calcext:value-type="float">
            <text:p>0</text:p>
          </table:table-cell>
          <table:table-cell office:value-type="float" office:value="2.48600006103516" calcext:value-type="float">
            <text:p>2,48600006103516</text:p>
          </table:table-cell>
          <table:table-cell office:value-type="float" office:value="299.605999946594" calcext:value-type="float">
            <text:p>299,6059999465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49799990653992" calcext:value-type="float">
            <text:p>2,49799990653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7000131607056" calcext:value-type="float">
            <text:p>0,337000131607056</text:p>
          </table:table-cell>
          <table:table-cell office:value-type="float" office:value="176.337000131607" calcext:value-type="float">
            <text:p>176,337000131607</text:p>
          </table:table-cell>
          <table:table-cell table:formula="of:=[.U27]-([.T27]+[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1999807357788" calcext:value-type="float">
            <text:p>0,301999807357788</text:p>
          </table:table-cell>
          <table:table-cell office:value-type="float" office:value="12" calcext:value-type="float">
            <text:p>12</text:p>
          </table:table-cell>
          <table:table-cell office:value-type="float" office:value="6.71900010108948" calcext:value-type="float">
            <text:p>6,71900010108948</text:p>
          </table:table-cell>
          <table:table-cell office:value-type="float" office:value="0" calcext:value-type="float">
            <text:p>0</text:p>
          </table:table-cell>
          <table:table-cell office:value-type="float" office:value="0.901000022888184" calcext:value-type="float">
            <text:p>0,901000022888184</text:p>
          </table:table-cell>
          <table:table-cell office:value-type="float" office:value="7.92199993133545" calcext:value-type="float">
            <text:p>7,9219999313354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5999999046326" calcext:value-type="float">
            <text:p>2,25999999046326</text:p>
          </table:table-cell>
          <table:table-cell office:value-type="float" office:value="149052" calcext:value-type="float">
            <text:p>149052</text:p>
          </table:table-cell>
          <table:table-cell office:value-type="float" office:value="286.869999885559" calcext:value-type="float">
            <text:p>286,869999885559</text:p>
          </table:table-cell>
          <table:table-cell office:value-type="float" office:value="0" calcext:value-type="float">
            <text:p>0</text:p>
          </table:table-cell>
          <table:table-cell office:value-type="float" office:value="5.73900008201599" calcext:value-type="float">
            <text:p>5,73900008201599</text:p>
          </table:table-cell>
          <table:table-cell office:value-type="float" office:value="301.457999944687" calcext:value-type="float">
            <text:p>301,457999944687</text:p>
          </table:table-cell>
          <table:table-cell office:value-type="float" office:value="38712" calcext:value-type="float">
            <text:p>38712</text:p>
          </table:table-cell>
          <table:table-cell office:value-type="float" office:value="2.53999996185303" calcext:value-type="float">
            <text:p>2,53999996185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8999948501587" calcext:value-type="float">
            <text:p>0,378999948501587</text:p>
          </table:table-cell>
          <table:table-cell office:value-type="float" office:value="177.138000011444" calcext:value-type="float">
            <text:p>177,138000011444</text:p>
          </table:table-cell>
          <table:table-cell table:formula="of:=[.U28]-([.T28]+[.H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9999961853027" calcext:value-type="float">
            <text:p>0,289999961853027</text:p>
          </table:table-cell>
          <table:table-cell office:value-type="float" office:value="1" calcext:value-type="float">
            <text:p>1</text:p>
          </table:table-cell>
          <table:table-cell office:value-type="float" office:value="6.94700002670288" calcext:value-type="float">
            <text:p>6,94700002670288</text:p>
          </table:table-cell>
          <table:table-cell office:value-type="float" office:value="0" calcext:value-type="float">
            <text:p>0</text:p>
          </table:table-cell>
          <table:table-cell office:value-type="float" office:value="0.891000032424927" calcext:value-type="float">
            <text:p>0,891000032424927</text:p>
          </table:table-cell>
          <table:table-cell office:value-type="float" office:value="8.12800002098084" calcext:value-type="float">
            <text:p>8,1280000209808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5200009346008" calcext:value-type="float">
            <text:p>2,25200009346008</text:p>
          </table:table-cell>
          <table:table-cell office:value-type="float" office:value="149032" calcext:value-type="float">
            <text:p>149032</text:p>
          </table:table-cell>
          <table:table-cell office:value-type="float" office:value="285.781000137329" calcext:value-type="float">
            <text:p>285,781000137329</text:p>
          </table:table-cell>
          <table:table-cell office:value-type="float" office:value="0" calcext:value-type="float">
            <text:p>0</text:p>
          </table:table-cell>
          <table:table-cell office:value-type="float" office:value="1.85500001907349" calcext:value-type="float">
            <text:p>1,85500001907349</text:p>
          </table:table-cell>
          <table:table-cell office:value-type="float" office:value="296.416000127792" calcext:value-type="float">
            <text:p>296,416000127792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999998092651" calcext:value-type="float">
            <text:p>2,51999998092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7999868392944" calcext:value-type="float">
            <text:p>0,537999868392944</text:p>
          </table:table-cell>
          <table:table-cell office:value-type="float" office:value="176.644999980927" calcext:value-type="float">
            <text:p>176,644999980927</text:p>
          </table:table-cell>
          <table:table-cell table:formula="of:=[.U29]-([.T29]+[.H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9000005722046" calcext:value-type="float">
            <text:p>0,319000005722046</text:p>
          </table:table-cell>
          <table:table-cell office:value-type="float" office:value="1" calcext:value-type="float">
            <text:p>1</text:p>
          </table:table-cell>
          <table:table-cell office:value-type="float" office:value="6.01399993896484" calcext:value-type="float">
            <text:p>6,01399993896484</text:p>
          </table:table-cell>
          <table:table-cell office:value-type="float" office:value="0" calcext:value-type="float">
            <text:p>0</text:p>
          </table:table-cell>
          <table:table-cell office:value-type="float" office:value="0.615999937057495" calcext:value-type="float">
            <text:p>0,615999937057495</text:p>
          </table:table-cell>
          <table:table-cell office:value-type="float" office:value="6.94899988174439" calcext:value-type="float">
            <text:p>6,948999881744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6000008583069" calcext:value-type="float">
            <text:p>2,16000008583069</text:p>
          </table:table-cell>
          <table:table-cell office:value-type="float" office:value="148940" calcext:value-type="float">
            <text:p>148940</text:p>
          </table:table-cell>
          <table:table-cell office:value-type="float" office:value="317.431999921799" calcext:value-type="float">
            <text:p>317,431999921799</text:p>
          </table:table-cell>
          <table:table-cell office:value-type="float" office:value="0" calcext:value-type="float">
            <text:p>0</text:p>
          </table:table-cell>
          <table:table-cell office:value-type="float" office:value="1.9210000038147" calcext:value-type="float">
            <text:p>1,9210000038147</text:p>
          </table:table-cell>
          <table:table-cell office:value-type="float" office:value="327.401000022888" calcext:value-type="float">
            <text:p>327,401000022888</text:p>
          </table:table-cell>
          <table:table-cell office:value-type="float" office:value="38712" calcext:value-type="float">
            <text:p>38712</text:p>
          </table:table-cell>
          <table:table-cell office:value-type="float" office:value="2.87899994850159" calcext:value-type="float">
            <text:p>2,87899994850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000082015991" calcext:value-type="float">
            <text:p>0,239000082015991</text:p>
          </table:table-cell>
          <table:table-cell office:value-type="float" office:value="207.908999919891" calcext:value-type="float">
            <text:p>207,908999919891</text:p>
          </table:table-cell>
          <table:table-cell table:formula="of:=[.U30]-([.T30]+[.H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4000129699707" calcext:value-type="float">
            <text:p>0,314000129699707</text:p>
          </table:table-cell>
          <table:table-cell office:value-type="float" office:value="1" calcext:value-type="float">
            <text:p>1</text:p>
          </table:table-cell>
          <table:table-cell office:value-type="float" office:value="5.67499995231628" calcext:value-type="float">
            <text:p>5,67499995231628</text:p>
          </table:table-cell>
          <table:table-cell office:value-type="float" office:value="0" calcext:value-type="float">
            <text:p>0</text:p>
          </table:table-cell>
          <table:table-cell office:value-type="float" office:value="0.680999994277954" calcext:value-type="float">
            <text:p>0,680999994277954</text:p>
          </table:table-cell>
          <table:table-cell office:value-type="float" office:value="6.67000007629395" calcext:value-type="float">
            <text:p>6,670000076293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4199986457825" calcext:value-type="float">
            <text:p>2,24199986457825</text:p>
          </table:table-cell>
          <table:table-cell office:value-type="float" office:value="149167" calcext:value-type="float">
            <text:p>149167</text:p>
          </table:table-cell>
          <table:table-cell office:value-type="float" office:value="282.621999979019" calcext:value-type="float">
            <text:p>282,621999979019</text:p>
          </table:table-cell>
          <table:table-cell office:value-type="float" office:value="0" calcext:value-type="float">
            <text:p>0</text:p>
          </table:table-cell>
          <table:table-cell office:value-type="float" office:value="1.4449999332428" calcext:value-type="float">
            <text:p>1,4449999332428</text:p>
          </table:table-cell>
          <table:table-cell office:value-type="float" office:value="292.054999828339" calcext:value-type="float">
            <text:p>292,054999828339</text:p>
          </table:table-cell>
          <table:table-cell office:value-type="float" office:value="38712" calcext:value-type="float">
            <text:p>38712</text:p>
          </table:table-cell>
          <table:table-cell office:value-type="float" office:value="2.49499988555908" calcext:value-type="float">
            <text:p>2,4949998855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000070571899" calcext:value-type="float">
            <text:p>0,226000070571899</text:p>
          </table:table-cell>
          <table:table-cell office:value-type="float" office:value="175.695000171661" calcext:value-type="float">
            <text:p>175,695000171661</text:p>
          </table:table-cell>
          <table:table-cell table:formula="of:=[.U31]-([.T31]+[.H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00009727478" calcext:value-type="float">
            <text:p>0,29800009727478</text:p>
          </table:table-cell>
          <table:table-cell office:value-type="float" office:value="20" calcext:value-type="float">
            <text:p>20</text:p>
          </table:table-cell>
          <table:table-cell office:value-type="float" office:value="5.77699995040894" calcext:value-type="float">
            <text:p>5,77699995040894</text:p>
          </table:table-cell>
          <table:table-cell office:value-type="float" office:value="0" calcext:value-type="float">
            <text:p>0</text:p>
          </table:table-cell>
          <table:table-cell office:value-type="float" office:value="0.690000057220459" calcext:value-type="float">
            <text:p>0,690000057220459</text:p>
          </table:table-cell>
          <table:table-cell office:value-type="float" office:value="6.76500010490418" calcext:value-type="float">
            <text:p>6,7650001049041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5899991989136" calcext:value-type="float">
            <text:p>2,15899991989136</text:p>
          </table:table-cell>
          <table:table-cell office:value-type="float" office:value="149346" calcext:value-type="float">
            <text:p>149346</text:p>
          </table:table-cell>
          <table:table-cell office:value-type="float" office:value="283.349999904633" calcext:value-type="float">
            <text:p>283,349999904633</text:p>
          </table:table-cell>
          <table:table-cell office:value-type="float" office:value="0" calcext:value-type="float">
            <text:p>0</text:p>
          </table:table-cell>
          <table:table-cell office:value-type="float" office:value="6.27100014686585" calcext:value-type="float">
            <text:p>6,27100014686585</text:p>
          </table:table-cell>
          <table:table-cell office:value-type="float" office:value="297.536000013351" calcext:value-type="float">
            <text:p>297,536000013351</text:p>
          </table:table-cell>
          <table:table-cell office:value-type="float" office:value="38712" calcext:value-type="float">
            <text:p>38712</text:p>
          </table:table-cell>
          <table:table-cell office:value-type="float" office:value="2.45600008964539" calcext:value-type="float">
            <text:p>2,45600008964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99995803833" calcext:value-type="float">
            <text:p>0,24399995803833</text:p>
          </table:table-cell>
          <table:table-cell office:value-type="float" office:value="173.700000047684" calcext:value-type="float">
            <text:p>173,700000047684</text:p>
          </table:table-cell>
          <table:table-cell table:formula="of:=[.U32]-([.T32]+[.H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9999942779541" calcext:value-type="float">
            <text:p>0,309999942779541</text:p>
          </table:table-cell>
          <table:table-cell office:value-type="float" office:value="21" calcext:value-type="float">
            <text:p>21</text:p>
          </table:table-cell>
          <table:table-cell office:value-type="float" office:value="5.77999997138977" calcext:value-type="float">
            <text:p>5,77999997138977</text:p>
          </table:table-cell>
          <table:table-cell office:value-type="float" office:value="0" calcext:value-type="float">
            <text:p>0</text:p>
          </table:table-cell>
          <table:table-cell office:value-type="float" office:value="0.600000143051147" calcext:value-type="float">
            <text:p>0,600000143051147</text:p>
          </table:table-cell>
          <table:table-cell office:value-type="float" office:value="6.69000005722046" calcext:value-type="float">
            <text:p>6,690000057220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4100003242493" calcext:value-type="float">
            <text:p>2,14100003242493</text:p>
          </table:table-cell>
          <table:table-cell office:value-type="float" office:value="149658" calcext:value-type="float">
            <text:p>149658</text:p>
          </table:table-cell>
          <table:table-cell office:value-type="float" office:value="286.558000087738" calcext:value-type="float">
            <text:p>286,558000087738</text:p>
          </table:table-cell>
          <table:table-cell office:value-type="float" office:value="0" calcext:value-type="float">
            <text:p>0</text:p>
          </table:table-cell>
          <table:table-cell office:value-type="float" office:value="6.59700012207031" calcext:value-type="float">
            <text:p>6,59700012207031</text:p>
          </table:table-cell>
          <table:table-cell office:value-type="float" office:value="301.050000190735" calcext:value-type="float">
            <text:p>301,050000190735</text:p>
          </table:table-cell>
          <table:table-cell office:value-type="float" office:value="38712" calcext:value-type="float">
            <text:p>38712</text:p>
          </table:table-cell>
          <table:table-cell office:value-type="float" office:value="2.41400003433228" calcext:value-type="float">
            <text:p>2,4140000343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9999961853027" calcext:value-type="float">
            <text:p>0,289999961853027</text:p>
          </table:table-cell>
          <table:table-cell office:value-type="float" office:value="195.158999919891" calcext:value-type="float">
            <text:p>195,158999919891</text:p>
          </table:table-cell>
          <table:table-cell table:formula="of:=[.U33]-([.T33]+[.H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32000017166138" calcext:value-type="float">
            <text:p>0,332000017166138</text:p>
          </table:table-cell>
          <table:table-cell office:value-type="float" office:value="77" calcext:value-type="float">
            <text:p>77</text:p>
          </table:table-cell>
          <table:table-cell office:value-type="float" office:value="6.61400008201599" calcext:value-type="float">
            <text:p>6,61400008201599</text:p>
          </table:table-cell>
          <table:table-cell office:value-type="float" office:value="0" calcext:value-type="float">
            <text:p>0</text:p>
          </table:table-cell>
          <table:table-cell office:value-type="float" office:value="0.648000001907349" calcext:value-type="float">
            <text:p>0,648000001907349</text:p>
          </table:table-cell>
          <table:table-cell office:value-type="float" office:value="7.59500002861023" calcext:value-type="float">
            <text:p>7,5950000286102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3799996376038" calcext:value-type="float">
            <text:p>2,43799996376038</text:p>
          </table:table-cell>
          <table:table-cell office:value-type="float" office:value="149820" calcext:value-type="float">
            <text:p>149820</text:p>
          </table:table-cell>
          <table:table-cell office:value-type="float" office:value="322.108000040054" calcext:value-type="float">
            <text:p>322,108000040054</text:p>
          </table:table-cell>
          <table:table-cell office:value-type="float" office:value="0" calcext:value-type="float">
            <text:p>0</text:p>
          </table:table-cell>
          <table:table-cell office:value-type="float" office:value="24.8109998703003" calcext:value-type="float">
            <text:p>24,8109998703003</text:p>
          </table:table-cell>
          <table:table-cell office:value-type="float" office:value="356.016999959946" calcext:value-type="float">
            <text:p>356,0169999599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95299983024597" calcext:value-type="float">
            <text:p>2,95299983024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999996185303" calcext:value-type="float">
            <text:p>0,578999996185303</text:p>
          </table:table-cell>
          <table:table-cell office:value-type="float" office:value="202.424999952316" calcext:value-type="float">
            <text:p>202,424999952316</text:p>
          </table:table-cell>
          <table:table-cell table:formula="of:=[.U34]-([.T34]+[.H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4999971389771" calcext:value-type="float">
            <text:p>0,404999971389771</text:p>
          </table:table-cell>
          <table:table-cell office:value-type="float" office:value="9" calcext:value-type="float">
            <text:p>9</text:p>
          </table:table-cell>
          <table:table-cell office:value-type="float" office:value="27.8740000724792" calcext:value-type="float">
            <text:p>27,8740000724792</text:p>
          </table:table-cell>
          <table:table-cell office:value-type="float" office:value="0" calcext:value-type="float">
            <text:p>0</text:p>
          </table:table-cell>
          <table:table-cell office:value-type="float" office:value="1.82200002670288" calcext:value-type="float">
            <text:p>1,82200002670288</text:p>
          </table:table-cell>
          <table:table-cell office:value-type="float" office:value="30.1010000705719" calcext:value-type="float">
            <text:p>30,1010000705719</text:p>
          </table:table-cell>
          <table:table-cell office:value-type="float" office:value="157784" calcext:value-type="float">
            <text:p>157784</text:p>
          </table:table-cell>
          <table:table-cell office:value-type="float" office:value="3.26100015640259" calcext:value-type="float">
            <text:p>3,26100015640259</text:p>
          </table:table-cell>
          <table:table-cell office:value-type="float" office:value="157939" calcext:value-type="float">
            <text:p>157939</text:p>
          </table:table-cell>
          <table:table-cell office:value-type="float" office:value="438.232000112534" calcext:value-type="float">
            <text:p>438,232000112534</text:p>
          </table:table-cell>
          <table:table-cell office:value-type="float" office:value="0" calcext:value-type="float">
            <text:p>0</text:p>
          </table:table-cell>
          <table:table-cell office:value-type="float" office:value="9.24899983406067" calcext:value-type="float">
            <text:p>9,24899983406067</text:p>
          </table:table-cell>
          <table:table-cell office:value-type="float" office:value="477.743000030518" calcext:value-type="float">
            <text:p>477,743000030518</text:p>
          </table:table-cell>
          <table:table-cell office:value-type="float" office:value="43717" calcext:value-type="float">
            <text:p>43717</text:p>
          </table:table-cell>
          <table:table-cell office:value-type="float" office:value="4.09100008010864" calcext:value-type="float">
            <text:p>4,09100008010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9000148773193" calcext:value-type="float">
            <text:p>0,669000148773193</text:p>
          </table:table-cell>
          <table:table-cell office:value-type="float" office:value="351.548000097275" calcext:value-type="float">
            <text:p>351,548000097275</text:p>
          </table:table-cell>
          <table:table-cell table:formula="of:=[.U35]-([.T35]+[.H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0000047683716" calcext:value-type="float">
            <text:p>0,450000047683716</text:p>
          </table:table-cell>
          <table:table-cell office:value-type="float" office:value="10" calcext:value-type="float">
            <text:p>10</text:p>
          </table:table-cell>
          <table:table-cell office:value-type="float" office:value="27.4630000591278" calcext:value-type="float">
            <text:p>27,4630000591278</text:p>
          </table:table-cell>
          <table:table-cell office:value-type="float" office:value="0" calcext:value-type="float">
            <text:p>0</text:p>
          </table:table-cell>
          <table:table-cell office:value-type="float" office:value="1.4909999370575" calcext:value-type="float">
            <text:p>1,4909999370575</text:p>
          </table:table-cell>
          <table:table-cell office:value-type="float" office:value="29.404000043869" calcext:value-type="float">
            <text:p>29,404000043869</text:p>
          </table:table-cell>
          <table:table-cell office:value-type="float" office:value="157784" calcext:value-type="float">
            <text:p>157784</text:p>
          </table:table-cell>
          <table:table-cell office:value-type="float" office:value="3.125" calcext:value-type="float">
            <text:p>3,125</text:p>
          </table:table-cell>
          <table:table-cell office:value-type="float" office:value="158078" calcext:value-type="float">
            <text:p>158078</text:p>
          </table:table-cell>
          <table:table-cell office:value-type="float" office:value="335.059000015259" calcext:value-type="float">
            <text:p>335,059000015259</text:p>
          </table:table-cell>
          <table:table-cell office:value-type="float" office:value="0" calcext:value-type="float">
            <text:p>0</text:p>
          </table:table-cell>
          <table:table-cell office:value-type="float" office:value="8.03799986839294" calcext:value-type="float">
            <text:p>8,03799986839294</text:p>
          </table:table-cell>
          <table:table-cell office:value-type="float" office:value="373.873999834061" calcext:value-type="float">
            <text:p>373,873999834061</text:p>
          </table:table-cell>
          <table:table-cell office:value-type="float" office:value="43717" calcext:value-type="float">
            <text:p>43717</text:p>
          </table:table-cell>
          <table:table-cell office:value-type="float" office:value="2.91100001335144" calcext:value-type="float">
            <text:p>2,9110000133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999881744385" calcext:value-type="float">
            <text:p>0,448999881744385</text:p>
          </table:table-cell>
          <table:table-cell office:value-type="float" office:value="226.355999946594" calcext:value-type="float">
            <text:p>226,355999946594</text:p>
          </table:table-cell>
          <table:table-cell table:formula="of:=[.U36]-([.T36]+[.H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65000009536743" calcext:value-type="float">
            <text:p>0,365000009536743</text:p>
          </table:table-cell>
          <table:table-cell office:value-type="float" office:value="4" calcext:value-type="float">
            <text:p>4</text:p>
          </table:table-cell>
          <table:table-cell office:value-type="float" office:value="20.4189999103546" calcext:value-type="float">
            <text:p>20,4189999103546</text:p>
          </table:table-cell>
          <table:table-cell office:value-type="float" office:value="0" calcext:value-type="float">
            <text:p>0</text:p>
          </table:table-cell>
          <table:table-cell office:value-type="float" office:value="1.05200004577637" calcext:value-type="float">
            <text:p>1,05200004577637</text:p>
          </table:table-cell>
          <table:table-cell office:value-type="float" office:value="21.8359999656677" calcext:value-type="float">
            <text:p>21,835999965667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900012969971" calcext:value-type="float">
            <text:p>2,18900012969971</text:p>
          </table:table-cell>
          <table:table-cell office:value-type="float" office:value="158080" calcext:value-type="float">
            <text:p>158080</text:p>
          </table:table-cell>
          <table:table-cell office:value-type="float" office:value="267.468999862671" calcext:value-type="float">
            <text:p>267,468999862671</text:p>
          </table:table-cell>
          <table:table-cell office:value-type="float" office:value="0" calcext:value-type="float">
            <text:p>0</text:p>
          </table:table-cell>
          <table:table-cell office:value-type="float" office:value="3.38000011444092" calcext:value-type="float">
            <text:p>3,38000011444092</text:p>
          </table:table-cell>
          <table:table-cell office:value-type="float" office:value="292.969000101089" calcext:value-type="float">
            <text:p>292,96900010108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1600003242493" calcext:value-type="float">
            <text:p>2,51600003242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000005722046" calcext:value-type="float">
            <text:p>0,444000005722046</text:p>
          </table:table-cell>
          <table:table-cell office:value-type="float" office:value="184.717000007629" calcext:value-type="float">
            <text:p>184,717000007629</text:p>
          </table:table-cell>
          <table:table-cell table:formula="of:=[.U37]-([.T37]+[.H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4000186920166" calcext:value-type="float">
            <text:p>0,254000186920166</text:p>
          </table:table-cell>
          <table:table-cell office:value-type="float" office:value="17" calcext:value-type="float">
            <text:p>17</text:p>
          </table:table-cell>
          <table:table-cell office:value-type="float" office:value="20.4799997806549" calcext:value-type="float">
            <text:p>20,4799997806549</text:p>
          </table:table-cell>
          <table:table-cell office:value-type="float" office:value="0" calcext:value-type="float">
            <text:p>0</text:p>
          </table:table-cell>
          <table:table-cell office:value-type="float" office:value="1.02900004386902" calcext:value-type="float">
            <text:p>1,02900004386902</text:p>
          </table:table-cell>
          <table:table-cell office:value-type="float" office:value="21.7630000114441" calcext:value-type="float">
            <text:p>21,763000011444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9999990463257" calcext:value-type="float">
            <text:p>2,09999990463257</text:p>
          </table:table-cell>
          <table:table-cell office:value-type="float" office:value="158218" calcext:value-type="float">
            <text:p>158218</text:p>
          </table:table-cell>
          <table:table-cell office:value-type="float" office:value="261.572000026703" calcext:value-type="float">
            <text:p>261,572000026703</text:p>
          </table:table-cell>
          <table:table-cell office:value-type="float" office:value="0" calcext:value-type="float">
            <text:p>0</text:p>
          </table:table-cell>
          <table:table-cell office:value-type="float" office:value="10.1640000343323" calcext:value-type="float">
            <text:p>10,1640000343323</text:p>
          </table:table-cell>
          <table:table-cell office:value-type="float" office:value="294.422999858856" calcext:value-type="float">
            <text:p>294,4229998588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200011253357" calcext:value-type="float">
            <text:p>2,482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85.253000020981" calcext:value-type="float">
            <text:p>185,253000020981</text:p>
          </table:table-cell>
          <table:table-cell table:formula="of:=[.U38]-([.T38]+[.H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0999927520752" calcext:value-type="float">
            <text:p>0,250999927520752</text:p>
          </table:table-cell>
          <table:table-cell office:value-type="float" office:value="6" calcext:value-type="float">
            <text:p>6</text:p>
          </table:table-cell>
          <table:table-cell office:value-type="float" office:value="19.8719999790192" calcext:value-type="float">
            <text:p>19,8719999790192</text:p>
          </table:table-cell>
          <table:table-cell office:value-type="float" office:value="0" calcext:value-type="float">
            <text:p>0</text:p>
          </table:table-cell>
          <table:table-cell office:value-type="float" office:value="1.01600003242493" calcext:value-type="float">
            <text:p>1,01600003242493</text:p>
          </table:table-cell>
          <table:table-cell office:value-type="float" office:value="21.1389999389648" calcext:value-type="float">
            <text:p>21,138999938964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899993896484" calcext:value-type="float">
            <text:p>2,13899993896484</text:p>
          </table:table-cell>
          <table:table-cell office:value-type="float" office:value="158333" calcext:value-type="float">
            <text:p>158333</text:p>
          </table:table-cell>
          <table:table-cell office:value-type="float" office:value="265.947999954224" calcext:value-type="float">
            <text:p>265,947999954224</text:p>
          </table:table-cell>
          <table:table-cell office:value-type="float" office:value="0" calcext:value-type="float">
            <text:p>0</text:p>
          </table:table-cell>
          <table:table-cell office:value-type="float" office:value="4.1710000038147" calcext:value-type="float">
            <text:p>4,1710000038147</text:p>
          </table:table-cell>
          <table:table-cell office:value-type="float" office:value="291.805999994278" calcext:value-type="float">
            <text:p>291,805999994278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799991607666" calcext:value-type="float">
            <text:p>2,4879999160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0000009536743" calcext:value-type="float">
            <text:p>0,490000009536743</text:p>
          </table:table-cell>
          <table:table-cell office:value-type="float" office:value="187.947000026703" calcext:value-type="float">
            <text:p>187,947000026703</text:p>
          </table:table-cell>
          <table:table-cell table:formula="of:=[.U39]-([.T39]+[.H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4000034332275" calcext:value-type="float">
            <text:p>0,414000034332275</text:p>
          </table:table-cell>
          <table:table-cell office:value-type="float" office:value="3" calcext:value-type="float">
            <text:p>3</text:p>
          </table:table-cell>
          <table:table-cell office:value-type="float" office:value="40.2039999961853" calcext:value-type="float">
            <text:p>40,2039999961853</text:p>
          </table:table-cell>
          <table:table-cell office:value-type="float" office:value="0" calcext:value-type="float">
            <text:p>0</text:p>
          </table:table-cell>
          <table:table-cell office:value-type="float" office:value="3.30499982833862" calcext:value-type="float">
            <text:p>3,30499982833862</text:p>
          </table:table-cell>
          <table:table-cell office:value-type="float" office:value="43.9229998588562" calcext:value-type="float">
            <text:p>43,922999858856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6099991798401" calcext:value-type="float">
            <text:p>2,26099991798401</text:p>
          </table:table-cell>
          <table:table-cell office:value-type="float" office:value="157860" calcext:value-type="float">
            <text:p>157860</text:p>
          </table:table-cell>
          <table:table-cell office:value-type="float" office:value="269.104999780655" calcext:value-type="float">
            <text:p>269,104999780655</text:p>
          </table:table-cell>
          <table:table-cell office:value-type="float" office:value="0" calcext:value-type="float">
            <text:p>0</text:p>
          </table:table-cell>
          <table:table-cell office:value-type="float" office:value="6.77100014686585" calcext:value-type="float">
            <text:p>6,77100014686585</text:p>
          </table:table-cell>
          <table:table-cell office:value-type="float" office:value="318.322000026703" calcext:value-type="float">
            <text:p>318,32200002670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3599987030029" calcext:value-type="float">
            <text:p>2,4359998703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49998664856" calcext:value-type="float">
            <text:p>2,2649998664856</text:p>
          </table:table-cell>
          <table:table-cell office:value-type="float" office:value="213.335999965668" calcext:value-type="float">
            <text:p>213,335999965668</text:p>
          </table:table-cell>
          <table:table-cell table:formula="of:=[.U40]-([.T40]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74999904632568" calcext:value-type="float">
            <text:p>0,474999904632568</text:p>
          </table:table-cell>
          <table:table-cell office:value-type="float" office:value="1" calcext:value-type="float">
            <text:p>1</text:p>
          </table:table-cell>
          <table:table-cell office:value-type="float" office:value="41.4969999790192" calcext:value-type="float">
            <text:p>41,4969999790192</text:p>
          </table:table-cell>
          <table:table-cell office:value-type="float" office:value="0" calcext:value-type="float">
            <text:p>0</text:p>
          </table:table-cell>
          <table:table-cell office:value-type="float" office:value="3.50500011444092" calcext:value-type="float">
            <text:p>3,50500011444092</text:p>
          </table:table-cell>
          <table:table-cell office:value-type="float" office:value="45.4769999980927" calcext:value-type="float">
            <text:p>45,476999998092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4399995803833" calcext:value-type="float">
            <text:p>2,24399995803833</text:p>
          </table:table-cell>
          <table:table-cell office:value-type="float" office:value="157869" calcext:value-type="float">
            <text:p>157869</text:p>
          </table:table-cell>
          <table:table-cell office:value-type="float" office:value="269.84299993515" calcext:value-type="float">
            <text:p>269,84299993515</text:p>
          </table:table-cell>
          <table:table-cell office:value-type="float" office:value="0" calcext:value-type="float">
            <text:p>0</text:p>
          </table:table-cell>
          <table:table-cell office:value-type="float" office:value="4.74000000953674" calcext:value-type="float">
            <text:p>4,74000000953674</text:p>
          </table:table-cell>
          <table:table-cell office:value-type="float" office:value="318.260999917984" calcext:value-type="float">
            <text:p>318,26099991798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2500019073486" calcext:value-type="float">
            <text:p>2,425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699990272522" calcext:value-type="float">
            <text:p>2,07699990272522</text:p>
          </table:table-cell>
          <table:table-cell office:value-type="float" office:value="213.322000026703" calcext:value-type="float">
            <text:p>213,322000026703</text:p>
          </table:table-cell>
          <table:table-cell table:formula="of:=[.U41]-([.T41]+[.H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1999921798706" calcext:value-type="float">
            <text:p>0,431999921798706</text:p>
          </table:table-cell>
          <table:table-cell office:value-type="float" office:value="1" calcext:value-type="float">
            <text:p>1</text:p>
          </table:table-cell>
          <table:table-cell office:value-type="float" office:value="40.635999917984" calcext:value-type="float">
            <text:p>40,635999917984</text:p>
          </table:table-cell>
          <table:table-cell office:value-type="float" office:value="0" calcext:value-type="float">
            <text:p>0</text:p>
          </table:table-cell>
          <table:table-cell office:value-type="float" office:value="3.37899994850159" calcext:value-type="float">
            <text:p>3,37899994850159</text:p>
          </table:table-cell>
          <table:table-cell office:value-type="float" office:value="44.4469997882843" calcext:value-type="float">
            <text:p>44,446999788284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700005531311" calcext:value-type="float">
            <text:p>2,16700005531311</text:p>
          </table:table-cell>
          <table:table-cell office:value-type="float" office:value="157894" calcext:value-type="float">
            <text:p>157894</text:p>
          </table:table-cell>
          <table:table-cell office:value-type="float" office:value="270.289999961853" calcext:value-type="float">
            <text:p>270,289999961853</text:p>
          </table:table-cell>
          <table:table-cell office:value-type="float" office:value="0" calcext:value-type="float">
            <text:p>0</text:p>
          </table:table-cell>
          <table:table-cell office:value-type="float" office:value="4.30799984931946" calcext:value-type="float">
            <text:p>4,30799984931946</text:p>
          </table:table-cell>
          <table:table-cell office:value-type="float" office:value="317.0609998703" calcext:value-type="float">
            <text:p>317,060999870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799995422363" calcext:value-type="float">
            <text:p>2,4479999542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199986457825" calcext:value-type="float">
            <text:p>2,24199986457825</text:p>
          </table:table-cell>
          <table:table-cell office:value-type="float" office:value="213.793999910355" calcext:value-type="float">
            <text:p>213,793999910355</text:p>
          </table:table-cell>
          <table:table-cell table:formula="of:=[.U42]-([.T42]+[.H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42999839782715" calcext:value-type="float">
            <text:p>0,442999839782715</text:p>
          </table:table-cell>
          <table:table-cell office:value-type="float" office:value="5" calcext:value-type="float">
            <text:p>5</text:p>
          </table:table-cell>
          <table:table-cell office:value-type="float" office:value="41.4360001087189" calcext:value-type="float">
            <text:p>41,4360001087189</text:p>
          </table:table-cell>
          <table:table-cell office:value-type="float" office:value="92" calcext:value-type="float">
            <text:p>92</text:p>
          </table:table-cell>
          <table:table-cell office:value-type="float" office:value="3.33100008964539" calcext:value-type="float">
            <text:p>3,33100008964539</text:p>
          </table:table-cell>
          <table:table-cell office:value-type="float" office:value="45.210000038147" calcext:value-type="float">
            <text:p>45,21000003814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1900000572205" calcext:value-type="float">
            <text:p>2,31900000572205</text:p>
          </table:table-cell>
          <table:table-cell office:value-type="float" office:value="158053" calcext:value-type="float">
            <text:p>158053</text:p>
          </table:table-cell>
          <table:table-cell office:value-type="float" office:value="275.4390001297" calcext:value-type="float">
            <text:p>275,4390001297</text:p>
          </table:table-cell>
          <table:table-cell office:value-type="float" office:value="249" calcext:value-type="float">
            <text:p>249</text:p>
          </table:table-cell>
          <table:table-cell office:value-type="float" office:value="9.32099986076355" calcext:value-type="float">
            <text:p>9,32099986076355</text:p>
          </table:table-cell>
          <table:table-cell office:value-type="float" office:value="329.06299996376" calcext:value-type="float">
            <text:p>329,0629999637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300004005432" calcext:value-type="float">
            <text:p>2,48300004005432</text:p>
          </table:table-cell>
          <table:table-cell office:value-type="float" office:value="157" calcext:value-type="float">
            <text:p>157</text:p>
          </table:table-cell>
          <table:table-cell office:value-type="float" office:value="249" calcext:value-type="float">
            <text:p>249</text:p>
          </table:table-cell>
          <table:table-cell office:value-type="float" office:value="2.34700012207031" calcext:value-type="float">
            <text:p>2,34700012207031</text:p>
          </table:table-cell>
          <table:table-cell office:value-type="float" office:value="217.344000101089" calcext:value-type="float">
            <text:p>217,344000101089</text:p>
          </table:table-cell>
          <table:table-cell table:formula="of:=[.U43]-([.T43]+[.H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814000129699707" calcext:value-type="float">
            <text:p>0,814000129699707</text:p>
          </table:table-cell>
          <table:table-cell office:value-type="float" office:value="2" calcext:value-type="float">
            <text:p>2</text:p>
          </table:table-cell>
          <table:table-cell office:value-type="float" office:value="79.3249998092651" calcext:value-type="float">
            <text:p>79,3249998092651</text:p>
          </table:table-cell>
          <table:table-cell office:value-type="float" office:value="92" calcext:value-type="float">
            <text:p>92</text:p>
          </table:table-cell>
          <table:table-cell office:value-type="float" office:value="12.4460000991821" calcext:value-type="float">
            <text:p>12,4460000991821</text:p>
          </table:table-cell>
          <table:table-cell office:value-type="float" office:value="92.585000038147" calcext:value-type="float">
            <text:p>92,58500003814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3100004196167" calcext:value-type="float">
            <text:p>2,63100004196167</text:p>
          </table:table-cell>
          <table:table-cell office:value-type="float" office:value="157805" calcext:value-type="float">
            <text:p>157805</text:p>
          </table:table-cell>
          <table:table-cell office:value-type="float" office:value="271.293999910355" calcext:value-type="float">
            <text:p>271,293999910355</text:p>
          </table:table-cell>
          <table:table-cell office:value-type="float" office:value="251" calcext:value-type="float">
            <text:p>251</text:p>
          </table:table-cell>
          <table:table-cell office:value-type="float" office:value="15.4580001831055" calcext:value-type="float">
            <text:p>15,4580001831055</text:p>
          </table:table-cell>
          <table:table-cell office:value-type="float" office:value="365.751000165939" calcext:value-type="float">
            <text:p>365,75100016593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000015258789" calcext:value-type="float">
            <text:p>2,59000015258789</text:p>
          </table:table-cell>
          <table:table-cell office:value-type="float" office:value="159" calcext:value-type="float">
            <text:p>159</text:p>
          </table:table-cell>
          <table:table-cell office:value-type="float" office:value="251" calcext:value-type="float">
            <text:p>251</text:p>
          </table:table-cell>
          <table:table-cell office:value-type="float" office:value="6.40200018882751" calcext:value-type="float">
            <text:p>6,40200018882751</text:p>
          </table:table-cell>
          <table:table-cell office:value-type="float" office:value="262.085000038147" calcext:value-type="float">
            <text:p>262,085000038147</text:p>
          </table:table-cell>
          <table:table-cell table:formula="of:=[.U44]-([.T44]+[.H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8500018119812" calcext:value-type="float">
            <text:p>0,68500018119812</text:p>
          </table:table-cell>
          <table:table-cell office:value-type="float" office:value="1" calcext:value-type="float">
            <text:p>1</text:p>
          </table:table-cell>
          <table:table-cell office:value-type="float" office:value="77.0169999599457" calcext:value-type="float">
            <text:p>77,0169999599457</text:p>
          </table:table-cell>
          <table:table-cell office:value-type="float" office:value="174" calcext:value-type="float">
            <text:p>174</text:p>
          </table:table-cell>
          <table:table-cell office:value-type="float" office:value="11.8090000152588" calcext:value-type="float">
            <text:p>11,8090000152588</text:p>
          </table:table-cell>
          <table:table-cell office:value-type="float" office:value="89.5110001564026" calcext:value-type="float">
            <text:p>89,511000156402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5699992179871" calcext:value-type="float">
            <text:p>2,55699992179871</text:p>
          </table:table-cell>
          <table:table-cell office:value-type="float" office:value="157815" calcext:value-type="float">
            <text:p>157815</text:p>
          </table:table-cell>
          <table:table-cell office:value-type="float" office:value="269.197000026703" calcext:value-type="float">
            <text:p>269,197000026703</text:p>
          </table:table-cell>
          <table:table-cell office:value-type="float" office:value="436" calcext:value-type="float">
            <text:p>436</text:p>
          </table:table-cell>
          <table:table-cell office:value-type="float" office:value="13.2339999675751" calcext:value-type="float">
            <text:p>13,2339999675751</text:p>
          </table:table-cell>
          <table:table-cell office:value-type="float" office:value="361.244999885559" calcext:value-type="float">
            <text:p>361,24499988555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800004959106" calcext:value-type="float">
            <text:p>2,59800004959106</text:p>
          </table:table-cell>
          <table:table-cell office:value-type="float" office:value="262" calcext:value-type="float">
            <text:p>262</text:p>
          </table:table-cell>
          <table:table-cell office:value-type="float" office:value="436" calcext:value-type="float">
            <text:p>436</text:p>
          </table:table-cell>
          <table:table-cell office:value-type="float" office:value="9.47800016403198" calcext:value-type="float">
            <text:p>9,47800016403198</text:p>
          </table:table-cell>
          <table:table-cell office:value-type="float" office:value="266.844000101089" calcext:value-type="float">
            <text:p>266,844000101089</text:p>
          </table:table-cell>
          <table:table-cell table:formula="of:=[.U45]-([.T45]+[.H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84000015258789" calcext:value-type="float">
            <text:p>0,684000015258789</text:p>
          </table:table-cell>
          <table:table-cell office:value-type="float" office:value="1" calcext:value-type="float">
            <text:p>1</text:p>
          </table:table-cell>
          <table:table-cell office:value-type="float" office:value="75.8409998416901" calcext:value-type="float">
            <text:p>75,8409998416901</text:p>
          </table:table-cell>
          <table:table-cell office:value-type="float" office:value="49" calcext:value-type="float">
            <text:p>49</text:p>
          </table:table-cell>
          <table:table-cell office:value-type="float" office:value="11.7840001583099" calcext:value-type="float">
            <text:p>11,7840001583099</text:p>
          </table:table-cell>
          <table:table-cell office:value-type="float" office:value="88.3090000152588" calcext:value-type="float">
            <text:p>88,309000015258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399998664856" calcext:value-type="float">
            <text:p>2,6399998664856</text:p>
          </table:table-cell>
          <table:table-cell office:value-type="float" office:value="157856" calcext:value-type="float">
            <text:p>157856</text:p>
          </table:table-cell>
          <table:table-cell office:value-type="float" office:value="268.676999807358" calcext:value-type="float">
            <text:p>268,676999807358</text:p>
          </table:table-cell>
          <table:table-cell office:value-type="float" office:value="119" calcext:value-type="float">
            <text:p>119</text:p>
          </table:table-cell>
          <table:table-cell office:value-type="float" office:value="13.018000125885" calcext:value-type="float">
            <text:p>13,018000125885</text:p>
          </table:table-cell>
          <table:table-cell office:value-type="float" office:value="360.572999954224" calcext:value-type="float">
            <text:p>360,572999954224</text:p>
          </table:table-cell>
          <table:table-cell office:value-type="float" office:value="43717" calcext:value-type="float">
            <text:p>43717</text:p>
          </table:table-cell>
          <table:table-cell office:value-type="float" office:value="2.62100005149841" calcext:value-type="float">
            <text:p>2,62100005149841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7.68300008773804" calcext:value-type="float">
            <text:p>7,68300008773804</text:p>
          </table:table-cell>
          <table:table-cell office:value-type="float" office:value="263.253000020981" calcext:value-type="float">
            <text:p>263,253000020981</text:p>
          </table:table-cell>
          <table:table-cell table:formula="of:=[.U46]-([.T46]+[.H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38000011444092" calcext:value-type="float">
            <text:p>0,638000011444092</text:p>
          </table:table-cell>
          <table:table-cell office:value-type="float" office:value="1" calcext:value-type="float">
            <text:p>1</text:p>
          </table:table-cell>
          <table:table-cell office:value-type="float" office:value="74.4340000152588" calcext:value-type="float">
            <text:p>74,4340000152588</text:p>
          </table:table-cell>
          <table:table-cell office:value-type="float" office:value="102" calcext:value-type="float">
            <text:p>102</text:p>
          </table:table-cell>
          <table:table-cell office:value-type="float" office:value="11.9379999637604" calcext:value-type="float">
            <text:p>11,9379999637604</text:p>
          </table:table-cell>
          <table:table-cell office:value-type="float" office:value="87.0099999904633" calcext:value-type="float">
            <text:p>87,009999990463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6699991226196" calcext:value-type="float">
            <text:p>2,56699991226196</text:p>
          </table:table-cell>
          <table:table-cell office:value-type="float" office:value="157851" calcext:value-type="float">
            <text:p>157851</text:p>
          </table:table-cell>
          <table:table-cell office:value-type="float" office:value="270.68700003624" calcext:value-type="float">
            <text:p>270,68700003624</text:p>
          </table:table-cell>
          <table:table-cell office:value-type="float" office:value="260" calcext:value-type="float">
            <text:p>260</text:p>
          </table:table-cell>
          <table:table-cell office:value-type="float" office:value="13.0799999237061" calcext:value-type="float">
            <text:p>13,0799999237061</text:p>
          </table:table-cell>
          <table:table-cell office:value-type="float" office:value="360.792999982834" calcext:value-type="float">
            <text:p>360,792999982834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999985694885" calcext:value-type="float">
            <text:p>2,64999985694885</text:p>
          </table:table-cell>
          <table:table-cell office:value-type="float" office:value="158" calcext:value-type="float">
            <text:p>158</text:p>
          </table:table-cell>
          <table:table-cell office:value-type="float" office:value="260" calcext:value-type="float">
            <text:p>260</text:p>
          </table:table-cell>
          <table:table-cell office:value-type="float" office:value="10.2369999885559" calcext:value-type="float">
            <text:p>10,2369999885559</text:p>
          </table:table-cell>
          <table:table-cell office:value-type="float" office:value="264.351999998093" calcext:value-type="float">
            <text:p>264,351999998093</text:p>
          </table:table-cell>
          <table:table-cell table:formula="of:=[.U47]-([.T47]+[.H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57999992370606" calcext:value-type="float">
            <text:p>0,657999992370606</text:p>
          </table:table-cell>
          <table:table-cell office:value-type="float" office:value="2" calcext:value-type="float">
            <text:p>2</text:p>
          </table:table-cell>
          <table:table-cell office:value-type="float" office:value="76.3780000209808" calcext:value-type="float">
            <text:p>76,3780000209808</text:p>
          </table:table-cell>
          <table:table-cell office:value-type="float" office:value="33" calcext:value-type="float">
            <text:p>33</text:p>
          </table:table-cell>
          <table:table-cell office:value-type="float" office:value="11.8699998855591" calcext:value-type="float">
            <text:p>11,8699998855591</text:p>
          </table:table-cell>
          <table:table-cell office:value-type="float" office:value="88.9059998989105" calcext:value-type="float">
            <text:p>88,905999898910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49600005149841" calcext:value-type="float">
            <text:p>2,49600005149841</text:p>
          </table:table-cell>
          <table:table-cell office:value-type="float" office:value="157872" calcext:value-type="float">
            <text:p>157872</text:p>
          </table:table-cell>
          <table:table-cell office:value-type="float" office:value="270.06200003624" calcext:value-type="float">
            <text:p>270,06200003624</text:p>
          </table:table-cell>
          <table:table-cell office:value-type="float" office:value="76" calcext:value-type="float">
            <text:p>76</text:p>
          </table:table-cell>
          <table:table-cell office:value-type="float" office:value="14.8540000915527" calcext:value-type="float">
            <text:p>14,8540000915527</text:p>
          </table:table-cell>
          <table:table-cell office:value-type="float" office:value="364.676000118256" calcext:value-type="float">
            <text:p>364,6760001182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70000743866" calcext:value-type="float">
            <text:p>2,6470000743866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9.1800000667572" calcext:value-type="float">
            <text:p>9,1800000667572</text:p>
          </table:table-cell>
          <table:table-cell office:value-type="float" office:value="265.339999914169" calcext:value-type="float">
            <text:p>265,339999914169</text:p>
          </table:table-cell>
          <table:table-cell table:formula="of:=[.U48]-([.T48]+[.H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49000120162964" calcext:value-type="float">
            <text:p>0,449000120162964</text:p>
          </table:table-cell>
          <table:table-cell office:value-type="float" office:value="1" calcext:value-type="float">
            <text:p>1</text:p>
          </table:table-cell>
          <table:table-cell office:value-type="float" office:value="77.1289999485016" calcext:value-type="float">
            <text:p>77,1289999485016</text:p>
          </table:table-cell>
          <table:table-cell office:value-type="float" office:value="0" calcext:value-type="float">
            <text:p>0</text:p>
          </table:table-cell>
          <table:table-cell office:value-type="float" office:value="11.6010000705719" calcext:value-type="float">
            <text:p>11,6010000705719</text:p>
          </table:table-cell>
          <table:table-cell office:value-type="float" office:value="89.1790001392365" calcext:value-type="float">
            <text:p>89,179000139236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019998550415" calcext:value-type="float">
            <text:p>2,5019998550415</text:p>
          </table:table-cell>
          <table:table-cell office:value-type="float" office:value="157915" calcext:value-type="float">
            <text:p>157915</text:p>
          </table:table-cell>
          <table:table-cell office:value-type="float" office:value="269.238000154495" calcext:value-type="float">
            <text:p>269,238000154495</text:p>
          </table:table-cell>
          <table:table-cell office:value-type="float" office:value="0" calcext:value-type="float">
            <text:p>0</text:p>
          </table:table-cell>
          <table:table-cell office:value-type="float" office:value="13.4779999256134" calcext:value-type="float">
            <text:p>13,4779999256134</text:p>
          </table:table-cell>
          <table:table-cell office:value-type="float" office:value="360.911999940872" calcext:value-type="float">
            <text:p>360,911999940872</text:p>
          </table:table-cell>
          <table:table-cell office:value-type="float" office:value="43717" calcext:value-type="float">
            <text:p>43717</text:p>
          </table:table-cell>
          <table:table-cell office:value-type="float" office:value="2.71099996566772" calcext:value-type="float">
            <text:p>2,71099996566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0799980163574" calcext:value-type="float">
            <text:p>8,60799980163574</text:p>
          </table:table-cell>
          <table:table-cell office:value-type="float" office:value="263.336999893188" calcext:value-type="float">
            <text:p>263,336999893188</text:p>
          </table:table-cell>
          <table:table-cell table:formula="of:=[.U49]-([.T49]+[.H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2999982833862" calcext:value-type="float">
            <text:p>0,292999982833862</text:p>
          </table:table-cell>
          <table:table-cell office:value-type="float" office:value="10" calcext:value-type="float">
            <text:p>10</text:p>
          </table:table-cell>
          <table:table-cell office:value-type="float" office:value="16.5" calcext:value-type="float">
            <text:p>16,5</text:p>
          </table:table-cell>
          <table:table-cell office:value-type="float" office:value="302" calcext:value-type="float">
            <text:p>302</text:p>
          </table:table-cell>
          <table:table-cell office:value-type="float" office:value="0.894000053405762" calcext:value-type="float">
            <text:p>0,894000053405762</text:p>
          </table:table-cell>
          <table:table-cell office:value-type="float" office:value="17.6870000362396" calcext:value-type="float">
            <text:p>17,68700003623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599998474121" calcext:value-type="float">
            <text:p>2,06599998474121</text:p>
          </table:table-cell>
          <table:table-cell office:value-type="float" office:value="157985" calcext:value-type="float">
            <text:p>157985</text:p>
          </table:table-cell>
          <table:table-cell office:value-type="float" office:value="261.763999938965" calcext:value-type="float">
            <text:p>261,763999938965</text:p>
          </table:table-cell>
          <table:table-cell office:value-type="float" office:value="708" calcext:value-type="float">
            <text:p>708</text:p>
          </table:table-cell>
          <table:table-cell office:value-type="float" office:value="4.98600006103516" calcext:value-type="float">
            <text:p>4,98600006103516</text:p>
          </table:table-cell>
          <table:table-cell office:value-type="float" office:value="285.249000072479" calcext:value-type="float">
            <text:p>285,24900007247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500000953674" calcext:value-type="float">
            <text:p>2,36500000953674</text:p>
          </table:table-cell>
          <table:table-cell office:value-type="float" office:value="407" calcext:value-type="float">
            <text:p>407</text:p>
          </table:table-cell>
          <table:table-cell office:value-type="float" office:value="709" calcext:value-type="float">
            <text:p>709</text:p>
          </table:table-cell>
          <table:table-cell office:value-type="float" office:value="0.351999998092651" calcext:value-type="float">
            <text:p>0,351999998092651</text:p>
          </table:table-cell>
          <table:table-cell office:value-type="float" office:value="177.209000110626" calcext:value-type="float">
            <text:p>177,209000110626</text:p>
          </table:table-cell>
          <table:table-cell table:formula="of:=[.U50]-([.T50]+[.H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11999797821045" calcext:value-type="float">
            <text:p>0,311999797821045</text:p>
          </table:table-cell>
          <table:table-cell office:value-type="float" office:value="10" calcext:value-type="float">
            <text:p>10</text:p>
          </table:table-cell>
          <table:table-cell office:value-type="float" office:value="16.2350001335144" calcext:value-type="float">
            <text:p>16,2350001335144</text:p>
          </table:table-cell>
          <table:table-cell office:value-type="float" office:value="0" calcext:value-type="float">
            <text:p>0</text:p>
          </table:table-cell>
          <table:table-cell office:value-type="float" office:value="0.765000104904175" calcext:value-type="float">
            <text:p>0,765000104904175</text:p>
          </table:table-cell>
          <table:table-cell office:value-type="float" office:value="17.3129999637604" calcext:value-type="float">
            <text:p>17,31299996376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200002670288" calcext:value-type="float">
            <text:p>2,07200002670288</text:p>
          </table:table-cell>
          <table:table-cell office:value-type="float" office:value="158023" calcext:value-type="float">
            <text:p>158023</text:p>
          </table:table-cell>
          <table:table-cell office:value-type="float" office:value="263.451999902725" calcext:value-type="float">
            <text:p>263,451999902725</text:p>
          </table:table-cell>
          <table:table-cell office:value-type="float" office:value="0" calcext:value-type="float">
            <text:p>0</text:p>
          </table:table-cell>
          <table:table-cell office:value-type="float" office:value="4.84700012207031" calcext:value-type="float">
            <text:p>4,84700012207031</text:p>
          </table:table-cell>
          <table:table-cell office:value-type="float" office:value="286.707000017166" calcext:value-type="float">
            <text:p>286,70700001716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400012969971" calcext:value-type="float">
            <text:p>2,31400012969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0000152587891" calcext:value-type="float">
            <text:p>0,340000152587891</text:p>
          </table:table-cell>
          <table:table-cell office:value-type="float" office:value="178.207000017166" calcext:value-type="float">
            <text:p>178,207000017166</text:p>
          </table:table-cell>
          <table:table-cell table:formula="of:=[.U51]-([.T51]+[.H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03999900817871" calcext:value-type="float">
            <text:p>0,303999900817871</text:p>
          </table:table-cell>
          <table:table-cell office:value-type="float" office:value="3" calcext:value-type="float">
            <text:p>3</text:p>
          </table:table-cell>
          <table:table-cell office:value-type="float" office:value="16.2079999446869" calcext:value-type="float">
            <text:p>16,2079999446869</text:p>
          </table:table-cell>
          <table:table-cell office:value-type="float" office:value="0" calcext:value-type="float">
            <text:p>0</text:p>
          </table:table-cell>
          <table:table-cell office:value-type="float" office:value="0.847000122070313" calcext:value-type="float">
            <text:p>0,847000122070313</text:p>
          </table:table-cell>
          <table:table-cell office:value-type="float" office:value="17.3589999675751" calcext:value-type="float">
            <text:p>17,358999967575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699990272522" calcext:value-type="float">
            <text:p>2,07699990272522</text:p>
          </table:table-cell>
          <table:table-cell office:value-type="float" office:value="158207" calcext:value-type="float">
            <text:p>158207</text:p>
          </table:table-cell>
          <table:table-cell office:value-type="float" office:value="261.987999916077" calcext:value-type="float">
            <text:p>261,987999916077</text:p>
          </table:table-cell>
          <table:table-cell office:value-type="float" office:value="0" calcext:value-type="float">
            <text:p>0</text:p>
          </table:table-cell>
          <table:table-cell office:value-type="float" office:value="2.28400015830994" calcext:value-type="float">
            <text:p>2,28400015830994</text:p>
          </table:table-cell>
          <table:table-cell office:value-type="float" office:value="282.56500005722" calcext:value-type="float">
            <text:p>282,56500005722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400011062622" calcext:value-type="float">
            <text:p>2,33400011062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1999988555908" calcext:value-type="float">
            <text:p>0,361999988555908</text:p>
          </table:table-cell>
          <table:table-cell office:value-type="float" office:value="180.013000011444" calcext:value-type="float">
            <text:p>180,013000011444</text:p>
          </table:table-cell>
          <table:table-cell table:formula="of:=[.U52]-([.T52]+[.H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9999952316284" calcext:value-type="float">
            <text:p>0,299999952316284</text:p>
          </table:table-cell>
          <table:table-cell office:value-type="float" office:value="6" calcext:value-type="float">
            <text:p>6</text:p>
          </table:table-cell>
          <table:table-cell office:value-type="float" office:value="16.1399998664856" calcext:value-type="float">
            <text:p>16,1399998664856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,875</text:p>
          </table:table-cell>
          <table:table-cell office:value-type="float" office:value="17.3149998188019" calcext:value-type="float">
            <text:p>17,314999818801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099986076355" calcext:value-type="float">
            <text:p>2,07099986076355</text:p>
          </table:table-cell>
          <table:table-cell office:value-type="float" office:value="158174" calcext:value-type="float">
            <text:p>158174</text:p>
          </table:table-cell>
          <table:table-cell office:value-type="float" office:value="261.513000011444" calcext:value-type="float">
            <text:p>261,513000011444</text:p>
          </table:table-cell>
          <table:table-cell office:value-type="float" office:value="0" calcext:value-type="float">
            <text:p>0</text:p>
          </table:table-cell>
          <table:table-cell office:value-type="float" office:value="3.62100005149841" calcext:value-type="float">
            <text:p>3,62100005149841</text:p>
          </table:table-cell>
          <table:table-cell office:value-type="float" office:value="283.424999952316" calcext:value-type="float">
            <text:p>283,4249999523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299991607666" calcext:value-type="float">
            <text:p>2,3629999160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999925613403" calcext:value-type="float">
            <text:p>0,352999925613403</text:p>
          </table:table-cell>
          <table:table-cell office:value-type="float" office:value="178.930000066757" calcext:value-type="float">
            <text:p>178,930000066757</text:p>
          </table:table-cell>
          <table:table-cell table:formula="of:=[.U53]-([.T53]+[.H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1000018119812" calcext:value-type="float">
            <text:p>0,31000018119812</text:p>
          </table:table-cell>
          <table:table-cell office:value-type="float" office:value="2" calcext:value-type="float">
            <text:p>2</text:p>
          </table:table-cell>
          <table:table-cell office:value-type="float" office:value="16.3689999580383" calcext:value-type="float">
            <text:p>16,3689999580383</text:p>
          </table:table-cell>
          <table:table-cell office:value-type="float" office:value="0" calcext:value-type="float">
            <text:p>0</text:p>
          </table:table-cell>
          <table:table-cell office:value-type="float" office:value="0.746000051498413" calcext:value-type="float">
            <text:p>0,746000051498413</text:p>
          </table:table-cell>
          <table:table-cell office:value-type="float" office:value="17.4260001182556" calcext:value-type="float">
            <text:p>17,426000118255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000018119812" calcext:value-type="float">
            <text:p>2,06000018119812</text:p>
          </table:table-cell>
          <table:table-cell office:value-type="float" office:value="158347" calcext:value-type="float">
            <text:p>158347</text:p>
          </table:table-cell>
          <table:table-cell office:value-type="float" office:value="261.378000020981" calcext:value-type="float">
            <text:p>261,378000020981</text:p>
          </table:table-cell>
          <table:table-cell office:value-type="float" office:value="0" calcext:value-type="float">
            <text:p>0</text:p>
          </table:table-cell>
          <table:table-cell office:value-type="float" office:value="2.16700005531311" calcext:value-type="float">
            <text:p>2,16700005531311</text:p>
          </table:table-cell>
          <table:table-cell office:value-type="float" office:value="281.728000164032" calcext:value-type="float">
            <text:p>281,728000164032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00001335144" calcext:value-type="float">
            <text:p>2,360000133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000040054321" calcext:value-type="float">
            <text:p>0,358000040054321</text:p>
          </table:table-cell>
          <table:table-cell office:value-type="float" office:value="178.651000022888" calcext:value-type="float">
            <text:p>178,651000022888</text:p>
          </table:table-cell>
          <table:table-cell table:formula="of:=[.U54]-([.T54]+[.H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69999980926514" calcext:value-type="float">
            <text:p>0,269999980926514</text:p>
          </table:table-cell>
          <table:table-cell office:value-type="float" office:value="6" calcext:value-type="float">
            <text:p>6</text:p>
          </table:table-cell>
          <table:table-cell office:value-type="float" office:value="16.0810000896454" calcext:value-type="float">
            <text:p>16,0810000896454</text:p>
          </table:table-cell>
          <table:table-cell office:value-type="float" office:value="0" calcext:value-type="float">
            <text:p>0</text:p>
          </table:table-cell>
          <table:table-cell office:value-type="float" office:value="0.860999822616577" calcext:value-type="float">
            <text:p>0,860999822616577</text:p>
          </table:table-cell>
          <table:table-cell office:value-type="float" office:value="17.2119998931885" calcext:value-type="float">
            <text:p>17,211999893188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2700018882751" calcext:value-type="float">
            <text:p>2,02700018882751</text:p>
          </table:table-cell>
          <table:table-cell office:value-type="float" office:value="158523" calcext:value-type="float">
            <text:p>158523</text:p>
          </table:table-cell>
          <table:table-cell office:value-type="float" office:value="261.739000082016" calcext:value-type="float">
            <text:p>261,739000082016</text:p>
          </table:table-cell>
          <table:table-cell office:value-type="float" office:value="0" calcext:value-type="float">
            <text:p>0</text:p>
          </table:table-cell>
          <table:table-cell office:value-type="float" office:value="3.2739999294281" calcext:value-type="float">
            <text:p>3,2739999294281</text:p>
          </table:table-cell>
          <table:table-cell office:value-type="float" office:value="283.301000118256" calcext:value-type="float">
            <text:p>283,3010001182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899991035461" calcext:value-type="float">
            <text:p>2,41899991035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4999990463257" calcext:value-type="float">
            <text:p>0,384999990463257</text:p>
          </table:table-cell>
          <table:table-cell office:value-type="float" office:value="178.647000074387" calcext:value-type="float">
            <text:p>178,647000074387</text:p>
          </table:table-cell>
          <table:table-cell table:formula="of:=[.U55]-([.T55]+[.H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45000028610229" calcext:value-type="float">
            <text:p>0,345000028610229</text:p>
          </table:table-cell>
          <table:table-cell office:value-type="float" office:value="22" calcext:value-type="float">
            <text:p>22</text:p>
          </table:table-cell>
          <table:table-cell office:value-type="float" office:value="12.7850000858307" calcext:value-type="float">
            <text:p>12,7850000858307</text:p>
          </table:table-cell>
          <table:table-cell office:value-type="float" office:value="0" calcext:value-type="float">
            <text:p>0</text:p>
          </table:table-cell>
          <table:table-cell office:value-type="float" office:value="0.674999952316284" calcext:value-type="float">
            <text:p>0,674999952316284</text:p>
          </table:table-cell>
          <table:table-cell office:value-type="float" office:value="13.8050000667572" calcext:value-type="float">
            <text:p>13,805000066757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1399993896484" calcext:value-type="float">
            <text:p>2,01399993896484</text:p>
          </table:table-cell>
          <table:table-cell office:value-type="float" office:value="158102" calcext:value-type="float">
            <text:p>158102</text:p>
          </table:table-cell>
          <table:table-cell office:value-type="float" office:value="261.296999931335" calcext:value-type="float">
            <text:p>261,296999931335</text:p>
          </table:table-cell>
          <table:table-cell office:value-type="float" office:value="0" calcext:value-type="float">
            <text:p>0</text:p>
          </table:table-cell>
          <table:table-cell office:value-type="float" office:value="6.74199986457825" calcext:value-type="float">
            <text:p>6,74199986457825</text:p>
          </table:table-cell>
          <table:table-cell office:value-type="float" office:value="282.955999851227" calcext:value-type="float">
            <text:p>282,955999851227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100002288818" calcext:value-type="float">
            <text:p>2,40100002288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3000049591064" calcext:value-type="float">
            <text:p>0,223000049591064</text:p>
          </table:table-cell>
          <table:table-cell office:value-type="float" office:value="175.786000013351" calcext:value-type="float">
            <text:p>175,786000013351</text:p>
          </table:table-cell>
          <table:table-cell table:formula="of:=[.U56]-([.T56]+[.H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6999931335449" calcext:value-type="float">
            <text:p>0,296999931335449</text:p>
          </table:table-cell>
          <table:table-cell office:value-type="float" office:value="10" calcext:value-type="float">
            <text:p>10</text:p>
          </table:table-cell>
          <table:table-cell office:value-type="float" office:value="12.7220001220703" calcext:value-type="float">
            <text:p>12,7220001220703</text:p>
          </table:table-cell>
          <table:table-cell office:value-type="float" office:value="0" calcext:value-type="float">
            <text:p>0</text:p>
          </table:table-cell>
          <table:table-cell office:value-type="float" office:value="0.678999900817871" calcext:value-type="float">
            <text:p>0,678999900817871</text:p>
          </table:table-cell>
          <table:table-cell office:value-type="float" office:value="13.6979999542236" calcext:value-type="float">
            <text:p>13,697999954223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1300001144409" calcext:value-type="float">
            <text:p>2,01300001144409</text:p>
          </table:table-cell>
          <table:table-cell office:value-type="float" office:value="158215" calcext:value-type="float">
            <text:p>158215</text:p>
          </table:table-cell>
          <table:table-cell office:value-type="float" office:value="268.811000108719" calcext:value-type="float">
            <text:p>268,811000108719</text:p>
          </table:table-cell>
          <table:table-cell office:value-type="float" office:value="0" calcext:value-type="float">
            <text:p>0</text:p>
          </table:table-cell>
          <table:table-cell office:value-type="float" office:value="3.84800004959106" calcext:value-type="float">
            <text:p>3,84800004959106</text:p>
          </table:table-cell>
          <table:table-cell office:value-type="float" office:value="287.430999994278" calcext:value-type="float">
            <text:p>287,43099999427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00011253357" calcext:value-type="float">
            <text:p>2,357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999811172485" calcext:value-type="float">
            <text:p>0,222999811172485</text:p>
          </table:table-cell>
          <table:table-cell office:value-type="float" office:value="175.765999794006" calcext:value-type="float">
            <text:p>175,765999794006</text:p>
          </table:table-cell>
          <table:table-cell table:formula="of:=[.U57]-([.T57]+[.H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" calcext:value-type="float">
            <text:p>0,25</text:p>
          </table:table-cell>
          <table:table-cell office:value-type="float" office:value="14" calcext:value-type="float">
            <text:p>14</text:p>
          </table:table-cell>
          <table:table-cell office:value-type="float" office:value="12.7799999713898" calcext:value-type="float">
            <text:p>12,7799999713898</text:p>
          </table:table-cell>
          <table:table-cell office:value-type="float" office:value="0" calcext:value-type="float">
            <text:p>0</text:p>
          </table:table-cell>
          <table:table-cell office:value-type="float" office:value="0.618000030517578" calcext:value-type="float">
            <text:p>0,618000030517578</text:p>
          </table:table-cell>
          <table:table-cell office:value-type="float" office:value="13.6480000019073" calcext:value-type="float">
            <text:p>13,648000001907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299996376038" calcext:value-type="float">
            <text:p>2,06299996376038</text:p>
          </table:table-cell>
          <table:table-cell office:value-type="float" office:value="158301" calcext:value-type="float">
            <text:p>158301</text:p>
          </table:table-cell>
          <table:table-cell office:value-type="float" office:value="266.168999910355" calcext:value-type="float">
            <text:p>266,168999910355</text:p>
          </table:table-cell>
          <table:table-cell office:value-type="float" office:value="0" calcext:value-type="float">
            <text:p>0</text:p>
          </table:table-cell>
          <table:table-cell office:value-type="float" office:value="4.86400008201599" calcext:value-type="float">
            <text:p>4,86400008201599</text:p>
          </table:table-cell>
          <table:table-cell office:value-type="float" office:value="285.949000120163" calcext:value-type="float">
            <text:p>285,949000120163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899993896484" calcext:value-type="float">
            <text:p>2,38899993896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999998092651" calcext:value-type="float">
            <text:p>0,226999998092651</text:p>
          </table:table-cell>
          <table:table-cell office:value-type="float" office:value="177.795000076294" calcext:value-type="float">
            <text:p>177,795000076294</text:p>
          </table:table-cell>
          <table:table-cell table:formula="of:=[.U58]-([.T58]+[.H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6200008392334" calcext:value-type="float">
            <text:p>0,26200008392334</text:p>
          </table:table-cell>
          <table:table-cell office:value-type="float" office:value="99" calcext:value-type="float">
            <text:p>99</text:p>
          </table:table-cell>
          <table:table-cell office:value-type="float" office:value="13.1239998340607" calcext:value-type="float">
            <text:p>13,1239998340607</text:p>
          </table:table-cell>
          <table:table-cell office:value-type="float" office:value="0" calcext:value-type="float">
            <text:p>0</text:p>
          </table:table-cell>
          <table:table-cell office:value-type="float" office:value="0.577000141143799" calcext:value-type="float">
            <text:p>0,577000141143799</text:p>
          </table:table-cell>
          <table:table-cell office:value-type="float" office:value="13.9630000591278" calcext:value-type="float">
            <text:p>13,963000059127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5700016021729" calcext:value-type="float">
            <text:p>2,05700016021729</text:p>
          </table:table-cell>
          <table:table-cell office:value-type="float" office:value="158498" calcext:value-type="float">
            <text:p>158498</text:p>
          </table:table-cell>
          <table:table-cell office:value-type="float" office:value="264.211999893188" calcext:value-type="float">
            <text:p>264,211999893188</text:p>
          </table:table-cell>
          <table:table-cell office:value-type="float" office:value="0" calcext:value-type="float">
            <text:p>0</text:p>
          </table:table-cell>
          <table:table-cell office:value-type="float" office:value="28.7480001449585" calcext:value-type="float">
            <text:p>28,7480001449585</text:p>
          </table:table-cell>
          <table:table-cell office:value-type="float" office:value="308.19100022316" calcext:value-type="float">
            <text:p>308,191000223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5700001716614" calcext:value-type="float">
            <text:p>2,4570000171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6999998092651" calcext:value-type="float">
            <text:p>0,476999998092651</text:p>
          </table:table-cell>
          <table:table-cell office:value-type="float" office:value="176.480999946594" calcext:value-type="float">
            <text:p>176,480999946594</text:p>
          </table:table-cell>
          <table:table-cell table:formula="of:=[.U59]-([.T59]+[.H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00000190734863" calcext:value-type="float">
            <text:p>0,300000190734863</text:p>
          </table:table-cell>
          <table:table-cell office:value-type="float" office:value="40" calcext:value-type="float">
            <text:p>40</text:p>
          </table:table-cell>
          <table:table-cell office:value-type="float" office:value="12.8769998550415" calcext:value-type="float">
            <text:p>12,8769998550415</text:p>
          </table:table-cell>
          <table:table-cell office:value-type="float" office:value="0" calcext:value-type="float">
            <text:p>0</text:p>
          </table:table-cell>
          <table:table-cell office:value-type="float" office:value="0.667999982833862" calcext:value-type="float">
            <text:p>0,667999982833862</text:p>
          </table:table-cell>
          <table:table-cell office:value-type="float" office:value="13.8450000286102" calcext:value-type="float">
            <text:p>13,845000028610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000018119812" calcext:value-type="float">
            <text:p>2,06000018119812</text:p>
          </table:table-cell>
          <table:table-cell office:value-type="float" office:value="158821" calcext:value-type="float">
            <text:p>158821</text:p>
          </table:table-cell>
          <table:table-cell office:value-type="float" office:value="261.783999919891" calcext:value-type="float">
            <text:p>261,783999919891</text:p>
          </table:table-cell>
          <table:table-cell office:value-type="float" office:value="0" calcext:value-type="float">
            <text:p>0</text:p>
          </table:table-cell>
          <table:table-cell office:value-type="float" office:value="11.7269999980927" calcext:value-type="float">
            <text:p>11,7269999980927</text:p>
          </table:table-cell>
          <table:table-cell office:value-type="float" office:value="288.703000068665" calcext:value-type="float">
            <text:p>288,703000068665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00011253357" calcext:value-type="float">
            <text:p>2,357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999946594238" calcext:value-type="float">
            <text:p>0,355999946594238</text:p>
          </table:table-cell>
          <table:table-cell office:value-type="float" office:value="176.253000020981" calcext:value-type="float">
            <text:p>176,253000020981</text:p>
          </table:table-cell>
          <table:table-cell table:formula="of:=[.U60]-([.T60]+[.H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9000024795532" calcext:value-type="float">
            <text:p>0,299000024795532</text:p>
          </table:table-cell>
          <table:table-cell office:value-type="float" office:value="136" calcext:value-type="float">
            <text:p>136</text:p>
          </table:table-cell>
          <table:table-cell office:value-type="float" office:value="13.1870000362396" calcext:value-type="float">
            <text:p>13,1870000362396</text:p>
          </table:table-cell>
          <table:table-cell office:value-type="float" office:value="0" calcext:value-type="float">
            <text:p>0</text:p>
          </table:table-cell>
          <table:table-cell office:value-type="float" office:value="0.566999912261963" calcext:value-type="float">
            <text:p>0,566999912261963</text:p>
          </table:table-cell>
          <table:table-cell office:value-type="float" office:value="14.0529999732971" calcext:value-type="float">
            <text:p>14,052999973297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399988174438" calcext:value-type="float">
            <text:p>2,07399988174438</text:p>
          </table:table-cell>
          <table:table-cell office:value-type="float" office:value="159104" calcext:value-type="float">
            <text:p>159104</text:p>
          </table:table-cell>
          <table:table-cell office:value-type="float" office:value="260.101000070572" calcext:value-type="float">
            <text:p>260,101000070572</text:p>
          </table:table-cell>
          <table:table-cell office:value-type="float" office:value="0" calcext:value-type="float">
            <text:p>0</text:p>
          </table:table-cell>
          <table:table-cell office:value-type="float" office:value="39.316999912262" calcext:value-type="float">
            <text:p>39,316999912262</text:p>
          </table:table-cell>
          <table:table-cell office:value-type="float" office:value="314.713999986649" calcext:value-type="float">
            <text:p>314,713999986649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600012779236" calcext:value-type="float">
            <text:p>2,41600012779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999900817871" calcext:value-type="float">
            <text:p>0,928999900817871</text:p>
          </table:table-cell>
          <table:table-cell office:value-type="float" office:value="177.052999973297" calcext:value-type="float">
            <text:p>177,052999973297</text:p>
          </table:table-cell>
          <table:table-cell table:formula="of:=[.U61]-([.T61]+[.H61])" office:value-type="float" office:value="0" calcext:value-type="float">
            <text:p>0</text:p>
          </table:table-cell>
        </table:table-row>
      </table:table>
      <table:table table:name="large_results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6" table:number-columns-repeated="2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36" table:number-columns-repeated="2" table:default-cell-style-name="Default"/>
        <table:table-column table:style-name="co42" table:default-cell-style-name="Default"/>
        <table:table-column table:style-name="co36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76200008392333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9.82999992370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89299988746643</text:p>
          </table:table-cell>
          <table:table-cell office:value-type="string" calcext:value-type="string">
            <text:p>93.48499989509583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6.072999954223633</text:p>
          </table:table-cell>
          <table:table-cell office:value-type="float" office:value="901891" calcext:value-type="float">
            <text:p>901891</text:p>
          </table:table-cell>
          <table:table-cell office:value-type="string" calcext:value-type="string">
            <text:p>7003.2899999618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3.621999979019165</text:p>
          </table:table-cell>
          <table:table-cell office:value-type="string" calcext:value-type="string">
            <text:p>7144.761999845505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8849999904632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.305000066757202</text:p>
          </table:table-cell>
          <table:table-cell office:value-type="string" calcext:value-type="string">
            <text:p>3518.406000137329</text:p>
          </table:table-cell>
          <table:table-cell table:formula="of:=[.U2]-([.T2]+[.H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2100000381469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.948999881744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90000057220459</text:p>
          </table:table-cell>
          <table:table-cell office:value-type="string" calcext:value-type="string">
            <text:p>36.0599999427795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04200005531311</text:p>
          </table:table-cell>
          <table:table-cell office:value-type="float" office:value="902912" calcext:value-type="float">
            <text:p>902912</text:p>
          </table:table-cell>
          <table:table-cell office:value-type="string" calcext:value-type="string">
            <text:p>6082.05699992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.33299994468689</text:p>
          </table:table-cell>
          <table:table-cell office:value-type="string" calcext:value-type="string">
            <text:p>6192.188999891281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034999847412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990001201629639</text:p>
          </table:table-cell>
          <table:table-cell office:value-type="string" calcext:value-type="string">
            <text:p>3003.573000192642</text:p>
          </table:table-cell>
          <table:table-cell table:formula="of:=[.U3]-([.T3]+[.H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3100008964538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.31499981880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28000020980835</text:p>
          </table:table-cell>
          <table:table-cell office:value-type="string" calcext:value-type="string">
            <text:p>35.2739999294281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4.916000127792358</text:p>
          </table:table-cell>
          <table:table-cell office:value-type="float" office:value="902343" calcext:value-type="float">
            <text:p>902343</text:p>
          </table:table-cell>
          <table:table-cell office:value-type="string" calcext:value-type="string">
            <text:p>6115.43700003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246000051498413</text:p>
          </table:table-cell>
          <table:table-cell office:value-type="string" calcext:value-type="string">
            <text:p>6171.193000078201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17300009727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49999141693115</text:p>
          </table:table-cell>
          <table:table-cell office:value-type="string" calcext:value-type="string">
            <text:p>3011.353999853134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2669999599456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.932999849319458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3.369000196456909</text:p>
          </table:table-cell>
          <table:table-cell office:value-type="string" calcext:value-type="string">
            <text:p>35.56900000572204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001999855041504</text:p>
          </table:table-cell>
          <table:table-cell office:value-type="float" office:value="902557" calcext:value-type="float">
            <text:p>902557</text:p>
          </table:table-cell>
          <table:table-cell office:value-type="string" calcext:value-type="string">
            <text:p>6133.34099984169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13.27999997138977</text:p>
          </table:table-cell>
          <table:table-cell office:value-type="string" calcext:value-type="string">
            <text:p>6182.65999984741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051999807357788</text:p>
          </table:table-cell>
          <table:table-cell office:value-type="float" office:value="2095" calcext:value-type="float">
            <text:p>2095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0.4720001220703125</text:p>
          </table:table-cell>
          <table:table-cell office:value-type="string" calcext:value-type="string">
            <text:p>2979.823000192642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0000019073486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.876999855041504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3.805999994277954</text:p>
          </table:table-cell>
          <table:table-cell office:value-type="string" calcext:value-type="string">
            <text:p>35.98300004005432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4.976000070571899</text:p>
          </table:table-cell>
          <table:table-cell office:value-type="float" office:value="903075" calcext:value-type="float">
            <text:p>903075</text:p>
          </table:table-cell>
          <table:table-cell office:value-type="string" calcext:value-type="string">
            <text:p>6129.406000137329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55.93899989128113</text:p>
          </table:table-cell>
          <table:table-cell office:value-type="string" calcext:value-type="string">
            <text:p>6221.22399997711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172999858856201</text:p>
          </table:table-cell>
          <table:table-cell office:value-type="float" office:value="1937" calcext:value-type="float">
            <text:p>1937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0.6059999465942383</text:p>
          </table:table-cell>
          <table:table-cell office:value-type="string" calcext:value-type="string">
            <text:p>2981.2069997787476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0899991989135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.31500005722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256999969482422</text:p>
          </table:table-cell>
          <table:table-cell office:value-type="string" calcext:value-type="string">
            <text:p>34.9809999465942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4.998999834060669</text:p>
          </table:table-cell>
          <table:table-cell office:value-type="float" office:value="903241" calcext:value-type="float">
            <text:p>903241</text:p>
          </table:table-cell>
          <table:table-cell office:value-type="string" calcext:value-type="string">
            <text:p>6142.90700006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655999898910522</text:p>
          </table:table-cell>
          <table:table-cell office:value-type="string" calcext:value-type="string">
            <text:p>6191.148999929428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104000091552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09999370574951</text:p>
          </table:table-cell>
          <table:table-cell office:value-type="string" calcext:value-type="string">
            <text:p>3011.87700009346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150000572204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.73900008201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808000087738037</text:p>
          </table:table-cell>
          <table:table-cell office:value-type="string" calcext:value-type="string">
            <text:p>35.86200022697449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4.815999984741211</text:p>
          </table:table-cell>
          <table:table-cell office:value-type="float" office:value="903875" calcext:value-type="float">
            <text:p>903875</text:p>
          </table:table-cell>
          <table:table-cell office:value-type="string" calcext:value-type="string">
            <text:p>6768.076000213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.81699991226196</text:p>
          </table:table-cell>
          <table:table-cell office:value-type="string" calcext:value-type="string">
            <text:p>6860.765000104904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171999931335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989997863769531</text:p>
          </table:table-cell>
          <table:table-cell office:value-type="string" calcext:value-type="string">
            <text:p>3422.922999858856</text:p>
          </table:table-cell>
          <table:table-cell table:formula="of:=[.U8]-([.T8]+[.H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859999179840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1340000629425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9600000381469727</text:p>
          </table:table-cell>
          <table:table-cell office:value-type="string" calcext:value-type="string">
            <text:p>40.48000001907348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432000160217285</text:p>
          </table:table-cell>
          <table:table-cell office:value-type="float" office:value="904468" calcext:value-type="float">
            <text:p>904468</text:p>
          </table:table-cell>
          <table:table-cell office:value-type="string" calcext:value-type="string">
            <text:p>6933.280000209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822999954223633</text:p>
          </table:table-cell>
          <table:table-cell office:value-type="string" calcext:value-type="string">
            <text:p>6982.34700012207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031999826431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510000228881836</text:p>
          </table:table-cell>
          <table:table-cell office:value-type="string" calcext:value-type="string">
            <text:p>3415.661999940872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4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3500008583068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4.22199988365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3480000495910645</text:p>
          </table:table-cell>
          <table:table-cell office:value-type="string" calcext:value-type="string">
            <text:p>40.10500001907348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688999891281128</text:p>
          </table:table-cell>
          <table:table-cell office:value-type="float" office:value="906237" calcext:value-type="float">
            <text:p>906237</text:p>
          </table:table-cell>
          <table:table-cell office:value-type="string" calcext:value-type="string">
            <text:p>6705.793999910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408999919891357</text:p>
          </table:table-cell>
          <table:table-cell office:value-type="string" calcext:value-type="string">
            <text:p>6772.97199988365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582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020000457763672</text:p>
          </table:table-cell>
          <table:table-cell office:value-type="string" calcext:value-type="string">
            <text:p>3233.768000125885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7999978065490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3.09100008010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163000106811523</text:p>
          </table:table-cell>
          <table:table-cell office:value-type="string" calcext:value-type="string">
            <text:p>38.73399996757507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476000070571899</text:p>
          </table:table-cell>
          <table:table-cell office:value-type="float" office:value="909244" calcext:value-type="float">
            <text:p>909244</text:p>
          </table:table-cell>
          <table:table-cell office:value-type="string" calcext:value-type="string">
            <text:p>6561.944000005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6.11999988555908</text:p>
          </table:table-cell>
          <table:table-cell office:value-type="string" calcext:value-type="string">
            <text:p>6726.838999986649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6600000858306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013000011444092</text:p>
          </table:table-cell>
          <table:table-cell office:value-type="string" calcext:value-type="string">
            <text:p>3234.563999891281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1200008392333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36500000953674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9.457000017166138</text:p>
          </table:table-cell>
          <table:table-cell office:value-type="string" calcext:value-type="string">
            <text:p>57.33400011062622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318000078201294</text:p>
          </table:table-cell>
          <table:table-cell office:value-type="float" office:value="901931" calcext:value-type="float">
            <text:p>901931</text:p>
          </table:table-cell>
          <table:table-cell office:value-type="string" calcext:value-type="string">
            <text:p>6591.35899996757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23.205999851226807</text:p>
          </table:table-cell>
          <table:table-cell office:value-type="string" calcext:value-type="string">
            <text:p>6666.270999908447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843999862670898</text:p>
          </table:table-cell>
          <table:table-cell office:value-type="float" office:value="855" calcext:value-type="float">
            <text:p>85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2.0779998302459717</text:p>
          </table:table-cell>
          <table:table-cell office:value-type="string" calcext:value-type="string">
            <text:p>3257.496999979019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0700006484985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6.370999813079834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9.350000143051147</text:p>
          </table:table-cell>
          <table:table-cell office:value-type="string" calcext:value-type="string">
            <text:p>57.128000020980835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377000093460083</text:p>
          </table:table-cell>
          <table:table-cell office:value-type="float" office:value="901770" calcext:value-type="float">
            <text:p>901770</text:p>
          </table:table-cell>
          <table:table-cell office:value-type="string" calcext:value-type="string">
            <text:p>6601.7009999752045</text:p>
          </table:table-cell>
          <table:table-cell office:value-type="float" office:value="6634" calcext:value-type="float">
            <text:p>6634</text:p>
          </table:table-cell>
          <table:table-cell office:value-type="string" calcext:value-type="string">
            <text:p>69.17799997329712</text:p>
          </table:table-cell>
          <table:table-cell office:value-type="string" calcext:value-type="string">
            <text:p>6722.851999998093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825999975204468</text:p>
          </table:table-cell>
          <table:table-cell office:value-type="float" office:value="4001" calcext:value-type="float">
            <text:p>4001</text:p>
          </table:table-cell>
          <table:table-cell office:value-type="float" office:value="6639" calcext:value-type="float">
            <text:p>6639</text:p>
          </table:table-cell>
          <table:table-cell office:value-type="string" calcext:value-type="string">
            <text:p>2.121000051498413</text:p>
          </table:table-cell>
          <table:table-cell office:value-type="string" calcext:value-type="string">
            <text:p>3256.851000070572</text:p>
          </table:table-cell>
          <table:table-cell table:formula="of:=[.U13]-([.T13]+[.H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130001068115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07299995422363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9.233999967575073</text:p>
          </table:table-cell>
          <table:table-cell office:value-type="string" calcext:value-type="string">
            <text:p>56.72000002861023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521999835968018</text:p>
          </table:table-cell>
          <table:table-cell office:value-type="float" office:value="901831" calcext:value-type="float">
            <text:p>901831</text:p>
          </table:table-cell>
          <table:table-cell office:value-type="string" calcext:value-type="string">
            <text:p>6600.883000135422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14.77999997138977</text:p>
          </table:table-cell>
          <table:table-cell office:value-type="string" calcext:value-type="string">
            <text:p>6667.2699999809265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644999980926514</text:p>
          </table:table-cell>
          <table:table-cell office:value-type="float" office:value="837" calcext:value-type="float">
            <text:p>837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2.0209999084472656</text:p>
          </table:table-cell>
          <table:table-cell office:value-type="string" calcext:value-type="string">
            <text:p>3259.944999933243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279998779296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.98200011253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134000062942505</text:p>
          </table:table-cell>
          <table:table-cell office:value-type="string" calcext:value-type="string">
            <text:p>55.6440000534057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541000127792358</text:p>
          </table:table-cell>
          <table:table-cell office:value-type="float" office:value="901978" calcext:value-type="float">
            <text:p>901978</text:p>
          </table:table-cell>
          <table:table-cell office:value-type="string" calcext:value-type="string">
            <text:p>6599.605999946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780999898910522</text:p>
          </table:table-cell>
          <table:table-cell office:value-type="string" calcext:value-type="string">
            <text:p>6664.029000043869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830000162124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1069998741149902</text:p>
          </table:table-cell>
          <table:table-cell office:value-type="string" calcext:value-type="string">
            <text:p>3267.457999944687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540000915527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523999929428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9.457000017166138</text:p>
          </table:table-cell>
          <table:table-cell office:value-type="string" calcext:value-type="string">
            <text:p>57.33500003814697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763000011444092</text:p>
          </table:table-cell>
          <table:table-cell office:value-type="float" office:value="902125" calcext:value-type="float">
            <text:p>902125</text:p>
          </table:table-cell>
          <table:table-cell office:value-type="string" calcext:value-type="string">
            <text:p>6599.480999946594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14.213000059127808</text:p>
          </table:table-cell>
          <table:table-cell office:value-type="string" calcext:value-type="string">
            <text:p>6665.915999889374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664000034332275</text:p>
          </table:table-cell>
          <table:table-cell office:value-type="float" office:value="873" calcext:value-type="float">
            <text:p>873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2.0999999046325684</text:p>
          </table:table-cell>
          <table:table-cell office:value-type="string" calcext:value-type="string">
            <text:p>3265.460000038147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60100007057189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.73499989509582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9.005000114440918</text:p>
          </table:table-cell>
          <table:table-cell office:value-type="string" calcext:value-type="string">
            <text:p>56.3410000801086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408999919891357</text:p>
          </table:table-cell>
          <table:table-cell office:value-type="float" office:value="902400" calcext:value-type="float">
            <text:p>902400</text:p>
          </table:table-cell>
          <table:table-cell office:value-type="string" calcext:value-type="string">
            <text:p>6614.8259999752045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15.526000022888184</text:p>
          </table:table-cell>
          <table:table-cell office:value-type="string" calcext:value-type="string">
            <text:p>6681.75399994850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578999996185303</text:p>
          </table:table-cell>
          <table:table-cell office:value-type="float" office:value="868" calcext:value-type="float">
            <text:p>868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2.0859999656677246</text:p>
          </table:table-cell>
          <table:table-cell office:value-type="string" calcext:value-type="string">
            <text:p>3259.723000049591</text:p>
          </table:table-cell>
          <table:table-cell table:formula="of:=[.U17]-([.T17]+[.H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2200007438659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644999980926514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9.234999895095825</text:p>
          </table:table-cell>
          <table:table-cell office:value-type="string" calcext:value-type="string">
            <text:p>57.40199995040893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456000089645386</text:p>
          </table:table-cell>
          <table:table-cell office:value-type="float" office:value="902879" calcext:value-type="float">
            <text:p>902879</text:p>
          </table:table-cell>
          <table:table-cell office:value-type="string" calcext:value-type="string">
            <text:p>6697.743000030518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23.022000074386597</text:p>
          </table:table-cell>
          <table:table-cell office:value-type="string" calcext:value-type="string">
            <text:p>6773.125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960000038146973</text:p>
          </table:table-cell>
          <table:table-cell office:value-type="float" office:value="865" calcext:value-type="float">
            <text:p>865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2.1490001678466797</text:p>
          </table:table-cell>
          <table:table-cell office:value-type="string" calcext:value-type="string">
            <text:p>3400.050000190735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4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73200011253356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7.52999997138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42199993133545</text:p>
          </table:table-cell>
          <table:table-cell office:value-type="string" calcext:value-type="string">
            <text:p>58.68400001525879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9049999713897705</text:p>
          </table:table-cell>
          <table:table-cell office:value-type="float" office:value="903761" calcext:value-type="float">
            <text:p>903761</text:p>
          </table:table-cell>
          <table:table-cell office:value-type="string" calcext:value-type="string">
            <text:p>7491.081000089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.41599988937378</text:p>
          </table:table-cell>
          <table:table-cell office:value-type="string" calcext:value-type="string">
            <text:p>7681.94199991226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8.151000022888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6429998874664307</text:p>
          </table:table-cell>
          <table:table-cell office:value-type="string" calcext:value-type="string">
            <text:p>3553.7409999370575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7.24899983406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835000038146973</text:p>
          </table:table-cell>
          <table:table-cell office:value-type="string" calcext:value-type="string">
            <text:p>58.5839998722076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656000137329102</text:p>
          </table:table-cell>
          <table:table-cell office:value-type="float" office:value="905577" calcext:value-type="float">
            <text:p>905577</text:p>
          </table:table-cell>
          <table:table-cell office:value-type="string" calcext:value-type="string">
            <text:p>6952.78200006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3.71399998664856</text:p>
          </table:table-cell>
          <table:table-cell office:value-type="string" calcext:value-type="string">
            <text:p>7199.281000137329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711000204086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92900013923645</text:p>
          </table:table-cell>
          <table:table-cell office:value-type="string" calcext:value-type="string">
            <text:p>3280.9700000286102</text:p>
          </table:table-cell>
          <table:table-cell table:formula="of:=[.U20]-([.T20]+[.H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61100006103515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8709998130798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1.371000051498413</text:p>
          </table:table-cell>
          <table:table-cell office:value-type="string" calcext:value-type="string">
            <text:p>91.852999925613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913000106811523</text:p>
          </table:table-cell>
          <table:table-cell office:value-type="float" office:value="901673" calcext:value-type="float">
            <text:p>901673</text:p>
          </table:table-cell>
          <table:table-cell office:value-type="string" calcext:value-type="string">
            <text:p>6628.59100008010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0.35199999809265</text:p>
          </table:table-cell>
          <table:table-cell office:value-type="string" calcext:value-type="string">
            <text:p>6733.614000082016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0920000076293945</text:p>
          </table:table-cell>
          <table:table-cell office:value-type="float" office:value="1215" calcext:value-type="float">
            <text:p>12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.122999906539917</text:p>
          </table:table-cell>
          <table:table-cell office:value-type="string" calcext:value-type="string">
            <text:p>3313.4479999542236</text:p>
          </table:table-cell>
          <table:table-cell table:formula="of:=[.U21]-([.T21]+[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089999198913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7.26399993896484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20.657000064849854</text:p>
          </table:table-cell>
          <table:table-cell office:value-type="string" calcext:value-type="string">
            <text:p>89.32999992370605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835000038146973</text:p>
          </table:table-cell>
          <table:table-cell office:value-type="float" office:value="901574" calcext:value-type="float">
            <text:p>901574</text:p>
          </table:table-cell>
          <table:table-cell office:value-type="string" calcext:value-type="string">
            <text:p>6634.304999828339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79.91000008583069</text:p>
          </table:table-cell>
          <table:table-cell office:value-type="string" calcext:value-type="string">
            <text:p>6787.447999954224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10699987411499</text:p>
          </table:table-cell>
          <table:table-cell office:value-type="float" office:value="835" calcext:value-type="float">
            <text:p>835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8.723000049591064</text:p>
          </table:table-cell>
          <table:table-cell office:value-type="string" calcext:value-type="string">
            <text:p>3341.481999874115</text:p>
          </table:table-cell>
          <table:table-cell table:formula="of:=[.U22]-([.T22]+[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7210001945495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94899988174438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21.516000032424927</text:p>
          </table:table-cell>
          <table:table-cell office:value-type="string" calcext:value-type="string">
            <text:p>92.18600010871887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6.207000017166138</text:p>
          </table:table-cell>
          <table:table-cell office:value-type="float" office:value="901606" calcext:value-type="float">
            <text:p>901606</text:p>
          </table:table-cell>
          <table:table-cell office:value-type="string" calcext:value-type="string">
            <text:p>6633.52999997139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28.704999923706055</text:p>
          </table:table-cell>
          <table:table-cell office:value-type="string" calcext:value-type="string">
            <text:p>6737.2990000247955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081000089645386</text:p>
          </table:table-cell>
          <table:table-cell office:value-type="float" office:value="1241" calcext:value-type="float">
            <text:p>1241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8.509999990463257</text:p>
          </table:table-cell>
          <table:table-cell office:value-type="string" calcext:value-type="string">
            <text:p>3316.822000026703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7999992370605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6860001087188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0.747999906539917</text:p>
          </table:table-cell>
          <table:table-cell office:value-type="string" calcext:value-type="string">
            <text:p>91.0139999389648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5329999923706055</text:p>
          </table:table-cell>
          <table:table-cell office:value-type="float" office:value="901660" calcext:value-type="float">
            <text:p>901660</text:p>
          </table:table-cell>
          <table:table-cell office:value-type="string" calcext:value-type="string">
            <text:p>6679.471999883652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47.687000036239624</text:p>
          </table:table-cell>
          <table:table-cell office:value-type="string" calcext:value-type="string">
            <text:p>6801.670000076294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086999893188477</text:p>
          </table:table-cell>
          <table:table-cell office:value-type="float" office:value="413" calcext:value-type="float">
            <text:p>413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9.194999933242798</text:p>
          </table:table-cell>
          <table:table-cell office:value-type="string" calcext:value-type="string">
            <text:p>3330.0979998111725</text:p>
          </table:table-cell>
          <table:table-cell table:formula="of:=[.U24]-([.T24]+[.H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120000839233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.56699991226196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20.45799994468689</text:p>
          </table:table-cell>
          <table:table-cell office:value-type="string" calcext:value-type="string">
            <text:p>89.53699994087219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6.565000057220459</text:p>
          </table:table-cell>
          <table:table-cell office:value-type="float" office:value="901735" calcext:value-type="float">
            <text:p>901735</text:p>
          </table:table-cell>
          <table:table-cell office:value-type="string" calcext:value-type="string">
            <text:p>7005.006999969482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29.581000089645386</text:p>
          </table:table-cell>
          <table:table-cell office:value-type="string" calcext:value-type="string">
            <text:p>7108.775000095367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8.155999898910522</text:p>
          </table:table-cell>
          <table:table-cell office:value-type="float" office:value="727" calcext:value-type="float">
            <text:p>727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8.54699993133545</text:p>
          </table:table-cell>
          <table:table-cell office:value-type="string" calcext:value-type="string">
            <text:p>3588.794000148773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746999979019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6139998435974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21.103000164031982</text:p>
          </table:table-cell>
          <table:table-cell office:value-type="string" calcext:value-type="string">
            <text:p>92.4639999866485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878999948501587</text:p>
          </table:table-cell>
          <table:table-cell office:value-type="float" office:value="902109" calcext:value-type="float">
            <text:p>902109</text:p>
          </table:table-cell>
          <table:table-cell office:value-type="string" calcext:value-type="string">
            <text:p>7008.799999952316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52.70700001716614</text:p>
          </table:table-cell>
          <table:table-cell office:value-type="string" calcext:value-type="string">
            <text:p>7137.125999927521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8.009999990463257</text:p>
          </table:table-cell>
          <table:table-cell office:value-type="float" office:value="819" calcext:value-type="float">
            <text:p>819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9.724999904632568</text:p>
          </table:table-cell>
          <table:table-cell office:value-type="string" calcext:value-type="string">
            <text:p>3611.779000043869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lubm-ex-20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668068" calcext:value-type="float">
            <text:p>668068</text:p>
          </table:table-cell>
          <table:table-cell office:value-type="string" calcext:value-type="string">
            <text:p>1.9639999866485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58999991416931</text:p>
          </table:table-cell>
          <table:table-cell office:value-type="float" office:value="668068" calcext:value-type="float">
            <text:p>668068</text:p>
          </table:table-cell>
          <table:table-cell office:value-type="string" calcext:value-type="string">
            <text:p>4.062999963760376</text:p>
          </table:table-cell>
          <table:table-cell office:value-type="string" calcext:value-type="string">
            <text:p>24.616999864578247</text:p>
          </table:table-cell>
          <table:table-cell office:value-type="float" office:value="893242" calcext:value-type="float">
            <text:p>893242</text:p>
          </table:table-cell>
          <table:table-cell office:value-type="string" calcext:value-type="string">
            <text:p>6.0</text:p>
          </table:table-cell>
          <table:table-cell office:value-type="float" office:value="895125" calcext:value-type="float">
            <text:p>895125</text:p>
          </table:table-cell>
          <table:table-cell office:value-type="string" calcext:value-type="string">
            <text:p>8358.168999910355</text:p>
          </table:table-cell>
          <table:table-cell office:value-type="float" office:value="893242" calcext:value-type="float">
            <text:p>893242</text:p>
          </table:table-cell>
          <table:table-cell office:value-type="string" calcext:value-type="string">
            <text:p>11.907000064849854</text:p>
          </table:table-cell>
          <table:table-cell office:value-type="string" calcext:value-type="string">
            <text:p>8394.894000053406</text:p>
          </table:table-cell>
          <table:table-cell office:value-type="float" office:value="225174" calcext:value-type="float">
            <text:p>225174</text:p>
          </table:table-cell>
          <table:table-cell office:value-type="string" calcext:value-type="string">
            <text:p>8.51199984550476</text:p>
          </table:table-cell>
          <table:table-cell office:value-type="float" office:value="269841" calcext:value-type="float">
            <text:p>269841</text:p>
          </table:table-cell>
          <table:table-cell office:value-type="float" office:value="937909" calcext:value-type="float">
            <text:p>937909</text:p>
          </table:table-cell>
          <table:table-cell office:value-type="string" calcext:value-type="string">
            <text:p>0.19700002670288086</text:p>
          </table:table-cell>
          <table:table-cell office:value-type="string" calcext:value-type="string">
            <text:p>417.039999961853</text:p>
          </table:table-cell>
          <table:table-cell table:formula="of:=[.U27]-([.T27]+[.H27])" office:value-type="float" office:value="0" calcext:value-type="float">
            <text:p>0</text:p>
          </table:table-cell>
        </table:table-row>
      </table:table>
      <table:table table:name="Feuille5" table:style-name="ta1">
        <table:table-column table:style-name="co23" table:number-columns-repeated="24" table:default-cell-style-name="ce1"/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9700002670288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000001430511475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0.9509999752044678</text:p>
          </table:table-cell>
          <table:table-cell office:value-type="string" calcext:value-type="string">
            <text:p>4.24800014495849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200000762939453</text:p>
          </table:table-cell>
          <table:table-cell office:value-type="float" office:value="113009" calcext:value-type="float">
            <text:p>113009</text:p>
          </table:table-cell>
          <table:table-cell office:value-type="string" calcext:value-type="string">
            <text:p>182.5</text:p>
          </table:table-cell>
          <table:table-cell office:value-type="float" office:value="15493" calcext:value-type="float">
            <text:p>15493</text:p>
          </table:table-cell>
          <table:table-cell office:value-type="string" calcext:value-type="string">
            <text:p>1.3300001621246338</text:p>
          </table:table-cell>
          <table:table-cell office:value-type="string" calcext:value-type="string">
            <text:p>188.0450000762939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34000062942505</text:p>
          </table:table-cell>
          <table:table-cell office:value-type="float" office:value="9525" calcext:value-type="float">
            <text:p>9525</text:p>
          </table:table-cell>
          <table:table-cell office:value-type="float" office:value="15635" calcext:value-type="float">
            <text:p>15635</text:p>
          </table:table-cell>
          <table:table-cell office:value-type="string" calcext:value-type="string">
            <text:p>0.31599998474121094</text:p>
          </table:table-cell>
          <table:table-cell office:value-type="string" calcext:value-type="string">
            <text:p>95.90199995040894</text:p>
          </table:table-cell>
          <table:table-cell table:formula="of:=[.U2]-([.T2]+[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0799994468688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290000915527344</text:p>
          </table:table-cell>
          <table:table-cell office:value-type="float" office:value="16699" calcext:value-type="float">
            <text:p>16699</text:p>
          </table:table-cell>
          <table:table-cell office:value-type="string" calcext:value-type="string">
            <text:p>0.7780001163482666</text:p>
          </table:table-cell>
          <table:table-cell office:value-type="string" calcext:value-type="string">
            <text:p>3.215000152587890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249998092651367</text:p>
          </table:table-cell>
          <table:table-cell office:value-type="float" office:value="112876" calcext:value-type="float">
            <text:p>112876</text:p>
          </table:table-cell>
          <table:table-cell office:value-type="string" calcext:value-type="string">
            <text:p>179.24499988555908</text:p>
          </table:table-cell>
          <table:table-cell office:value-type="float" office:value="35004" calcext:value-type="float">
            <text:p>35004</text:p>
          </table:table-cell>
          <table:table-cell office:value-type="string" calcext:value-type="string">
            <text:p>1.4910001754760742</text:p>
          </table:table-cell>
          <table:table-cell office:value-type="string" calcext:value-type="string">
            <text:p>184.7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559998512268066</text:p>
          </table:table-cell>
          <table:table-cell office:value-type="float" office:value="19049" calcext:value-type="float">
            <text:p>19049</text:p>
          </table:table-cell>
          <table:table-cell office:value-type="float" office:value="35748" calcext:value-type="float">
            <text:p>35748</text:p>
          </table:table-cell>
          <table:table-cell office:value-type="string" calcext:value-type="string">
            <text:p>0.2200000286102295</text:p>
          </table:table-cell>
          <table:table-cell office:value-type="string" calcext:value-type="string">
            <text:p>69.82100009918213</text:p>
          </table:table-cell>
          <table:table-cell table:formula="of:=[.U3]-([.T3]+[.H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400003433227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46000051498413</text:p>
          </table:table-cell>
          <table:table-cell office:value-type="float" office:value="18940" calcext:value-type="float">
            <text:p>1894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3.160000085830688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75</text:p>
          </table:table-cell>
          <table:table-cell office:value-type="float" office:value="112951" calcext:value-type="float">
            <text:p>112951</text:p>
          </table:table-cell>
          <table:table-cell office:value-type="string" calcext:value-type="string">
            <text:p>178.9409999847412</text:p>
          </table:table-cell>
          <table:table-cell office:value-type="float" office:value="38917" calcext:value-type="float">
            <text:p>38917</text:p>
          </table:table-cell>
          <table:table-cell office:value-type="string" calcext:value-type="string">
            <text:p>1.5550000667572021</text:p>
          </table:table-cell>
          <table:table-cell office:value-type="string" calcext:value-type="string">
            <text:p>184.48099994659424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240000247955322</text:p>
          </table:table-cell>
          <table:table-cell office:value-type="float" office:value="20896" calcext:value-type="float">
            <text:p>20896</text:p>
          </table:table-cell>
          <table:table-cell office:value-type="float" office:value="39836" calcext:value-type="float">
            <text:p>39836</text:p>
          </table:table-cell>
          <table:table-cell office:value-type="string" calcext:value-type="string">
            <text:p>0.33299994468688965</text:p>
          </table:table-cell>
          <table:table-cell office:value-type="string" calcext:value-type="string">
            <text:p>65.91199994087219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84000015258789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2229998111724854</text:p>
          </table:table-cell>
          <table:table-cell office:value-type="float" office:value="28533" calcext:value-type="float">
            <text:p>28533</text:p>
          </table:table-cell>
          <table:table-cell office:value-type="string" calcext:value-type="string">
            <text:p>0.7150001525878906</text:p>
          </table:table-cell>
          <table:table-cell office:value-type="string" calcext:value-type="string">
            <text:p>3.12199997901916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72999906539917</text:p>
          </table:table-cell>
          <table:table-cell office:value-type="float" office:value="112998" calcext:value-type="float">
            <text:p>112998</text:p>
          </table:table-cell>
          <table:table-cell office:value-type="string" calcext:value-type="string">
            <text:p>178.7630000114441</text:p>
          </table:table-cell>
          <table:table-cell office:value-type="float" office:value="53469" calcext:value-type="float">
            <text:p>53469</text:p>
          </table:table-cell>
          <table:table-cell office:value-type="string" calcext:value-type="string">
            <text:p>2.9170000553131104</text:p>
          </table:table-cell>
          <table:table-cell office:value-type="string" calcext:value-type="string">
            <text:p>185.7269999980926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110000133514404</text:p>
          </table:table-cell>
          <table:table-cell office:value-type="float" office:value="26785" calcext:value-type="float">
            <text:p>26785</text:p>
          </table:table-cell>
          <table:table-cell office:value-type="float" office:value="55318" calcext:value-type="float">
            <text:p>55318</text:p>
          </table:table-cell>
          <table:table-cell office:value-type="string" calcext:value-type="string">
            <text:p>0.2820000648498535</text:p>
          </table:table-cell>
          <table:table-cell office:value-type="string" calcext:value-type="string">
            <text:p>55.134000062942505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8000006675720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899999618530273</text:p>
          </table:table-cell>
          <table:table-cell office:value-type="float" office:value="10029" calcext:value-type="float">
            <text:p>10029</text:p>
          </table:table-cell>
          <table:table-cell office:value-type="string" calcext:value-type="string">
            <text:p>0.8250000476837158</text:p>
          </table:table-cell>
          <table:table-cell office:value-type="string" calcext:value-type="string">
            <text:p>3.295000076293945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020001888275146</text:p>
          </table:table-cell>
          <table:table-cell office:value-type="float" office:value="113076" calcext:value-type="float">
            <text:p>113076</text:p>
          </table:table-cell>
          <table:table-cell office:value-type="string" calcext:value-type="string">
            <text:p>180.75300002098083</text:p>
          </table:table-cell>
          <table:table-cell office:value-type="float" office:value="23221" calcext:value-type="float">
            <text:p>23221</text:p>
          </table:table-cell>
          <table:table-cell office:value-type="string" calcext:value-type="string">
            <text:p>1.5260000228881836</text:p>
          </table:table-cell>
          <table:table-cell office:value-type="string" calcext:value-type="string">
            <text:p>186.3120000362396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00000381469727</text:p>
          </table:table-cell>
          <table:table-cell office:value-type="float" office:value="13525" calcext:value-type="float">
            <text:p>13525</text:p>
          </table:table-cell>
          <table:table-cell office:value-type="float" office:value="23554" calcext:value-type="float">
            <text:p>23554</text:p>
          </table:table-cell>
          <table:table-cell office:value-type="string" calcext:value-type="string">
            <text:p>0.3469998836517334</text:p>
          </table:table-cell>
          <table:table-cell office:value-type="string" calcext:value-type="string">
            <text:p>83.98699998855591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0799994468688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009999752044678</text:p>
          </table:table-cell>
          <table:table-cell office:value-type="float" office:value="40088" calcext:value-type="float">
            <text:p>40088</text:p>
          </table:table-cell>
          <table:table-cell office:value-type="string" calcext:value-type="string">
            <text:p>0.7770001888275146</text:p>
          </table:table-cell>
          <table:table-cell office:value-type="string" calcext:value-type="string">
            <text:p>3.18600010871887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009998798370361</text:p>
          </table:table-cell>
          <table:table-cell office:value-type="float" office:value="113182" calcext:value-type="float">
            <text:p>113182</text:p>
          </table:table-cell>
          <table:table-cell office:value-type="string" calcext:value-type="string">
            <text:p>177.8199999332428</text:p>
          </table:table-cell>
          <table:table-cell office:value-type="float" office:value="69659" calcext:value-type="float">
            <text:p>69659</text:p>
          </table:table-cell>
          <table:table-cell office:value-type="string" calcext:value-type="string">
            <text:p>2.508000135421753</text:p>
          </table:table-cell>
          <table:table-cell office:value-type="string" calcext:value-type="string">
            <text:p>184.3280000686645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49999141693115</text:p>
          </table:table-cell>
          <table:table-cell office:value-type="float" office:value="32735" calcext:value-type="float">
            <text:p>32735</text:p>
          </table:table-cell>
          <table:table-cell office:value-type="float" office:value="72823" calcext:value-type="float">
            <text:p>72823</text:p>
          </table:table-cell>
          <table:table-cell office:value-type="string" calcext:value-type="string">
            <text:p>0.21699976921081543</text:p>
          </table:table-cell>
          <table:table-cell office:value-type="string" calcext:value-type="string">
            <text:p>47.365999937057495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899991035461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05999994277954</text:p>
          </table:table-cell>
          <table:table-cell office:value-type="float" office:value="26419" calcext:value-type="float">
            <text:p>26419</text:p>
          </table:table-cell>
          <table:table-cell office:value-type="string" calcext:value-type="string">
            <text:p>0.8270001411437988</text:p>
          </table:table-cell>
          <table:table-cell office:value-type="string" calcext:value-type="string">
            <text:p>3.30200004577636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909998893737793</text:p>
          </table:table-cell>
          <table:table-cell office:value-type="float" office:value="113278" calcext:value-type="float">
            <text:p>113278</text:p>
          </table:table-cell>
          <table:table-cell office:value-type="string" calcext:value-type="string">
            <text:p>177.88700008392334</text:p>
          </table:table-cell>
          <table:table-cell office:value-type="float" office:value="50533" calcext:value-type="float">
            <text:p>50533</text:p>
          </table:table-cell>
          <table:table-cell office:value-type="string" calcext:value-type="string">
            <text:p>1.9519999027252197</text:p>
          </table:table-cell>
          <table:table-cell office:value-type="string" calcext:value-type="string">
            <text:p>183.80099987983704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09999990463257</text:p>
          </table:table-cell>
          <table:table-cell office:value-type="float" office:value="25738" calcext:value-type="float">
            <text:p>25738</text:p>
          </table:table-cell>
          <table:table-cell office:value-type="float" office:value="52157" calcext:value-type="float">
            <text:p>52157</text:p>
          </table:table-cell>
          <table:table-cell office:value-type="string" calcext:value-type="string">
            <text:p>0.32200002670288086</text:p>
          </table:table-cell>
          <table:table-cell office:value-type="string" calcext:value-type="string">
            <text:p>56.80800008773804</text:p>
          </table:table-cell>
          <table:table-cell table:formula="of:=[.U8]-([.T8]+[.H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7999982833862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760000228881836</text:p>
          </table:table-cell>
          <table:table-cell office:value-type="float" office:value="12866" calcext:value-type="float">
            <text:p>12866</text:p>
          </table:table-cell>
          <table:table-cell office:value-type="string" calcext:value-type="string">
            <text:p>0.8300001621246338</text:p>
          </table:table-cell>
          <table:table-cell office:value-type="string" calcext:value-type="string">
            <text:p>3.286000013351440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499999046325684</text:p>
          </table:table-cell>
          <table:table-cell office:value-type="float" office:value="113546" calcext:value-type="float">
            <text:p>113546</text:p>
          </table:table-cell>
          <table:table-cell office:value-type="string" calcext:value-type="string">
            <text:p>178.71199989318848</text:p>
          </table:table-cell>
          <table:table-cell office:value-type="float" office:value="28552" calcext:value-type="float">
            <text:p>28552</text:p>
          </table:table-cell>
          <table:table-cell office:value-type="string" calcext:value-type="string">
            <text:p>1.2740001678466797</text:p>
          </table:table-cell>
          <table:table-cell office:value-type="string" calcext:value-type="string">
            <text:p>183.944999933242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89998626708984</text:p>
          </table:table-cell>
          <table:table-cell office:value-type="float" office:value="16178" calcext:value-type="float">
            <text:p>16178</text:p>
          </table:table-cell>
          <table:table-cell office:value-type="float" office:value="29044" calcext:value-type="float">
            <text:p>29044</text:p>
          </table:table-cell>
          <table:table-cell office:value-type="string" calcext:value-type="string">
            <text:p>0.3559999465942383</text:p>
          </table:table-cell>
          <table:table-cell office:value-type="string" calcext:value-type="string">
            <text:p>77.41400003433228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799998283386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990000247955322</text:p>
          </table:table-cell>
          <table:table-cell office:value-type="float" office:value="21029" calcext:value-type="float">
            <text:p>21029</text:p>
          </table:table-cell>
          <table:table-cell office:value-type="string" calcext:value-type="string">
            <text:p>0.7030000686645508</text:p>
          </table:table-cell>
          <table:table-cell office:value-type="string" calcext:value-type="string">
            <text:p>3.170000076293945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630000114440918</text:p>
          </table:table-cell>
          <table:table-cell office:value-type="float" office:value="113992" calcext:value-type="float">
            <text:p>113992</text:p>
          </table:table-cell>
          <table:table-cell office:value-type="string" calcext:value-type="string">
            <text:p>179.51200008392334</text:p>
          </table:table-cell>
          <table:table-cell office:value-type="float" office:value="42168" calcext:value-type="float">
            <text:p>42168</text:p>
          </table:table-cell>
          <table:table-cell office:value-type="string" calcext:value-type="string">
            <text:p>2.248999834060669</text:p>
          </table:table-cell>
          <table:table-cell office:value-type="string" calcext:value-type="string">
            <text:p>185.7249999046325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70000076293945</text:p>
          </table:table-cell>
          <table:table-cell office:value-type="float" office:value="22282" calcext:value-type="float">
            <text:p>22282</text:p>
          </table:table-cell>
          <table:table-cell office:value-type="float" office:value="43311" calcext:value-type="float">
            <text:p>43311</text:p>
          </table:table-cell>
          <table:table-cell office:value-type="string" calcext:value-type="string">
            <text:p>0.38700008392333984</text:p>
          </table:table-cell>
          <table:table-cell office:value-type="string" calcext:value-type="string">
            <text:p>63.926000118255615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2699999809265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309999465942383</text:p>
          </table:table-cell>
          <table:table-cell office:value-type="float" office:value="28872" calcext:value-type="float">
            <text:p>28872</text:p>
          </table:table-cell>
          <table:table-cell office:value-type="string" calcext:value-type="string">
            <text:p>2.932999849319458</text:p>
          </table:table-cell>
          <table:table-cell office:value-type="string" calcext:value-type="string">
            <text:p>5.391999959945679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869998455047607</text:p>
          </table:table-cell>
          <table:table-cell office:value-type="float" office:value="112845" calcext:value-type="float">
            <text:p>112845</text:p>
          </table:table-cell>
          <table:table-cell office:value-type="string" calcext:value-type="string">
            <text:p>181.0920000076294</text:p>
          </table:table-cell>
          <table:table-cell office:value-type="float" office:value="54101" calcext:value-type="float">
            <text:p>54101</text:p>
          </table:table-cell>
          <table:table-cell office:value-type="string" calcext:value-type="string">
            <text:p>4.427999973297119</text:p>
          </table:table-cell>
          <table:table-cell office:value-type="string" calcext:value-type="string">
            <text:p>189.5319998264312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969998836517334</text:p>
          </table:table-cell>
          <table:table-cell office:value-type="float" office:value="27117" calcext:value-type="float">
            <text:p>27117</text:p>
          </table:table-cell>
          <table:table-cell office:value-type="float" office:value="55989" calcext:value-type="float">
            <text:p>55989</text:p>
          </table:table-cell>
          <table:table-cell office:value-type="string" calcext:value-type="string">
            <text:p>0.6679999828338623</text:p>
          </table:table-cell>
          <table:table-cell office:value-type="string" calcext:value-type="string">
            <text:p>57.64300012588501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62000083923339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40000009536743</text:p>
          </table:table-cell>
          <table:table-cell office:value-type="float" office:value="21798" calcext:value-type="float">
            <text:p>21798</text:p>
          </table:table-cell>
          <table:table-cell office:value-type="string" calcext:value-type="string">
            <text:p>2.98799991607666</text:p>
          </table:table-cell>
          <table:table-cell office:value-type="string" calcext:value-type="string">
            <text:p>5.49000000953674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249999523162842</text:p>
          </table:table-cell>
          <table:table-cell office:value-type="float" office:value="112789" calcext:value-type="float">
            <text:p>112789</text:p>
          </table:table-cell>
          <table:table-cell office:value-type="string" calcext:value-type="string">
            <text:p>179.49799990653992</text:p>
          </table:table-cell>
          <table:table-cell office:value-type="float" office:value="43292" calcext:value-type="float">
            <text:p>43292</text:p>
          </table:table-cell>
          <table:table-cell office:value-type="string" calcext:value-type="string">
            <text:p>5.203999996185303</text:p>
          </table:table-cell>
          <table:table-cell office:value-type="string" calcext:value-type="string">
            <text:p>188.7339999675750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77000141143799</text:p>
          </table:table-cell>
          <table:table-cell office:value-type="float" office:value="22709" calcext:value-type="float">
            <text:p>22709</text:p>
          </table:table-cell>
          <table:table-cell office:value-type="float" office:value="44507" calcext:value-type="float">
            <text:p>44507</text:p>
          </table:table-cell>
          <table:table-cell office:value-type="string" calcext:value-type="string">
            <text:p>0.9549999237060547</text:p>
          </table:table-cell>
          <table:table-cell office:value-type="string" calcext:value-type="string">
            <text:p>66.10199999809265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3799991607666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46000051498413</text:p>
          </table:table-cell>
          <table:table-cell office:value-type="float" office:value="16234" calcext:value-type="float">
            <text:p>16234</text:p>
          </table:table-cell>
          <table:table-cell office:value-type="string" calcext:value-type="string">
            <text:p>2.8949999809265137</text:p>
          </table:table-cell>
          <table:table-cell office:value-type="string" calcext:value-type="string">
            <text:p>5.37899994850158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0180001258850098</text:p>
          </table:table-cell>
          <table:table-cell office:value-type="float" office:value="112824" calcext:value-type="float">
            <text:p>112824</text:p>
          </table:table-cell>
          <table:table-cell office:value-type="string" calcext:value-type="string">
            <text:p>180.05999994277954</text:p>
          </table:table-cell>
          <table:table-cell office:value-type="float" office:value="34504" calcext:value-type="float">
            <text:p>34504</text:p>
          </table:table-cell>
          <table:table-cell office:value-type="string" calcext:value-type="string">
            <text:p>4.79200005531311</text:p>
          </table:table-cell>
          <table:table-cell office:value-type="string" calcext:value-type="string">
            <text:p>189.1219999790191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490000247955322</text:p>
          </table:table-cell>
          <table:table-cell office:value-type="float" office:value="18932" calcext:value-type="float">
            <text:p>18932</text:p>
          </table:table-cell>
          <table:table-cell office:value-type="float" office:value="35166" calcext:value-type="float">
            <text:p>35166</text:p>
          </table:table-cell>
          <table:table-cell office:value-type="string" calcext:value-type="string">
            <text:p>1.1550002098083496</text:p>
          </table:table-cell>
          <table:table-cell office:value-type="string" calcext:value-type="string">
            <text:p>74.10000014305115</text:p>
          </table:table-cell>
          <table:table-cell table:formula="of:=[.U13]-([.T13]+[.H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200000286102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55000114440918</text:p>
          </table:table-cell>
          <table:table-cell office:value-type="float" office:value="26986" calcext:value-type="float">
            <text:p>26986</text:p>
          </table:table-cell>
          <table:table-cell office:value-type="string" calcext:value-type="string">
            <text:p>2.7790000438690186</text:p>
          </table:table-cell>
          <table:table-cell office:value-type="string" calcext:value-type="string">
            <text:p>5.25400018692016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409998416900635</text:p>
          </table:table-cell>
          <table:table-cell office:value-type="float" office:value="112843" calcext:value-type="float">
            <text:p>112843</text:p>
          </table:table-cell>
          <table:table-cell office:value-type="string" calcext:value-type="string">
            <text:p>181.01199984550476</text:p>
          </table:table-cell>
          <table:table-cell office:value-type="float" office:value="51377" calcext:value-type="float">
            <text:p>51377</text:p>
          </table:table-cell>
          <table:table-cell office:value-type="string" calcext:value-type="string">
            <text:p>5.365000009536743</text:p>
          </table:table-cell>
          <table:table-cell office:value-type="string" calcext:value-type="string">
            <text:p>190.3739998340606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72000026702881</text:p>
          </table:table-cell>
          <table:table-cell office:value-type="float" office:value="26083" calcext:value-type="float">
            <text:p>26083</text:p>
          </table:table-cell>
          <table:table-cell office:value-type="float" office:value="53069" calcext:value-type="float">
            <text:p>53069</text:p>
          </table:table-cell>
          <table:table-cell office:value-type="string" calcext:value-type="string">
            <text:p>0.7170000076293945</text:p>
          </table:table-cell>
          <table:table-cell office:value-type="string" calcext:value-type="string">
            <text:p>58.53500008583069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43000030517578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87999963760376</text:p>
          </table:table-cell>
          <table:table-cell office:value-type="float" office:value="32484" calcext:value-type="float">
            <text:p>32484</text:p>
          </table:table-cell>
          <table:table-cell office:value-type="string" calcext:value-type="string">
            <text:p>2.7820000648498535</text:p>
          </table:table-cell>
          <table:table-cell office:value-type="string" calcext:value-type="string">
            <text:p>5.213000059127808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129998683929443</text:p>
          </table:table-cell>
          <table:table-cell office:value-type="float" office:value="112843" calcext:value-type="float">
            <text:p>112843</text:p>
          </table:table-cell>
          <table:table-cell office:value-type="string" calcext:value-type="string">
            <text:p>180.4539999961853</text:p>
          </table:table-cell>
          <table:table-cell office:value-type="float" office:value="59188" calcext:value-type="float">
            <text:p>59188</text:p>
          </table:table-cell>
          <table:table-cell office:value-type="string" calcext:value-type="string">
            <text:p>4.169999837875366</text:p>
          </table:table-cell>
          <table:table-cell office:value-type="string" calcext:value-type="string">
            <text:p>188.6959998607635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149998664855957</text:p>
          </table:table-cell>
          <table:table-cell office:value-type="float" office:value="29043" calcext:value-type="float">
            <text:p>29043</text:p>
          </table:table-cell>
          <table:table-cell office:value-type="float" office:value="61527" calcext:value-type="float">
            <text:p>61527</text:p>
          </table:table-cell>
          <table:table-cell office:value-type="string" calcext:value-type="string">
            <text:p>1.125</text:p>
          </table:table-cell>
          <table:table-cell office:value-type="string" calcext:value-type="string">
            <text:p>54.62899994850159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3799991607666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63000011444092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2.878000020980835</text:p>
          </table:table-cell>
          <table:table-cell office:value-type="string" calcext:value-type="string">
            <text:p>5.37899994850158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490001201629639</text:p>
          </table:table-cell>
          <table:table-cell office:value-type="float" office:value="112941" calcext:value-type="float">
            <text:p>112941</text:p>
          </table:table-cell>
          <table:table-cell office:value-type="string" calcext:value-type="string">
            <text:p>180.8329999446869</text:p>
          </table:table-cell>
          <table:table-cell office:value-type="float" office:value="9832" calcext:value-type="float">
            <text:p>9832</text:p>
          </table:table-cell>
          <table:table-cell office:value-type="string" calcext:value-type="string">
            <text:p>4.797999858856201</text:p>
          </table:table-cell>
          <table:table-cell office:value-type="string" calcext:value-type="string">
            <text:p>189.8039999008178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510001182556152</text:p>
          </table:table-cell>
          <table:table-cell office:value-type="float" office:value="6304" calcext:value-type="float">
            <text:p>6304</text:p>
          </table:table-cell>
          <table:table-cell office:value-type="float" office:value="9894" calcext:value-type="float">
            <text:p>9894</text:p>
          </table:table-cell>
          <table:table-cell office:value-type="string" calcext:value-type="string">
            <text:p>2.0269999504089355</text:p>
          </table:table-cell>
          <table:table-cell office:value-type="string" calcext:value-type="string">
            <text:p>111.58500003814697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32800006866455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3289999961853027</text:p>
          </table:table-cell>
          <table:table-cell office:value-type="float" office:value="41407" calcext:value-type="float">
            <text:p>41407</text:p>
          </table:table-cell>
          <table:table-cell office:value-type="string" calcext:value-type="string">
            <text:p>2.794999837875366</text:p>
          </table:table-cell>
          <table:table-cell office:value-type="string" calcext:value-type="string">
            <text:p>5.453000068664551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40999984741211</text:p>
          </table:table-cell>
          <table:table-cell office:value-type="float" office:value="112981" calcext:value-type="float">
            <text:p>112981</text:p>
          </table:table-cell>
          <table:table-cell office:value-type="string" calcext:value-type="string">
            <text:p>182.6050000190735</text:p>
          </table:table-cell>
          <table:table-cell office:value-type="float" office:value="71540" calcext:value-type="float">
            <text:p>71540</text:p>
          </table:table-cell>
          <table:table-cell office:value-type="string" calcext:value-type="string">
            <text:p>6.203999996185303</text:p>
          </table:table-cell>
          <table:table-cell office:value-type="string" calcext:value-type="string">
            <text:p>192.8619999885559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340001583099365</text:p>
          </table:table-cell>
          <table:table-cell office:value-type="float" office:value="33513" calcext:value-type="float">
            <text:p>33513</text:p>
          </table:table-cell>
          <table:table-cell office:value-type="float" office:value="74920" calcext:value-type="float">
            <text:p>74920</text:p>
          </table:table-cell>
          <table:table-cell office:value-type="string" calcext:value-type="string">
            <text:p>0.6529998779296875</text:p>
          </table:table-cell>
          <table:table-cell office:value-type="string" calcext:value-type="string">
            <text:p>49.210999965667725</text:p>
          </table:table-cell>
          <table:table-cell table:formula="of:=[.U17]-([.T17]+[.H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669999599456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009999752044678</text:p>
          </table:table-cell>
          <table:table-cell office:value-type="float" office:value="10704" calcext:value-type="float">
            <text:p>1070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467999935150146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590002059936523</text:p>
          </table:table-cell>
          <table:table-cell office:value-type="float" office:value="113083" calcext:value-type="float">
            <text:p>113083</text:p>
          </table:table-cell>
          <table:table-cell office:value-type="string" calcext:value-type="string">
            <text:p>180.39800000190735</text:p>
          </table:table-cell>
          <table:table-cell office:value-type="float" office:value="24750" calcext:value-type="float">
            <text:p>24750</text:p>
          </table:table-cell>
          <table:table-cell office:value-type="string" calcext:value-type="string">
            <text:p>5.33299994468689</text:p>
          </table:table-cell>
          <table:table-cell office:value-type="string" calcext:value-type="string">
            <text:p>189.7880001068115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060001850128174</text:p>
          </table:table-cell>
          <table:table-cell office:value-type="float" office:value="14396" calcext:value-type="float">
            <text:p>14396</text:p>
          </table:table-cell>
          <table:table-cell office:value-type="float" office:value="25100" calcext:value-type="float">
            <text:p>25100</text:p>
          </table:table-cell>
          <table:table-cell office:value-type="string" calcext:value-type="string">
            <text:p>1.6180000305175781</text:p>
          </table:table-cell>
          <table:table-cell office:value-type="string" calcext:value-type="string">
            <text:p>85.94900012016296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850000858306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92999839782715</text:p>
          </table:table-cell>
          <table:table-cell office:value-type="float" office:value="31730" calcext:value-type="float">
            <text:p>31730</text:p>
          </table:table-cell>
          <table:table-cell office:value-type="string" calcext:value-type="string">
            <text:p>2.8410000801086426</text:p>
          </table:table-cell>
          <table:table-cell office:value-type="string" calcext:value-type="string">
            <text:p>5.31900000572204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056999921798706</text:p>
          </table:table-cell>
          <table:table-cell office:value-type="float" office:value="113439" calcext:value-type="float">
            <text:p>113439</text:p>
          </table:table-cell>
          <table:table-cell office:value-type="string" calcext:value-type="string">
            <text:p>179.8949999809265</text:p>
          </table:table-cell>
          <table:table-cell office:value-type="float" office:value="58190" calcext:value-type="float">
            <text:p>58190</text:p>
          </table:table-cell>
          <table:table-cell office:value-type="string" calcext:value-type="string">
            <text:p>3.9119999408721924</text:p>
          </table:table-cell>
          <table:table-cell office:value-type="string" calcext:value-type="string">
            <text:p>188.0869998931884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209999084472656</text:p>
          </table:table-cell>
          <table:table-cell office:value-type="float" office:value="28631" calcext:value-type="float">
            <text:p>28631</text:p>
          </table:table-cell>
          <table:table-cell office:value-type="float" office:value="60361" calcext:value-type="float">
            <text:p>60361</text:p>
          </table:table-cell>
          <table:table-cell office:value-type="string" calcext:value-type="string">
            <text:p>1.6659998893737793</text:p>
          </table:table-cell>
          <table:table-cell office:value-type="string" calcext:value-type="string">
            <text:p>55.825000047683716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0700006484985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253000020980835</text:p>
          </table:table-cell>
          <table:table-cell office:value-type="float" office:value="57125" calcext:value-type="float">
            <text:p>57125</text:p>
          </table:table-cell>
          <table:table-cell office:value-type="string" calcext:value-type="string">
            <text:p>10.598999977111816</text:p>
          </table:table-cell>
          <table:table-cell office:value-type="string" calcext:value-type="string">
            <text:p>13.25900006294250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80000066757202</text:p>
          </table:table-cell>
          <table:table-cell office:value-type="float" office:value="112786" calcext:value-type="float">
            <text:p>112786</text:p>
          </table:table-cell>
          <table:table-cell office:value-type="string" calcext:value-type="string">
            <text:p>184.02300000190735</text:p>
          </table:table-cell>
          <table:table-cell office:value-type="float" office:value="91344" calcext:value-type="float">
            <text:p>91344</text:p>
          </table:table-cell>
          <table:table-cell office:value-type="string" calcext:value-type="string">
            <text:p>20.263999938964844</text:p>
          </table:table-cell>
          <table:table-cell office:value-type="string" calcext:value-type="string">
            <text:p>208.5859999656677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244999885559082</text:p>
          </table:table-cell>
          <table:table-cell office:value-type="float" office:value="39669" calcext:value-type="float">
            <text:p>39669</text:p>
          </table:table-cell>
          <table:table-cell office:value-type="float" office:value="96794" calcext:value-type="float">
            <text:p>96794</text:p>
          </table:table-cell>
          <table:table-cell office:value-type="string" calcext:value-type="string">
            <text:p>0.11599993705749512</text:p>
          </table:table-cell>
          <table:table-cell office:value-type="string" calcext:value-type="string">
            <text:p>54.3510000705719</text:p>
          </table:table-cell>
          <table:table-cell table:formula="of:=[.U20]-([.T20]+[.H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6700019836425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989998817443848</text:p>
          </table:table-cell>
          <table:table-cell office:value-type="float" office:value="58890" calcext:value-type="float">
            <text:p>58890</text:p>
          </table:table-cell>
          <table:table-cell office:value-type="string" calcext:value-type="string">
            <text:p>11.032000064849854</text:p>
          </table:table-cell>
          <table:table-cell office:value-type="string" calcext:value-type="string">
            <text:p>13.499000072479248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94000005722046</text:p>
          </table:table-cell>
          <table:table-cell office:value-type="float" office:value="112782" calcext:value-type="float">
            <text:p>112782</text:p>
          </table:table-cell>
          <table:table-cell office:value-type="string" calcext:value-type="string">
            <text:p>184.44700002670288</text:p>
          </table:table-cell>
          <table:table-cell office:value-type="float" office:value="93315" calcext:value-type="float">
            <text:p>93315</text:p>
          </table:table-cell>
          <table:table-cell office:value-type="string" calcext:value-type="string">
            <text:p>14.460000038146973</text:p>
          </table:table-cell>
          <table:table-cell office:value-type="string" calcext:value-type="string">
            <text:p>203.3029999732971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3700008392334</text:p>
          </table:table-cell>
          <table:table-cell office:value-type="float" office:value="40069" calcext:value-type="float">
            <text:p>40069</text:p>
          </table:table-cell>
          <table:table-cell office:value-type="float" office:value="98959" calcext:value-type="float">
            <text:p>98959</text:p>
          </table:table-cell>
          <table:table-cell office:value-type="string" calcext:value-type="string">
            <text:p>0.12199997901916504</text:p>
          </table:table-cell>
          <table:table-cell office:value-type="string" calcext:value-type="string">
            <text:p>53.08200001716614</text:p>
          </table:table-cell>
          <table:table-cell table:formula="of:=[.U21]-([.T21]+[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779999256134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250001430511475</text:p>
          </table:table-cell>
          <table:table-cell office:value-type="float" office:value="31568" calcext:value-type="float">
            <text:p>31568</text:p>
          </table:table-cell>
          <table:table-cell office:value-type="string" calcext:value-type="string">
            <text:p>9.82099986076355</text:p>
          </table:table-cell>
          <table:table-cell office:value-type="string" calcext:value-type="string">
            <text:p>12.5239999294281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2660000324249268</text:p>
          </table:table-cell>
          <table:table-cell office:value-type="float" office:value="112788" calcext:value-type="float">
            <text:p>112788</text:p>
          </table:table-cell>
          <table:table-cell office:value-type="string" calcext:value-type="string">
            <text:p>183.35199999809265</text:p>
          </table:table-cell>
          <table:table-cell office:value-type="float" office:value="58006" calcext:value-type="float">
            <text:p>58006</text:p>
          </table:table-cell>
          <table:table-cell office:value-type="string" calcext:value-type="string">
            <text:p>12.16599988937378</text:p>
          </table:table-cell>
          <table:table-cell office:value-type="string" calcext:value-type="string">
            <text:p>199.9539999961853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7900013923645</text:p>
          </table:table-cell>
          <table:table-cell office:value-type="float" office:value="28645" calcext:value-type="float">
            <text:p>28645</text:p>
          </table:table-cell>
          <table:table-cell office:value-type="float" office:value="60213" calcext:value-type="float">
            <text:p>60213</text:p>
          </table:table-cell>
          <table:table-cell office:value-type="string" calcext:value-type="string">
            <text:p>0.9830000400543213</text:p>
          </table:table-cell>
          <table:table-cell office:value-type="string" calcext:value-type="string">
            <text:p>62.718000173568726</text:p>
          </table:table-cell>
          <table:table-cell table:formula="of:=[.U22]-([.T22]+[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3170001506805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82999849319458</text:p>
          </table:table-cell>
          <table:table-cell office:value-type="float" office:value="50592" calcext:value-type="float">
            <text:p>50592</text:p>
          </table:table-cell>
          <table:table-cell office:value-type="string" calcext:value-type="string">
            <text:p>10.224999904632568</text:p>
          </table:table-cell>
          <table:table-cell office:value-type="string" calcext:value-type="string">
            <text:p>12.7260000705719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700000762939453</text:p>
          </table:table-cell>
          <table:table-cell office:value-type="float" office:value="112804" calcext:value-type="float">
            <text:p>112804</text:p>
          </table:table-cell>
          <table:table-cell office:value-type="string" calcext:value-type="string">
            <text:p>184.59199976921082</text:p>
          </table:table-cell>
          <table:table-cell office:value-type="float" office:value="83110" calcext:value-type="float">
            <text:p>83110</text:p>
          </table:table-cell>
          <table:table-cell office:value-type="string" calcext:value-type="string">
            <text:p>13.26200008392334</text:p>
          </table:table-cell>
          <table:table-cell office:value-type="string" calcext:value-type="string">
            <text:p>202.144999980926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18000030517578</text:p>
          </table:table-cell>
          <table:table-cell office:value-type="float" office:value="37032" calcext:value-type="float">
            <text:p>37032</text:p>
          </table:table-cell>
          <table:table-cell office:value-type="float" office:value="87624" calcext:value-type="float">
            <text:p>87624</text:p>
          </table:table-cell>
          <table:table-cell office:value-type="string" calcext:value-type="string">
            <text:p>0.7829999923706055</text:p>
          </table:table-cell>
          <table:table-cell office:value-type="string" calcext:value-type="string">
            <text:p>54.718000173568726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1700005531311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51000165939331</text:p>
          </table:table-cell>
          <table:table-cell office:value-type="float" office:value="18586" calcext:value-type="float">
            <text:p>18586</text:p>
          </table:table-cell>
          <table:table-cell office:value-type="string" calcext:value-type="string">
            <text:p>10.800999879837036</text:p>
          </table:table-cell>
          <table:table-cell office:value-type="string" calcext:value-type="string">
            <text:p>13.469000101089478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074000120162964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84.03400015830994</text:p>
          </table:table-cell>
          <table:table-cell office:value-type="float" office:value="38356" calcext:value-type="float">
            <text:p>38356</text:p>
          </table:table-cell>
          <table:table-cell office:value-type="string" calcext:value-type="string">
            <text:p>11.574999809265137</text:p>
          </table:table-cell>
          <table:table-cell office:value-type="string" calcext:value-type="string">
            <text:p>199.7569999694824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3529999256134033</text:p>
          </table:table-cell>
          <table:table-cell office:value-type="float" office:value="20682" calcext:value-type="float">
            <text:p>20682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3.765000104904175</text:p>
          </table:table-cell>
          <table:table-cell office:value-type="string" calcext:value-type="string">
            <text:p>82.05999994277954</text:p>
          </table:table-cell>
          <table:table-cell table:formula="of:=[.U24]-([.T24]+[.H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73000049591064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43000030517578</text:p>
          </table:table-cell>
          <table:table-cell office:value-type="float" office:value="35364" calcext:value-type="float">
            <text:p>35364</text:p>
          </table:table-cell>
          <table:table-cell office:value-type="string" calcext:value-type="string">
            <text:p>10.968999862670898</text:p>
          </table:table-cell>
          <table:table-cell office:value-type="string" calcext:value-type="string">
            <text:p>13.684999942779541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740000247955322</text:p>
          </table:table-cell>
          <table:table-cell office:value-type="float" office:value="112840" calcext:value-type="float">
            <text:p>112840</text:p>
          </table:table-cell>
          <table:table-cell office:value-type="string" calcext:value-type="string">
            <text:p>183.75999999046326</text:p>
          </table:table-cell>
          <table:table-cell office:value-type="float" office:value="63190" calcext:value-type="float">
            <text:p>63190</text:p>
          </table:table-cell>
          <table:table-cell office:value-type="string" calcext:value-type="string">
            <text:p>13.003999948501587</text:p>
          </table:table-cell>
          <table:table-cell office:value-type="string" calcext:value-type="string">
            <text:p>201.2109999656677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75999879837036</text:p>
          </table:table-cell>
          <table:table-cell office:value-type="float" office:value="30403" calcext:value-type="float">
            <text:p>30403</text:p>
          </table:table-cell>
          <table:table-cell office:value-type="float" office:value="65767" calcext:value-type="float">
            <text:p>65767</text:p>
          </table:table-cell>
          <table:table-cell office:value-type="string" calcext:value-type="string">
            <text:p>2.4639999866485596</text:p>
          </table:table-cell>
          <table:table-cell office:value-type="string" calcext:value-type="string">
            <text:p>62.65999984741211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9200005531311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170000076293945</text:p>
          </table:table-cell>
          <table:table-cell office:value-type="float" office:value="19659" calcext:value-type="float">
            <text:p>19659</text:p>
          </table:table-cell>
          <table:table-cell office:value-type="string" calcext:value-type="string">
            <text:p>11.289999961853027</text:p>
          </table:table-cell>
          <table:table-cell office:value-type="string" calcext:value-type="string">
            <text:p>13.79900002479553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499998569488525</text:p>
          </table:table-cell>
          <table:table-cell office:value-type="float" office:value="112856" calcext:value-type="float">
            <text:p>112856</text:p>
          </table:table-cell>
          <table:table-cell office:value-type="string" calcext:value-type="string">
            <text:p>184.2850000858307</text:p>
          </table:table-cell>
          <table:table-cell office:value-type="float" office:value="40201" calcext:value-type="float">
            <text:p>40201</text:p>
          </table:table-cell>
          <table:table-cell office:value-type="string" calcext:value-type="string">
            <text:p>11.367000102996826</text:p>
          </table:table-cell>
          <table:table-cell office:value-type="string" calcext:value-type="string">
            <text:p>200.08200001716614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2070000171661377</text:p>
          </table:table-cell>
          <table:table-cell office:value-type="float" office:value="21536" calcext:value-type="float">
            <text:p>21536</text:p>
          </table:table-cell>
          <table:table-cell office:value-type="float" office:value="41195" calcext:value-type="float">
            <text:p>41195</text:p>
          </table:table-cell>
          <table:table-cell office:value-type="string" calcext:value-type="string">
            <text:p>6.437000036239624</text:p>
          </table:table-cell>
          <table:table-cell office:value-type="string" calcext:value-type="string">
            <text:p>82.83599996566772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382000207901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1489999294281006</text:p>
          </table:table-cell>
          <table:table-cell office:value-type="float" office:value="24393" calcext:value-type="float">
            <text:p>24393</text:p>
          </table:table-cell>
          <table:table-cell office:value-type="string" calcext:value-type="string">
            <text:p>10.729000091552734</text:p>
          </table:table-cell>
          <table:table-cell office:value-type="string" calcext:value-type="string">
            <text:p>13.26000022888183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240999937057495</text:p>
          </table:table-cell>
          <table:table-cell office:value-type="float" office:value="112944" calcext:value-type="float">
            <text:p>112944</text:p>
          </table:table-cell>
          <table:table-cell office:value-type="string" calcext:value-type="string">
            <text:p>184.6619999408722</text:p>
          </table:table-cell>
          <table:table-cell office:value-type="float" office:value="47324" calcext:value-type="float">
            <text:p>47324</text:p>
          </table:table-cell>
          <table:table-cell office:value-type="string" calcext:value-type="string">
            <text:p>14.326000213623047</text:p>
          </table:table-cell>
          <table:table-cell office:value-type="string" calcext:value-type="string">
            <text:p>203.4160001277923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23799991607666</text:p>
          </table:table-cell>
          <table:table-cell office:value-type="float" office:value="24338" calcext:value-type="float">
            <text:p>24338</text:p>
          </table:table-cell>
          <table:table-cell office:value-type="float" office:value="48731" calcext:value-type="float">
            <text:p>48731</text:p>
          </table:table-cell>
          <table:table-cell office:value-type="string" calcext:value-type="string">
            <text:p>5.41700005531311</text:p>
          </table:table-cell>
          <table:table-cell office:value-type="string" calcext:value-type="string">
            <text:p>75.17499995231628</text:p>
          </table:table-cell>
          <table:table-cell table:formula="of:=[.U27]-([.T27]+[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609999656677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36000156402588</text:p>
          </table:table-cell>
          <table:table-cell office:value-type="float" office:value="13286" calcext:value-type="float">
            <text:p>13286</text:p>
          </table:table-cell>
          <table:table-cell office:value-type="string" calcext:value-type="string">
            <text:p>11.07800006866455</text:p>
          </table:table-cell>
          <table:table-cell office:value-type="string" calcext:value-type="string">
            <text:p>13.67500019073486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067000150680542</text:p>
          </table:table-cell>
          <table:table-cell office:value-type="float" office:value="113027" calcext:value-type="float">
            <text:p>113027</text:p>
          </table:table-cell>
          <table:table-cell office:value-type="string" calcext:value-type="string">
            <text:p>184.0420000553131</text:p>
          </table:table-cell>
          <table:table-cell office:value-type="float" office:value="29273" calcext:value-type="float">
            <text:p>29273</text:p>
          </table:table-cell>
          <table:table-cell office:value-type="string" calcext:value-type="string">
            <text:p>11.67300009727478</text:p>
          </table:table-cell>
          <table:table-cell office:value-type="string" calcext:value-type="string">
            <text:p>200.0370001792907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2080001831054688</text:p>
          </table:table-cell>
          <table:table-cell office:value-type="float" office:value="16489" calcext:value-type="float">
            <text:p>16489</text:p>
          </table:table-cell>
          <table:table-cell office:value-type="float" office:value="29775" calcext:value-type="float">
            <text:p>29775</text:p>
          </table:table-cell>
          <table:table-cell office:value-type="string" calcext:value-type="string">
            <text:p>8.78000020980835</text:p>
          </table:table-cell>
          <table:table-cell office:value-type="string" calcext:value-type="string">
            <text:p>99.12700009346008</text:p>
          </table:table-cell>
          <table:table-cell table:formula="of:=[.U28]-([.T28]+[.H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9100022315979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93999767303467</text:p>
          </table:table-cell>
          <table:table-cell office:value-type="float" office:value="12168" calcext:value-type="float">
            <text:p>12168</text:p>
          </table:table-cell>
          <table:table-cell office:value-type="string" calcext:value-type="string">
            <text:p>0.628000020980835</text:p>
          </table:table-cell>
          <table:table-cell office:value-type="string" calcext:value-type="string">
            <text:p>3.01300001144409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929998874664307</text:p>
          </table:table-cell>
          <table:table-cell office:value-type="float" office:value="113075" calcext:value-type="float">
            <text:p>113075</text:p>
          </table:table-cell>
          <table:table-cell office:value-type="string" calcext:value-type="string">
            <text:p>178.50799989700317</text:p>
          </table:table-cell>
          <table:table-cell office:value-type="float" office:value="27456" calcext:value-type="float">
            <text:p>27456</text:p>
          </table:table-cell>
          <table:table-cell office:value-type="string" calcext:value-type="string">
            <text:p>2.1540000438690186</text:p>
          </table:table-cell>
          <table:table-cell office:value-type="string" calcext:value-type="string">
            <text:p>184.82299995422363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53999900817871</text:p>
          </table:table-cell>
          <table:table-cell office:value-type="float" office:value="15734" calcext:value-type="float">
            <text:p>15734</text:p>
          </table:table-cell>
          <table:table-cell office:value-type="float" office:value="27902" calcext:value-type="float">
            <text:p>27902</text:p>
          </table:table-cell>
          <table:table-cell office:value-type="string" calcext:value-type="string">
            <text:p>0.25499987602233887</text:p>
          </table:table-cell>
          <table:table-cell office:value-type="string" calcext:value-type="string">
            <text:p>78.72199988365173</text:p>
          </table:table-cell>
          <table:table-cell table:formula="of:=[.U29]-([.T29]+[.H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599988937377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309999465942383</text:p>
          </table:table-cell>
          <table:table-cell office:value-type="float" office:value="11519" calcext:value-type="float">
            <text:p>11519</text:p>
          </table:table-cell>
          <table:table-cell office:value-type="string" calcext:value-type="string">
            <text:p>0.5759999752044678</text:p>
          </table:table-cell>
          <table:table-cell office:value-type="string" calcext:value-type="string">
            <text:p>2.972999811172485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17000150680542</text:p>
          </table:table-cell>
          <table:table-cell office:value-type="float" office:value="112974" calcext:value-type="float">
            <text:p>112974</text:p>
          </table:table-cell>
          <table:table-cell office:value-type="string" calcext:value-type="string">
            <text:p>177.81699991226196</text:p>
          </table:table-cell>
          <table:table-cell office:value-type="float" office:value="26195" calcext:value-type="float">
            <text:p>26195</text:p>
          </table:table-cell>
          <table:table-cell office:value-type="string" calcext:value-type="string">
            <text:p>1.5460000038146973</text:p>
          </table:table-cell>
          <table:table-cell office:value-type="string" calcext:value-type="string">
            <text:p>183.3489999771118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03000020980835</text:p>
          </table:table-cell>
          <table:table-cell office:value-type="float" office:value="15108" calcext:value-type="float">
            <text:p>15108</text:p>
          </table:table-cell>
          <table:table-cell office:value-type="float" office:value="26627" calcext:value-type="float">
            <text:p>26627</text:p>
          </table:table-cell>
          <table:table-cell office:value-type="string" calcext:value-type="string">
            <text:p>0.24499988555908203</text:p>
          </table:table-cell>
          <table:table-cell office:value-type="string" calcext:value-type="string">
            <text:p>80.14199995994568</text:p>
          </table:table-cell>
          <table:table-cell table:formula="of:=[.U30]-([.T30]+[.H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8900012969970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989998817443848</text:p>
          </table:table-cell>
          <table:table-cell office:value-type="float" office:value="7986" calcext:value-type="float">
            <text:p>7986</text:p>
          </table:table-cell>
          <table:table-cell office:value-type="string" calcext:value-type="string">
            <text:p>0.5480000972747803</text:p>
          </table:table-cell>
          <table:table-cell office:value-type="string" calcext:value-type="string">
            <text:p>2.93600010871887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75</text:p>
          </table:table-cell>
          <table:table-cell office:value-type="float" office:value="113008" calcext:value-type="float">
            <text:p>113008</text:p>
          </table:table-cell>
          <table:table-cell office:value-type="string" calcext:value-type="string">
            <text:p>177.14100003242493</text:p>
          </table:table-cell>
          <table:table-cell office:value-type="float" office:value="19342" calcext:value-type="float">
            <text:p>19342</text:p>
          </table:table-cell>
          <table:table-cell office:value-type="string" calcext:value-type="string">
            <text:p>1.3569998741149902</text:p>
          </table:table-cell>
          <table:table-cell office:value-type="string" calcext:value-type="string">
            <text:p>182.51799988746643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269999504089355</text:p>
          </table:table-cell>
          <table:table-cell office:value-type="float" office:value="11598" calcext:value-type="float">
            <text:p>11598</text:p>
          </table:table-cell>
          <table:table-cell office:value-type="float" office:value="19584" calcext:value-type="float">
            <text:p>19584</text:p>
          </table:table-cell>
          <table:table-cell office:value-type="string" calcext:value-type="string">
            <text:p>0.29600000381469727</text:p>
          </table:table-cell>
          <table:table-cell office:value-type="string" calcext:value-type="string">
            <text:p>89.57699990272522</text:p>
          </table:table-cell>
          <table:table-cell table:formula="of:=[.U31]-([.T31]+[.H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54000043869018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209999561309814</text:p>
          </table:table-cell>
          <table:table-cell office:value-type="float" office:value="27402" calcext:value-type="float">
            <text:p>27402</text:p>
          </table:table-cell>
          <table:table-cell office:value-type="string" calcext:value-type="string">
            <text:p>0.7409999370574951</text:p>
          </table:table-cell>
          <table:table-cell office:value-type="string" calcext:value-type="string">
            <text:p>3.11599993705749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660000324249268</text:p>
          </table:table-cell>
          <table:table-cell office:value-type="float" office:value="113098" calcext:value-type="float">
            <text:p>113098</text:p>
          </table:table-cell>
          <table:table-cell office:value-type="string" calcext:value-type="string">
            <text:p>178.02400016784668</text:p>
          </table:table-cell>
          <table:table-cell office:value-type="float" office:value="51731" calcext:value-type="float">
            <text:p>51731</text:p>
          </table:table-cell>
          <table:table-cell office:value-type="string" calcext:value-type="string">
            <text:p>1.8559999465942383</text:p>
          </table:table-cell>
          <table:table-cell office:value-type="string" calcext:value-type="string">
            <text:p>183.8849999904632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72999954223633</text:p>
          </table:table-cell>
          <table:table-cell office:value-type="float" office:value="26084" calcext:value-type="float">
            <text:p>26084</text:p>
          </table:table-cell>
          <table:table-cell office:value-type="float" office:value="53486" calcext:value-type="float">
            <text:p>53486</text:p>
          </table:table-cell>
          <table:table-cell office:value-type="string" calcext:value-type="string">
            <text:p>0.309999942779541</text:p>
          </table:table-cell>
          <table:table-cell office:value-type="string" calcext:value-type="string">
            <text:p>56.12400007247925</text:p>
          </table:table-cell>
          <table:table-cell table:formula="of:=[.U32]-([.T32]+[.H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4999961853027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2200000286102295</text:p>
          </table:table-cell>
          <table:table-cell office:value-type="float" office:value="39373" calcext:value-type="float">
            <text:p>39373</text:p>
          </table:table-cell>
          <table:table-cell office:value-type="string" calcext:value-type="string">
            <text:p>0.6530001163482666</text:p>
          </table:table-cell>
          <table:table-cell office:value-type="string" calcext:value-type="string">
            <text:p>3.038000106811523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139999866485596</text:p>
          </table:table-cell>
          <table:table-cell office:value-type="float" office:value="113115" calcext:value-type="float">
            <text:p>113115</text:p>
          </table:table-cell>
          <table:table-cell office:value-type="string" calcext:value-type="string">
            <text:p>177.25200009346008</text:p>
          </table:table-cell>
          <table:table-cell office:value-type="float" office:value="68673" calcext:value-type="float">
            <text:p>68673</text:p>
          </table:table-cell>
          <table:table-cell office:value-type="string" calcext:value-type="string">
            <text:p>2.7730000019073486</text:p>
          </table:table-cell>
          <table:table-cell office:value-type="string" calcext:value-type="string">
            <text:p>183.9260001182556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299999713897705</text:p>
          </table:table-cell>
          <table:table-cell office:value-type="float" office:value="32369" calcext:value-type="float">
            <text:p>32369</text:p>
          </table:table-cell>
          <table:table-cell office:value-type="float" office:value="71742" calcext:value-type="float">
            <text:p>71742</text:p>
          </table:table-cell>
          <table:table-cell office:value-type="string" calcext:value-type="string">
            <text:p>0.25800013542175293</text:p>
          </table:table-cell>
          <table:table-cell office:value-type="string" calcext:value-type="string">
            <text:p>46.76900005340576</text:p>
          </table:table-cell>
          <table:table-cell table:formula="of:=[.U33]-([.T33]+[.H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54000043869018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2009999752044678</text:p>
          </table:table-cell>
          <table:table-cell office:value-type="float" office:value="41385" calcext:value-type="float">
            <text:p>4138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3.105000019073486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829999923706055</text:p>
          </table:table-cell>
          <table:table-cell office:value-type="float" office:value="113312" calcext:value-type="float">
            <text:p>113312</text:p>
          </table:table-cell>
          <table:table-cell office:value-type="string" calcext:value-type="string">
            <text:p>177.26900005340576</text:p>
          </table:table-cell>
          <table:table-cell office:value-type="float" office:value="71397" calcext:value-type="float">
            <text:p>71397</text:p>
          </table:table-cell>
          <table:table-cell office:value-type="string" calcext:value-type="string">
            <text:p>2.5290000438690186</text:p>
          </table:table-cell>
          <table:table-cell office:value-type="string" calcext:value-type="string">
            <text:p>183.8040001392364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530002117156982</text:p>
          </table:table-cell>
          <table:table-cell office:value-type="float" office:value="33350" calcext:value-type="float">
            <text:p>33350</text:p>
          </table:table-cell>
          <table:table-cell office:value-type="float" office:value="74735" calcext:value-type="float">
            <text:p>74735</text:p>
          </table:table-cell>
          <table:table-cell office:value-type="string" calcext:value-type="string">
            <text:p>0.21899986267089844</text:p>
          </table:table-cell>
          <table:table-cell office:value-type="string" calcext:value-type="string">
            <text:p>46.049999952316284</text:p>
          </table:table-cell>
          <table:table-cell table:formula="of:=[.U34]-([.T34]+[.H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419999599456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929999828338623</text:p>
          </table:table-cell>
          <table:table-cell office:value-type="float" office:value="25172" calcext:value-type="float">
            <text:p>25172</text:p>
          </table:table-cell>
          <table:table-cell office:value-type="string" calcext:value-type="string">
            <text:p>0.6730000972747803</text:p>
          </table:table-cell>
          <table:table-cell office:value-type="string" calcext:value-type="string">
            <text:p>3.108000040054321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63999843597412</text:p>
          </table:table-cell>
          <table:table-cell office:value-type="float" office:value="113477" calcext:value-type="float">
            <text:p>113477</text:p>
          </table:table-cell>
          <table:table-cell office:value-type="string" calcext:value-type="string">
            <text:p>178.010999917984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1.8619999885559082</text:p>
          </table:table-cell>
          <table:table-cell office:value-type="string" calcext:value-type="string">
            <text:p>183.9159998893737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60000801086426</text:p>
          </table:table-cell>
          <table:table-cell office:value-type="float" office:value="24697" calcext:value-type="float">
            <text:p>24697</text:p>
          </table:table-cell>
          <table:table-cell office:value-type="float" office:value="49869" calcext:value-type="float">
            <text:p>49869</text:p>
          </table:table-cell>
          <table:table-cell office:value-type="string" calcext:value-type="string">
            <text:p>0.25100016593933105</text:p>
          </table:table-cell>
          <table:table-cell office:value-type="string" calcext:value-type="string">
            <text:p>58.1780002117157</text:p>
          </table:table-cell>
          <table:table-cell table:formula="of:=[.U35]-([.T35]+[.H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5799999237060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739999294281006</text:p>
          </table:table-cell>
          <table:table-cell office:value-type="float" office:value="14258" calcext:value-type="float">
            <text:p>14258</text:p>
          </table:table-cell>
          <table:table-cell office:value-type="string" calcext:value-type="string">
            <text:p>0.6719999313354492</text:p>
          </table:table-cell>
          <table:table-cell office:value-type="string" calcext:value-type="string">
            <text:p>3.103999853134155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939999103546143</text:p>
          </table:table-cell>
          <table:table-cell office:value-type="float" office:value="113747" calcext:value-type="float">
            <text:p>113747</text:p>
          </table:table-cell>
          <table:table-cell office:value-type="string" calcext:value-type="string">
            <text:p>179.2960000038147</text:p>
          </table:table-cell>
          <table:table-cell office:value-type="float" office:value="30964" calcext:value-type="float">
            <text:p>30964</text:p>
          </table:table-cell>
          <table:table-cell office:value-type="string" calcext:value-type="string">
            <text:p>1.0950000286102295</text:p>
          </table:table-cell>
          <table:table-cell office:value-type="string" calcext:value-type="string">
            <text:p>184.3719999790191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44000005722046</text:p>
          </table:table-cell>
          <table:table-cell office:value-type="float" office:value="17271" calcext:value-type="float">
            <text:p>17271</text:p>
          </table:table-cell>
          <table:table-cell office:value-type="float" office:value="31529" calcext:value-type="float">
            <text:p>31529</text:p>
          </table:table-cell>
          <table:table-cell office:value-type="string" calcext:value-type="string">
            <text:p>0.2760000228881836</text:p>
          </table:table-cell>
          <table:table-cell office:value-type="string" calcext:value-type="string">
            <text:p>74.52999997138977</text:p>
          </table:table-cell>
          <table:table-cell table:formula="of:=[.U36]-([.T36]+[.H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87999963760375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720000743865967</text:p>
          </table:table-cell>
          <table:table-cell office:value-type="float" office:value="23651" calcext:value-type="float">
            <text:p>23651</text:p>
          </table:table-cell>
          <table:table-cell office:value-type="string" calcext:value-type="string">
            <text:p>0.557999849319458</text:p>
          </table:table-cell>
          <table:table-cell office:value-type="string" calcext:value-type="string">
            <text:p>3.017999887466430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15000057220459</text:p>
          </table:table-cell>
          <table:table-cell office:value-type="float" office:value="114671" calcext:value-type="float">
            <text:p>114671</text:p>
          </table:table-cell>
          <table:table-cell office:value-type="string" calcext:value-type="string">
            <text:p>177.9170000553131</text:p>
          </table:table-cell>
          <table:table-cell office:value-type="float" office:value="46184" calcext:value-type="float">
            <text:p>46184</text:p>
          </table:table-cell>
          <table:table-cell office:value-type="string" calcext:value-type="string">
            <text:p>1.7120001316070557</text:p>
          </table:table-cell>
          <table:table-cell office:value-type="string" calcext:value-type="string">
            <text:p>183.5630002021789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49999952316284</text:p>
          </table:table-cell>
          <table:table-cell office:value-type="float" office:value="23939" calcext:value-type="float">
            <text:p>23939</text:p>
          </table:table-cell>
          <table:table-cell office:value-type="float" office:value="47590" calcext:value-type="float">
            <text:p>47590</text:p>
          </table:table-cell>
          <table:table-cell office:value-type="string" calcext:value-type="string">
            <text:p>0.24200010299682617</text:p>
          </table:table-cell>
          <table:table-cell office:value-type="string" calcext:value-type="string">
            <text:p>59.40300011634827</text:p>
          </table:table-cell>
          <table:table-cell table:formula="of:=[.U37]-([.T37]+[.H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3899993896484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02000045776367</text:p>
          </table:table-cell>
          <table:table-cell office:value-type="float" office:value="4615" calcext:value-type="float">
            <text:p>4615</text:p>
          </table:table-cell>
          <table:table-cell office:value-type="string" calcext:value-type="string">
            <text:p>0.4830000400543213</text:p>
          </table:table-cell>
          <table:table-cell office:value-type="string" calcext:value-type="string">
            <text:p>2.924000024795532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299999237060547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177.55599999427795</text:p>
          </table:table-cell>
          <table:table-cell office:value-type="float" office:value="12171" calcext:value-type="float">
            <text:p>12171</text:p>
          </table:table-cell>
          <table:table-cell office:value-type="string" calcext:value-type="string">
            <text:p>1.127000093460083</text:p>
          </table:table-cell>
          <table:table-cell office:value-type="string" calcext:value-type="string">
            <text:p>182.638000011444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859999656677246</text:p>
          </table:table-cell>
          <table:table-cell office:value-type="float" office:value="7650" calcext:value-type="float">
            <text:p>7650</text:p>
          </table:table-cell>
          <table:table-cell office:value-type="float" office:value="12265" calcext:value-type="float">
            <text:p>12265</text:p>
          </table:table-cell>
          <table:table-cell office:value-type="string" calcext:value-type="string">
            <text:p>0.1659998893737793</text:p>
          </table:table-cell>
          <table:table-cell office:value-type="string" calcext:value-type="string">
            <text:p>100.6340000629425</text:p>
          </table:table-cell>
          <table:table-cell table:formula="of:=[.U38]-([.T38]+[.H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1200013160705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0899977684021</text:p>
          </table:table-cell>
          <table:table-cell office:value-type="float" office:value="18592" calcext:value-type="float">
            <text:p>18592</text:p>
          </table:table-cell>
          <table:table-cell office:value-type="string" calcext:value-type="string">
            <text:p>0.5119998455047607</text:p>
          </table:table-cell>
          <table:table-cell office:value-type="string" calcext:value-type="string">
            <text:p>3.033999919891357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19000005722046</text:p>
          </table:table-cell>
          <table:table-cell office:value-type="float" office:value="113043" calcext:value-type="float">
            <text:p>113043</text:p>
          </table:table-cell>
          <table:table-cell office:value-type="string" calcext:value-type="string">
            <text:p>179.125</text:p>
          </table:table-cell>
          <table:table-cell office:value-type="float" office:value="38280" calcext:value-type="float">
            <text:p>38280</text:p>
          </table:table-cell>
          <table:table-cell office:value-type="string" calcext:value-type="string">
            <text:p>1.2260000705718994</text:p>
          </table:table-cell>
          <table:table-cell office:value-type="string" calcext:value-type="string">
            <text:p>184.3849999904632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15000009536743</text:p>
          </table:table-cell>
          <table:table-cell office:value-type="float" office:value="20584" calcext:value-type="float">
            <text:p>20584</text:p>
          </table:table-cell>
          <table:table-cell office:value-type="float" office:value="39176" calcext:value-type="float">
            <text:p>39176</text:p>
          </table:table-cell>
          <table:table-cell office:value-type="string" calcext:value-type="string">
            <text:p>0.14899992942810059</text:p>
          </table:table-cell>
          <table:table-cell office:value-type="string" calcext:value-type="string">
            <text:p>66.85999989509583</text:p>
          </table:table-cell>
          <table:table-cell table:formula="of:=[.U39]-([.T39]+[.H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899991035461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680001258850098</text:p>
          </table:table-cell>
          <table:table-cell office:value-type="float" office:value="15539" calcext:value-type="float">
            <text:p>15539</text:p>
          </table:table-cell>
          <table:table-cell office:value-type="string" calcext:value-type="string">
            <text:p>0.42799997329711914</text:p>
          </table:table-cell>
          <table:table-cell office:value-type="string" calcext:value-type="string">
            <text:p>2.86500000953674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69999885559082</text:p>
          </table:table-cell>
          <table:table-cell office:value-type="float" office:value="113164" calcext:value-type="float">
            <text:p>113164</text:p>
          </table:table-cell>
          <table:table-cell office:value-type="string" calcext:value-type="string">
            <text:p>184.03799986839294</text:p>
          </table:table-cell>
          <table:table-cell office:value-type="float" office:value="33306" calcext:value-type="float">
            <text:p>33306</text:p>
          </table:table-cell>
          <table:table-cell office:value-type="string" calcext:value-type="string">
            <text:p>0.9490001201629639</text:p>
          </table:table-cell>
          <table:table-cell office:value-type="string" calcext:value-type="string">
            <text:p>189.088000059127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179999828338623</text:p>
          </table:table-cell>
          <table:table-cell office:value-type="float" office:value="18449" calcext:value-type="float">
            <text:p>18449</text:p>
          </table:table-cell>
          <table:table-cell office:value-type="float" office:value="33988" calcext:value-type="float">
            <text:p>33988</text:p>
          </table:table-cell>
          <table:table-cell office:value-type="string" calcext:value-type="string">
            <text:p>0.14500021934509277</text:p>
          </table:table-cell>
          <table:table-cell office:value-type="string" calcext:value-type="string">
            <text:p>71.54200005531311</text:p>
          </table:table-cell>
          <table:table-cell table:formula="of:=[.U40]-([.T40]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920001506805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699999809265137</text:p>
          </table:table-cell>
          <table:table-cell office:value-type="float" office:value="19540" calcext:value-type="float">
            <text:p>19540</text:p>
          </table:table-cell>
          <table:table-cell office:value-type="string" calcext:value-type="string">
            <text:p>0.39299988746643066</text:p>
          </table:table-cell>
          <table:table-cell office:value-type="string" calcext:value-type="string">
            <text:p>2.855000019073486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549998760223389</text:p>
          </table:table-cell>
          <table:table-cell office:value-type="float" office:value="113240" calcext:value-type="float">
            <text:p>113240</text:p>
          </table:table-cell>
          <table:table-cell office:value-type="string" calcext:value-type="string">
            <text:p>179.84500002861023</text:p>
          </table:table-cell>
          <table:table-cell office:value-type="float" office:value="39927" calcext:value-type="float">
            <text:p>39927</text:p>
          </table:table-cell>
          <table:table-cell office:value-type="string" calcext:value-type="string">
            <text:p>1.376999855041504</text:p>
          </table:table-cell>
          <table:table-cell office:value-type="string" calcext:value-type="string">
            <text:p>185.1659998893737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889999866485596</text:p>
          </table:table-cell>
          <table:table-cell office:value-type="float" office:value="21377" calcext:value-type="float">
            <text:p>21377</text:p>
          </table:table-cell>
          <table:table-cell office:value-type="float" office:value="40917" calcext:value-type="float">
            <text:p>40917</text:p>
          </table:table-cell>
          <table:table-cell office:value-type="string" calcext:value-type="string">
            <text:p>0.1529998779296875</text:p>
          </table:table-cell>
          <table:table-cell office:value-type="string" calcext:value-type="string">
            <text:p>64.49000000953674</text:p>
          </table:table-cell>
          <table:table-cell table:formula="of:=[.U41]-([.T41]+[.H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37000083923339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3469998836517334</text:p>
          </table:table-cell>
          <table:table-cell office:value-type="float" office:value="37360" calcext:value-type="float">
            <text:p>37360</text:p>
          </table:table-cell>
          <table:table-cell office:value-type="string" calcext:value-type="string">
            <text:p>0.5080001354217529</text:p>
          </table:table-cell>
          <table:table-cell office:value-type="string" calcext:value-type="string">
            <text:p>2.99200010299682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08000087738037</text:p>
          </table:table-cell>
          <table:table-cell office:value-type="float" office:value="113444" calcext:value-type="float">
            <text:p>113444</text:p>
          </table:table-cell>
          <table:table-cell office:value-type="string" calcext:value-type="string">
            <text:p>176.58200001716614</text:p>
          </table:table-cell>
          <table:table-cell office:value-type="float" office:value="66191" calcext:value-type="float">
            <text:p>66191</text:p>
          </table:table-cell>
          <table:table-cell office:value-type="string" calcext:value-type="string">
            <text:p>1.9149999618530273</text:p>
          </table:table-cell>
          <table:table-cell office:value-type="string" calcext:value-type="string">
            <text:p>182.45700001716614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9399995803833</text:p>
          </table:table-cell>
          <table:table-cell office:value-type="float" office:value="31668" calcext:value-type="float">
            <text:p>31668</text:p>
          </table:table-cell>
          <table:table-cell office:value-type="float" office:value="69028" calcext:value-type="float">
            <text:p>69028</text:p>
          </table:table-cell>
          <table:table-cell office:value-type="string" calcext:value-type="string">
            <text:p>0.12199997901916504</text:p>
          </table:table-cell>
          <table:table-cell office:value-type="string" calcext:value-type="string">
            <text:p>47.854000091552734</text:p>
          </table:table-cell>
          <table:table-cell table:formula="of:=[.U42]-([.T42]+[.H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2999868392944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319000005722046</text:p>
          </table:table-cell>
          <table:table-cell office:value-type="float" office:value="31745" calcext:value-type="float">
            <text:p>31745</text:p>
          </table:table-cell>
          <table:table-cell office:value-type="string" calcext:value-type="string">
            <text:p>0.5329999923706055</text:p>
          </table:table-cell>
          <table:table-cell office:value-type="string" calcext:value-type="string">
            <text:p>3.014999866485595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429999351501465</text:p>
          </table:table-cell>
          <table:table-cell office:value-type="float" office:value="113667" calcext:value-type="float">
            <text:p>113667</text:p>
          </table:table-cell>
          <table:table-cell office:value-type="string" calcext:value-type="string">
            <text:p>178.57999992370605</text:p>
          </table:table-cell>
          <table:table-cell office:value-type="float" office:value="58267" calcext:value-type="float">
            <text:p>58267</text:p>
          </table:table-cell>
          <table:table-cell office:value-type="string" calcext:value-type="string">
            <text:p>1.6129999160766602</text:p>
          </table:table-cell>
          <table:table-cell office:value-type="string" calcext:value-type="string">
            <text:p>184.2249999046325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309998989105225</text:p>
          </table:table-cell>
          <table:table-cell office:value-type="float" office:value="28694" calcext:value-type="float">
            <text:p>28694</text:p>
          </table:table-cell>
          <table:table-cell office:value-type="float" office:value="60439" calcext:value-type="float">
            <text:p>60439</text:p>
          </table:table-cell>
          <table:table-cell office:value-type="string" calcext:value-type="string">
            <text:p>0.1400001049041748</text:p>
          </table:table-cell>
          <table:table-cell office:value-type="string" calcext:value-type="string">
            <text:p>51.84999990463257</text:p>
          </table:table-cell>
          <table:table-cell table:formula="of:=[.U43]-([.T43]+[.H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0000085830688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03999900817871</text:p>
          </table:table-cell>
          <table:table-cell office:value-type="float" office:value="4453" calcext:value-type="float">
            <text:p>4453</text:p>
          </table:table-cell>
          <table:table-cell office:value-type="string" calcext:value-type="string">
            <text:p>0.38499999046325684</text:p>
          </table:table-cell>
          <table:table-cell office:value-type="string" calcext:value-type="string">
            <text:p>2.848999977111816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709999084472656</text:p>
          </table:table-cell>
          <table:table-cell office:value-type="float" office:value="113946" calcext:value-type="float">
            <text:p>113946</text:p>
          </table:table-cell>
          <table:table-cell office:value-type="string" calcext:value-type="string">
            <text:p>176.57800006866455</text:p>
          </table:table-cell>
          <table:table-cell office:value-type="float" office:value="11774" calcext:value-type="float">
            <text:p>11774</text:p>
          </table:table-cell>
          <table:table-cell office:value-type="string" calcext:value-type="string">
            <text:p>1.24399995803833</text:p>
          </table:table-cell>
          <table:table-cell office:value-type="string" calcext:value-type="string">
            <text:p>181.819999933242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51999807357788</text:p>
          </table:table-cell>
          <table:table-cell office:value-type="float" office:value="7397" calcext:value-type="float">
            <text:p>7397</text:p>
          </table:table-cell>
          <table:table-cell office:value-type="float" office:value="11850" calcext:value-type="float">
            <text:p>11850</text:p>
          </table:table-cell>
          <table:table-cell office:value-type="string" calcext:value-type="string">
            <text:p>0.20799994468688965</text:p>
          </table:table-cell>
          <table:table-cell office:value-type="string" calcext:value-type="string">
            <text:p>101.85899996757507</text:p>
          </table:table-cell>
          <table:table-cell table:formula="of:=[.U44]-([.T44]+[.H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17000007629394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939999103546143</text:p>
          </table:table-cell>
          <table:table-cell office:value-type="float" office:value="7975" calcext:value-type="float">
            <text:p>7975</text:p>
          </table:table-cell>
          <table:table-cell office:value-type="string" calcext:value-type="string">
            <text:p>0.46700000762939453</text:p>
          </table:table-cell>
          <table:table-cell office:value-type="string" calcext:value-type="string">
            <text:p>2.977999925613403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450000286102295</text:p>
          </table:table-cell>
          <table:table-cell office:value-type="float" office:value="114415" calcext:value-type="float">
            <text:p>114415</text:p>
          </table:table-cell>
          <table:table-cell office:value-type="string" calcext:value-type="string">
            <text:p>176.91799998283386</text:p>
          </table:table-cell>
          <table:table-cell office:value-type="float" office:value="19340" calcext:value-type="float">
            <text:p>19340</text:p>
          </table:table-cell>
          <table:table-cell office:value-type="string" calcext:value-type="string">
            <text:p>0.9019999504089355</text:p>
          </table:table-cell>
          <table:table-cell office:value-type="string" calcext:value-type="string">
            <text:p>181.8869998455047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140000343322754</text:p>
          </table:table-cell>
          <table:table-cell office:value-type="float" office:value="11601" calcext:value-type="float">
            <text:p>11601</text:p>
          </table:table-cell>
          <table:table-cell office:value-type="float" office:value="19576" calcext:value-type="float">
            <text:p>19576</text:p>
          </table:table-cell>
          <table:table-cell office:value-type="string" calcext:value-type="string">
            <text:p>0.17100000381469727</text:p>
          </table:table-cell>
          <table:table-cell office:value-type="string" calcext:value-type="string">
            <text:p>88.78399991989136</text:p>
          </table:table-cell>
          <table:table-cell table:formula="of:=[.U45]-([.T45]+[.H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1399998664855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41999864578247</text:p>
          </table:table-cell>
          <table:table-cell office:value-type="float" office:value="37031" calcext:value-type="float">
            <text:p>37031</text:p>
          </table:table-cell>
          <table:table-cell office:value-type="string" calcext:value-type="string">
            <text:p>0.5280001163482666</text:p>
          </table:table-cell>
          <table:table-cell office:value-type="string" calcext:value-type="string">
            <text:p>2.983999967575073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749998569488525</text:p>
          </table:table-cell>
          <table:table-cell office:value-type="float" office:value="115140" calcext:value-type="float">
            <text:p>115140</text:p>
          </table:table-cell>
          <table:table-cell office:value-type="string" calcext:value-type="string">
            <text:p>177.9340000152588</text:p>
          </table:table-cell>
          <table:table-cell office:value-type="float" office:value="65547" calcext:value-type="float">
            <text:p>65547</text:p>
          </table:table-cell>
          <table:table-cell office:value-type="string" calcext:value-type="string">
            <text:p>1.3529999256134033</text:p>
          </table:table-cell>
          <table:table-cell office:value-type="string" calcext:value-type="string">
            <text:p>183.2799999713897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01999855041504</text:p>
          </table:table-cell>
          <table:table-cell office:value-type="float" office:value="31268" calcext:value-type="float">
            <text:p>31268</text:p>
          </table:table-cell>
          <table:table-cell office:value-type="float" office:value="68299" calcext:value-type="float">
            <text:p>68299</text:p>
          </table:table-cell>
          <table:table-cell office:value-type="string" calcext:value-type="string">
            <text:p>0.14299988746643066</text:p>
          </table:table-cell>
          <table:table-cell office:value-type="string" calcext:value-type="string">
            <text:p>48.87299990653992</text:p>
          </table:table-cell>
          <table:table-cell table:formula="of:=[.U46]-([.T46]+[.H46])" office:value-type="float" office:value="0" calcext:value-type="float">
            <text:p>0</text:p>
          </table:table-cell>
        </table:table-row>
      </table:table>
      <table:table table:name="Good_results" table:style-name="ta1">
        <table:table-column table:style-name="co48" table:default-cell-style-name="ce1"/>
        <table:table-column table:style-name="co23" table:default-cell-style-name="ce1"/>
        <table:table-column table:style-name="co49" table:default-cell-style-name="ce1"/>
        <table:table-column table:style-name="co23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23" table:number-columns-repeated="12" table:default-cell-style-name="ce1"/>
        <table:table-column table:style-name="co5" table:default-cell-style-name="ce1"/>
        <table:table-column table:style-name="co23" table:number-columns-repeated="1001" table:default-cell-style-name="ce1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15000057220459" calcext:value-type="float">
            <text:p>0,315000057220459</text:p>
          </table:table-cell>
          <table:table-cell office:value-type="float" office:value="119" calcext:value-type="float">
            <text:p>119</text:p>
          </table:table-cell>
          <table:table-cell office:value-type="float" office:value="3.40299987792969" calcext:value-type="float">
            <text:p>3,40299987792969</text:p>
          </table:table-cell>
          <table:table-cell office:value-type="float" office:value="0" calcext:value-type="float">
            <text:p>0</text:p>
          </table:table-cell>
          <table:table-cell office:value-type="float" office:value="0.39900016784668" calcext:value-type="float">
            <text:p>0,39900016784668</text:p>
          </table:table-cell>
          <table:table-cell office:value-type="float" office:value="4.11700010299683" calcext:value-type="float">
            <text:p>4,11700010299683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65300011634827" calcext:value-type="float">
            <text:p>2,65300011634827</text:p>
          </table:table-cell>
          <table:table-cell office:value-type="float" office:value="128248" calcext:value-type="float">
            <text:p>128248</text:p>
          </table:table-cell>
          <table:table-cell office:value-type="float" office:value="235.210999965668" calcext:value-type="float">
            <text:p>235,210999965668</text:p>
          </table:table-cell>
          <table:table-cell office:value-type="float" office:value="809" calcext:value-type="float">
            <text:p>809</text:p>
          </table:table-cell>
          <table:table-cell office:value-type="float" office:value="11.6860001087189" calcext:value-type="float">
            <text:p>11,6860001087189</text:p>
          </table:table-cell>
          <table:table-cell office:value-type="float" office:value="252.613000154495" calcext:value-type="float">
            <text:p>252,613000154495</text:p>
          </table:table-cell>
          <table:table-cell office:value-type="float" office:value="37088" calcext:value-type="float">
            <text:p>37088</text:p>
          </table:table-cell>
          <table:table-cell office:value-type="float" office:value="2.83500003814697" calcext:value-type="float">
            <text:p>2,83500003814697</text:p>
          </table:table-cell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office:value-type="float" office:value="3.33299994468689" calcext:value-type="float">
            <text:p>3,33299994468689</text:p>
          </table:table-cell>
          <table:table-cell office:value-type="float" office:value="236.016999959946" calcext:value-type="float">
            <text:p>236,016999959946</text:p>
          </table:table-cell>
          <table:table-cell table:formula="of:=[.U2]-([.T2]+[.H2])" office:value-type="float" office:value="809" calcext:value-type="float">
            <text:p>8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07999849319458" calcext:value-type="float">
            <text:p>0,307999849319458</text:p>
          </table:table-cell>
          <table:table-cell office:value-type="float" office:value="9" calcext:value-type="float">
            <text:p>9</text:p>
          </table:table-cell>
          <table:table-cell office:value-type="float" office:value="2.87100005149841" calcext:value-type="float">
            <text:p>2,87100005149841</text:p>
          </table:table-cell>
          <table:table-cell office:value-type="float" office:value="0" calcext:value-type="float">
            <text:p>0</text:p>
          </table:table-cell>
          <table:table-cell office:value-type="float" office:value="0.323000192642212" calcext:value-type="float">
            <text:p>0,323000192642212</text:p>
          </table:table-cell>
          <table:table-cell office:value-type="float" office:value="3.50300002098083" calcext:value-type="float">
            <text:p>3,50300002098083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41400003433228" calcext:value-type="float">
            <text:p>2,41400003433228</text:p>
          </table:table-cell>
          <table:table-cell office:value-type="float" office:value="120121" calcext:value-type="float">
            <text:p>120121</text:p>
          </table:table-cell>
          <table:table-cell office:value-type="float" office:value="241.31200003624" calcext:value-type="float">
            <text:p>241,31200003624</text:p>
          </table:table-cell>
          <table:table-cell office:value-type="float" office:value="0" calcext:value-type="float">
            <text:p>0</text:p>
          </table:table-cell>
          <table:table-cell office:value-type="float" office:value="1.58400011062622" calcext:value-type="float">
            <text:p>1,58400011062622</text:p>
          </table:table-cell>
          <table:table-cell office:value-type="float" office:value="248.469000101089" calcext:value-type="float">
            <text:p>248,469000101089</text:p>
          </table:table-cell>
          <table:table-cell office:value-type="float" office:value="37088" calcext:value-type="float">
            <text:p>37088</text:p>
          </table:table-cell>
          <table:table-cell office:value-type="float" office:value="3.30900001525879" calcext:value-type="float">
            <text:p>3,30900001525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4999914169312" calcext:value-type="float">
            <text:p>0,214999914169312</text:p>
          </table:table-cell>
          <table:table-cell office:value-type="float" office:value="191.869999885559" calcext:value-type="float">
            <text:p>191,869999885559</text:p>
          </table:table-cell>
          <table:table-cell table:formula="of:=[.U3]-([.T3]+[.H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09000015258789" calcext:value-type="float">
            <text:p>0,309000015258789</text:p>
          </table:table-cell>
          <table:table-cell office:value-type="float" office:value="1" calcext:value-type="float">
            <text:p>1</text:p>
          </table:table-cell>
          <table:table-cell office:value-type="float" office:value="3.10500001907349" calcext:value-type="float">
            <text:p>3,10500001907349</text:p>
          </table:table-cell>
          <table:table-cell office:value-type="float" office:value="10114" calcext:value-type="float">
            <text:p>10114</text:p>
          </table:table-cell>
          <table:table-cell office:value-type="float" office:value="0.296000003814697" calcext:value-type="float">
            <text:p>0,296000003814697</text:p>
          </table:table-cell>
          <table:table-cell office:value-type="float" office:value="3.7110002040863" calcext:value-type="float">
            <text:p>3,7110002040863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37299990653992" calcext:value-type="float">
            <text:p>2,37299990653992</text:p>
          </table:table-cell>
          <table:table-cell office:value-type="float" office:value="116615" calcext:value-type="float">
            <text:p>116615</text:p>
          </table:table-cell>
          <table:table-cell office:value-type="float" office:value="237.15900015831" calcext:value-type="float">
            <text:p>237,15900015831</text:p>
          </table:table-cell>
          <table:table-cell office:value-type="float" office:value="23493" calcext:value-type="float">
            <text:p>23493</text:p>
          </table:table-cell>
          <table:table-cell office:value-type="float" office:value="1.20899987220764" calcext:value-type="float">
            <text:p>1,20899987220764</text:p>
          </table:table-cell>
          <table:table-cell office:value-type="float" office:value="243.773999929428" calcext:value-type="float">
            <text:p>243,773999929428</text:p>
          </table:table-cell>
          <table:table-cell office:value-type="float" office:value="37088" calcext:value-type="float">
            <text:p>37088</text:p>
          </table:table-cell>
          <table:table-cell office:value-type="float" office:value="2.75200009346008" calcext:value-type="float">
            <text:p>2,75200009346008</text:p>
          </table:table-cell>
          <table:table-cell office:value-type="float" office:value="13718" calcext:value-type="float">
            <text:p>13718</text:p>
          </table:table-cell>
          <table:table-cell office:value-type="float" office:value="23832" calcext:value-type="float">
            <text:p>23832</text:p>
          </table:table-cell>
          <table:table-cell office:value-type="float" office:value="0.0850000381469727" calcext:value-type="float">
            <text:p>0,085000038146973</text:p>
          </table:table-cell>
          <table:table-cell office:value-type="float" office:value="125.578999996185" calcext:value-type="float">
            <text:p>125,578999996185</text:p>
          </table:table-cell>
          <table:table-cell table:formula="of:=[.U4]-([.T4]+[.H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75000095367432" calcext:value-type="float">
            <text:p>0,275000095367432</text:p>
          </table:table-cell>
          <table:table-cell office:value-type="float" office:value="19" calcext:value-type="float">
            <text:p>19</text:p>
          </table:table-cell>
          <table:table-cell office:value-type="float" office:value="3.09899997711182" calcext:value-type="float">
            <text:p>3,09899997711182</text:p>
          </table:table-cell>
          <table:table-cell office:value-type="float" office:value="35291" calcext:value-type="float">
            <text:p>35291</text:p>
          </table:table-cell>
          <table:table-cell office:value-type="float" office:value="0.522000074386597" calcext:value-type="float">
            <text:p>0,522000074386597</text:p>
          </table:table-cell>
          <table:table-cell office:value-type="float" office:value="3.8970000743866" calcext:value-type="float">
            <text:p>3,8970000743866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30900001525879" calcext:value-type="float">
            <text:p>2,30900001525879</text:p>
          </table:table-cell>
          <table:table-cell office:value-type="float" office:value="114468" calcext:value-type="float">
            <text:p>114468</text:p>
          </table:table-cell>
          <table:table-cell office:value-type="float" office:value="237.528000116348" calcext:value-type="float">
            <text:p>237,528000116348</text:p>
          </table:table-cell>
          <table:table-cell office:value-type="float" office:value="62944" calcext:value-type="float">
            <text:p>62944</text:p>
          </table:table-cell>
          <table:table-cell office:value-type="float" office:value="2.26999998092651" calcext:value-type="float">
            <text:p>2,26999998092651</text:p>
          </table:table-cell>
          <table:table-cell office:value-type="float" office:value="245.996999979019" calcext:value-type="float">
            <text:p>245,996999979019</text:p>
          </table:table-cell>
          <table:table-cell office:value-type="float" office:value="37088" calcext:value-type="float">
            <text:p>37088</text:p>
          </table:table-cell>
          <table:table-cell office:value-type="float" office:value="2.91499996185303" calcext:value-type="float">
            <text:p>2,91499996185303</text:p>
          </table:table-cell>
          <table:table-cell office:value-type="float" office:value="30279" calcext:value-type="float">
            <text:p>30279</text:p>
          </table:table-cell>
          <table:table-cell office:value-type="float" office:value="65570" calcext:value-type="float">
            <text:p>65570</text:p>
          </table:table-cell>
          <table:table-cell office:value-type="float" office:value="0.059999942779541" calcext:value-type="float">
            <text:p>0,059999942779541</text:p>
          </table:table-cell>
          <table:table-cell office:value-type="float" office:value="63.2230000495911" calcext:value-type="float">
            <text:p>63,2230000495911</text:p>
          </table:table-cell>
          <table:table-cell table:formula="of:=[.U5]-([.T5]+[.H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71000003814697" calcext:value-type="float">
            <text:p>0,171000003814697</text:p>
          </table:table-cell>
          <table:table-cell office:value-type="float" office:value="1" calcext:value-type="float">
            <text:p>1</text:p>
          </table:table-cell>
          <table:table-cell office:value-type="float" office:value="2.40700006484985" calcext:value-type="float">
            <text:p>2,40700006484985</text:p>
          </table:table-cell>
          <table:table-cell office:value-type="float" office:value="7400" calcext:value-type="float">
            <text:p>7400</text:p>
          </table:table-cell>
          <table:table-cell office:value-type="float" office:value="0.786999940872192" calcext:value-type="float">
            <text:p>0,786999940872192</text:p>
          </table:table-cell>
          <table:table-cell office:value-type="float" office:value="3.36500000953674" calcext:value-type="float">
            <text:p>3,36500000953674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99200010299683" calcext:value-type="float">
            <text:p>1,99200010299683</text:p>
          </table:table-cell>
          <table:table-cell office:value-type="float" office:value="114024" calcext:value-type="float">
            <text:p>114024</text:p>
          </table:table-cell>
          <table:table-cell office:value-type="float" office:value="199.657999992371" calcext:value-type="float">
            <text:p>199,657999992371</text:p>
          </table:table-cell>
          <table:table-cell office:value-type="float" office:value="18152" calcext:value-type="float">
            <text:p>18152</text:p>
          </table:table-cell>
          <table:table-cell office:value-type="float" office:value="1.71600008010864" calcext:value-type="float">
            <text:p>1,71600008010864</text:p>
          </table:table-cell>
          <table:table-cell office:value-type="float" office:value="205.743000030518" calcext:value-type="float">
            <text:p>205,743000030518</text:p>
          </table:table-cell>
          <table:table-cell office:value-type="float" office:value="37088" calcext:value-type="float">
            <text:p>37088</text:p>
          </table:table-cell>
          <table:table-cell office:value-type="float" office:value="2.20700001716614" calcext:value-type="float">
            <text:p>2,20700001716614</text:p>
          </table:table-cell>
          <table:table-cell office:value-type="float" office:value="10950" calcext:value-type="float">
            <text:p>10950</text:p>
          </table:table-cell>
          <table:table-cell office:value-type="float" office:value="18350" calcext:value-type="float">
            <text:p>18350</text:p>
          </table:table-cell>
          <table:table-cell office:value-type="float" office:value="0.407999992370606" calcext:value-type="float">
            <text:p>0,407999992370606</text:p>
          </table:table-cell>
          <table:table-cell office:value-type="float" office:value="102.162000179291" calcext:value-type="float">
            <text:p>102,162000179291</text:p>
          </table:table-cell>
          <table:table-cell table:formula="of:=[.U6]-([.T6]+[.H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90999984741211" calcext:value-type="float">
            <text:p>0,190999984741211</text:p>
          </table:table-cell>
          <table:table-cell office:value-type="float" office:value="7" calcext:value-type="float">
            <text:p>7</text:p>
          </table:table-cell>
          <table:table-cell office:value-type="float" office:value="2.36199998855591" calcext:value-type="float">
            <text:p>2,36199998855591</text:p>
          </table:table-cell>
          <table:table-cell office:value-type="float" office:value="10157" calcext:value-type="float">
            <text:p>10157</text:p>
          </table:table-cell>
          <table:table-cell office:value-type="float" office:value="0.716000080108643" calcext:value-type="float">
            <text:p>0,716000080108643</text:p>
          </table:table-cell>
          <table:table-cell office:value-type="float" office:value="3.26900005340576" calcext:value-type="float">
            <text:p>3,26900005340576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9999985694885" calcext:value-type="float">
            <text:p>1,89999985694885</text:p>
          </table:table-cell>
          <table:table-cell office:value-type="float" office:value="113261" calcext:value-type="float">
            <text:p>113261</text:p>
          </table:table-cell>
          <table:table-cell office:value-type="float" office:value="198.384000062943" calcext:value-type="float">
            <text:p>198,384000062943</text:p>
          </table:table-cell>
          <table:table-cell office:value-type="float" office:value="23505" calcext:value-type="float">
            <text:p>23505</text:p>
          </table:table-cell>
          <table:table-cell office:value-type="float" office:value="3.36100006103516" calcext:value-type="float">
            <text:p>3,36100006103516</text:p>
          </table:table-cell>
          <table:table-cell office:value-type="float" office:value="205.973999977112" calcext:value-type="float">
            <text:p>205,973999977112</text:p>
          </table:table-cell>
          <table:table-cell office:value-type="float" office:value="37088" calcext:value-type="float">
            <text:p>37088</text:p>
          </table:table-cell>
          <table:table-cell office:value-type="float" office:value="2.13599991798401" calcext:value-type="float">
            <text:p>2,13599991798401</text:p>
          </table:table-cell>
          <table:table-cell office:value-type="float" office:value="13679" calcext:value-type="float">
            <text:p>13679</text:p>
          </table:table-cell>
          <table:table-cell office:value-type="float" office:value="23836" calcext:value-type="float">
            <text:p>23836</text:p>
          </table:table-cell>
          <table:table-cell office:value-type="float" office:value="0.427999973297119" calcext:value-type="float">
            <text:p>0,427999973297119</text:p>
          </table:table-cell>
          <table:table-cell office:value-type="float" office:value="91.7439999580383" calcext:value-type="float">
            <text:p>91,7439999580383</text:p>
          </table:table-cell>
          <table:table-cell table:formula="of:=[.U7]-([.T7]+[.H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17000007629395" calcext:value-type="float">
            <text:p>0,217000007629395</text:p>
          </table:table-cell>
          <table:table-cell office:value-type="float" office:value="1" calcext:value-type="float">
            <text:p>1</text:p>
          </table:table-cell>
          <table:table-cell office:value-type="float" office:value="2.36299991607666" calcext:value-type="float">
            <text:p>2,36299991607666</text:p>
          </table:table-cell>
          <table:table-cell office:value-type="float" office:value="4796" calcext:value-type="float">
            <text:p>4796</text:p>
          </table:table-cell>
          <table:table-cell office:value-type="float" office:value="0.743000030517578" calcext:value-type="float">
            <text:p>0,743000030517578</text:p>
          </table:table-cell>
          <table:table-cell office:value-type="float" office:value="3.32299995422363" calcext:value-type="float">
            <text:p>3,32299995422363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7800002098084" calcext:value-type="float">
            <text:p>1,87800002098084</text:p>
          </table:table-cell>
          <table:table-cell office:value-type="float" office:value="113067" calcext:value-type="float">
            <text:p>113067</text:p>
          </table:table-cell>
          <table:table-cell office:value-type="float" office:value="198.963000059128" calcext:value-type="float">
            <text:p>198,963000059128</text:p>
          </table:table-cell>
          <table:table-cell office:value-type="float" office:value="12590" calcext:value-type="float">
            <text:p>12590</text:p>
          </table:table-cell>
          <table:table-cell office:value-type="float" office:value="1.40599989891052" calcext:value-type="float">
            <text:p>1,40599989891052</text:p>
          </table:table-cell>
          <table:table-cell office:value-type="float" office:value="204.643000125885" calcext:value-type="float">
            <text:p>204,643000125885</text:p>
          </table:table-cell>
          <table:table-cell office:value-type="float" office:value="37088" calcext:value-type="float">
            <text:p>37088</text:p>
          </table:table-cell>
          <table:table-cell office:value-type="float" office:value="2.09099984169006" calcext:value-type="float">
            <text:p>2,09099984169006</text:p>
          </table:table-cell>
          <table:table-cell office:value-type="float" office:value="7888" calcext:value-type="float">
            <text:p>7888</text:p>
          </table:table-cell>
          <table:table-cell office:value-type="float" office:value="12684" calcext:value-type="float">
            <text:p>12684</text:p>
          </table:table-cell>
          <table:table-cell office:value-type="float" office:value="0.388999938964844" calcext:value-type="float">
            <text:p>0,388999938964844</text:p>
          </table:table-cell>
          <table:table-cell office:value-type="float" office:value="111.242000102997" calcext:value-type="float">
            <text:p>111,242000102997</text:p>
          </table:table-cell>
          <table:table-cell table:formula="of:=[.U8]-([.T8]+[.H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96000099182129" calcext:value-type="float">
            <text:p>0,196000099182129</text:p>
          </table:table-cell>
          <table:table-cell office:value-type="float" office:value="3" calcext:value-type="float">
            <text:p>3</text:p>
          </table:table-cell>
          <table:table-cell office:value-type="float" office:value="3.29499983787537" calcext:value-type="float">
            <text:p>3,29499983787537</text:p>
          </table:table-cell>
          <table:table-cell office:value-type="float" office:value="36083" calcext:value-type="float">
            <text:p>36083</text:p>
          </table:table-cell>
          <table:table-cell office:value-type="float" office:value="0.867000102996826" calcext:value-type="float">
            <text:p>0,867000102996826</text:p>
          </table:table-cell>
          <table:table-cell office:value-type="float" office:value="4.35800004005432" calcext:value-type="float">
            <text:p>4,35800004005432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90100002288818" calcext:value-type="float">
            <text:p>1,90100002288818</text:p>
          </table:table-cell>
          <table:table-cell office:value-type="float" office:value="112961" calcext:value-type="float">
            <text:p>112961</text:p>
          </table:table-cell>
          <table:table-cell office:value-type="float" office:value="197.354000091553" calcext:value-type="float">
            <text:p>197,354000091553</text:p>
          </table:table-cell>
          <table:table-cell office:value-type="float" office:value="64247" calcext:value-type="float">
            <text:p>64247</text:p>
          </table:table-cell>
          <table:table-cell office:value-type="float" office:value="2.09699988365173" calcext:value-type="float">
            <text:p>2,09699988365173</text:p>
          </table:table-cell>
          <table:table-cell office:value-type="float" office:value="203.592000007629" calcext:value-type="float">
            <text:p>203,592000007629</text:p>
          </table:table-cell>
          <table:table-cell office:value-type="float" office:value="37088" calcext:value-type="float">
            <text:p>37088</text:p>
          </table:table-cell>
          <table:table-cell office:value-type="float" office:value="2.10400009155273" calcext:value-type="float">
            <text:p>2,10400009155273</text:p>
          </table:table-cell>
          <table:table-cell office:value-type="float" office:value="30784" calcext:value-type="float">
            <text:p>30784</text:p>
          </table:table-cell>
          <table:table-cell office:value-type="float" office:value="66867" calcext:value-type="float">
            <text:p>66867</text:p>
          </table:table-cell>
          <table:table-cell office:value-type="float" office:value="0.20799994468689" calcext:value-type="float">
            <text:p>0,20799994468689</text:p>
          </table:table-cell>
          <table:table-cell office:value-type="float" office:value="53.4509999752045" calcext:value-type="float">
            <text:p>53,4509999752045</text:p>
          </table:table-cell>
          <table:table-cell table:formula="of:=[.U9]-([.T9]+[.H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05000162124634" calcext:value-type="float">
            <text:p>0,205000162124634</text:p>
          </table:table-cell>
          <table:table-cell office:value-type="float" office:value="1" calcext:value-type="float">
            <text:p>1</text:p>
          </table:table-cell>
          <table:table-cell office:value-type="float" office:value="3.30299997329712" calcext:value-type="float">
            <text:p>3,30299997329712</text:p>
          </table:table-cell>
          <table:table-cell office:value-type="float" office:value="3006" calcext:value-type="float">
            <text:p>3006</text:p>
          </table:table-cell>
          <table:table-cell office:value-type="float" office:value="0.421000003814697" calcext:value-type="float">
            <text:p>0,421000003814697</text:p>
          </table:table-cell>
          <table:table-cell office:value-type="float" office:value="3.92900013923645" calcext:value-type="float">
            <text:p>3,92900013923645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40100002288818" calcext:value-type="float">
            <text:p>2,40100002288818</text:p>
          </table:table-cell>
          <table:table-cell office:value-type="float" office:value="118208" calcext:value-type="float">
            <text:p>118208</text:p>
          </table:table-cell>
          <table:table-cell office:value-type="float" office:value="251.384999990463" calcext:value-type="float">
            <text:p>251,384999990463</text:p>
          </table:table-cell>
          <table:table-cell office:value-type="float" office:value="8368" calcext:value-type="float">
            <text:p>8368</text:p>
          </table:table-cell>
          <table:table-cell office:value-type="float" office:value="1.32500004768372" calcext:value-type="float">
            <text:p>1,32500004768372</text:p>
          </table:table-cell>
          <table:table-cell office:value-type="float" office:value="257.891000032425" calcext:value-type="float">
            <text:p>257,891000032425</text:p>
          </table:table-cell>
          <table:table-cell office:value-type="float" office:value="37088" calcext:value-type="float">
            <text:p>37088</text:p>
          </table:table-cell>
          <table:table-cell office:value-type="float" office:value="3.13500022888184" calcext:value-type="float">
            <text:p>3,13500022888184</text:p>
          </table:table-cell>
          <table:table-cell office:value-type="float" office:value="5398" calcext:value-type="float">
            <text:p>5398</text:p>
          </table:table-cell>
          <table:table-cell office:value-type="float" office:value="8404" calcext:value-type="float">
            <text:p>8404</text:p>
          </table:table-cell>
          <table:table-cell office:value-type="float" office:value="0.123999834060669" calcext:value-type="float">
            <text:p>0,123999834060669</text:p>
          </table:table-cell>
          <table:table-cell office:value-type="float" office:value="156.196999788284" calcext:value-type="float">
            <text:p>156,196999788284</text:p>
          </table:table-cell>
          <table:table-cell table:formula="of:=[.U10]-([.T10]+[.H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76999807357788" calcext:value-type="float">
            <text:p>0,176999807357788</text:p>
          </table:table-cell>
          <table:table-cell office:value-type="float" office:value="79" calcext:value-type="float">
            <text:p>79</text:p>
          </table:table-cell>
          <table:table-cell office:value-type="float" office:value="3.23600006103516" calcext:value-type="float">
            <text:p>3,23600006103516</text:p>
          </table:table-cell>
          <table:table-cell office:value-type="float" office:value="2414" calcext:value-type="float">
            <text:p>2414</text:p>
          </table:table-cell>
          <table:table-cell office:value-type="float" office:value="0.526000022888184" calcext:value-type="float">
            <text:p>0,526000022888184</text:p>
          </table:table-cell>
          <table:table-cell office:value-type="float" office:value="3.93899989128113" calcext:value-type="float">
            <text:p>3,93899989128113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58099985122681" calcext:value-type="float">
            <text:p>2,58099985122681</text:p>
          </table:table-cell>
          <table:table-cell office:value-type="float" office:value="115639" calcext:value-type="float">
            <text:p>115639</text:p>
          </table:table-cell>
          <table:table-cell office:value-type="float" office:value="256.369999885559" calcext:value-type="float">
            <text:p>256,369999885559</text:p>
          </table:table-cell>
          <table:table-cell office:value-type="float" office:value="6846" calcext:value-type="float">
            <text:p>6846</text:p>
          </table:table-cell>
          <table:table-cell office:value-type="float" office:value="14.9460000991821" calcext:value-type="float">
            <text:p>14,9460000991821</text:p>
          </table:table-cell>
          <table:table-cell office:value-type="float" office:value="276.542000055313" calcext:value-type="float">
            <text:p>276,542000055313</text:p>
          </table:table-cell>
          <table:table-cell office:value-type="float" office:value="37088" calcext:value-type="float">
            <text:p>37088</text:p>
          </table:table-cell>
          <table:table-cell office:value-type="float" office:value="3.22300004959106" calcext:value-type="float">
            <text:p>3,22300004959106</text:p>
          </table:table-cell>
          <table:table-cell office:value-type="float" office:value="4452" calcext:value-type="float">
            <text:p>4452</text:p>
          </table:table-cell>
          <table:table-cell office:value-type="float" office:value="6866" calcext:value-type="float">
            <text:p>6866</text:p>
          </table:table-cell>
          <table:table-cell office:value-type="float" office:value="0.560999870300293" calcext:value-type="float">
            <text:p>0,560999870300293</text:p>
          </table:table-cell>
          <table:table-cell office:value-type="float" office:value="165.81200003624" calcext:value-type="float">
            <text:p>165,81200003624</text:p>
          </table:table-cell>
          <table:table-cell table:formula="of:=[.U11]-([.T11]+[.H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08000087738037" calcext:value-type="float">
            <text:p>0,308000087738037</text:p>
          </table:table-cell>
          <table:table-cell office:value-type="float" office:value="1" calcext:value-type="float">
            <text:p>1</text:p>
          </table:table-cell>
          <table:table-cell office:value-type="float" office:value="2.94199991226196" calcext:value-type="float">
            <text:p>2,94199991226196</text:p>
          </table:table-cell>
          <table:table-cell office:value-type="float" office:value="2451" calcext:value-type="float">
            <text:p>2451</text:p>
          </table:table-cell>
          <table:table-cell office:value-type="float" office:value="0.354000091552734" calcext:value-type="float">
            <text:p>0,354000091552734</text:p>
          </table:table-cell>
          <table:table-cell office:value-type="float" office:value="3.60400009155273" calcext:value-type="float">
            <text:p>3,60400009155273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46399998664856" calcext:value-type="float">
            <text:p>2,46399998664856</text:p>
          </table:table-cell>
          <table:table-cell office:value-type="float" office:value="113982" calcext:value-type="float">
            <text:p>113982</text:p>
          </table:table-cell>
          <table:table-cell office:value-type="float" office:value="249.190999984741" calcext:value-type="float">
            <text:p>249,190999984741</text:p>
          </table:table-cell>
          <table:table-cell office:value-type="float" office:value="7021" calcext:value-type="float">
            <text:p>7021</text:p>
          </table:table-cell>
          <table:table-cell office:value-type="float" office:value="1.29200005531311" calcext:value-type="float">
            <text:p>1,29200005531311</text:p>
          </table:table-cell>
          <table:table-cell office:value-type="float" office:value="255.725000143051" calcext:value-type="float">
            <text:p>255,725000143051</text:p>
          </table:table-cell>
          <table:table-cell office:value-type="float" office:value="37088" calcext:value-type="float">
            <text:p>37088</text:p>
          </table:table-cell>
          <table:table-cell office:value-type="float" office:value="3.06299996376038" calcext:value-type="float">
            <text:p>3,06299996376038</text:p>
          </table:table-cell>
          <table:table-cell office:value-type="float" office:value="4590" calcext:value-type="float">
            <text:p>4590</text:p>
          </table:table-cell>
          <table:table-cell office:value-type="float" office:value="7041" calcext:value-type="float">
            <text:p>7041</text:p>
          </table:table-cell>
          <table:table-cell office:value-type="float" office:value="0.0850000381469727" calcext:value-type="float">
            <text:p>0,085000038146973</text:p>
          </table:table-cell>
          <table:table-cell office:value-type="float" office:value="158.656999826431" calcext:value-type="float">
            <text:p>158,656999826431</text:p>
          </table:table-cell>
          <table:table-cell table:formula="of:=[.U12]-([.T12]+[.H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40999841690063" calcext:value-type="float">
            <text:p>0,340999841690063</text:p>
          </table:table-cell>
          <table:table-cell office:value-type="float" office:value="1" calcext:value-type="float">
            <text:p>1</text:p>
          </table:table-cell>
          <table:table-cell office:value-type="float" office:value="3.48900008201599" calcext:value-type="float">
            <text:p>3,48900008201599</text:p>
          </table:table-cell>
          <table:table-cell office:value-type="float" office:value="15035" calcext:value-type="float">
            <text:p>15035</text:p>
          </table:table-cell>
          <table:table-cell office:value-type="float" office:value="0.45799994468689" calcext:value-type="float">
            <text:p>0,45799994468689</text:p>
          </table:table-cell>
          <table:table-cell office:value-type="float" office:value="4.28799986839294" calcext:value-type="float">
            <text:p>4,28799986839294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77600002288818" calcext:value-type="float">
            <text:p>2,77600002288818</text:p>
          </table:table-cell>
          <table:table-cell office:value-type="float" office:value="113401" calcext:value-type="float">
            <text:p>113401</text:p>
          </table:table-cell>
          <table:table-cell office:value-type="float" office:value="249.126999855042" calcext:value-type="float">
            <text:p>249,126999855042</text:p>
          </table:table-cell>
          <table:table-cell office:value-type="float" office:value="32297" calcext:value-type="float">
            <text:p>32297</text:p>
          </table:table-cell>
          <table:table-cell office:value-type="float" office:value="1.02600002288818" calcext:value-type="float">
            <text:p>1,02600002288818</text:p>
          </table:table-cell>
          <table:table-cell office:value-type="float" office:value="256.253999948502" calcext:value-type="float">
            <text:p>256,253999948502</text:p>
          </table:table-cell>
          <table:table-cell office:value-type="float" office:value="37088" calcext:value-type="float">
            <text:p>37088</text:p>
          </table:table-cell>
          <table:table-cell office:value-type="float" office:value="2.59599995613098" calcext:value-type="float">
            <text:p>2,59599995613098</text:p>
          </table:table-cell>
          <table:table-cell office:value-type="float" office:value="17891" calcext:value-type="float">
            <text:p>17891</text:p>
          </table:table-cell>
          <table:table-cell office:value-type="float" office:value="32926" calcext:value-type="float">
            <text:p>32926</text:p>
          </table:table-cell>
          <table:table-cell office:value-type="float" office:value="0.0799999237060547" calcext:value-type="float">
            <text:p>0,079999923706055</text:p>
          </table:table-cell>
          <table:table-cell office:value-type="float" office:value="91.2350001335144" calcext:value-type="float">
            <text:p>91,2350001335144</text:p>
          </table:table-cell>
          <table:table-cell table:formula="of:=[.U13]-([.T13]+[.H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63000011444092" calcext:value-type="float">
            <text:p>0,263000011444092</text:p>
          </table:table-cell>
          <table:table-cell office:value-type="float" office:value="2" calcext:value-type="float">
            <text:p>2</text:p>
          </table:table-cell>
          <table:table-cell office:value-type="float" office:value="2.3600001335144" calcext:value-type="float">
            <text:p>2,3600001335144</text:p>
          </table:table-cell>
          <table:table-cell office:value-type="float" office:value="5868" calcext:value-type="float">
            <text:p>5868</text:p>
          </table:table-cell>
          <table:table-cell office:value-type="float" office:value="3.29900002479553" calcext:value-type="float">
            <text:p>3,29900002479553</text:p>
          </table:table-cell>
          <table:table-cell office:value-type="float" office:value="5.92200016975403" calcext:value-type="float">
            <text:p>5,92200016975403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93199992179871" calcext:value-type="float">
            <text:p>1,93199992179871</text:p>
          </table:table-cell>
          <table:table-cell office:value-type="float" office:value="113396" calcext:value-type="float">
            <text:p>113396</text:p>
          </table:table-cell>
          <table:table-cell office:value-type="float" office:value="200.72000002861" calcext:value-type="float">
            <text:p>200,72000002861</text:p>
          </table:table-cell>
          <table:table-cell office:value-type="float" office:value="14938" calcext:value-type="float">
            <text:p>14938</text:p>
          </table:table-cell>
          <table:table-cell office:value-type="float" office:value="4.6029999256134" calcext:value-type="float">
            <text:p>4,6029999256134</text:p>
          </table:table-cell>
          <table:table-cell office:value-type="float" office:value="209.664000034332" calcext:value-type="float">
            <text:p>209,664000034332</text:p>
          </table:table-cell>
          <table:table-cell office:value-type="float" office:value="37088" calcext:value-type="float">
            <text:p>37088</text:p>
          </table:table-cell>
          <table:table-cell office:value-type="float" office:value="2.20700001716614" calcext:value-type="float">
            <text:p>2,20700001716614</text:p>
          </table:table-cell>
          <table:table-cell office:value-type="float" office:value="9186" calcext:value-type="float">
            <text:p>9186</text:p>
          </table:table-cell>
          <table:table-cell office:value-type="float" office:value="15054" calcext:value-type="float">
            <text:p>15054</text:p>
          </table:table-cell>
          <table:table-cell office:value-type="float" office:value="2.51999998092651" calcext:value-type="float">
            <text:p>2,51999998092651</text:p>
          </table:table-cell>
          <table:table-cell office:value-type="float" office:value="113.013000011444" calcext:value-type="float">
            <text:p>113,013000011444</text:p>
          </table:table-cell>
          <table:table-cell table:formula="of:=[.U14]-([.T14]+[.H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61000156402588" calcext:value-type="float">
            <text:p>0,261000156402588</text:p>
          </table:table-cell>
          <table:table-cell office:value-type="float" office:value="2" calcext:value-type="float">
            <text:p>2</text:p>
          </table:table-cell>
          <table:table-cell office:value-type="float" office:value="2.44799995422363" calcext:value-type="float">
            <text:p>2,44799995422363</text:p>
          </table:table-cell>
          <table:table-cell office:value-type="float" office:value="8246" calcext:value-type="float">
            <text:p>8246</text:p>
          </table:table-cell>
          <table:table-cell office:value-type="float" office:value="3.29099988937378" calcext:value-type="float">
            <text:p>3,29099988937378</text:p>
          </table:table-cell>
          <table:table-cell office:value-type="float" office:value="6" calcext:value-type="float">
            <text:p>6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01999998092651" calcext:value-type="float">
            <text:p>2,01999998092651</text:p>
          </table:table-cell>
          <table:table-cell office:value-type="float" office:value="112999" calcext:value-type="float">
            <text:p>112999</text:p>
          </table:table-cell>
          <table:table-cell office:value-type="float" office:value="200.503999948502" calcext:value-type="float">
            <text:p>200,503999948502</text:p>
          </table:table-cell>
          <table:table-cell office:value-type="float" office:value="19973" calcext:value-type="float">
            <text:p>19973</text:p>
          </table:table-cell>
          <table:table-cell office:value-type="float" office:value="4.61300015449524" calcext:value-type="float">
            <text:p>4,61300015449524</text:p>
          </table:table-cell>
          <table:table-cell office:value-type="float" office:value="209.532999992371" calcext:value-type="float">
            <text:p>209,532999992371</text:p>
          </table:table-cell>
          <table:table-cell office:value-type="float" office:value="37088" calcext:value-type="float">
            <text:p>37088</text:p>
          </table:table-cell>
          <table:table-cell office:value-type="float" office:value="2.13499999046326" calcext:value-type="float">
            <text:p>2,13499999046326</text:p>
          </table:table-cell>
          <table:table-cell office:value-type="float" office:value="11973" calcext:value-type="float">
            <text:p>11973</text:p>
          </table:table-cell>
          <table:table-cell office:value-type="float" office:value="20219" calcext:value-type="float">
            <text:p>20219</text:p>
          </table:table-cell>
          <table:table-cell office:value-type="float" office:value="1.95299983024597" calcext:value-type="float">
            <text:p>1,95299983024597</text:p>
          </table:table-cell>
          <table:table-cell office:value-type="float" office:value="103.799999952316" calcext:value-type="float">
            <text:p>103,799999952316</text:p>
          </table:table-cell>
          <table:table-cell table:formula="of:=[.U15]-([.T15]+[.H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00999975204468" calcext:value-type="float">
            <text:p>0,200999975204468</text:p>
          </table:table-cell>
          <table:table-cell office:value-type="float" office:value="1" calcext:value-type="float">
            <text:p>1</text:p>
          </table:table-cell>
          <table:table-cell office:value-type="float" office:value="2.41900014877319" calcext:value-type="float">
            <text:p>2,41900014877319</text:p>
          </table:table-cell>
          <table:table-cell office:value-type="float" office:value="943" calcext:value-type="float">
            <text:p>943</text:p>
          </table:table-cell>
          <table:table-cell office:value-type="float" office:value="3.3989999294281" calcext:value-type="float">
            <text:p>3,3989999294281</text:p>
          </table:table-cell>
          <table:table-cell office:value-type="float" office:value="6.01900005340576" calcext:value-type="float">
            <text:p>6,01900005340576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03800010681152" calcext:value-type="float">
            <text:p>2,03800010681152</text:p>
          </table:table-cell>
          <table:table-cell office:value-type="float" office:value="112885" calcext:value-type="float">
            <text:p>112885</text:p>
          </table:table-cell>
          <table:table-cell office:value-type="float" office:value="202.575999975204" calcext:value-type="float">
            <text:p>202,575999975204</text:p>
          </table:table-cell>
          <table:table-cell office:value-type="float" office:value="2867" calcext:value-type="float">
            <text:p>2867</text:p>
          </table:table-cell>
          <table:table-cell office:value-type="float" office:value="4.18300008773804" calcext:value-type="float">
            <text:p>4,18300008773804</text:p>
          </table:table-cell>
          <table:table-cell office:value-type="float" office:value="211.133000135422" calcext:value-type="float">
            <text:p>211,133000135422</text:p>
          </table:table-cell>
          <table:table-cell office:value-type="float" office:value="37088" calcext:value-type="float">
            <text:p>37088</text:p>
          </table:table-cell>
          <table:table-cell office:value-type="float" office:value="2.1710000038147" calcext:value-type="float">
            <text:p>2,1710000038147</text:p>
          </table:table-cell>
          <table:table-cell office:value-type="float" office:value="1926" calcext:value-type="float">
            <text:p>1926</text:p>
          </table:table-cell>
          <table:table-cell office:value-type="float" office:value="2869" calcext:value-type="float">
            <text:p>2869</text:p>
          </table:table-cell>
          <table:table-cell office:value-type="float" office:value="2.15499997138977" calcext:value-type="float">
            <text:p>2,15499997138977</text:p>
          </table:table-cell>
          <table:table-cell office:value-type="float" office:value="139.809000015259" calcext:value-type="float">
            <text:p>139,809000015259</text:p>
          </table:table-cell>
          <table:table-cell table:formula="of:=[.U16]-([.T16]+[.H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76999950408936" calcext:value-type="float">
            <text:p>0,276999950408936</text:p>
          </table:table-cell>
          <table:table-cell office:value-type="float" office:value="1" calcext:value-type="float">
            <text:p>1</text:p>
          </table:table-cell>
          <table:table-cell office:value-type="float" office:value="2.37700009346008" calcext:value-type="float">
            <text:p>2,37700009346008</text:p>
          </table:table-cell>
          <table:table-cell office:value-type="float" office:value="11117" calcext:value-type="float">
            <text:p>11117</text:p>
          </table:table-cell>
          <table:table-cell office:value-type="float" office:value="3.1269998550415" calcext:value-type="float">
            <text:p>3,1269998550415</text:p>
          </table:table-cell>
          <table:table-cell office:value-type="float" office:value="5.78099989891052" calcext:value-type="float">
            <text:p>5,78099989891052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125" calcext:value-type="float">
            <text:p>2,125</text:p>
          </table:table-cell>
          <table:table-cell office:value-type="float" office:value="112846" calcext:value-type="float">
            <text:p>112846</text:p>
          </table:table-cell>
          <table:table-cell office:value-type="float" office:value="202.069000005722" calcext:value-type="float">
            <text:p>202,069000005722</text:p>
          </table:table-cell>
          <table:table-cell office:value-type="float" office:value="25471" calcext:value-type="float">
            <text:p>25471</text:p>
          </table:table-cell>
          <table:table-cell office:value-type="float" office:value="4.42900013923645" calcext:value-type="float">
            <text:p>4,42900013923645</text:p>
          </table:table-cell>
          <table:table-cell office:value-type="float" office:value="211.042000055313" calcext:value-type="float">
            <text:p>211,042000055313</text:p>
          </table:table-cell>
          <table:table-cell office:value-type="float" office:value="37088" calcext:value-type="float">
            <text:p>37088</text:p>
          </table:table-cell>
          <table:table-cell office:value-type="float" office:value="2.20500016212463" calcext:value-type="float">
            <text:p>2,20500016212463</text:p>
          </table:table-cell>
          <table:table-cell office:value-type="float" office:value="14738" calcext:value-type="float">
            <text:p>14738</text:p>
          </table:table-cell>
          <table:table-cell office:value-type="float" office:value="25855" calcext:value-type="float">
            <text:p>25855</text:p>
          </table:table-cell>
          <table:table-cell office:value-type="float" office:value="1.97300004959106" calcext:value-type="float">
            <text:p>1,97300004959106</text:p>
          </table:table-cell>
          <table:table-cell office:value-type="float" office:value="93.9930000305176" calcext:value-type="float">
            <text:p>93,9930000305176</text:p>
          </table:table-cell>
          <table:table-cell table:formula="of:=[.U17]-([.T17]+[.H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00000047683716" calcext:value-type="float">
            <text:p>0,200000047683716</text:p>
          </table:table-cell>
          <table:table-cell office:value-type="float" office:value="53" calcext:value-type="float">
            <text:p>53</text:p>
          </table:table-cell>
          <table:table-cell office:value-type="float" office:value="3.10899996757507" calcext:value-type="float">
            <text:p>3,10899996757507</text:p>
          </table:table-cell>
          <table:table-cell office:value-type="float" office:value="0" calcext:value-type="float">
            <text:p>0</text:p>
          </table:table-cell>
          <table:table-cell office:value-type="float" office:value="0.367000102996826" calcext:value-type="float">
            <text:p>0,367000102996826</text:p>
          </table:table-cell>
          <table:table-cell office:value-type="float" office:value="3.67600011825562" calcext:value-type="float">
            <text:p>3,67600011825562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80799984931946" calcext:value-type="float">
            <text:p>2,80799984931946</text:p>
          </table:table-cell>
          <table:table-cell office:value-type="float" office:value="125360" calcext:value-type="float">
            <text:p>125360</text:p>
          </table:table-cell>
          <table:table-cell office:value-type="float" office:value="265.614000082016" calcext:value-type="float">
            <text:p>265,614000082016</text:p>
          </table:table-cell>
          <table:table-cell office:value-type="float" office:value="0" calcext:value-type="float">
            <text:p>0</text:p>
          </table:table-cell>
          <table:table-cell office:value-type="float" office:value="4.22300004959106" calcext:value-type="float">
            <text:p>4,22300004959106</text:p>
          </table:table-cell>
          <table:table-cell office:value-type="float" office:value="277.944000005722" calcext:value-type="float">
            <text:p>277,944000005722</text:p>
          </table:table-cell>
          <table:table-cell office:value-type="float" office:value="37088" calcext:value-type="float">
            <text:p>37088</text:p>
          </table:table-cell>
          <table:table-cell office:value-type="float" office:value="2.8199999332428" calcext:value-type="float">
            <text:p>2,8199999332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2999906539917" calcext:value-type="float">
            <text:p>0,872999906539917</text:p>
          </table:table-cell>
          <table:table-cell office:value-type="float" office:value="193.144999980927" calcext:value-type="float">
            <text:p>193,144999980927</text:p>
          </table:table-cell>
          <table:table-cell table:formula="of:=[.U18]-([.T18]+[.H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2099986076355" calcext:value-type="float">
            <text:p>0,32099986076355</text:p>
          </table:table-cell>
          <table:table-cell office:value-type="float" office:value="10" calcext:value-type="float">
            <text:p>10</text:p>
          </table:table-cell>
          <table:table-cell office:value-type="float" office:value="3.20800018310547" calcext:value-type="float">
            <text:p>3,20800018310547</text:p>
          </table:table-cell>
          <table:table-cell office:value-type="float" office:value="5943" calcext:value-type="float">
            <text:p>5943</text:p>
          </table:table-cell>
          <table:table-cell office:value-type="float" office:value="0.319000005722046" calcext:value-type="float">
            <text:p>0,319000005722046</text:p>
          </table:table-cell>
          <table:table-cell office:value-type="float" office:value="3.84800004959106" calcext:value-type="float">
            <text:p>3,84800004959106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76399993896484" calcext:value-type="float">
            <text:p>2,76399993896484</text:p>
          </table:table-cell>
          <table:table-cell office:value-type="float" office:value="120199" calcext:value-type="float">
            <text:p>120199</text:p>
          </table:table-cell>
          <table:table-cell office:value-type="float" office:value="288.302999973297" calcext:value-type="float">
            <text:p>288,302999973297</text:p>
          </table:table-cell>
          <table:table-cell office:value-type="float" office:value="15285" calcext:value-type="float">
            <text:p>15285</text:p>
          </table:table-cell>
          <table:table-cell office:value-type="float" office:value="1.53299999237061" calcext:value-type="float">
            <text:p>1,53299999237061</text:p>
          </table:table-cell>
          <table:table-cell office:value-type="float" office:value="296.019000053406" calcext:value-type="float">
            <text:p>296,019000053406</text:p>
          </table:table-cell>
          <table:table-cell office:value-type="float" office:value="37088" calcext:value-type="float">
            <text:p>37088</text:p>
          </table:table-cell>
          <table:table-cell office:value-type="float" office:value="3.1489999294281" calcext:value-type="float">
            <text:p>3,1489999294281</text:p>
          </table:table-cell>
          <table:table-cell office:value-type="float" office:value="9456" calcext:value-type="float">
            <text:p>9456</text:p>
          </table:table-cell>
          <table:table-cell office:value-type="float" office:value="15399" calcext:value-type="float">
            <text:p>15399</text:p>
          </table:table-cell>
          <table:table-cell office:value-type="float" office:value="0.174000024795532" calcext:value-type="float">
            <text:p>0,174000024795532</text:p>
          </table:table-cell>
          <table:table-cell office:value-type="float" office:value="169.526999950409" calcext:value-type="float">
            <text:p>169,526999950409</text:p>
          </table:table-cell>
          <table:table-cell table:formula="of:=[.U19]-([.T19]+[.H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20999956130981" calcext:value-type="float">
            <text:p>0,220999956130981</text:p>
          </table:table-cell>
          <table:table-cell office:value-type="float" office:value="51" calcext:value-type="float">
            <text:p>51</text:p>
          </table:table-cell>
          <table:table-cell office:value-type="float" office:value="3.66400003433228" calcext:value-type="float">
            <text:p>3,66400003433228</text:p>
          </table:table-cell>
          <table:table-cell office:value-type="float" office:value="0" calcext:value-type="float">
            <text:p>0</text:p>
          </table:table-cell>
          <table:table-cell office:value-type="float" office:value="0.384999990463257" calcext:value-type="float">
            <text:p>0,384999990463257</text:p>
          </table:table-cell>
          <table:table-cell office:value-type="float" office:value="4.26999998092651" calcext:value-type="float">
            <text:p>4,26999998092651</text:p>
          </table:table-cell>
          <table:table-cell office:value-type="float" office:value="112759" calcext:value-type="float">
            <text:p>112759</text:p>
          </table:table-cell>
          <table:table-cell office:value-type="float" office:value="3.07200002670288" calcext:value-type="float">
            <text:p>3,07200002670288</text:p>
          </table:table-cell>
          <table:table-cell office:value-type="float" office:value="119494" calcext:value-type="float">
            <text:p>119494</text:p>
          </table:table-cell>
          <table:table-cell office:value-type="float" office:value="274.857000112534" calcext:value-type="float">
            <text:p>274,857000112534</text:p>
          </table:table-cell>
          <table:table-cell office:value-type="float" office:value="0" calcext:value-type="float">
            <text:p>0</text:p>
          </table:table-cell>
          <table:table-cell office:value-type="float" office:value="3.85999989509583" calcext:value-type="float">
            <text:p>3,85999989509583</text:p>
          </table:table-cell>
          <table:table-cell office:value-type="float" office:value="285.201999902725" calcext:value-type="float">
            <text:p>285,201999902725</text:p>
          </table:table-cell>
          <table:table-cell office:value-type="float" office:value="37088" calcext:value-type="float">
            <text:p>37088</text:p>
          </table:table-cell>
          <table:table-cell office:value-type="float" office:value="3.04800009727478" calcext:value-type="float">
            <text:p>3,04800009727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5999908447266" calcext:value-type="float">
            <text:p>0,395999908447266</text:p>
          </table:table-cell>
          <table:table-cell office:value-type="float" office:value="202.220999956131" calcext:value-type="float">
            <text:p>202,220999956131</text:p>
          </table:table-cell>
          <table:table-cell table:formula="of:=[.U20]-([.T20]+[.H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67999887466431" calcext:value-type="float">
            <text:p>0,267999887466431</text:p>
          </table:table-cell>
          <table:table-cell office:value-type="float" office:value="1" calcext:value-type="float">
            <text:p>1</text:p>
          </table:table-cell>
          <table:table-cell office:value-type="float" office:value="2.91799998283386" calcext:value-type="float">
            <text:p>2,91799998283386</text:p>
          </table:table-cell>
          <table:table-cell office:value-type="float" office:value="11564" calcext:value-type="float">
            <text:p>11564</text:p>
          </table:table-cell>
          <table:table-cell office:value-type="float" office:value="0.297000169754028" calcext:value-type="float">
            <text:p>0,297000169754028</text:p>
          </table:table-cell>
          <table:table-cell office:value-type="float" office:value="3.48300004005432" calcext:value-type="float">
            <text:p>3,48300004005432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58200001716614" calcext:value-type="float">
            <text:p>2,58200001716614</text:p>
          </table:table-cell>
          <table:table-cell office:value-type="float" office:value="116071" calcext:value-type="float">
            <text:p>116071</text:p>
          </table:table-cell>
          <table:table-cell office:value-type="float" office:value="249.601999998093" calcext:value-type="float">
            <text:p>249,601999998093</text:p>
          </table:table-cell>
          <table:table-cell office:value-type="float" office:value="26185" calcext:value-type="float">
            <text:p>26185</text:p>
          </table:table-cell>
          <table:table-cell office:value-type="float" office:value="1.06399989128113" calcext:value-type="float">
            <text:p>1,06399989128113</text:p>
          </table:table-cell>
          <table:table-cell office:value-type="float" office:value="256.116999864578" calcext:value-type="float">
            <text:p>256,116999864578</text:p>
          </table:table-cell>
          <table:table-cell office:value-type="float" office:value="37088" calcext:value-type="float">
            <text:p>37088</text:p>
          </table:table-cell>
          <table:table-cell office:value-type="float" office:value="2.92899990081787" calcext:value-type="float">
            <text:p>2,92899990081787</text:p>
          </table:table-cell>
          <table:table-cell office:value-type="float" office:value="15022" calcext:value-type="float">
            <text:p>15022</text:p>
          </table:table-cell>
          <table:table-cell office:value-type="float" office:value="26586" calcext:value-type="float">
            <text:p>26586</text:p>
          </table:table-cell>
          <table:table-cell office:value-type="float" office:value="0.0730001926422119" calcext:value-type="float">
            <text:p>0,073000192642212</text:p>
          </table:table-cell>
          <table:table-cell office:value-type="float" office:value="124.087000131607" calcext:value-type="float">
            <text:p>124,087000131607</text:p>
          </table:table-cell>
          <table:table-cell table:formula="of:=[.U21]-([.T21]+[.H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87999963760376" calcext:value-type="float">
            <text:p>0,187999963760376</text:p>
          </table:table-cell>
          <table:table-cell office:value-type="float" office:value="110" calcext:value-type="float">
            <text:p>110</text:p>
          </table:table-cell>
          <table:table-cell office:value-type="float" office:value="2.65199995040894" calcext:value-type="float">
            <text:p>2,65199995040894</text:p>
          </table:table-cell>
          <table:table-cell office:value-type="float" office:value="9094" calcext:value-type="float">
            <text:p>9094</text:p>
          </table:table-cell>
          <table:table-cell office:value-type="float" office:value="0.877000093460083" calcext:value-type="float">
            <text:p>0,877000093460083</text:p>
          </table:table-cell>
          <table:table-cell office:value-type="float" office:value="3.71700000762939" calcext:value-type="float">
            <text:p>3,71700000762939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8100004196167" calcext:value-type="float">
            <text:p>1,88100004196167</text:p>
          </table:table-cell>
          <table:table-cell office:value-type="float" office:value="115223" calcext:value-type="float">
            <text:p>115223</text:p>
          </table:table-cell>
          <table:table-cell office:value-type="float" office:value="200.074000120163" calcext:value-type="float">
            <text:p>200,074000120163</text:p>
          </table:table-cell>
          <table:table-cell office:value-type="float" office:value="21639" calcext:value-type="float">
            <text:p>21639</text:p>
          </table:table-cell>
          <table:table-cell office:value-type="float" office:value="21.2969999313354" calcext:value-type="float">
            <text:p>21,2969999313354</text:p>
          </table:table-cell>
          <table:table-cell office:value-type="float" office:value="225.755000114441" calcext:value-type="float">
            <text:p>225,755000114441</text:p>
          </table:table-cell>
          <table:table-cell office:value-type="float" office:value="37088" calcext:value-type="float">
            <text:p>37088</text:p>
          </table:table-cell>
          <table:table-cell office:value-type="float" office:value="2.11299991607666" calcext:value-type="float">
            <text:p>2,11299991607666</text:p>
          </table:table-cell>
          <table:table-cell office:value-type="float" office:value="12817" calcext:value-type="float">
            <text:p>12817</text:p>
          </table:table-cell>
          <table:table-cell office:value-type="float" office:value="21911" calcext:value-type="float">
            <text:p>21911</text:p>
          </table:table-cell>
          <table:table-cell office:value-type="float" office:value="0.510999917984009" calcext:value-type="float">
            <text:p>0,510999917984009</text:p>
          </table:table-cell>
          <table:table-cell office:value-type="float" office:value="95.7189998626709" calcext:value-type="float">
            <text:p>95,7189998626709</text:p>
          </table:table-cell>
          <table:table-cell table:formula="of:=[.U22]-([.T22]+[.H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67999982833862" calcext:value-type="float">
            <text:p>0,167999982833862</text:p>
          </table:table-cell>
          <table:table-cell office:value-type="float" office:value="2" calcext:value-type="float">
            <text:p>2</text:p>
          </table:table-cell>
          <table:table-cell office:value-type="float" office:value="2.3439998626709" calcext:value-type="float">
            <text:p>2,3439998626709</text:p>
          </table:table-cell>
          <table:table-cell office:value-type="float" office:value="1789" calcext:value-type="float">
            <text:p>1789</text:p>
          </table:table-cell>
          <table:table-cell office:value-type="float" office:value="0.424000024795532" calcext:value-type="float">
            <text:p>0,424000024795532</text:p>
          </table:table-cell>
          <table:table-cell office:value-type="float" office:value="2.93599987030029" calcext:value-type="float">
            <text:p>2,93599987030029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9999985694885" calcext:value-type="float">
            <text:p>1,89999985694885</text:p>
          </table:table-cell>
          <table:table-cell office:value-type="float" office:value="113984" calcext:value-type="float">
            <text:p>113984</text:p>
          </table:table-cell>
          <table:table-cell office:value-type="float" office:value="198.009000062943" calcext:value-type="float">
            <text:p>198,009000062943</text:p>
          </table:table-cell>
          <table:table-cell office:value-type="float" office:value="5210" calcext:value-type="float">
            <text:p>5210</text:p>
          </table:table-cell>
          <table:table-cell office:value-type="float" office:value="1.38800001144409" calcext:value-type="float">
            <text:p>1,38800001144409</text:p>
          </table:table-cell>
          <table:table-cell office:value-type="float" office:value="203.625999927521" calcext:value-type="float">
            <text:p>203,625999927521</text:p>
          </table:table-cell>
          <table:table-cell office:value-type="float" office:value="37088" calcext:value-type="float">
            <text:p>37088</text:p>
          </table:table-cell>
          <table:table-cell office:value-type="float" office:value="2.10199999809265" calcext:value-type="float">
            <text:p>2,10199999809265</text:p>
          </table:table-cell>
          <table:table-cell office:value-type="float" office:value="3443" calcext:value-type="float">
            <text:p>3443</text:p>
          </table:table-cell>
          <table:table-cell office:value-type="float" office:value="5232" calcext:value-type="float">
            <text:p>5232</text:p>
          </table:table-cell>
          <table:table-cell office:value-type="float" office:value="0.177999973297119" calcext:value-type="float">
            <text:p>0,177999973297119</text:p>
          </table:table-cell>
          <table:table-cell office:value-type="float" office:value="127.259999990463" calcext:value-type="float">
            <text:p>127,259999990463</text:p>
          </table:table-cell>
          <table:table-cell table:formula="of:=[.U23]-([.T23]+[.H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03000068664551" calcext:value-type="float">
            <text:p>0,203000068664551</text:p>
          </table:table-cell>
          <table:table-cell office:value-type="float" office:value="1" calcext:value-type="float">
            <text:p>1</text:p>
          </table:table-cell>
          <table:table-cell office:value-type="float" office:value="2.43400001525879" calcext:value-type="float">
            <text:p>2,43400001525879</text:p>
          </table:table-cell>
          <table:table-cell office:value-type="float" office:value="10729" calcext:value-type="float">
            <text:p>10729</text:p>
          </table:table-cell>
          <table:table-cell office:value-type="float" office:value="0.509999990463257" calcext:value-type="float">
            <text:p>0,509999990463257</text:p>
          </table:table-cell>
          <table:table-cell office:value-type="float" office:value="3.1470000743866" calcext:value-type="float">
            <text:p>3,1470000743866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8699984550476" calcext:value-type="float">
            <text:p>1,88699984550476</text:p>
          </table:table-cell>
          <table:table-cell office:value-type="float" office:value="113482" calcext:value-type="float">
            <text:p>113482</text:p>
          </table:table-cell>
          <table:table-cell office:value-type="float" office:value="198.959000110626" calcext:value-type="float">
            <text:p>198,959000110626</text:p>
          </table:table-cell>
          <table:table-cell office:value-type="float" office:value="24682" calcext:value-type="float">
            <text:p>24682</text:p>
          </table:table-cell>
          <table:table-cell office:value-type="float" office:value="1.34200000762939" calcext:value-type="float">
            <text:p>1,34200000762939</text:p>
          </table:table-cell>
          <table:table-cell office:value-type="float" office:value="204.545000076294" calcext:value-type="float">
            <text:p>204,545000076294</text:p>
          </table:table-cell>
          <table:table-cell office:value-type="float" office:value="37088" calcext:value-type="float">
            <text:p>37088</text:p>
          </table:table-cell>
          <table:table-cell office:value-type="float" office:value="2.08200001716614" calcext:value-type="float">
            <text:p>2,08200001716614</text:p>
          </table:table-cell>
          <table:table-cell office:value-type="float" office:value="14357" calcext:value-type="float">
            <text:p>14357</text:p>
          </table:table-cell>
          <table:table-cell office:value-type="float" office:value="25086" calcext:value-type="float">
            <text:p>25086</text:p>
          </table:table-cell>
          <table:table-cell office:value-type="float" office:value="0.157999992370606" calcext:value-type="float">
            <text:p>0,157999992370606</text:p>
          </table:table-cell>
          <table:table-cell office:value-type="float" office:value="88.9579999446869" calcext:value-type="float">
            <text:p>88,9579999446869</text:p>
          </table:table-cell>
          <table:table-cell table:formula="of:=[.U24]-([.T24]+[.H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90000057220459" calcext:value-type="float">
            <text:p>0,190000057220459</text:p>
          </table:table-cell>
          <table:table-cell office:value-type="float" office:value="6" calcext:value-type="float">
            <text:p>6</text:p>
          </table:table-cell>
          <table:table-cell office:value-type="float" office:value="2.36199998855591" calcext:value-type="float">
            <text:p>2,36199998855591</text:p>
          </table:table-cell>
          <table:table-cell office:value-type="float" office:value="27757" calcext:value-type="float">
            <text:p>27757</text:p>
          </table:table-cell>
          <table:table-cell office:value-type="float" office:value="0.47000002861023" calcext:value-type="float">
            <text:p>0,47000002861023</text:p>
          </table:table-cell>
          <table:table-cell office:value-type="float" office:value="3.0220000743866" calcext:value-type="float">
            <text:p>3,0220000743866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7999987602234" calcext:value-type="float">
            <text:p>1,87999987602234</text:p>
          </table:table-cell>
          <table:table-cell office:value-type="float" office:value="113126" calcext:value-type="float">
            <text:p>113126</text:p>
          </table:table-cell>
          <table:table-cell office:value-type="float" office:value="198.12700009346" calcext:value-type="float">
            <text:p>198,12700009346</text:p>
          </table:table-cell>
          <table:table-cell office:value-type="float" office:value="52411" calcext:value-type="float">
            <text:p>52411</text:p>
          </table:table-cell>
          <table:table-cell office:value-type="float" office:value="2.03600001335144" calcext:value-type="float">
            <text:p>2,03600001335144</text:p>
          </table:table-cell>
          <table:table-cell office:value-type="float" office:value="204.52999997139" calcext:value-type="float">
            <text:p>204,52999997139</text:p>
          </table:table-cell>
          <table:table-cell office:value-type="float" office:value="37088" calcext:value-type="float">
            <text:p>37088</text:p>
          </table:table-cell>
          <table:table-cell office:value-type="float" office:value="2.15899991989136" calcext:value-type="float">
            <text:p>2,15899991989136</text:p>
          </table:table-cell>
          <table:table-cell office:value-type="float" office:value="26393" calcext:value-type="float">
            <text:p>26393</text:p>
          </table:table-cell>
          <table:table-cell office:value-type="float" office:value="54150" calcext:value-type="float">
            <text:p>54150</text:p>
          </table:table-cell>
          <table:table-cell office:value-type="float" office:value="0.13700008392334" calcext:value-type="float">
            <text:p>0,13700008392334</text:p>
          </table:table-cell>
          <table:table-cell office:value-type="float" office:value="60.8110001087189" calcext:value-type="float">
            <text:p>60,8110001087189</text:p>
          </table:table-cell>
          <table:table-cell table:formula="of:=[.U25]-([.T25]+[.H2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70999908447266" calcext:value-type="float">
            <text:p>0,270999908447266</text:p>
          </table:table-cell>
          <table:table-cell office:value-type="float" office:value="1" calcext:value-type="float">
            <text:p>1</text:p>
          </table:table-cell>
          <table:table-cell office:value-type="float" office:value="2.4539999961853" calcext:value-type="float">
            <text:p>2,4539999961853</text:p>
          </table:table-cell>
          <table:table-cell office:value-type="float" office:value="2771" calcext:value-type="float">
            <text:p>2771</text:p>
          </table:table-cell>
          <table:table-cell office:value-type="float" office:value="11.0820000171661" calcext:value-type="float">
            <text:p>11,0820000171661</text:p>
          </table:table-cell>
          <table:table-cell office:value-type="float" office:value="13.8069999217987" calcext:value-type="float">
            <text:p>13,8069999217987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29000020027161" calcext:value-type="float">
            <text:p>2,29000020027161</text:p>
          </table:table-cell>
          <table:table-cell office:value-type="float" office:value="113087" calcext:value-type="float">
            <text:p>113087</text:p>
          </table:table-cell>
          <table:table-cell office:value-type="float" office:value="204.549000024796" calcext:value-type="float">
            <text:p>204,549000024796</text:p>
          </table:table-cell>
          <table:table-cell office:value-type="float" office:value="7708" calcext:value-type="float">
            <text:p>7708</text:p>
          </table:table-cell>
          <table:table-cell office:value-type="float" office:value="13.1579999923706" calcext:value-type="float">
            <text:p>13,1579999923706</text:p>
          </table:table-cell>
          <table:table-cell office:value-type="float" office:value="222.462000131607" calcext:value-type="float">
            <text:p>222,462000131607</text:p>
          </table:table-cell>
          <table:table-cell office:value-type="float" office:value="37088" calcext:value-type="float">
            <text:p>37088</text:p>
          </table:table-cell>
          <table:table-cell office:value-type="float" office:value="2.36299991607666" calcext:value-type="float">
            <text:p>2,36299991607666</text:p>
          </table:table-cell>
          <table:table-cell office:value-type="float" office:value="4967" calcext:value-type="float">
            <text:p>4967</text:p>
          </table:table-cell>
          <table:table-cell office:value-type="float" office:value="7738" calcext:value-type="float">
            <text:p>7738</text:p>
          </table:table-cell>
          <table:table-cell office:value-type="float" office:value="9.48800015449524" calcext:value-type="float">
            <text:p>9,48800015449524</text:p>
          </table:table-cell>
          <table:table-cell office:value-type="float" office:value="145.656000137329" calcext:value-type="float">
            <text:p>145,656000137329</text:p>
          </table:table-cell>
          <table:table-cell table:formula="of:=[.U26]-([.T26]+[.H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463000059127808" calcext:value-type="float">
            <text:p>0,463000059127808</text:p>
          </table:table-cell>
          <table:table-cell office:value-type="float" office:value="1" calcext:value-type="float">
            <text:p>1</text:p>
          </table:table-cell>
          <table:table-cell office:value-type="float" office:value="2.36500000953674" calcext:value-type="float">
            <text:p>2,36500000953674</text:p>
          </table:table-cell>
          <table:table-cell office:value-type="float" office:value="18098" calcext:value-type="float">
            <text:p>18098</text:p>
          </table:table-cell>
          <table:table-cell office:value-type="float" office:value="11.3719999790192" calcext:value-type="float">
            <text:p>11,3719999790192</text:p>
          </table:table-cell>
          <table:table-cell office:value-type="float" office:value="14.2000000476837" calcext:value-type="float">
            <text:p>14,2000000476837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2960000038147" calcext:value-type="float">
            <text:p>2,2960000038147</text:p>
          </table:table-cell>
          <table:table-cell office:value-type="float" office:value="112896" calcext:value-type="float">
            <text:p>112896</text:p>
          </table:table-cell>
          <table:table-cell office:value-type="float" office:value="204.887000083923" calcext:value-type="float">
            <text:p>204,887000083923</text:p>
          </table:table-cell>
          <table:table-cell office:value-type="float" office:value="37467" calcext:value-type="float">
            <text:p>37467</text:p>
          </table:table-cell>
          <table:table-cell office:value-type="float" office:value="13.3650000095367" calcext:value-type="float">
            <text:p>13,3650000095367</text:p>
          </table:table-cell>
          <table:table-cell office:value-type="float" office:value="222.925999879837" calcext:value-type="float">
            <text:p>222,925999879837</text:p>
          </table:table-cell>
          <table:table-cell office:value-type="float" office:value="37088" calcext:value-type="float">
            <text:p>37088</text:p>
          </table:table-cell>
          <table:table-cell office:value-type="float" office:value="2.37700009346008" calcext:value-type="float">
            <text:p>2,37700009346008</text:p>
          </table:table-cell>
          <table:table-cell office:value-type="float" office:value="20243" calcext:value-type="float">
            <text:p>20243</text:p>
          </table:table-cell>
          <table:table-cell office:value-type="float" office:value="38341" calcext:value-type="float">
            <text:p>38341</text:p>
          </table:table-cell>
          <table:table-cell office:value-type="float" office:value="5.18799996376038" calcext:value-type="float">
            <text:p>5,18799996376038</text:p>
          </table:table-cell>
          <table:table-cell office:value-type="float" office:value="90.5820000171661" calcext:value-type="float">
            <text:p>90,5820000171661</text:p>
          </table:table-cell>
          <table:table-cell table:formula="of:=[.U27]-([.T27]+[.H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523000001907349" calcext:value-type="float">
            <text:p>0,523000001907349</text:p>
          </table:table-cell>
          <table:table-cell office:value-type="float" office:value="4" calcext:value-type="float">
            <text:p>4</text:p>
          </table:table-cell>
          <table:table-cell office:value-type="float" office:value="2.48599982261658" calcext:value-type="float">
            <text:p>2,48599982261658</text:p>
          </table:table-cell>
          <table:table-cell office:value-type="float" office:value="6122" calcext:value-type="float">
            <text:p>6122</text:p>
          </table:table-cell>
          <table:table-cell office:value-type="float" office:value="11.7070000171661" calcext:value-type="float">
            <text:p>11,7070000171661</text:p>
          </table:table-cell>
          <table:table-cell office:value-type="float" office:value="14.7159998416901" calcext:value-type="float">
            <text:p>14,7159998416901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21399998664856" calcext:value-type="float">
            <text:p>2,21399998664856</text:p>
          </table:table-cell>
          <table:table-cell office:value-type="float" office:value="112816" calcext:value-type="float">
            <text:p>112816</text:p>
          </table:table-cell>
          <table:table-cell office:value-type="float" office:value="204.023000001907" calcext:value-type="float">
            <text:p>204,023000001907</text:p>
          </table:table-cell>
          <table:table-cell office:value-type="float" office:value="15502" calcext:value-type="float">
            <text:p>15502</text:p>
          </table:table-cell>
          <table:table-cell office:value-type="float" office:value="15.8450000286102" calcext:value-type="float">
            <text:p>15,8450000286102</text:p>
          </table:table-cell>
          <table:table-cell office:value-type="float" office:value="224.560000181198" calcext:value-type="float">
            <text:p>224,560000181198</text:p>
          </table:table-cell>
          <table:table-cell office:value-type="float" office:value="37088" calcext:value-type="float">
            <text:p>37088</text:p>
          </table:table-cell>
          <table:table-cell office:value-type="float" office:value="2.31599998474121" calcext:value-type="float">
            <text:p>2,31599998474121</text:p>
          </table:table-cell>
          <table:table-cell office:value-type="float" office:value="9533" calcext:value-type="float">
            <text:p>9533</text:p>
          </table:table-cell>
          <table:table-cell office:value-type="float" office:value="15655" calcext:value-type="float">
            <text:p>15655</text:p>
          </table:table-cell>
          <table:table-cell office:value-type="float" office:value="5.71600008010864" calcext:value-type="float">
            <text:p>5,71600008010864</text:p>
          </table:table-cell>
          <table:table-cell office:value-type="float" office:value="125.539000034332" calcext:value-type="float">
            <text:p>125,539000034332</text:p>
          </table:table-cell>
          <table:table-cell table:formula="of:=[.U28]-([.T28]+[.H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92999887466431" calcext:value-type="float">
            <text:p>0,392999887466431</text:p>
          </table:table-cell>
          <table:table-cell office:value-type="float" office:value="1" calcext:value-type="float">
            <text:p>1</text:p>
          </table:table-cell>
          <table:table-cell office:value-type="float" office:value="2.45500016212463" calcext:value-type="float">
            <text:p>2,45500016212463</text:p>
          </table:table-cell>
          <table:table-cell office:value-type="float" office:value="8919" calcext:value-type="float">
            <text:p>8919</text:p>
          </table:table-cell>
          <table:table-cell office:value-type="float" office:value="11.3339998722076" calcext:value-type="float">
            <text:p>11,3339998722076</text:p>
          </table:table-cell>
          <table:table-cell office:value-type="float" office:value="14.1819999217987" calcext:value-type="float">
            <text:p>14,1819999217987</text:p>
          </table:table-cell>
          <table:table-cell office:value-type="float" office:value="112759" calcext:value-type="float">
            <text:p>112759</text:p>
          </table:table-cell>
          <table:table-cell office:value-type="float" office:value="2.29299998283386" calcext:value-type="float">
            <text:p>2,29299998283386</text:p>
          </table:table-cell>
          <table:table-cell office:value-type="float" office:value="112804" calcext:value-type="float">
            <text:p>112804</text:p>
          </table:table-cell>
          <table:table-cell office:value-type="float" office:value="204.592000007629" calcext:value-type="float">
            <text:p>204,592000007629</text:p>
          </table:table-cell>
          <table:table-cell office:value-type="float" office:value="21290" calcext:value-type="float">
            <text:p>21290</text:p>
          </table:table-cell>
          <table:table-cell office:value-type="float" office:value="12.625" calcext:value-type="float">
            <text:p>12,625</text:p>
          </table:table-cell>
          <table:table-cell office:value-type="float" office:value="221.898000001907" calcext:value-type="float">
            <text:p>221,898000001907</text:p>
          </table:table-cell>
          <table:table-cell office:value-type="float" office:value="37088" calcext:value-type="float">
            <text:p>37088</text:p>
          </table:table-cell>
          <table:table-cell office:value-type="float" office:value="2.46199989318848" calcext:value-type="float">
            <text:p>2,46199989318848</text:p>
          </table:table-cell>
          <table:table-cell office:value-type="float" office:value="12638" calcext:value-type="float">
            <text:p>12638</text:p>
          </table:table-cell>
          <table:table-cell office:value-type="float" office:value="21557" calcext:value-type="float">
            <text:p>21557</text:p>
          </table:table-cell>
          <table:table-cell office:value-type="float" office:value="5.60399985313416" calcext:value-type="float">
            <text:p>5,60399985313416</text:p>
          </table:table-cell>
          <table:table-cell office:value-type="float" office:value="115.207999944687" calcext:value-type="float">
            <text:p>115,207999944687</text:p>
          </table:table-cell>
          <table:table-cell table:formula="of:=[.U29]-([.T29]+[.H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0199990272522" calcext:value-type="float">
            <text:p>0,20199990272522</text:p>
          </table:table-cell>
          <table:table-cell office:value-type="float" office:value="83" calcext:value-type="float">
            <text:p>83</text:p>
          </table:table-cell>
          <table:table-cell office:value-type="float" office:value="2.54399991035461" calcext:value-type="float">
            <text:p>2,54399991035461</text:p>
          </table:table-cell>
          <table:table-cell office:value-type="float" office:value="9546" calcext:value-type="float">
            <text:p>9546</text:p>
          </table:table-cell>
          <table:table-cell office:value-type="float" office:value="1.30900001525879" calcext:value-type="float">
            <text:p>1,30900001525879</text:p>
          </table:table-cell>
          <table:table-cell office:value-type="float" office:value="4.05499982833862" calcext:value-type="float">
            <text:p>4,05499982833862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7800002098084" calcext:value-type="float">
            <text:p>1,87800002098084</text:p>
          </table:table-cell>
          <table:table-cell office:value-type="float" office:value="114787" calcext:value-type="float">
            <text:p>114787</text:p>
          </table:table-cell>
          <table:table-cell office:value-type="float" office:value="198.833000183105" calcext:value-type="float">
            <text:p>198,833000183105</text:p>
          </table:table-cell>
          <table:table-cell office:value-type="float" office:value="22411" calcext:value-type="float">
            <text:p>22411</text:p>
          </table:table-cell>
          <table:table-cell office:value-type="float" office:value="23.8729999065399" calcext:value-type="float">
            <text:p>23,8729999065399</text:p>
          </table:table-cell>
          <table:table-cell office:value-type="float" office:value="227.158999919891" calcext:value-type="float">
            <text:p>227,158999919891</text:p>
          </table:table-cell>
          <table:table-cell office:value-type="float" office:value="37088" calcext:value-type="float">
            <text:p>37088</text:p>
          </table:table-cell>
          <table:table-cell office:value-type="float" office:value="2.19700002670288" calcext:value-type="float">
            <text:p>2,19700002670288</text:p>
          </table:table-cell>
          <table:table-cell office:value-type="float" office:value="13150" calcext:value-type="float">
            <text:p>13150</text:p>
          </table:table-cell>
          <table:table-cell office:value-type="float" office:value="22696" calcext:value-type="float">
            <text:p>22696</text:p>
          </table:table-cell>
          <table:table-cell office:value-type="float" office:value="0.488000154495239" calcext:value-type="float">
            <text:p>0,488000154495239</text:p>
          </table:table-cell>
          <table:table-cell office:value-type="float" office:value="95.5730001926422" calcext:value-type="float">
            <text:p>95,5730001926422</text:p>
          </table:table-cell>
          <table:table-cell table:formula="of:=[.U30]-([.T30]+[.H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0199990272522" calcext:value-type="float">
            <text:p>0,20199990272522</text:p>
          </table:table-cell>
          <table:table-cell office:value-type="float" office:value="121" calcext:value-type="float">
            <text:p>121</text:p>
          </table:table-cell>
          <table:table-cell office:value-type="float" office:value="2.62599992752075" calcext:value-type="float">
            <text:p>2,62599992752075</text:p>
          </table:table-cell>
          <table:table-cell office:value-type="float" office:value="14716" calcext:value-type="float">
            <text:p>14716</text:p>
          </table:table-cell>
          <table:table-cell office:value-type="float" office:value="2.03500008583069" calcext:value-type="float">
            <text:p>2,03500008583069</text:p>
          </table:table-cell>
          <table:table-cell office:value-type="float" office:value="4.86299991607666" calcext:value-type="float">
            <text:p>4,86299991607666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92900013923645" calcext:value-type="float">
            <text:p>1,92900013923645</text:p>
          </table:table-cell>
          <table:table-cell office:value-type="float" office:value="113472" calcext:value-type="float">
            <text:p>113472</text:p>
          </table:table-cell>
          <table:table-cell office:value-type="float" office:value="199.440999984741" calcext:value-type="float">
            <text:p>199,440999984741</text:p>
          </table:table-cell>
          <table:table-cell office:value-type="float" office:value="31932" calcext:value-type="float">
            <text:p>31932</text:p>
          </table:table-cell>
          <table:table-cell office:value-type="float" office:value="33.0440001487732" calcext:value-type="float">
            <text:p>33,0440001487732</text:p>
          </table:table-cell>
          <table:table-cell office:value-type="float" office:value="237.024000167847" calcext:value-type="float">
            <text:p>237,024000167847</text:p>
          </table:table-cell>
          <table:table-cell office:value-type="float" office:value="37088" calcext:value-type="float">
            <text:p>37088</text:p>
          </table:table-cell>
          <table:table-cell office:value-type="float" office:value="2.15100002288818" calcext:value-type="float">
            <text:p>2,15100002288818</text:p>
          </table:table-cell>
          <table:table-cell office:value-type="float" office:value="17874" calcext:value-type="float">
            <text:p>17874</text:p>
          </table:table-cell>
          <table:table-cell office:value-type="float" office:value="32590" calcext:value-type="float">
            <text:p>32590</text:p>
          </table:table-cell>
          <table:table-cell office:value-type="float" office:value="0.316999912261963" calcext:value-type="float">
            <text:p>0,316999912261963</text:p>
          </table:table-cell>
          <table:table-cell office:value-type="float" office:value="83.2450001239777" calcext:value-type="float">
            <text:p>83,2450001239777</text:p>
          </table:table-cell>
          <table:table-cell table:formula="of:=[.U31]-([.T31]+[.H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71000003814697" calcext:value-type="float">
            <text:p>0,171000003814697</text:p>
          </table:table-cell>
          <table:table-cell office:value-type="float" office:value="1" calcext:value-type="float">
            <text:p>1</text:p>
          </table:table-cell>
          <table:table-cell office:value-type="float" office:value="2.41200017929077" calcext:value-type="float">
            <text:p>2,41200017929077</text:p>
          </table:table-cell>
          <table:table-cell office:value-type="float" office:value="1155" calcext:value-type="float">
            <text:p>1155</text:p>
          </table:table-cell>
          <table:table-cell office:value-type="float" office:value="0.680999994277954" calcext:value-type="float">
            <text:p>0,680999994277954</text:p>
          </table:table-cell>
          <table:table-cell office:value-type="float" office:value="3.26400017738342" calcext:value-type="float">
            <text:p>3,26400017738342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9210000038147" calcext:value-type="float">
            <text:p>1,9210000038147</text:p>
          </table:table-cell>
          <table:table-cell office:value-type="float" office:value="113174" calcext:value-type="float">
            <text:p>113174</text:p>
          </table:table-cell>
          <table:table-cell office:value-type="float" office:value="199.421000003815" calcext:value-type="float">
            <text:p>199,421000003815</text:p>
          </table:table-cell>
          <table:table-cell office:value-type="float" office:value="3459" calcext:value-type="float">
            <text:p>3459</text:p>
          </table:table-cell>
          <table:table-cell office:value-type="float" office:value="1.44199991226196" calcext:value-type="float">
            <text:p>1,44199991226196</text:p>
          </table:table-cell>
          <table:table-cell office:value-type="float" office:value="205.085000038147" calcext:value-type="float">
            <text:p>205,085000038147</text:p>
          </table:table-cell>
          <table:table-cell office:value-type="float" office:value="37088" calcext:value-type="float">
            <text:p>37088</text:p>
          </table:table-cell>
          <table:table-cell office:value-type="float" office:value="2.08500003814697" calcext:value-type="float">
            <text:p>2,08500003814697</text:p>
          </table:table-cell>
          <table:table-cell office:value-type="float" office:value="2307" calcext:value-type="float">
            <text:p>2307</text:p>
          </table:table-cell>
          <table:table-cell office:value-type="float" office:value="3462" calcext:value-type="float">
            <text:p>3462</text:p>
          </table:table-cell>
          <table:table-cell office:value-type="float" office:value="0.276999950408936" calcext:value-type="float">
            <text:p>0,276999950408936</text:p>
          </table:table-cell>
          <table:table-cell office:value-type="float" office:value="132.054000139236" calcext:value-type="float">
            <text:p>132,054000139236</text:p>
          </table:table-cell>
          <table:table-cell table:formula="of:=[.U32]-([.T32]+[.H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76000118255615" calcext:value-type="float">
            <text:p>0,176000118255615</text:p>
          </table:table-cell>
          <table:table-cell office:value-type="float" office:value="1" calcext:value-type="float">
            <text:p>1</text:p>
          </table:table-cell>
          <table:table-cell office:value-type="float" office:value="2.36999988555908" calcext:value-type="float">
            <text:p>2,36999988555908</text:p>
          </table:table-cell>
          <table:table-cell office:value-type="float" office:value="1787" calcext:value-type="float">
            <text:p>1787</text:p>
          </table:table-cell>
          <table:table-cell office:value-type="float" office:value="0.625999927520752" calcext:value-type="float">
            <text:p>0,625999927520752</text:p>
          </table:table-cell>
          <table:table-cell office:value-type="float" office:value="3.17199993133545" calcext:value-type="float">
            <text:p>3,17199993133545</text:p>
          </table:table-cell>
          <table:table-cell office:value-type="float" office:value="112759" calcext:value-type="float">
            <text:p>112759</text:p>
          </table:table-cell>
          <table:table-cell office:value-type="float" office:value="1.89100003242493" calcext:value-type="float">
            <text:p>1,89100003242493</text:p>
          </table:table-cell>
          <table:table-cell office:value-type="float" office:value="112968" calcext:value-type="float">
            <text:p>112968</text:p>
          </table:table-cell>
          <table:table-cell office:value-type="float" office:value="200.837000131607" calcext:value-type="float">
            <text:p>200,837000131607</text:p>
          </table:table-cell>
          <table:table-cell office:value-type="float" office:value="5183" calcext:value-type="float">
            <text:p>5183</text:p>
          </table:table-cell>
          <table:table-cell office:value-type="float" office:value="1.48799991607666" calcext:value-type="float">
            <text:p>1,48799991607666</text:p>
          </table:table-cell>
          <table:table-cell office:value-type="float" office:value="206.532999992371" calcext:value-type="float">
            <text:p>206,532999992371</text:p>
          </table:table-cell>
          <table:table-cell office:value-type="float" office:value="37088" calcext:value-type="float">
            <text:p>37088</text:p>
          </table:table-cell>
          <table:table-cell office:value-type="float" office:value="2.18599987030029" calcext:value-type="float">
            <text:p>2,18599987030029</text:p>
          </table:table-cell>
          <table:table-cell office:value-type="float" office:value="3413" calcext:value-type="float">
            <text:p>3413</text:p>
          </table:table-cell>
          <table:table-cell office:value-type="float" office:value="5200" calcext:value-type="float">
            <text:p>5200</text:p>
          </table:table-cell>
          <table:table-cell office:value-type="float" office:value="0.26800012588501" calcext:value-type="float">
            <text:p>0,26800012588501</text:p>
          </table:table-cell>
          <table:table-cell office:value-type="float" office:value="126.788000106812" calcext:value-type="float">
            <text:p>126,788000106812</text:p>
          </table:table-cell>
          <table:table-cell table:formula="of:=[.U33]-([.T33]+[.H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22999811172485" calcext:value-type="float">
            <text:p>0,222999811172485</text:p>
          </table:table-cell>
          <table:table-cell office:value-type="float" office:value="11" calcext:value-type="float">
            <text:p>11</text:p>
          </table:table-cell>
          <table:table-cell office:value-type="float" office:value="3.5310001373291" calcext:value-type="float">
            <text:p>3,5310001373291</text:p>
          </table:table-cell>
          <table:table-cell office:value-type="float" office:value="0" calcext:value-type="float">
            <text:p>0</text:p>
          </table:table-cell>
          <table:table-cell office:value-type="float" office:value="0.312999963760376" calcext:value-type="float">
            <text:p>0,312999963760376</text:p>
          </table:table-cell>
          <table:table-cell office:value-type="float" office:value="4.06699991226196" calcext:value-type="float">
            <text:p>4,06699991226196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53500008583069" calcext:value-type="float">
            <text:p>2,53500008583069</text:p>
          </table:table-cell>
          <table:table-cell office:value-type="float" office:value="128477" calcext:value-type="float">
            <text:p>128477</text:p>
          </table:table-cell>
          <table:table-cell office:value-type="float" office:value="273.355999946594" calcext:value-type="float">
            <text:p>273,355999946594</text:p>
          </table:table-cell>
          <table:table-cell office:value-type="float" office:value="869" calcext:value-type="float">
            <text:p>869</text:p>
          </table:table-cell>
          <table:table-cell office:value-type="float" office:value="2.07699990272522" calcext:value-type="float">
            <text:p>2,07699990272522</text:p>
          </table:table-cell>
          <table:table-cell office:value-type="float" office:value="281.341000080109" calcext:value-type="float">
            <text:p>281,341000080109</text:p>
          </table:table-cell>
          <table:table-cell office:value-type="float" office:value="37102" calcext:value-type="float">
            <text:p>37102</text:p>
          </table:table-cell>
          <table:table-cell office:value-type="float" office:value="2.84299993515015" calcext:value-type="float">
            <text:p>2,84299993515015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float" office:value="0.390000104904175" calcext:value-type="float">
            <text:p>0,390000104904175</text:p>
          </table:table-cell>
          <table:table-cell office:value-type="float" office:value="185.542000055313" calcext:value-type="float">
            <text:p>185,542000055313</text:p>
          </table:table-cell>
          <table:table-cell table:formula="of:=[.U34]-([.T34]+[.H34])" office:value-type="float" office:value="869" calcext:value-type="float">
            <text:p>8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0199990272522" calcext:value-type="float">
            <text:p>0,20199990272522</text:p>
          </table:table-cell>
          <table:table-cell office:value-type="float" office:value="62" calcext:value-type="float">
            <text:p>62</text:p>
          </table:table-cell>
          <table:table-cell office:value-type="float" office:value="2.6470000743866" calcext:value-type="float">
            <text:p>2,6470000743866</text:p>
          </table:table-cell>
          <table:table-cell office:value-type="float" office:value="5689" calcext:value-type="float">
            <text:p>5689</text:p>
          </table:table-cell>
          <table:table-cell office:value-type="float" office:value="0.788000106811523" calcext:value-type="float">
            <text:p>0,788000106811523</text:p>
          </table:table-cell>
          <table:table-cell office:value-type="float" office:value="3.63700008392334" calcext:value-type="float">
            <text:p>3,63700008392334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3099999427795" calcext:value-type="float">
            <text:p>1,93099999427795</text:p>
          </table:table-cell>
          <table:table-cell office:value-type="float" office:value="114774" calcext:value-type="float">
            <text:p>114774</text:p>
          </table:table-cell>
          <table:table-cell office:value-type="float" office:value="198.0640001297" calcext:value-type="float">
            <text:p>198,0640001297</text:p>
          </table:table-cell>
          <table:table-cell office:value-type="float" office:value="14725" calcext:value-type="float">
            <text:p>14725</text:p>
          </table:table-cell>
          <table:table-cell office:value-type="float" office:value="18.055999994278" calcext:value-type="float">
            <text:p>18,055999994278</text:p>
          </table:table-cell>
          <table:table-cell office:value-type="float" office:value="220.72000002861" calcext:value-type="float">
            <text:p>220,72000002861</text:p>
          </table:table-cell>
          <table:table-cell office:value-type="float" office:value="37102" calcext:value-type="float">
            <text:p>37102</text:p>
          </table:table-cell>
          <table:table-cell office:value-type="float" office:value="2.14699983596802" calcext:value-type="float">
            <text:p>2,14699983596802</text:p>
          </table:table-cell>
          <table:table-cell office:value-type="float" office:value="9136" calcext:value-type="float">
            <text:p>9136</text:p>
          </table:table-cell>
          <table:table-cell office:value-type="float" office:value="14845" calcext:value-type="float">
            <text:p>14845</text:p>
          </table:table-cell>
          <table:table-cell office:value-type="float" office:value="0.525999784469605" calcext:value-type="float">
            <text:p>0,525999784469605</text:p>
          </table:table-cell>
          <table:table-cell office:value-type="float" office:value="109.732999801636" calcext:value-type="float">
            <text:p>109,732999801636</text:p>
          </table:table-cell>
          <table:table-cell table:formula="of:=[.U35]-([.T35]+[.H35]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96000003814697" calcext:value-type="float">
            <text:p>0,296000003814697</text:p>
          </table:table-cell>
          <table:table-cell office:value-type="float" office:value="8" calcext:value-type="float">
            <text:p>8</text:p>
          </table:table-cell>
          <table:table-cell office:value-type="float" office:value="3.72000002861023" calcext:value-type="float">
            <text:p>3,72000002861023</text:p>
          </table:table-cell>
          <table:table-cell office:value-type="float" office:value="2971" calcext:value-type="float">
            <text:p>2971</text:p>
          </table:table-cell>
          <table:table-cell office:value-type="float" office:value="0.302000045776367" calcext:value-type="float">
            <text:p>0,302000045776367</text:p>
          </table:table-cell>
          <table:table-cell office:value-type="float" office:value="4.31800007820129" calcext:value-type="float">
            <text:p>4,31800007820129</text:p>
          </table:table-cell>
          <table:table-cell office:value-type="float" office:value="112781" calcext:value-type="float">
            <text:p>112781</text:p>
          </table:table-cell>
          <table:table-cell office:value-type="float" office:value="3.10700011253357" calcext:value-type="float">
            <text:p>3,10700011253357</text:p>
          </table:table-cell>
          <table:table-cell office:value-type="float" office:value="120282" calcext:value-type="float">
            <text:p>120282</text:p>
          </table:table-cell>
          <table:table-cell office:value-type="float" office:value="272.758000135422" calcext:value-type="float">
            <text:p>272,758000135422</text:p>
          </table:table-cell>
          <table:table-cell office:value-type="float" office:value="8308" calcext:value-type="float">
            <text:p>8308</text:p>
          </table:table-cell>
          <table:table-cell office:value-type="float" office:value="1.69899988174438" calcext:value-type="float">
            <text:p>1,69899988174438</text:p>
          </table:table-cell>
          <table:table-cell office:value-type="float" office:value="280.950999975204" calcext:value-type="float">
            <text:p>280,950999975204</text:p>
          </table:table-cell>
          <table:table-cell office:value-type="float" office:value="37102" calcext:value-type="float">
            <text:p>37102</text:p>
          </table:table-cell>
          <table:table-cell office:value-type="float" office:value="2.72699999809265" calcext:value-type="float">
            <text:p>2,72699999809265</text:p>
          </table:table-cell>
          <table:table-cell office:value-type="float" office:value="5381" calcext:value-type="float">
            <text:p>5381</text:p>
          </table:table-cell>
          <table:table-cell office:value-type="float" office:value="8352" calcext:value-type="float">
            <text:p>8352</text:p>
          </table:table-cell>
          <table:table-cell office:value-type="float" office:value="0.230999946594238" calcext:value-type="float">
            <text:p>0,230999946594238</text:p>
          </table:table-cell>
          <table:table-cell office:value-type="float" office:value="162.816999912262" calcext:value-type="float">
            <text:p>162,816999912262</text:p>
          </table:table-cell>
          <table:table-cell table:formula="of:=[.U36]-([.T36]+[.H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79000043869019" calcext:value-type="float">
            <text:p>0,279000043869019</text:p>
          </table:table-cell>
          <table:table-cell office:value-type="float" office:value="1" calcext:value-type="float">
            <text:p>1</text:p>
          </table:table-cell>
          <table:table-cell office:value-type="float" office:value="4.07500004768372" calcext:value-type="float">
            <text:p>4,07500004768372</text:p>
          </table:table-cell>
          <table:table-cell office:value-type="float" office:value="3002" calcext:value-type="float">
            <text:p>3002</text:p>
          </table:table-cell>
          <table:table-cell office:value-type="float" office:value="0.473999977111816" calcext:value-type="float">
            <text:p>0,473999977111816</text:p>
          </table:table-cell>
          <table:table-cell office:value-type="float" office:value="4.82800006866455" calcext:value-type="float">
            <text:p>4,82800006866455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80699992179871" calcext:value-type="float">
            <text:p>2,80699992179871</text:p>
          </table:table-cell>
          <table:table-cell office:value-type="float" office:value="116736" calcext:value-type="float">
            <text:p>116736</text:p>
          </table:table-cell>
          <table:table-cell office:value-type="float" office:value="269.31500005722" calcext:value-type="float">
            <text:p>269,31500005722</text:p>
          </table:table-cell>
          <table:table-cell office:value-type="float" office:value="8354" calcext:value-type="float">
            <text:p>8354</text:p>
          </table:table-cell>
          <table:table-cell office:value-type="float" office:value="1.27099990844727" calcext:value-type="float">
            <text:p>1,27099990844727</text:p>
          </table:table-cell>
          <table:table-cell office:value-type="float" office:value="277.138000011444" calcext:value-type="float">
            <text:p>277,138000011444</text:p>
          </table:table-cell>
          <table:table-cell office:value-type="float" office:value="37102" calcext:value-type="float">
            <text:p>37102</text:p>
          </table:table-cell>
          <table:table-cell office:value-type="float" office:value="3.09599995613098" calcext:value-type="float">
            <text:p>3,09599995613098</text:p>
          </table:table-cell>
          <table:table-cell office:value-type="float" office:value="5401" calcext:value-type="float">
            <text:p>5401</text:p>
          </table:table-cell>
          <table:table-cell office:value-type="float" office:value="8403" calcext:value-type="float">
            <text:p>8403</text:p>
          </table:table-cell>
          <table:table-cell office:value-type="float" office:value="0.111999988555908" calcext:value-type="float">
            <text:p>0,111999988555908</text:p>
          </table:table-cell>
          <table:table-cell office:value-type="float" office:value="156.932999849319" calcext:value-type="float">
            <text:p>156,932999849319</text:p>
          </table:table-cell>
          <table:table-cell table:formula="of:=[.U37]-([.T37]+[.H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309999942779541" calcext:value-type="float">
            <text:p>0,309999942779541</text:p>
          </table:table-cell>
          <table:table-cell office:value-type="float" office:value="2" calcext:value-type="float">
            <text:p>2</text:p>
          </table:table-cell>
          <table:table-cell office:value-type="float" office:value="3.53200006484985" calcext:value-type="float">
            <text:p>3,53200006484985</text:p>
          </table:table-cell>
          <table:table-cell office:value-type="float" office:value="5880" calcext:value-type="float">
            <text:p>5880</text:p>
          </table:table-cell>
          <table:table-cell office:value-type="float" office:value="0.391999959945679" calcext:value-type="float">
            <text:p>0,391999959945679</text:p>
          </table:table-cell>
          <table:table-cell office:value-type="float" office:value="4.23399996757507" calcext:value-type="float">
            <text:p>4,23399996757507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76399993896484" calcext:value-type="float">
            <text:p>2,76399993896484</text:p>
          </table:table-cell>
          <table:table-cell office:value-type="float" office:value="114374" calcext:value-type="float">
            <text:p>114374</text:p>
          </table:table-cell>
          <table:table-cell office:value-type="float" office:value="262.130000114441" calcext:value-type="float">
            <text:p>262,130000114441</text:p>
          </table:table-cell>
          <table:table-cell office:value-type="float" office:value="15012" calcext:value-type="float">
            <text:p>15012</text:p>
          </table:table-cell>
          <table:table-cell office:value-type="float" office:value="1.19899988174438" calcext:value-type="float">
            <text:p>1,19899988174438</text:p>
          </table:table-cell>
          <table:table-cell office:value-type="float" office:value="269.845999956131" calcext:value-type="float">
            <text:p>269,845999956131</text:p>
          </table:table-cell>
          <table:table-cell office:value-type="float" office:value="37102" calcext:value-type="float">
            <text:p>37102</text:p>
          </table:table-cell>
          <table:table-cell office:value-type="float" office:value="5.0239999294281" calcext:value-type="float">
            <text:p>5,0239999294281</text:p>
          </table:table-cell>
          <table:table-cell office:value-type="float" office:value="9265" calcext:value-type="float">
            <text:p>9265</text:p>
          </table:table-cell>
          <table:table-cell office:value-type="float" office:value="15145" calcext:value-type="float">
            <text:p>15145</text:p>
          </table:table-cell>
          <table:table-cell office:value-type="float" office:value="0.0899999141693115" calcext:value-type="float">
            <text:p>0,089999914169312</text:p>
          </table:table-cell>
          <table:table-cell office:value-type="float" office:value="167.621999979019" calcext:value-type="float">
            <text:p>167,621999979019</text:p>
          </table:table-cell>
          <table:table-cell table:formula="of:=[.U38]-([.T38]+[.H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80999994277954" calcext:value-type="float">
            <text:p>0,180999994277954</text:p>
          </table:table-cell>
          <table:table-cell office:value-type="float" office:value="5" calcext:value-type="float">
            <text:p>5</text:p>
          </table:table-cell>
          <table:table-cell office:value-type="float" office:value="2.58800005912781" calcext:value-type="float">
            <text:p>2,58800005912781</text:p>
          </table:table-cell>
          <table:table-cell office:value-type="float" office:value="5717" calcext:value-type="float">
            <text:p>5717</text:p>
          </table:table-cell>
          <table:table-cell office:value-type="float" office:value="0.801999807357788" calcext:value-type="float">
            <text:p>0,801999807357788</text:p>
          </table:table-cell>
          <table:table-cell office:value-type="float" office:value="3.57099986076355" calcext:value-type="float">
            <text:p>3,57099986076355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8300004005432" calcext:value-type="float">
            <text:p>1,98300004005432</text:p>
          </table:table-cell>
          <table:table-cell office:value-type="float" office:value="114044" calcext:value-type="float">
            <text:p>114044</text:p>
          </table:table-cell>
          <table:table-cell office:value-type="float" office:value="199.59500002861" calcext:value-type="float">
            <text:p>199,59500002861</text:p>
          </table:table-cell>
          <table:table-cell office:value-type="float" office:value="14703" calcext:value-type="float">
            <text:p>14703</text:p>
          </table:table-cell>
          <table:table-cell office:value-type="float" office:value="2.94199991226196" calcext:value-type="float">
            <text:p>2,94199991226196</text:p>
          </table:table-cell>
          <table:table-cell office:value-type="float" office:value="207.050999879837" calcext:value-type="float">
            <text:p>207,050999879837</text:p>
          </table:table-cell>
          <table:table-cell office:value-type="float" office:value="37102" calcext:value-type="float">
            <text:p>37102</text:p>
          </table:table-cell>
          <table:table-cell office:value-type="float" office:value="2.13399982452393" calcext:value-type="float">
            <text:p>2,13399982452393</text:p>
          </table:table-cell>
          <table:table-cell office:value-type="float" office:value="9115" calcext:value-type="float">
            <text:p>9115</text:p>
          </table:table-cell>
          <table:table-cell office:value-type="float" office:value="14832" calcext:value-type="float">
            <text:p>14832</text:p>
          </table:table-cell>
          <table:table-cell office:value-type="float" office:value="0.467999935150147" calcext:value-type="float">
            <text:p>0,467999935150147</text:p>
          </table:table-cell>
          <table:table-cell office:value-type="float" office:value="107.434000015259" calcext:value-type="float">
            <text:p>107,434000015259</text:p>
          </table:table-cell>
          <table:table-cell table:formula="of:=[.U39]-([.T39]+[.H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05000162124634" calcext:value-type="float">
            <text:p>0,205000162124634</text:p>
          </table:table-cell>
          <table:table-cell office:value-type="float" office:value="5" calcext:value-type="float">
            <text:p>5</text:p>
          </table:table-cell>
          <table:table-cell office:value-type="float" office:value="2.59200000762939" calcext:value-type="float">
            <text:p>2,59200000762939</text:p>
          </table:table-cell>
          <table:table-cell office:value-type="float" office:value="10428" calcext:value-type="float">
            <text:p>10428</text:p>
          </table:table-cell>
          <table:table-cell office:value-type="float" office:value="0.881999969482422" calcext:value-type="float">
            <text:p>0,881999969482422</text:p>
          </table:table-cell>
          <table:table-cell office:value-type="float" office:value="3.67900013923645" calcext:value-type="float">
            <text:p>3,67900013923645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4400000572205" calcext:value-type="float">
            <text:p>1,94400000572205</text:p>
          </table:table-cell>
          <table:table-cell office:value-type="float" office:value="113306" calcext:value-type="float">
            <text:p>113306</text:p>
          </table:table-cell>
          <table:table-cell office:value-type="float" office:value="198.335999965668" calcext:value-type="float">
            <text:p>198,335999965668</text:p>
          </table:table-cell>
          <table:table-cell office:value-type="float" office:value="23970" calcext:value-type="float">
            <text:p>23970</text:p>
          </table:table-cell>
          <table:table-cell office:value-type="float" office:value="3.1560001373291" calcext:value-type="float">
            <text:p>3,1560001373291</text:p>
          </table:table-cell>
          <table:table-cell office:value-type="float" office:value="205.945000171661" calcext:value-type="float">
            <text:p>205,945000171661</text:p>
          </table:table-cell>
          <table:table-cell office:value-type="float" office:value="37102" calcext:value-type="float">
            <text:p>37102</text:p>
          </table:table-cell>
          <table:table-cell office:value-type="float" office:value="2.25399994850159" calcext:value-type="float">
            <text:p>2,25399994850159</text:p>
          </table:table-cell>
          <table:table-cell office:value-type="float" office:value="13895" calcext:value-type="float">
            <text:p>13895</text:p>
          </table:table-cell>
          <table:table-cell office:value-type="float" office:value="24323" calcext:value-type="float">
            <text:p>24323</text:p>
          </table:table-cell>
          <table:table-cell office:value-type="float" office:value="0.437999963760376" calcext:value-type="float">
            <text:p>0,437999963760376</text:p>
          </table:table-cell>
          <table:table-cell office:value-type="float" office:value="95.5620000362396" calcext:value-type="float">
            <text:p>95,5620000362396</text:p>
          </table:table-cell>
          <table:table-cell table:formula="of:=[.U40]-([.T40]+[.H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77999973297119" calcext:value-type="float">
            <text:p>0,177999973297119</text:p>
          </table:table-cell>
          <table:table-cell office:value-type="float" office:value="2" calcext:value-type="float">
            <text:p>2</text:p>
          </table:table-cell>
          <table:table-cell office:value-type="float" office:value="2.63899993896484" calcext:value-type="float">
            <text:p>2,63899993896484</text:p>
          </table:table-cell>
          <table:table-cell office:value-type="float" office:value="2706" calcext:value-type="float">
            <text:p>2706</text:p>
          </table:table-cell>
          <table:table-cell office:value-type="float" office:value="0.940999984741211" calcext:value-type="float">
            <text:p>0,940999984741211</text:p>
          </table:table-cell>
          <table:table-cell office:value-type="float" office:value="3.75799989700317" calcext:value-type="float">
            <text:p>3,75799989700317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2599987983704" calcext:value-type="float">
            <text:p>1,92599987983704</text:p>
          </table:table-cell>
          <table:table-cell office:value-type="float" office:value="113075" calcext:value-type="float">
            <text:p>113075</text:p>
          </table:table-cell>
          <table:table-cell office:value-type="float" office:value="199.749000072479" calcext:value-type="float">
            <text:p>199,749000072479</text:p>
          </table:table-cell>
          <table:table-cell office:value-type="float" office:value="7558" calcext:value-type="float">
            <text:p>7558</text:p>
          </table:table-cell>
          <table:table-cell office:value-type="float" office:value="1.98199987411499" calcext:value-type="float">
            <text:p>1,98199987411499</text:p>
          </table:table-cell>
          <table:table-cell office:value-type="float" office:value="206.181999921799" calcext:value-type="float">
            <text:p>206,181999921799</text:p>
          </table:table-cell>
          <table:table-cell office:value-type="float" office:value="37102" calcext:value-type="float">
            <text:p>37102</text:p>
          </table:table-cell>
          <table:table-cell office:value-type="float" office:value="2.09600019454956" calcext:value-type="float">
            <text:p>2,09600019454956</text:p>
          </table:table-cell>
          <table:table-cell office:value-type="float" office:value="4895" calcext:value-type="float">
            <text:p>4895</text:p>
          </table:table-cell>
          <table:table-cell office:value-type="float" office:value="7601" calcext:value-type="float">
            <text:p>7601</text:p>
          </table:table-cell>
          <table:table-cell office:value-type="float" office:value="0.47000002861023" calcext:value-type="float">
            <text:p>0,47000002861023</text:p>
          </table:table-cell>
          <table:table-cell office:value-type="float" office:value="123.164999961853" calcext:value-type="float">
            <text:p>123,164999961853</text:p>
          </table:table-cell>
          <table:table-cell table:formula="of:=[.U41]-([.T41]+[.H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26999998092651" calcext:value-type="float">
            <text:p>0,226999998092651</text:p>
          </table:table-cell>
          <table:table-cell office:value-type="float" office:value="1" calcext:value-type="float">
            <text:p>1</text:p>
          </table:table-cell>
          <table:table-cell office:value-type="float" office:value="2.6029999256134" calcext:value-type="float">
            <text:p>2,6029999256134</text:p>
          </table:table-cell>
          <table:table-cell office:value-type="float" office:value="3340" calcext:value-type="float">
            <text:p>3340</text:p>
          </table:table-cell>
          <table:table-cell office:value-type="float" office:value="0.886000156402588" calcext:value-type="float">
            <text:p>0,886000156402588</text:p>
          </table:table-cell>
          <table:table-cell office:value-type="float" office:value="3.71600008010864" calcext:value-type="float">
            <text:p>3,71600008010864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1900014877319" calcext:value-type="float">
            <text:p>1,91900014877319</text:p>
          </table:table-cell>
          <table:table-cell office:value-type="float" office:value="112976" calcext:value-type="float">
            <text:p>112976</text:p>
          </table:table-cell>
          <table:table-cell office:value-type="float" office:value="199.011000156403" calcext:value-type="float">
            <text:p>199,011000156403</text:p>
          </table:table-cell>
          <table:table-cell office:value-type="float" office:value="9207" calcext:value-type="float">
            <text:p>9207</text:p>
          </table:table-cell>
          <table:table-cell office:value-type="float" office:value="1.79699993133545" calcext:value-type="float">
            <text:p>1,79699993133545</text:p>
          </table:table-cell>
          <table:table-cell office:value-type="float" office:value="205.288000106812" calcext:value-type="float">
            <text:p>205,288000106812</text:p>
          </table:table-cell>
          <table:table-cell office:value-type="float" office:value="37102" calcext:value-type="float">
            <text:p>37102</text:p>
          </table:table-cell>
          <table:table-cell office:value-type="float" office:value="2.12099981307983" calcext:value-type="float">
            <text:p>2,12099981307983</text:p>
          </table:table-cell>
          <table:table-cell office:value-type="float" office:value="5914" calcext:value-type="float">
            <text:p>5914</text:p>
          </table:table-cell>
          <table:table-cell office:value-type="float" office:value="9254" calcext:value-type="float">
            <text:p>9254</text:p>
          </table:table-cell>
          <table:table-cell office:value-type="float" office:value="0.414000034332275" calcext:value-type="float">
            <text:p>0,414000034332275</text:p>
          </table:table-cell>
          <table:table-cell office:value-type="float" office:value="119.457000017166" calcext:value-type="float">
            <text:p>119,457000017166</text:p>
          </table:table-cell>
          <table:table-cell table:formula="of:=[.U42]-([.T42]+[.H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36000061035156" calcext:value-type="float">
            <text:p>0,236000061035156</text:p>
          </table:table-cell>
          <table:table-cell office:value-type="float" office:value="2" calcext:value-type="float">
            <text:p>2</text:p>
          </table:table-cell>
          <table:table-cell office:value-type="float" office:value="2.96799993515015" calcext:value-type="float">
            <text:p>2,96799993515015</text:p>
          </table:table-cell>
          <table:table-cell office:value-type="float" office:value="4203" calcext:value-type="float">
            <text:p>4203</text:p>
          </table:table-cell>
          <table:table-cell office:value-type="float" office:value="0.410000085830689" calcext:value-type="float">
            <text:p>0,410000085830689</text:p>
          </table:table-cell>
          <table:table-cell office:value-type="float" office:value="3.61500000953674" calcext:value-type="float">
            <text:p>3,61500000953674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61399984359741" calcext:value-type="float">
            <text:p>2,61399984359741</text:p>
          </table:table-cell>
          <table:table-cell office:value-type="float" office:value="118388" calcext:value-type="float">
            <text:p>118388</text:p>
          </table:table-cell>
          <table:table-cell office:value-type="float" office:value="244.000999927521" calcext:value-type="float">
            <text:p>244,000999927521</text:p>
          </table:table-cell>
          <table:table-cell office:value-type="float" office:value="11201" calcext:value-type="float">
            <text:p>11201</text:p>
          </table:table-cell>
          <table:table-cell office:value-type="float" office:value="1.40499997138977" calcext:value-type="float">
            <text:p>1,40499997138977</text:p>
          </table:table-cell>
          <table:table-cell office:value-type="float" office:value="251.227999925613" calcext:value-type="float">
            <text:p>251,227999925613</text:p>
          </table:table-cell>
          <table:table-cell office:value-type="float" office:value="37102" calcext:value-type="float">
            <text:p>37102</text:p>
          </table:table-cell>
          <table:table-cell office:value-type="float" office:value="2.70699977874756" calcext:value-type="float">
            <text:p>2,70699977874756</text:p>
          </table:table-cell>
          <table:table-cell office:value-type="float" office:value="7072" calcext:value-type="float">
            <text:p>7072</text:p>
          </table:table-cell>
          <table:table-cell office:value-type="float" office:value="11275" calcext:value-type="float">
            <text:p>11275</text:p>
          </table:table-cell>
          <table:table-cell office:value-type="float" office:value="0.161999940872192" calcext:value-type="float">
            <text:p>0,161999940872192</text:p>
          </table:table-cell>
          <table:table-cell office:value-type="float" office:value="144.135999917984" calcext:value-type="float">
            <text:p>144,135999917984</text:p>
          </table:table-cell>
          <table:table-cell table:formula="of:=[.U43]-([.T43]+[.H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60999917984009" calcext:value-type="float">
            <text:p>0,260999917984009</text:p>
          </table:table-cell>
          <table:table-cell office:value-type="float" office:value="40" calcext:value-type="float">
            <text:p>40</text:p>
          </table:table-cell>
          <table:table-cell office:value-type="float" office:value="3.65499997138977" calcext:value-type="float">
            <text:p>3,65499997138977</text:p>
          </table:table-cell>
          <table:table-cell office:value-type="float" office:value="2458" calcext:value-type="float">
            <text:p>2458</text:p>
          </table:table-cell>
          <table:table-cell office:value-type="float" office:value="0.379000186920166" calcext:value-type="float">
            <text:p>0,379000186920166</text:p>
          </table:table-cell>
          <table:table-cell office:value-type="float" office:value="4.29500007629395" calcext:value-type="float">
            <text:p>4,29500007629395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35599994659424" calcext:value-type="float">
            <text:p>2,35599994659424</text:p>
          </table:table-cell>
          <table:table-cell office:value-type="float" office:value="115681" calcext:value-type="float">
            <text:p>115681</text:p>
          </table:table-cell>
          <table:table-cell office:value-type="float" office:value="251.303999900818" calcext:value-type="float">
            <text:p>251,303999900818</text:p>
          </table:table-cell>
          <table:table-cell office:value-type="float" office:value="6912" calcext:value-type="float">
            <text:p>6912</text:p>
          </table:table-cell>
          <table:table-cell office:value-type="float" office:value="7.69900012016296" calcext:value-type="float">
            <text:p>7,69900012016296</text:p>
          </table:table-cell>
          <table:table-cell office:value-type="float" office:value="264.631999969482" calcext:value-type="float">
            <text:p>264,631999969482</text:p>
          </table:table-cell>
          <table:table-cell office:value-type="float" office:value="37102" calcext:value-type="float">
            <text:p>37102</text:p>
          </table:table-cell>
          <table:table-cell office:value-type="float" office:value="2.68799996376038" calcext:value-type="float">
            <text:p>2,68799996376038</text:p>
          </table:table-cell>
          <table:table-cell office:value-type="float" office:value="4485" calcext:value-type="float">
            <text:p>4485</text:p>
          </table:table-cell>
          <table:table-cell office:value-type="float" office:value="6943" calcext:value-type="float">
            <text:p>6943</text:p>
          </table:table-cell>
          <table:table-cell office:value-type="float" office:value="0.337999820709229" calcext:value-type="float">
            <text:p>0,337999820709229</text:p>
          </table:table-cell>
          <table:table-cell office:value-type="float" office:value="155.738999843597" calcext:value-type="float">
            <text:p>155,738999843597</text:p>
          </table:table-cell>
          <table:table-cell table:formula="of:=[.U44]-([.T44]+[.H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57999897003174" calcext:value-type="float">
            <text:p>0,257999897003174</text:p>
          </table:table-cell>
          <table:table-cell office:value-type="float" office:value="1" calcext:value-type="float">
            <text:p>1</text:p>
          </table:table-cell>
          <table:table-cell office:value-type="float" office:value="3.82300019264221" calcext:value-type="float">
            <text:p>3,82300019264221</text:p>
          </table:table-cell>
          <table:table-cell office:value-type="float" office:value="4186" calcext:value-type="float">
            <text:p>4186</text:p>
          </table:table-cell>
          <table:table-cell office:value-type="float" office:value="0.620999813079834" calcext:value-type="float">
            <text:p>0,620999813079834</text:p>
          </table:table-cell>
          <table:table-cell office:value-type="float" office:value="4.70199990272522" calcext:value-type="float">
            <text:p>4,70199990272522</text:p>
          </table:table-cell>
          <table:table-cell office:value-type="float" office:value="112781" calcext:value-type="float">
            <text:p>112781</text:p>
          </table:table-cell>
          <table:table-cell office:value-type="float" office:value="3.18499994277954" calcext:value-type="float">
            <text:p>3,18499994277954</text:p>
          </table:table-cell>
          <table:table-cell office:value-type="float" office:value="113987" calcext:value-type="float">
            <text:p>113987</text:p>
          </table:table-cell>
          <table:table-cell office:value-type="float" office:value="271.361000061035" calcext:value-type="float">
            <text:p>271,361000061035</text:p>
          </table:table-cell>
          <table:table-cell office:value-type="float" office:value="11219" calcext:value-type="float">
            <text:p>11219</text:p>
          </table:table-cell>
          <table:table-cell office:value-type="float" office:value="1.79299998283386" calcext:value-type="float">
            <text:p>1,79299998283386</text:p>
          </table:table-cell>
          <table:table-cell office:value-type="float" office:value="280.309000015259" calcext:value-type="float">
            <text:p>280,309000015259</text:p>
          </table:table-cell>
          <table:table-cell office:value-type="float" office:value="37102" calcext:value-type="float">
            <text:p>37102</text:p>
          </table:table-cell>
          <table:table-cell office:value-type="float" office:value="4.32200002670288" calcext:value-type="float">
            <text:p>4,32200002670288</text:p>
          </table:table-cell>
          <table:table-cell office:value-type="float" office:value="7119" calcext:value-type="float">
            <text:p>7119</text:p>
          </table:table-cell>
          <table:table-cell office:value-type="float" office:value="11305" calcext:value-type="float">
            <text:p>11305</text:p>
          </table:table-cell>
          <table:table-cell office:value-type="float" office:value="0.0959999561309814" calcext:value-type="float">
            <text:p>0,095999956130981</text:p>
          </table:table-cell>
          <table:table-cell office:value-type="float" office:value="163.451999902725" calcext:value-type="float">
            <text:p>163,451999902725</text:p>
          </table:table-cell>
          <table:table-cell table:formula="of:=[.U45]-([.T45]+[.H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78999900817871" calcext:value-type="float">
            <text:p>0,178999900817871</text:p>
          </table:table-cell>
          <table:table-cell office:value-type="float" office:value="1" calcext:value-type="float">
            <text:p>1</text:p>
          </table:table-cell>
          <table:table-cell office:value-type="float" office:value="7.02799987792969" calcext:value-type="float">
            <text:p>7,02799987792969</text:p>
          </table:table-cell>
          <table:table-cell office:value-type="float" office:value="17403" calcext:value-type="float">
            <text:p>17403</text:p>
          </table:table-cell>
          <table:table-cell office:value-type="float" office:value="0.656000137329102" calcext:value-type="float">
            <text:p>0,656000137329102</text:p>
          </table:table-cell>
          <table:table-cell office:value-type="float" office:value="7.86299991607666" calcext:value-type="float">
            <text:p>7,86299991607666</text:p>
          </table:table-cell>
          <table:table-cell office:value-type="float" office:value="112781" calcext:value-type="float">
            <text:p>112781</text:p>
          </table:table-cell>
          <table:table-cell office:value-type="float" office:value="3.48600006103516" calcext:value-type="float">
            <text:p>3,48600006103516</text:p>
          </table:table-cell>
          <table:table-cell office:value-type="float" office:value="113500" calcext:value-type="float">
            <text:p>113500</text:p>
          </table:table-cell>
          <table:table-cell office:value-type="float" office:value="270.126999855042" calcext:value-type="float">
            <text:p>270,126999855042</text:p>
          </table:table-cell>
          <table:table-cell office:value-type="float" office:value="36467" calcext:value-type="float">
            <text:p>36467</text:p>
          </table:table-cell>
          <table:table-cell office:value-type="float" office:value="0.900000095367431" calcext:value-type="float">
            <text:p>0,900000095367431</text:p>
          </table:table-cell>
          <table:table-cell office:value-type="float" office:value="278.904000043869" calcext:value-type="float">
            <text:p>278,904000043869</text:p>
          </table:table-cell>
          <table:table-cell office:value-type="float" office:value="37102" calcext:value-type="float">
            <text:p>37102</text:p>
          </table:table-cell>
          <table:table-cell office:value-type="float" office:value="2.88599991798401" calcext:value-type="float">
            <text:p>2,88599991798401</text:p>
          </table:table-cell>
          <table:table-cell office:value-type="float" office:value="19902" calcext:value-type="float">
            <text:p>19902</text:p>
          </table:table-cell>
          <table:table-cell office:value-type="float" office:value="37305" calcext:value-type="float">
            <text:p>37305</text:p>
          </table:table-cell>
          <table:table-cell office:value-type="float" office:value="0.134999990463257" calcext:value-type="float">
            <text:p>0,134999990463257</text:p>
          </table:table-cell>
          <table:table-cell office:value-type="float" office:value="101.069000005722" calcext:value-type="float">
            <text:p>101,069000005722</text:p>
          </table:table-cell>
          <table:table-cell table:formula="of:=[.U46]-([.T46]+[.H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72000074386597" calcext:value-type="float">
            <text:p>0,272000074386597</text:p>
          </table:table-cell>
          <table:table-cell office:value-type="float" office:value="1" calcext:value-type="float">
            <text:p>1</text:p>
          </table:table-cell>
          <table:table-cell office:value-type="float" office:value="2.56900000572205" calcext:value-type="float">
            <text:p>2,56900000572205</text:p>
          </table:table-cell>
          <table:table-cell office:value-type="float" office:value="3512" calcext:value-type="float">
            <text:p>3512</text:p>
          </table:table-cell>
          <table:table-cell office:value-type="float" office:value="3.1729998588562" calcext:value-type="float">
            <text:p>3,1729998588562</text:p>
          </table:table-cell>
          <table:table-cell office:value-type="float" office:value="6.01399993896484" calcext:value-type="float">
            <text:p>6,01399993896484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7500014305115" calcext:value-type="float">
            <text:p>1,97500014305115</text:p>
          </table:table-cell>
          <table:table-cell office:value-type="float" office:value="113507" calcext:value-type="float">
            <text:p>113507</text:p>
          </table:table-cell>
          <table:table-cell office:value-type="float" office:value="201.74799990654" calcext:value-type="float">
            <text:p>201,74799990654</text:p>
          </table:table-cell>
          <table:table-cell office:value-type="float" office:value="9515" calcext:value-type="float">
            <text:p>9515</text:p>
          </table:table-cell>
          <table:table-cell office:value-type="float" office:value="4.22099995613098" calcext:value-type="float">
            <text:p>4,22099995613098</text:p>
          </table:table-cell>
          <table:table-cell office:value-type="float" office:value="210.519000053406" calcext:value-type="float">
            <text:p>210,519000053406</text:p>
          </table:table-cell>
          <table:table-cell office:value-type="float" office:value="37102" calcext:value-type="float">
            <text:p>37102</text:p>
          </table:table-cell>
          <table:table-cell office:value-type="float" office:value="2.10500001907349" calcext:value-type="float">
            <text:p>2,10500001907349</text:p>
          </table:table-cell>
          <table:table-cell office:value-type="float" office:value="6061" calcext:value-type="float">
            <text:p>6061</text:p>
          </table:table-cell>
          <table:table-cell office:value-type="float" office:value="9573" calcext:value-type="float">
            <text:p>9573</text:p>
          </table:table-cell>
          <table:table-cell office:value-type="float" office:value="2.57500004768372" calcext:value-type="float">
            <text:p>2,57500004768372</text:p>
          </table:table-cell>
          <table:table-cell office:value-type="float" office:value="124.84500002861" calcext:value-type="float">
            <text:p>124,84500002861</text:p>
          </table:table-cell>
          <table:table-cell table:formula="of:=[.U47]-([.T47]+[.H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97999954223633" calcext:value-type="float">
            <text:p>0,197999954223633</text:p>
          </table:table-cell>
          <table:table-cell office:value-type="float" office:value="1" calcext:value-type="float">
            <text:p>1</text:p>
          </table:table-cell>
          <table:table-cell office:value-type="float" office:value="2.58500003814697" calcext:value-type="float">
            <text:p>2,58500003814697</text:p>
          </table:table-cell>
          <table:table-cell office:value-type="float" office:value="6867" calcext:value-type="float">
            <text:p>6867</text:p>
          </table:table-cell>
          <table:table-cell office:value-type="float" office:value="3.26600003242493" calcext:value-type="float">
            <text:p>3,26600003242493</text:p>
          </table:table-cell>
          <table:table-cell office:value-type="float" office:value="6.04900002479553" calcext:value-type="float">
            <text:p>6,04900002479553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02999997138977" calcext:value-type="float">
            <text:p>2,02999997138977</text:p>
          </table:table-cell>
          <table:table-cell office:value-type="float" office:value="113045" calcext:value-type="float">
            <text:p>113045</text:p>
          </table:table-cell>
          <table:table-cell office:value-type="float" office:value="202.011000156403" calcext:value-type="float">
            <text:p>202,011000156403</text:p>
          </table:table-cell>
          <table:table-cell office:value-type="float" office:value="17048" calcext:value-type="float">
            <text:p>17048</text:p>
          </table:table-cell>
          <table:table-cell office:value-type="float" office:value="4.36199998855591" calcext:value-type="float">
            <text:p>4,36199998855591</text:p>
          </table:table-cell>
          <table:table-cell office:value-type="float" office:value="211.059000015259" calcext:value-type="float">
            <text:p>211,059000015259</text:p>
          </table:table-cell>
          <table:table-cell office:value-type="float" office:value="37102" calcext:value-type="float">
            <text:p>37102</text:p>
          </table:table-cell>
          <table:table-cell office:value-type="float" office:value="2.20599985122681" calcext:value-type="float">
            <text:p>2,20599985122681</text:p>
          </table:table-cell>
          <table:table-cell office:value-type="float" office:value="10364" calcext:value-type="float">
            <text:p>10364</text:p>
          </table:table-cell>
          <table:table-cell office:value-type="float" office:value="17231" calcext:value-type="float">
            <text:p>17231</text:p>
          </table:table-cell>
          <table:table-cell office:value-type="float" office:value="2.31900000572205" calcext:value-type="float">
            <text:p>2,31900000572205</text:p>
          </table:table-cell>
          <table:table-cell office:value-type="float" office:value="109.493000030518" calcext:value-type="float">
            <text:p>109,493000030518</text:p>
          </table:table-cell>
          <table:table-cell table:formula="of:=[.U48]-([.T48]+[.H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65000104904175" calcext:value-type="float">
            <text:p>0,265000104904175</text:p>
          </table:table-cell>
          <table:table-cell office:value-type="float" office:value="1" calcext:value-type="float">
            <text:p>1</text:p>
          </table:table-cell>
          <table:table-cell office:value-type="float" office:value="2.58399987220764" calcext:value-type="float">
            <text:p>2,58399987220764</text:p>
          </table:table-cell>
          <table:table-cell office:value-type="float" office:value="14286" calcext:value-type="float">
            <text:p>14286</text:p>
          </table:table-cell>
          <table:table-cell office:value-type="float" office:value="3.05900001525879" calcext:value-type="float">
            <text:p>3,05900001525879</text:p>
          </table:table-cell>
          <table:table-cell office:value-type="float" office:value="5.90799999237061" calcext:value-type="float">
            <text:p>5,90799999237061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4900012016296" calcext:value-type="float">
            <text:p>1,94900012016296</text:p>
          </table:table-cell>
          <table:table-cell office:value-type="float" office:value="112890" calcext:value-type="float">
            <text:p>112890</text:p>
          </table:table-cell>
          <table:table-cell office:value-type="float" office:value="201.329999923706" calcext:value-type="float">
            <text:p>201,329999923706</text:p>
          </table:table-cell>
          <table:table-cell office:value-type="float" office:value="30984" calcext:value-type="float">
            <text:p>30984</text:p>
          </table:table-cell>
          <table:table-cell office:value-type="float" office:value="4.43799996376038" calcext:value-type="float">
            <text:p>4,43799996376038</text:p>
          </table:table-cell>
          <table:table-cell office:value-type="float" office:value="210.253999948502" calcext:value-type="float">
            <text:p>210,253999948502</text:p>
          </table:table-cell>
          <table:table-cell office:value-type="float" office:value="37102" calcext:value-type="float">
            <text:p>37102</text:p>
          </table:table-cell>
          <table:table-cell office:value-type="float" office:value="2.18899989128113" calcext:value-type="float">
            <text:p>2,18899989128113</text:p>
          </table:table-cell>
          <table:table-cell office:value-type="float" office:value="17286" calcext:value-type="float">
            <text:p>17286</text:p>
          </table:table-cell>
          <table:table-cell office:value-type="float" office:value="31572" calcext:value-type="float">
            <text:p>31572</text:p>
          </table:table-cell>
          <table:table-cell office:value-type="float" office:value="2.00399994850159" calcext:value-type="float">
            <text:p>2,00399994850159</text:p>
          </table:table-cell>
          <table:table-cell office:value-type="float" office:value="86.6959998607635" calcext:value-type="float">
            <text:p>86,6959998607635</text:p>
          </table:table-cell>
          <table:table-cell table:formula="of:=[.U49]-([.T49]+[.H4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50999927520752" calcext:value-type="float">
            <text:p>0,250999927520752</text:p>
          </table:table-cell>
          <table:table-cell office:value-type="float" office:value="2" calcext:value-type="float">
            <text:p>2</text:p>
          </table:table-cell>
          <table:table-cell office:value-type="float" office:value="2.62400007247925" calcext:value-type="float">
            <text:p>2,62400007247925</text:p>
          </table:table-cell>
          <table:table-cell office:value-type="float" office:value="5915" calcext:value-type="float">
            <text:p>5915</text:p>
          </table:table-cell>
          <table:table-cell office:value-type="float" office:value="3.04900002479553" calcext:value-type="float">
            <text:p>3,04900002479553</text:p>
          </table:table-cell>
          <table:table-cell office:value-type="float" office:value="5.92400002479553" calcext:value-type="float">
            <text:p>5,92400002479553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850001335144" calcext:value-type="float">
            <text:p>1,9850001335144</text:p>
          </table:table-cell>
          <table:table-cell office:value-type="float" office:value="112856" calcext:value-type="float">
            <text:p>112856</text:p>
          </table:table-cell>
          <table:table-cell office:value-type="float" office:value="201.134000062942" calcext:value-type="float">
            <text:p>201,134000062942</text:p>
          </table:table-cell>
          <table:table-cell office:value-type="float" office:value="14892" calcext:value-type="float">
            <text:p>14892</text:p>
          </table:table-cell>
          <table:table-cell office:value-type="float" office:value="4.81199979782105" calcext:value-type="float">
            <text:p>4,81199979782105</text:p>
          </table:table-cell>
          <table:table-cell office:value-type="float" office:value="210.463999986649" calcext:value-type="float">
            <text:p>210,463999986649</text:p>
          </table:table-cell>
          <table:table-cell office:value-type="float" office:value="37102" calcext:value-type="float">
            <text:p>37102</text:p>
          </table:table-cell>
          <table:table-cell office:value-type="float" office:value="2.22100019454956" calcext:value-type="float">
            <text:p>2,22100019454956</text:p>
          </table:table-cell>
          <table:table-cell office:value-type="float" office:value="9111" calcext:value-type="float">
            <text:p>9111</text:p>
          </table:table-cell>
          <table:table-cell office:value-type="float" office:value="15026" calcext:value-type="float">
            <text:p>15026</text:p>
          </table:table-cell>
          <table:table-cell office:value-type="float" office:value="1.89100003242493" calcext:value-type="float">
            <text:p>1,89100003242493</text:p>
          </table:table-cell>
          <table:table-cell office:value-type="float" office:value="112.947000026703" calcext:value-type="float">
            <text:p>112,947000026703</text:p>
          </table:table-cell>
          <table:table-cell table:formula="of:=[.U50]-([.T50]+[.H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93000078201294" calcext:value-type="float">
            <text:p>0,193000078201294</text:p>
          </table:table-cell>
          <table:table-cell office:value-type="float" office:value="3" calcext:value-type="float">
            <text:p>3</text:p>
          </table:table-cell>
          <table:table-cell office:value-type="float" office:value="4.06900000572205" calcext:value-type="float">
            <text:p>4,06900000572205</text:p>
          </table:table-cell>
          <table:table-cell office:value-type="float" office:value="2931" calcext:value-type="float">
            <text:p>2931</text:p>
          </table:table-cell>
          <table:table-cell office:value-type="float" office:value="0.407000064849854" calcext:value-type="float">
            <text:p>0,407000064849854</text:p>
          </table:table-cell>
          <table:table-cell office:value-type="float" office:value="4.66900014877319" calcext:value-type="float">
            <text:p>4,66900014877319</text:p>
          </table:table-cell>
          <table:table-cell office:value-type="float" office:value="112781" calcext:value-type="float">
            <text:p>112781</text:p>
          </table:table-cell>
          <table:table-cell office:value-type="float" office:value="3.01500010490417" calcext:value-type="float">
            <text:p>3,01500010490417</text:p>
          </table:table-cell>
          <table:table-cell office:value-type="float" office:value="125259" calcext:value-type="float">
            <text:p>125259</text:p>
          </table:table-cell>
          <table:table-cell office:value-type="float" office:value="251.80999994278" calcext:value-type="float">
            <text:p>251,80999994278</text:p>
          </table:table-cell>
          <table:table-cell office:value-type="float" office:value="8127" calcext:value-type="float">
            <text:p>8127</text:p>
          </table:table-cell>
          <table:table-cell office:value-type="float" office:value="1.4300000667572" calcext:value-type="float">
            <text:p>1,4300000667572</text:p>
          </table:table-cell>
          <table:table-cell office:value-type="float" office:value="259.870000123978" calcext:value-type="float">
            <text:p>259,870000123978</text:p>
          </table:table-cell>
          <table:table-cell office:value-type="float" office:value="37102" calcext:value-type="float">
            <text:p>37102</text:p>
          </table:table-cell>
          <table:table-cell office:value-type="float" office:value="3.8510000705719" calcext:value-type="float">
            <text:p>3,8510000705719</text:p>
          </table:table-cell>
          <table:table-cell office:value-type="float" office:value="5237" calcext:value-type="float">
            <text:p>5237</text:p>
          </table:table-cell>
          <table:table-cell office:value-type="float" office:value="8168" calcext:value-type="float">
            <text:p>8168</text:p>
          </table:table-cell>
          <table:table-cell office:value-type="float" office:value="0.125" calcext:value-type="float">
            <text:p>0,125</text:p>
          </table:table-cell>
          <table:table-cell office:value-type="float" office:value="157.302999973297" calcext:value-type="float">
            <text:p>157,302999973297</text:p>
          </table:table-cell>
          <table:table-cell table:formula="of:=[.U51]-([.T51]+[.H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81000137329102" calcext:value-type="float">
            <text:p>0,281000137329102</text:p>
          </table:table-cell>
          <table:table-cell office:value-type="float" office:value="111" calcext:value-type="float">
            <text:p>111</text:p>
          </table:table-cell>
          <table:table-cell office:value-type="float" office:value="2.81299996376038" calcext:value-type="float">
            <text:p>2,81299996376038</text:p>
          </table:table-cell>
          <table:table-cell office:value-type="float" office:value="5848" calcext:value-type="float">
            <text:p>5848</text:p>
          </table:table-cell>
          <table:table-cell office:value-type="float" office:value="0.282999992370606" calcext:value-type="float">
            <text:p>0,282999992370606</text:p>
          </table:table-cell>
          <table:table-cell office:value-type="float" office:value="3.37700009346008" calcext:value-type="float">
            <text:p>3,37700009346008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625" calcext:value-type="float">
            <text:p>2,625</text:p>
          </table:table-cell>
          <table:table-cell office:value-type="float" office:value="120440" calcext:value-type="float">
            <text:p>120440</text:p>
          </table:table-cell>
          <table:table-cell office:value-type="float" office:value="250.289000034332" calcext:value-type="float">
            <text:p>250,289000034332</text:p>
          </table:table-cell>
          <table:table-cell office:value-type="float" office:value="14894" calcext:value-type="float">
            <text:p>14894</text:p>
          </table:table-cell>
          <table:table-cell office:value-type="float" office:value="6.71199989318848" calcext:value-type="float">
            <text:p>6,71199989318848</text:p>
          </table:table-cell>
          <table:table-cell office:value-type="float" office:value="262.644000053406" calcext:value-type="float">
            <text:p>262,644000053406</text:p>
          </table:table-cell>
          <table:table-cell office:value-type="float" office:value="37102" calcext:value-type="float">
            <text:p>37102</text:p>
          </table:table-cell>
          <table:table-cell office:value-type="float" office:value="2.32799983024597" calcext:value-type="float">
            <text:p>2,32799983024597</text:p>
          </table:table-cell>
          <table:table-cell office:value-type="float" office:value="9192" calcext:value-type="float">
            <text:p>9192</text:p>
          </table:table-cell>
          <table:table-cell office:value-type="float" office:value="15040" calcext:value-type="float">
            <text:p>15040</text:p>
          </table:table-cell>
          <table:table-cell office:value-type="float" office:value="0.831000089645386" calcext:value-type="float">
            <text:p>0,831000089645386</text:p>
          </table:table-cell>
          <table:table-cell office:value-type="float" office:value="143.679000139236" calcext:value-type="float">
            <text:p>143,679000139236</text:p>
          </table:table-cell>
          <table:table-cell table:formula="of:=[.U52]-([.T52]+[.H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3199987411499" calcext:value-type="float">
            <text:p>0,23199987411499</text:p>
          </table:table-cell>
          <table:table-cell office:value-type="float" office:value="4" calcext:value-type="float">
            <text:p>4</text:p>
          </table:table-cell>
          <table:table-cell office:value-type="float" office:value="2.90000009536743" calcext:value-type="float">
            <text:p>2,90000009536743</text:p>
          </table:table-cell>
          <table:table-cell office:value-type="float" office:value="0" calcext:value-type="float">
            <text:p>0</text:p>
          </table:table-cell>
          <table:table-cell office:value-type="float" office:value="0.404999971389771" calcext:value-type="float">
            <text:p>0,404999971389771</text:p>
          </table:table-cell>
          <table:table-cell office:value-type="float" office:value="3.53699994087219" calcext:value-type="float">
            <text:p>3,53699994087219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42899990081787" calcext:value-type="float">
            <text:p>2,42899990081787</text:p>
          </table:table-cell>
          <table:table-cell office:value-type="float" office:value="119569" calcext:value-type="float">
            <text:p>119569</text:p>
          </table:table-cell>
          <table:table-cell office:value-type="float" office:value="241.779000043869" calcext:value-type="float">
            <text:p>241,779000043869</text:p>
          </table:table-cell>
          <table:table-cell office:value-type="float" office:value="0" calcext:value-type="float">
            <text:p>0</text:p>
          </table:table-cell>
          <table:table-cell office:value-type="float" office:value="1.13600015640259" calcext:value-type="float">
            <text:p>1,13600015640259</text:p>
          </table:table-cell>
          <table:table-cell office:value-type="float" office:value="248.463000059128" calcext:value-type="float">
            <text:p>248,463000059128</text:p>
          </table:table-cell>
          <table:table-cell office:value-type="float" office:value="37102" calcext:value-type="float">
            <text:p>37102</text:p>
          </table:table-cell>
          <table:table-cell office:value-type="float" office:value="2.78199982643127" calcext:value-type="float">
            <text:p>2,78199982643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999910354614" calcext:value-type="float">
            <text:p>0,168999910354614</text:p>
          </table:table-cell>
          <table:table-cell office:value-type="float" office:value="173.708999872208" calcext:value-type="float">
            <text:p>173,708999872208</text:p>
          </table:table-cell>
          <table:table-cell table:formula="of:=[.U53]-([.T53]+[.H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73999929428101" calcext:value-type="float">
            <text:p>0,273999929428101</text:p>
          </table:table-cell>
          <table:table-cell office:value-type="float" office:value="1" calcext:value-type="float">
            <text:p>1</text:p>
          </table:table-cell>
          <table:table-cell office:value-type="float" office:value="4.32800006866455" calcext:value-type="float">
            <text:p>4,32800006866455</text:p>
          </table:table-cell>
          <table:table-cell office:value-type="float" office:value="5933" calcext:value-type="float">
            <text:p>5933</text:p>
          </table:table-cell>
          <table:table-cell office:value-type="float" office:value="0.492000102996826" calcext:value-type="float">
            <text:p>0,492000102996826</text:p>
          </table:table-cell>
          <table:table-cell office:value-type="float" office:value="5.09400010108948" calcext:value-type="float">
            <text:p>5,09400010108948</text:p>
          </table:table-cell>
          <table:table-cell office:value-type="float" office:value="112781" calcext:value-type="float">
            <text:p>112781</text:p>
          </table:table-cell>
          <table:table-cell office:value-type="float" office:value="3.08599996566772" calcext:value-type="float">
            <text:p>3,08599996566772</text:p>
          </table:table-cell>
          <table:table-cell office:value-type="float" office:value="116085" calcext:value-type="float">
            <text:p>116085</text:p>
          </table:table-cell>
          <table:table-cell office:value-type="float" office:value="257.851999998093" calcext:value-type="float">
            <text:p>257,851999998093</text:p>
          </table:table-cell>
          <table:table-cell office:value-type="float" office:value="14950" calcext:value-type="float">
            <text:p>14950</text:p>
          </table:table-cell>
          <table:table-cell office:value-type="float" office:value="0.825999975204468" calcext:value-type="float">
            <text:p>0,825999975204468</text:p>
          </table:table-cell>
          <table:table-cell office:value-type="float" office:value="265.635999917984" calcext:value-type="float">
            <text:p>265,635999917984</text:p>
          </table:table-cell>
          <table:table-cell office:value-type="float" office:value="37102" calcext:value-type="float">
            <text:p>37102</text:p>
          </table:table-cell>
          <table:table-cell office:value-type="float" office:value="3.05800008773804" calcext:value-type="float">
            <text:p>3,05800008773804</text:p>
          </table:table-cell>
          <table:table-cell office:value-type="float" office:value="9156" calcext:value-type="float">
            <text:p>9156</text:p>
          </table:table-cell>
          <table:table-cell office:value-type="float" office:value="15089" calcext:value-type="float">
            <text:p>15089</text:p>
          </table:table-cell>
          <table:table-cell office:value-type="float" office:value="0.0780000686645508" calcext:value-type="float">
            <text:p>0,078000068664551</text:p>
          </table:table-cell>
          <table:table-cell office:value-type="float" office:value="138.275000095367" calcext:value-type="float">
            <text:p>138,275000095367</text:p>
          </table:table-cell>
          <table:table-cell table:formula="of:=[.U54]-([.T54]+[.H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96000099182129" calcext:value-type="float">
            <text:p>0,196000099182129</text:p>
          </table:table-cell>
          <table:table-cell office:value-type="float" office:value="1" calcext:value-type="float">
            <text:p>1</text:p>
          </table:table-cell>
          <table:table-cell office:value-type="float" office:value="2.53699994087219" calcext:value-type="float">
            <text:p>2,53699994087219</text:p>
          </table:table-cell>
          <table:table-cell office:value-type="float" office:value="5480" calcext:value-type="float">
            <text:p>5480</text:p>
          </table:table-cell>
          <table:table-cell office:value-type="float" office:value="0.543999910354614" calcext:value-type="float">
            <text:p>0,543999910354614</text:p>
          </table:table-cell>
          <table:table-cell office:value-type="float" office:value="3.27699995040894" calcext:value-type="float">
            <text:p>3,27699995040894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88199996948242" calcext:value-type="float">
            <text:p>1,88199996948242</text:p>
          </table:table-cell>
          <table:table-cell office:value-type="float" office:value="115140" calcext:value-type="float">
            <text:p>115140</text:p>
          </table:table-cell>
          <table:table-cell office:value-type="float" office:value="198.49799990654" calcext:value-type="float">
            <text:p>198,49799990654</text:p>
          </table:table-cell>
          <table:table-cell office:value-type="float" office:value="14072" calcext:value-type="float">
            <text:p>14072</text:p>
          </table:table-cell>
          <table:table-cell office:value-type="float" office:value="1.12000012397766" calcext:value-type="float">
            <text:p>1,12000012397766</text:p>
          </table:table-cell>
          <table:table-cell office:value-type="float" office:value="204.12700009346" calcext:value-type="float">
            <text:p>204,12700009346</text:p>
          </table:table-cell>
          <table:table-cell office:value-type="float" office:value="37102" calcext:value-type="float">
            <text:p>37102</text:p>
          </table:table-cell>
          <table:table-cell office:value-type="float" office:value="2.12199997901916" calcext:value-type="float">
            <text:p>2,12199997901916</text:p>
          </table:table-cell>
          <table:table-cell office:value-type="float" office:value="8690" calcext:value-type="float">
            <text:p>8690</text:p>
          </table:table-cell>
          <table:table-cell office:value-type="float" office:value="14170" calcext:value-type="float">
            <text:p>14170</text:p>
          </table:table-cell>
          <table:table-cell office:value-type="float" office:value="0.203999996185303" calcext:value-type="float">
            <text:p>0,203999996185303</text:p>
          </table:table-cell>
          <table:table-cell office:value-type="float" office:value="106.972999811172" calcext:value-type="float">
            <text:p>106,972999811172</text:p>
          </table:table-cell>
          <table:table-cell table:formula="of:=[.U55]-([.T55]+[.H5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97000026702881" calcext:value-type="float">
            <text:p>0,197000026702881</text:p>
          </table:table-cell>
          <table:table-cell office:value-type="float" office:value="30" calcext:value-type="float">
            <text:p>30</text:p>
          </table:table-cell>
          <table:table-cell office:value-type="float" office:value="2.53299999237061" calcext:value-type="float">
            <text:p>2,53299999237061</text:p>
          </table:table-cell>
          <table:table-cell office:value-type="float" office:value="3341" calcext:value-type="float">
            <text:p>3341</text:p>
          </table:table-cell>
          <table:table-cell office:value-type="float" office:value="0.45799994468689" calcext:value-type="float">
            <text:p>0,45799994468689</text:p>
          </table:table-cell>
          <table:table-cell office:value-type="float" office:value="3.18799996376038" calcext:value-type="float">
            <text:p>3,18799996376038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83999991416931" calcext:value-type="float">
            <text:p>1,83999991416931</text:p>
          </table:table-cell>
          <table:table-cell office:value-type="float" office:value="114004" calcext:value-type="float">
            <text:p>114004</text:p>
          </table:table-cell>
          <table:table-cell office:value-type="float" office:value="198.894999980927" calcext:value-type="float">
            <text:p>198,894999980927</text:p>
          </table:table-cell>
          <table:table-cell office:value-type="float" office:value="9151" calcext:value-type="float">
            <text:p>9151</text:p>
          </table:table-cell>
          <table:table-cell office:value-type="float" office:value="6.83200001716614" calcext:value-type="float">
            <text:p>6,83200001716614</text:p>
          </table:table-cell>
          <table:table-cell office:value-type="float" office:value="210.082000017166" calcext:value-type="float">
            <text:p>210,082000017166</text:p>
          </table:table-cell>
          <table:table-cell office:value-type="float" office:value="37102" calcext:value-type="float">
            <text:p>37102</text:p>
          </table:table-cell>
          <table:table-cell office:value-type="float" office:value="2.17700004577637" calcext:value-type="float">
            <text:p>2,17700004577637</text:p>
          </table:table-cell>
          <table:table-cell office:value-type="float" office:value="5858" calcext:value-type="float">
            <text:p>5858</text:p>
          </table:table-cell>
          <table:table-cell office:value-type="float" office:value="9199" calcext:value-type="float">
            <text:p>9199</text:p>
          </table:table-cell>
          <table:table-cell office:value-type="float" office:value="0.230000019073486" calcext:value-type="float">
            <text:p>0,230000019073486</text:p>
          </table:table-cell>
          <table:table-cell office:value-type="float" office:value="117.282999992371" calcext:value-type="float">
            <text:p>117,282999992371</text:p>
          </table:table-cell>
          <table:table-cell table:formula="of:=[.U56]-([.T56]+[.H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51000022888184" calcext:value-type="float">
            <text:p>0,151000022888184</text:p>
          </table:table-cell>
          <table:table-cell office:value-type="float" office:value="1" calcext:value-type="float">
            <text:p>1</text:p>
          </table:table-cell>
          <table:table-cell office:value-type="float" office:value="2.63599991798401" calcext:value-type="float">
            <text:p>2,63599991798401</text:p>
          </table:table-cell>
          <table:table-cell office:value-type="float" office:value="953" calcext:value-type="float">
            <text:p>953</text:p>
          </table:table-cell>
          <table:table-cell office:value-type="float" office:value="0.53600001335144" calcext:value-type="float">
            <text:p>0,53600001335144</text:p>
          </table:table-cell>
          <table:table-cell office:value-type="float" office:value="3.32299995422363" calcext:value-type="float">
            <text:p>3,32299995422363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86800003051758" calcext:value-type="float">
            <text:p>1,86800003051758</text:p>
          </table:table-cell>
          <table:table-cell office:value-type="float" office:value="113461" calcext:value-type="float">
            <text:p>113461</text:p>
          </table:table-cell>
          <table:table-cell office:value-type="float" office:value="198.09700012207" calcext:value-type="float">
            <text:p>198,09700012207</text:p>
          </table:table-cell>
          <table:table-cell office:value-type="float" office:value="2891" calcext:value-type="float">
            <text:p>2891</text:p>
          </table:table-cell>
          <table:table-cell office:value-type="float" office:value="1.22299981117249" calcext:value-type="float">
            <text:p>1,22299981117249</text:p>
          </table:table-cell>
          <table:table-cell office:value-type="float" office:value="203.709999799728" calcext:value-type="float">
            <text:p>203,709999799728</text:p>
          </table:table-cell>
          <table:table-cell office:value-type="float" office:value="37102" calcext:value-type="float">
            <text:p>37102</text:p>
          </table:table-cell>
          <table:table-cell office:value-type="float" office:value="2.15000009536743" calcext:value-type="float">
            <text:p>2,15000009536743</text:p>
          </table:table-cell>
          <table:table-cell office:value-type="float" office:value="1940" calcext:value-type="float">
            <text:p>1940</text:p>
          </table:table-cell>
          <table:table-cell office:value-type="float" office:value="2893" calcext:value-type="float">
            <text:p>2893</text:p>
          </table:table-cell>
          <table:table-cell office:value-type="float" office:value="0.193000078201294" calcext:value-type="float">
            <text:p>0,193000078201294</text:p>
          </table:table-cell>
          <table:table-cell office:value-type="float" office:value="134.828999996185" calcext:value-type="float">
            <text:p>134,828999996185</text:p>
          </table:table-cell>
          <table:table-cell table:formula="of:=[.U57]-([.T57]+[.H5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96000099182129" calcext:value-type="float">
            <text:p>0,196000099182129</text:p>
          </table:table-cell>
          <table:table-cell office:value-type="float" office:value="55" calcext:value-type="float">
            <text:p>55</text:p>
          </table:table-cell>
          <table:table-cell office:value-type="float" office:value="2.68599987030029" calcext:value-type="float">
            <text:p>2,68599987030029</text:p>
          </table:table-cell>
          <table:table-cell office:value-type="float" office:value="8531" calcext:value-type="float">
            <text:p>8531</text:p>
          </table:table-cell>
          <table:table-cell office:value-type="float" office:value="0.692000150680542" calcext:value-type="float">
            <text:p>0,692000150680542</text:p>
          </table:table-cell>
          <table:table-cell office:value-type="float" office:value="3.57400012016296" calcext:value-type="float">
            <text:p>3,57400012016296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88299989700317" calcext:value-type="float">
            <text:p>1,88299989700317</text:p>
          </table:table-cell>
          <table:table-cell office:value-type="float" office:value="113161" calcext:value-type="float">
            <text:p>113161</text:p>
          </table:table-cell>
          <table:table-cell office:value-type="float" office:value="198.988000154495" calcext:value-type="float">
            <text:p>198,988000154495</text:p>
          </table:table-cell>
          <table:table-cell office:value-type="float" office:value="20253" calcext:value-type="float">
            <text:p>20253</text:p>
          </table:table-cell>
          <table:table-cell office:value-type="float" office:value="11.2269999980927" calcext:value-type="float">
            <text:p>11,2269999980927</text:p>
          </table:table-cell>
          <table:table-cell office:value-type="float" office:value="214.736999988556" calcext:value-type="float">
            <text:p>214,736999988556</text:p>
          </table:table-cell>
          <table:table-cell office:value-type="float" office:value="37102" calcext:value-type="float">
            <text:p>37102</text:p>
          </table:table-cell>
          <table:table-cell office:value-type="float" office:value="2.14300012588501" calcext:value-type="float">
            <text:p>2,14300012588501</text:p>
          </table:table-cell>
          <table:table-cell office:value-type="float" office:value="11973" calcext:value-type="float">
            <text:p>11973</text:p>
          </table:table-cell>
          <table:table-cell office:value-type="float" office:value="20504" calcext:value-type="float">
            <text:p>20504</text:p>
          </table:table-cell>
          <table:table-cell office:value-type="float" office:value="0.171999931335449" calcext:value-type="float">
            <text:p>0,171999931335449</text:p>
          </table:table-cell>
          <table:table-cell office:value-type="float" office:value="98.944000005722" calcext:value-type="float">
            <text:p>98,944000005722</text:p>
          </table:table-cell>
          <table:table-cell table:formula="of:=[.U58]-([.T58]+[.H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476999998092651" calcext:value-type="float">
            <text:p>0,476999998092651</text:p>
          </table:table-cell>
          <table:table-cell office:value-type="float" office:value="1" calcext:value-type="float">
            <text:p>1</text:p>
          </table:table-cell>
          <table:table-cell office:value-type="float" office:value="2.58399987220764" calcext:value-type="float">
            <text:p>2,58399987220764</text:p>
          </table:table-cell>
          <table:table-cell office:value-type="float" office:value="2909" calcext:value-type="float">
            <text:p>2909</text:p>
          </table:table-cell>
          <table:table-cell office:value-type="float" office:value="11.1960000991821" calcext:value-type="float">
            <text:p>11,1960000991821</text:p>
          </table:table-cell>
          <table:table-cell office:value-type="float" office:value="14.2569999694824" calcext:value-type="float">
            <text:p>14,2569999694824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38600015640259" calcext:value-type="float">
            <text:p>2,38600015640259</text:p>
          </table:table-cell>
          <table:table-cell office:value-type="float" office:value="113060" calcext:value-type="float">
            <text:p>113060</text:p>
          </table:table-cell>
          <table:table-cell office:value-type="float" office:value="207.959000110626" calcext:value-type="float">
            <text:p>207,959000110626</text:p>
          </table:table-cell>
          <table:table-cell office:value-type="float" office:value="8118" calcext:value-type="float">
            <text:p>8118</text:p>
          </table:table-cell>
          <table:table-cell office:value-type="float" office:value="13.0820000171661" calcext:value-type="float">
            <text:p>13,0820000171661</text:p>
          </table:table-cell>
          <table:table-cell office:value-type="float" office:value="226.126000165939" calcext:value-type="float">
            <text:p>226,126000165939</text:p>
          </table:table-cell>
          <table:table-cell office:value-type="float" office:value="37102" calcext:value-type="float">
            <text:p>37102</text:p>
          </table:table-cell>
          <table:table-cell office:value-type="float" office:value="2.40700006484985" calcext:value-type="float">
            <text:p>2,40700006484985</text:p>
          </table:table-cell>
          <table:table-cell office:value-type="float" office:value="5245" calcext:value-type="float">
            <text:p>5245</text:p>
          </table:table-cell>
          <table:table-cell office:value-type="float" office:value="8154" calcext:value-type="float">
            <text:p>8154</text:p>
          </table:table-cell>
          <table:table-cell office:value-type="float" office:value="9.56900000572205" calcext:value-type="float">
            <text:p>9,56900000572205</text:p>
          </table:table-cell>
          <table:table-cell office:value-type="float" office:value="145.832999944687" calcext:value-type="float">
            <text:p>145,832999944687</text:p>
          </table:table-cell>
          <table:table-cell table:formula="of:=[.U59]-([.T59]+[.H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473000049591064" calcext:value-type="float">
            <text:p>0,473000049591064</text:p>
          </table:table-cell>
          <table:table-cell office:value-type="float" office:value="1" calcext:value-type="float">
            <text:p>1</text:p>
          </table:table-cell>
          <table:table-cell office:value-type="float" office:value="2.63499999046326" calcext:value-type="float">
            <text:p>2,63499999046326</text:p>
          </table:table-cell>
          <table:table-cell office:value-type="float" office:value="4134" calcext:value-type="float">
            <text:p>4134</text:p>
          </table:table-cell>
          <table:table-cell office:value-type="float" office:value="11.1610000133514" calcext:value-type="float">
            <text:p>11,1610000133514</text:p>
          </table:table-cell>
          <table:table-cell office:value-type="float" office:value="14.2690000534058" calcext:value-type="float">
            <text:p>14,2690000534058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35399985313416" calcext:value-type="float">
            <text:p>2,35399985313416</text:p>
          </table:table-cell>
          <table:table-cell office:value-type="float" office:value="112935" calcext:value-type="float">
            <text:p>112935</text:p>
          </table:table-cell>
          <table:table-cell office:value-type="float" office:value="205.601999998093" calcext:value-type="float">
            <text:p>205,601999998093</text:p>
          </table:table-cell>
          <table:table-cell office:value-type="float" office:value="11100" calcext:value-type="float">
            <text:p>11100</text:p>
          </table:table-cell>
          <table:table-cell office:value-type="float" office:value="12.805999994278" calcext:value-type="float">
            <text:p>12,805999994278</text:p>
          </table:table-cell>
          <table:table-cell office:value-type="float" office:value="223.359999895096" calcext:value-type="float">
            <text:p>223,359999895096</text:p>
          </table:table-cell>
          <table:table-cell office:value-type="float" office:value="37102" calcext:value-type="float">
            <text:p>37102</text:p>
          </table:table-cell>
          <table:table-cell office:value-type="float" office:value="2.40300011634827" calcext:value-type="float">
            <text:p>2,40300011634827</text:p>
          </table:table-cell>
          <table:table-cell office:value-type="float" office:value="7048" calcext:value-type="float">
            <text:p>7048</text:p>
          </table:table-cell>
          <table:table-cell office:value-type="float" office:value="11182" calcext:value-type="float">
            <text:p>11182</text:p>
          </table:table-cell>
          <table:table-cell office:value-type="float" office:value="8.67700004577637" calcext:value-type="float">
            <text:p>8,67700004577637</text:p>
          </table:table-cell>
          <table:table-cell office:value-type="float" office:value="139.624000072479" calcext:value-type="float">
            <text:p>139,624000072479</text:p>
          </table:table-cell>
          <table:table-cell table:formula="of:=[.U60]-([.T60]+[.H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394000053405762" calcext:value-type="float">
            <text:p>0,394000053405762</text:p>
          </table:table-cell>
          <table:table-cell office:value-type="float" office:value="1" calcext:value-type="float">
            <text:p>1</text:p>
          </table:table-cell>
          <table:table-cell office:value-type="float" office:value="2.64299988746643" calcext:value-type="float">
            <text:p>2,64299988746643</text:p>
          </table:table-cell>
          <table:table-cell office:value-type="float" office:value="4485" calcext:value-type="float">
            <text:p>4485</text:p>
          </table:table-cell>
          <table:table-cell office:value-type="float" office:value="11.2929999828339" calcext:value-type="float">
            <text:p>11,2929999828339</text:p>
          </table:table-cell>
          <table:table-cell office:value-type="float" office:value="14.3299999237061" calcext:value-type="float">
            <text:p>14,3299999237061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17999982833862" calcext:value-type="float">
            <text:p>2,17999982833862</text:p>
          </table:table-cell>
          <table:table-cell office:value-type="float" office:value="112866" calcext:value-type="float">
            <text:p>112866</text:p>
          </table:table-cell>
          <table:table-cell office:value-type="float" office:value="206.054999828339" calcext:value-type="float">
            <text:p>206,054999828339</text:p>
          </table:table-cell>
          <table:table-cell office:value-type="float" office:value="11982" calcext:value-type="float">
            <text:p>11982</text:p>
          </table:table-cell>
          <table:table-cell office:value-type="float" office:value="13.1690001487732" calcext:value-type="float">
            <text:p>13,1690001487732</text:p>
          </table:table-cell>
          <table:table-cell office:value-type="float" office:value="224.032999992371" calcext:value-type="float">
            <text:p>224,032999992371</text:p>
          </table:table-cell>
          <table:table-cell office:value-type="float" office:value="37102" calcext:value-type="float">
            <text:p>37102</text:p>
          </table:table-cell>
          <table:table-cell office:value-type="float" office:value="2.37999987602234" calcext:value-type="float">
            <text:p>2,37999987602234</text:p>
          </table:table-cell>
          <table:table-cell office:value-type="float" office:value="7579" calcext:value-type="float">
            <text:p>7579</text:p>
          </table:table-cell>
          <table:table-cell office:value-type="float" office:value="12064" calcext:value-type="float">
            <text:p>12064</text:p>
          </table:table-cell>
          <table:table-cell office:value-type="float" office:value="6.54100012779236" calcext:value-type="float">
            <text:p>6,54100012779236</text:p>
          </table:table-cell>
          <table:table-cell office:value-type="float" office:value="133.998000144959" calcext:value-type="float">
            <text:p>133,998000144959</text:p>
          </table:table-cell>
          <table:table-cell table:formula="of:=[.U61]-([.T61]+[.H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442999839782715" calcext:value-type="float">
            <text:p>0,442999839782715</text:p>
          </table:table-cell>
          <table:table-cell office:value-type="float" office:value="1" calcext:value-type="float">
            <text:p>1</text:p>
          </table:table-cell>
          <table:table-cell office:value-type="float" office:value="2.56400012969971" calcext:value-type="float">
            <text:p>2,56400012969971</text:p>
          </table:table-cell>
          <table:table-cell office:value-type="float" office:value="3388" calcext:value-type="float">
            <text:p>3388</text:p>
          </table:table-cell>
          <table:table-cell office:value-type="float" office:value="11.1189999580383" calcext:value-type="float">
            <text:p>11,1189999580383</text:p>
          </table:table-cell>
          <table:table-cell office:value-type="float" office:value="14.1259999275208" calcext:value-type="float">
            <text:p>14,1259999275208</text:p>
          </table:table-cell>
          <table:table-cell office:value-type="float" office:value="112781" calcext:value-type="float">
            <text:p>112781</text:p>
          </table:table-cell>
          <table:table-cell office:value-type="float" office:value="2.46300005912781" calcext:value-type="float">
            <text:p>2,46300005912781</text:p>
          </table:table-cell>
          <table:table-cell office:value-type="float" office:value="112820" calcext:value-type="float">
            <text:p>112820</text:p>
          </table:table-cell>
          <table:table-cell office:value-type="float" office:value="206.947000026703" calcext:value-type="float">
            <text:p>206,947000026703</text:p>
          </table:table-cell>
          <table:table-cell office:value-type="float" office:value="9204" calcext:value-type="float">
            <text:p>9204</text:p>
          </table:table-cell>
          <table:table-cell office:value-type="float" office:value="12.6960000991821" calcext:value-type="float">
            <text:p>12,6960000991821</text:p>
          </table:table-cell>
          <table:table-cell office:value-type="float" office:value="224.700000047684" calcext:value-type="float">
            <text:p>224,700000047684</text:p>
          </table:table-cell>
          <table:table-cell office:value-type="float" office:value="37102" calcext:value-type="float">
            <text:p>37102</text:p>
          </table:table-cell>
          <table:table-cell office:value-type="float" office:value="2.29699993133545" calcext:value-type="float">
            <text:p>2,29699993133545</text:p>
          </table:table-cell>
          <table:table-cell office:value-type="float" office:value="5865" calcext:value-type="float">
            <text:p>5865</text:p>
          </table:table-cell>
          <table:table-cell office:value-type="float" office:value="9253" calcext:value-type="float">
            <text:p>9253</text:p>
          </table:table-cell>
          <table:table-cell office:value-type="float" office:value="7.55600023269653" calcext:value-type="float">
            <text:p>7,55600023269653</text:p>
          </table:table-cell>
          <table:table-cell office:value-type="float" office:value="140.766000032425" calcext:value-type="float">
            <text:p>140,766000032425</text:p>
          </table:table-cell>
          <table:table-cell table:formula="of:=[.U62]-([.T62]+[.H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05999851226807" calcext:value-type="float">
            <text:p>0,205999851226807</text:p>
          </table:table-cell>
          <table:table-cell office:value-type="float" office:value="59" calcext:value-type="float">
            <text:p>59</text:p>
          </table:table-cell>
          <table:table-cell office:value-type="float" office:value="2.75" calcext:value-type="float">
            <text:p>2,75</text:p>
          </table:table-cell>
          <table:table-cell office:value-type="float" office:value="9696" calcext:value-type="float">
            <text:p>9696</text:p>
          </table:table-cell>
          <table:table-cell office:value-type="float" office:value="1.02400016784668" calcext:value-type="float">
            <text:p>1,02400016784668</text:p>
          </table:table-cell>
          <table:table-cell office:value-type="float" office:value="3.98000001907349" calcext:value-type="float">
            <text:p>3,98000001907349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89800000190735" calcext:value-type="float">
            <text:p>1,89800000190735</text:p>
          </table:table-cell>
          <table:table-cell office:value-type="float" office:value="113547" calcext:value-type="float">
            <text:p>113547</text:p>
          </table:table-cell>
          <table:table-cell office:value-type="float" office:value="198.487999916077" calcext:value-type="float">
            <text:p>198,487999916077</text:p>
          </table:table-cell>
          <table:table-cell office:value-type="float" office:value="22709" calcext:value-type="float">
            <text:p>22709</text:p>
          </table:table-cell>
          <table:table-cell office:value-type="float" office:value="17.029000043869" calcext:value-type="float">
            <text:p>17,029000043869</text:p>
          </table:table-cell>
          <table:table-cell office:value-type="float" office:value="219.985000133514" calcext:value-type="float">
            <text:p>219,985000133514</text:p>
          </table:table-cell>
          <table:table-cell office:value-type="float" office:value="37102" calcext:value-type="float">
            <text:p>37102</text:p>
          </table:table-cell>
          <table:table-cell office:value-type="float" office:value="2.08399987220764" calcext:value-type="float">
            <text:p>2,08399987220764</text:p>
          </table:table-cell>
          <table:table-cell office:value-type="float" office:value="13311" calcext:value-type="float">
            <text:p>13311</text:p>
          </table:table-cell>
          <table:table-cell office:value-type="float" office:value="23007" calcext:value-type="float">
            <text:p>23007</text:p>
          </table:table-cell>
          <table:table-cell office:value-type="float" office:value="0.338000059127808" calcext:value-type="float">
            <text:p>0,338000059127808</text:p>
          </table:table-cell>
          <table:table-cell office:value-type="float" office:value="95.4909999370575" calcext:value-type="float">
            <text:p>95,4909999370575</text:p>
          </table:table-cell>
          <table:table-cell table:formula="of:=[.U63]-([.T63]+[.H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71000003814697" calcext:value-type="float">
            <text:p>0,171000003814697</text:p>
          </table:table-cell>
          <table:table-cell office:value-type="float" office:value="22" calcext:value-type="float">
            <text:p>22</text:p>
          </table:table-cell>
          <table:table-cell office:value-type="float" office:value="2.57400012016296" calcext:value-type="float">
            <text:p>2,57400012016296</text:p>
          </table:table-cell>
          <table:table-cell office:value-type="float" office:value="986" calcext:value-type="float">
            <text:p>986</text:p>
          </table:table-cell>
          <table:table-cell office:value-type="float" office:value="0.589999914169312" calcext:value-type="float">
            <text:p>0,589999914169312</text:p>
          </table:table-cell>
          <table:table-cell office:value-type="float" office:value="3.33500003814697" calcext:value-type="float">
            <text:p>3,33500003814697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4700002670288" calcext:value-type="float">
            <text:p>1,94700002670288</text:p>
          </table:table-cell>
          <table:table-cell office:value-type="float" office:value="113164" calcext:value-type="float">
            <text:p>113164</text:p>
          </table:table-cell>
          <table:table-cell office:value-type="float" office:value="200.292999982834" calcext:value-type="float">
            <text:p>200,292999982834</text:p>
          </table:table-cell>
          <table:table-cell office:value-type="float" office:value="2922" calcext:value-type="float">
            <text:p>2922</text:p>
          </table:table-cell>
          <table:table-cell office:value-type="float" office:value="7.2810001373291" calcext:value-type="float">
            <text:p>7,2810001373291</text:p>
          </table:table-cell>
          <table:table-cell office:value-type="float" office:value="212.072999954224" calcext:value-type="float">
            <text:p>212,072999954224</text:p>
          </table:table-cell>
          <table:table-cell office:value-type="float" office:value="37102" calcext:value-type="float">
            <text:p>37102</text:p>
          </table:table-cell>
          <table:table-cell office:value-type="float" office:value="2.13399982452393" calcext:value-type="float">
            <text:p>2,13399982452393</text:p>
          </table:table-cell>
          <table:table-cell office:value-type="float" office:value="1939" calcext:value-type="float">
            <text:p>1939</text:p>
          </table:table-cell>
          <table:table-cell office:value-type="float" office:value="2925" calcext:value-type="float">
            <text:p>2925</text:p>
          </table:table-cell>
          <table:table-cell office:value-type="float" office:value="0.36899995803833" calcext:value-type="float">
            <text:p>0,36899995803833</text:p>
          </table:table-cell>
          <table:table-cell office:value-type="float" office:value="133.893999814987" calcext:value-type="float">
            <text:p>133,893999814987</text:p>
          </table:table-cell>
          <table:table-cell table:formula="of:=[.U64]-([.T64]+[.H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97000026702881" calcext:value-type="float">
            <text:p>0,197000026702881</text:p>
          </table:table-cell>
          <table:table-cell office:value-type="float" office:value="2" calcext:value-type="float">
            <text:p>2</text:p>
          </table:table-cell>
          <table:table-cell office:value-type="float" office:value="2.57299995422363" calcext:value-type="float">
            <text:p>2,57299995422363</text:p>
          </table:table-cell>
          <table:table-cell office:value-type="float" office:value="215" calcext:value-type="float">
            <text:p>215</text:p>
          </table:table-cell>
          <table:table-cell office:value-type="float" office:value="0.59600019454956" calcext:value-type="float">
            <text:p>0,59600019454956</text:p>
          </table:table-cell>
          <table:table-cell office:value-type="float" office:value="3.36600017547607" calcext:value-type="float">
            <text:p>3,36600017547607</text:p>
          </table:table-cell>
          <table:table-cell office:value-type="float" office:value="112781" calcext:value-type="float">
            <text:p>112781</text:p>
          </table:table-cell>
          <table:table-cell office:value-type="float" office:value="1.93599987030029" calcext:value-type="float">
            <text:p>1,93599987030029</text:p>
          </table:table-cell>
          <table:table-cell office:value-type="float" office:value="113022" calcext:value-type="float">
            <text:p>113022</text:p>
          </table:table-cell>
          <table:table-cell office:value-type="float" office:value="198.368000030518" calcext:value-type="float">
            <text:p>198,368000030518</text:p>
          </table:table-cell>
          <table:table-cell office:value-type="float" office:value="687" calcext:value-type="float">
            <text:p>687</text:p>
          </table:table-cell>
          <table:table-cell office:value-type="float" office:value="1.60500001907349" calcext:value-type="float">
            <text:p>1,60500001907349</text:p>
          </table:table-cell>
          <table:table-cell office:value-type="float" office:value="204.549999952316" calcext:value-type="float">
            <text:p>204,549999952316</text:p>
          </table:table-cell>
          <table:table-cell office:value-type="float" office:value="37102" calcext:value-type="float">
            <text:p>37102</text:p>
          </table:table-cell>
          <table:table-cell office:value-type="float" office:value="2.10700011253357" calcext:value-type="float">
            <text:p>2,10700011253357</text:p>
          </table:table-cell>
          <table:table-cell office:value-type="float" office:value="473" calcext:value-type="float">
            <text:p>473</text:p>
          </table:table-cell>
          <table:table-cell office:value-type="float" office:value="688" calcext:value-type="float">
            <text:p>688</text:p>
          </table:table-cell>
          <table:table-cell office:value-type="float" office:value="0.302999973297119" calcext:value-type="float">
            <text:p>0,302999973297119</text:p>
          </table:table-cell>
          <table:table-cell office:value-type="float" office:value="140.30999994278" calcext:value-type="float">
            <text:p>140,30999994278</text:p>
          </table:table-cell>
          <table:table-cell table:formula="of:=[.U65]-([.T65]+[.H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72000074386597" calcext:value-type="float">
            <text:p>0,272000074386597</text:p>
          </table:table-cell>
          <table:table-cell office:value-type="float" office:value="2" calcext:value-type="float">
            <text:p>2</text:p>
          </table:table-cell>
          <table:table-cell office:value-type="float" office:value="3.14800000190735" calcext:value-type="float">
            <text:p>3,14800000190735</text:p>
          </table:table-cell>
          <table:table-cell office:value-type="float" office:value="0" calcext:value-type="float">
            <text:p>0</text:p>
          </table:table-cell>
          <table:table-cell office:value-type="float" office:value="0.261999845504761" calcext:value-type="float">
            <text:p>0,261999845504761</text:p>
          </table:table-cell>
          <table:table-cell office:value-type="float" office:value="3.68199992179871" calcext:value-type="float">
            <text:p>3,68199992179871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63000011444092" calcext:value-type="float">
            <text:p>2,63000011444092</text:p>
          </table:table-cell>
          <table:table-cell office:value-type="float" office:value="128619" calcext:value-type="float">
            <text:p>128619</text:p>
          </table:table-cell>
          <table:table-cell office:value-type="float" office:value="265.850999832153" calcext:value-type="float">
            <text:p>265,850999832153</text:p>
          </table:table-cell>
          <table:table-cell office:value-type="float" office:value="0" calcext:value-type="float">
            <text:p>0</text:p>
          </table:table-cell>
          <table:table-cell office:value-type="float" office:value="1.14199995994568" calcext:value-type="float">
            <text:p>1,14199995994568</text:p>
          </table:table-cell>
          <table:table-cell office:value-type="float" office:value="272.769999980926" calcext:value-type="float">
            <text:p>272,769999980926</text:p>
          </table:table-cell>
          <table:table-cell office:value-type="float" office:value="37116" calcext:value-type="float">
            <text:p>37116</text:p>
          </table:table-cell>
          <table:table-cell office:value-type="float" office:value="3.02199983596802" calcext:value-type="float">
            <text:p>3,02199983596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999952316284" calcext:value-type="float">
            <text:p>0,174999952316284</text:p>
          </table:table-cell>
          <table:table-cell office:value-type="float" office:value="187.683000087738" calcext:value-type="float">
            <text:p>187,683000087738</text:p>
          </table:table-cell>
          <table:table-cell table:formula="of:=[.U66]-([.T66]+[.H6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11000108718872" calcext:value-type="float">
            <text:p>0,311000108718872</text:p>
          </table:table-cell>
          <table:table-cell office:value-type="float" office:value="82" calcext:value-type="float">
            <text:p>82</text:p>
          </table:table-cell>
          <table:table-cell office:value-type="float" office:value="3.2739999294281" calcext:value-type="float">
            <text:p>3,2739999294281</text:p>
          </table:table-cell>
          <table:table-cell office:value-type="float" office:value="5785" calcext:value-type="float">
            <text:p>5785</text:p>
          </table:table-cell>
          <table:table-cell office:value-type="float" office:value="0.540999889373779" calcext:value-type="float">
            <text:p>0,540999889373779</text:p>
          </table:table-cell>
          <table:table-cell office:value-type="float" office:value="4.12599992752075" calcext:value-type="float">
            <text:p>4,12599992752075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6010000705719" calcext:value-type="float">
            <text:p>2,6010000705719</text:p>
          </table:table-cell>
          <table:table-cell office:value-type="float" office:value="120078" calcext:value-type="float">
            <text:p>120078</text:p>
          </table:table-cell>
          <table:table-cell office:value-type="float" office:value="265.373000144958" calcext:value-type="float">
            <text:p>265,373000144958</text:p>
          </table:table-cell>
          <table:table-cell office:value-type="float" office:value="14754" calcext:value-type="float">
            <text:p>14754</text:p>
          </table:table-cell>
          <table:table-cell office:value-type="float" office:value="9.01399993896484" calcext:value-type="float">
            <text:p>9,01399993896484</text:p>
          </table:table-cell>
          <table:table-cell office:value-type="float" office:value="279.927999973297" calcext:value-type="float">
            <text:p>279,927999973297</text:p>
          </table:table-cell>
          <table:table-cell office:value-type="float" office:value="37116" calcext:value-type="float">
            <text:p>37116</text:p>
          </table:table-cell>
          <table:table-cell office:value-type="float" office:value="3.44599986076355" calcext:value-type="float">
            <text:p>3,44599986076355</text:p>
          </table:table-cell>
          <table:table-cell office:value-type="float" office:value="9104" calcext:value-type="float">
            <text:p>9104</text:p>
          </table:table-cell>
          <table:table-cell office:value-type="float" office:value="14889" calcext:value-type="float">
            <text:p>14889</text:p>
          </table:table-cell>
          <table:table-cell office:value-type="float" office:value="0.48799991607666" calcext:value-type="float">
            <text:p>0,48799991607666</text:p>
          </table:table-cell>
          <table:table-cell office:value-type="float" office:value="145.046000003815" calcext:value-type="float">
            <text:p>145,046000003815</text:p>
          </table:table-cell>
          <table:table-cell table:formula="of:=[.U67]-([.T67]+[.H6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29999923706055" calcext:value-type="float">
            <text:p>0,329999923706055</text:p>
          </table:table-cell>
          <table:table-cell office:value-type="float" office:value="1" calcext:value-type="float">
            <text:p>1</text:p>
          </table:table-cell>
          <table:table-cell office:value-type="float" office:value="3.75100016593933" calcext:value-type="float">
            <text:p>3,75100016593933</text:p>
          </table:table-cell>
          <table:table-cell office:value-type="float" office:value="17021" calcext:value-type="float">
            <text:p>17021</text:p>
          </table:table-cell>
          <table:table-cell office:value-type="float" office:value="0.483999967575073" calcext:value-type="float">
            <text:p>0,483999967575073</text:p>
          </table:table-cell>
          <table:table-cell office:value-type="float" office:value="4.56500005722046" calcext:value-type="float">
            <text:p>4,56500005722046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99199986457825" calcext:value-type="float">
            <text:p>2,99199986457825</text:p>
          </table:table-cell>
          <table:table-cell office:value-type="float" office:value="116583" calcext:value-type="float">
            <text:p>116583</text:p>
          </table:table-cell>
          <table:table-cell office:value-type="float" office:value="269.822999954224" calcext:value-type="float">
            <text:p>269,822999954224</text:p>
          </table:table-cell>
          <table:table-cell office:value-type="float" office:value="35695" calcext:value-type="float">
            <text:p>35695</text:p>
          </table:table-cell>
          <table:table-cell office:value-type="float" office:value="1.34200000762939" calcext:value-type="float">
            <text:p>1,34200000762939</text:p>
          </table:table-cell>
          <table:table-cell office:value-type="float" office:value="279.619999885559" calcext:value-type="float">
            <text:p>279,619999885559</text:p>
          </table:table-cell>
          <table:table-cell office:value-type="float" office:value="37116" calcext:value-type="float">
            <text:p>37116</text:p>
          </table:table-cell>
          <table:table-cell office:value-type="float" office:value="2.79999995231628" calcext:value-type="float">
            <text:p>2,79999995231628</text:p>
          </table:table-cell>
          <table:table-cell office:value-type="float" office:value="19492" calcext:value-type="float">
            <text:p>19492</text:p>
          </table:table-cell>
          <table:table-cell office:value-type="float" office:value="36513" calcext:value-type="float">
            <text:p>36513</text:p>
          </table:table-cell>
          <table:table-cell office:value-type="float" office:value="0.103000164031982" calcext:value-type="float">
            <text:p>0,103000164031982</text:p>
          </table:table-cell>
          <table:table-cell office:value-type="float" office:value="102.263000011444" calcext:value-type="float">
            <text:p>102,263000011444</text:p>
          </table:table-cell>
          <table:table-cell table:formula="of:=[.U68]-([.T68]+[.H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96000003814697" calcext:value-type="float">
            <text:p>0,296000003814697</text:p>
          </table:table-cell>
          <table:table-cell office:value-type="float" office:value="3" calcext:value-type="float">
            <text:p>3</text:p>
          </table:table-cell>
          <table:table-cell office:value-type="float" office:value="3.55200004577637" calcext:value-type="float">
            <text:p>3,55200004577637</text:p>
          </table:table-cell>
          <table:table-cell office:value-type="float" office:value="15639" calcext:value-type="float">
            <text:p>15639</text:p>
          </table:table-cell>
          <table:table-cell office:value-type="float" office:value="0.390999794006348" calcext:value-type="float">
            <text:p>0,390999794006348</text:p>
          </table:table-cell>
          <table:table-cell office:value-type="float" office:value="4.23899984359741" calcext:value-type="float">
            <text:p>4,23899984359741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71600008010864" calcext:value-type="float">
            <text:p>2,71600008010864</text:p>
          </table:table-cell>
          <table:table-cell office:value-type="float" office:value="114400" calcext:value-type="float">
            <text:p>114400</text:p>
          </table:table-cell>
          <table:table-cell office:value-type="float" office:value="268.401000022888" calcext:value-type="float">
            <text:p>268,401000022888</text:p>
          </table:table-cell>
          <table:table-cell office:value-type="float" office:value="33351" calcext:value-type="float">
            <text:p>33351</text:p>
          </table:table-cell>
          <table:table-cell office:value-type="float" office:value="1.43499994277954" calcext:value-type="float">
            <text:p>1,43499994277954</text:p>
          </table:table-cell>
          <table:table-cell office:value-type="float" office:value="275.795000076294" calcext:value-type="float">
            <text:p>275,795000076294</text:p>
          </table:table-cell>
          <table:table-cell office:value-type="float" office:value="37116" calcext:value-type="float">
            <text:p>37116</text:p>
          </table:table-cell>
          <table:table-cell office:value-type="float" office:value="2.78800010681152" calcext:value-type="float">
            <text:p>2,78800010681152</text:p>
          </table:table-cell>
          <table:table-cell office:value-type="float" office:value="18385" calcext:value-type="float">
            <text:p>18385</text:p>
          </table:table-cell>
          <table:table-cell office:value-type="float" office:value="34024" calcext:value-type="float">
            <text:p>34024</text:p>
          </table:table-cell>
          <table:table-cell office:value-type="float" office:value="0.0899999141693115" calcext:value-type="float">
            <text:p>0,089999914169312</text:p>
          </table:table-cell>
          <table:table-cell office:value-type="float" office:value="102.955999851227" calcext:value-type="float">
            <text:p>102,955999851227</text:p>
          </table:table-cell>
          <table:table-cell table:formula="of:=[.U69]-([.T69]+[.H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5999851226807" calcext:value-type="float">
            <text:p>0,205999851226807</text:p>
          </table:table-cell>
          <table:table-cell office:value-type="float" office:value="1" calcext:value-type="float">
            <text:p>1</text:p>
          </table:table-cell>
          <table:table-cell office:value-type="float" office:value="3.18099999427795" calcext:value-type="float">
            <text:p>3,18099999427795</text:p>
          </table:table-cell>
          <table:table-cell office:value-type="float" office:value="1774" calcext:value-type="float">
            <text:p>1774</text:p>
          </table:table-cell>
          <table:table-cell office:value-type="float" office:value="0.891000032424927" calcext:value-type="float">
            <text:p>0,891000032424927</text:p>
          </table:table-cell>
          <table:table-cell office:value-type="float" office:value="4.27799987792969" calcext:value-type="float">
            <text:p>4,27799987792969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14100003242493" calcext:value-type="float">
            <text:p>2,14100003242493</text:p>
          </table:table-cell>
          <table:table-cell office:value-type="float" office:value="114082" calcext:value-type="float">
            <text:p>114082</text:p>
          </table:table-cell>
          <table:table-cell office:value-type="float" office:value="210.224999904633" calcext:value-type="float">
            <text:p>210,224999904633</text:p>
          </table:table-cell>
          <table:table-cell office:value-type="float" office:value="5134" calcext:value-type="float">
            <text:p>5134</text:p>
          </table:table-cell>
          <table:table-cell office:value-type="float" office:value="1.62000012397766" calcext:value-type="float">
            <text:p>1,62000012397766</text:p>
          </table:table-cell>
          <table:table-cell office:value-type="float" office:value="217.116000175476" calcext:value-type="float">
            <text:p>217,116000175476</text:p>
          </table:table-cell>
          <table:table-cell office:value-type="float" office:value="37116" calcext:value-type="float">
            <text:p>37116</text:p>
          </table:table-cell>
          <table:table-cell office:value-type="float" office:value="2.04299998283386" calcext:value-type="float">
            <text:p>2,04299998283386</text:p>
          </table:table-cell>
          <table:table-cell office:value-type="float" office:value="3373" calcext:value-type="float">
            <text:p>3373</text:p>
          </table:table-cell>
          <table:table-cell office:value-type="float" office:value="5147" calcext:value-type="float">
            <text:p>5147</text:p>
          </table:table-cell>
          <table:table-cell office:value-type="float" office:value="0.437000036239624" calcext:value-type="float">
            <text:p>0,437000036239624</text:p>
          </table:table-cell>
          <table:table-cell office:value-type="float" office:value="127.94000005722" calcext:value-type="float">
            <text:p>127,94000005722</text:p>
          </table:table-cell>
          <table:table-cell table:formula="of:=[.U70]-([.T70]+[.H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78999805450439" calcext:value-type="float">
            <text:p>0,278999805450439</text:p>
          </table:table-cell>
          <table:table-cell office:value-type="float" office:value="169" calcext:value-type="float">
            <text:p>169</text:p>
          </table:table-cell>
          <table:table-cell office:value-type="float" office:value="3.21800017356873" calcext:value-type="float">
            <text:p>3,21800017356873</text:p>
          </table:table-cell>
          <table:table-cell office:value-type="float" office:value="22804" calcext:value-type="float">
            <text:p>22804</text:p>
          </table:table-cell>
          <table:table-cell office:value-type="float" office:value="4.88399982452393" calcext:value-type="float">
            <text:p>4,88399982452393</text:p>
          </table:table-cell>
          <table:table-cell office:value-type="float" office:value="8.38099980354309" calcext:value-type="float">
            <text:p>8,38099980354309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4300007820129" calcext:value-type="float">
            <text:p>1,94300007820129</text:p>
          </table:table-cell>
          <table:table-cell office:value-type="float" office:value="114011" calcext:value-type="float">
            <text:p>114011</text:p>
          </table:table-cell>
          <table:table-cell office:value-type="float" office:value="196.843999862671" calcext:value-type="float">
            <text:p>196,843999862671</text:p>
          </table:table-cell>
          <table:table-cell office:value-type="float" office:value="44936" calcext:value-type="float">
            <text:p>44936</text:p>
          </table:table-cell>
          <table:table-cell office:value-type="float" office:value="59.5590000152588" calcext:value-type="float">
            <text:p>59,5590000152588</text:p>
          </table:table-cell>
          <table:table-cell office:value-type="float" office:value="261.470999956131" calcext:value-type="float">
            <text:p>261,470999956131</text:p>
          </table:table-cell>
          <table:table-cell office:value-type="float" office:value="37116" calcext:value-type="float">
            <text:p>37116</text:p>
          </table:table-cell>
          <table:table-cell office:value-type="float" office:value="2.21599984169006" calcext:value-type="float">
            <text:p>2,21599984169006</text:p>
          </table:table-cell>
          <table:table-cell office:value-type="float" office:value="23453" calcext:value-type="float">
            <text:p>23453</text:p>
          </table:table-cell>
          <table:table-cell office:value-type="float" office:value="46257" calcext:value-type="float">
            <text:p>46257</text:p>
          </table:table-cell>
          <table:table-cell office:value-type="float" office:value="0.54800009727478" calcext:value-type="float">
            <text:p>0,54800009727478</text:p>
          </table:table-cell>
          <table:table-cell office:value-type="float" office:value="74.7410001754761" calcext:value-type="float">
            <text:p>74,7410001754761</text:p>
          </table:table-cell>
          <table:table-cell table:formula="of:=[.U71]-([.T71]+[.H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72000169754028" calcext:value-type="float">
            <text:p>0,172000169754028</text:p>
          </table:table-cell>
          <table:table-cell office:value-type="float" office:value="4" calcext:value-type="float">
            <text:p>4</text:p>
          </table:table-cell>
          <table:table-cell office:value-type="float" office:value="2.58799982070923" calcext:value-type="float">
            <text:p>2,58799982070923</text:p>
          </table:table-cell>
          <table:table-cell office:value-type="float" office:value="283" calcext:value-type="float">
            <text:p>283</text:p>
          </table:table-cell>
          <table:table-cell office:value-type="float" office:value="0.833000183105469" calcext:value-type="float">
            <text:p>0,833000183105469</text:p>
          </table:table-cell>
          <table:table-cell office:value-type="float" office:value="3.59300017356873" calcext:value-type="float">
            <text:p>3,59300017356873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8659999370575" calcext:value-type="float">
            <text:p>1,8659999370575</text:p>
          </table:table-cell>
          <table:table-cell office:value-type="float" office:value="113310" calcext:value-type="float">
            <text:p>113310</text:p>
          </table:table-cell>
          <table:table-cell office:value-type="float" office:value="201.200000047684" calcext:value-type="float">
            <text:p>201,200000047684</text:p>
          </table:table-cell>
          <table:table-cell office:value-type="float" office:value="865" calcext:value-type="float">
            <text:p>865</text:p>
          </table:table-cell>
          <table:table-cell office:value-type="float" office:value="2.6340000629425" calcext:value-type="float">
            <text:p>2,6340000629425</text:p>
          </table:table-cell>
          <table:table-cell office:value-type="float" office:value="208.180000066757" calcext:value-type="float">
            <text:p>208,180000066757</text:p>
          </table:table-cell>
          <table:table-cell office:value-type="float" office:value="37116" calcext:value-type="float">
            <text:p>37116</text:p>
          </table:table-cell>
          <table:table-cell office:value-type="float" office:value="2.13300013542175" calcext:value-type="float">
            <text:p>2,13300013542175</text:p>
          </table:table-cell>
          <table:table-cell office:value-type="float" office:value="583" calcext:value-type="float">
            <text:p>583</text:p>
          </table:table-cell>
          <table:table-cell office:value-type="float" office:value="866" calcext:value-type="float">
            <text:p>866</text:p>
          </table:table-cell>
          <table:table-cell office:value-type="float" office:value="0.452000141143799" calcext:value-type="float">
            <text:p>0,452000141143799</text:p>
          </table:table-cell>
          <table:table-cell office:value-type="float" office:value="147.046000003815" calcext:value-type="float">
            <text:p>147,046000003815</text:p>
          </table:table-cell>
          <table:table-cell table:formula="of:=[.U72]-([.T72]+[.H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27999925613403" calcext:value-type="float">
            <text:p>0,227999925613403</text:p>
          </table:table-cell>
          <table:table-cell office:value-type="float" office:value="8" calcext:value-type="float">
            <text:p>8</text:p>
          </table:table-cell>
          <table:table-cell office:value-type="float" office:value="2.53400015830994" calcext:value-type="float">
            <text:p>2,53400015830994</text:p>
          </table:table-cell>
          <table:table-cell office:value-type="float" office:value="646" calcext:value-type="float">
            <text:p>646</text:p>
          </table:table-cell>
          <table:table-cell office:value-type="float" office:value="0.832000017166138" calcext:value-type="float">
            <text:p>0,832000017166138</text:p>
          </table:table-cell>
          <table:table-cell office:value-type="float" office:value="3.59400010108948" calcext:value-type="float">
            <text:p>3,59400010108948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3999981880188" calcext:value-type="float">
            <text:p>1,93999981880188</text:p>
          </table:table-cell>
          <table:table-cell office:value-type="float" office:value="113310" calcext:value-type="float">
            <text:p>113310</text:p>
          </table:table-cell>
          <table:table-cell office:value-type="float" office:value="197.050000190735" calcext:value-type="float">
            <text:p>197,050000190735</text:p>
          </table:table-cell>
          <table:table-cell office:value-type="float" office:value="2014" calcext:value-type="float">
            <text:p>2014</text:p>
          </table:table-cell>
          <table:table-cell office:value-type="float" office:value="4.17399978637695" calcext:value-type="float">
            <text:p>4,17399978637695</text:p>
          </table:table-cell>
          <table:table-cell office:value-type="float" office:value="205.706999778748" calcext:value-type="float">
            <text:p>205,706999778748</text:p>
          </table:table-cell>
          <table:table-cell office:value-type="float" office:value="37116" calcext:value-type="float">
            <text:p>37116</text:p>
          </table:table-cell>
          <table:table-cell office:value-type="float" office:value="2.1399998664856" calcext:value-type="float">
            <text:p>2,1399998664856</text:p>
          </table:table-cell>
          <table:table-cell office:value-type="float" office:value="1370" calcext:value-type="float">
            <text:p>1370</text:p>
          </table:table-cell>
          <table:table-cell office:value-type="float" office:value="2016" calcext:value-type="float">
            <text:p>2016</text:p>
          </table:table-cell>
          <table:table-cell office:value-type="float" office:value="0.471999883651733" calcext:value-type="float">
            <text:p>0,471999883651733</text:p>
          </table:table-cell>
          <table:table-cell office:value-type="float" office:value="136.205999851227" calcext:value-type="float">
            <text:p>136,205999851227</text:p>
          </table:table-cell>
          <table:table-cell table:formula="of:=[.U73]-([.T73]+[.H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3999996185303" calcext:value-type="float">
            <text:p>0,203999996185303</text:p>
          </table:table-cell>
          <table:table-cell office:value-type="float" office:value="82" calcext:value-type="float">
            <text:p>82</text:p>
          </table:table-cell>
          <table:table-cell office:value-type="float" office:value="2.8050000667572" calcext:value-type="float">
            <text:p>2,8050000667572</text:p>
          </table:table-cell>
          <table:table-cell office:value-type="float" office:value="11575" calcext:value-type="float">
            <text:p>11575</text:p>
          </table:table-cell>
          <table:table-cell office:value-type="float" office:value="1.77799987792969" calcext:value-type="float">
            <text:p>1,77799987792969</text:p>
          </table:table-cell>
          <table:table-cell office:value-type="float" office:value="4.78699994087219" calcext:value-type="float">
            <text:p>4,78699994087219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4199991226196" calcext:value-type="float">
            <text:p>1,94199991226196</text:p>
          </table:table-cell>
          <table:table-cell office:value-type="float" office:value="113086" calcext:value-type="float">
            <text:p>113086</text:p>
          </table:table-cell>
          <table:table-cell office:value-type="float" office:value="211.796000003815" calcext:value-type="float">
            <text:p>211,796000003815</text:p>
          </table:table-cell>
          <table:table-cell office:value-type="float" office:value="26142" calcext:value-type="float">
            <text:p>26142</text:p>
          </table:table-cell>
          <table:table-cell office:value-type="float" office:value="30.5659999847412" calcext:value-type="float">
            <text:p>30,5659999847412</text:p>
          </table:table-cell>
          <table:table-cell office:value-type="float" office:value="246.973000049591" calcext:value-type="float">
            <text:p>246,973000049591</text:p>
          </table:table-cell>
          <table:table-cell office:value-type="float" office:value="37116" calcext:value-type="float">
            <text:p>37116</text:p>
          </table:table-cell>
          <table:table-cell office:value-type="float" office:value="2.10199999809265" calcext:value-type="float">
            <text:p>2,10199999809265</text:p>
          </table:table-cell>
          <table:table-cell office:value-type="float" office:value="15023" calcext:value-type="float">
            <text:p>15023</text:p>
          </table:table-cell>
          <table:table-cell office:value-type="float" office:value="26598" calcext:value-type="float">
            <text:p>26598</text:p>
          </table:table-cell>
          <table:table-cell office:value-type="float" office:value="0.395000219345093" calcext:value-type="float">
            <text:p>0,395000219345093</text:p>
          </table:table-cell>
          <table:table-cell office:value-type="float" office:value="90.364000082016" calcext:value-type="float">
            <text:p>90,364000082016</text:p>
          </table:table-cell>
          <table:table-cell table:formula="of:=[.U74]-([.T74]+[.H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799994468689" calcext:value-type="float">
            <text:p>0,20799994468689</text:p>
          </table:table-cell>
          <table:table-cell office:value-type="float" office:value="44" calcext:value-type="float">
            <text:p>44</text:p>
          </table:table-cell>
          <table:table-cell office:value-type="float" office:value="2.55099987983704" calcext:value-type="float">
            <text:p>2,55099987983704</text:p>
          </table:table-cell>
          <table:table-cell office:value-type="float" office:value="5597" calcext:value-type="float">
            <text:p>5597</text:p>
          </table:table-cell>
          <table:table-cell office:value-type="float" office:value="1.13300013542175" calcext:value-type="float">
            <text:p>1,13300013542175</text:p>
          </table:table-cell>
          <table:table-cell office:value-type="float" office:value="3.89199995994568" calcext:value-type="float">
            <text:p>3,89199995994568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5799994468689" calcext:value-type="float">
            <text:p>1,95799994468689</text:p>
          </table:table-cell>
          <table:table-cell office:value-type="float" office:value="113098" calcext:value-type="float">
            <text:p>113098</text:p>
          </table:table-cell>
          <table:table-cell office:value-type="float" office:value="198.415999889374" calcext:value-type="float">
            <text:p>198,415999889374</text:p>
          </table:table-cell>
          <table:table-cell office:value-type="float" office:value="14389" calcext:value-type="float">
            <text:p>14389</text:p>
          </table:table-cell>
          <table:table-cell office:value-type="float" office:value="17.0610001087189" calcext:value-type="float">
            <text:p>17,0610001087189</text:p>
          </table:table-cell>
          <table:table-cell office:value-type="float" office:value="219.990000009537" calcext:value-type="float">
            <text:p>219,990000009537</text:p>
          </table:table-cell>
          <table:table-cell office:value-type="float" office:value="37116" calcext:value-type="float">
            <text:p>37116</text:p>
          </table:table-cell>
          <table:table-cell office:value-type="float" office:value="2.18499994277954" calcext:value-type="float">
            <text:p>2,18499994277954</text:p>
          </table:table-cell>
          <table:table-cell office:value-type="float" office:value="8917" calcext:value-type="float">
            <text:p>8917</text:p>
          </table:table-cell>
          <table:table-cell office:value-type="float" office:value="14514" calcext:value-type="float">
            <text:p>14514</text:p>
          </table:table-cell>
          <table:table-cell office:value-type="float" office:value="0.539999961853027" calcext:value-type="float">
            <text:p>0,539999961853027</text:p>
          </table:table-cell>
          <table:table-cell office:value-type="float" office:value="109.846999883652" calcext:value-type="float">
            <text:p>109,846999883652</text:p>
          </table:table-cell>
          <table:table-cell table:formula="of:=[.U75]-([.T75]+[.H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20000028610229" calcext:value-type="float">
            <text:p>0,220000028610229</text:p>
          </table:table-cell>
          <table:table-cell office:value-type="float" office:value="1" calcext:value-type="float">
            <text:p>1</text:p>
          </table:table-cell>
          <table:table-cell office:value-type="float" office:value="3.96399998664856" calcext:value-type="float">
            <text:p>3,96399998664856</text:p>
          </table:table-cell>
          <table:table-cell office:value-type="float" office:value="13165" calcext:value-type="float">
            <text:p>13165</text:p>
          </table:table-cell>
          <table:table-cell office:value-type="float" office:value="0.927999973297119" calcext:value-type="float">
            <text:p>0,927999973297119</text:p>
          </table:table-cell>
          <table:table-cell office:value-type="float" office:value="5.11199998855591" calcext:value-type="float">
            <text:p>5,11199998855591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6999979019165" calcext:value-type="float">
            <text:p>1,96999979019165</text:p>
          </table:table-cell>
          <table:table-cell office:value-type="float" office:value="112992" calcext:value-type="float">
            <text:p>112992</text:p>
          </table:table-cell>
          <table:table-cell office:value-type="float" office:value="197.938999891281" calcext:value-type="float">
            <text:p>197,938999891281</text:p>
          </table:table-cell>
          <table:table-cell office:value-type="float" office:value="29104" calcext:value-type="float">
            <text:p>29104</text:p>
          </table:table-cell>
          <table:table-cell office:value-type="float" office:value="1.36400008201599" calcext:value-type="float">
            <text:p>1,36400008201599</text:p>
          </table:table-cell>
          <table:table-cell office:value-type="float" office:value="204.017999887466" calcext:value-type="float">
            <text:p>204,017999887466</text:p>
          </table:table-cell>
          <table:table-cell office:value-type="float" office:value="37116" calcext:value-type="float">
            <text:p>37116</text:p>
          </table:table-cell>
          <table:table-cell office:value-type="float" office:value="2.0310001373291" calcext:value-type="float">
            <text:p>2,0310001373291</text:p>
          </table:table-cell>
          <table:table-cell office:value-type="float" office:value="16472" calcext:value-type="float">
            <text:p>16472</text:p>
          </table:table-cell>
          <table:table-cell office:value-type="float" office:value="29637" calcext:value-type="float">
            <text:p>29637</text:p>
          </table:table-cell>
          <table:table-cell office:value-type="float" office:value="0.343999862670898" calcext:value-type="float">
            <text:p>0,343999862670898</text:p>
          </table:table-cell>
          <table:table-cell office:value-type="float" office:value="83.4689998626709" calcext:value-type="float">
            <text:p>83,4689998626709</text:p>
          </table:table-cell>
          <table:table-cell table:formula="of:=[.U76]-([.T76]+[.H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26000070571899" calcext:value-type="float">
            <text:p>0,226000070571899</text:p>
          </table:table-cell>
          <table:table-cell office:value-type="float" office:value="1" calcext:value-type="float">
            <text:p>1</text:p>
          </table:table-cell>
          <table:table-cell office:value-type="float" office:value="2.55299997329712" calcext:value-type="float">
            <text:p>2,55299997329712</text:p>
          </table:table-cell>
          <table:table-cell office:value-type="float" office:value="1229" calcext:value-type="float">
            <text:p>1229</text:p>
          </table:table-cell>
          <table:table-cell office:value-type="float" office:value="0.901000022888184" calcext:value-type="float">
            <text:p>0,901000022888184</text:p>
          </table:table-cell>
          <table:table-cell office:value-type="float" office:value="3.6800000667572" calcext:value-type="float">
            <text:p>3,6800000667572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2700004577637" calcext:value-type="float">
            <text:p>1,92700004577637</text:p>
          </table:table-cell>
          <table:table-cell office:value-type="float" office:value="112978" calcext:value-type="float">
            <text:p>112978</text:p>
          </table:table-cell>
          <table:table-cell office:value-type="float" office:value="198.664999961853" calcext:value-type="float">
            <text:p>198,664999961853</text:p>
          </table:table-cell>
          <table:table-cell office:value-type="float" office:value="3689" calcext:value-type="float">
            <text:p>3689</text:p>
          </table:table-cell>
          <table:table-cell office:value-type="float" office:value="1.75399994850159" calcext:value-type="float">
            <text:p>1,75399994850159</text:p>
          </table:table-cell>
          <table:table-cell office:value-type="float" office:value="204.993000030518" calcext:value-type="float">
            <text:p>204,993000030518</text:p>
          </table:table-cell>
          <table:table-cell office:value-type="float" office:value="37116" calcext:value-type="float">
            <text:p>37116</text:p>
          </table:table-cell>
          <table:table-cell office:value-type="float" office:value="2.09000015258789" calcext:value-type="float">
            <text:p>2,09000015258789</text:p>
          </table:table-cell>
          <table:table-cell office:value-type="float" office:value="2467" calcext:value-type="float">
            <text:p>2467</text:p>
          </table:table-cell>
          <table:table-cell office:value-type="float" office:value="3696" calcext:value-type="float">
            <text:p>3696</text:p>
          </table:table-cell>
          <table:table-cell office:value-type="float" office:value="0.463000059127808" calcext:value-type="float">
            <text:p>0,463000059127808</text:p>
          </table:table-cell>
          <table:table-cell office:value-type="float" office:value="132.321000099182" calcext:value-type="float">
            <text:p>132,321000099182</text:p>
          </table:table-cell>
          <table:table-cell table:formula="of:=[.U77]-([.T77]+[.H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70000076293945" calcext:value-type="float">
            <text:p>0,170000076293945</text:p>
          </table:table-cell>
          <table:table-cell office:value-type="float" office:value="162" calcext:value-type="float">
            <text:p>162</text:p>
          </table:table-cell>
          <table:table-cell office:value-type="float" office:value="3.20599985122681" calcext:value-type="float">
            <text:p>3,20599985122681</text:p>
          </table:table-cell>
          <table:table-cell office:value-type="float" office:value="4699" calcext:value-type="float">
            <text:p>4699</text:p>
          </table:table-cell>
          <table:table-cell office:value-type="float" office:value="0.597000122070313" calcext:value-type="float">
            <text:p>0,597000122070313</text:p>
          </table:table-cell>
          <table:table-cell office:value-type="float" office:value="3.97300004959106" calcext:value-type="float">
            <text:p>3,97300004959106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51999998092651" calcext:value-type="float">
            <text:p>2,51999998092651</text:p>
          </table:table-cell>
          <table:table-cell office:value-type="float" office:value="118421" calcext:value-type="float">
            <text:p>118421</text:p>
          </table:table-cell>
          <table:table-cell office:value-type="float" office:value="247.171000003815" calcext:value-type="float">
            <text:p>247,171000003815</text:p>
          </table:table-cell>
          <table:table-cell office:value-type="float" office:value="12303" calcext:value-type="float">
            <text:p>12303</text:p>
          </table:table-cell>
          <table:table-cell office:value-type="float" office:value="29.574000120163" calcext:value-type="float">
            <text:p>29,574000120163</text:p>
          </table:table-cell>
          <table:table-cell office:value-type="float" office:value="282.185000181198" calcext:value-type="float">
            <text:p>282,185000181198</text:p>
          </table:table-cell>
          <table:table-cell office:value-type="float" office:value="37116" calcext:value-type="float">
            <text:p>37116</text:p>
          </table:table-cell>
          <table:table-cell office:value-type="float" office:value="3.13100004196167" calcext:value-type="float">
            <text:p>3,13100004196167</text:p>
          </table:table-cell>
          <table:table-cell office:value-type="float" office:value="7689" calcext:value-type="float">
            <text:p>7689</text:p>
          </table:table-cell>
          <table:table-cell office:value-type="float" office:value="12388" calcext:value-type="float">
            <text:p>12388</text:p>
          </table:table-cell>
          <table:table-cell office:value-type="float" office:value="2.07299995422363" calcext:value-type="float">
            <text:p>2,07299995422363</text:p>
          </table:table-cell>
          <table:table-cell office:value-type="float" office:value="139.023000001907" calcext:value-type="float">
            <text:p>139,023000001907</text:p>
          </table:table-cell>
          <table:table-cell table:formula="of:=[.U78]-([.T78]+[.H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6200008392334" calcext:value-type="float">
            <text:p>0,26200008392334</text:p>
          </table:table-cell>
          <table:table-cell office:value-type="float" office:value="1" calcext:value-type="float">
            <text:p>1</text:p>
          </table:table-cell>
          <table:table-cell office:value-type="float" office:value="2.8289999961853" calcext:value-type="float">
            <text:p>2,8289999961853</text:p>
          </table:table-cell>
          <table:table-cell office:value-type="float" office:value="10280" calcext:value-type="float">
            <text:p>10280</text:p>
          </table:table-cell>
          <table:table-cell office:value-type="float" office:value="0.421999931335449" calcext:value-type="float">
            <text:p>0,421999931335449</text:p>
          </table:table-cell>
          <table:table-cell office:value-type="float" office:value="3.51300001144409" calcext:value-type="float">
            <text:p>3,51300001144409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48099994659424" calcext:value-type="float">
            <text:p>2,48099994659424</text:p>
          </table:table-cell>
          <table:table-cell office:value-type="float" office:value="115642" calcext:value-type="float">
            <text:p>115642</text:p>
          </table:table-cell>
          <table:table-cell office:value-type="float" office:value="243.453000068665" calcext:value-type="float">
            <text:p>243,453000068665</text:p>
          </table:table-cell>
          <table:table-cell office:value-type="float" office:value="23962" calcext:value-type="float">
            <text:p>23962</text:p>
          </table:table-cell>
          <table:table-cell office:value-type="float" office:value="1.0789999961853" calcext:value-type="float">
            <text:p>1,0789999961853</text:p>
          </table:table-cell>
          <table:table-cell office:value-type="float" office:value="250.34500002861" calcext:value-type="float">
            <text:p>250,34500002861</text:p>
          </table:table-cell>
          <table:table-cell office:value-type="float" office:value="37116" calcext:value-type="float">
            <text:p>37116</text:p>
          </table:table-cell>
          <table:table-cell office:value-type="float" office:value="2.36899995803833" calcext:value-type="float">
            <text:p>2,36899995803833</text:p>
          </table:table-cell>
          <table:table-cell office:value-type="float" office:value="14000" calcext:value-type="float">
            <text:p>14000</text:p>
          </table:table-cell>
          <table:table-cell office:value-type="float" office:value="24280" calcext:value-type="float">
            <text:p>24280</text:p>
          </table:table-cell>
          <table:table-cell office:value-type="float" office:value="0.102999925613403" calcext:value-type="float">
            <text:p>0,102999925613403</text:p>
          </table:table-cell>
          <table:table-cell office:value-type="float" office:value="111.251999855042" calcext:value-type="float">
            <text:p>111,251999855042</text:p>
          </table:table-cell>
          <table:table-cell table:formula="of:=[.U79]-([.T79]+[.H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89000129699707" calcext:value-type="float">
            <text:p>0,189000129699707</text:p>
          </table:table-cell>
          <table:table-cell office:value-type="float" office:value="1" calcext:value-type="float">
            <text:p>1</text:p>
          </table:table-cell>
          <table:table-cell office:value-type="float" office:value="3.6399998664856" calcext:value-type="float">
            <text:p>3,6399998664856</text:p>
          </table:table-cell>
          <table:table-cell office:value-type="float" office:value="4229" calcext:value-type="float">
            <text:p>4229</text:p>
          </table:table-cell>
          <table:table-cell office:value-type="float" office:value="0.459000110626221" calcext:value-type="float">
            <text:p>0,459000110626221</text:p>
          </table:table-cell>
          <table:table-cell office:value-type="float" office:value="4.28800010681152" calcext:value-type="float">
            <text:p>4,28800010681152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59200000762939" calcext:value-type="float">
            <text:p>2,59200000762939</text:p>
          </table:table-cell>
          <table:table-cell office:value-type="float" office:value="113892" calcext:value-type="float">
            <text:p>113892</text:p>
          </table:table-cell>
          <table:table-cell office:value-type="float" office:value="263.456000089645" calcext:value-type="float">
            <text:p>263,456000089645</text:p>
          </table:table-cell>
          <table:table-cell office:value-type="float" office:value="11371" calcext:value-type="float">
            <text:p>11371</text:p>
          </table:table-cell>
          <table:table-cell office:value-type="float" office:value="1.01399993896484" calcext:value-type="float">
            <text:p>1,01399993896484</text:p>
          </table:table-cell>
          <table:table-cell office:value-type="float" office:value="270.147000074387" calcext:value-type="float">
            <text:p>270,147000074387</text:p>
          </table:table-cell>
          <table:table-cell office:value-type="float" office:value="37116" calcext:value-type="float">
            <text:p>37116</text:p>
          </table:table-cell>
          <table:table-cell office:value-type="float" office:value="2.89299988746643" calcext:value-type="float">
            <text:p>2,89299988746643</text:p>
          </table:table-cell>
          <table:table-cell office:value-type="float" office:value="7207" calcext:value-type="float">
            <text:p>7207</text:p>
          </table:table-cell>
          <table:table-cell office:value-type="float" office:value="11436" calcext:value-type="float">
            <text:p>11436</text:p>
          </table:table-cell>
          <table:table-cell office:value-type="float" office:value="0.126999855041504" calcext:value-type="float">
            <text:p>0,126999855041504</text:p>
          </table:table-cell>
          <table:table-cell office:value-type="float" office:value="148.238999843597" calcext:value-type="float">
            <text:p>148,238999843597</text:p>
          </table:table-cell>
          <table:table-cell table:formula="of:=[.U80]-([.T80]+[.H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06999921798706" calcext:value-type="float">
            <text:p>0,306999921798706</text:p>
          </table:table-cell>
          <table:table-cell office:value-type="float" office:value="1" calcext:value-type="float">
            <text:p>1</text:p>
          </table:table-cell>
          <table:table-cell office:value-type="float" office:value="3.20900011062622" calcext:value-type="float">
            <text:p>3,20900011062622</text:p>
          </table:table-cell>
          <table:table-cell office:value-type="float" office:value="15162" calcext:value-type="float">
            <text:p>15162</text:p>
          </table:table-cell>
          <table:table-cell office:value-type="float" office:value="0.38100004196167" calcext:value-type="float">
            <text:p>0,38100004196167</text:p>
          </table:table-cell>
          <table:table-cell office:value-type="float" office:value="3.8970000743866" calcext:value-type="float">
            <text:p>3,8970000743866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71799993515015" calcext:value-type="float">
            <text:p>2,71799993515015</text:p>
          </table:table-cell>
          <table:table-cell office:value-type="float" office:value="113477" calcext:value-type="float">
            <text:p>113477</text:p>
          </table:table-cell>
          <table:table-cell office:value-type="float" office:value="275.259000062942" calcext:value-type="float">
            <text:p>275,259000062942</text:p>
          </table:table-cell>
          <table:table-cell office:value-type="float" office:value="32577" calcext:value-type="float">
            <text:p>32577</text:p>
          </table:table-cell>
          <table:table-cell office:value-type="float" office:value="1.02800011634827" calcext:value-type="float">
            <text:p>1,02800011634827</text:p>
          </table:table-cell>
          <table:table-cell office:value-type="float" office:value="282.200000047684" calcext:value-type="float">
            <text:p>282,200000047684</text:p>
          </table:table-cell>
          <table:table-cell office:value-type="float" office:value="37116" calcext:value-type="float">
            <text:p>37116</text:p>
          </table:table-cell>
          <table:table-cell office:value-type="float" office:value="2.90800023078918" calcext:value-type="float">
            <text:p>2,90800023078918</text:p>
          </table:table-cell>
          <table:table-cell office:value-type="float" office:value="18047" calcext:value-type="float">
            <text:p>18047</text:p>
          </table:table-cell>
          <table:table-cell office:value-type="float" office:value="33209" calcext:value-type="float">
            <text:p>33209</text:p>
          </table:table-cell>
          <table:table-cell office:value-type="float" office:value="0.0810000896453857" calcext:value-type="float">
            <text:p>0,081000089645386</text:p>
          </table:table-cell>
          <table:table-cell office:value-type="float" office:value="111.634000062943" calcext:value-type="float">
            <text:p>111,634000062943</text:p>
          </table:table-cell>
          <table:table-cell table:formula="of:=[.U81]-([.T81]+[.H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30999946594238" calcext:value-type="float">
            <text:p>0,230999946594238</text:p>
          </table:table-cell>
          <table:table-cell office:value-type="float" office:value="81" calcext:value-type="float">
            <text:p>81</text:p>
          </table:table-cell>
          <table:table-cell office:value-type="float" office:value="3.56900000572205" calcext:value-type="float">
            <text:p>3,56900000572205</text:p>
          </table:table-cell>
          <table:table-cell office:value-type="float" office:value="8804" calcext:value-type="float">
            <text:p>8804</text:p>
          </table:table-cell>
          <table:table-cell office:value-type="float" office:value="4.6100001335144" calcext:value-type="float">
            <text:p>4,6100001335144</text:p>
          </table:table-cell>
          <table:table-cell office:value-type="float" office:value="8.41000008583069" calcext:value-type="float">
            <text:p>8,41000008583069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05900001525879" calcext:value-type="float">
            <text:p>2,05900001525879</text:p>
          </table:table-cell>
          <table:table-cell office:value-type="float" office:value="113512" calcext:value-type="float">
            <text:p>113512</text:p>
          </table:table-cell>
          <table:table-cell office:value-type="float" office:value="199.858000040054" calcext:value-type="float">
            <text:p>199,858000040054</text:p>
          </table:table-cell>
          <table:table-cell office:value-type="float" office:value="21013" calcext:value-type="float">
            <text:p>21013</text:p>
          </table:table-cell>
          <table:table-cell office:value-type="float" office:value="80.3150000572205" calcext:value-type="float">
            <text:p>80,3150000572205</text:p>
          </table:table-cell>
          <table:table-cell office:value-type="float" office:value="285.759000062942" calcext:value-type="float">
            <text:p>285,759000062942</text:p>
          </table:table-cell>
          <table:table-cell office:value-type="float" office:value="37116" calcext:value-type="float">
            <text:p>37116</text:p>
          </table:table-cell>
          <table:table-cell office:value-type="float" office:value="2.18799996376038" calcext:value-type="float">
            <text:p>2,18799996376038</text:p>
          </table:table-cell>
          <table:table-cell office:value-type="float" office:value="12477" calcext:value-type="float">
            <text:p>12477</text:p>
          </table:table-cell>
          <table:table-cell office:value-type="float" office:value="21281" calcext:value-type="float">
            <text:p>21281</text:p>
          </table:table-cell>
          <table:table-cell office:value-type="float" office:value="2.58100008964539" calcext:value-type="float">
            <text:p>2,58100008964539</text:p>
          </table:table-cell>
          <table:table-cell office:value-type="float" office:value="106.59700012207" calcext:value-type="float">
            <text:p>106,59700012207</text:p>
          </table:table-cell>
          <table:table-cell table:formula="of:=[.U82]-([.T82]+[.H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79000043869019" calcext:value-type="float">
            <text:p>0,279000043869019</text:p>
          </table:table-cell>
          <table:table-cell office:value-type="float" office:value="3" calcext:value-type="float">
            <text:p>3</text:p>
          </table:table-cell>
          <table:table-cell office:value-type="float" office:value="2.54399991035461" calcext:value-type="float">
            <text:p>2,54399991035461</text:p>
          </table:table-cell>
          <table:table-cell office:value-type="float" office:value="12259" calcext:value-type="float">
            <text:p>12259</text:p>
          </table:table-cell>
          <table:table-cell office:value-type="float" office:value="3.33800005912781" calcext:value-type="float">
            <text:p>3,33800005912781</text:p>
          </table:table-cell>
          <table:table-cell office:value-type="float" office:value="6.16100001335144" calcext:value-type="float">
            <text:p>6,16100001335144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0460000038147" calcext:value-type="float">
            <text:p>2,0460000038147</text:p>
          </table:table-cell>
          <table:table-cell office:value-type="float" office:value="113070" calcext:value-type="float">
            <text:p>113070</text:p>
          </table:table-cell>
          <table:table-cell office:value-type="float" office:value="199.585999965668" calcext:value-type="float">
            <text:p>199,585999965668</text:p>
          </table:table-cell>
          <table:table-cell office:value-type="float" office:value="27481" calcext:value-type="float">
            <text:p>27481</text:p>
          </table:table-cell>
          <table:table-cell office:value-type="float" office:value="5.19799995422363" calcext:value-type="float">
            <text:p>5,19799995422363</text:p>
          </table:table-cell>
          <table:table-cell office:value-type="float" office:value="209.47000002861" calcext:value-type="float">
            <text:p>209,47000002861</text:p>
          </table:table-cell>
          <table:table-cell office:value-type="float" office:value="37116" calcext:value-type="float">
            <text:p>37116</text:p>
          </table:table-cell>
          <table:table-cell office:value-type="float" office:value="2.21600008010864" calcext:value-type="float">
            <text:p>2,21600008010864</text:p>
          </table:table-cell>
          <table:table-cell office:value-type="float" office:value="15630" calcext:value-type="float">
            <text:p>15630</text:p>
          </table:table-cell>
          <table:table-cell office:value-type="float" office:value="27889" calcext:value-type="float">
            <text:p>27889</text:p>
          </table:table-cell>
          <table:table-cell office:value-type="float" office:value="2.06900000572205" calcext:value-type="float">
            <text:p>2,06900000572205</text:p>
          </table:table-cell>
          <table:table-cell office:value-type="float" office:value="91.2860000133514" calcext:value-type="float">
            <text:p>91,2860000133514</text:p>
          </table:table-cell>
          <table:table-cell table:formula="of:=[.U83]-([.T83]+[.H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72000074386597" calcext:value-type="float">
            <text:p>0,272000074386597</text:p>
          </table:table-cell>
          <table:table-cell office:value-type="float" office:value="3" calcext:value-type="float">
            <text:p>3</text:p>
          </table:table-cell>
          <table:table-cell office:value-type="float" office:value="2.52900004386902" calcext:value-type="float">
            <text:p>2,52900004386902</text:p>
          </table:table-cell>
          <table:table-cell office:value-type="float" office:value="12276" calcext:value-type="float">
            <text:p>12276</text:p>
          </table:table-cell>
          <table:table-cell office:value-type="float" office:value="3.05900001525879" calcext:value-type="float">
            <text:p>3,05900001525879</text:p>
          </table:table-cell>
          <table:table-cell office:value-type="float" office:value="5.8600001335144" calcext:value-type="float">
            <text:p>5,8600001335144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04199981689453" calcext:value-type="float">
            <text:p>2,04199981689453</text:p>
          </table:table-cell>
          <table:table-cell office:value-type="float" office:value="112898" calcext:value-type="float">
            <text:p>112898</text:p>
          </table:table-cell>
          <table:table-cell office:value-type="float" office:value="199.375" calcext:value-type="float">
            <text:p>199,375</text:p>
          </table:table-cell>
          <table:table-cell office:value-type="float" office:value="27391" calcext:value-type="float">
            <text:p>27391</text:p>
          </table:table-cell>
          <table:table-cell office:value-type="float" office:value="5.24300003051758" calcext:value-type="float">
            <text:p>5,24300003051758</text:p>
          </table:table-cell>
          <table:table-cell office:value-type="float" office:value="209.230000019073" calcext:value-type="float">
            <text:p>209,230000019073</text:p>
          </table:table-cell>
          <table:table-cell office:value-type="float" office:value="37116" calcext:value-type="float">
            <text:p>37116</text:p>
          </table:table-cell>
          <table:table-cell office:value-type="float" office:value="2.22099995613098" calcext:value-type="float">
            <text:p>2,22099995613098</text:p>
          </table:table-cell>
          <table:table-cell office:value-type="float" office:value="15593" calcext:value-type="float">
            <text:p>15593</text:p>
          </table:table-cell>
          <table:table-cell office:value-type="float" office:value="27869" calcext:value-type="float">
            <text:p>27869</text:p>
          </table:table-cell>
          <table:table-cell office:value-type="float" office:value="2.21700000762939" calcext:value-type="float">
            <text:p>2,21700000762939</text:p>
          </table:table-cell>
          <table:table-cell office:value-type="float" office:value="91.6319999694824" calcext:value-type="float">
            <text:p>91,6319999694824</text:p>
          </table:table-cell>
          <table:table-cell table:formula="of:=[.U84]-([.T84]+[.H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16000080108643" calcext:value-type="float">
            <text:p>0,216000080108643</text:p>
          </table:table-cell>
          <table:table-cell office:value-type="float" office:value="55" calcext:value-type="float">
            <text:p>55</text:p>
          </table:table-cell>
          <table:table-cell office:value-type="float" office:value="2.73099994659424" calcext:value-type="float">
            <text:p>2,73099994659424</text:p>
          </table:table-cell>
          <table:table-cell office:value-type="float" office:value="8282" calcext:value-type="float">
            <text:p>8282</text:p>
          </table:table-cell>
          <table:table-cell office:value-type="float" office:value="4.52300000190735" calcext:value-type="float">
            <text:p>4,52300000190735</text:p>
          </table:table-cell>
          <table:table-cell office:value-type="float" office:value="7.47099995613098" calcext:value-type="float">
            <text:p>7,47099995613098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03000020980835" calcext:value-type="float">
            <text:p>2,03000020980835</text:p>
          </table:table-cell>
          <table:table-cell office:value-type="float" office:value="112865" calcext:value-type="float">
            <text:p>112865</text:p>
          </table:table-cell>
          <table:table-cell office:value-type="float" office:value="200.401000022888" calcext:value-type="float">
            <text:p>200,401000022888</text:p>
          </table:table-cell>
          <table:table-cell office:value-type="float" office:value="19938" calcext:value-type="float">
            <text:p>19938</text:p>
          </table:table-cell>
          <table:table-cell office:value-type="float" office:value="54.3120000362396" calcext:value-type="float">
            <text:p>54,3120000362396</text:p>
          </table:table-cell>
          <table:table-cell office:value-type="float" office:value="259.494000196457" calcext:value-type="float">
            <text:p>259,494000196457</text:p>
          </table:table-cell>
          <table:table-cell office:value-type="float" office:value="37116" calcext:value-type="float">
            <text:p>37116</text:p>
          </table:table-cell>
          <table:table-cell office:value-type="float" office:value="2.26699995994568" calcext:value-type="float">
            <text:p>2,26699995994568</text:p>
          </table:table-cell>
          <table:table-cell office:value-type="float" office:value="11891" calcext:value-type="float">
            <text:p>11891</text:p>
          </table:table-cell>
          <table:table-cell office:value-type="float" office:value="20173" calcext:value-type="float">
            <text:p>20173</text:p>
          </table:table-cell>
          <table:table-cell office:value-type="float" office:value="1.89900016784668" calcext:value-type="float">
            <text:p>1,89900016784668</text:p>
          </table:table-cell>
          <table:table-cell office:value-type="float" office:value="106.239000082016" calcext:value-type="float">
            <text:p>106,239000082016</text:p>
          </table:table-cell>
          <table:table-cell table:formula="of:=[.U85]-([.T85]+[.H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30999851226807" calcext:value-type="float">
            <text:p>0,330999851226807</text:p>
          </table:table-cell>
          <table:table-cell office:value-type="float" office:value="4" calcext:value-type="float">
            <text:p>4</text:p>
          </table:table-cell>
          <table:table-cell office:value-type="float" office:value="3.89100003242493" calcext:value-type="float">
            <text:p>3,89100003242493</text:p>
          </table:table-cell>
          <table:table-cell office:value-type="float" office:value="3041" calcext:value-type="float">
            <text:p>3041</text:p>
          </table:table-cell>
          <table:table-cell office:value-type="float" office:value="0.33899998664856" calcext:value-type="float">
            <text:p>0,33899998664856</text:p>
          </table:table-cell>
          <table:table-cell office:value-type="float" office:value="4.56099987030029" calcext:value-type="float">
            <text:p>4,56099987030029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88499999046326" calcext:value-type="float">
            <text:p>2,88499999046326</text:p>
          </table:table-cell>
          <table:table-cell office:value-type="float" office:value="125357" calcext:value-type="float">
            <text:p>125357</text:p>
          </table:table-cell>
          <table:table-cell office:value-type="float" office:value="227.507999897003" calcext:value-type="float">
            <text:p>227,507999897003</text:p>
          </table:table-cell>
          <table:table-cell office:value-type="float" office:value="8473" calcext:value-type="float">
            <text:p>8473</text:p>
          </table:table-cell>
          <table:table-cell office:value-type="float" office:value="1.04400014877319" calcext:value-type="float">
            <text:p>1,04400014877319</text:p>
          </table:table-cell>
          <table:table-cell office:value-type="float" office:value="234.524000167847" calcext:value-type="float">
            <text:p>234,524000167847</text:p>
          </table:table-cell>
          <table:table-cell office:value-type="float" office:value="37116" calcext:value-type="float">
            <text:p>37116</text:p>
          </table:table-cell>
          <table:table-cell office:value-type="float" office:value="2.49499988555908" calcext:value-type="float">
            <text:p>2,49499988555908</text:p>
          </table:table-cell>
          <table:table-cell office:value-type="float" office:value="5471" calcext:value-type="float">
            <text:p>5471</text:p>
          </table:table-cell>
          <table:table-cell office:value-type="float" office:value="8512" calcext:value-type="float">
            <text:p>8512</text:p>
          </table:table-cell>
          <table:table-cell office:value-type="float" office:value="0.184000015258789" calcext:value-type="float">
            <text:p>0,184000015258789</text:p>
          </table:table-cell>
          <table:table-cell office:value-type="float" office:value="135.339999914169" calcext:value-type="float">
            <text:p>135,339999914169</text:p>
          </table:table-cell>
          <table:table-cell table:formula="of:=[.U86]-([.T86]+[.H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12999963760376" calcext:value-type="float">
            <text:p>0,312999963760376</text:p>
          </table:table-cell>
          <table:table-cell office:value-type="float" office:value="199" calcext:value-type="float">
            <text:p>199</text:p>
          </table:table-cell>
          <table:table-cell office:value-type="float" office:value="3.44799995422363" calcext:value-type="float">
            <text:p>3,44799995422363</text:p>
          </table:table-cell>
          <table:table-cell office:value-type="float" office:value="11330" calcext:value-type="float">
            <text:p>11330</text:p>
          </table:table-cell>
          <table:table-cell office:value-type="float" office:value="0.723999977111816" calcext:value-type="float">
            <text:p>0,723999977111816</text:p>
          </table:table-cell>
          <table:table-cell office:value-type="float" office:value="4.48499989509583" calcext:value-type="float">
            <text:p>4,48499989509583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67600011825562" calcext:value-type="float">
            <text:p>2,67600011825562</text:p>
          </table:table-cell>
          <table:table-cell office:value-type="float" office:value="120222" calcext:value-type="float">
            <text:p>120222</text:p>
          </table:table-cell>
          <table:table-cell office:value-type="float" office:value="253.536000013351" calcext:value-type="float">
            <text:p>253,536000013351</text:p>
          </table:table-cell>
          <table:table-cell office:value-type="float" office:value="25735" calcext:value-type="float">
            <text:p>25735</text:p>
          </table:table-cell>
          <table:table-cell office:value-type="float" office:value="10.9690001010895" calcext:value-type="float">
            <text:p>10,9690001010895</text:p>
          </table:table-cell>
          <table:table-cell office:value-type="float" office:value="270.380000114441" calcext:value-type="float">
            <text:p>270,380000114441</text:p>
          </table:table-cell>
          <table:table-cell office:value-type="float" office:value="37116" calcext:value-type="float">
            <text:p>37116</text:p>
          </table:table-cell>
          <table:table-cell office:value-type="float" office:value="2.57200002670288" calcext:value-type="float">
            <text:p>2,57200002670288</text:p>
          </table:table-cell>
          <table:table-cell office:value-type="float" office:value="14811" calcext:value-type="float">
            <text:p>14811</text:p>
          </table:table-cell>
          <table:table-cell office:value-type="float" office:value="26141" calcext:value-type="float">
            <text:p>26141</text:p>
          </table:table-cell>
          <table:table-cell office:value-type="float" office:value="0.690999984741211" calcext:value-type="float">
            <text:p>0,690999984741211</text:p>
          </table:table-cell>
          <table:table-cell office:value-type="float" office:value="118.646000146866" calcext:value-type="float">
            <text:p>118,646000146866</text:p>
          </table:table-cell>
          <table:table-cell table:formula="of:=[.U87]-([.T87]+[.H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88000202178955" calcext:value-type="float">
            <text:p>0,188000202178955</text:p>
          </table:table-cell>
          <table:table-cell office:value-type="float" office:value="80" calcext:value-type="float">
            <text:p>80</text:p>
          </table:table-cell>
          <table:table-cell office:value-type="float" office:value="2.92999982833862" calcext:value-type="float">
            <text:p>2,92999982833862</text:p>
          </table:table-cell>
          <table:table-cell office:value-type="float" office:value="2978" calcext:value-type="float">
            <text:p>2978</text:p>
          </table:table-cell>
          <table:table-cell office:value-type="float" office:value="0.342000007629395" calcext:value-type="float">
            <text:p>0,342000007629395</text:p>
          </table:table-cell>
          <table:table-cell office:value-type="float" office:value="3.46000003814697" calcext:value-type="float">
            <text:p>3,46000003814697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31500005722046" calcext:value-type="float">
            <text:p>2,31500005722046</text:p>
          </table:table-cell>
          <table:table-cell office:value-type="float" office:value="119323" calcext:value-type="float">
            <text:p>119323</text:p>
          </table:table-cell>
          <table:table-cell office:value-type="float" office:value="242.037000179291" calcext:value-type="float">
            <text:p>242,037000179291</text:p>
          </table:table-cell>
          <table:table-cell office:value-type="float" office:value="8341" calcext:value-type="float">
            <text:p>8341</text:p>
          </table:table-cell>
          <table:table-cell office:value-type="float" office:value="5.75699996948242" calcext:value-type="float">
            <text:p>5,75699996948242</text:p>
          </table:table-cell>
          <table:table-cell office:value-type="float" office:value="253.070000171661" calcext:value-type="float">
            <text:p>253,070000171661</text:p>
          </table:table-cell>
          <table:table-cell office:value-type="float" office:value="37116" calcext:value-type="float">
            <text:p>37116</text:p>
          </table:table-cell>
          <table:table-cell office:value-type="float" office:value="3.81800007820129" calcext:value-type="float">
            <text:p>3,81800007820129</text:p>
          </table:table-cell>
          <table:table-cell office:value-type="float" office:value="5399" calcext:value-type="float">
            <text:p>5399</text:p>
          </table:table-cell>
          <table:table-cell office:value-type="float" office:value="8377" calcext:value-type="float">
            <text:p>8377</text:p>
          </table:table-cell>
          <table:table-cell office:value-type="float" office:value="0.416000127792358" calcext:value-type="float">
            <text:p>0,416000127792358</text:p>
          </table:table-cell>
          <table:table-cell office:value-type="float" office:value="160.28400015831" calcext:value-type="float">
            <text:p>160,28400015831</text:p>
          </table:table-cell>
          <table:table-cell table:formula="of:=[.U88]-([.T88]+[.H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55999898910522" calcext:value-type="float">
            <text:p>0,155999898910522</text:p>
          </table:table-cell>
          <table:table-cell office:value-type="float" office:value="23" calcext:value-type="float">
            <text:p>23</text:p>
          </table:table-cell>
          <table:table-cell office:value-type="float" office:value="2.93600010871887" calcext:value-type="float">
            <text:p>2,93600010871887</text:p>
          </table:table-cell>
          <table:table-cell office:value-type="float" office:value="0" calcext:value-type="float">
            <text:p>0</text:p>
          </table:table-cell>
          <table:table-cell office:value-type="float" office:value="0.335000038146973" calcext:value-type="float">
            <text:p>0,335000038146973</text:p>
          </table:table-cell>
          <table:table-cell office:value-type="float" office:value="3.42700004577637" calcext:value-type="float">
            <text:p>3,42700004577637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41500020027161" calcext:value-type="float">
            <text:p>2,41500020027161</text:p>
          </table:table-cell>
          <table:table-cell office:value-type="float" office:value="116042" calcext:value-type="float">
            <text:p>116042</text:p>
          </table:table-cell>
          <table:table-cell office:value-type="float" office:value="235.376999855041" calcext:value-type="float">
            <text:p>235,376999855041</text:p>
          </table:table-cell>
          <table:table-cell office:value-type="float" office:value="0" calcext:value-type="float">
            <text:p>0</text:p>
          </table:table-cell>
          <table:table-cell office:value-type="float" office:value="2.0789999961853" calcext:value-type="float">
            <text:p>2,0789999961853</text:p>
          </table:table-cell>
          <table:table-cell office:value-type="float" office:value="242.805000066757" calcext:value-type="float">
            <text:p>242,805000066757</text:p>
          </table:table-cell>
          <table:table-cell office:value-type="float" office:value="37116" calcext:value-type="float">
            <text:p>37116</text:p>
          </table:table-cell>
          <table:table-cell office:value-type="float" office:value="2.48900008201599" calcext:value-type="float">
            <text:p>2,48900008201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0000104904175" calcext:value-type="float">
            <text:p>0,140000104904175</text:p>
          </table:table-cell>
          <table:table-cell office:value-type="float" office:value="176.233000040054" calcext:value-type="float">
            <text:p>176,233000040054</text:p>
          </table:table-cell>
          <table:table-cell table:formula="of:=[.U89]-([.T89]+[.H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84000015258789" calcext:value-type="float">
            <text:p>0,184000015258789</text:p>
          </table:table-cell>
          <table:table-cell office:value-type="float" office:value="1" calcext:value-type="float">
            <text:p>1</text:p>
          </table:table-cell>
          <table:table-cell office:value-type="float" office:value="2.48499989509583" calcext:value-type="float">
            <text:p>2,48499989509583</text:p>
          </table:table-cell>
          <table:table-cell office:value-type="float" office:value="2984" calcext:value-type="float">
            <text:p>2984</text:p>
          </table:table-cell>
          <table:table-cell office:value-type="float" office:value="0.541000127792358" calcext:value-type="float">
            <text:p>0,541000127792358</text:p>
          </table:table-cell>
          <table:table-cell office:value-type="float" office:value="3.21000003814697" calcext:value-type="float">
            <text:p>3,21000003814697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9399995803833" calcext:value-type="float">
            <text:p>1,99399995803833</text:p>
          </table:table-cell>
          <table:table-cell office:value-type="float" office:value="115295" calcext:value-type="float">
            <text:p>115295</text:p>
          </table:table-cell>
          <table:table-cell office:value-type="float" office:value="198.200999975204" calcext:value-type="float">
            <text:p>198,200999975204</text:p>
          </table:table-cell>
          <table:table-cell office:value-type="float" office:value="8177" calcext:value-type="float">
            <text:p>8177</text:p>
          </table:table-cell>
          <table:table-cell office:value-type="float" office:value="1.08500003814697" calcext:value-type="float">
            <text:p>1,08500003814697</text:p>
          </table:table-cell>
          <table:table-cell office:value-type="float" office:value="203.819000005722" calcext:value-type="float">
            <text:p>203,819000005722</text:p>
          </table:table-cell>
          <table:table-cell office:value-type="float" office:value="37116" calcext:value-type="float">
            <text:p>37116</text:p>
          </table:table-cell>
          <table:table-cell office:value-type="float" office:value="2.15499997138977" calcext:value-type="float">
            <text:p>2,15499997138977</text:p>
          </table:table-cell>
          <table:table-cell office:value-type="float" office:value="5244" calcext:value-type="float">
            <text:p>5244</text:p>
          </table:table-cell>
          <table:table-cell office:value-type="float" office:value="8228" calcext:value-type="float">
            <text:p>8228</text:p>
          </table:table-cell>
          <table:table-cell office:value-type="float" office:value="0.21399998664856" calcext:value-type="float">
            <text:p>0,21399998664856</text:p>
          </table:table-cell>
          <table:table-cell office:value-type="float" office:value="119.246999979019" calcext:value-type="float">
            <text:p>119,246999979019</text:p>
          </table:table-cell>
          <table:table-cell table:formula="of:=[.U90]-([.T90]+[.H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2000141143799" calcext:value-type="float">
            <text:p>0,202000141143799</text:p>
          </table:table-cell>
          <table:table-cell office:value-type="float" office:value="31" calcext:value-type="float">
            <text:p>31</text:p>
          </table:table-cell>
          <table:table-cell office:value-type="float" office:value="2.55299997329712" calcext:value-type="float">
            <text:p>2,55299997329712</text:p>
          </table:table-cell>
          <table:table-cell office:value-type="float" office:value="2475" calcext:value-type="float">
            <text:p>2475</text:p>
          </table:table-cell>
          <table:table-cell office:value-type="float" office:value="0.465999841690064" calcext:value-type="float">
            <text:p>0,465999841690064</text:p>
          </table:table-cell>
          <table:table-cell office:value-type="float" office:value="3.22099995613098" calcext:value-type="float">
            <text:p>3,22099995613098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88699984550476" calcext:value-type="float">
            <text:p>1,88699984550476</text:p>
          </table:table-cell>
          <table:table-cell office:value-type="float" office:value="114065" calcext:value-type="float">
            <text:p>114065</text:p>
          </table:table-cell>
          <table:table-cell office:value-type="float" office:value="198.197000026703" calcext:value-type="float">
            <text:p>198,197000026703</text:p>
          </table:table-cell>
          <table:table-cell office:value-type="float" office:value="6918" calcext:value-type="float">
            <text:p>6918</text:p>
          </table:table-cell>
          <table:table-cell office:value-type="float" office:value="7.05499982833862" calcext:value-type="float">
            <text:p>7,05499982833862</text:p>
          </table:table-cell>
          <table:table-cell office:value-type="float" office:value="209.629999876022" calcext:value-type="float">
            <text:p>209,629999876022</text:p>
          </table:table-cell>
          <table:table-cell office:value-type="float" office:value="37116" calcext:value-type="float">
            <text:p>37116</text:p>
          </table:table-cell>
          <table:table-cell office:value-type="float" office:value="2.10899996757507" calcext:value-type="float">
            <text:p>2,10899996757507</text:p>
          </table:table-cell>
          <table:table-cell office:value-type="float" office:value="4487" calcext:value-type="float">
            <text:p>4487</text:p>
          </table:table-cell>
          <table:table-cell office:value-type="float" office:value="6962" calcext:value-type="float">
            <text:p>6962</text:p>
          </table:table-cell>
          <table:table-cell office:value-type="float" office:value="0.238000154495239" calcext:value-type="float">
            <text:p>0,238000154495239</text:p>
          </table:table-cell>
          <table:table-cell office:value-type="float" office:value="123.223999977112" calcext:value-type="float">
            <text:p>123,223999977112</text:p>
          </table:table-cell>
          <table:table-cell table:formula="of:=[.U91]-([.T91]+[.H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3999996185303" calcext:value-type="float">
            <text:p>0,203999996185303</text:p>
          </table:table-cell>
          <table:table-cell office:value-type="float" office:value="5" calcext:value-type="float">
            <text:p>5</text:p>
          </table:table-cell>
          <table:table-cell office:value-type="float" office:value="2.49300003051758" calcext:value-type="float">
            <text:p>2,49300003051758</text:p>
          </table:table-cell>
          <table:table-cell office:value-type="float" office:value="0" calcext:value-type="float">
            <text:p>0</text:p>
          </table:table-cell>
          <table:table-cell office:value-type="float" office:value="0.43999981880188" calcext:value-type="float">
            <text:p>0,43999981880188</text:p>
          </table:table-cell>
          <table:table-cell office:value-type="float" office:value="3.13699984550476" calcext:value-type="float">
            <text:p>3,13699984550476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1799998283386" calcext:value-type="float">
            <text:p>1,91799998283386</text:p>
          </table:table-cell>
          <table:table-cell office:value-type="float" office:value="113464" calcext:value-type="float">
            <text:p>113464</text:p>
          </table:table-cell>
          <table:table-cell office:value-type="float" office:value="198.055000066757" calcext:value-type="float">
            <text:p>198,055000066757</text:p>
          </table:table-cell>
          <table:table-cell office:value-type="float" office:value="0" calcext:value-type="float">
            <text:p>0</text:p>
          </table:table-cell>
          <table:table-cell office:value-type="float" office:value="1.89199995994568" calcext:value-type="float">
            <text:p>1,89199995994568</text:p>
          </table:table-cell>
          <table:table-cell office:value-type="float" office:value="204.407999992371" calcext:value-type="float">
            <text:p>204,407999992371</text:p>
          </table:table-cell>
          <table:table-cell office:value-type="float" office:value="37116" calcext:value-type="float">
            <text:p>37116</text:p>
          </table:table-cell>
          <table:table-cell office:value-type="float" office:value="2.15299987792969" calcext:value-type="float">
            <text:p>2,1529998779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999975204468" calcext:value-type="float">
            <text:p>0,200999975204468</text:p>
          </table:table-cell>
          <table:table-cell office:value-type="float" office:value="138.99799990654" calcext:value-type="float">
            <text:p>138,99799990654</text:p>
          </table:table-cell>
          <table:table-cell table:formula="of:=[.U92]-([.T92]+[.H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0999975204468" calcext:value-type="float">
            <text:p>0,200999975204468</text:p>
          </table:table-cell>
          <table:table-cell office:value-type="float" office:value="64" calcext:value-type="float">
            <text:p>64</text:p>
          </table:table-cell>
          <table:table-cell office:value-type="float" office:value="2.65500020980835" calcext:value-type="float">
            <text:p>2,65500020980835</text:p>
          </table:table-cell>
          <table:table-cell office:value-type="float" office:value="9591" calcext:value-type="float">
            <text:p>9591</text:p>
          </table:table-cell>
          <table:table-cell office:value-type="float" office:value="0.745999813079834" calcext:value-type="float">
            <text:p>0,745999813079834</text:p>
          </table:table-cell>
          <table:table-cell office:value-type="float" office:value="3.60199999809265" calcext:value-type="float">
            <text:p>3,60199999809265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875" calcext:value-type="float">
            <text:p>1,875</text:p>
          </table:table-cell>
          <table:table-cell office:value-type="float" office:value="113187" calcext:value-type="float">
            <text:p>113187</text:p>
          </table:table-cell>
          <table:table-cell office:value-type="float" office:value="196.769999980927" calcext:value-type="float">
            <text:p>196,769999980927</text:p>
          </table:table-cell>
          <table:table-cell office:value-type="float" office:value="22508" calcext:value-type="float">
            <text:p>22508</text:p>
          </table:table-cell>
          <table:table-cell office:value-type="float" office:value="12.8860001564026" calcext:value-type="float">
            <text:p>12,8860001564026</text:p>
          </table:table-cell>
          <table:table-cell office:value-type="float" office:value="214.090000152588" calcext:value-type="float">
            <text:p>214,090000152588</text:p>
          </table:table-cell>
          <table:table-cell office:value-type="float" office:value="37116" calcext:value-type="float">
            <text:p>37116</text:p>
          </table:table-cell>
          <table:table-cell office:value-type="float" office:value="2.17600011825562" calcext:value-type="float">
            <text:p>2,17600011825562</text:p>
          </table:table-cell>
          <table:table-cell office:value-type="float" office:value="13199" calcext:value-type="float">
            <text:p>13199</text:p>
          </table:table-cell>
          <table:table-cell office:value-type="float" office:value="22790" calcext:value-type="float">
            <text:p>22790</text:p>
          </table:table-cell>
          <table:table-cell office:value-type="float" office:value="0.194999933242798" calcext:value-type="float">
            <text:p>0,194999933242798</text:p>
          </table:table-cell>
          <table:table-cell office:value-type="float" office:value="93.5119998455048" calcext:value-type="float">
            <text:p>93,5119998455048</text:p>
          </table:table-cell>
          <table:table-cell table:formula="of:=[.U93]-([.T93]+[.H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437000036239624" calcext:value-type="float">
            <text:p>0,437000036239624</text:p>
          </table:table-cell>
          <table:table-cell office:value-type="float" office:value="5" calcext:value-type="float">
            <text:p>5</text:p>
          </table:table-cell>
          <table:table-cell office:value-type="float" office:value="2.625" calcext:value-type="float">
            <text:p>2,625</text:p>
          </table:table-cell>
          <table:table-cell office:value-type="float" office:value="592" calcext:value-type="float">
            <text:p>592</text:p>
          </table:table-cell>
          <table:table-cell office:value-type="float" office:value="11.3359999656677" calcext:value-type="float">
            <text:p>11,3359999656677</text:p>
          </table:table-cell>
          <table:table-cell office:value-type="float" office:value="14.3980000019074" calcext:value-type="float">
            <text:p>14,3980000019074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31099987030029" calcext:value-type="float">
            <text:p>2,31099987030029</text:p>
          </table:table-cell>
          <table:table-cell office:value-type="float" office:value="113051" calcext:value-type="float">
            <text:p>113051</text:p>
          </table:table-cell>
          <table:table-cell office:value-type="float" office:value="205.694999933243" calcext:value-type="float">
            <text:p>205,694999933243</text:p>
          </table:table-cell>
          <table:table-cell office:value-type="float" office:value="1812" calcext:value-type="float">
            <text:p>1812</text:p>
          </table:table-cell>
          <table:table-cell office:value-type="float" office:value="17.6370000839233" calcext:value-type="float">
            <text:p>17,6370000839233</text:p>
          </table:table-cell>
          <table:table-cell office:value-type="float" office:value="228.346999883652" calcext:value-type="float">
            <text:p>228,346999883652</text:p>
          </table:table-cell>
          <table:table-cell office:value-type="float" office:value="37116" calcext:value-type="float">
            <text:p>37116</text:p>
          </table:table-cell>
          <table:table-cell office:value-type="float" office:value="2.34400010108948" calcext:value-type="float">
            <text:p>2,34400010108948</text:p>
          </table:table-cell>
          <table:table-cell office:value-type="float" office:value="1220" calcext:value-type="float">
            <text:p>1220</text:p>
          </table:table-cell>
          <table:table-cell office:value-type="float" office:value="1812" calcext:value-type="float">
            <text:p>1812</text:p>
          </table:table-cell>
          <table:table-cell office:value-type="float" office:value="8.93200016021729" calcext:value-type="float">
            <text:p>8,93200016021729</text:p>
          </table:table-cell>
          <table:table-cell office:value-type="float" office:value="164.342000007629" calcext:value-type="float">
            <text:p>164,342000007629</text:p>
          </table:table-cell>
          <table:table-cell table:formula="of:=[.U94]-([.T94]+[.H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47000002861023" calcext:value-type="float">
            <text:p>0,47000002861023</text:p>
          </table:table-cell>
          <table:table-cell office:value-type="float" office:value="1" calcext:value-type="float">
            <text:p>1</text:p>
          </table:table-cell>
          <table:table-cell office:value-type="float" office:value="2.71599984169006" calcext:value-type="float">
            <text:p>2,71599984169006</text:p>
          </table:table-cell>
          <table:table-cell office:value-type="float" office:value="1442" calcext:value-type="float">
            <text:p>1442</text:p>
          </table:table-cell>
          <table:table-cell office:value-type="float" office:value="11.7369999885559" calcext:value-type="float">
            <text:p>11,7369999885559</text:p>
          </table:table-cell>
          <table:table-cell office:value-type="float" office:value="14.9229998588562" calcext:value-type="float">
            <text:p>14,9229998588562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25" calcext:value-type="float">
            <text:p>2,25</text:p>
          </table:table-cell>
          <table:table-cell office:value-type="float" office:value="112934" calcext:value-type="float">
            <text:p>112934</text:p>
          </table:table-cell>
          <table:table-cell office:value-type="float" office:value="206.513999938965" calcext:value-type="float">
            <text:p>206,513999938965</text:p>
          </table:table-cell>
          <table:table-cell office:value-type="float" office:value="4156" calcext:value-type="float">
            <text:p>4156</text:p>
          </table:table-cell>
          <table:table-cell office:value-type="float" office:value="13.0030000209808" calcext:value-type="float">
            <text:p>13,0030000209808</text:p>
          </table:table-cell>
          <table:table-cell office:value-type="float" office:value="224.5" calcext:value-type="float">
            <text:p>224,5</text:p>
          </table:table-cell>
          <table:table-cell office:value-type="float" office:value="37116" calcext:value-type="float">
            <text:p>37116</text:p>
          </table:table-cell>
          <table:table-cell office:value-type="float" office:value="2.38599991798401" calcext:value-type="float">
            <text:p>2,38599991798401</text:p>
          </table:table-cell>
          <table:table-cell office:value-type="float" office:value="2732" calcext:value-type="float">
            <text:p>2732</text:p>
          </table:table-cell>
          <table:table-cell office:value-type="float" office:value="4174" calcext:value-type="float">
            <text:p>4174</text:p>
          </table:table-cell>
          <table:table-cell office:value-type="float" office:value="8.5479998588562" calcext:value-type="float">
            <text:p>8,5479998588562</text:p>
          </table:table-cell>
          <table:table-cell office:value-type="float" office:value="156.710000038147" calcext:value-type="float">
            <text:p>156,710000038147</text:p>
          </table:table-cell>
          <table:table-cell table:formula="of:=[.U95]-([.T95]+[.H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58999967575073" calcext:value-type="float">
            <text:p>0,358999967575073</text:p>
          </table:table-cell>
          <table:table-cell office:value-type="float" office:value="2" calcext:value-type="float">
            <text:p>2</text:p>
          </table:table-cell>
          <table:table-cell office:value-type="float" office:value="2.84100008010864" calcext:value-type="float">
            <text:p>2,84100008010864</text:p>
          </table:table-cell>
          <table:table-cell office:value-type="float" office:value="6844" calcext:value-type="float">
            <text:p>6844</text:p>
          </table:table-cell>
          <table:table-cell office:value-type="float" office:value="11.702999830246" calcext:value-type="float">
            <text:p>11,702999830246</text:p>
          </table:table-cell>
          <table:table-cell office:value-type="float" office:value="14.9029998779297" calcext:value-type="float">
            <text:p>14,9029998779297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24799990653992" calcext:value-type="float">
            <text:p>2,24799990653992</text:p>
          </table:table-cell>
          <table:table-cell office:value-type="float" office:value="112868" calcext:value-type="float">
            <text:p>112868</text:p>
          </table:table-cell>
          <table:table-cell office:value-type="float" office:value="206.457999944687" calcext:value-type="float">
            <text:p>206,457999944687</text:p>
          </table:table-cell>
          <table:table-cell office:value-type="float" office:value="17020" calcext:value-type="float">
            <text:p>17020</text:p>
          </table:table-cell>
          <table:table-cell office:value-type="float" office:value="13.1909999847412" calcext:value-type="float">
            <text:p>13,1909999847412</text:p>
          </table:table-cell>
          <table:table-cell office:value-type="float" office:value="224.767999887466" calcext:value-type="float">
            <text:p>224,767999887466</text:p>
          </table:table-cell>
          <table:table-cell office:value-type="float" office:value="37116" calcext:value-type="float">
            <text:p>37116</text:p>
          </table:table-cell>
          <table:table-cell office:value-type="float" office:value="2.37599992752075" calcext:value-type="float">
            <text:p>2,37599992752075</text:p>
          </table:table-cell>
          <table:table-cell office:value-type="float" office:value="10345" calcext:value-type="float">
            <text:p>10345</text:p>
          </table:table-cell>
          <table:table-cell office:value-type="float" office:value="17189" calcext:value-type="float">
            <text:p>17189</text:p>
          </table:table-cell>
          <table:table-cell office:value-type="float" office:value="8.60099983215332" calcext:value-type="float">
            <text:p>8,60099983215332</text:p>
          </table:table-cell>
          <table:table-cell office:value-type="float" office:value="125.234999895096" calcext:value-type="float">
            <text:p>125,234999895096</text:p>
          </table:table-cell>
          <table:table-cell table:formula="of:=[.U96]-([.T96]+[.H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464999914169311" calcext:value-type="float">
            <text:p>0,464999914169311</text:p>
          </table:table-cell>
          <table:table-cell office:value-type="float" office:value="5" calcext:value-type="float">
            <text:p>5</text:p>
          </table:table-cell>
          <table:table-cell office:value-type="float" office:value="2.73699998855591" calcext:value-type="float">
            <text:p>2,73699998855591</text:p>
          </table:table-cell>
          <table:table-cell office:value-type="float" office:value="9471" calcext:value-type="float">
            <text:p>9471</text:p>
          </table:table-cell>
          <table:table-cell office:value-type="float" office:value="11.7950000762939" calcext:value-type="float">
            <text:p>11,7950000762939</text:p>
          </table:table-cell>
          <table:table-cell office:value-type="float" office:value="14.9969999790192" calcext:value-type="float">
            <text:p>14,9969999790192</text:p>
          </table:table-cell>
          <table:table-cell office:value-type="float" office:value="112794" calcext:value-type="float">
            <text:p>112794</text:p>
          </table:table-cell>
          <table:table-cell office:value-type="float" office:value="2.35999989509583" calcext:value-type="float">
            <text:p>2,35999989509583</text:p>
          </table:table-cell>
          <table:table-cell office:value-type="float" office:value="112831" calcext:value-type="float">
            <text:p>112831</text:p>
          </table:table-cell>
          <table:table-cell office:value-type="float" office:value="207.077999830246" calcext:value-type="float">
            <text:p>207,077999830246</text:p>
          </table:table-cell>
          <table:table-cell office:value-type="float" office:value="22169" calcext:value-type="float">
            <text:p>22169</text:p>
          </table:table-cell>
          <table:table-cell office:value-type="float" office:value="16.7310001850128" calcext:value-type="float">
            <text:p>16,7310001850128</text:p>
          </table:table-cell>
          <table:table-cell office:value-type="float" office:value="228.878000020981" calcext:value-type="float">
            <text:p>228,878000020981</text:p>
          </table:table-cell>
          <table:table-cell office:value-type="float" office:value="37116" calcext:value-type="float">
            <text:p>37116</text:p>
          </table:table-cell>
          <table:table-cell office:value-type="float" office:value="2.42899990081787" calcext:value-type="float">
            <text:p>2,42899990081787</text:p>
          </table:table-cell>
          <table:table-cell office:value-type="float" office:value="12980" calcext:value-type="float">
            <text:p>12980</text:p>
          </table:table-cell>
          <table:table-cell office:value-type="float" office:value="22451" calcext:value-type="float">
            <text:p>22451</text:p>
          </table:table-cell>
          <table:table-cell office:value-type="float" office:value="4.02900004386902" calcext:value-type="float">
            <text:p>4,02900004386902</text:p>
          </table:table-cell>
          <table:table-cell office:value-type="float" office:value="112.398999929428" calcext:value-type="float">
            <text:p>112,398999929428</text:p>
          </table:table-cell>
          <table:table-cell table:formula="of:=[.U97]-([.T97]+[.H9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7000017166138" calcext:value-type="float">
            <text:p>0,207000017166138</text:p>
          </table:table-cell>
          <table:table-cell office:value-type="float" office:value="107" calcext:value-type="float">
            <text:p>107</text:p>
          </table:table-cell>
          <table:table-cell office:value-type="float" office:value="2.73699998855591" calcext:value-type="float">
            <text:p>2,73699998855591</text:p>
          </table:table-cell>
          <table:table-cell office:value-type="float" office:value="6355" calcext:value-type="float">
            <text:p>6355</text:p>
          </table:table-cell>
          <table:table-cell office:value-type="float" office:value="1.07800006866455" calcext:value-type="float">
            <text:p>1,07800006866455</text:p>
          </table:table-cell>
          <table:table-cell office:value-type="float" office:value="4.0220000743866" calcext:value-type="float">
            <text:p>4,0220000743866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89999985694885" calcext:value-type="float">
            <text:p>1,89999985694885</text:p>
          </table:table-cell>
          <table:table-cell office:value-type="float" office:value="114732" calcext:value-type="float">
            <text:p>114732</text:p>
          </table:table-cell>
          <table:table-cell office:value-type="float" office:value="197.356000185013" calcext:value-type="float">
            <text:p>197,356000185013</text:p>
          </table:table-cell>
          <table:table-cell office:value-type="float" office:value="15978" calcext:value-type="float">
            <text:p>15978</text:p>
          </table:table-cell>
          <table:table-cell office:value-type="float" office:value="35.0979998111725" calcext:value-type="float">
            <text:p>35,0979998111725</text:p>
          </table:table-cell>
          <table:table-cell office:value-type="float" office:value="237.034999847412" calcext:value-type="float">
            <text:p>237,034999847412</text:p>
          </table:table-cell>
          <table:table-cell office:value-type="float" office:value="37116" calcext:value-type="float">
            <text:p>37116</text:p>
          </table:table-cell>
          <table:table-cell office:value-type="float" office:value="2.48399996757507" calcext:value-type="float">
            <text:p>2,48399996757507</text:p>
          </table:table-cell>
          <table:table-cell office:value-type="float" office:value="9789" calcext:value-type="float">
            <text:p>9789</text:p>
          </table:table-cell>
          <table:table-cell office:value-type="float" office:value="16144" calcext:value-type="float">
            <text:p>16144</text:p>
          </table:table-cell>
          <table:table-cell office:value-type="float" office:value="0.730999946594238" calcext:value-type="float">
            <text:p>0,730999946594238</text:p>
          </table:table-cell>
          <table:table-cell office:value-type="float" office:value="121.802999973297" calcext:value-type="float">
            <text:p>121,802999973297</text:p>
          </table:table-cell>
          <table:table-cell table:formula="of:=[.U98]-([.T98]+[.H9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17000007629395" calcext:value-type="float">
            <text:p>0,217000007629395</text:p>
          </table:table-cell>
          <table:table-cell office:value-type="float" office:value="1" calcext:value-type="float">
            <text:p>1</text:p>
          </table:table-cell>
          <table:table-cell office:value-type="float" office:value="2.57099986076355" calcext:value-type="float">
            <text:p>2,57099986076355</text:p>
          </table:table-cell>
          <table:table-cell office:value-type="float" office:value="6174" calcext:value-type="float">
            <text:p>6174</text:p>
          </table:table-cell>
          <table:table-cell office:value-type="float" office:value="0.593000173568726" calcext:value-type="float">
            <text:p>0,593000173568726</text:p>
          </table:table-cell>
          <table:table-cell office:value-type="float" office:value="3.38100004196167" calcext:value-type="float">
            <text:p>3,38100004196167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3799996376038" calcext:value-type="float">
            <text:p>1,93799996376038</text:p>
          </table:table-cell>
          <table:table-cell office:value-type="float" office:value="113547" calcext:value-type="float">
            <text:p>113547</text:p>
          </table:table-cell>
          <table:table-cell office:value-type="float" office:value="196.956000089645" calcext:value-type="float">
            <text:p>196,956000089645</text:p>
          </table:table-cell>
          <table:table-cell office:value-type="float" office:value="15552" calcext:value-type="float">
            <text:p>15552</text:p>
          </table:table-cell>
          <table:table-cell office:value-type="float" office:value="1.47300004959106" calcext:value-type="float">
            <text:p>1,47300004959106</text:p>
          </table:table-cell>
          <table:table-cell office:value-type="float" office:value="202.880000114441" calcext:value-type="float">
            <text:p>202,880000114441</text:p>
          </table:table-cell>
          <table:table-cell office:value-type="float" office:value="37116" calcext:value-type="float">
            <text:p>37116</text:p>
          </table:table-cell>
          <table:table-cell office:value-type="float" office:value="2.17000007629395" calcext:value-type="float">
            <text:p>2,17000007629395</text:p>
          </table:table-cell>
          <table:table-cell office:value-type="float" office:value="9528" calcext:value-type="float">
            <text:p>9528</text:p>
          </table:table-cell>
          <table:table-cell office:value-type="float" office:value="15702" calcext:value-type="float">
            <text:p>15702</text:p>
          </table:table-cell>
          <table:table-cell office:value-type="float" office:value="0.287999868392944" calcext:value-type="float">
            <text:p>0,287999868392944</text:p>
          </table:table-cell>
          <table:table-cell office:value-type="float" office:value="106.080999851227" calcext:value-type="float">
            <text:p>106,080999851227</text:p>
          </table:table-cell>
          <table:table-cell table:formula="of:=[.U99]-([.T99]+[.H9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00999975204468" calcext:value-type="float">
            <text:p>0,200999975204468</text:p>
          </table:table-cell>
          <table:table-cell office:value-type="float" office:value="1" calcext:value-type="float">
            <text:p>1</text:p>
          </table:table-cell>
          <table:table-cell office:value-type="float" office:value="2.49400019645691" calcext:value-type="float">
            <text:p>2,49400019645691</text:p>
          </table:table-cell>
          <table:table-cell office:value-type="float" office:value="5684" calcext:value-type="float">
            <text:p>5684</text:p>
          </table:table-cell>
          <table:table-cell office:value-type="float" office:value="0.563999891281128" calcext:value-type="float">
            <text:p>0,563999891281128</text:p>
          </table:table-cell>
          <table:table-cell office:value-type="float" office:value="3.2590000629425" calcext:value-type="float">
            <text:p>3,2590000629425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86899995803833" calcext:value-type="float">
            <text:p>1,86899995803833</text:p>
          </table:table-cell>
          <table:table-cell office:value-type="float" office:value="113183" calcext:value-type="float">
            <text:p>113183</text:p>
          </table:table-cell>
          <table:table-cell office:value-type="float" office:value="198.933000087738" calcext:value-type="float">
            <text:p>198,933000087738</text:p>
          </table:table-cell>
          <table:table-cell office:value-type="float" office:value="14576" calcext:value-type="float">
            <text:p>14576</text:p>
          </table:table-cell>
          <table:table-cell office:value-type="float" office:value="1.54299998283386" calcext:value-type="float">
            <text:p>1,54299998283386</text:p>
          </table:table-cell>
          <table:table-cell office:value-type="float" office:value="204.8109998703" calcext:value-type="float">
            <text:p>204,8109998703</text:p>
          </table:table-cell>
          <table:table-cell office:value-type="float" office:value="37116" calcext:value-type="float">
            <text:p>37116</text:p>
          </table:table-cell>
          <table:table-cell office:value-type="float" office:value="2.10399985313416" calcext:value-type="float">
            <text:p>2,10399985313416</text:p>
          </table:table-cell>
          <table:table-cell office:value-type="float" office:value="9004" calcext:value-type="float">
            <text:p>9004</text:p>
          </table:table-cell>
          <table:table-cell office:value-type="float" office:value="14688" calcext:value-type="float">
            <text:p>14688</text:p>
          </table:table-cell>
          <table:table-cell office:value-type="float" office:value="0.306999921798706" calcext:value-type="float">
            <text:p>0,306999921798706</text:p>
          </table:table-cell>
          <table:table-cell office:value-type="float" office:value="106.766000032425" calcext:value-type="float">
            <text:p>106,766000032425</text:p>
          </table:table-cell>
          <table:table-cell table:formula="of:=[.U100]-([.T100]+[.H10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89000129699707" calcext:value-type="float">
            <text:p>0,189000129699707</text:p>
          </table:table-cell>
          <table:table-cell office:value-type="float" office:value="1" calcext:value-type="float">
            <text:p>1</text:p>
          </table:table-cell>
          <table:table-cell office:value-type="float" office:value="2.49199986457825" calcext:value-type="float">
            <text:p>2,49199986457825</text:p>
          </table:table-cell>
          <table:table-cell office:value-type="float" office:value="4664" calcext:value-type="float">
            <text:p>4664</text:p>
          </table:table-cell>
          <table:table-cell office:value-type="float" office:value="0.703999996185303" calcext:value-type="float">
            <text:p>0,703999996185303</text:p>
          </table:table-cell>
          <table:table-cell office:value-type="float" office:value="3.38499999046326" calcext:value-type="float">
            <text:p>3,38499999046326</text:p>
          </table:table-cell>
          <table:table-cell office:value-type="float" office:value="112794" calcext:value-type="float">
            <text:p>112794</text:p>
          </table:table-cell>
          <table:table-cell office:value-type="float" office:value="1.96600008010864" calcext:value-type="float">
            <text:p>1,96600008010864</text:p>
          </table:table-cell>
          <table:table-cell office:value-type="float" office:value="113030" calcext:value-type="float">
            <text:p>113030</text:p>
          </table:table-cell>
          <table:table-cell office:value-type="float" office:value="196.618999958038" calcext:value-type="float">
            <text:p>196,618999958038</text:p>
          </table:table-cell>
          <table:table-cell office:value-type="float" office:value="12202" calcext:value-type="float">
            <text:p>12202</text:p>
          </table:table-cell>
          <table:table-cell office:value-type="float" office:value="1.23099994659424" calcext:value-type="float">
            <text:p>1,23099994659424</text:p>
          </table:table-cell>
          <table:table-cell office:value-type="float" office:value="202.430999994278" calcext:value-type="float">
            <text:p>202,430999994278</text:p>
          </table:table-cell>
          <table:table-cell office:value-type="float" office:value="37116" calcext:value-type="float">
            <text:p>37116</text:p>
          </table:table-cell>
          <table:table-cell office:value-type="float" office:value="2.08999991416931" calcext:value-type="float">
            <text:p>2,08999991416931</text:p>
          </table:table-cell>
          <table:table-cell office:value-type="float" office:value="7628" calcext:value-type="float">
            <text:p>7628</text:p>
          </table:table-cell>
          <table:table-cell office:value-type="float" office:value="12292" calcext:value-type="float">
            <text:p>12292</text:p>
          </table:table-cell>
          <table:table-cell office:value-type="float" office:value="0.313999891281128" calcext:value-type="float">
            <text:p>0,313999891281128</text:p>
          </table:table-cell>
          <table:table-cell office:value-type="float" office:value="112.612999916077" calcext:value-type="float">
            <text:p>112,612999916077</text:p>
          </table:table-cell>
          <table:table-cell table:formula="of:=[.U101]-([.T101]+[.H10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3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241000175476074" calcext:value-type="float">
            <text:p>0,241000175476074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4.71999979019165" calcext:value-type="float">
            <text:p>4,71999979019165</text:p>
          </table:table-cell>
          <table:table-cell table:style-name="Default" office:value-type="float" office:value="3498" calcext:value-type="float">
            <text:p>3498</text:p>
          </table:table-cell>
          <table:table-cell table:style-name="Default" office:value-type="float" office:value="4.40100002288818" calcext:value-type="float">
            <text:p>4,40100002288818</text:p>
          </table:table-cell>
          <table:table-cell table:style-name="Default" office:value-type="float" office:value="9.36199998855591" calcext:value-type="float">
            <text:p>9,36199998855591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3.12599992752075" calcext:value-type="float">
            <text:p>3,12599992752075</text:p>
          </table:table-cell>
          <table:table-cell table:style-name="Default" office:value-type="float" office:value="113626" calcext:value-type="float">
            <text:p>113626</text:p>
          </table:table-cell>
          <table:table-cell table:style-name="Default" office:value-type="float" office:value="273.163000106812" calcext:value-type="float">
            <text:p>273,163000106812</text:p>
          </table:table-cell>
          <table:table-cell table:style-name="Default" office:value-type="float" office:value="9413" calcext:value-type="float">
            <text:p>9413</text:p>
          </table:table-cell>
          <table:table-cell table:style-name="Default" office:value-type="float" office:value="43.0369999408722" calcext:value-type="float">
            <text:p>43,0369999408722</text:p>
          </table:table-cell>
          <table:table-cell table:style-name="Default" office:value-type="float" office:value="323.566999912262" calcext:value-type="float">
            <text:p>323,566999912262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3.07699990272522" calcext:value-type="float">
            <text:p>3,07699990272522</text:p>
          </table:table-cell>
          <table:table-cell table:style-name="Default" office:value-type="float" office:value="5969" calcext:value-type="float">
            <text:p>5969</text:p>
          </table:table-cell>
          <table:table-cell table:style-name="Default" office:value-type="float" office:value="9469" calcext:value-type="float">
            <text:p>9469</text:p>
          </table:table-cell>
          <table:table-cell table:style-name="Default" office:value-type="float" office:value="2.93399977684021" calcext:value-type="float">
            <text:p>2,93399977684021</text:p>
          </table:table-cell>
          <table:table-cell table:style-name="Default" office:value-type="float" office:value="156.329999923706" calcext:value-type="float">
            <text:p>156,329999923706</text:p>
          </table:table-cell>
          <table:table-cell table:formula="of:=[.U102]-([.T102]+[.H102]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20799994468689" calcext:value-type="float">
            <text:p>0,20799994468689</text:p>
          </table:table-cell>
          <table:table-cell office:value-type="float" office:value="195" calcext:value-type="float">
            <text:p>195</text:p>
          </table:table-cell>
          <table:table-cell office:value-type="float" office:value="4.55599999427795" calcext:value-type="float">
            <text:p>4,55599999427795</text:p>
          </table:table-cell>
          <table:table-cell office:value-type="float" office:value="0" calcext:value-type="float">
            <text:p>0</text:p>
          </table:table-cell>
          <table:table-cell office:value-type="float" office:value="0.571000099182129" calcext:value-type="float">
            <text:p>0,571000099182129</text:p>
          </table:table-cell>
          <table:table-cell office:value-type="float" office:value="5.33599996566772" calcext:value-type="float">
            <text:p>5,33599996566772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81700015068054" calcext:value-type="float">
            <text:p>2,81700015068054</text:p>
          </table:table-cell>
          <table:table-cell office:value-type="float" office:value="128643" calcext:value-type="float">
            <text:p>128643</text:p>
          </table:table-cell>
          <table:table-cell office:value-type="float" office:value="269.948999881744" calcext:value-type="float">
            <text:p>269,948999881744</text:p>
          </table:table-cell>
          <table:table-cell office:value-type="float" office:value="0" calcext:value-type="float">
            <text:p>0</text:p>
          </table:table-cell>
          <table:table-cell office:value-type="float" office:value="19.0859999656677" calcext:value-type="float">
            <text:p>19,0859999656677</text:p>
          </table:table-cell>
          <table:table-cell office:value-type="float" office:value="295.674000024796" calcext:value-type="float">
            <text:p>295,674000024796</text:p>
          </table:table-cell>
          <table:table-cell office:value-type="float" office:value="37186" calcext:value-type="float">
            <text:p>37186</text:p>
          </table:table-cell>
          <table:table-cell office:value-type="float" office:value="2.91899991035461" calcext:value-type="float">
            <text:p>2,91899991035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2899990081787" calcext:value-type="float">
            <text:p>3,92899990081787</text:p>
          </table:table-cell>
          <table:table-cell office:value-type="float" office:value="188.403000116348" calcext:value-type="float">
            <text:p>188,403000116348</text:p>
          </table:table-cell>
          <table:table-cell table:formula="of:=[.U103]-([.T103]+[.H10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190999984741211" calcext:value-type="float">
            <text:p>0,190999984741211</text:p>
          </table:table-cell>
          <table:table-cell office:value-type="float" office:value="66" calcext:value-type="float">
            <text:p>66</text:p>
          </table:table-cell>
          <table:table-cell office:value-type="float" office:value="3.78600001335144" calcext:value-type="float">
            <text:p>3,78600001335144</text:p>
          </table:table-cell>
          <table:table-cell office:value-type="float" office:value="0" calcext:value-type="float">
            <text:p>0</text:p>
          </table:table-cell>
          <table:table-cell office:value-type="float" office:value="0.312999963760376" calcext:value-type="float">
            <text:p>0,312999963760376</text:p>
          </table:table-cell>
          <table:table-cell office:value-type="float" office:value="4.28999996185303" calcext:value-type="float">
            <text:p>4,28999996185303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57500004768372" calcext:value-type="float">
            <text:p>2,57500004768372</text:p>
          </table:table-cell>
          <table:table-cell office:value-type="float" office:value="120461" calcext:value-type="float">
            <text:p>120461</text:p>
          </table:table-cell>
          <table:table-cell office:value-type="float" office:value="268.526000022888" calcext:value-type="float">
            <text:p>268,526000022888</text:p>
          </table:table-cell>
          <table:table-cell office:value-type="float" office:value="0" calcext:value-type="float">
            <text:p>0</text:p>
          </table:table-cell>
          <table:table-cell office:value-type="float" office:value="7.21499991416931" calcext:value-type="float">
            <text:p>7,21499991416931</text:p>
          </table:table-cell>
          <table:table-cell office:value-type="float" office:value="281.661000013351" calcext:value-type="float">
            <text:p>281,661000013351</text:p>
          </table:table-cell>
          <table:table-cell office:value-type="float" office:value="37186" calcext:value-type="float">
            <text:p>37186</text:p>
          </table:table-cell>
          <table:table-cell office:value-type="float" office:value="4.17900013923645" calcext:value-type="float">
            <text:p>4,17900013923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4000053405762" calcext:value-type="float">
            <text:p>0,894000053405762</text:p>
          </table:table-cell>
          <table:table-cell office:value-type="float" office:value="193.918999910355" calcext:value-type="float">
            <text:p>193,918999910355</text:p>
          </table:table-cell>
          <table:table-cell table:formula="of:=[.U104]-([.T104]+[.H10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319000005722046" calcext:value-type="float">
            <text:p>0,319000005722046</text:p>
          </table:table-cell>
          <table:table-cell office:value-type="float" office:value="101" calcext:value-type="float">
            <text:p>101</text:p>
          </table:table-cell>
          <table:table-cell office:value-type="float" office:value="3.57399988174438" calcext:value-type="float">
            <text:p>3,57399988174438</text:p>
          </table:table-cell>
          <table:table-cell office:value-type="float" office:value="1508" calcext:value-type="float">
            <text:p>1508</text:p>
          </table:table-cell>
          <table:table-cell office:value-type="float" office:value="0.305999994277954" calcext:value-type="float">
            <text:p>0,305999994277954</text:p>
          </table:table-cell>
          <table:table-cell office:value-type="float" office:value="4.19899988174439" calcext:value-type="float">
            <text:p>4,19899988174439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48399996757507" calcext:value-type="float">
            <text:p>2,48399996757507</text:p>
          </table:table-cell>
          <table:table-cell office:value-type="float" office:value="116640" calcext:value-type="float">
            <text:p>116640</text:p>
          </table:table-cell>
          <table:table-cell office:value-type="float" office:value="267.901999950409" calcext:value-type="float">
            <text:p>267,901999950409</text:p>
          </table:table-cell>
          <table:table-cell office:value-type="float" office:value="4449" calcext:value-type="float">
            <text:p>4449</text:p>
          </table:table-cell>
          <table:table-cell office:value-type="float" office:value="9.97000002861023" calcext:value-type="float">
            <text:p>9,97000002861023</text:p>
          </table:table-cell>
          <table:table-cell office:value-type="float" office:value="284.319000005722" calcext:value-type="float">
            <text:p>284,319000005722</text:p>
          </table:table-cell>
          <table:table-cell office:value-type="float" office:value="37186" calcext:value-type="float">
            <text:p>37186</text:p>
          </table:table-cell>
          <table:table-cell office:value-type="float" office:value="3.09899997711182" calcext:value-type="float">
            <text:p>3,09899997711182</text:p>
          </table:table-cell>
          <table:table-cell office:value-type="float" office:value="2950" calcext:value-type="float">
            <text:p>2950</text:p>
          </table:table-cell>
          <table:table-cell office:value-type="float" office:value="4458" calcext:value-type="float">
            <text:p>4458</text:p>
          </table:table-cell>
          <table:table-cell office:value-type="float" office:value="0.516999959945679" calcext:value-type="float">
            <text:p>0,516999959945679</text:p>
          </table:table-cell>
          <table:table-cell office:value-type="float" office:value="166.873999834061" calcext:value-type="float">
            <text:p>166,873999834061</text:p>
          </table:table-cell>
          <table:table-cell table:formula="of:=[.U105]-([.T105]+[.H10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319999933242798" calcext:value-type="float">
            <text:p>0,319999933242798</text:p>
          </table:table-cell>
          <table:table-cell office:value-type="float" office:value="38" calcext:value-type="float">
            <text:p>38</text:p>
          </table:table-cell>
          <table:table-cell office:value-type="float" office:value="3.58100008964539" calcext:value-type="float">
            <text:p>3,58100008964539</text:p>
          </table:table-cell>
          <table:table-cell office:value-type="float" office:value="2967" calcext:value-type="float">
            <text:p>2967</text:p>
          </table:table-cell>
          <table:table-cell office:value-type="float" office:value="0.319000005722046" calcext:value-type="float">
            <text:p>0,319000005722046</text:p>
          </table:table-cell>
          <table:table-cell office:value-type="float" office:value="4.22000002861023" calcext:value-type="float">
            <text:p>4,22000002861023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53400015830994" calcext:value-type="float">
            <text:p>2,53400015830994</text:p>
          </table:table-cell>
          <table:table-cell office:value-type="float" office:value="114492" calcext:value-type="float">
            <text:p>114492</text:p>
          </table:table-cell>
          <table:table-cell office:value-type="float" office:value="262.134000062942" calcext:value-type="float">
            <text:p>262,134000062942</text:p>
          </table:table-cell>
          <table:table-cell office:value-type="float" office:value="8289" calcext:value-type="float">
            <text:p>8289</text:p>
          </table:table-cell>
          <table:table-cell office:value-type="float" office:value="4.97000002861023" calcext:value-type="float">
            <text:p>4,97000002861023</text:p>
          </table:table-cell>
          <table:table-cell office:value-type="float" office:value="273.281000137329" calcext:value-type="float">
            <text:p>273,281000137329</text:p>
          </table:table-cell>
          <table:table-cell office:value-type="float" office:value="37186" calcext:value-type="float">
            <text:p>37186</text:p>
          </table:table-cell>
          <table:table-cell office:value-type="float" office:value="4.95700001716614" calcext:value-type="float">
            <text:p>4,95700001716614</text:p>
          </table:table-cell>
          <table:table-cell office:value-type="float" office:value="5363" calcext:value-type="float">
            <text:p>5363</text:p>
          </table:table-cell>
          <table:table-cell office:value-type="float" office:value="8330" calcext:value-type="float">
            <text:p>8330</text:p>
          </table:table-cell>
          <table:table-cell office:value-type="float" office:value="0.151999950408936" calcext:value-type="float">
            <text:p>0,151999950408936</text:p>
          </table:table-cell>
          <table:table-cell office:value-type="float" office:value="164.565999984741" calcext:value-type="float">
            <text:p>164,565999984741</text:p>
          </table:table-cell>
          <table:table-cell table:formula="of:=[.U106]-([.T106]+[.H10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1000_prob_0.3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332000017166138" calcext:value-type="float">
            <text:p>0,33200001716613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.15799999237061" calcext:value-type="float">
            <text:p>4,15799999237061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1.19700002670288" calcext:value-type="float">
            <text:p>1,19700002670288</text:p>
          </table:table-cell>
          <table:table-cell table:style-name="Default" office:value-type="float" office:value="5.68700003623962" calcext:value-type="float">
            <text:p>5,68700003623962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68899989128113" calcext:value-type="float">
            <text:p>2,68899989128113</text:p>
          </table:table-cell>
          <table:table-cell table:style-name="Default" office:value-type="float" office:value="114223" calcext:value-type="float">
            <text:p>114223</text:p>
          </table:table-cell>
          <table:table-cell table:style-name="Default" office:value-type="float" office:value="250.736000061035" calcext:value-type="float">
            <text:p>250,736000061035</text:p>
          </table:table-cell>
          <table:table-cell table:style-name="Default" office:value-type="float" office:value="979" calcext:value-type="float">
            <text:p>979</text:p>
          </table:table-cell>
          <table:table-cell table:style-name="Default" office:value-type="float" office:value="7.6639997959137" calcext:value-type="float">
            <text:p>7,6639997959137</text:p>
          </table:table-cell>
          <table:table-cell table:style-name="Default" office:value-type="float" office:value="264.561999797821" calcext:value-type="float">
            <text:p>264,561999797821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59899997711182" calcext:value-type="float">
            <text:p>2,59899997711182</text:p>
          </table:table-cell>
          <table:table-cell table:style-name="Default" office:value-type="float" office:value="677" calcext:value-type="float">
            <text:p>677</text:p>
          </table:table-cell>
          <table:table-cell table:style-name="Default" office:value-type="float" office:value="979" calcext:value-type="float">
            <text:p>979</text:p>
          </table:table-cell>
          <table:table-cell table:style-name="Default" office:value-type="float" office:value="0.986000061035156" calcext:value-type="float">
            <text:p>0,986000061035156</text:p>
          </table:table-cell>
          <table:table-cell table:style-name="Default" office:value-type="float" office:value="175.453000068665" calcext:value-type="float">
            <text:p>175,453000068665</text:p>
          </table:table-cell>
          <table:table-cell table:formula="of:=[.U107]-([.T107]+[.H10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167999982833862" calcext:value-type="float">
            <text:p>0,167999982833862</text:p>
          </table:table-cell>
          <table:table-cell office:value-type="float" office:value="3" calcext:value-type="float">
            <text:p>3</text:p>
          </table:table-cell>
          <table:table-cell office:value-type="float" office:value="3.80800008773804" calcext:value-type="float">
            <text:p>3,80800008773804</text:p>
          </table:table-cell>
          <table:table-cell office:value-type="float" office:value="5623" calcext:value-type="float">
            <text:p>5623</text:p>
          </table:table-cell>
          <table:table-cell office:value-type="float" office:value="1.15100002288818" calcext:value-type="float">
            <text:p>1,15100002288818</text:p>
          </table:table-cell>
          <table:table-cell office:value-type="float" office:value="5.12700009346008" calcext:value-type="float">
            <text:p>5,12700009346008</text:p>
          </table:table-cell>
          <table:table-cell office:value-type="float" office:value="112904" calcext:value-type="float">
            <text:p>112904</text:p>
          </table:table-cell>
          <table:table-cell office:value-type="float" office:value="4.27999997138977" calcext:value-type="float">
            <text:p>4,27999997138977</text:p>
          </table:table-cell>
          <table:table-cell office:value-type="float" office:value="113351" calcext:value-type="float">
            <text:p>113351</text:p>
          </table:table-cell>
          <table:table-cell office:value-type="float" office:value="250.251999855042" calcext:value-type="float">
            <text:p>250,251999855042</text:p>
          </table:table-cell>
          <table:table-cell office:value-type="float" office:value="14526" calcext:value-type="float">
            <text:p>14526</text:p>
          </table:table-cell>
          <table:table-cell office:value-type="float" office:value="3.17000007629395" calcext:value-type="float">
            <text:p>3,17000007629395</text:p>
          </table:table-cell>
          <table:table-cell office:value-type="float" office:value="262.190999984741" calcext:value-type="float">
            <text:p>262,190999984741</text:p>
          </table:table-cell>
          <table:table-cell office:value-type="float" office:value="37186" calcext:value-type="float">
            <text:p>37186</text:p>
          </table:table-cell>
          <table:table-cell office:value-type="float" office:value="2.50999999046326" calcext:value-type="float">
            <text:p>2,50999999046326</text:p>
          </table:table-cell>
          <table:table-cell office:value-type="float" office:value="9031" calcext:value-type="float">
            <text:p>9031</text:p>
          </table:table-cell>
          <table:table-cell office:value-type="float" office:value="14654" calcext:value-type="float">
            <text:p>14654</text:p>
          </table:table-cell>
          <table:table-cell office:value-type="float" office:value="0.459999799728394" calcext:value-type="float">
            <text:p>0,459999799728394</text:p>
          </table:table-cell>
          <table:table-cell office:value-type="float" office:value="138.118999958038" calcext:value-type="float">
            <text:p>138,118999958038</text:p>
          </table:table-cell>
          <table:table-cell table:formula="of:=[.U108]-([.T108]+[.H10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384999990463257" calcext:value-type="float">
            <text:p>0,384999990463257</text:p>
          </table:table-cell>
          <table:table-cell office:value-type="float" office:value="10" calcext:value-type="float">
            <text:p>10</text:p>
          </table:table-cell>
          <table:table-cell office:value-type="float" office:value="4.76600003242493" calcext:value-type="float">
            <text:p>4,76600003242493</text:p>
          </table:table-cell>
          <table:table-cell office:value-type="float" office:value="951" calcext:value-type="float">
            <text:p>951</text:p>
          </table:table-cell>
          <table:table-cell office:value-type="float" office:value="1.82799983024597" calcext:value-type="float">
            <text:p>1,82799983024597</text:p>
          </table:table-cell>
          <table:table-cell office:value-type="float" office:value="6.97899985313416" calcext:value-type="float">
            <text:p>6,97899985313416</text:p>
          </table:table-cell>
          <table:table-cell office:value-type="float" office:value="112904" calcext:value-type="float">
            <text:p>112904</text:p>
          </table:table-cell>
          <table:table-cell office:value-type="float" office:value="3.77600002288818" calcext:value-type="float">
            <text:p>3,77600002288818</text:p>
          </table:table-cell>
          <table:table-cell office:value-type="float" office:value="113210" calcext:value-type="float">
            <text:p>113210</text:p>
          </table:table-cell>
          <table:table-cell office:value-type="float" office:value="243.845999956131" calcext:value-type="float">
            <text:p>243,845999956131</text:p>
          </table:table-cell>
          <table:table-cell office:value-type="float" office:value="2945" calcext:value-type="float">
            <text:p>2945</text:p>
          </table:table-cell>
          <table:table-cell office:value-type="float" office:value="7.46000003814697" calcext:value-type="float">
            <text:p>7,46000003814697</text:p>
          </table:table-cell>
          <table:table-cell office:value-type="float" office:value="259.803999900818" calcext:value-type="float">
            <text:p>259,803999900818</text:p>
          </table:table-cell>
          <table:table-cell office:value-type="float" office:value="37186" calcext:value-type="float">
            <text:p>37186</text:p>
          </table:table-cell>
          <table:table-cell office:value-type="float" office:value="3.88199996948242" calcext:value-type="float">
            <text:p>3,88199996948242</text:p>
          </table:table-cell>
          <table:table-cell office:value-type="float" office:value="1996" calcext:value-type="float">
            <text:p>1996</text:p>
          </table:table-cell>
          <table:table-cell office:value-type="float" office:value="2947" calcext:value-type="float">
            <text:p>2947</text:p>
          </table:table-cell>
          <table:table-cell office:value-type="float" office:value="0.489000082015991" calcext:value-type="float">
            <text:p>0,489000082015991</text:p>
          </table:table-cell>
          <table:table-cell office:value-type="float" office:value="171.262000083923" calcext:value-type="float">
            <text:p>171,262000083923</text:p>
          </table:table-cell>
          <table:table-cell table:formula="of:=[.U109]-([.T109]+[.H10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154999971389771" calcext:value-type="float">
            <text:p>0,154999971389771</text:p>
          </table:table-cell>
          <table:table-cell office:value-type="float" office:value="10" calcext:value-type="float">
            <text:p>10</text:p>
          </table:table-cell>
          <table:table-cell office:value-type="float" office:value="3.05699992179871" calcext:value-type="float">
            <text:p>3,05699992179871</text:p>
          </table:table-cell>
          <table:table-cell office:value-type="float" office:value="1067" calcext:value-type="float">
            <text:p>1067</text:p>
          </table:table-cell>
          <table:table-cell office:value-type="float" office:value="0.816999912261963" calcext:value-type="float">
            <text:p>0,816999912261963</text:p>
          </table:table-cell>
          <table:table-cell office:value-type="float" office:value="4.02899980545044" calcext:value-type="float">
            <text:p>4,02899980545044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15000009536743" calcext:value-type="float">
            <text:p>2,15000009536743</text:p>
          </table:table-cell>
          <table:table-cell office:value-type="float" office:value="113087" calcext:value-type="float">
            <text:p>113087</text:p>
          </table:table-cell>
          <table:table-cell office:value-type="float" office:value="230.566999912262" calcext:value-type="float">
            <text:p>230,566999912262</text:p>
          </table:table-cell>
          <table:table-cell office:value-type="float" office:value="3193" calcext:value-type="float">
            <text:p>3193</text:p>
          </table:table-cell>
          <table:table-cell office:value-type="float" office:value="6.98200011253357" calcext:value-type="float">
            <text:p>6,98200011253357</text:p>
          </table:table-cell>
          <table:table-cell office:value-type="float" office:value="242.97400021553" calcext:value-type="float">
            <text:p>242,97400021553</text:p>
          </table:table-cell>
          <table:table-cell office:value-type="float" office:value="37186" calcext:value-type="float">
            <text:p>37186</text:p>
          </table:table-cell>
          <table:table-cell office:value-type="float" office:value="2.41799998283386" calcext:value-type="float">
            <text:p>2,41799998283386</text:p>
          </table:table-cell>
          <table:table-cell office:value-type="float" office:value="2134" calcext:value-type="float">
            <text:p>2134</text:p>
          </table:table-cell>
          <table:table-cell office:value-type="float" office:value="3201" calcext:value-type="float">
            <text:p>3201</text:p>
          </table:table-cell>
          <table:table-cell office:value-type="float" office:value="0.458999872207642" calcext:value-type="float">
            <text:p>0,458999872207642</text:p>
          </table:table-cell>
          <table:table-cell office:value-type="float" office:value="159.490999937057" calcext:value-type="float">
            <text:p>159,490999937057</text:p>
          </table:table-cell>
          <table:table-cell table:formula="of:=[.U110]-([.T110]+[.H1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312000036239624" calcext:value-type="float">
            <text:p>0,312000036239624</text:p>
          </table:table-cell>
          <table:table-cell office:value-type="float" office:value="37" calcext:value-type="float">
            <text:p>37</text:p>
          </table:table-cell>
          <table:table-cell office:value-type="float" office:value="4.23899984359741" calcext:value-type="float">
            <text:p>4,23899984359741</text:p>
          </table:table-cell>
          <table:table-cell office:value-type="float" office:value="1201" calcext:value-type="float">
            <text:p>1201</text:p>
          </table:table-cell>
          <table:table-cell office:value-type="float" office:value="0.384000062942505" calcext:value-type="float">
            <text:p>0,384000062942505</text:p>
          </table:table-cell>
          <table:table-cell office:value-type="float" office:value="4.93499994277954" calcext:value-type="float">
            <text:p>4,93499994277954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46600008010864" calcext:value-type="float">
            <text:p>2,46600008010864</text:p>
          </table:table-cell>
          <table:table-cell office:value-type="float" office:value="118300" calcext:value-type="float">
            <text:p>118300</text:p>
          </table:table-cell>
          <table:table-cell office:value-type="float" office:value="237.71599984169" calcext:value-type="float">
            <text:p>237,71599984169</text:p>
          </table:table-cell>
          <table:table-cell office:value-type="float" office:value="3567" calcext:value-type="float">
            <text:p>3567</text:p>
          </table:table-cell>
          <table:table-cell office:value-type="float" office:value="7.22099995613098" calcext:value-type="float">
            <text:p>7,22099995613098</text:p>
          </table:table-cell>
          <table:table-cell office:value-type="float" office:value="250.789999961853" calcext:value-type="float">
            <text:p>250,789999961853</text:p>
          </table:table-cell>
          <table:table-cell office:value-type="float" office:value="37186" calcext:value-type="float">
            <text:p>37186</text:p>
          </table:table-cell>
          <table:table-cell office:value-type="float" office:value="2.62199997901916" calcext:value-type="float">
            <text:p>2,62199997901916</text:p>
          </table:table-cell>
          <table:table-cell office:value-type="float" office:value="2378" calcext:value-type="float">
            <text:p>2378</text:p>
          </table:table-cell>
          <table:table-cell office:value-type="float" office:value="3579" calcext:value-type="float">
            <text:p>3579</text:p>
          </table:table-cell>
          <table:table-cell office:value-type="float" office:value="0.743000030517578" calcext:value-type="float">
            <text:p>0,743000030517578</text:p>
          </table:table-cell>
          <table:table-cell office:value-type="float" office:value="163.468999862671" calcext:value-type="float">
            <text:p>163,468999862671</text:p>
          </table:table-cell>
          <table:table-cell table:formula="of:=[.U111]-([.T111]+[.H1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286999940872192" calcext:value-type="float">
            <text:p>0,286999940872192</text:p>
          </table:table-cell>
          <table:table-cell office:value-type="float" office:value="22" calcext:value-type="float">
            <text:p>22</text:p>
          </table:table-cell>
          <table:table-cell office:value-type="float" office:value="4.73900008201599" calcext:value-type="float">
            <text:p>4,73900008201599</text:p>
          </table:table-cell>
          <table:table-cell office:value-type="float" office:value="0" calcext:value-type="float">
            <text:p>0</text:p>
          </table:table-cell>
          <table:table-cell office:value-type="float" office:value="0.370999813079834" calcext:value-type="float">
            <text:p>0,370999813079834</text:p>
          </table:table-cell>
          <table:table-cell office:value-type="float" office:value="5.39699983596802" calcext:value-type="float">
            <text:p>5,39699983596802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72399997711182" calcext:value-type="float">
            <text:p>2,72399997711182</text:p>
          </table:table-cell>
          <table:table-cell office:value-type="float" office:value="115797" calcext:value-type="float">
            <text:p>115797</text:p>
          </table:table-cell>
          <table:table-cell office:value-type="float" office:value="248.68799996376" calcext:value-type="float">
            <text:p>248,68799996376</text:p>
          </table:table-cell>
          <table:table-cell office:value-type="float" office:value="0" calcext:value-type="float">
            <text:p>0</text:p>
          </table:table-cell>
          <table:table-cell office:value-type="float" office:value="8.33500003814697" calcext:value-type="float">
            <text:p>8,33500003814697</text:p>
          </table:table-cell>
          <table:table-cell office:value-type="float" office:value="263.6890001297" calcext:value-type="float">
            <text:p>263,6890001297</text:p>
          </table:table-cell>
          <table:table-cell office:value-type="float" office:value="37186" calcext:value-type="float">
            <text:p>37186</text:p>
          </table:table-cell>
          <table:table-cell office:value-type="float" office:value="3.52600002288818" calcext:value-type="float">
            <text:p>3,52600002288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6999835968018" calcext:value-type="float">
            <text:p>0,396999835968018</text:p>
          </table:table-cell>
          <table:table-cell office:value-type="float" office:value="179.119999885559" calcext:value-type="float">
            <text:p>179,119999885559</text:p>
          </table:table-cell>
          <table:table-cell table:formula="of:=[.U112]-([.T112]+[.H1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171000003814697" calcext:value-type="float">
            <text:p>0,171000003814697</text:p>
          </table:table-cell>
          <table:table-cell office:value-type="float" office:value="2" calcext:value-type="float">
            <text:p>2</text:p>
          </table:table-cell>
          <table:table-cell office:value-type="float" office:value="3.37999987602234" calcext:value-type="float">
            <text:p>3,37999987602234</text:p>
          </table:table-cell>
          <table:table-cell office:value-type="float" office:value="0" calcext:value-type="float">
            <text:p>0</text:p>
          </table:table-cell>
          <table:table-cell office:value-type="float" office:value="0.415000200271606" calcext:value-type="float">
            <text:p>0,415000200271606</text:p>
          </table:table-cell>
          <table:table-cell office:value-type="float" office:value="3.96600008010864" calcext:value-type="float">
            <text:p>3,96600008010864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62599992752075" calcext:value-type="float">
            <text:p>2,62599992752075</text:p>
          </table:table-cell>
          <table:table-cell office:value-type="float" office:value="114099" calcext:value-type="float">
            <text:p>114099</text:p>
          </table:table-cell>
          <table:table-cell office:value-type="float" office:value="242.726999998093" calcext:value-type="float">
            <text:p>242,726999998093</text:p>
          </table:table-cell>
          <table:table-cell office:value-type="float" office:value="0" calcext:value-type="float">
            <text:p>0</text:p>
          </table:table-cell>
          <table:table-cell office:value-type="float" office:value="1.3769998550415" calcext:value-type="float">
            <text:p>1,3769998550415</text:p>
          </table:table-cell>
          <table:table-cell office:value-type="float" office:value="249.944999933243" calcext:value-type="float">
            <text:p>249,944999933243</text:p>
          </table:table-cell>
          <table:table-cell office:value-type="float" office:value="37186" calcext:value-type="float">
            <text:p>37186</text:p>
          </table:table-cell>
          <table:table-cell office:value-type="float" office:value="2.73799991607666" calcext:value-type="float">
            <text:p>2,7379999160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999881744385" calcext:value-type="float">
            <text:p>0,198999881744385</text:p>
          </table:table-cell>
          <table:table-cell office:value-type="float" office:value="174.725999832153" calcext:value-type="float">
            <text:p>174,725999832153</text:p>
          </table:table-cell>
          <table:table-cell table:formula="of:=[.U113]-([.T113]+[.H1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346999883651733" calcext:value-type="float">
            <text:p>0,346999883651733</text:p>
          </table:table-cell>
          <table:table-cell office:value-type="float" office:value="12" calcext:value-type="float">
            <text:p>12</text:p>
          </table:table-cell>
          <table:table-cell office:value-type="float" office:value="4.12800002098084" calcext:value-type="float">
            <text:p>4,12800002098084</text:p>
          </table:table-cell>
          <table:table-cell office:value-type="float" office:value="1306" calcext:value-type="float">
            <text:p>1306</text:p>
          </table:table-cell>
          <table:table-cell office:value-type="float" office:value="0.522000074386597" calcext:value-type="float">
            <text:p>0,522000074386597</text:p>
          </table:table-cell>
          <table:table-cell office:value-type="float" office:value="4.99699997901917" calcext:value-type="float">
            <text:p>4,99699997901917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98000001907349" calcext:value-type="float">
            <text:p>2,98000001907349</text:p>
          </table:table-cell>
          <table:table-cell office:value-type="float" office:value="113564" calcext:value-type="float">
            <text:p>113564</text:p>
          </table:table-cell>
          <table:table-cell office:value-type="float" office:value="261.012000083923" calcext:value-type="float">
            <text:p>261,012000083923</text:p>
          </table:table-cell>
          <table:table-cell office:value-type="float" office:value="3847" calcext:value-type="float">
            <text:p>3847</text:p>
          </table:table-cell>
          <table:table-cell office:value-type="float" office:value="3.23199987411499" calcext:value-type="float">
            <text:p>3,23199987411499</text:p>
          </table:table-cell>
          <table:table-cell office:value-type="float" office:value="271.232999801636" calcext:value-type="float">
            <text:p>271,232999801636</text:p>
          </table:table-cell>
          <table:table-cell office:value-type="float" office:value="37186" calcext:value-type="float">
            <text:p>37186</text:p>
          </table:table-cell>
          <table:table-cell office:value-type="float" office:value="2.61700010299683" calcext:value-type="float">
            <text:p>2,61700010299683</text:p>
          </table:table-cell>
          <table:table-cell office:value-type="float" office:value="2553" calcext:value-type="float">
            <text:p>2553</text:p>
          </table:table-cell>
          <table:table-cell office:value-type="float" office:value="3859" calcext:value-type="float">
            <text:p>3859</text:p>
          </table:table-cell>
          <table:table-cell office:value-type="float" office:value="0.125" calcext:value-type="float">
            <text:p>0,125</text:p>
          </table:table-cell>
          <table:table-cell office:value-type="float" office:value="166.890000104904" calcext:value-type="float">
            <text:p>166,890000104904</text:p>
          </table:table-cell>
          <table:table-cell table:formula="of:=[.U114]-([.T114]+[.H1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5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359999895095825" calcext:value-type="float">
            <text:p>0,3599998950958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39499998092651" calcext:value-type="float">
            <text:p>6,39499998092651</text:p>
          </table:table-cell>
          <table:table-cell table:style-name="Default" office:value-type="float" office:value="5245" calcext:value-type="float">
            <text:p>5245</text:p>
          </table:table-cell>
          <table:table-cell table:style-name="Default" office:value-type="float" office:value="4.40900015830994" calcext:value-type="float">
            <text:p>4,40900015830994</text:p>
          </table:table-cell>
          <table:table-cell table:style-name="Default" office:value-type="float" office:value="11.1640000343323" calcext:value-type="float">
            <text:p>11,1640000343323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4.1029999256134" calcext:value-type="float">
            <text:p>4,1029999256134</text:p>
          </table:table-cell>
          <table:table-cell table:style-name="Default" office:value-type="float" office:value="113172" calcext:value-type="float">
            <text:p>113172</text:p>
          </table:table-cell>
          <table:table-cell table:style-name="Default" office:value-type="float" office:value="261.463999986649" calcext:value-type="float">
            <text:p>261,463999986649</text:p>
          </table:table-cell>
          <table:table-cell table:style-name="Default" office:value-type="float" office:value="13476" calcext:value-type="float">
            <text:p>13476</text:p>
          </table:table-cell>
          <table:table-cell table:style-name="Default" office:value-type="float" office:value="5.00999999046326" calcext:value-type="float">
            <text:p>5,00999999046326</text:p>
          </table:table-cell>
          <table:table-cell table:style-name="Default" office:value-type="float" office:value="275.414999961853" calcext:value-type="float">
            <text:p>275,414999961853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74900007247925" calcext:value-type="float">
            <text:p>2,74900007247925</text:p>
          </table:table-cell>
          <table:table-cell table:style-name="Default" office:value-type="float" office:value="8353" calcext:value-type="float">
            <text:p>8353</text:p>
          </table:table-cell>
          <table:table-cell table:style-name="Default" office:value-type="float" office:value="13598" calcext:value-type="float">
            <text:p>13598</text:p>
          </table:table-cell>
          <table:table-cell table:style-name="Default" office:value-type="float" office:value="2.96399998664856" calcext:value-type="float">
            <text:p>2,96399998664856</text:p>
          </table:table-cell>
          <table:table-cell table:style-name="Default" office:value-type="float" office:value="153.359999895096" calcext:value-type="float">
            <text:p>153,359999895096</text:p>
          </table:table-cell>
          <table:table-cell table:formula="of:=[.U115]-([.T115]+[.H1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7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526000022888184" calcext:value-type="float">
            <text:p>0,5260000228881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.41600012779236" calcext:value-type="float">
            <text:p>4,41600012779236</text:p>
          </table:table-cell>
          <table:table-cell table:style-name="Default" office:value-type="float" office:value="1958" calcext:value-type="float">
            <text:p>1958</text:p>
          </table:table-cell>
          <table:table-cell table:style-name="Default" office:value-type="float" office:value="4.04999995231628" calcext:value-type="float">
            <text:p>4,04999995231628</text:p>
          </table:table-cell>
          <table:table-cell table:style-name="Default" office:value-type="float" office:value="8.99200010299683" calcext:value-type="float">
            <text:p>8,99200010299683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68900012969971" calcext:value-type="float">
            <text:p>2,68900012969971</text:p>
          </table:table-cell>
          <table:table-cell table:style-name="Default" office:value-type="float" office:value="113024" calcext:value-type="float">
            <text:p>113024</text:p>
          </table:table-cell>
          <table:table-cell table:style-name="Default" office:value-type="float" office:value="255.279000043869" calcext:value-type="float">
            <text:p>255,279000043869</text:p>
          </table:table-cell>
          <table:table-cell table:style-name="Default" office:value-type="float" office:value="5681" calcext:value-type="float">
            <text:p>5681</text:p>
          </table:table-cell>
          <table:table-cell table:style-name="Default" office:value-type="float" office:value="5.20799994468689" calcext:value-type="float">
            <text:p>5,20799994468689</text:p>
          </table:table-cell>
          <table:table-cell table:style-name="Default" office:value-type="float" office:value="267.075999975204" calcext:value-type="float">
            <text:p>267,075999975204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3.18599987030029" calcext:value-type="float">
            <text:p>3,18599987030029</text:p>
          </table:table-cell>
          <table:table-cell table:style-name="Default" office:value-type="float" office:value="3739" calcext:value-type="float">
            <text:p>3739</text:p>
          </table:table-cell>
          <table:table-cell table:style-name="Default" office:value-type="float" office:value="5697" calcext:value-type="float">
            <text:p>5697</text:p>
          </table:table-cell>
          <table:table-cell table:style-name="Default" office:value-type="float" office:value="3.61700010299683" calcext:value-type="float">
            <text:p>3,61700010299683</text:p>
          </table:table-cell>
          <table:table-cell table:style-name="Default" office:value-type="float" office:value="179.548000097275" calcext:value-type="float">
            <text:p>179,548000097275</text:p>
          </table:table-cell>
          <table:table-cell table:formula="of:=[.U116]-([.T116]+[.H1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9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401999950408936" calcext:value-type="float">
            <text:p>0,4019999504089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.67599987983704" calcext:value-type="float">
            <text:p>4,67599987983704</text:p>
          </table:table-cell>
          <table:table-cell table:style-name="Default" office:value-type="float" office:value="1375" calcext:value-type="float">
            <text:p>1375</text:p>
          </table:table-cell>
          <table:table-cell table:style-name="Default" office:value-type="float" office:value="4.18300008773804" calcext:value-type="float">
            <text:p>4,18300008773804</text:p>
          </table:table-cell>
          <table:table-cell table:style-name="Default" office:value-type="float" office:value="9.26099991798401" calcext:value-type="float">
            <text:p>9,26099991798401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93799996376038" calcext:value-type="float">
            <text:p>2,93799996376038</text:p>
          </table:table-cell>
          <table:table-cell table:style-name="Default" office:value-type="float" office:value="112952" calcext:value-type="float">
            <text:p>112952</text:p>
          </table:table-cell>
          <table:table-cell table:style-name="Default" office:value-type="float" office:value="243.764000177383" calcext:value-type="float">
            <text:p>243,764000177383</text:p>
          </table:table-cell>
          <table:table-cell table:style-name="Default" office:value-type="float" office:value="4037" calcext:value-type="float">
            <text:p>4037</text:p>
          </table:table-cell>
          <table:table-cell table:style-name="Default" office:value-type="float" office:value="5.22599983215332" calcext:value-type="float">
            <text:p>5,22599983215332</text:p>
          </table:table-cell>
          <table:table-cell table:style-name="Default" office:value-type="float" office:value="255.826999902725" calcext:value-type="float">
            <text:p>255,826999902725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83800005912781" calcext:value-type="float">
            <text:p>2,83800005912781</text:p>
          </table:table-cell>
          <table:table-cell table:style-name="Default" office:value-type="float" office:value="2673" calcext:value-type="float">
            <text:p>2673</text:p>
          </table:table-cell>
          <table:table-cell table:style-name="Default" office:value-type="float" office:value="4048" calcext:value-type="float">
            <text:p>4048</text:p>
          </table:table-cell>
          <table:table-cell table:style-name="Default" office:value-type="float" office:value="2.99799990653992" calcext:value-type="float">
            <text:p>2,99799990653992</text:p>
          </table:table-cell>
          <table:table-cell table:style-name="Default" office:value-type="float" office:value="188.832000017166" calcext:value-type="float">
            <text:p>188,832000017166</text:p>
          </table:table-cell>
          <table:table-cell table:formula="of:=[.U117]-([.T117]+[.H1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210000038146973" calcext:value-type="float">
            <text:p>0,210000038146973</text:p>
          </table:table-cell>
          <table:table-cell office:value-type="float" office:value="249" calcext:value-type="float">
            <text:p>249</text:p>
          </table:table-cell>
          <table:table-cell office:value-type="float" office:value="2.88300013542175" calcext:value-type="float">
            <text:p>2,88300013542175</text:p>
          </table:table-cell>
          <table:table-cell office:value-type="float" office:value="0" calcext:value-type="float">
            <text:p>0</text:p>
          </table:table-cell>
          <table:table-cell office:value-type="float" office:value="0.203999996185303" calcext:value-type="float">
            <text:p>0,203999996185303</text:p>
          </table:table-cell>
          <table:table-cell office:value-type="float" office:value="3.29700016975403" calcext:value-type="float">
            <text:p>3,29700016975403</text:p>
          </table:table-cell>
          <table:table-cell office:value-type="float" office:value="112904" calcext:value-type="float">
            <text:p>112904</text:p>
          </table:table-cell>
          <table:table-cell office:value-type="float" office:value="1.91400003433228" calcext:value-type="float">
            <text:p>1,91400003433228</text:p>
          </table:table-cell>
          <table:table-cell office:value-type="float" office:value="125205" calcext:value-type="float">
            <text:p>125205</text:p>
          </table:table-cell>
          <table:table-cell office:value-type="float" office:value="188.87700009346" calcext:value-type="float">
            <text:p>188,87700009346</text:p>
          </table:table-cell>
          <table:table-cell office:value-type="float" office:value="0" calcext:value-type="float">
            <text:p>0</text:p>
          </table:table-cell>
          <table:table-cell office:value-type="float" office:value="11.4760000705719" calcext:value-type="float">
            <text:p>11,4760000705719</text:p>
          </table:table-cell>
          <table:table-cell office:value-type="float" office:value="205.120000123978" calcext:value-type="float">
            <text:p>205,120000123978</text:p>
          </table:table-cell>
          <table:table-cell office:value-type="float" office:value="37186" calcext:value-type="float">
            <text:p>37186</text:p>
          </table:table-cell>
          <table:table-cell office:value-type="float" office:value="2.02999997138977" calcext:value-type="float">
            <text:p>2,02999997138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9999961853" calcext:value-type="float">
            <text:p>1,9539999961853</text:p>
          </table:table-cell>
          <table:table-cell office:value-type="float" office:value="135.552999973297" calcext:value-type="float">
            <text:p>135,552999973297</text:p>
          </table:table-cell>
          <table:table-cell table:formula="of:=[.U118]-([.T118]+[.H1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208999872207642" calcext:value-type="float">
            <text:p>0,208999872207642</text:p>
          </table:table-cell>
          <table:table-cell office:value-type="float" office:value="21" calcext:value-type="float">
            <text:p>21</text:p>
          </table:table-cell>
          <table:table-cell office:value-type="float" office:value="3.02999997138977" calcext:value-type="float">
            <text:p>3,02999997138977</text:p>
          </table:table-cell>
          <table:table-cell office:value-type="float" office:value="0" calcext:value-type="float">
            <text:p>0</text:p>
          </table:table-cell>
          <table:table-cell office:value-type="float" office:value="0.312000036239624" calcext:value-type="float">
            <text:p>0,312000036239624</text:p>
          </table:table-cell>
          <table:table-cell office:value-type="float" office:value="3.55099987983704" calcext:value-type="float">
            <text:p>3,55099987983704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18999981880188" calcext:value-type="float">
            <text:p>2,18999981880188</text:p>
          </table:table-cell>
          <table:table-cell office:value-type="float" office:value="120630" calcext:value-type="float">
            <text:p>120630</text:p>
          </table:table-cell>
          <table:table-cell office:value-type="float" office:value="214.549000024795" calcext:value-type="float">
            <text:p>214,549000024795</text:p>
          </table:table-cell>
          <table:table-cell office:value-type="float" office:value="0" calcext:value-type="float">
            <text:p>0</text:p>
          </table:table-cell>
          <table:table-cell office:value-type="float" office:value="1.83400011062622" calcext:value-type="float">
            <text:p>1,83400011062622</text:p>
          </table:table-cell>
          <table:table-cell office:value-type="float" office:value="221.348999977112" calcext:value-type="float">
            <text:p>221,348999977112</text:p>
          </table:table-cell>
          <table:table-cell office:value-type="float" office:value="37186" calcext:value-type="float">
            <text:p>37186</text:p>
          </table:table-cell>
          <table:table-cell office:value-type="float" office:value="2.27999997138977" calcext:value-type="float">
            <text:p>2,27999997138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999891281128" calcext:value-type="float">
            <text:p>0,188999891281128</text:p>
          </table:table-cell>
          <table:table-cell office:value-type="float" office:value="141.634999990463" calcext:value-type="float">
            <text:p>141,634999990463</text:p>
          </table:table-cell>
          <table:table-cell table:formula="of:=[.U119]-([.T119]+[.H1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233999967575073" calcext:value-type="float">
            <text:p>0,233999967575073</text:p>
          </table:table-cell>
          <table:table-cell office:value-type="float" office:value="1" calcext:value-type="float">
            <text:p>1</text:p>
          </table:table-cell>
          <table:table-cell office:value-type="float" office:value="4.64800000190735" calcext:value-type="float">
            <text:p>4,64800000190735</text:p>
          </table:table-cell>
          <table:table-cell office:value-type="float" office:value="0" calcext:value-type="float">
            <text:p>0</text:p>
          </table:table-cell>
          <table:table-cell office:value-type="float" office:value="0.348000049591064" calcext:value-type="float">
            <text:p>0,348000049591064</text:p>
          </table:table-cell>
          <table:table-cell office:value-type="float" office:value="5.23000001907349" calcext:value-type="float">
            <text:p>5,23000001907349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45999979972839" calcext:value-type="float">
            <text:p>2,45999979972839</text:p>
          </table:table-cell>
          <table:table-cell office:value-type="float" office:value="119610" calcext:value-type="float">
            <text:p>119610</text:p>
          </table:table-cell>
          <table:table-cell office:value-type="float" office:value="259.65700006485" calcext:value-type="float">
            <text:p>259,65700006485</text:p>
          </table:table-cell>
          <table:table-cell office:value-type="float" office:value="0" calcext:value-type="float">
            <text:p>0</text:p>
          </table:table-cell>
          <table:table-cell office:value-type="float" office:value="0.996999979019165" calcext:value-type="float">
            <text:p>0,996999979019165</text:p>
          </table:table-cell>
          <table:table-cell office:value-type="float" office:value="266.546999931335" calcext:value-type="float">
            <text:p>266,546999931335</text:p>
          </table:table-cell>
          <table:table-cell office:value-type="float" office:value="37186" calcext:value-type="float">
            <text:p>37186</text:p>
          </table:table-cell>
          <table:table-cell office:value-type="float" office:value="2.6560001373291" calcext:value-type="float">
            <text:p>2,6560001373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000143051147" calcext:value-type="float">
            <text:p>0,100000143051147</text:p>
          </table:table-cell>
          <table:table-cell office:value-type="float" office:value="180.115999937058" calcext:value-type="float">
            <text:p>180,115999937058</text:p>
          </table:table-cell>
          <table:table-cell table:formula="of:=[.U120]-([.T120]+[.H1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308000087738037" calcext:value-type="float">
            <text:p>0,308000087738037</text:p>
          </table:table-cell>
          <table:table-cell office:value-type="float" office:value="45" calcext:value-type="float">
            <text:p>45</text:p>
          </table:table-cell>
          <table:table-cell office:value-type="float" office:value="3.31900000572205" calcext:value-type="float">
            <text:p>3,31900000572205</text:p>
          </table:table-cell>
          <table:table-cell office:value-type="float" office:value="0" calcext:value-type="float">
            <text:p>0</text:p>
          </table:table-cell>
          <table:table-cell office:value-type="float" office:value="0.274999856948853" calcext:value-type="float">
            <text:p>0,274999856948853</text:p>
          </table:table-cell>
          <table:table-cell office:value-type="float" office:value="3.90199995040894" calcext:value-type="float">
            <text:p>3,90199995040894</text:p>
          </table:table-cell>
          <table:table-cell office:value-type="float" office:value="112904" calcext:value-type="float">
            <text:p>112904</text:p>
          </table:table-cell>
          <table:table-cell office:value-type="float" office:value="2.52099990844727" calcext:value-type="float">
            <text:p>2,52099990844727</text:p>
          </table:table-cell>
          <table:table-cell office:value-type="float" office:value="116084" calcext:value-type="float">
            <text:p>116084</text:p>
          </table:table-cell>
          <table:table-cell office:value-type="float" office:value="246.291999816895" calcext:value-type="float">
            <text:p>246,291999816895</text:p>
          </table:table-cell>
          <table:table-cell office:value-type="float" office:value="0" calcext:value-type="float">
            <text:p>0</text:p>
          </table:table-cell>
          <table:table-cell office:value-type="float" office:value="3.09400010108948" calcext:value-type="float">
            <text:p>3,09400010108948</text:p>
          </table:table-cell>
          <table:table-cell office:value-type="float" office:value="255.322000026703" calcext:value-type="float">
            <text:p>255,322000026703</text:p>
          </table:table-cell>
          <table:table-cell office:value-type="float" office:value="37186" calcext:value-type="float">
            <text:p>37186</text:p>
          </table:table-cell>
          <table:table-cell office:value-type="float" office:value="3.02600002288818" calcext:value-type="float">
            <text:p>3,02600002288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99995803833" calcext:value-type="float">
            <text:p>0,24399995803833</text:p>
          </table:table-cell>
          <table:table-cell office:value-type="float" office:value="184.967000007629" calcext:value-type="float">
            <text:p>184,967000007629</text:p>
          </table:table-cell>
          <table:table-cell table:formula="of:=[.U121]-([.T121]+[.H1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3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392999887466431" calcext:value-type="float">
            <text:p>0,39299988746643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.57599997520447" calcext:value-type="float">
            <text:p>4,57599997520447</text:p>
          </table:table-cell>
          <table:table-cell table:style-name="Default" office:value-type="float" office:value="2718" calcext:value-type="float">
            <text:p>2718</text:p>
          </table:table-cell>
          <table:table-cell table:style-name="Default" office:value-type="float" office:value="0.690000057220459" calcext:value-type="float">
            <text:p>0,690000057220459</text:p>
          </table:table-cell>
          <table:table-cell table:style-name="Default" office:value-type="float" office:value="5.65899991989136" calcext:value-type="float">
            <text:p>5,65899991989136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48800015449524" calcext:value-type="float">
            <text:p>2,48800015449524</text:p>
          </table:table-cell>
          <table:table-cell table:style-name="Default" office:value-type="float" office:value="115354" calcext:value-type="float">
            <text:p>115354</text:p>
          </table:table-cell>
          <table:table-cell table:style-name="Default" office:value-type="float" office:value="255.993999958038" calcext:value-type="float">
            <text:p>255,993999958038</text:p>
          </table:table-cell>
          <table:table-cell table:style-name="Default" office:value-type="float" office:value="7669" calcext:value-type="float">
            <text:p>7669</text:p>
          </table:table-cell>
          <table:table-cell table:style-name="Default" office:value-type="float" office:value="13.3359999656677" calcext:value-type="float">
            <text:p>13,3359999656677</text:p>
          </table:table-cell>
          <table:table-cell table:style-name="Default" office:value-type="float" office:value="275.546000003815" calcext:value-type="float">
            <text:p>275,546000003815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757000207901" calcext:value-type="float">
            <text:p>2,757000207901</text:p>
          </table:table-cell>
          <table:table-cell table:style-name="Default" office:value-type="float" office:value="4984" calcext:value-type="float">
            <text:p>4984</text:p>
          </table:table-cell>
          <table:table-cell table:style-name="Default" office:value-type="float" office:value="7702" calcext:value-type="float">
            <text:p>7702</text:p>
          </table:table-cell>
          <table:table-cell table:style-name="Default" office:value-type="float" office:value="0.618000030517578" calcext:value-type="float">
            <text:p>0,618000030517578</text:p>
          </table:table-cell>
          <table:table-cell table:style-name="Default" office:value-type="float" office:value="173.972999811172" calcext:value-type="float">
            <text:p>173,972999811172</text:p>
          </table:table-cell>
          <table:table-cell table:formula="of:=[.U122]-([.T122]+[.H1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5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288000106811523" calcext:value-type="float">
            <text:p>0,28800010681152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.65499997138977" calcext:value-type="float">
            <text:p>3,654999971389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77999973297119" calcext:value-type="float">
            <text:p>0,677999973297119</text:p>
          </table:table-cell>
          <table:table-cell table:style-name="Default" office:value-type="float" office:value="4.62100005149841" calcext:value-type="float">
            <text:p>4,62100005149841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60399985313416" calcext:value-type="float">
            <text:p>2,60399985313416</text:p>
          </table:table-cell>
          <table:table-cell table:style-name="Default" office:value-type="float" office:value="114157" calcext:value-type="float">
            <text:p>114157</text:p>
          </table:table-cell>
          <table:table-cell table:style-name="Default" office:value-type="float" office:value="267.664999961853" calcext:value-type="float">
            <text:p>267,6649999618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630001068115" calcext:value-type="float">
            <text:p>11,6630001068115</text:p>
          </table:table-cell>
          <table:table-cell table:style-name="Default" office:value-type="float" office:value="285.368000030518" calcext:value-type="float">
            <text:p>285,368000030518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73199987411499" calcext:value-type="float">
            <text:p>2,7319998741149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424999952316284" calcext:value-type="float">
            <text:p>0,424999952316284</text:p>
          </table:table-cell>
          <table:table-cell table:style-name="Default" office:value-type="float" office:value="191.325000047684" calcext:value-type="float">
            <text:p>191,325000047684</text:p>
          </table:table-cell>
          <table:table-cell table:formula="of:=[.U123]-([.T123]+[.H1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7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266999959945679" calcext:value-type="float">
            <text:p>0,26699995994567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.51399993896484" calcext:value-type="float">
            <text:p>3,513999938964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78999996185303" calcext:value-type="float">
            <text:p>0,578999996185303</text:p>
          </table:table-cell>
          <table:table-cell table:style-name="Default" office:value-type="float" office:value="4.35999989509583" calcext:value-type="float">
            <text:p>4,35999989509583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49499988555908" calcext:value-type="float">
            <text:p>2,49499988555908</text:p>
          </table:table-cell>
          <table:table-cell table:style-name="Default" office:value-type="float" office:value="113569" calcext:value-type="float">
            <text:p>113569</text:p>
          </table:table-cell>
          <table:table-cell table:style-name="Default" office:value-type="float" office:value="253.953999996185" calcext:value-type="float">
            <text:p>253,9539999961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3299984931946" calcext:value-type="float">
            <text:p>4,43299984931946</text:p>
          </table:table-cell>
          <table:table-cell table:style-name="Default" office:value-type="float" office:value="264.15399980545" calcext:value-type="float">
            <text:p>264,15399980545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3.18200016021729" calcext:value-type="float">
            <text:p>3,182000160217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226000070571899" calcext:value-type="float">
            <text:p>0,226000070571899</text:p>
          </table:table-cell>
          <table:table-cell table:style-name="Default" office:value-type="float" office:value="189.552999973297" calcext:value-type="float">
            <text:p>189,552999973297</text:p>
          </table:table-cell>
          <table:table-cell table:formula="of:=[.U124]-([.T124]+[.H1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9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402999877929688" calcext:value-type="float">
            <text:p>0,402999877929688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4.51300001144409" calcext:value-type="float">
            <text:p>4,51300001144409</text:p>
          </table:table-cell>
          <table:table-cell table:style-name="Default" office:value-type="float" office:value="1456" calcext:value-type="float">
            <text:p>1456</text:p>
          </table:table-cell>
          <table:table-cell table:style-name="Default" office:value-type="float" office:value="0.828999996185303" calcext:value-type="float">
            <text:p>0,828999996185303</text:p>
          </table:table-cell>
          <table:table-cell table:style-name="Default" office:value-type="float" office:value="5.74499988555908" calcext:value-type="float">
            <text:p>5,74499988555908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3.0550000667572" calcext:value-type="float">
            <text:p>3,0550000667572</text:p>
          </table:table-cell>
          <table:table-cell table:style-name="Default" office:value-type="float" office:value="113274" calcext:value-type="float">
            <text:p>113274</text:p>
          </table:table-cell>
          <table:table-cell table:style-name="Default" office:value-type="float" office:value="248.085999965668" calcext:value-type="float">
            <text:p>248,085999965668</text:p>
          </table:table-cell>
          <table:table-cell table:style-name="Default" office:value-type="float" office:value="4319" calcext:value-type="float">
            <text:p>4319</text:p>
          </table:table-cell>
          <table:table-cell table:style-name="Default" office:value-type="float" office:value="6.35500001907349" calcext:value-type="float">
            <text:p>6,35500001907349</text:p>
          </table:table-cell>
          <table:table-cell table:style-name="Default" office:value-type="float" office:value="262.053999900818" calcext:value-type="float">
            <text:p>262,053999900818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3.07999992370605" calcext:value-type="float">
            <text:p>3,07999992370605</text:p>
          </table:table-cell>
          <table:table-cell table:style-name="Default" office:value-type="float" office:value="2878" calcext:value-type="float">
            <text:p>2878</text:p>
          </table:table-cell>
          <table:table-cell table:style-name="Default" office:value-type="float" office:value="4334" calcext:value-type="float">
            <text:p>4334</text:p>
          </table:table-cell>
          <table:table-cell table:style-name="Default" office:value-type="float" office:value="0.224999904632568" calcext:value-type="float">
            <text:p>0,224999904632568</text:p>
          </table:table-cell>
          <table:table-cell table:style-name="Default" office:value-type="float" office:value="159.121999979019" calcext:value-type="float">
            <text:p>159,121999979019</text:p>
          </table:table-cell>
          <table:table-cell table:formula="of:=[.U125]-([.T125]+[.H12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718" calcext:value-type="float">
            <text:p>75718</text:p>
          </table:table-cell>
          <table:table-cell office:value-type="float" office:value="0.390000104904175" calcext:value-type="float">
            <text:p>0,390000104904175</text:p>
          </table:table-cell>
          <table:table-cell office:value-type="float" office:value="5" calcext:value-type="float">
            <text:p>5</text:p>
          </table:table-cell>
          <table:table-cell office:value-type="float" office:value="4.49000000953674" calcext:value-type="float">
            <text:p>4,49000000953674</text:p>
          </table:table-cell>
          <table:table-cell office:value-type="float" office:value="590" calcext:value-type="float">
            <text:p>590</text:p>
          </table:table-cell>
          <table:table-cell office:value-type="float" office:value="23.2200000286102" calcext:value-type="float">
            <text:p>23,2200000286102</text:p>
          </table:table-cell>
          <table:table-cell office:value-type="float" office:value="28.1000001430511" calcext:value-type="float">
            <text:p>28,1000001430511</text:p>
          </table:table-cell>
          <table:table-cell office:value-type="float" office:value="112904" calcext:value-type="float">
            <text:p>112904</text:p>
          </table:table-cell>
          <table:table-cell office:value-type="float" office:value="3.16799998283386" calcext:value-type="float">
            <text:p>3,16799998283386</text:p>
          </table:table-cell>
          <table:table-cell office:value-type="float" office:value="113179" calcext:value-type="float">
            <text:p>113179</text:p>
          </table:table-cell>
          <table:table-cell office:value-type="float" office:value="266.406000137329" calcext:value-type="float">
            <text:p>266,406000137329</text:p>
          </table:table-cell>
          <table:table-cell office:value-type="float" office:value="1833" calcext:value-type="float">
            <text:p>1833</text:p>
          </table:table-cell>
          <table:table-cell office:value-type="float" office:value="24.4689998626709" calcext:value-type="float">
            <text:p>24,4689998626709</text:p>
          </table:table-cell>
          <table:table-cell office:value-type="float" office:value="298.748999834061" calcext:value-type="float">
            <text:p>298,748999834061</text:p>
          </table:table-cell>
          <table:table-cell office:value-type="float" office:value="37186" calcext:value-type="float">
            <text:p>37186</text:p>
          </table:table-cell>
          <table:table-cell office:value-type="float" office:value="4.42300009727478" calcext:value-type="float">
            <text:p>4,42300009727478</text:p>
          </table:table-cell>
          <table:table-cell office:value-type="float" office:value="1245" calcext:value-type="float">
            <text:p>1245</text:p>
          </table:table-cell>
          <table:table-cell office:value-type="float" office:value="1835" calcext:value-type="float">
            <text:p>1835</text:p>
          </table:table-cell>
          <table:table-cell office:value-type="float" office:value="10.8220000267029" calcext:value-type="float">
            <text:p>10,8220000267029</text:p>
          </table:table-cell>
          <table:table-cell office:value-type="float" office:value="203.400000095367" calcext:value-type="float">
            <text:p>203,400000095367</text:p>
          </table:table-cell>
          <table:table-cell table:formula="of:=[.U126]-([.T126]+[.H1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5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605000019073486" calcext:value-type="float">
            <text:p>0,6050000190734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.08400011062622" calcext:value-type="float">
            <text:p>7,08400011062622</text:p>
          </table:table-cell>
          <table:table-cell table:style-name="Default" office:value-type="float" office:value="779" calcext:value-type="float">
            <text:p>779</text:p>
          </table:table-cell>
          <table:table-cell table:style-name="Default" office:value-type="float" office:value="15.4789998531342" calcext:value-type="float">
            <text:p>15,4789998531342</text:p>
          </table:table-cell>
          <table:table-cell table:style-name="Default" office:value-type="float" office:value="23.1679999828339" calcext:value-type="float">
            <text:p>23,1679999828339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3.22300004959106" calcext:value-type="float">
            <text:p>3,22300004959106</text:p>
          </table:table-cell>
          <table:table-cell table:style-name="Default" office:value-type="float" office:value="113017" calcext:value-type="float">
            <text:p>113017</text:p>
          </table:table-cell>
          <table:table-cell table:style-name="Default" office:value-type="float" office:value="268.578000068665" calcext:value-type="float">
            <text:p>268,578000068665</text:p>
          </table:table-cell>
          <table:table-cell table:style-name="Default" office:value-type="float" office:value="2443" calcext:value-type="float">
            <text:p>2443</text:p>
          </table:table-cell>
          <table:table-cell table:style-name="Default" office:value-type="float" office:value="14.9189999103546" calcext:value-type="float">
            <text:p>14,9189999103546</text:p>
          </table:table-cell>
          <table:table-cell table:style-name="Default" office:value-type="float" office:value="292.111999988556" calcext:value-type="float">
            <text:p>292,111999988556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77999997138977" calcext:value-type="float">
            <text:p>2,77999997138977</text:p>
          </table:table-cell>
          <table:table-cell table:style-name="Default" office:value-type="float" office:value="1669" calcext:value-type="float">
            <text:p>1669</text:p>
          </table:table-cell>
          <table:table-cell table:style-name="Default" office:value-type="float" office:value="2448" calcext:value-type="float">
            <text:p>2448</text:p>
          </table:table-cell>
          <table:table-cell table:style-name="Default" office:value-type="float" office:value="10.1590001583099" calcext:value-type="float">
            <text:p>10,1590001583099</text:p>
          </table:table-cell>
          <table:table-cell table:style-name="Default" office:value-type="float" office:value="197.014000177383" calcext:value-type="float">
            <text:p>197,014000177383</text:p>
          </table:table-cell>
          <table:table-cell table:formula="of:=[.U127]-([.T127]+[.H1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7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327999830245972" calcext:value-type="float">
            <text:p>0,3279998302459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.61700010299683" calcext:value-type="float">
            <text:p>4,61700010299683</text:p>
          </table:table-cell>
          <table:table-cell table:style-name="Default" office:value-type="float" office:value="2766" calcext:value-type="float">
            <text:p>2766</text:p>
          </table:table-cell>
          <table:table-cell table:style-name="Default" office:value-type="float" office:value="12.930999994278" calcext:value-type="float">
            <text:p>12,930999994278</text:p>
          </table:table-cell>
          <table:table-cell table:style-name="Default" office:value-type="float" office:value="17.8759999275208" calcext:value-type="float">
            <text:p>17,8759999275208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81099987030029" calcext:value-type="float">
            <text:p>2,81099987030029</text:p>
          </table:table-cell>
          <table:table-cell table:style-name="Default" office:value-type="float" office:value="112965" calcext:value-type="float">
            <text:p>112965</text:p>
          </table:table-cell>
          <table:table-cell table:style-name="Default" office:value-type="float" office:value="261.50200009346" calcext:value-type="float">
            <text:p>261,50200009346</text:p>
          </table:table-cell>
          <table:table-cell table:style-name="Default" office:value-type="float" office:value="7688" calcext:value-type="float">
            <text:p>7688</text:p>
          </table:table-cell>
          <table:table-cell table:style-name="Default" office:value-type="float" office:value="15.1870000362396" calcext:value-type="float">
            <text:p>15,1870000362396</text:p>
          </table:table-cell>
          <table:table-cell table:style-name="Default" office:value-type="float" office:value="284.134000062942" calcext:value-type="float">
            <text:p>284,134000062942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3.06800007820129" calcext:value-type="float">
            <text:p>3,06800007820129</text:p>
          </table:table-cell>
          <table:table-cell table:style-name="Default" office:value-type="float" office:value="4958" calcext:value-type="float">
            <text:p>4958</text:p>
          </table:table-cell>
          <table:table-cell table:style-name="Default" office:value-type="float" office:value="7724" calcext:value-type="float">
            <text:p>7724</text:p>
          </table:table-cell>
          <table:table-cell table:style-name="Default" office:value-type="float" office:value="8.86800003051758" calcext:value-type="float">
            <text:p>8,86800003051758</text:p>
          </table:table-cell>
          <table:table-cell table:style-name="Default" office:value-type="float" office:value="187.907999992371" calcext:value-type="float">
            <text:p>187,907999992371</text:p>
          </table:table-cell>
          <table:table-cell table:formula="of:=[.U128]-([.T128]+[.H1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9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470999956130982" calcext:value-type="float">
            <text:p>0,47099995613098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.44500017166138" calcext:value-type="float">
            <text:p>4,44500017166138</text:p>
          </table:table-cell>
          <table:table-cell table:style-name="Default" office:value-type="float" office:value="1048" calcext:value-type="float">
            <text:p>1048</text:p>
          </table:table-cell>
          <table:table-cell table:style-name="Default" office:value-type="float" office:value="13.8699998855591" calcext:value-type="float">
            <text:p>13,8699998855591</text:p>
          </table:table-cell>
          <table:table-cell table:style-name="Default" office:value-type="float" office:value="18.7860000133514" calcext:value-type="float">
            <text:p>18,7860000133514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95300006866455" calcext:value-type="float">
            <text:p>2,95300006866455</text:p>
          </table:table-cell>
          <table:table-cell table:style-name="Default" office:value-type="float" office:value="112936" calcext:value-type="float">
            <text:p>112936</text:p>
          </table:table-cell>
          <table:table-cell table:style-name="Default" office:value-type="float" office:value="246.618000030518" calcext:value-type="float">
            <text:p>246,618000030518</text:p>
          </table:table-cell>
          <table:table-cell table:style-name="Default" office:value-type="float" office:value="3083" calcext:value-type="float">
            <text:p>3083</text:p>
          </table:table-cell>
          <table:table-cell table:style-name="Default" office:value-type="float" office:value="27.7239999771118" calcext:value-type="float">
            <text:p>27,7239999771118</text:p>
          </table:table-cell>
          <table:table-cell table:style-name="Default" office:value-type="float" office:value="282.532999992371" calcext:value-type="float">
            <text:p>282,532999992371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95900011062622" calcext:value-type="float">
            <text:p>2,95900011062622</text:p>
          </table:table-cell>
          <table:table-cell table:style-name="Default" office:value-type="float" office:value="2041" calcext:value-type="float">
            <text:p>2041</text:p>
          </table:table-cell>
          <table:table-cell table:style-name="Default" office:value-type="float" office:value="3089" calcext:value-type="float">
            <text:p>3089</text:p>
          </table:table-cell>
          <table:table-cell table:style-name="Default" office:value-type="float" office:value="9.23000001907349" calcext:value-type="float">
            <text:p>9,23000001907349</text:p>
          </table:table-cell>
          <table:table-cell table:style-name="Default" office:value-type="float" office:value="198.767000198364" calcext:value-type="float">
            <text:p>198,767000198364</text:p>
          </table:table-cell>
          <table:table-cell table:formula="of:=[.U129]-([.T129]+[.H1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3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217999935150146" calcext:value-type="float">
            <text:p>0,217999935150146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3.57200002670288" calcext:value-type="float">
            <text:p>3,57200002670288</text:p>
          </table:table-cell>
          <table:table-cell table:style-name="Default" office:value-type="float" office:value="5856" calcext:value-type="float">
            <text:p>5856</text:p>
          </table:table-cell>
          <table:table-cell table:style-name="Default" office:value-type="float" office:value="1.2810001373291" calcext:value-type="float">
            <text:p>1,2810001373291</text:p>
          </table:table-cell>
          <table:table-cell table:style-name="Default" office:value-type="float" office:value="5.07100009918213" calcext:value-type="float">
            <text:p>5,07100009918213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57599997520447" calcext:value-type="float">
            <text:p>2,57599997520447</text:p>
          </table:table-cell>
          <table:table-cell table:style-name="Default" office:value-type="float" office:value="114968" calcext:value-type="float">
            <text:p>114968</text:p>
          </table:table-cell>
          <table:table-cell table:style-name="Default" office:value-type="float" office:value="233.900000095367" calcext:value-type="float">
            <text:p>233,900000095367</text:p>
          </table:table-cell>
          <table:table-cell table:style-name="Default" office:value-type="float" office:value="14855" calcext:value-type="float">
            <text:p>14855</text:p>
          </table:table-cell>
          <table:table-cell table:style-name="Default" office:value-type="float" office:value="27.5969998836517" calcext:value-type="float">
            <text:p>27,5969998836517</text:p>
          </table:table-cell>
          <table:table-cell table:style-name="Default" office:value-type="float" office:value="267.329999923706" calcext:value-type="float">
            <text:p>267,329999923706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58899998664856" calcext:value-type="float">
            <text:p>2,58899998664856</text:p>
          </table:table-cell>
          <table:table-cell table:style-name="Default" office:value-type="float" office:value="9136" calcext:value-type="float">
            <text:p>9136</text:p>
          </table:table-cell>
          <table:table-cell table:style-name="Default" office:value-type="float" office:value="14992" calcext:value-type="float">
            <text:p>14992</text:p>
          </table:table-cell>
          <table:table-cell table:style-name="Default" office:value-type="float" office:value="0.754000186920166" calcext:value-type="float">
            <text:p>0,754000186920166</text:p>
          </table:table-cell>
          <table:table-cell table:style-name="Default" office:value-type="float" office:value="130.894999980927" calcext:value-type="float">
            <text:p>130,894999980927</text:p>
          </table:table-cell>
          <table:table-cell table:formula="of:=[.U130]-([.T130]+[.H1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5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226999998092651" calcext:value-type="float">
            <text:p>0,22699999809265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.72499990463257" calcext:value-type="float">
            <text:p>3,72499990463257</text:p>
          </table:table-cell>
          <table:table-cell table:style-name="Default" office:value-type="float" office:value="3041" calcext:value-type="float">
            <text:p>3041</text:p>
          </table:table-cell>
          <table:table-cell table:style-name="Default" office:value-type="float" office:value="0.832000017166138" calcext:value-type="float">
            <text:p>0,832000017166138</text:p>
          </table:table-cell>
          <table:table-cell table:style-name="Default" office:value-type="float" office:value="4.78399991989136" calcext:value-type="float">
            <text:p>4,78399991989136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33999991416931" calcext:value-type="float">
            <text:p>2,33999991416931</text:p>
          </table:table-cell>
          <table:table-cell table:style-name="Default" office:value-type="float" office:value="113646" calcext:value-type="float">
            <text:p>113646</text:p>
          </table:table-cell>
          <table:table-cell table:style-name="Default" office:value-type="float" office:value="236.091000080109" calcext:value-type="float">
            <text:p>236,091000080109</text:p>
          </table:table-cell>
          <table:table-cell table:style-name="Default" office:value-type="float" office:value="8431" calcext:value-type="float">
            <text:p>8431</text:p>
          </table:table-cell>
          <table:table-cell table:style-name="Default" office:value-type="float" office:value="11.8210000991821" calcext:value-type="float">
            <text:p>11,8210000991821</text:p>
          </table:table-cell>
          <table:table-cell table:style-name="Default" office:value-type="float" office:value="253.884000062942" calcext:value-type="float">
            <text:p>253,884000062942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3.50099992752075" calcext:value-type="float">
            <text:p>3,50099992752075</text:p>
          </table:table-cell>
          <table:table-cell table:style-name="Default" office:value-type="float" office:value="5434" calcext:value-type="float">
            <text:p>5434</text:p>
          </table:table-cell>
          <table:table-cell table:style-name="Default" office:value-type="float" office:value="8475" calcext:value-type="float">
            <text:p>8475</text:p>
          </table:table-cell>
          <table:table-cell table:style-name="Default" office:value-type="float" office:value="0.466000080108643" calcext:value-type="float">
            <text:p>0,466000080108643</text:p>
          </table:table-cell>
          <table:table-cell table:style-name="Default" office:value-type="float" office:value="150.573999881744" calcext:value-type="float">
            <text:p>150,573999881744</text:p>
          </table:table-cell>
          <table:table-cell table:formula="of:=[.U131]-([.T131]+[.H1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7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315999984741211" calcext:value-type="float">
            <text:p>0,3159999847412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6729998588562" calcext:value-type="float">
            <text:p>3,67299985885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4000043869019" calcext:value-type="float">
            <text:p>0,904000043869019</text:p>
          </table:table-cell>
          <table:table-cell table:style-name="Default" office:value-type="float" office:value="4.89299988746643" calcext:value-type="float">
            <text:p>4,89299988746643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43700003623962" calcext:value-type="float">
            <text:p>2,43700003623962</text:p>
          </table:table-cell>
          <table:table-cell table:style-name="Default" office:value-type="float" office:value="113257" calcext:value-type="float">
            <text:p>113257</text:p>
          </table:table-cell>
          <table:table-cell table:style-name="Default" office:value-type="float" office:value="246.185000181198" calcext:value-type="float">
            <text:p>246,1850001811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1999988555908" calcext:value-type="float">
            <text:p>2,11999988555908</text:p>
          </table:table-cell>
          <table:table-cell table:style-name="Default" office:value-type="float" office:value="254.34500002861" calcext:value-type="float">
            <text:p>254,34500002861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9300000667572" calcext:value-type="float">
            <text:p>2,93000006675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312000036239624" calcext:value-type="float">
            <text:p>0,312000036239624</text:p>
          </table:table-cell>
          <table:table-cell table:style-name="Default" office:value-type="float" office:value="174.457000017166" calcext:value-type="float">
            <text:p>174,457000017166</text:p>
          </table:table-cell>
          <table:table-cell table:formula="of:=[.U132]-([.T132]+[.H1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9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float" office:value="0.187000036239624" calcext:value-type="float">
            <text:p>0,1870000362396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78799986839294" calcext:value-type="float">
            <text:p>3,78799986839294</text:p>
          </table:table-cell>
          <table:table-cell table:style-name="Default" office:value-type="float" office:value="227" calcext:value-type="float">
            <text:p>227</text:p>
          </table:table-cell>
          <table:table-cell table:style-name="Default" office:value-type="float" office:value="0.975000143051147" calcext:value-type="float">
            <text:p>0,975000143051147</text:p>
          </table:table-cell>
          <table:table-cell table:style-name="Default" office:value-type="float" office:value="4.95000004768372" calcext:value-type="float">
            <text:p>4,95000004768372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float" office:value="2.56299996376038" calcext:value-type="float">
            <text:p>2,56299996376038</text:p>
          </table:table-cell>
          <table:table-cell table:style-name="Default" office:value-type="float" office:value="113133" calcext:value-type="float">
            <text:p>113133</text:p>
          </table:table-cell>
          <table:table-cell table:style-name="Default" office:value-type="float" office:value="253.292999982834" calcext:value-type="float">
            <text:p>253,292999982834</text:p>
          </table:table-cell>
          <table:table-cell table:style-name="Default" office:value-type="float" office:value="725" calcext:value-type="float">
            <text:p>725</text:p>
          </table:table-cell>
          <table:table-cell table:style-name="Default" office:value-type="float" office:value="1.83999991416931" calcext:value-type="float">
            <text:p>1,83999991416931</text:p>
          </table:table-cell>
          <table:table-cell table:style-name="Default" office:value-type="float" office:value="261.953999996185" calcext:value-type="float">
            <text:p>261,953999996185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float" office:value="2.65400004386902" calcext:value-type="float">
            <text:p>2,65400004386902</text:p>
          </table:table-cell>
          <table:table-cell table:style-name="Default" office:value-type="float" office:value="498" calcext:value-type="float">
            <text:p>498</text:p>
          </table:table-cell>
          <table:table-cell table:style-name="Default" office:value-type="float" office:value="725" calcext:value-type="float">
            <text:p>725</text:p>
          </table:table-cell>
          <table:table-cell table:style-name="Default" office:value-type="float" office:value="0.343999862670898" calcext:value-type="float">
            <text:p>0,343999862670898</text:p>
          </table:table-cell>
          <table:table-cell table:style-name="Default" office:value-type="float" office:value="181.833999872208" calcext:value-type="float">
            <text:p>181,833999872208</text:p>
          </table:table-cell>
          <table:table-cell table:formula="of:=[.U133]-([.T133]+[.H1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89999961853027" calcext:value-type="float">
            <text:p>0,289999961853027</text:p>
          </table:table-cell>
          <table:table-cell office:value-type="float" office:value="359" calcext:value-type="float">
            <text:p>359</text:p>
          </table:table-cell>
          <table:table-cell office:value-type="float" office:value="5.38100004196167" calcext:value-type="float">
            <text:p>5,38100004196167</text:p>
          </table:table-cell>
          <table:table-cell office:value-type="float" office:value="0" calcext:value-type="float">
            <text:p>0</text:p>
          </table:table-cell>
          <table:table-cell office:value-type="float" office:value="0.355000019073486" calcext:value-type="float">
            <text:p>0,355000019073486</text:p>
          </table:table-cell>
          <table:table-cell office:value-type="float" office:value="6.02600002288818" calcext:value-type="float">
            <text:p>6,02600002288818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8970000743866" calcext:value-type="float">
            <text:p>2,8970000743866</text:p>
          </table:table-cell>
          <table:table-cell office:value-type="float" office:value="128659" calcext:value-type="float">
            <text:p>128659</text:p>
          </table:table-cell>
          <table:table-cell office:value-type="float" office:value="248.409999847412" calcext:value-type="float">
            <text:p>248,409999847412</text:p>
          </table:table-cell>
          <table:table-cell office:value-type="float" office:value="0" calcext:value-type="float">
            <text:p>0</text:p>
          </table:table-cell>
          <table:table-cell office:value-type="float" office:value="57.2469999790192" calcext:value-type="float">
            <text:p>57,2469999790192</text:p>
          </table:table-cell>
          <table:table-cell office:value-type="float" office:value="313.638000011444" calcext:value-type="float">
            <text:p>313,638000011444</text:p>
          </table:table-cell>
          <table:table-cell office:value-type="float" office:value="37394" calcext:value-type="float">
            <text:p>37394</text:p>
          </table:table-cell>
          <table:table-cell office:value-type="float" office:value="6.4689998626709" calcext:value-type="float">
            <text:p>6,4689998626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300000667572" calcext:value-type="float">
            <text:p>7,4300000667572</text:p>
          </table:table-cell>
          <table:table-cell office:value-type="float" office:value="194.332999944687" calcext:value-type="float">
            <text:p>194,332999944687</text:p>
          </table:table-cell>
          <table:table-cell table:formula="of:=[.U134]-([.T134]+[.H13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194999933242798" calcext:value-type="float">
            <text:p>0,194999933242798</text:p>
          </table:table-cell>
          <table:table-cell office:value-type="float" office:value="119" calcext:value-type="float">
            <text:p>119</text:p>
          </table:table-cell>
          <table:table-cell office:value-type="float" office:value="4.46700000762939" calcext:value-type="float">
            <text:p>4,46700000762939</text:p>
          </table:table-cell>
          <table:table-cell office:value-type="float" office:value="1549" calcext:value-type="float">
            <text:p>1549</text:p>
          </table:table-cell>
          <table:table-cell office:value-type="float" office:value="0.41700005531311" calcext:value-type="float">
            <text:p>0,41700005531311</text:p>
          </table:table-cell>
          <table:table-cell office:value-type="float" office:value="5.0789999961853" calcext:value-type="float">
            <text:p>5,0789999961853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5550000667572" calcext:value-type="float">
            <text:p>2,5550000667572</text:p>
          </table:table-cell>
          <table:table-cell office:value-type="float" office:value="120582" calcext:value-type="float">
            <text:p>120582</text:p>
          </table:table-cell>
          <table:table-cell office:value-type="float" office:value="254.276999950409" calcext:value-type="float">
            <text:p>254,276999950409</text:p>
          </table:table-cell>
          <table:table-cell office:value-type="float" office:value="4544" calcext:value-type="float">
            <text:p>4544</text:p>
          </table:table-cell>
          <table:table-cell office:value-type="float" office:value="11.2509999275208" calcext:value-type="float">
            <text:p>11,2509999275208</text:p>
          </table:table-cell>
          <table:table-cell office:value-type="float" office:value="272.25" calcext:value-type="float">
            <text:p>272,25</text:p>
          </table:table-cell>
          <table:table-cell office:value-type="float" office:value="37394" calcext:value-type="float">
            <text:p>37394</text:p>
          </table:table-cell>
          <table:table-cell office:value-type="float" office:value="2.95900011062622" calcext:value-type="float">
            <text:p>2,95900011062622</text:p>
          </table:table-cell>
          <table:table-cell office:value-type="float" office:value="3015" calcext:value-type="float">
            <text:p>3015</text:p>
          </table:table-cell>
          <table:table-cell office:value-type="float" office:value="4564" calcext:value-type="float">
            <text:p>4564</text:p>
          </table:table-cell>
          <table:table-cell office:value-type="float" office:value="1.64000010490417" calcext:value-type="float">
            <text:p>1,64000010490417</text:p>
          </table:table-cell>
          <table:table-cell office:value-type="float" office:value="160.049999952316" calcext:value-type="float">
            <text:p>160,049999952316</text:p>
          </table:table-cell>
          <table:table-cell table:formula="of:=[.U135]-([.T135]+[.H13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315999984741211" calcext:value-type="float">
            <text:p>0,315999984741211</text:p>
          </table:table-cell>
          <table:table-cell office:value-type="float" office:value="35" calcext:value-type="float">
            <text:p>35</text:p>
          </table:table-cell>
          <table:table-cell office:value-type="float" office:value="4.45999979972839" calcext:value-type="float">
            <text:p>4,45999979972839</text:p>
          </table:table-cell>
          <table:table-cell office:value-type="float" office:value="0" calcext:value-type="float">
            <text:p>0</text:p>
          </table:table-cell>
          <table:table-cell office:value-type="float" office:value="0.313000202178955" calcext:value-type="float">
            <text:p>0,313000202178955</text:p>
          </table:table-cell>
          <table:table-cell office:value-type="float" office:value="5.08899998664856" calcext:value-type="float">
            <text:p>5,08899998664856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28599977493286" calcext:value-type="float">
            <text:p>2,28599977493286</text:p>
          </table:table-cell>
          <table:table-cell office:value-type="float" office:value="117115" calcext:value-type="float">
            <text:p>117115</text:p>
          </table:table-cell>
          <table:table-cell office:value-type="float" office:value="238.072000026703" calcext:value-type="float">
            <text:p>238,072000026703</text:p>
          </table:table-cell>
          <table:table-cell office:value-type="float" office:value="0" calcext:value-type="float">
            <text:p>0</text:p>
          </table:table-cell>
          <table:table-cell office:value-type="float" office:value="3.84299993515015" calcext:value-type="float">
            <text:p>3,84299993515015</text:p>
          </table:table-cell>
          <table:table-cell office:value-type="float" office:value="247.974999904633" calcext:value-type="float">
            <text:p>247,974999904633</text:p>
          </table:table-cell>
          <table:table-cell office:value-type="float" office:value="37394" calcext:value-type="float">
            <text:p>37394</text:p>
          </table:table-cell>
          <table:table-cell office:value-type="float" office:value="3.17799997329712" calcext:value-type="float">
            <text:p>3,17799997329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2000036239624" calcext:value-type="float">
            <text:p>0,312000036239624</text:p>
          </table:table-cell>
          <table:table-cell office:value-type="float" office:value="177.84500002861" calcext:value-type="float">
            <text:p>177,84500002861</text:p>
          </table:table-cell>
          <table:table-cell table:formula="of:=[.U136]-([.T136]+[.H1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78000116348267" calcext:value-type="float">
            <text:p>0,278000116348267</text:p>
          </table:table-cell>
          <table:table-cell office:value-type="float" office:value="23" calcext:value-type="float">
            <text:p>23</text:p>
          </table:table-cell>
          <table:table-cell office:value-type="float" office:value="4.11500000953674" calcext:value-type="float">
            <text:p>4,11500000953674</text:p>
          </table:table-cell>
          <table:table-cell office:value-type="float" office:value="0" calcext:value-type="float">
            <text:p>0</text:p>
          </table:table-cell>
          <table:table-cell office:value-type="float" office:value="0.218999862670898" calcext:value-type="float">
            <text:p>0,218999862670898</text:p>
          </table:table-cell>
          <table:table-cell office:value-type="float" office:value="4.61199998855591" calcext:value-type="float">
            <text:p>4,61199998855591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37800002098083" calcext:value-type="float">
            <text:p>2,37800002098083</text:p>
          </table:table-cell>
          <table:table-cell office:value-type="float" office:value="114988" calcext:value-type="float">
            <text:p>114988</text:p>
          </table:table-cell>
          <table:table-cell office:value-type="float" office:value="239.4359998703" calcext:value-type="float">
            <text:p>239,4359998703</text:p>
          </table:table-cell>
          <table:table-cell office:value-type="float" office:value="0" calcext:value-type="float">
            <text:p>0</text:p>
          </table:table-cell>
          <table:table-cell office:value-type="float" office:value="2.67300009727478" calcext:value-type="float">
            <text:p>2,67300009727478</text:p>
          </table:table-cell>
          <table:table-cell office:value-type="float" office:value="248.74799990654" calcext:value-type="float">
            <text:p>248,74799990654</text:p>
          </table:table-cell>
          <table:table-cell office:value-type="float" office:value="37394" calcext:value-type="float">
            <text:p>37394</text:p>
          </table:table-cell>
          <table:table-cell office:value-type="float" office:value="2.97900009155273" calcext:value-type="float">
            <text:p>2,979000091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999980926514" calcext:value-type="float">
            <text:p>0,144999980926514</text:p>
          </table:table-cell>
          <table:table-cell office:value-type="float" office:value="179.551999807358" calcext:value-type="float">
            <text:p>179,551999807358</text:p>
          </table:table-cell>
          <table:table-cell table:formula="of:=[.U137]-([.T137]+[.H1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1000_prob_0.3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265000104904175" calcext:value-type="float">
            <text:p>0,26500010490417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.17700004577637" calcext:value-type="float">
            <text:p>5,17700004577637</text:p>
          </table:table-cell>
          <table:table-cell table:style-name="Default" office:value-type="float" office:value="2378" calcext:value-type="float">
            <text:p>2378</text:p>
          </table:table-cell>
          <table:table-cell table:style-name="Default" office:value-type="float" office:value="1.09699988365173" calcext:value-type="float">
            <text:p>1,09699988365173</text:p>
          </table:table-cell>
          <table:table-cell table:style-name="Default" office:value-type="float" office:value="6.53900003433228" calcext:value-type="float">
            <text:p>6,53900003433228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84899997711182" calcext:value-type="float">
            <text:p>2,84899997711182</text:p>
          </table:table-cell>
          <table:table-cell table:style-name="Default" office:value-type="float" office:value="114525" calcext:value-type="float">
            <text:p>114525</text:p>
          </table:table-cell>
          <table:table-cell table:style-name="Default" office:value-type="float" office:value="247.180000066757" calcext:value-type="float">
            <text:p>247,180000066757</text:p>
          </table:table-cell>
          <table:table-cell table:style-name="Default" office:value-type="float" office:value="6804" calcext:value-type="float">
            <text:p>6804</text:p>
          </table:table-cell>
          <table:table-cell table:style-name="Default" office:value-type="float" office:value="3.55800008773804" calcext:value-type="float">
            <text:p>3,55800008773804</text:p>
          </table:table-cell>
          <table:table-cell table:style-name="Default" office:value-type="float" office:value="258.707999944687" calcext:value-type="float">
            <text:p>258,707999944687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3.19899988174438" calcext:value-type="float">
            <text:p>3,19899988174438</text:p>
          </table:table-cell>
          <table:table-cell table:style-name="Default" office:value-type="float" office:value="4456" calcext:value-type="float">
            <text:p>4456</text:p>
          </table:table-cell>
          <table:table-cell table:style-name="Default" office:value-type="float" office:value="6834" calcext:value-type="float">
            <text:p>6834</text:p>
          </table:table-cell>
          <table:table-cell table:style-name="Default" office:value-type="float" office:value="0.592999935150147" calcext:value-type="float">
            <text:p>0,592999935150147</text:p>
          </table:table-cell>
          <table:table-cell table:style-name="Default" office:value-type="float" office:value="168.253000020981" calcext:value-type="float">
            <text:p>168,253000020981</text:p>
          </table:table-cell>
          <table:table-cell table:formula="of:=[.U138]-([.T138]+[.H1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92999982833862" calcext:value-type="float">
            <text:p>0,292999982833862</text:p>
          </table:table-cell>
          <table:table-cell office:value-type="float" office:value="2" calcext:value-type="float">
            <text:p>2</text:p>
          </table:table-cell>
          <table:table-cell office:value-type="float" office:value="4.88100004196167" calcext:value-type="float">
            <text:p>4,88100004196167</text:p>
          </table:table-cell>
          <table:table-cell office:value-type="float" office:value="140" calcext:value-type="float">
            <text:p>140</text:p>
          </table:table-cell>
          <table:table-cell office:value-type="float" office:value="1.25499987602234" calcext:value-type="float">
            <text:p>1,25499987602234</text:p>
          </table:table-cell>
          <table:table-cell office:value-type="float" office:value="6.42899990081787" calcext:value-type="float">
            <text:p>6,42899990081787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6340000629425" calcext:value-type="float">
            <text:p>2,6340000629425</text:p>
          </table:table-cell>
          <table:table-cell office:value-type="float" office:value="113721" calcext:value-type="float">
            <text:p>113721</text:p>
          </table:table-cell>
          <table:table-cell office:value-type="float" office:value="253.794000148773" calcext:value-type="float">
            <text:p>253,794000148773</text:p>
          </table:table-cell>
          <table:table-cell office:value-type="float" office:value="438" calcext:value-type="float">
            <text:p>438</text:p>
          </table:table-cell>
          <table:table-cell office:value-type="float" office:value="2.28699994087219" calcext:value-type="float">
            <text:p>2,28699994087219</text:p>
          </table:table-cell>
          <table:table-cell office:value-type="float" office:value="263.430000066757" calcext:value-type="float">
            <text:p>263,430000066757</text:p>
          </table:table-cell>
          <table:table-cell office:value-type="float" office:value="37394" calcext:value-type="float">
            <text:p>37394</text:p>
          </table:table-cell>
          <table:table-cell office:value-type="float" office:value="2.46200013160706" calcext:value-type="float">
            <text:p>2,46200013160706</text:p>
          </table:table-cell>
          <table:table-cell office:value-type="float" office:value="298" calcext:value-type="float">
            <text:p>298</text:p>
          </table:table-cell>
          <table:table-cell office:value-type="float" office:value="438" calcext:value-type="float">
            <text:p>438</text:p>
          </table:table-cell>
          <table:table-cell office:value-type="float" office:value="0.568000078201294" calcext:value-type="float">
            <text:p>0,568000078201294</text:p>
          </table:table-cell>
          <table:table-cell office:value-type="float" office:value="184.584000110626" calcext:value-type="float">
            <text:p>184,584000110626</text:p>
          </table:table-cell>
          <table:table-cell table:formula="of:=[.U139]-([.T139]+[.H1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331000089645386" calcext:value-type="float">
            <text:p>0,331000089645386</text:p>
          </table:table-cell>
          <table:table-cell office:value-type="float" office:value="9" calcext:value-type="float">
            <text:p>9</text:p>
          </table:table-cell>
          <table:table-cell office:value-type="float" office:value="4.78499984741211" calcext:value-type="float">
            <text:p>4,78499984741211</text:p>
          </table:table-cell>
          <table:table-cell office:value-type="float" office:value="301" calcext:value-type="float">
            <text:p>301</text:p>
          </table:table-cell>
          <table:table-cell office:value-type="float" office:value="1.11500000953674" calcext:value-type="float">
            <text:p>1,11500000953674</text:p>
          </table:table-cell>
          <table:table-cell office:value-type="float" office:value="6.23099994659424" calcext:value-type="float">
            <text:p>6,23099994659424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58699989318848" calcext:value-type="float">
            <text:p>2,58699989318848</text:p>
          </table:table-cell>
          <table:table-cell office:value-type="float" office:value="113517" calcext:value-type="float">
            <text:p>113517</text:p>
          </table:table-cell>
          <table:table-cell office:value-type="float" office:value="250.90900015831" calcext:value-type="float">
            <text:p>250,90900015831</text:p>
          </table:table-cell>
          <table:table-cell office:value-type="float" office:value="947" calcext:value-type="float">
            <text:p>947</text:p>
          </table:table-cell>
          <table:table-cell office:value-type="float" office:value="6.58699989318848" calcext:value-type="float">
            <text:p>6,58699989318848</text:p>
          </table:table-cell>
          <table:table-cell office:value-type="float" office:value="264.704999923706" calcext:value-type="float">
            <text:p>264,704999923706</text:p>
          </table:table-cell>
          <table:table-cell office:value-type="float" office:value="37394" calcext:value-type="float">
            <text:p>37394</text:p>
          </table:table-cell>
          <table:table-cell office:value-type="float" office:value="3.07500004768372" calcext:value-type="float">
            <text:p>3,07500004768372</text:p>
          </table:table-cell>
          <table:table-cell office:value-type="float" office:value="648" calcext:value-type="float">
            <text:p>648</text:p>
          </table:table-cell>
          <table:table-cell office:value-type="float" office:value="949" calcext:value-type="float">
            <text:p>949</text:p>
          </table:table-cell>
          <table:table-cell office:value-type="float" office:value="0.505000114440918" calcext:value-type="float">
            <text:p>0,505000114440918</text:p>
          </table:table-cell>
          <table:table-cell office:value-type="float" office:value="179.861999988556" calcext:value-type="float">
            <text:p>179,861999988556</text:p>
          </table:table-cell>
          <table:table-cell table:formula="of:=[.U140]-([.T140]+[.H1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164999961853027" calcext:value-type="float">
            <text:p>0,164999961853027</text:p>
          </table:table-cell>
          <table:table-cell office:value-type="float" office:value="1" calcext:value-type="float">
            <text:p>1</text:p>
          </table:table-cell>
          <table:table-cell office:value-type="float" office:value="4.68600010871887" calcext:value-type="float">
            <text:p>4,68600010871887</text:p>
          </table:table-cell>
          <table:table-cell office:value-type="float" office:value="0" calcext:value-type="float">
            <text:p>0</text:p>
          </table:table-cell>
          <table:table-cell office:value-type="float" office:value="0.940999984741211" calcext:value-type="float">
            <text:p>0,940999984741211</text:p>
          </table:table-cell>
          <table:table-cell office:value-type="float" office:value="5.79200005531311" calcext:value-type="float">
            <text:p>5,79200005531311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56299996376038" calcext:value-type="float">
            <text:p>2,56299996376038</text:p>
          </table:table-cell>
          <table:table-cell office:value-type="float" office:value="113394" calcext:value-type="float">
            <text:p>113394</text:p>
          </table:table-cell>
          <table:table-cell office:value-type="float" office:value="243.5640001297" calcext:value-type="float">
            <text:p>243,5640001297</text:p>
          </table:table-cell>
          <table:table-cell office:value-type="float" office:value="0" calcext:value-type="float">
            <text:p>0</text:p>
          </table:table-cell>
          <table:table-cell office:value-type="float" office:value="1.82200002670288" calcext:value-type="float">
            <text:p>1,82200002670288</text:p>
          </table:table-cell>
          <table:table-cell office:value-type="float" office:value="252.322000026703" calcext:value-type="float">
            <text:p>252,322000026703</text:p>
          </table:table-cell>
          <table:table-cell office:value-type="float" office:value="37394" calcext:value-type="float">
            <text:p>37394</text:p>
          </table:table-cell>
          <table:table-cell office:value-type="float" office:value="2.57299995422363" calcext:value-type="float">
            <text:p>2,5729999542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3999967575073" calcext:value-type="float">
            <text:p>0,483999967575073</text:p>
          </table:table-cell>
          <table:table-cell office:value-type="float" office:value="182.706000089645" calcext:value-type="float">
            <text:p>182,706000089645</text:p>
          </table:table-cell>
          <table:table-cell table:formula="of:=[.U141]-([.T141]+[.H1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5" calcext:value-type="float">
            <text:p>0,25</text:p>
          </table:table-cell>
          <table:table-cell office:value-type="float" office:value="7" calcext:value-type="float">
            <text:p>7</text:p>
          </table:table-cell>
          <table:table-cell office:value-type="float" office:value="4.66599988937378" calcext:value-type="float">
            <text:p>4,66599988937378</text:p>
          </table:table-cell>
          <table:table-cell office:value-type="float" office:value="0" calcext:value-type="float">
            <text:p>0</text:p>
          </table:table-cell>
          <table:table-cell office:value-type="float" office:value="0.346000194549561" calcext:value-type="float">
            <text:p>0,346000194549561</text:p>
          </table:table-cell>
          <table:table-cell office:value-type="float" office:value="5.26200008392334" calcext:value-type="float">
            <text:p>5,26200008392334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75" calcext:value-type="float">
            <text:p>2,75</text:p>
          </table:table-cell>
          <table:table-cell office:value-type="float" office:value="118711" calcext:value-type="float">
            <text:p>118711</text:p>
          </table:table-cell>
          <table:table-cell office:value-type="float" office:value="247.519999980926" calcext:value-type="float">
            <text:p>247,519999980926</text:p>
          </table:table-cell>
          <table:table-cell office:value-type="float" office:value="0" calcext:value-type="float">
            <text:p>0</text:p>
          </table:table-cell>
          <table:table-cell office:value-type="float" office:value="2.19299983978271" calcext:value-type="float">
            <text:p>2,19299983978271</text:p>
          </table:table-cell>
          <table:table-cell office:value-type="float" office:value="257.02899980545" calcext:value-type="float">
            <text:p>257,02899980545</text:p>
          </table:table-cell>
          <table:table-cell office:value-type="float" office:value="37394" calcext:value-type="float">
            <text:p>37394</text:p>
          </table:table-cell>
          <table:table-cell office:value-type="float" office:value="2.87299990653992" calcext:value-type="float">
            <text:p>2,87299990653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999984741211" calcext:value-type="float">
            <text:p>0,315999984741211</text:p>
          </table:table-cell>
          <table:table-cell office:value-type="float" office:value="191.675999879837" calcext:value-type="float">
            <text:p>191,675999879837</text:p>
          </table:table-cell>
          <table:table-cell table:formula="of:=[.U142]-([.T142]+[.H1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492000102996826" calcext:value-type="float">
            <text:p>0,492000102996826</text:p>
          </table:table-cell>
          <table:table-cell office:value-type="float" office:value="13" calcext:value-type="float">
            <text:p>13</text:p>
          </table:table-cell>
          <table:table-cell office:value-type="float" office:value="9.96399998664856" calcext:value-type="float">
            <text:p>9,96399998664856</text:p>
          </table:table-cell>
          <table:table-cell office:value-type="float" office:value="0" calcext:value-type="float">
            <text:p>0</text:p>
          </table:table-cell>
          <table:table-cell office:value-type="float" office:value="1.09699988365173" calcext:value-type="float">
            <text:p>1,09699988365173</text:p>
          </table:table-cell>
          <table:table-cell office:value-type="float" office:value="11.5599999427795" calcext:value-type="float">
            <text:p>11,5599999427795</text:p>
          </table:table-cell>
          <table:table-cell office:value-type="float" office:value="113234" calcext:value-type="float">
            <text:p>113234</text:p>
          </table:table-cell>
          <table:table-cell office:value-type="float" office:value="4.13300013542175" calcext:value-type="float">
            <text:p>4,13300013542175</text:p>
          </table:table-cell>
          <table:table-cell office:value-type="float" office:value="116180" calcext:value-type="float">
            <text:p>116180</text:p>
          </table:table-cell>
          <table:table-cell office:value-type="float" office:value="259.371999979019" calcext:value-type="float">
            <text:p>259,371999979019</text:p>
          </table:table-cell>
          <table:table-cell office:value-type="float" office:value="0" calcext:value-type="float">
            <text:p>0</text:p>
          </table:table-cell>
          <table:table-cell office:value-type="float" office:value="3.10599994659424" calcext:value-type="float">
            <text:p>3,10599994659424</text:p>
          </table:table-cell>
          <table:table-cell office:value-type="float" office:value="271.628999948502" calcext:value-type="float">
            <text:p>271,628999948502</text:p>
          </table:table-cell>
          <table:table-cell office:value-type="float" office:value="37394" calcext:value-type="float">
            <text:p>37394</text:p>
          </table:table-cell>
          <table:table-cell office:value-type="float" office:value="3.48299980163574" calcext:value-type="float">
            <text:p>3,48299980163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5000066757202" calcext:value-type="float">
            <text:p>0,305000066757202</text:p>
          </table:table-cell>
          <table:table-cell office:value-type="float" office:value="183.578999996185" calcext:value-type="float">
            <text:p>183,578999996185</text:p>
          </table:table-cell>
          <table:table-cell table:formula="of:=[.U143]-([.T143]+[.H1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1399998664856" calcext:value-type="float">
            <text:p>0,21399998664856</text:p>
          </table:table-cell>
          <table:table-cell office:value-type="float" office:value="2" calcext:value-type="float">
            <text:p>2</text:p>
          </table:table-cell>
          <table:table-cell office:value-type="float" office:value="4.57699990272522" calcext:value-type="float">
            <text:p>4,57699990272522</text:p>
          </table:table-cell>
          <table:table-cell office:value-type="float" office:value="1226" calcext:value-type="float">
            <text:p>1226</text:p>
          </table:table-cell>
          <table:table-cell office:value-type="float" office:value="0.335000038146973" calcext:value-type="float">
            <text:p>0,335000038146973</text:p>
          </table:table-cell>
          <table:table-cell office:value-type="float" office:value="5.12599992752075" calcext:value-type="float">
            <text:p>5,12599992752075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47699999809265" calcext:value-type="float">
            <text:p>2,47699999809265</text:p>
          </table:table-cell>
          <table:table-cell office:value-type="float" office:value="114422" calcext:value-type="float">
            <text:p>114422</text:p>
          </table:table-cell>
          <table:table-cell office:value-type="float" office:value="258.516000032425" calcext:value-type="float">
            <text:p>258,516000032425</text:p>
          </table:table-cell>
          <table:table-cell office:value-type="float" office:value="3666" calcext:value-type="float">
            <text:p>3666</text:p>
          </table:table-cell>
          <table:table-cell office:value-type="float" office:value="1.37600016593933" calcext:value-type="float">
            <text:p>1,37600016593933</text:p>
          </table:table-cell>
          <table:table-cell office:value-type="float" office:value="267.258000135422" calcext:value-type="float">
            <text:p>267,258000135422</text:p>
          </table:table-cell>
          <table:table-cell office:value-type="float" office:value="37394" calcext:value-type="float">
            <text:p>37394</text:p>
          </table:table-cell>
          <table:table-cell office:value-type="float" office:value="3.04100012779236" calcext:value-type="float">
            <text:p>3,04100012779236</text:p>
          </table:table-cell>
          <table:table-cell office:value-type="float" office:value="2447" calcext:value-type="float">
            <text:p>2447</text:p>
          </table:table-cell>
          <table:table-cell office:value-type="float" office:value="3673" calcext:value-type="float">
            <text:p>3673</text:p>
          </table:table-cell>
          <table:table-cell office:value-type="float" office:value="0.128000020980835" calcext:value-type="float">
            <text:p>0,128000020980835</text:p>
          </table:table-cell>
          <table:table-cell office:value-type="float" office:value="175.96799993515" calcext:value-type="float">
            <text:p>175,96799993515</text:p>
          </table:table-cell>
          <table:table-cell table:formula="of:=[.U144]-([.T144]+[.H1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0799994468689" calcext:value-type="float">
            <text:p>0,20799994468689</text:p>
          </table:table-cell>
          <table:table-cell office:value-type="float" office:value="1" calcext:value-type="float">
            <text:p>1</text:p>
          </table:table-cell>
          <table:table-cell office:value-type="float" office:value="4.4850001335144" calcext:value-type="float">
            <text:p>4,4850001335144</text:p>
          </table:table-cell>
          <table:table-cell office:value-type="float" office:value="600" calcext:value-type="float">
            <text:p>600</text:p>
          </table:table-cell>
          <table:table-cell office:value-type="float" office:value="0.447999954223633" calcext:value-type="float">
            <text:p>0,447999954223633</text:p>
          </table:table-cell>
          <table:table-cell office:value-type="float" office:value="5.14100003242493" calcext:value-type="float">
            <text:p>5,14100003242493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51500010490417" calcext:value-type="float">
            <text:p>2,51500010490417</text:p>
          </table:table-cell>
          <table:table-cell office:value-type="float" office:value="113879" calcext:value-type="float">
            <text:p>113879</text:p>
          </table:table-cell>
          <table:table-cell office:value-type="float" office:value="247.925999879837" calcext:value-type="float">
            <text:p>247,925999879837</text:p>
          </table:table-cell>
          <table:table-cell office:value-type="float" office:value="1879" calcext:value-type="float">
            <text:p>1879</text:p>
          </table:table-cell>
          <table:table-cell office:value-type="float" office:value="1.16400003433228" calcext:value-type="float">
            <text:p>1,16400003433228</text:p>
          </table:table-cell>
          <table:table-cell office:value-type="float" office:value="260.072000026703" calcext:value-type="float">
            <text:p>260,072000026703</text:p>
          </table:table-cell>
          <table:table-cell office:value-type="float" office:value="37394" calcext:value-type="float">
            <text:p>37394</text:p>
          </table:table-cell>
          <table:table-cell office:value-type="float" office:value="2.57299995422363" calcext:value-type="float">
            <text:p>2,57299995422363</text:p>
          </table:table-cell>
          <table:table-cell office:value-type="float" office:value="1284" calcext:value-type="float">
            <text:p>1284</text:p>
          </table:table-cell>
          <table:table-cell office:value-type="float" office:value="1884" calcext:value-type="float">
            <text:p>1884</text:p>
          </table:table-cell>
          <table:table-cell office:value-type="float" office:value="0.10699987411499" calcext:value-type="float">
            <text:p>0,10699987411499</text:p>
          </table:table-cell>
          <table:table-cell office:value-type="float" office:value="173.034999847412" calcext:value-type="float">
            <text:p>173,034999847412</text:p>
          </table:table-cell>
          <table:table-cell table:formula="of:=[.U145]-([.T145]+[.H1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3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382999897003174" calcext:value-type="float">
            <text:p>0,38299989700317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007000207901" calcext:value-type="float">
            <text:p>6,007000207901</text:p>
          </table:table-cell>
          <table:table-cell table:style-name="Default" office:value-type="float" office:value="1531" calcext:value-type="float">
            <text:p>1531</text:p>
          </table:table-cell>
          <table:table-cell table:style-name="Default" office:value-type="float" office:value="4.08799982070923" calcext:value-type="float">
            <text:p>4,08799982070923</text:p>
          </table:table-cell>
          <table:table-cell table:style-name="Default" office:value-type="float" office:value="10.4779999256134" calcext:value-type="float">
            <text:p>10,4779999256134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4.12700009346008" calcext:value-type="float">
            <text:p>4,12700009346008</text:p>
          </table:table-cell>
          <table:table-cell table:style-name="Default" office:value-type="float" office:value="113926" calcext:value-type="float">
            <text:p>113926</text:p>
          </table:table-cell>
          <table:table-cell table:style-name="Default" office:value-type="float" office:value="287.924999952316" calcext:value-type="float">
            <text:p>287,924999952316</text:p>
          </table:table-cell>
          <table:table-cell table:style-name="Default" office:value-type="float" office:value="4465" calcext:value-type="float">
            <text:p>4465</text:p>
          </table:table-cell>
          <table:table-cell table:style-name="Default" office:value-type="float" office:value="5.13800001144409" calcext:value-type="float">
            <text:p>5,13800001144409</text:p>
          </table:table-cell>
          <table:table-cell table:style-name="Default" office:value-type="float" office:value="304.81299996376" calcext:value-type="float">
            <text:p>304,81299996376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73300004005432" calcext:value-type="float">
            <text:p>2,73300004005432</text:p>
          </table:table-cell>
          <table:table-cell table:style-name="Default" office:value-type="float" office:value="2949" calcext:value-type="float">
            <text:p>2949</text:p>
          </table:table-cell>
          <table:table-cell table:style-name="Default" office:value-type="float" office:value="4480" calcext:value-type="float">
            <text:p>4480</text:p>
          </table:table-cell>
          <table:table-cell table:style-name="Default" office:value-type="float" office:value="2.84999990463257" calcext:value-type="float">
            <text:p>2,84999990463257</text:p>
          </table:table-cell>
          <table:table-cell table:style-name="Default" office:value-type="float" office:value="161.588000059128" calcext:value-type="float">
            <text:p>161,588000059128</text:p>
          </table:table-cell>
          <table:table-cell table:formula="of:=[.U146]-([.T146]+[.H1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5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674000024795532" calcext:value-type="float">
            <text:p>0,6740000247955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08200001716614" calcext:value-type="float">
            <text:p>8,082000017166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5499992370606" calcext:value-type="float">
            <text:p>4,45499992370606</text:p>
          </table:table-cell>
          <table:table-cell table:style-name="Default" office:value-type="float" office:value="13.2109999656677" calcext:value-type="float">
            <text:p>13,2109999656677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3.01299977302551" calcext:value-type="float">
            <text:p>3,01299977302551</text:p>
          </table:table-cell>
          <table:table-cell table:style-name="Default" office:value-type="float" office:value="113455" calcext:value-type="float">
            <text:p>113455</text:p>
          </table:table-cell>
          <table:table-cell table:style-name="Default" office:value-type="float" office:value="260.422000169754" calcext:value-type="float">
            <text:p>260,4220001697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769999027252" calcext:value-type="float">
            <text:p>10,5769999027252</text:p>
          </table:table-cell>
          <table:table-cell table:style-name="Default" office:value-type="float" office:value="281.609999895096" calcext:value-type="float">
            <text:p>281,609999895096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3.52100014686584" calcext:value-type="float">
            <text:p>3,521000146865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86900019645691" calcext:value-type="float">
            <text:p>2,86900019645691</text:p>
          </table:table-cell>
          <table:table-cell table:style-name="Default" office:value-type="float" office:value="192.924000024796" calcext:value-type="float">
            <text:p>192,924000024796</text:p>
          </table:table-cell>
          <table:table-cell table:formula="of:=[.U147]-([.T147]+[.H1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7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264999866485596" calcext:value-type="float">
            <text:p>0,2649998664855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36300015449524" calcext:value-type="float">
            <text:p>6,36300015449524</text:p>
          </table:table-cell>
          <table:table-cell table:style-name="Default" office:value-type="float" office:value="1377" calcext:value-type="float">
            <text:p>1377</text:p>
          </table:table-cell>
          <table:table-cell table:style-name="Default" office:value-type="float" office:value="3.96599984169006" calcext:value-type="float">
            <text:p>3,96599984169006</text:p>
          </table:table-cell>
          <table:table-cell table:style-name="Default" office:value-type="float" office:value="10.5939998626709" calcext:value-type="float">
            <text:p>10,5939998626709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61800003051758" calcext:value-type="float">
            <text:p>2,61800003051758</text:p>
          </table:table-cell>
          <table:table-cell table:style-name="Default" office:value-type="float" office:value="113357" calcext:value-type="float">
            <text:p>113357</text:p>
          </table:table-cell>
          <table:table-cell table:style-name="Default" office:value-type="float" office:value="261.744999885559" calcext:value-type="float">
            <text:p>261,744999885559</text:p>
          </table:table-cell>
          <table:table-cell table:style-name="Default" office:value-type="float" office:value="4061" calcext:value-type="float">
            <text:p>4061</text:p>
          </table:table-cell>
          <table:table-cell table:style-name="Default" office:value-type="float" office:value="5.85500001907349" calcext:value-type="float">
            <text:p>5,85500001907349</text:p>
          </table:table-cell>
          <table:table-cell table:style-name="Default" office:value-type="float" office:value="276.085999965668" calcext:value-type="float">
            <text:p>276,085999965668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3.56699991226196" calcext:value-type="float">
            <text:p>3,56699991226196</text:p>
          </table:table-cell>
          <table:table-cell table:style-name="Default" office:value-type="float" office:value="2692" calcext:value-type="float">
            <text:p>2692</text:p>
          </table:table-cell>
          <table:table-cell table:style-name="Default" office:value-type="float" office:value="4069" calcext:value-type="float">
            <text:p>4069</text:p>
          </table:table-cell>
          <table:table-cell table:style-name="Default" office:value-type="float" office:value="2.72699999809265" calcext:value-type="float">
            <text:p>2,72699999809265</text:p>
          </table:table-cell>
          <table:table-cell table:style-name="Default" office:value-type="float" office:value="185.046000003815" calcext:value-type="float">
            <text:p>185,046000003815</text:p>
          </table:table-cell>
          <table:table-cell table:formula="of:=[.U148]-([.T148]+[.H1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9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426000118255615" calcext:value-type="float">
            <text:p>0,4260001182556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.5239999294281" calcext:value-type="float">
            <text:p>6,5239999294281</text:p>
          </table:table-cell>
          <table:table-cell table:style-name="Default" office:value-type="float" office:value="796" calcext:value-type="float">
            <text:p>796</text:p>
          </table:table-cell>
          <table:table-cell table:style-name="Default" office:value-type="float" office:value="3.98200011253357" calcext:value-type="float">
            <text:p>3,98200011253357</text:p>
          </table:table-cell>
          <table:table-cell table:style-name="Default" office:value-type="float" office:value="10.9320001602173" calcext:value-type="float">
            <text:p>10,9320001602173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48099994659424" calcext:value-type="float">
            <text:p>2,48099994659424</text:p>
          </table:table-cell>
          <table:table-cell table:style-name="Default" office:value-type="float" office:value="113309" calcext:value-type="float">
            <text:p>113309</text:p>
          </table:table-cell>
          <table:table-cell table:style-name="Default" office:value-type="float" office:value="251.148000001907" calcext:value-type="float">
            <text:p>251,148000001907</text:p>
          </table:table-cell>
          <table:table-cell table:style-name="Default" office:value-type="float" office:value="2398" calcext:value-type="float">
            <text:p>2398</text:p>
          </table:table-cell>
          <table:table-cell table:style-name="Default" office:value-type="float" office:value="16.885999917984" calcext:value-type="float">
            <text:p>16,885999917984</text:p>
          </table:table-cell>
          <table:table-cell table:style-name="Default" office:value-type="float" office:value="276.476999998093" calcext:value-type="float">
            <text:p>276,476999998093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3.20300006866455" calcext:value-type="float">
            <text:p>3,20300006866455</text:p>
          </table:table-cell>
          <table:table-cell table:style-name="Default" office:value-type="float" office:value="1606" calcext:value-type="float">
            <text:p>1606</text:p>
          </table:table-cell>
          <table:table-cell table:style-name="Default" office:value-type="float" office:value="2402" calcext:value-type="float">
            <text:p>2402</text:p>
          </table:table-cell>
          <table:table-cell table:style-name="Default" office:value-type="float" office:value="2.12599992752075" calcext:value-type="float">
            <text:p>2,12599992752075</text:p>
          </table:table-cell>
          <table:table-cell table:style-name="Default" office:value-type="float" office:value="192.790999889374" calcext:value-type="float">
            <text:p>192,790999889374</text:p>
          </table:table-cell>
          <table:table-cell table:formula="of:=[.U149]-([.T149]+[.H14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322000026702881" calcext:value-type="float">
            <text:p>0,322000026702881</text:p>
          </table:table-cell>
          <table:table-cell office:value-type="float" office:value="306" calcext:value-type="float">
            <text:p>306</text:p>
          </table:table-cell>
          <table:table-cell office:value-type="float" office:value="5.71600008010864" calcext:value-type="float">
            <text:p>5,71600008010864</text:p>
          </table:table-cell>
          <table:table-cell office:value-type="float" office:value="0" calcext:value-type="float">
            <text:p>0</text:p>
          </table:table-cell>
          <table:table-cell office:value-type="float" office:value="0.386999845504761" calcext:value-type="float">
            <text:p>0,386999845504761</text:p>
          </table:table-cell>
          <table:table-cell office:value-type="float" office:value="6.42499995231628" calcext:value-type="float">
            <text:p>6,42499995231628</text:p>
          </table:table-cell>
          <table:table-cell office:value-type="float" office:value="113234" calcext:value-type="float">
            <text:p>113234</text:p>
          </table:table-cell>
          <table:table-cell office:value-type="float" office:value="3.0460000038147" calcext:value-type="float">
            <text:p>3,0460000038147</text:p>
          </table:table-cell>
          <table:table-cell office:value-type="float" office:value="125678" calcext:value-type="float">
            <text:p>125678</text:p>
          </table:table-cell>
          <table:table-cell office:value-type="float" office:value="263.323999881744" calcext:value-type="float">
            <text:p>263,323999881744</text:p>
          </table:table-cell>
          <table:table-cell office:value-type="float" office:value="0" calcext:value-type="float">
            <text:p>0</text:p>
          </table:table-cell>
          <table:table-cell office:value-type="float" office:value="20.085000038147" calcext:value-type="float">
            <text:p>20,085000038147</text:p>
          </table:table-cell>
          <table:table-cell office:value-type="float" office:value="291.75200009346" calcext:value-type="float">
            <text:p>291,75200009346</text:p>
          </table:table-cell>
          <table:table-cell office:value-type="float" office:value="37394" calcext:value-type="float">
            <text:p>37394</text:p>
          </table:table-cell>
          <table:table-cell office:value-type="float" office:value="2.71599984169006" calcext:value-type="float">
            <text:p>2,71599984169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899995803833" calcext:value-type="float">
            <text:p>3,36899995803833</text:p>
          </table:table-cell>
          <table:table-cell office:value-type="float" office:value="207.444000005722" calcext:value-type="float">
            <text:p>207,444000005722</text:p>
          </table:table-cell>
          <table:table-cell table:formula="of:=[.U150]-([.T150]+[.H1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330999851226807" calcext:value-type="float">
            <text:p>0,330999851226807</text:p>
          </table:table-cell>
          <table:table-cell office:value-type="float" office:value="27" calcext:value-type="float">
            <text:p>27</text:p>
          </table:table-cell>
          <table:table-cell office:value-type="float" office:value="4.46900010108948" calcext:value-type="float">
            <text:p>4,46900010108948</text:p>
          </table:table-cell>
          <table:table-cell office:value-type="float" office:value="0" calcext:value-type="float">
            <text:p>0</text:p>
          </table:table-cell>
          <table:table-cell office:value-type="float" office:value="0.323999881744385" calcext:value-type="float">
            <text:p>0,323999881744385</text:p>
          </table:table-cell>
          <table:table-cell office:value-type="float" office:value="5.12399983406067" calcext:value-type="float">
            <text:p>5,12399983406067</text:p>
          </table:table-cell>
          <table:table-cell office:value-type="float" office:value="113234" calcext:value-type="float">
            <text:p>113234</text:p>
          </table:table-cell>
          <table:table-cell office:value-type="float" office:value="3.10800004005432" calcext:value-type="float">
            <text:p>3,10800004005432</text:p>
          </table:table-cell>
          <table:table-cell office:value-type="float" office:value="120747" calcext:value-type="float">
            <text:p>120747</text:p>
          </table:table-cell>
          <table:table-cell office:value-type="float" office:value="268.449000120163" calcext:value-type="float">
            <text:p>268,449000120163</text:p>
          </table:table-cell>
          <table:table-cell office:value-type="float" office:value="0" calcext:value-type="float">
            <text:p>0</text:p>
          </table:table-cell>
          <table:table-cell office:value-type="float" office:value="2.14699983596802" calcext:value-type="float">
            <text:p>2,14699983596802</text:p>
          </table:table-cell>
          <table:table-cell office:value-type="float" office:value="278.540999889374" calcext:value-type="float">
            <text:p>278,540999889374</text:p>
          </table:table-cell>
          <table:table-cell office:value-type="float" office:value="37394" calcext:value-type="float">
            <text:p>37394</text:p>
          </table:table-cell>
          <table:table-cell office:value-type="float" office:value="3.42200016975403" calcext:value-type="float">
            <text:p>3,42200016975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2999973297119" calcext:value-type="float">
            <text:p>0,302999973297119</text:p>
          </table:table-cell>
          <table:table-cell office:value-type="float" office:value="196.806999921799" calcext:value-type="float">
            <text:p>196,806999921799</text:p>
          </table:table-cell>
          <table:table-cell table:formula="of:=[.U151]-([.T151]+[.H1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40000009536743" calcext:value-type="float">
            <text:p>0,240000009536743</text:p>
          </table:table-cell>
          <table:table-cell office:value-type="float" office:value="161" calcext:value-type="float">
            <text:p>161</text:p>
          </table:table-cell>
          <table:table-cell office:value-type="float" office:value="4.75399994850159" calcext:value-type="float">
            <text:p>4,75399994850159</text:p>
          </table:table-cell>
          <table:table-cell office:value-type="float" office:value="0" calcext:value-type="float">
            <text:p>0</text:p>
          </table:table-cell>
          <table:table-cell office:value-type="float" office:value="0.335999965667725" calcext:value-type="float">
            <text:p>0,335999965667725</text:p>
          </table:table-cell>
          <table:table-cell office:value-type="float" office:value="5.32999992370606" calcext:value-type="float">
            <text:p>5,32999992370606</text:p>
          </table:table-cell>
          <table:table-cell office:value-type="float" office:value="113234" calcext:value-type="float">
            <text:p>113234</text:p>
          </table:table-cell>
          <table:table-cell office:value-type="float" office:value="3.02500009536743" calcext:value-type="float">
            <text:p>3,02500009536743</text:p>
          </table:table-cell>
          <table:table-cell office:value-type="float" office:value="119809" calcext:value-type="float">
            <text:p>119809</text:p>
          </table:table-cell>
          <table:table-cell office:value-type="float" office:value="278.217000007629" calcext:value-type="float">
            <text:p>278,217000007629</text:p>
          </table:table-cell>
          <table:table-cell office:value-type="float" office:value="0" calcext:value-type="float">
            <text:p>0</text:p>
          </table:table-cell>
          <table:table-cell office:value-type="float" office:value="10.8090000152588" calcext:value-type="float">
            <text:p>10,8090000152588</text:p>
          </table:table-cell>
          <table:table-cell office:value-type="float" office:value="296.738000154495" calcext:value-type="float">
            <text:p>296,738000154495</text:p>
          </table:table-cell>
          <table:table-cell office:value-type="float" office:value="37394" calcext:value-type="float">
            <text:p>37394</text:p>
          </table:table-cell>
          <table:table-cell office:value-type="float" office:value="2.93400001525879" calcext:value-type="float">
            <text:p>2,93400001525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599998474121" calcext:value-type="float">
            <text:p>1,06599998474121</text:p>
          </table:table-cell>
          <table:table-cell office:value-type="float" office:value="219.507999897003" calcext:value-type="float">
            <text:p>219,507999897003</text:p>
          </table:table-cell>
          <table:table-cell table:formula="of:=[.U152]-([.T152]+[.H1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261000156402588" calcext:value-type="float">
            <text:p>0,261000156402588</text:p>
          </table:table-cell>
          <table:table-cell office:value-type="float" office:value="22" calcext:value-type="float">
            <text:p>22</text:p>
          </table:table-cell>
          <table:table-cell office:value-type="float" office:value="4.50099992752075" calcext:value-type="float">
            <text:p>4,50099992752075</text:p>
          </table:table-cell>
          <table:table-cell office:value-type="float" office:value="0" calcext:value-type="float">
            <text:p>0</text:p>
          </table:table-cell>
          <table:table-cell office:value-type="float" office:value="0.301000118255615" calcext:value-type="float">
            <text:p>0,301000118255615</text:p>
          </table:table-cell>
          <table:table-cell office:value-type="float" office:value="5.06300020217896" calcext:value-type="float">
            <text:p>5,06300020217896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88599991798401" calcext:value-type="float">
            <text:p>2,88599991798401</text:p>
          </table:table-cell>
          <table:table-cell office:value-type="float" office:value="116472" calcext:value-type="float">
            <text:p>116472</text:p>
          </table:table-cell>
          <table:table-cell office:value-type="float" office:value="274.28400015831" calcext:value-type="float">
            <text:p>274,28400015831</text:p>
          </table:table-cell>
          <table:table-cell office:value-type="float" office:value="0" calcext:value-type="float">
            <text:p>0</text:p>
          </table:table-cell>
          <table:table-cell office:value-type="float" office:value="2.33999991416931" calcext:value-type="float">
            <text:p>2,33999991416931</text:p>
          </table:table-cell>
          <table:table-cell office:value-type="float" office:value="284.148999929428" calcext:value-type="float">
            <text:p>284,148999929428</text:p>
          </table:table-cell>
          <table:table-cell office:value-type="float" office:value="37394" calcext:value-type="float">
            <text:p>37394</text:p>
          </table:table-cell>
          <table:table-cell office:value-type="float" office:value="3.06000018119812" calcext:value-type="float">
            <text:p>3,06000018119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0000019073486" calcext:value-type="float">
            <text:p>0,230000019073486</text:p>
          </table:table-cell>
          <table:table-cell office:value-type="float" office:value="204.882999897003" calcext:value-type="float">
            <text:p>204,882999897003</text:p>
          </table:table-cell>
          <table:table-cell table:formula="of:=[.U153]-([.T153]+[.H1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3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327000141143799" calcext:value-type="float">
            <text:p>0,327000141143799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4.80900001525879" calcext:value-type="float">
            <text:p>4,809000015258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70000076293945" calcext:value-type="float">
            <text:p>0,670000076293945</text:p>
          </table:table-cell>
          <table:table-cell table:style-name="Default" office:value-type="float" office:value="5.80700016021729" calcext:value-type="float">
            <text:p>5,80700016021729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60800004005432" calcext:value-type="float">
            <text:p>2,60800004005432</text:p>
          </table:table-cell>
          <table:table-cell table:style-name="Default" office:value-type="float" office:value="115654" calcext:value-type="float">
            <text:p>115654</text:p>
          </table:table-cell>
          <table:table-cell table:style-name="Default" office:value-type="float" office:value="281.351000070572" calcext:value-type="float">
            <text:p>281,3510000705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18400001525879" calcext:value-type="float">
            <text:p>7,18400001525879</text:p>
          </table:table-cell>
          <table:table-cell table:style-name="Default" office:value-type="float" office:value="296.243999958038" calcext:value-type="float">
            <text:p>296,243999958038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78600001335144" calcext:value-type="float">
            <text:p>2,786000013351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10999917984009" calcext:value-type="float">
            <text:p>0,510999917984009</text:p>
          </table:table-cell>
          <table:table-cell table:style-name="Default" office:value-type="float" office:value="181.305999994278" calcext:value-type="float">
            <text:p>181,305999994278</text:p>
          </table:table-cell>
          <table:table-cell table:formula="of:=[.U154]-([.T154]+[.H1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5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345999956130981" calcext:value-type="float">
            <text:p>0,34599995613098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.58699989318848" calcext:value-type="float">
            <text:p>5,586999893188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7000169754028" calcext:value-type="float">
            <text:p>0,797000169754028</text:p>
          </table:table-cell>
          <table:table-cell table:style-name="Default" office:value-type="float" office:value="6.73000001907349" calcext:value-type="float">
            <text:p>6,73000001907349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59699988365173" calcext:value-type="float">
            <text:p>2,59699988365173</text:p>
          </table:table-cell>
          <table:table-cell table:style-name="Default" office:value-type="float" office:value="114446" calcext:value-type="float">
            <text:p>114446</text:p>
          </table:table-cell>
          <table:table-cell table:style-name="Default" office:value-type="float" office:value="275.338999986649" calcext:value-type="float">
            <text:p>275,3389999866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5999994277954" calcext:value-type="float">
            <text:p>4,55999994277954</text:p>
          </table:table-cell>
          <table:table-cell table:style-name="Default" office:value-type="float" office:value="287.369999885559" calcext:value-type="float">
            <text:p>287,369999885559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60699987411499" calcext:value-type="float">
            <text:p>2,6069998741149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270999908447266" calcext:value-type="float">
            <text:p>0,270999908447266</text:p>
          </table:table-cell>
          <table:table-cell table:style-name="Default" office:value-type="float" office:value="181.15299987793" calcext:value-type="float">
            <text:p>181,15299987793</text:p>
          </table:table-cell>
          <table:table-cell table:formula="of:=[.U155]-([.T155]+[.H15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7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344000101089478" calcext:value-type="float">
            <text:p>0,34400010108947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.72099995613098" calcext:value-type="float">
            <text:p>4,72099995613098</text:p>
          </table:table-cell>
          <table:table-cell table:style-name="Default" office:value-type="float" office:value="2381" calcext:value-type="float">
            <text:p>2381</text:p>
          </table:table-cell>
          <table:table-cell table:style-name="Default" office:value-type="float" office:value="0.697999954223633" calcext:value-type="float">
            <text:p>0,697999954223633</text:p>
          </table:table-cell>
          <table:table-cell table:style-name="Default" office:value-type="float" office:value="5.76300001144409" calcext:value-type="float">
            <text:p>5,76300001144409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7960000038147" calcext:value-type="float">
            <text:p>2,7960000038147</text:p>
          </table:table-cell>
          <table:table-cell table:style-name="Default" office:value-type="float" office:value="113962" calcext:value-type="float">
            <text:p>113962</text:p>
          </table:table-cell>
          <table:table-cell table:style-name="Default" office:value-type="float" office:value="269.492000102997" calcext:value-type="float">
            <text:p>269,492000102997</text:p>
          </table:table-cell>
          <table:table-cell table:style-name="Default" office:value-type="float" office:value="6782" calcext:value-type="float">
            <text:p>6782</text:p>
          </table:table-cell>
          <table:table-cell table:style-name="Default" office:value-type="float" office:value="10.9639999866486" calcext:value-type="float">
            <text:p>10,9639999866486</text:p>
          </table:table-cell>
          <table:table-cell table:style-name="Default" office:value-type="float" office:value="288.003000020981" calcext:value-type="float">
            <text:p>288,003000020981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4.88300013542175" calcext:value-type="float">
            <text:p>4,88300013542175</text:p>
          </table:table-cell>
          <table:table-cell table:style-name="Default" office:value-type="float" office:value="4430" calcext:value-type="float">
            <text:p>4430</text:p>
          </table:table-cell>
          <table:table-cell table:style-name="Default" office:value-type="float" office:value="6811" calcext:value-type="float">
            <text:p>6811</text:p>
          </table:table-cell>
          <table:table-cell table:style-name="Default" office:value-type="float" office:value="0.269999980926514" calcext:value-type="float">
            <text:p>0,269999980926514</text:p>
          </table:table-cell>
          <table:table-cell table:style-name="Default" office:value-type="float" office:value="164.665999889374" calcext:value-type="float">
            <text:p>164,665999889374</text:p>
          </table:table-cell>
          <table:table-cell table:formula="of:=[.U156]-([.T156]+[.H1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9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177000045776367" calcext:value-type="float">
            <text:p>0,17700004577636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54299998283386" calcext:value-type="float">
            <text:p>4,54299998283386</text:p>
          </table:table-cell>
          <table:table-cell table:style-name="Default" office:value-type="float" office:value="604" calcext:value-type="float">
            <text:p>604</text:p>
          </table:table-cell>
          <table:table-cell table:style-name="Default" office:value-type="float" office:value="0.549000024795532" calcext:value-type="float">
            <text:p>0,549000024795532</text:p>
          </table:table-cell>
          <table:table-cell table:style-name="Default" office:value-type="float" office:value="5.26900005340576" calcext:value-type="float">
            <text:p>5,26900005340576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31299996376038" calcext:value-type="float">
            <text:p>2,31299996376038</text:p>
          </table:table-cell>
          <table:table-cell table:style-name="Default" office:value-type="float" office:value="113645" calcext:value-type="float">
            <text:p>113645</text:p>
          </table:table-cell>
          <table:table-cell table:style-name="Default" office:value-type="float" office:value="259.049999952316" calcext:value-type="float">
            <text:p>259,049999952316</text:p>
          </table:table-cell>
          <table:table-cell table:style-name="Default" office:value-type="float" office:value="1806" calcext:value-type="float">
            <text:p>1806</text:p>
          </table:table-cell>
          <table:table-cell table:style-name="Default" office:value-type="float" office:value="2.35199999809265" calcext:value-type="float">
            <text:p>2,35199999809265</text:p>
          </table:table-cell>
          <table:table-cell table:style-name="Default" office:value-type="float" office:value="267.927999973297" calcext:value-type="float">
            <text:p>267,927999973297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91400003433228" calcext:value-type="float">
            <text:p>2,91400003433228</text:p>
          </table:table-cell>
          <table:table-cell table:style-name="Default" office:value-type="float" office:value="1206" calcext:value-type="float">
            <text:p>1206</text:p>
          </table:table-cell>
          <table:table-cell table:style-name="Default" office:value-type="float" office:value="1810" calcext:value-type="float">
            <text:p>1810</text:p>
          </table:table-cell>
          <table:table-cell table:style-name="Default" office:value-type="float" office:value="0.185999870300293" calcext:value-type="float">
            <text:p>0,185999870300293</text:p>
          </table:table-cell>
          <table:table-cell table:style-name="Default" office:value-type="float" office:value="164.594999790192" calcext:value-type="float">
            <text:p>164,594999790192</text:p>
          </table:table-cell>
          <table:table-cell table:formula="of:=[.U157]-([.T157]+[.H15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372999906539917" calcext:value-type="float">
            <text:p>0,372999906539917</text:p>
          </table:table-cell>
          <table:table-cell office:value-type="float" office:value="2" calcext:value-type="float">
            <text:p>2</text:p>
          </table:table-cell>
          <table:table-cell office:value-type="float" office:value="7.43099999427795" calcext:value-type="float">
            <text:p>7,43099999427795</text:p>
          </table:table-cell>
          <table:table-cell office:value-type="float" office:value="50" calcext:value-type="float">
            <text:p>50</text:p>
          </table:table-cell>
          <table:table-cell office:value-type="float" office:value="13.135999917984" calcext:value-type="float">
            <text:p>13,135999917984</text:p>
          </table:table-cell>
          <table:table-cell office:value-type="float" office:value="20.9399998188019" calcext:value-type="float">
            <text:p>20,9399998188019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8989999294281" calcext:value-type="float">
            <text:p>2,8989999294281</text:p>
          </table:table-cell>
          <table:table-cell office:value-type="float" office:value="113515" calcext:value-type="float">
            <text:p>113515</text:p>
          </table:table-cell>
          <table:table-cell office:value-type="float" office:value="239.423000097275" calcext:value-type="float">
            <text:p>239,423000097275</text:p>
          </table:table-cell>
          <table:table-cell office:value-type="float" office:value="165" calcext:value-type="float">
            <text:p>165</text:p>
          </table:table-cell>
          <table:table-cell office:value-type="float" office:value="14.800999879837" calcext:value-type="float">
            <text:p>14,800999879837</text:p>
          </table:table-cell>
          <table:table-cell office:value-type="float" office:value="264.053999900818" calcext:value-type="float">
            <text:p>264,053999900818</text:p>
          </table:table-cell>
          <table:table-cell office:value-type="float" office:value="37394" calcext:value-type="float">
            <text:p>37394</text:p>
          </table:table-cell>
          <table:table-cell office:value-type="float" office:value="2.42599987983704" calcext:value-type="float">
            <text:p>2,42599987983704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  <table:table-cell office:value-type="float" office:value="10.0310001373291" calcext:value-type="float">
            <text:p>10,0310001373291</text:p>
          </table:table-cell>
          <table:table-cell office:value-type="float" office:value="183.551000118256" calcext:value-type="float">
            <text:p>183,551000118256</text:p>
          </table:table-cell>
          <table:table-cell table:formula="of:=[.U158]-([.T158]+[.H1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842" calcext:value-type="float">
            <text:p>75842</text:p>
          </table:table-cell>
          <table:table-cell office:value-type="float" office:value="0.305000066757202" calcext:value-type="float">
            <text:p>0,305000066757202</text:p>
          </table:table-cell>
          <table:table-cell office:value-type="float" office:value="2" calcext:value-type="float">
            <text:p>2</text:p>
          </table:table-cell>
          <table:table-cell office:value-type="float" office:value="6.76500010490418" calcext:value-type="float">
            <text:p>6,76500010490418</text:p>
          </table:table-cell>
          <table:table-cell office:value-type="float" office:value="2282" calcext:value-type="float">
            <text:p>2282</text:p>
          </table:table-cell>
          <table:table-cell office:value-type="float" office:value="12.6399998664856" calcext:value-type="float">
            <text:p>12,6399998664856</text:p>
          </table:table-cell>
          <table:table-cell office:value-type="float" office:value="19.710000038147" calcext:value-type="float">
            <text:p>19,710000038147</text:p>
          </table:table-cell>
          <table:table-cell office:value-type="float" office:value="113234" calcext:value-type="float">
            <text:p>113234</text:p>
          </table:table-cell>
          <table:table-cell office:value-type="float" office:value="2.81200003623962" calcext:value-type="float">
            <text:p>2,81200003623962</text:p>
          </table:table-cell>
          <table:table-cell office:value-type="float" office:value="113367" calcext:value-type="float">
            <text:p>113367</text:p>
          </table:table-cell>
          <table:table-cell office:value-type="float" office:value="266.825000047684" calcext:value-type="float">
            <text:p>266,825000047684</text:p>
          </table:table-cell>
          <table:table-cell office:value-type="float" office:value="6481" calcext:value-type="float">
            <text:p>6481</text:p>
          </table:table-cell>
          <table:table-cell office:value-type="float" office:value="16.9200000762939" calcext:value-type="float">
            <text:p>16,9200000762939</text:p>
          </table:table-cell>
          <table:table-cell office:value-type="float" office:value="293.798000097275" calcext:value-type="float">
            <text:p>293,798000097275</text:p>
          </table:table-cell>
          <table:table-cell office:value-type="float" office:value="37394" calcext:value-type="float">
            <text:p>37394</text:p>
          </table:table-cell>
          <table:table-cell office:value-type="float" office:value="2.90499997138977" calcext:value-type="float">
            <text:p>2,90499997138977</text:p>
          </table:table-cell>
          <table:table-cell office:value-type="float" office:value="4229" calcext:value-type="float">
            <text:p>4229</text:p>
          </table:table-cell>
          <table:table-cell office:value-type="float" office:value="6511" calcext:value-type="float">
            <text:p>6511</text:p>
          </table:table-cell>
          <table:table-cell office:value-type="float" office:value="10.0870001316071" calcext:value-type="float">
            <text:p>10,0870001316071</text:p>
          </table:table-cell>
          <table:table-cell office:value-type="float" office:value="213.258000135422" calcext:value-type="float">
            <text:p>213,258000135422</text:p>
          </table:table-cell>
          <table:table-cell table:formula="of:=[.U159]-([.T159]+[.H1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7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516999959945679" calcext:value-type="float">
            <text:p>0,51699995994567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.14200019836426" calcext:value-type="float">
            <text:p>9,14200019836426</text:p>
          </table:table-cell>
          <table:table-cell table:style-name="Default" office:value-type="float" office:value="783" calcext:value-type="float">
            <text:p>783</text:p>
          </table:table-cell>
          <table:table-cell table:style-name="Default" office:value-type="float" office:value="13.7659997940063" calcext:value-type="float">
            <text:p>13,7659997940063</text:p>
          </table:table-cell>
          <table:table-cell table:style-name="Default" office:value-type="float" office:value="23.4249999523163" calcext:value-type="float">
            <text:p>23,4249999523163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74699997901916" calcext:value-type="float">
            <text:p>2,74699997901916</text:p>
          </table:table-cell>
          <table:table-cell table:style-name="Default" office:value-type="float" office:value="113296" calcext:value-type="float">
            <text:p>113296</text:p>
          </table:table-cell>
          <table:table-cell table:style-name="Default" office:value-type="float" office:value="262.561000108719" calcext:value-type="float">
            <text:p>262,561000108719</text:p>
          </table:table-cell>
          <table:table-cell table:style-name="Default" office:value-type="float" office:value="2399" calcext:value-type="float">
            <text:p>2399</text:p>
          </table:table-cell>
          <table:table-cell table:style-name="Default" office:value-type="float" office:value="30.1269998550415" calcext:value-type="float">
            <text:p>30,1269998550415</text:p>
          </table:table-cell>
          <table:table-cell table:style-name="Default" office:value-type="float" office:value="303.363999843597" calcext:value-type="float">
            <text:p>303,363999843597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78800010681152" calcext:value-type="float">
            <text:p>2,78800010681152</text:p>
          </table:table-cell>
          <table:table-cell table:style-name="Default" office:value-type="float" office:value="1618" calcext:value-type="float">
            <text:p>1618</text:p>
          </table:table-cell>
          <table:table-cell table:style-name="Default" office:value-type="float" office:value="2401" calcext:value-type="float">
            <text:p>2401</text:p>
          </table:table-cell>
          <table:table-cell table:style-name="Default" office:value-type="float" office:value="9.2739999294281" calcext:value-type="float">
            <text:p>9,2739999294281</text:p>
          </table:table-cell>
          <table:table-cell table:style-name="Default" office:value-type="float" office:value="217.772000074387" calcext:value-type="float">
            <text:p>217,772000074387</text:p>
          </table:table-cell>
          <table:table-cell table:formula="of:=[.U160]-([.T160]+[.H1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9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539999961853027" calcext:value-type="float">
            <text:p>0,53999996185302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1.3289999961853" calcext:value-type="float">
            <text:p>11,3289999961853</text:p>
          </table:table-cell>
          <table:table-cell table:style-name="Default" office:value-type="float" office:value="564" calcext:value-type="float">
            <text:p>564</text:p>
          </table:table-cell>
          <table:table-cell table:style-name="Default" office:value-type="float" office:value="14.7620000839233" calcext:value-type="float">
            <text:p>14,7620000839233</text:p>
          </table:table-cell>
          <table:table-cell table:style-name="Default" office:value-type="float" office:value="26.6310000419617" calcext:value-type="float">
            <text:p>26,6310000419617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91799998283386" calcext:value-type="float">
            <text:p>2,91799998283386</text:p>
          </table:table-cell>
          <table:table-cell table:style-name="Default" office:value-type="float" office:value="113265" calcext:value-type="float">
            <text:p>113265</text:p>
          </table:table-cell>
          <table:table-cell table:style-name="Default" office:value-type="float" office:value="252.318000078201" calcext:value-type="float">
            <text:p>252,318000078201</text:p>
          </table:table-cell>
          <table:table-cell table:style-name="Default" office:value-type="float" office:value="1779" calcext:value-type="float">
            <text:p>1779</text:p>
          </table:table-cell>
          <table:table-cell table:style-name="Default" office:value-type="float" office:value="21.3699998855591" calcext:value-type="float">
            <text:p>21,3699998855591</text:p>
          </table:table-cell>
          <table:table-cell table:style-name="Default" office:value-type="float" office:value="284.302000045776" calcext:value-type="float">
            <text:p>284,302000045776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3.05499982833862" calcext:value-type="float">
            <text:p>3,05499982833862</text:p>
          </table:table-cell>
          <table:table-cell table:style-name="Default" office:value-type="float" office:value="1215" calcext:value-type="float">
            <text:p>1215</text:p>
          </table:table-cell>
          <table:table-cell table:style-name="Default" office:value-type="float" office:value="1779" calcext:value-type="float">
            <text:p>1779</text:p>
          </table:table-cell>
          <table:table-cell table:style-name="Default" office:value-type="float" office:value="8.62100005149841" calcext:value-type="float">
            <text:p>8,62100005149841</text:p>
          </table:table-cell>
          <table:table-cell table:style-name="Default" office:value-type="float" office:value="203.707000017166" calcext:value-type="float">
            <text:p>203,707000017166</text:p>
          </table:table-cell>
          <table:table-cell table:formula="of:=[.U161]-([.T161]+[.H1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3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496999979019165" calcext:value-type="float">
            <text:p>0,496999979019165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7.06200003623962" calcext:value-type="float">
            <text:p>7,06200003623962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office:value-type="float" office:value="0.860000133514404" calcext:value-type="float">
            <text:p>0,860000133514404</text:p>
          </table:table-cell>
          <table:table-cell table:style-name="Default" office:value-type="float" office:value="8.41900014877319" calcext:value-type="float">
            <text:p>8,41900014877319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62999987602234" calcext:value-type="float">
            <text:p>2,62999987602234</text:p>
          </table:table-cell>
          <table:table-cell table:style-name="Default" office:value-type="float" office:value="115350" calcext:value-type="float">
            <text:p>115350</text:p>
          </table:table-cell>
          <table:table-cell table:style-name="Default" office:value-type="float" office:value="246.318000078201" calcext:value-type="float">
            <text:p>246,318000078201</text:p>
          </table:table-cell>
          <table:table-cell table:style-name="Default" office:value-type="float" office:value="1326" calcext:value-type="float">
            <text:p>1326</text:p>
          </table:table-cell>
          <table:table-cell table:style-name="Default" office:value-type="float" office:value="10.9879999160767" calcext:value-type="float">
            <text:p>10,9879999160767</text:p>
          </table:table-cell>
          <table:table-cell table:style-name="Default" office:value-type="float" office:value="265.230999946594" calcext:value-type="float">
            <text:p>265,230999946594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53399991989136" calcext:value-type="float">
            <text:p>2,53399991989136</text:p>
          </table:table-cell>
          <table:table-cell table:style-name="Default" office:value-type="float" office:value="909" calcext:value-type="float">
            <text:p>909</text:p>
          </table:table-cell>
          <table:table-cell table:style-name="Default" office:value-type="float" office:value="1326" calcext:value-type="float">
            <text:p>1326</text:p>
          </table:table-cell>
          <table:table-cell table:style-name="Default" office:value-type="float" office:value="1.4060001373291" calcext:value-type="float">
            <text:p>1,4060001373291</text:p>
          </table:table-cell>
          <table:table-cell table:style-name="Default" office:value-type="float" office:value="179.620000123978" calcext:value-type="float">
            <text:p>179,620000123978</text:p>
          </table:table-cell>
          <table:table-cell table:formula="of:=[.U162]-([.T162]+[.H1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5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371000051498413" calcext:value-type="float">
            <text:p>0,3710000514984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.0639998912811" calcext:value-type="float">
            <text:p>10,0639998912811</text:p>
          </table:table-cell>
          <table:table-cell table:style-name="Default" office:value-type="float" office:value="2275" calcext:value-type="float">
            <text:p>2275</text:p>
          </table:table-cell>
          <table:table-cell table:style-name="Default" office:value-type="float" office:value="1.10899996757507" calcext:value-type="float">
            <text:p>1,10899996757507</text:p>
          </table:table-cell>
          <table:table-cell table:style-name="Default" office:value-type="float" office:value="11.5439999103546" calcext:value-type="float">
            <text:p>11,5439999103546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69299983978271" calcext:value-type="float">
            <text:p>2,69299983978271</text:p>
          </table:table-cell>
          <table:table-cell table:style-name="Default" office:value-type="float" office:value="113973" calcext:value-type="float">
            <text:p>113973</text:p>
          </table:table-cell>
          <table:table-cell table:style-name="Default" office:value-type="float" office:value="240.869999885559" calcext:value-type="float">
            <text:p>240,869999885559</text:p>
          </table:table-cell>
          <table:table-cell table:style-name="Default" office:value-type="float" office:value="6391" calcext:value-type="float">
            <text:p>6391</text:p>
          </table:table-cell>
          <table:table-cell table:style-name="Default" office:value-type="float" office:value="1.86300015449524" calcext:value-type="float">
            <text:p>1,86300015449524</text:p>
          </table:table-cell>
          <table:table-cell table:style-name="Default" office:value-type="float" office:value="251.055999994278" calcext:value-type="float">
            <text:p>251,055999994278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83200001716614" calcext:value-type="float">
            <text:p>2,83200001716614</text:p>
          </table:table-cell>
          <table:table-cell table:style-name="Default" office:value-type="float" office:value="4155" calcext:value-type="float">
            <text:p>4155</text:p>
          </table:table-cell>
          <table:table-cell table:style-name="Default" office:value-type="float" office:value="6430" calcext:value-type="float">
            <text:p>6430</text:p>
          </table:table-cell>
          <table:table-cell table:style-name="Default" office:value-type="float" office:value="0.988999843597412" calcext:value-type="float">
            <text:p>0,988999843597412</text:p>
          </table:table-cell>
          <table:table-cell table:style-name="Default" office:value-type="float" office:value="160.505999803543" calcext:value-type="float">
            <text:p>160,505999803543</text:p>
          </table:table-cell>
          <table:table-cell table:formula="of:=[.U163]-([.T163]+[.H1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7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321000099182129" calcext:value-type="float">
            <text:p>0,32100009918212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.47000002861023" calcext:value-type="float">
            <text:p>4,47000002861023</text:p>
          </table:table-cell>
          <table:table-cell table:style-name="Default" office:value-type="float" office:value="392" calcext:value-type="float">
            <text:p>392</text:p>
          </table:table-cell>
          <table:table-cell table:style-name="Default" office:value-type="float" office:value="1.19299983978271" calcext:value-type="float">
            <text:p>1,19299983978271</text:p>
          </table:table-cell>
          <table:table-cell table:style-name="Default" office:value-type="float" office:value="5.98399996757507" calcext:value-type="float">
            <text:p>5,98399996757507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98799991607666" calcext:value-type="float">
            <text:p>2,98799991607666</text:p>
          </table:table-cell>
          <table:table-cell table:style-name="Default" office:value-type="float" office:value="113619" calcext:value-type="float">
            <text:p>113619</text:p>
          </table:table-cell>
          <table:table-cell table:style-name="Default" office:value-type="float" office:value="244.601999998093" calcext:value-type="float">
            <text:p>244,601999998093</text:p>
          </table:table-cell>
          <table:table-cell table:style-name="Default" office:value-type="float" office:value="1241" calcext:value-type="float">
            <text:p>1241</text:p>
          </table:table-cell>
          <table:table-cell table:style-name="Default" office:value-type="float" office:value="2.54399991035461" calcext:value-type="float">
            <text:p>2,54399991035461</text:p>
          </table:table-cell>
          <table:table-cell table:style-name="Default" office:value-type="float" office:value="255.222999811172" calcext:value-type="float">
            <text:p>255,222999811172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2.66400003433228" calcext:value-type="float">
            <text:p>2,66400003433228</text:p>
          </table:table-cell>
          <table:table-cell table:style-name="Default" office:value-type="float" office:value="850" calcext:value-type="float">
            <text:p>850</text:p>
          </table:table-cell>
          <table:table-cell table:style-name="Default" office:value-type="float" office:value="1242" calcext:value-type="float">
            <text:p>1242</text:p>
          </table:table-cell>
          <table:table-cell table:style-name="Default" office:value-type="float" office:value="0.295000076293945" calcext:value-type="float">
            <text:p>0,295000076293945</text:p>
          </table:table-cell>
          <table:table-cell table:style-name="Default" office:value-type="float" office:value="168.144000053406" calcext:value-type="float">
            <text:p>168,144000053406</text:p>
          </table:table-cell>
          <table:table-cell table:formula="of:=[.U164]-([.T164]+[.H1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9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float" office:value="0.315999984741211" calcext:value-type="float">
            <text:p>0,31599998474121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.81500005722046" calcext:value-type="float">
            <text:p>4,81500005722046</text:p>
          </table:table-cell>
          <table:table-cell table:style-name="Default" office:value-type="float" office:value="785" calcext:value-type="float">
            <text:p>785</text:p>
          </table:table-cell>
          <table:table-cell table:style-name="Default" office:value-type="float" office:value="0.97000002861023" calcext:value-type="float">
            <text:p>0,97000002861023</text:p>
          </table:table-cell>
          <table:table-cell table:style-name="Default" office:value-type="float" office:value="6.1010000705719" calcext:value-type="float">
            <text:p>6,1010000705719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float" office:value="2.50400018692017" calcext:value-type="float">
            <text:p>2,50400018692017</text:p>
          </table:table-cell>
          <table:table-cell table:style-name="Default" office:value-type="float" office:value="113468" calcext:value-type="float">
            <text:p>113468</text:p>
          </table:table-cell>
          <table:table-cell table:style-name="Default" office:value-type="float" office:value="256.817999839783" calcext:value-type="float">
            <text:p>256,817999839783</text:p>
          </table:table-cell>
          <table:table-cell table:style-name="Default" office:value-type="float" office:value="2433" calcext:value-type="float">
            <text:p>2433</text:p>
          </table:table-cell>
          <table:table-cell table:style-name="Default" office:value-type="float" office:value="5.7720000743866" calcext:value-type="float">
            <text:p>5,7720000743866</text:p>
          </table:table-cell>
          <table:table-cell table:style-name="Default" office:value-type="float" office:value="270.736000061035" calcext:value-type="float">
            <text:p>270,736000061035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float" office:value="3.60199999809265" calcext:value-type="float">
            <text:p>3,60199999809265</text:p>
          </table:table-cell>
          <table:table-cell table:style-name="Default" office:value-type="float" office:value="1651" calcext:value-type="float">
            <text:p>1651</text:p>
          </table:table-cell>
          <table:table-cell table:style-name="Default" office:value-type="float" office:value="2436" calcext:value-type="float">
            <text:p>2436</text:p>
          </table:table-cell>
          <table:table-cell table:style-name="Default" office:value-type="float" office:value="0.339999914169311" calcext:value-type="float">
            <text:p>0,339999914169311</text:p>
          </table:table-cell>
          <table:table-cell table:style-name="Default" office:value-type="float" office:value="168.253999948502" calcext:value-type="float">
            <text:p>168,253999948502</text:p>
          </table:table-cell>
          <table:table-cell table:formula="of:=[.U165]-([.T165]+[.H1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3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259000062942505" calcext:value-type="float">
            <text:p>0,25900006294250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6.74899983406067" calcext:value-type="float">
            <text:p>6,74899983406067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0.660000085830689" calcext:value-type="float">
            <text:p>0,660000085830689</text:p>
          </table:table-cell>
          <table:table-cell table:style-name="Default" office:value-type="float" office:value="7.66799998283386" calcext:value-type="float">
            <text:p>7,66799998283386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60599994659424" calcext:value-type="float">
            <text:p>2,60599994659424</text:p>
          </table:table-cell>
          <table:table-cell table:style-name="Default" office:value-type="float" office:value="116579" calcext:value-type="float">
            <text:p>116579</text:p>
          </table:table-cell>
          <table:table-cell table:style-name="Default" office:value-type="float" office:value="252.908999919891" calcext:value-type="float">
            <text:p>252,908999919891</text:p>
          </table:table-cell>
          <table:table-cell table:style-name="Default" office:value-type="float" office:value="1028" calcext:value-type="float">
            <text:p>1028</text:p>
          </table:table-cell>
          <table:table-cell table:style-name="Default" office:value-type="float" office:value="7.52999997138977" calcext:value-type="float">
            <text:p>7,52999997138977</text:p>
          </table:table-cell>
          <table:table-cell table:style-name="Default" office:value-type="float" office:value="268.783999919891" calcext:value-type="float">
            <text:p>268,783999919891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75999999046326" calcext:value-type="float">
            <text:p>2,75999999046326</text:p>
          </table:table-cell>
          <table:table-cell table:style-name="Default" office:value-type="float" office:value="641" calcext:value-type="float">
            <text:p>641</text:p>
          </table:table-cell>
          <table:table-cell table:style-name="Default" office:value-type="float" office:value="1028" calcext:value-type="float">
            <text:p>1028</text:p>
          </table:table-cell>
          <table:table-cell table:style-name="Default" office:value-type="float" office:value="0.552999973297119" calcext:value-type="float">
            <text:p>0,552999973297119</text:p>
          </table:table-cell>
          <table:table-cell table:style-name="Default" office:value-type="float" office:value="190.095999956131" calcext:value-type="float">
            <text:p>190,095999956131</text:p>
          </table:table-cell>
          <table:table-cell table:formula="of:=[.U166]-([.T166]+[.H166])" office:value-type="float" office:value="82" calcext:value-type="float">
            <text:p>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401000022888184" calcext:value-type="float">
            <text:p>0,40100002288818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54" calcext:value-type="float">
            <text:p>654</text:p>
          </table:table-cell>
          <table:table-cell office:value-type="float" office:value="11.6749999523163" calcext:value-type="float">
            <text:p>11,6749999523163</text:p>
          </table:table-cell>
          <table:table-cell office:value-type="float" office:value="24.0759999752045" calcext:value-type="float">
            <text:p>24,0759999752045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47899985313416" calcext:value-type="float">
            <text:p>2,47899985313416</text:p>
          </table:table-cell>
          <table:table-cell office:value-type="float" office:value="114507" calcext:value-type="float">
            <text:p>114507</text:p>
          </table:table-cell>
          <table:table-cell office:value-type="float" office:value="204.779000043869" calcext:value-type="float">
            <text:p>204,779000043869</text:p>
          </table:table-cell>
          <table:table-cell office:value-type="float" office:value="2021" calcext:value-type="float">
            <text:p>2021</text:p>
          </table:table-cell>
          <table:table-cell office:value-type="float" office:value="50.1229999065399" calcext:value-type="float">
            <text:p>50,1229999065399</text:p>
          </table:table-cell>
          <table:table-cell office:value-type="float" office:value="269.451999902725" calcext:value-type="float">
            <text:p>269,451999902725</text:p>
          </table:table-cell>
          <table:table-cell office:value-type="float" office:value="37989" calcext:value-type="float">
            <text:p>37989</text:p>
          </table:table-cell>
          <table:table-cell office:value-type="float" office:value="2.28500008583069" calcext:value-type="float">
            <text:p>2,28500008583069</text:p>
          </table:table-cell>
          <table:table-cell office:value-type="float" office:value="1370" calcext:value-type="float">
            <text:p>1370</text:p>
          </table:table-cell>
          <table:table-cell office:value-type="float" office:value="2025" calcext:value-type="float">
            <text:p>2025</text:p>
          </table:table-cell>
          <table:table-cell office:value-type="float" office:value="9.12399983406067" calcext:value-type="float">
            <text:p>9,12399983406067</text:p>
          </table:table-cell>
          <table:table-cell office:value-type="float" office:value="167.638000011444" calcext:value-type="float">
            <text:p>167,638000011444</text:p>
          </table:table-cell>
          <table:table-cell table:formula="of:=[.U167]-([.T167]+[.H167]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30000019073486" calcext:value-type="float">
            <text:p>0,230000019073486</text:p>
          </table:table-cell>
          <table:table-cell office:value-type="float" office:value="859" calcext:value-type="float">
            <text:p>859</text:p>
          </table:table-cell>
          <table:table-cell office:value-type="float" office:value="6.75800013542175" calcext:value-type="float">
            <text:p>6,75800013542175</text:p>
          </table:table-cell>
          <table:table-cell office:value-type="float" office:value="0" calcext:value-type="float">
            <text:p>0</text:p>
          </table:table-cell>
          <table:table-cell office:value-type="float" office:value="0.34499979019165" calcext:value-type="float">
            <text:p>0,34499979019165</text:p>
          </table:table-cell>
          <table:table-cell office:value-type="float" office:value="7.33299994468689" calcext:value-type="float">
            <text:p>7,33299994468689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60599994659424" calcext:value-type="float">
            <text:p>2,60599994659424</text:p>
          </table:table-cell>
          <table:table-cell office:value-type="float" office:value="129884" calcext:value-type="float">
            <text:p>129884</text:p>
          </table:table-cell>
          <table:table-cell office:value-type="float" office:value="244.768999814987" calcext:value-type="float">
            <text:p>244,768999814987</text:p>
          </table:table-cell>
          <table:table-cell office:value-type="float" office:value="0" calcext:value-type="float">
            <text:p>0</text:p>
          </table:table-cell>
          <table:table-cell office:value-type="float" office:value="104.146000146866" calcext:value-type="float">
            <text:p>104,146000146866</text:p>
          </table:table-cell>
          <table:table-cell office:value-type="float" office:value="357.216000080109" calcext:value-type="float">
            <text:p>357,216000080109</text:p>
          </table:table-cell>
          <table:table-cell office:value-type="float" office:value="37989" calcext:value-type="float">
            <text:p>37989</text:p>
          </table:table-cell>
          <table:table-cell office:value-type="float" office:value="4.10199999809265" calcext:value-type="float">
            <text:p>4,10199999809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049998760223" calcext:value-type="float">
            <text:p>20,0049998760223</text:p>
          </table:table-cell>
          <table:table-cell office:value-type="float" office:value="201.862999916077" calcext:value-type="float">
            <text:p>201,862999916077</text:p>
          </table:table-cell>
          <table:table-cell table:formula="of:=[.U168]-([.T168]+[.H1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7999997138977" calcext:value-type="float">
            <text:p>0,27999997138977</text:p>
          </table:table-cell>
          <table:table-cell office:value-type="float" office:value="214" calcext:value-type="float">
            <text:p>214</text:p>
          </table:table-cell>
          <table:table-cell office:value-type="float" office:value="5.03299999237061" calcext:value-type="float">
            <text:p>5,03299999237061</text:p>
          </table:table-cell>
          <table:table-cell office:value-type="float" office:value="0" calcext:value-type="float">
            <text:p>0</text:p>
          </table:table-cell>
          <table:table-cell office:value-type="float" office:value="0.385999917984009" calcext:value-type="float">
            <text:p>0,385999917984009</text:p>
          </table:table-cell>
          <table:table-cell office:value-type="float" office:value="5.69899988174439" calcext:value-type="float">
            <text:p>5,69899988174439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62400007247925" calcext:value-type="float">
            <text:p>2,62400007247925</text:p>
          </table:table-cell>
          <table:table-cell office:value-type="float" office:value="121654" calcext:value-type="float">
            <text:p>121654</text:p>
          </table:table-cell>
          <table:table-cell office:value-type="float" office:value="243.986999988556" calcext:value-type="float">
            <text:p>243,986999988556</text:p>
          </table:table-cell>
          <table:table-cell office:value-type="float" office:value="0" calcext:value-type="float">
            <text:p>0</text:p>
          </table:table-cell>
          <table:table-cell office:value-type="float" office:value="19.8680000305176" calcext:value-type="float">
            <text:p>19,8680000305176</text:p>
          </table:table-cell>
          <table:table-cell office:value-type="float" office:value="271.457000017166" calcext:value-type="float">
            <text:p>271,457000017166</text:p>
          </table:table-cell>
          <table:table-cell office:value-type="float" office:value="37989" calcext:value-type="float">
            <text:p>37989</text:p>
          </table:table-cell>
          <table:table-cell office:value-type="float" office:value="2.61500000953674" calcext:value-type="float">
            <text:p>2,61500000953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7499980926514" calcext:value-type="float">
            <text:p>2,57499980926514</text:p>
          </table:table-cell>
          <table:table-cell office:value-type="float" office:value="186.658999919891" calcext:value-type="float">
            <text:p>186,658999919891</text:p>
          </table:table-cell>
          <table:table-cell table:formula="of:=[.U169]-([.T169]+[.H1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96000003814697" calcext:value-type="float">
            <text:p>0,296000003814697</text:p>
          </table:table-cell>
          <table:table-cell office:value-type="float" office:value="77" calcext:value-type="float">
            <text:p>77</text:p>
          </table:table-cell>
          <table:table-cell office:value-type="float" office:value="5.55999994277954" calcext:value-type="float">
            <text:p>5,55999994277954</text:p>
          </table:table-cell>
          <table:table-cell office:value-type="float" office:value="0" calcext:value-type="float">
            <text:p>0</text:p>
          </table:table-cell>
          <table:table-cell office:value-type="float" office:value="0.325000047683716" calcext:value-type="float">
            <text:p>0,325000047683716</text:p>
          </table:table-cell>
          <table:table-cell office:value-type="float" office:value="6.18099999427795" calcext:value-type="float">
            <text:p>6,18099999427795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95000004768372" calcext:value-type="float">
            <text:p>2,95000004768372</text:p>
          </table:table-cell>
          <table:table-cell office:value-type="float" office:value="118122" calcext:value-type="float">
            <text:p>118122</text:p>
          </table:table-cell>
          <table:table-cell office:value-type="float" office:value="236.871000051498" calcext:value-type="float">
            <text:p>236,871000051498</text:p>
          </table:table-cell>
          <table:table-cell office:value-type="float" office:value="0" calcext:value-type="float">
            <text:p>0</text:p>
          </table:table-cell>
          <table:table-cell office:value-type="float" office:value="8.43499994277954" calcext:value-type="float">
            <text:p>8,43499994277954</text:p>
          </table:table-cell>
          <table:table-cell office:value-type="float" office:value="253.525000095367" calcext:value-type="float">
            <text:p>253,525000095367</text:p>
          </table:table-cell>
          <table:table-cell office:value-type="float" office:value="37989" calcext:value-type="float">
            <text:p>37989</text:p>
          </table:table-cell>
          <table:table-cell office:value-type="float" office:value="3.35400009155273" calcext:value-type="float">
            <text:p>3,354000091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0999898910522" calcext:value-type="float">
            <text:p>0,530999898910522</text:p>
          </table:table-cell>
          <table:table-cell office:value-type="float" office:value="181.444999933243" calcext:value-type="float">
            <text:p>181,444999933243</text:p>
          </table:table-cell>
          <table:table-cell table:formula="of:=[.U170]-([.T170]+[.H1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304999828338623" calcext:value-type="float">
            <text:p>0,304999828338623</text:p>
          </table:table-cell>
          <table:table-cell office:value-type="float" office:value="3" calcext:value-type="float">
            <text:p>3</text:p>
          </table:table-cell>
          <table:table-cell office:value-type="float" office:value="4.18700003623962" calcext:value-type="float">
            <text:p>4,18700003623962</text:p>
          </table:table-cell>
          <table:table-cell office:value-type="float" office:value="0" calcext:value-type="float">
            <text:p>0</text:p>
          </table:table-cell>
          <table:table-cell office:value-type="float" office:value="0.282000064849854" calcext:value-type="float">
            <text:p>0,282000064849854</text:p>
          </table:table-cell>
          <table:table-cell office:value-type="float" office:value="4.7739999294281" calcext:value-type="float">
            <text:p>4,7739999294281</text:p>
          </table:table-cell>
          <table:table-cell office:value-type="float" office:value="114227" calcext:value-type="float">
            <text:p>114227</text:p>
          </table:table-cell>
          <table:table-cell office:value-type="float" office:value="1.98399996757507" calcext:value-type="float">
            <text:p>1,98399996757507</text:p>
          </table:table-cell>
          <table:table-cell office:value-type="float" office:value="115910" calcext:value-type="float">
            <text:p>115910</text:p>
          </table:table-cell>
          <table:table-cell office:value-type="float" office:value="238.434000015259" calcext:value-type="float">
            <text:p>238,434000015259</text:p>
          </table:table-cell>
          <table:table-cell office:value-type="float" office:value="0" calcext:value-type="float">
            <text:p>0</text:p>
          </table:table-cell>
          <table:table-cell office:value-type="float" office:value="1.1729998588562" calcext:value-type="float">
            <text:p>1,1729998588562</text:p>
          </table:table-cell>
          <table:table-cell office:value-type="float" office:value="245.907999992371" calcext:value-type="float">
            <text:p>245,907999992371</text:p>
          </table:table-cell>
          <table:table-cell office:value-type="float" office:value="37989" calcext:value-type="float">
            <text:p>37989</text:p>
          </table:table-cell>
          <table:table-cell office:value-type="float" office:value="2.94199991226196" calcext:value-type="float">
            <text:p>2,94199991226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999979019165" calcext:value-type="float">
            <text:p>0,121999979019165</text:p>
          </table:table-cell>
          <table:table-cell office:value-type="float" office:value="178.750999927521" calcext:value-type="float">
            <text:p>178,750999927521</text:p>
          </table:table-cell>
          <table:table-cell table:formula="of:=[.U171]-([.T171]+[.H1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1000_prob_0.3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327000141143799" calcext:value-type="float">
            <text:p>0,32700014114379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6.46399998664856" calcext:value-type="float">
            <text:p>6,463999986648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5299997329712" calcext:value-type="float">
            <text:p>1,05299997329712</text:p>
          </table:table-cell>
          <table:table-cell table:style-name="Default" office:value-type="float" office:value="7.84400010108948" calcext:value-type="float">
            <text:p>7,84400010108948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5.11899995803833" calcext:value-type="float">
            <text:p>5,11899995803833</text:p>
          </table:table-cell>
          <table:table-cell table:style-name="Default" office:value-type="float" office:value="115562" calcext:value-type="float">
            <text:p>115562</text:p>
          </table:table-cell>
          <table:table-cell table:style-name="Default" office:value-type="float" office:value="255.556999921799" calcext:value-type="float">
            <text:p>255,5569999217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94100022315979" calcext:value-type="float">
            <text:p>8,94100022315979</text:p>
          </table:table-cell>
          <table:table-cell table:style-name="Default" office:value-type="float" office:value="278.218000173569" calcext:value-type="float">
            <text:p>278,218000173569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56700015068054" calcext:value-type="float">
            <text:p>2,567000150680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37299990653992" calcext:value-type="float">
            <text:p>1,37299990653992</text:p>
          </table:table-cell>
          <table:table-cell table:style-name="Default" office:value-type="float" office:value="179.723999977112" calcext:value-type="float">
            <text:p>179,723999977112</text:p>
          </table:table-cell>
          <table:table-cell table:formula="of:=[.U172]-([.T172]+[.H1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329999923706055" calcext:value-type="float">
            <text:p>0,329999923706055</text:p>
          </table:table-cell>
          <table:table-cell office:value-type="float" office:value="3" calcext:value-type="float">
            <text:p>3</text:p>
          </table:table-cell>
          <table:table-cell office:value-type="float" office:value="6.61700010299683" calcext:value-type="float">
            <text:p>6,61700010299683</text:p>
          </table:table-cell>
          <table:table-cell office:value-type="float" office:value="0" calcext:value-type="float">
            <text:p>0</text:p>
          </table:table-cell>
          <table:table-cell office:value-type="float" office:value="1.11699986457825" calcext:value-type="float">
            <text:p>1,11699986457825</text:p>
          </table:table-cell>
          <table:table-cell office:value-type="float" office:value="8.06399989128113" calcext:value-type="float">
            <text:p>8,06399989128113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4909999370575" calcext:value-type="float">
            <text:p>2,4909999370575</text:p>
          </table:table-cell>
          <table:table-cell office:value-type="float" office:value="114684" calcext:value-type="float">
            <text:p>114684</text:p>
          </table:table-cell>
          <table:table-cell office:value-type="float" office:value="261.391000032425" calcext:value-type="float">
            <text:p>261,391000032425</text:p>
          </table:table-cell>
          <table:table-cell office:value-type="float" office:value="0" calcext:value-type="float">
            <text:p>0</text:p>
          </table:table-cell>
          <table:table-cell office:value-type="float" office:value="2.95199990272522" calcext:value-type="float">
            <text:p>2,95199990272522</text:p>
          </table:table-cell>
          <table:table-cell office:value-type="float" office:value="273.119999885559" calcext:value-type="float">
            <text:p>273,119999885559</text:p>
          </table:table-cell>
          <table:table-cell office:value-type="float" office:value="37989" calcext:value-type="float">
            <text:p>37989</text:p>
          </table:table-cell>
          <table:table-cell office:value-type="float" office:value="2.95699977874756" calcext:value-type="float">
            <text:p>2,95699977874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3999919891357" calcext:value-type="float">
            <text:p>0,533999919891357</text:p>
          </table:table-cell>
          <table:table-cell office:value-type="float" office:value="185.766999959946" calcext:value-type="float">
            <text:p>185,766999959946</text:p>
          </table:table-cell>
          <table:table-cell table:formula="of:=[.U173]-([.T173]+[.H1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186000108718872" calcext:value-type="float">
            <text:p>0,186000108718872</text:p>
          </table:table-cell>
          <table:table-cell office:value-type="float" office:value="3" calcext:value-type="float">
            <text:p>3</text:p>
          </table:table-cell>
          <table:table-cell office:value-type="float" office:value="6.33500003814697" calcext:value-type="float">
            <text:p>6,33500003814697</text:p>
          </table:table-cell>
          <table:table-cell office:value-type="float" office:value="142" calcext:value-type="float">
            <text:p>142</text:p>
          </table:table-cell>
          <table:table-cell office:value-type="float" office:value="1.14299988746643" calcext:value-type="float">
            <text:p>1,14299988746643</text:p>
          </table:table-cell>
          <table:table-cell office:value-type="float" office:value="7.66400003433228" calcext:value-type="float">
            <text:p>7,66400003433228</text:p>
          </table:table-cell>
          <table:table-cell office:value-type="float" office:value="114227" calcext:value-type="float">
            <text:p>114227</text:p>
          </table:table-cell>
          <table:table-cell office:value-type="float" office:value="3.20700001716614" calcext:value-type="float">
            <text:p>3,20700001716614</text:p>
          </table:table-cell>
          <table:table-cell office:value-type="float" office:value="114511" calcext:value-type="float">
            <text:p>114511</text:p>
          </table:table-cell>
          <table:table-cell office:value-type="float" office:value="258.805000066757" calcext:value-type="float">
            <text:p>258,805000066757</text:p>
          </table:table-cell>
          <table:table-cell office:value-type="float" office:value="456" calcext:value-type="float">
            <text:p>456</text:p>
          </table:table-cell>
          <table:table-cell office:value-type="float" office:value="3.49399995803833" calcext:value-type="float">
            <text:p>3,49399995803833</text:p>
          </table:table-cell>
          <table:table-cell office:value-type="float" office:value="272.389000177383" calcext:value-type="float">
            <text:p>272,389000177383</text:p>
          </table:table-cell>
          <table:table-cell office:value-type="float" office:value="37989" calcext:value-type="float">
            <text:p>37989</text:p>
          </table:table-cell>
          <table:table-cell office:value-type="float" office:value="3.04299998283386" calcext:value-type="float">
            <text:p>3,04299998283386</text:p>
          </table:table-cell>
          <table:table-cell office:value-type="float" office:value="314" calcext:value-type="float">
            <text:p>314</text:p>
          </table:table-cell>
          <table:table-cell office:value-type="float" office:value="456" calcext:value-type="float">
            <text:p>456</text:p>
          </table:table-cell>
          <table:table-cell office:value-type="float" office:value="0.577000141143799" calcext:value-type="float">
            <text:p>0,577000141143799</text:p>
          </table:table-cell>
          <table:table-cell office:value-type="float" office:value="180.894000053406" calcext:value-type="float">
            <text:p>180,894000053406</text:p>
          </table:table-cell>
          <table:table-cell table:formula="of:=[.U174]-([.T174]+[.H1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99999952316284" calcext:value-type="float">
            <text:p>0,299999952316284</text:p>
          </table:table-cell>
          <table:table-cell office:value-type="float" office:value="2" calcext:value-type="float">
            <text:p>2</text:p>
          </table:table-cell>
          <table:table-cell office:value-type="float" office:value="7.0699999332428" calcext:value-type="float">
            <text:p>7,0699999332428</text:p>
          </table:table-cell>
          <table:table-cell office:value-type="float" office:value="0" calcext:value-type="float">
            <text:p>0</text:p>
          </table:table-cell>
          <table:table-cell office:value-type="float" office:value="1.2350001335144" calcext:value-type="float">
            <text:p>1,2350001335144</text:p>
          </table:table-cell>
          <table:table-cell office:value-type="float" office:value="8.60500001907349" calcext:value-type="float">
            <text:p>8,60500001907349</text:p>
          </table:table-cell>
          <table:table-cell office:value-type="float" office:value="114227" calcext:value-type="float">
            <text:p>114227</text:p>
          </table:table-cell>
          <table:table-cell office:value-type="float" office:value="3.16000008583069" calcext:value-type="float">
            <text:p>3,16000008583069</text:p>
          </table:table-cell>
          <table:table-cell office:value-type="float" office:value="114408" calcext:value-type="float">
            <text:p>114408</text:p>
          </table:table-cell>
          <table:table-cell office:value-type="float" office:value="242.251000165939" calcext:value-type="float">
            <text:p>242,251000165939</text:p>
          </table:table-cell>
          <table:table-cell office:value-type="float" office:value="0" calcext:value-type="float">
            <text:p>0</text:p>
          </table:table-cell>
          <table:table-cell office:value-type="float" office:value="2.44299983978271" calcext:value-type="float">
            <text:p>2,44299983978271</text:p>
          </table:table-cell>
          <table:table-cell office:value-type="float" office:value="254.072000026703" calcext:value-type="float">
            <text:p>254,072000026703</text:p>
          </table:table-cell>
          <table:table-cell office:value-type="float" office:value="37989" calcext:value-type="float">
            <text:p>37989</text:p>
          </table:table-cell>
          <table:table-cell office:value-type="float" office:value="2.95199990272522" calcext:value-type="float">
            <text:p>2,95199990272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999963760376" calcext:value-type="float">
            <text:p>0,437999963760376</text:p>
          </table:table-cell>
          <table:table-cell office:value-type="float" office:value="190.328000068665" calcext:value-type="float">
            <text:p>190,328000068665</text:p>
          </table:table-cell>
          <table:table-cell table:formula="of:=[.U175]-([.T175]+[.H1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32000112533569" calcext:value-type="float">
            <text:p>0,232000112533569</text:p>
          </table:table-cell>
          <table:table-cell office:value-type="float" office:value="23" calcext:value-type="float">
            <text:p>23</text:p>
          </table:table-cell>
          <table:table-cell office:value-type="float" office:value="5.3769998550415" calcext:value-type="float">
            <text:p>5,3769998550415</text:p>
          </table:table-cell>
          <table:table-cell office:value-type="float" office:value="0" calcext:value-type="float">
            <text:p>0</text:p>
          </table:table-cell>
          <table:table-cell office:value-type="float" office:value="0.370000123977661" calcext:value-type="float">
            <text:p>0,370000123977661</text:p>
          </table:table-cell>
          <table:table-cell office:value-type="float" office:value="5.97900009155273" calcext:value-type="float">
            <text:p>5,97900009155273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44099998474121" calcext:value-type="float">
            <text:p>2,44099998474121</text:p>
          </table:table-cell>
          <table:table-cell office:value-type="float" office:value="119596" calcext:value-type="float">
            <text:p>119596</text:p>
          </table:table-cell>
          <table:table-cell office:value-type="float" office:value="247.533999919891" calcext:value-type="float">
            <text:p>247,533999919891</text:p>
          </table:table-cell>
          <table:table-cell office:value-type="float" office:value="0" calcext:value-type="float">
            <text:p>0</text:p>
          </table:table-cell>
          <table:table-cell office:value-type="float" office:value="4.93600010871887" calcext:value-type="float">
            <text:p>4,93600010871887</text:p>
          </table:table-cell>
          <table:table-cell office:value-type="float" office:value="259.908999919891" calcext:value-type="float">
            <text:p>259,908999919891</text:p>
          </table:table-cell>
          <table:table-cell office:value-type="float" office:value="37989" calcext:value-type="float">
            <text:p>37989</text:p>
          </table:table-cell>
          <table:table-cell office:value-type="float" office:value="2.93499994277954" calcext:value-type="float">
            <text:p>2,9349999427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0999870300293" calcext:value-type="float">
            <text:p>0,560999870300293</text:p>
          </table:table-cell>
          <table:table-cell office:value-type="float" office:value="195.918999910355" calcext:value-type="float">
            <text:p>195,918999910355</text:p>
          </table:table-cell>
          <table:table-cell table:formula="of:=[.U176]-([.T176]+[.H1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16100001335144" calcext:value-type="float">
            <text:p>0,16100001335144</text:p>
          </table:table-cell>
          <table:table-cell office:value-type="float" office:value="25" calcext:value-type="float">
            <text:p>25</text:p>
          </table:table-cell>
          <table:table-cell office:value-type="float" office:value="4.78500008583069" calcext:value-type="float">
            <text:p>4,78500008583069</text:p>
          </table:table-cell>
          <table:table-cell office:value-type="float" office:value="0" calcext:value-type="float">
            <text:p>0</text:p>
          </table:table-cell>
          <table:table-cell office:value-type="float" office:value="0.352999925613403" calcext:value-type="float">
            <text:p>0,352999925613403</text:p>
          </table:table-cell>
          <table:table-cell office:value-type="float" office:value="5.29900002479553" calcext:value-type="float">
            <text:p>5,29900002479553</text:p>
          </table:table-cell>
          <table:table-cell office:value-type="float" office:value="114227" calcext:value-type="float">
            <text:p>114227</text:p>
          </table:table-cell>
          <table:table-cell office:value-type="float" office:value="3.01999998092651" calcext:value-type="float">
            <text:p>3,01999998092651</text:p>
          </table:table-cell>
          <table:table-cell office:value-type="float" office:value="117163" calcext:value-type="float">
            <text:p>117163</text:p>
          </table:table-cell>
          <table:table-cell office:value-type="float" office:value="256.358999967575" calcext:value-type="float">
            <text:p>256,358999967575</text:p>
          </table:table-cell>
          <table:table-cell office:value-type="float" office:value="0" calcext:value-type="float">
            <text:p>0</text:p>
          </table:table-cell>
          <table:table-cell office:value-type="float" office:value="5.24100017547607" calcext:value-type="float">
            <text:p>5,24100017547607</text:p>
          </table:table-cell>
          <table:table-cell office:value-type="float" office:value="270.801000118256" calcext:value-type="float">
            <text:p>270,801000118256</text:p>
          </table:table-cell>
          <table:table-cell office:value-type="float" office:value="37989" calcext:value-type="float">
            <text:p>37989</text:p>
          </table:table-cell>
          <table:table-cell office:value-type="float" office:value="3.13699984550476" calcext:value-type="float">
            <text:p>3,13699984550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00020980835" calcext:value-type="float">
            <text:p>0,40500020980835</text:p>
          </table:table-cell>
          <table:table-cell office:value-type="float" office:value="183.485000133514" calcext:value-type="float">
            <text:p>183,485000133514</text:p>
          </table:table-cell>
          <table:table-cell table:formula="of:=[.U177]-([.T177]+[.H1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375999927520752" calcext:value-type="float">
            <text:p>0,375999927520752</text:p>
          </table:table-cell>
          <table:table-cell office:value-type="float" office:value="6" calcext:value-type="float">
            <text:p>6</text:p>
          </table:table-cell>
          <table:table-cell office:value-type="float" office:value="5.80299997329712" calcext:value-type="float">
            <text:p>5,80299997329712</text:p>
          </table:table-cell>
          <table:table-cell office:value-type="float" office:value="602" calcext:value-type="float">
            <text:p>602</text:p>
          </table:table-cell>
          <table:table-cell office:value-type="float" office:value="0.460999965667725" calcext:value-type="float">
            <text:p>0,460999965667725</text:p>
          </table:table-cell>
          <table:table-cell office:value-type="float" office:value="6.6399998664856" calcext:value-type="float">
            <text:p>6,6399998664856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87000012397766" calcext:value-type="float">
            <text:p>2,87000012397766</text:p>
          </table:table-cell>
          <table:table-cell office:value-type="float" office:value="115370" calcext:value-type="float">
            <text:p>115370</text:p>
          </table:table-cell>
          <table:table-cell office:value-type="float" office:value="258.276999950409" calcext:value-type="float">
            <text:p>258,276999950409</text:p>
          </table:table-cell>
          <table:table-cell office:value-type="float" office:value="1861" calcext:value-type="float">
            <text:p>1861</text:p>
          </table:table-cell>
          <table:table-cell office:value-type="float" office:value="2.10400009155273" calcext:value-type="float">
            <text:p>2,10400009155273</text:p>
          </table:table-cell>
          <table:table-cell office:value-type="float" office:value="269.550000190735" calcext:value-type="float">
            <text:p>269,550000190735</text:p>
          </table:table-cell>
          <table:table-cell office:value-type="float" office:value="37989" calcext:value-type="float">
            <text:p>37989</text:p>
          </table:table-cell>
          <table:table-cell office:value-type="float" office:value="2.74699997901916" calcext:value-type="float">
            <text:p>2,74699997901916</text:p>
          </table:table-cell>
          <table:table-cell office:value-type="float" office:value="1261" calcext:value-type="float">
            <text:p>1261</text:p>
          </table:table-cell>
          <table:table-cell office:value-type="float" office:value="1863" calcext:value-type="float">
            <text:p>1863</text:p>
          </table:table-cell>
          <table:table-cell office:value-type="float" office:value="0.166000127792358" calcext:value-type="float">
            <text:p>0,166000127792358</text:p>
          </table:table-cell>
          <table:table-cell office:value-type="float" office:value="191.593000173569" calcext:value-type="float">
            <text:p>191,593000173569</text:p>
          </table:table-cell>
          <table:table-cell table:formula="of:=[.U178]-([.T178]+[.H1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335999965667725" calcext:value-type="float">
            <text:p>0,335999965667725</text:p>
          </table:table-cell>
          <table:table-cell office:value-type="float" office:value="7" calcext:value-type="float">
            <text:p>7</text:p>
          </table:table-cell>
          <table:table-cell office:value-type="float" office:value="5.95099997520447" calcext:value-type="float">
            <text:p>5,95099997520447</text:p>
          </table:table-cell>
          <table:table-cell office:value-type="float" office:value="0" calcext:value-type="float">
            <text:p>0</text:p>
          </table:table-cell>
          <table:table-cell office:value-type="float" office:value="0.414999961853027" calcext:value-type="float">
            <text:p>0,414999961853027</text:p>
          </table:table-cell>
          <table:table-cell office:value-type="float" office:value="6.70199990272522" calcext:value-type="float">
            <text:p>6,70199990272522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83700013160706" calcext:value-type="float">
            <text:p>2,83700013160706</text:p>
          </table:table-cell>
          <table:table-cell office:value-type="float" office:value="114884" calcext:value-type="float">
            <text:p>114884</text:p>
          </table:table-cell>
          <table:table-cell office:value-type="float" office:value="243.838000059128" calcext:value-type="float">
            <text:p>243,838000059128</text:p>
          </table:table-cell>
          <table:table-cell office:value-type="float" office:value="0" calcext:value-type="float">
            <text:p>0</text:p>
          </table:table-cell>
          <table:table-cell office:value-type="float" office:value="2.13299989700317" calcext:value-type="float">
            <text:p>2,13299989700317</text:p>
          </table:table-cell>
          <table:table-cell office:value-type="float" office:value="255.427999973297" calcext:value-type="float">
            <text:p>255,427999973297</text:p>
          </table:table-cell>
          <table:table-cell office:value-type="float" office:value="37989" calcext:value-type="float">
            <text:p>37989</text:p>
          </table:table-cell>
          <table:table-cell office:value-type="float" office:value="3.34699988365173" calcext:value-type="float">
            <text:p>3,34699988365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8999805450439" calcext:value-type="float">
            <text:p>0,278999805450439</text:p>
          </table:table-cell>
          <table:table-cell office:value-type="float" office:value="185.724999904633" calcext:value-type="float">
            <text:p>185,724999904633</text:p>
          </table:table-cell>
          <table:table-cell table:formula="of:=[.U179]-([.T179]+[.H1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3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389999866485596" calcext:value-type="float">
            <text:p>0,3899998664855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14200019836426" calcext:value-type="float">
            <text:p>9,142000198364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9400000572205" calcext:value-type="float">
            <text:p>4,19400000572205</text:p>
          </table:table-cell>
          <table:table-cell table:style-name="Default" office:value-type="float" office:value="13.7260000705719" calcext:value-type="float">
            <text:p>13,7260000705719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83899998664856" calcext:value-type="float">
            <text:p>2,83899998664856</text:p>
          </table:table-cell>
          <table:table-cell table:style-name="Default" office:value-type="float" office:value="114922" calcext:value-type="float">
            <text:p>114922</text:p>
          </table:table-cell>
          <table:table-cell table:style-name="Default" office:value-type="float" office:value="260.797000169754" calcext:value-type="float">
            <text:p>260,7970001697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67899990081787" calcext:value-type="float">
            <text:p>5,67899990081787</text:p>
          </table:table-cell>
          <table:table-cell table:style-name="Default" office:value-type="float" office:value="278.588000059128" calcext:value-type="float">
            <text:p>278,588000059128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5.65799999237061" calcext:value-type="float">
            <text:p>5,657999992370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99599981307983" calcext:value-type="float">
            <text:p>2,99599981307983</text:p>
          </table:table-cell>
          <table:table-cell table:style-name="Default" office:value-type="float" office:value="194.456999778748" calcext:value-type="float">
            <text:p>194,456999778748</text:p>
          </table:table-cell>
          <table:table-cell table:formula="of:=[.U180]-([.T180]+[.H1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5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240000009536743" calcext:value-type="float">
            <text:p>0,24000000953674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95700001716614" calcext:value-type="float">
            <text:p>9,95700001716614</text:p>
          </table:table-cell>
          <table:table-cell table:style-name="Default" office:value-type="float" office:value="513" calcext:value-type="float">
            <text:p>513</text:p>
          </table:table-cell>
          <table:table-cell table:style-name="Default" office:value-type="float" office:value="4.30200004577637" calcext:value-type="float">
            <text:p>4,30200004577637</text:p>
          </table:table-cell>
          <table:table-cell table:style-name="Default" office:value-type="float" office:value="14.4990000724792" calcext:value-type="float">
            <text:p>14,4990000724792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97699999809265" calcext:value-type="float">
            <text:p>2,97699999809265</text:p>
          </table:table-cell>
          <table:table-cell table:style-name="Default" office:value-type="float" office:value="114472" calcext:value-type="float">
            <text:p>114472</text:p>
          </table:table-cell>
          <table:table-cell table:style-name="Default" office:value-type="float" office:value="270.406000137329" calcext:value-type="float">
            <text:p>270,406000137329</text:p>
          </table:table-cell>
          <table:table-cell table:style-name="Default" office:value-type="float" office:value="1550" calcext:value-type="float">
            <text:p>1550</text:p>
          </table:table-cell>
          <table:table-cell table:style-name="Default" office:value-type="float" office:value="7.12999987602234" calcext:value-type="float">
            <text:p>7,12999987602234</text:p>
          </table:table-cell>
          <table:table-cell table:style-name="Default" office:value-type="float" office:value="290.365999937057" calcext:value-type="float">
            <text:p>290,365999937057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81200003623962" calcext:value-type="float">
            <text:p>2,81200003623962</text:p>
          </table:table-cell>
          <table:table-cell table:style-name="Default" office:value-type="float" office:value="1039" calcext:value-type="float">
            <text:p>1039</text:p>
          </table:table-cell>
          <table:table-cell table:style-name="Default" office:value-type="float" office:value="1552" calcext:value-type="float">
            <text:p>1552</text:p>
          </table:table-cell>
          <table:table-cell table:style-name="Default" office:value-type="float" office:value="2.74600005149841" calcext:value-type="float">
            <text:p>2,74600005149841</text:p>
          </table:table-cell>
          <table:table-cell table:style-name="Default" office:value-type="float" office:value="221.68700003624" calcext:value-type="float">
            <text:p>221,68700003624</text:p>
          </table:table-cell>
          <table:table-cell table:formula="of:=[.U181]-([.T181]+[.H1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7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266999959945679" calcext:value-type="float">
            <text:p>0,26699995994567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.3860001564026" calcext:value-type="float">
            <text:p>10,3860001564026</text:p>
          </table:table-cell>
          <table:table-cell table:style-name="Default" office:value-type="float" office:value="426" calcext:value-type="float">
            <text:p>426</text:p>
          </table:table-cell>
          <table:table-cell table:style-name="Default" office:value-type="float" office:value="4.48499989509583" calcext:value-type="float">
            <text:p>4,48499989509583</text:p>
          </table:table-cell>
          <table:table-cell table:style-name="Default" office:value-type="float" office:value="15.1380000114441" calcext:value-type="float">
            <text:p>15,1380000114441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3.00999999046326" calcext:value-type="float">
            <text:p>3,00999999046326</text:p>
          </table:table-cell>
          <table:table-cell table:style-name="Default" office:value-type="float" office:value="114321" calcext:value-type="float">
            <text:p>114321</text:p>
          </table:table-cell>
          <table:table-cell table:style-name="Default" office:value-type="float" office:value="263.731999874115" calcext:value-type="float">
            <text:p>263,731999874115</text:p>
          </table:table-cell>
          <table:table-cell table:style-name="Default" office:value-type="float" office:value="1321" calcext:value-type="float">
            <text:p>1321</text:p>
          </table:table-cell>
          <table:table-cell table:style-name="Default" office:value-type="float" office:value="12.5080001354218" calcext:value-type="float">
            <text:p>12,5080001354218</text:p>
          </table:table-cell>
          <table:table-cell table:style-name="Default" office:value-type="float" office:value="288.881000041962" calcext:value-type="float">
            <text:p>288,881000041962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71900010108948" calcext:value-type="float">
            <text:p>2,71900010108948</text:p>
          </table:table-cell>
          <table:table-cell table:style-name="Default" office:value-type="float" office:value="896" calcext:value-type="float">
            <text:p>896</text:p>
          </table:table-cell>
          <table:table-cell table:style-name="Default" office:value-type="float" office:value="1322" calcext:value-type="float">
            <text:p>1322</text:p>
          </table:table-cell>
          <table:table-cell table:style-name="Default" office:value-type="float" office:value="2.50600004196167" calcext:value-type="float">
            <text:p>2,50600004196167</text:p>
          </table:table-cell>
          <table:table-cell table:style-name="Default" office:value-type="float" office:value="199.771999835968" calcext:value-type="float">
            <text:p>199,771999835968</text:p>
          </table:table-cell>
          <table:table-cell table:formula="of:=[.U182]-([.T182]+[.H1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9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328999996185303" calcext:value-type="float">
            <text:p>0,32899999618530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.2339999675751" calcext:value-type="float">
            <text:p>13,2339999675751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3.97699999809265" calcext:value-type="float">
            <text:p>3,97699999809265</text:p>
          </table:table-cell>
          <table:table-cell table:style-name="Default" office:value-type="float" office:value="17.539999961853" calcext:value-type="float">
            <text:p>17,539999961853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58899998664856" calcext:value-type="float">
            <text:p>2,58899998664856</text:p>
          </table:table-cell>
          <table:table-cell table:style-name="Default" office:value-type="float" office:value="114295" calcext:value-type="float">
            <text:p>114295</text:p>
          </table:table-cell>
          <table:table-cell table:style-name="Default" office:value-type="float" office:value="269.796000003815" calcext:value-type="float">
            <text:p>269,796000003815</text:p>
          </table:table-cell>
          <table:table-cell table:style-name="Default" office:value-type="float" office:value="842" calcext:value-type="float">
            <text:p>842</text:p>
          </table:table-cell>
          <table:table-cell table:style-name="Default" office:value-type="float" office:value="9.53999996185303" calcext:value-type="float">
            <text:p>9,53999996185303</text:p>
          </table:table-cell>
          <table:table-cell table:style-name="Default" office:value-type="float" office:value="292.795000076294" calcext:value-type="float">
            <text:p>292,795000076294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65400004386902" calcext:value-type="float">
            <text:p>2,65400004386902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842" calcext:value-type="float">
            <text:p>842</text:p>
          </table:table-cell>
          <table:table-cell table:style-name="Default" office:value-type="float" office:value="2.78799986839294" calcext:value-type="float">
            <text:p>2,78799986839294</text:p>
          </table:table-cell>
          <table:table-cell table:style-name="Default" office:value-type="float" office:value="200.484999895096" calcext:value-type="float">
            <text:p>200,484999895096</text:p>
          </table:table-cell>
          <table:table-cell table:formula="of:=[.U183]-([.T183]+[.H1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14999914169312" calcext:value-type="float">
            <text:p>0,214999914169312</text:p>
          </table:table-cell>
          <table:table-cell office:value-type="float" office:value="511" calcext:value-type="float">
            <text:p>511</text:p>
          </table:table-cell>
          <table:table-cell office:value-type="float" office:value="5.33899998664856" calcext:value-type="float">
            <text:p>5,33899998664856</text:p>
          </table:table-cell>
          <table:table-cell office:value-type="float" office:value="0" calcext:value-type="float">
            <text:p>0</text:p>
          </table:table-cell>
          <table:table-cell office:value-type="float" office:value="0.328999996185303" calcext:value-type="float">
            <text:p>0,328999996185303</text:p>
          </table:table-cell>
          <table:table-cell office:value-type="float" office:value="5.88400006294251" calcext:value-type="float">
            <text:p>5,88400006294251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19000005722046" calcext:value-type="float">
            <text:p>2,19000005722046</text:p>
          </table:table-cell>
          <table:table-cell office:value-type="float" office:value="126786" calcext:value-type="float">
            <text:p>126786</text:p>
          </table:table-cell>
          <table:table-cell office:value-type="float" office:value="272.852999925613" calcext:value-type="float">
            <text:p>272,852999925613</text:p>
          </table:table-cell>
          <table:table-cell office:value-type="float" office:value="0" calcext:value-type="float">
            <text:p>0</text:p>
          </table:table-cell>
          <table:table-cell office:value-type="float" office:value="30.5360000133514" calcext:value-type="float">
            <text:p>30,5360000133514</text:p>
          </table:table-cell>
          <table:table-cell office:value-type="float" office:value="310.809000015259" calcext:value-type="float">
            <text:p>310,809000015259</text:p>
          </table:table-cell>
          <table:table-cell office:value-type="float" office:value="37989" calcext:value-type="float">
            <text:p>37989</text:p>
          </table:table-cell>
          <table:table-cell office:value-type="float" office:value="2.57500004768372" calcext:value-type="float">
            <text:p>2,57500004768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2300009727478" calcext:value-type="float">
            <text:p>5,92300009727478</text:p>
          </table:table-cell>
          <table:table-cell office:value-type="float" office:value="206.768000125885" calcext:value-type="float">
            <text:p>206,768000125885</text:p>
          </table:table-cell>
          <table:table-cell table:formula="of:=[.U184]-([.T184]+[.H1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82000064849854" calcext:value-type="float">
            <text:p>0,282000064849854</text:p>
          </table:table-cell>
          <table:table-cell office:value-type="float" office:value="121" calcext:value-type="float">
            <text:p>121</text:p>
          </table:table-cell>
          <table:table-cell office:value-type="float" office:value="5.40000009536743" calcext:value-type="float">
            <text:p>5,40000009536743</text:p>
          </table:table-cell>
          <table:table-cell office:value-type="float" office:value="0" calcext:value-type="float">
            <text:p>0</text:p>
          </table:table-cell>
          <table:table-cell office:value-type="float" office:value="0.335999965667725" calcext:value-type="float">
            <text:p>0,335999965667725</text:p>
          </table:table-cell>
          <table:table-cell office:value-type="float" office:value="6.01800012588501" calcext:value-type="float">
            <text:p>6,01800012588501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65399980545044" calcext:value-type="float">
            <text:p>2,65399980545044</text:p>
          </table:table-cell>
          <table:table-cell office:value-type="float" office:value="121690" calcext:value-type="float">
            <text:p>121690</text:p>
          </table:table-cell>
          <table:table-cell office:value-type="float" office:value="271.992000102997" calcext:value-type="float">
            <text:p>271,992000102997</text:p>
          </table:table-cell>
          <table:table-cell office:value-type="float" office:value="0" calcext:value-type="float">
            <text:p>0</text:p>
          </table:table-cell>
          <table:table-cell office:value-type="float" office:value="8.70299983024597" calcext:value-type="float">
            <text:p>8,70299983024597</text:p>
          </table:table-cell>
          <table:table-cell office:value-type="float" office:value="288.285999774933" calcext:value-type="float">
            <text:p>288,285999774933</text:p>
          </table:table-cell>
          <table:table-cell office:value-type="float" office:value="37989" calcext:value-type="float">
            <text:p>37989</text:p>
          </table:table-cell>
          <table:table-cell office:value-type="float" office:value="3.9610002040863" calcext:value-type="float">
            <text:p>3,9610002040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1999883651733" calcext:value-type="float">
            <text:p>0,971999883651733</text:p>
          </table:table-cell>
          <table:table-cell office:value-type="float" office:value="197.042000055313" calcext:value-type="float">
            <text:p>197,042000055313</text:p>
          </table:table-cell>
          <table:table-cell table:formula="of:=[.U185]-([.T185]+[.H1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87999868392944" calcext:value-type="float">
            <text:p>0,287999868392944</text:p>
          </table:table-cell>
          <table:table-cell office:value-type="float" office:value="511" calcext:value-type="float">
            <text:p>511</text:p>
          </table:table-cell>
          <table:table-cell office:value-type="float" office:value="7.57300019264221" calcext:value-type="float">
            <text:p>7,57300019264221</text:p>
          </table:table-cell>
          <table:table-cell office:value-type="float" office:value="0" calcext:value-type="float">
            <text:p>0</text:p>
          </table:table-cell>
          <table:table-cell office:value-type="float" office:value="0.36899995803833" calcext:value-type="float">
            <text:p>0,36899995803833</text:p>
          </table:table-cell>
          <table:table-cell office:value-type="float" office:value="8.23000001907349" calcext:value-type="float">
            <text:p>8,23000001907349</text:p>
          </table:table-cell>
          <table:table-cell office:value-type="float" office:value="114227" calcext:value-type="float">
            <text:p>114227</text:p>
          </table:table-cell>
          <table:table-cell office:value-type="float" office:value="3.02799987792969" calcext:value-type="float">
            <text:p>3,02799987792969</text:p>
          </table:table-cell>
          <table:table-cell office:value-type="float" office:value="120817" calcext:value-type="float">
            <text:p>120817</text:p>
          </table:table-cell>
          <table:table-cell office:value-type="float" office:value="284.000999927521" calcext:value-type="float">
            <text:p>284,000999927521</text:p>
          </table:table-cell>
          <table:table-cell office:value-type="float" office:value="0" calcext:value-type="float">
            <text:p>0</text:p>
          </table:table-cell>
          <table:table-cell office:value-type="float" office:value="35.3359999656677" calcext:value-type="float">
            <text:p>35,3359999656677</text:p>
          </table:table-cell>
          <table:table-cell office:value-type="float" office:value="328.750999927521" calcext:value-type="float">
            <text:p>328,750999927521</text:p>
          </table:table-cell>
          <table:table-cell office:value-type="float" office:value="37989" calcext:value-type="float">
            <text:p>37989</text:p>
          </table:table-cell>
          <table:table-cell office:value-type="float" office:value="3.29800009727478" calcext:value-type="float">
            <text:p>3,29800009727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649998664856" calcext:value-type="float">
            <text:p>3,2649998664856</text:p>
          </table:table-cell>
          <table:table-cell office:value-type="float" office:value="209.520999908447" calcext:value-type="float">
            <text:p>209,520999908447</text:p>
          </table:table-cell>
          <table:table-cell table:formula="of:=[.U186]-([.T186]+[.H1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296000003814697" calcext:value-type="float">
            <text:p>0,296000003814697</text:p>
          </table:table-cell>
          <table:table-cell office:value-type="float" office:value="128" calcext:value-type="float">
            <text:p>128</text:p>
          </table:table-cell>
          <table:table-cell office:value-type="float" office:value="5.55599999427795" calcext:value-type="float">
            <text:p>5,55599999427795</text:p>
          </table:table-cell>
          <table:table-cell office:value-type="float" office:value="0" calcext:value-type="float">
            <text:p>0</text:p>
          </table:table-cell>
          <table:table-cell office:value-type="float" office:value="0.279000043869019" calcext:value-type="float">
            <text:p>0,279000043869019</text:p>
          </table:table-cell>
          <table:table-cell office:value-type="float" office:value="6.13100004196167" calcext:value-type="float">
            <text:p>6,13100004196167</text:p>
          </table:table-cell>
          <table:table-cell office:value-type="float" office:value="114227" calcext:value-type="float">
            <text:p>114227</text:p>
          </table:table-cell>
          <table:table-cell office:value-type="float" office:value="3.27600002288818" calcext:value-type="float">
            <text:p>3,27600002288818</text:p>
          </table:table-cell>
          <table:table-cell office:value-type="float" office:value="117510" calcext:value-type="float">
            <text:p>117510</text:p>
          </table:table-cell>
          <table:table-cell office:value-type="float" office:value="278.063000202179" calcext:value-type="float">
            <text:p>278,063000202179</text:p>
          </table:table-cell>
          <table:table-cell office:value-type="float" office:value="0" calcext:value-type="float">
            <text:p>0</text:p>
          </table:table-cell>
          <table:table-cell office:value-type="float" office:value="10.3719999790192" calcext:value-type="float">
            <text:p>10,3719999790192</text:p>
          </table:table-cell>
          <table:table-cell office:value-type="float" office:value="298.065999984741" calcext:value-type="float">
            <text:p>298,065999984741</text:p>
          </table:table-cell>
          <table:table-cell office:value-type="float" office:value="37989" calcext:value-type="float">
            <text:p>37989</text:p>
          </table:table-cell>
          <table:table-cell office:value-type="float" office:value="3.94700002670288" calcext:value-type="float">
            <text:p>3,94700002670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999996185303" calcext:value-type="float">
            <text:p>0,578999996185303</text:p>
          </table:table-cell>
          <table:table-cell office:value-type="float" office:value="197.626999855042" calcext:value-type="float">
            <text:p>197,626999855042</text:p>
          </table:table-cell>
          <table:table-cell table:formula="of:=[.U187]-([.T187]+[.H1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5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263999938964844" calcext:value-type="float">
            <text:p>0,26399993896484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7.11899995803833" calcext:value-type="float">
            <text:p>7,118999958038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12999963760376" calcext:value-type="float">
            <text:p>0,812999963760376</text:p>
          </table:table-cell>
          <table:table-cell table:style-name="Default" office:value-type="float" office:value="8.19599986076355" calcext:value-type="float">
            <text:p>8,19599986076355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80900001525879" calcext:value-type="float">
            <text:p>2,80900001525879</text:p>
          </table:table-cell>
          <table:table-cell table:style-name="Default" office:value-type="float" office:value="115407" calcext:value-type="float">
            <text:p>115407</text:p>
          </table:table-cell>
          <table:table-cell table:style-name="Default" office:value-type="float" office:value="265.013000011444" calcext:value-type="float">
            <text:p>265,013000011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9759998321533" calcext:value-type="float">
            <text:p>13,9759998321533</text:p>
          </table:table-cell>
          <table:table-cell table:style-name="Default" office:value-type="float" office:value="288.102999925613" calcext:value-type="float">
            <text:p>288,102999925613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54399991035461" calcext:value-type="float">
            <text:p>2,543999910354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44999837875366" calcext:value-type="float">
            <text:p>0,544999837875366</text:p>
          </table:table-cell>
          <table:table-cell table:style-name="Default" office:value-type="float" office:value="194.302999973297" calcext:value-type="float">
            <text:p>194,302999973297</text:p>
          </table:table-cell>
          <table:table-cell table:formula="of:=[.U188]-([.T188]+[.H1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7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342000007629395" calcext:value-type="float">
            <text:p>0,34200000762939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6.53699994087219" calcext:value-type="float">
            <text:p>6,536999940872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80000162124634" calcext:value-type="float">
            <text:p>0,580000162124634</text:p>
          </table:table-cell>
          <table:table-cell table:style-name="Default" office:value-type="float" office:value="7.45900011062622" calcext:value-type="float">
            <text:p>7,45900011062622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45500016212463" calcext:value-type="float">
            <text:p>2,45500016212463</text:p>
          </table:table-cell>
          <table:table-cell table:style-name="Default" office:value-type="float" office:value="114926" calcext:value-type="float">
            <text:p>114926</text:p>
          </table:table-cell>
          <table:table-cell table:style-name="Default" office:value-type="float" office:value="276.037999868393" calcext:value-type="float">
            <text:p>276,0379998683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9560000896454" calcext:value-type="float">
            <text:p>12,9560000896454</text:p>
          </table:table-cell>
          <table:table-cell table:style-name="Default" office:value-type="float" office:value="302.929000139236" calcext:value-type="float">
            <text:p>302,929000139236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6949999332428" calcext:value-type="float">
            <text:p>2,69499993324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473999977111816" calcext:value-type="float">
            <text:p>0,473999977111816</text:p>
          </table:table-cell>
          <table:table-cell table:style-name="Default" office:value-type="float" office:value="190.911000013351" calcext:value-type="float">
            <text:p>190,911000013351</text:p>
          </table:table-cell>
          <table:table-cell table:formula="of:=[.U189]-([.T189]+[.H1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9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302000045776367" calcext:value-type="float">
            <text:p>0,30200004577636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.74900007247925" calcext:value-type="float">
            <text:p>6,749000072479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4000034332275" calcext:value-type="float">
            <text:p>0,664000034332275</text:p>
          </table:table-cell>
          <table:table-cell table:style-name="Default" office:value-type="float" office:value="7.71500015258789" calcext:value-type="float">
            <text:p>7,71500015258789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71499991416931" calcext:value-type="float">
            <text:p>2,71499991416931</text:p>
          </table:table-cell>
          <table:table-cell table:style-name="Default" office:value-type="float" office:value="114646" calcext:value-type="float">
            <text:p>114646</text:p>
          </table:table-cell>
          <table:table-cell table:style-name="Default" office:value-type="float" office:value="262.889000177383" calcext:value-type="float">
            <text:p>262,8890001773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6399993896484" calcext:value-type="float">
            <text:p>3,26399993896484</text:p>
          </table:table-cell>
          <table:table-cell table:style-name="Default" office:value-type="float" office:value="274.851000070572" calcext:value-type="float">
            <text:p>274,851000070572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90300011634827" calcext:value-type="float">
            <text:p>2,903000116348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252000093460083" calcext:value-type="float">
            <text:p>0,252000093460083</text:p>
          </table:table-cell>
          <table:table-cell table:style-name="Default" office:value-type="float" office:value="190.888000011444" calcext:value-type="float">
            <text:p>190,888000011444</text:p>
          </table:table-cell>
          <table:table-cell table:formula="of:=[.U190]-([.T190]+[.H1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418999910354614" calcext:value-type="float">
            <text:p>0,418999910354614</text:p>
          </table:table-cell>
          <table:table-cell office:value-type="float" office:value="6" calcext:value-type="float">
            <text:p>6</text:p>
          </table:table-cell>
          <table:table-cell office:value-type="float" office:value="13.8610000610352" calcext:value-type="float">
            <text:p>13,8610000610352</text:p>
          </table:table-cell>
          <table:table-cell office:value-type="float" office:value="285" calcext:value-type="float">
            <text:p>285</text:p>
          </table:table-cell>
          <table:table-cell office:value-type="float" office:value="13.1989998817444" calcext:value-type="float">
            <text:p>13,1989998817444</text:p>
          </table:table-cell>
          <table:table-cell office:value-type="float" office:value="27.4789998531342" calcext:value-type="float">
            <text:p>27,4789998531342</text:p>
          </table:table-cell>
          <table:table-cell office:value-type="float" office:value="114227" calcext:value-type="float">
            <text:p>114227</text:p>
          </table:table-cell>
          <table:table-cell office:value-type="float" office:value="2.88199996948242" calcext:value-type="float">
            <text:p>2,88199996948242</text:p>
          </table:table-cell>
          <table:table-cell office:value-type="float" office:value="114344" calcext:value-type="float">
            <text:p>114344</text:p>
          </table:table-cell>
          <table:table-cell office:value-type="float" office:value="254.776999950409" calcext:value-type="float">
            <text:p>254,776999950409</text:p>
          </table:table-cell>
          <table:table-cell office:value-type="float" office:value="896" calcext:value-type="float">
            <text:p>896</text:p>
          </table:table-cell>
          <table:table-cell office:value-type="float" office:value="24.8289999961853" calcext:value-type="float">
            <text:p>24,8289999961853</text:p>
          </table:table-cell>
          <table:table-cell office:value-type="float" office:value="309.481999874115" calcext:value-type="float">
            <text:p>309,481999874115</text:p>
          </table:table-cell>
          <table:table-cell office:value-type="float" office:value="37989" calcext:value-type="float">
            <text:p>37989</text:p>
          </table:table-cell>
          <table:table-cell office:value-type="float" office:value="2.44600009918213" calcext:value-type="float">
            <text:p>2,44600009918213</text:p>
          </table:table-cell>
          <table:table-cell office:value-type="float" office:value="613" calcext:value-type="float">
            <text:p>613</text:p>
          </table:table-cell>
          <table:table-cell office:value-type="float" office:value="898" calcext:value-type="float">
            <text:p>898</text:p>
          </table:table-cell>
          <table:table-cell office:value-type="float" office:value="8.54499983787537" calcext:value-type="float">
            <text:p>8,54499983787537</text:p>
          </table:table-cell>
          <table:table-cell office:value-type="float" office:value="192.077999830246" calcext:value-type="float">
            <text:p>192,077999830246</text:p>
          </table:table-cell>
          <table:table-cell table:formula="of:=[.U191]-([.T191]+[.H1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6255" calcext:value-type="float">
            <text:p>76255</text:p>
          </table:table-cell>
          <table:table-cell office:value-type="float" office:value="0.411999940872192" calcext:value-type="float">
            <text:p>0,411999940872192</text:p>
          </table:table-cell>
          <table:table-cell office:value-type="float" office:value="3" calcext:value-type="float">
            <text:p>3</text:p>
          </table:table-cell>
          <table:table-cell office:value-type="float" office:value="14.7139999866486" calcext:value-type="float">
            <text:p>14,7139999866486</text:p>
          </table:table-cell>
          <table:table-cell office:value-type="float" office:value="304" calcext:value-type="float">
            <text:p>304</text:p>
          </table:table-cell>
          <table:table-cell office:value-type="float" office:value="13.335000038147" calcext:value-type="float">
            <text:p>13,335000038147</text:p>
          </table:table-cell>
          <table:table-cell office:value-type="float" office:value="28.4609999656677" calcext:value-type="float">
            <text:p>28,4609999656677</text:p>
          </table:table-cell>
          <table:table-cell office:value-type="float" office:value="114227" calcext:value-type="float">
            <text:p>114227</text:p>
          </table:table-cell>
          <table:table-cell office:value-type="float" office:value="3.18199992179871" calcext:value-type="float">
            <text:p>3,18199992179871</text:p>
          </table:table-cell>
          <table:table-cell office:value-type="float" office:value="114294" calcext:value-type="float">
            <text:p>114294</text:p>
          </table:table-cell>
          <table:table-cell office:value-type="float" office:value="265.758999824524" calcext:value-type="float">
            <text:p>265,758999824524</text:p>
          </table:table-cell>
          <table:table-cell office:value-type="float" office:value="926" calcext:value-type="float">
            <text:p>926</text:p>
          </table:table-cell>
          <table:table-cell office:value-type="float" office:value="24.8880000114441" calcext:value-type="float">
            <text:p>24,8880000114441</text:p>
          </table:table-cell>
          <table:table-cell office:value-type="float" office:value="307.37299990654" calcext:value-type="float">
            <text:p>307,37299990654</text:p>
          </table:table-cell>
          <table:table-cell office:value-type="float" office:value="37989" calcext:value-type="float">
            <text:p>37989</text:p>
          </table:table-cell>
          <table:table-cell office:value-type="float" office:value="3.23200011253357" calcext:value-type="float">
            <text:p>3,23200011253357</text:p>
          </table:table-cell>
          <table:table-cell office:value-type="float" office:value="622" calcext:value-type="float">
            <text:p>622</text:p>
          </table:table-cell>
          <table:table-cell office:value-type="float" office:value="926" calcext:value-type="float">
            <text:p>926</text:p>
          </table:table-cell>
          <table:table-cell office:value-type="float" office:value="10.2339999675751" calcext:value-type="float">
            <text:p>10,2339999675751</text:p>
          </table:table-cell>
          <table:table-cell office:value-type="float" office:value="224.086999893188" calcext:value-type="float">
            <text:p>224,086999893188</text:p>
          </table:table-cell>
          <table:table-cell table:formula="of:=[.U192]-([.T192]+[.H1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9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694999933242798" calcext:value-type="float">
            <text:p>0,69499993324279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.2150001525879" calcext:value-type="float">
            <text:p>16,2150001525879</text:p>
          </table:table-cell>
          <table:table-cell table:style-name="Default" office:value-type="float" office:value="338" calcext:value-type="float">
            <text:p>338</text:p>
          </table:table-cell>
          <table:table-cell table:style-name="Default" office:value-type="float" office:value="12.6499998569489" calcext:value-type="float">
            <text:p>12,6499998569489</text:p>
          </table:table-cell>
          <table:table-cell table:style-name="Default" office:value-type="float" office:value="29.5599999427795" calcext:value-type="float">
            <text:p>29,5599999427795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70799994468689" calcext:value-type="float">
            <text:p>2,70799994468689</text:p>
          </table:table-cell>
          <table:table-cell table:style-name="Default" office:value-type="float" office:value="114265" calcext:value-type="float">
            <text:p>114265</text:p>
          </table:table-cell>
          <table:table-cell table:style-name="Default" office:value-type="float" office:value="262.78200006485" calcext:value-type="float">
            <text:p>262,78200006485</text:p>
          </table:table-cell>
          <table:table-cell table:style-name="Default" office:value-type="float" office:value="1076" calcext:value-type="float">
            <text:p>1076</text:p>
          </table:table-cell>
          <table:table-cell table:style-name="Default" office:value-type="float" office:value="16.8619999885559" calcext:value-type="float">
            <text:p>16,8619999885559</text:p>
          </table:table-cell>
          <table:table-cell table:style-name="Default" office:value-type="float" office:value="295.793999910355" calcext:value-type="float">
            <text:p>295,793999910355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4.39800000190735" calcext:value-type="float">
            <text:p>4,39800000190735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1079" calcext:value-type="float">
            <text:p>1079</text:p>
          </table:table-cell>
          <table:table-cell table:style-name="Default" office:value-type="float" office:value="6.61199998855591" calcext:value-type="float">
            <text:p>6,61199998855591</text:p>
          </table:table-cell>
          <table:table-cell table:style-name="Default" office:value-type="float" office:value="237.327999830246" calcext:value-type="float">
            <text:p>237,327999830246</text:p>
          </table:table-cell>
          <table:table-cell table:formula="of:=[.U193]-([.T193]+[.H1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3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223999977111816" calcext:value-type="float">
            <text:p>0,22399997711181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.9449999332428" calcext:value-type="float">
            <text:p>5,94499993324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5999994277954" calcext:value-type="float">
            <text:p>0,805999994277954</text:p>
          </table:table-cell>
          <table:table-cell table:style-name="Default" office:value-type="float" office:value="6.97499990463257" calcext:value-type="float">
            <text:p>6,97499990463257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16499996185303" calcext:value-type="float">
            <text:p>2,16499996185303</text:p>
          </table:table-cell>
          <table:table-cell table:style-name="Default" office:value-type="float" office:value="116279" calcext:value-type="float">
            <text:p>116279</text:p>
          </table:table-cell>
          <table:table-cell table:style-name="Default" office:value-type="float" office:value="262.535000085831" calcext:value-type="float">
            <text:p>262,5350000858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9099998474121" calcext:value-type="float">
            <text:p>2,19099998474121</text:p>
          </table:table-cell>
          <table:table-cell table:style-name="Default" office:value-type="float" office:value="272.718999862671" calcext:value-type="float">
            <text:p>272,718999862671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64300012588501" calcext:value-type="float">
            <text:p>2,643000125885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04099988937378" calcext:value-type="float">
            <text:p>1,04099988937378</text:p>
          </table:table-cell>
          <table:table-cell table:style-name="Default" office:value-type="float" office:value="193.253000020981" calcext:value-type="float">
            <text:p>193,253000020981</text:p>
          </table:table-cell>
          <table:table-cell table:formula="of:=[.U194]-([.T194]+[.H1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5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166000127792358" calcext:value-type="float">
            <text:p>0,16600012779235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.37400007247925" calcext:value-type="float">
            <text:p>6,37400007247925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0.840999841690064" calcext:value-type="float">
            <text:p>0,840999841690064</text:p>
          </table:table-cell>
          <table:table-cell table:style-name="Default" office:value-type="float" office:value="7.38100004196167" calcext:value-type="float">
            <text:p>7,38100004196167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56400012969971" calcext:value-type="float">
            <text:p>2,56400012969971</text:p>
          </table:table-cell>
          <table:table-cell table:style-name="Default" office:value-type="float" office:value="114938" calcext:value-type="float">
            <text:p>114938</text:p>
          </table:table-cell>
          <table:table-cell table:style-name="Default" office:value-type="float" office:value="250.938999891281" calcext:value-type="float">
            <text:p>250,938999891281</text:p>
          </table:table-cell>
          <table:table-cell table:style-name="Default" office:value-type="float" office:value="1942" calcext:value-type="float">
            <text:p>1942</text:p>
          </table:table-cell>
          <table:table-cell table:style-name="Default" office:value-type="float" office:value="5.63199996948242" calcext:value-type="float">
            <text:p>5,63199996948242</text:p>
          </table:table-cell>
          <table:table-cell table:style-name="Default" office:value-type="float" office:value="265.28200006485" calcext:value-type="float">
            <text:p>265,28200006485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57200002670288" calcext:value-type="float">
            <text:p>2,57200002670288</text:p>
          </table:table-cell>
          <table:table-cell table:style-name="Default" office:value-type="float" office:value="1316" calcext:value-type="float">
            <text:p>1316</text:p>
          </table:table-cell>
          <table:table-cell table:style-name="Default" office:value-type="float" office:value="1946" calcext:value-type="float">
            <text:p>1946</text:p>
          </table:table-cell>
          <table:table-cell table:style-name="Default" office:value-type="float" office:value="0.391000032424927" calcext:value-type="float">
            <text:p>0,391000032424927</text:p>
          </table:table-cell>
          <table:table-cell table:style-name="Default" office:value-type="float" office:value="182.618000030518" calcext:value-type="float">
            <text:p>182,618000030518</text:p>
          </table:table-cell>
          <table:table-cell table:formula="of:=[.U195]-([.T195]+[.H1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7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220999956130981" calcext:value-type="float">
            <text:p>0,22099995613098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.94900012016296" calcext:value-type="float">
            <text:p>5,949000120162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32000017166138" calcext:value-type="float">
            <text:p>0,832000017166138</text:p>
          </table:table-cell>
          <table:table-cell table:style-name="Default" office:value-type="float" office:value="7.00200009346008" calcext:value-type="float">
            <text:p>7,00200009346008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76200008392334" calcext:value-type="float">
            <text:p>2,76200008392334</text:p>
          </table:table-cell>
          <table:table-cell table:style-name="Default" office:value-type="float" office:value="114601" calcext:value-type="float">
            <text:p>114601</text:p>
          </table:table-cell>
          <table:table-cell table:style-name="Default" office:value-type="float" office:value="244.195999860764" calcext:value-type="float">
            <text:p>244,195999860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2599992752075" calcext:value-type="float">
            <text:p>2,12599992752075</text:p>
          </table:table-cell>
          <table:table-cell table:style-name="Default" office:value-type="float" office:value="254.790999889374" calcext:value-type="float">
            <text:p>254,790999889374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89399981498718" calcext:value-type="float">
            <text:p>2,893999814987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293999910354614" calcext:value-type="float">
            <text:p>0,293999910354614</text:p>
          </table:table-cell>
          <table:table-cell table:style-name="Default" office:value-type="float" office:value="180.686999797821" calcext:value-type="float">
            <text:p>180,686999797821</text:p>
          </table:table-cell>
          <table:table-cell table:formula="of:=[.U196]-([.T196]+[.H1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9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float" office:value="0.263999938964844" calcext:value-type="float">
            <text:p>0,26399993896484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.85700011253357" calcext:value-type="float">
            <text:p>5,85700011253357</text:p>
          </table:table-cell>
          <table:table-cell table:style-name="Default" office:value-type="float" office:value="988" calcext:value-type="float">
            <text:p>988</text:p>
          </table:table-cell>
          <table:table-cell table:style-name="Default" office:value-type="float" office:value="0.774999856948853" calcext:value-type="float">
            <text:p>0,774999856948853</text:p>
          </table:table-cell>
          <table:table-cell table:style-name="Default" office:value-type="float" office:value="6.89599990844727" calcext:value-type="float">
            <text:p>6,89599990844727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float" office:value="2.51399993896484" calcext:value-type="float">
            <text:p>2,51399993896484</text:p>
          </table:table-cell>
          <table:table-cell table:style-name="Default" office:value-type="float" office:value="114454" calcext:value-type="float">
            <text:p>114454</text:p>
          </table:table-cell>
          <table:table-cell table:style-name="Default" office:value-type="float" office:value="237.844000101089" calcext:value-type="float">
            <text:p>237,844000101089</text:p>
          </table:table-cell>
          <table:table-cell table:style-name="Default" office:value-type="float" office:value="2989" calcext:value-type="float">
            <text:p>2989</text:p>
          </table:table-cell>
          <table:table-cell table:style-name="Default" office:value-type="float" office:value="4.85999989509583" calcext:value-type="float">
            <text:p>4,85999989509583</text:p>
          </table:table-cell>
          <table:table-cell table:style-name="Default" office:value-type="float" office:value="251.232999801636" calcext:value-type="float">
            <text:p>251,232999801636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float" office:value="2.45799994468689" calcext:value-type="float">
            <text:p>2,45799994468689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2994" calcext:value-type="float">
            <text:p>2994</text:p>
          </table:table-cell>
          <table:table-cell table:style-name="Default" office:value-type="float" office:value="0.401999950408936" calcext:value-type="float">
            <text:p>0,401999950408936</text:p>
          </table:table-cell>
          <table:table-cell table:style-name="Default" office:value-type="float" office:value="170.605000019073" calcext:value-type="float">
            <text:p>170,605000019073</text:p>
          </table:table-cell>
          <table:table-cell table:formula="of:=[.U197]-([.T197]+[.H197])" office:value-type="float" office:value="0" calcext:value-type="float">
            <text:p>0</text:p>
          </table:table-cell>
          <table:table-cell table:number-columns-repeated="1000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_results_U5" table:style-name="ta1">
        <office:forms form:automatic-focus="false" form:apply-design-mode="false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2" table:default-cell-style-name="Default"/>
        <table:table-column table:style-name="co66" table:default-cell-style-name="Default"/>
        <table:table-column table:style-name="co62" table:default-cell-style-name="Default"/>
        <table:table-column table:style-name="co67" table:default-cell-style-name="Default"/>
        <table:table-column table:style-name="co62" table:default-cell-style-name="Default"/>
        <table:table-column table:style-name="co68" table:default-cell-style-name="Default"/>
        <table:table-column table:style-name="co53" table:default-cell-style-name="Default"/>
        <table:table-column table:style-name="co62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0" table:default-cell-style-name="Default"/>
        <table:table-column table:style-name="co71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>
            <text:p>ABOX</text:p>
          </table:table-cell>
          <table:table-cell table:style-name="ce1" office:value-type="string" calcext:value-type="string">
            <text:p>TBOX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<text:s/>ABox_size</text:p>
          </table:table-cell>
          <table:table-cell table:style-name="ce1" office:value-type="string" calcext:value-type="string">
            <text:p><text:s/>ABox_load_time</text:p>
          </table:table-cell>
          <table:table-cell table:style-name="ce1" office:value-type="string" calcext:value-type="string">
            <text:p><text:s/>Conflicts_size</text:p>
          </table:table-cell>
          <table:table-cell table:style-name="ce1" office:value-type="string" calcext:value-type="string">
            <text:p><text:s/>Conflicts_time</text:p>
          </table:table-cell>
          <table:table-cell table:style-name="ce1" office:value-type="string" calcext:value-type="string">
            <text:p><text:s/>pi_repair_size</text:p>
          </table:table-cell>
          <table:table-cell table:style-name="ce1" office:value-type="string" calcext:value-type="string">
            <text:p><text:s/>pi_repair_time</text:p>
          </table:table-cell>
          <table:table-cell table:style-name="ce1" office:value-type="string" calcext:value-type="string">
            <text:p><text:s/>pi_repair_total_time</text:p>
          </table:table-cell>
          <table:table-cell table:style-name="ce1" office:value-type="string" calcext:value-type="string">
            <text:p><text:s/>cl_ABox_size</text:p>
          </table:table-cell>
          <table:table-cell table:style-name="ce1" office:value-type="string" calcext:value-type="string">
            <text:p><text:s/>cl_ABox_time</text:p>
          </table:table-cell>
          <table:table-cell table:style-name="ce1" office:value-type="string" calcext:value-type="string">
            <text:p><text:s/>all_supports_size</text:p>
          </table:table-cell>
          <table:table-cell table:style-name="ce1" office:value-type="string" calcext:value-type="string">
            <text:p><text:s/>all_supports_time</text:p>
          </table:table-cell>
          <table:table-cell table:style-name="ce1" office:value-type="string" calcext:value-type="string">
            <text:p><text:s/>cpi_repair_size</text:p>
          </table:table-cell>
          <table:table-cell table:style-name="ce1" office:value-type="string" calcext:value-type="string">
            <text:p><text:s/>cpi_repair_time</text:p>
          </table:table-cell>
          <table:table-cell table:style-name="ce1" office:value-type="string" calcext:value-type="string">
            <text:p><text:s/>cpi_repair_total_time</text:p>
          </table:table-cell>
          <table:table-cell table:style-name="ce1" office:value-type="string" calcext:value-type="string">
            <text:p><text:s/>cl-ABox_size</text:p>
          </table:table-cell>
          <table:table-cell table:style-name="ce1" office:value-type="string" calcext:value-type="string">
            <text:p><text:s/>cl-ABox_time</text:p>
          </table:table-cell>
          <table:table-cell table:style-name="ce1" office:value-type="string" calcext:value-type="string">
            <text:p><text:s/>cl_pi_repair_size</text:p>
          </table:table-cell>
          <table:table-cell table:style-name="ce1" office:value-type="string" calcext:value-type="string">
            <text:p><text:s/>cpi_repair++_size</text:p>
          </table:table-cell>
          <table:table-cell table:style-name="ce1" office:value-type="string" calcext:value-type="string">
            <text:p><text:s/>cpi_repair++_time</text:p>
          </table:table-cell>
          <table:table-cell table:style-name="ce1" office:value-type="string" calcext:value-type="string">
            <text:p><text:s/>cpi_repair++_total_time</text:p>
          </table:table-cell>
          <table:table-cell table:style-name="ce1"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74200010299683" calcext:value-type="float">
            <text:p>1,74200010299683</text:p>
          </table:table-cell>
          <table:table-cell office:value-type="float" office:value="1" calcext:value-type="float">
            <text:p>1</text:p>
          </table:table-cell>
          <table:table-cell office:value-type="float" office:value="32.2039999961853" calcext:value-type="float">
            <text:p>32,2039999961853</text:p>
          </table:table-cell>
          <table:table-cell office:value-type="float" office:value="19276" calcext:value-type="float">
            <text:p>19276</text:p>
          </table:table-cell>
          <table:table-cell office:value-type="float" office:value="6.4449999332428" calcext:value-type="float">
            <text:p>6,4449999332428</text:p>
          </table:table-cell>
          <table:table-cell office:value-type="float" office:value="40.3910000324249" calcext:value-type="float">
            <text:p>40,3910000324249</text:p>
          </table:table-cell>
          <table:table-cell office:value-type="float" office:value="688572" calcext:value-type="float">
            <text:p>688572</text:p>
          </table:table-cell>
          <table:table-cell office:value-type="float" office:value="9.66499996185303" calcext:value-type="float">
            <text:p>9,66499996185303</text:p>
          </table:table-cell>
          <table:table-cell office:value-type="float" office:value="689743" calcext:value-type="float">
            <text:p>689743</text:p>
          </table:table-cell>
          <table:table-cell office:value-type="float" office:value="6325.77699995041" calcext:value-type="float">
            <text:p>6325,77699995041</text:p>
          </table:table-cell>
          <table:table-cell office:value-type="float" office:value="53170" calcext:value-type="float">
            <text:p>53170</text:p>
          </table:table-cell>
          <table:table-cell office:value-type="float" office:value="9.02900004386902" calcext:value-type="float">
            <text:p>9,02900004386902</text:p>
          </table:table-cell>
          <table:table-cell office:value-type="float" office:value="6379.58099985123" calcext:value-type="float">
            <text:p>6379,58099985123</text:p>
          </table:table-cell>
          <table:table-cell office:value-type="float" office:value="225223" calcext:value-type="float">
            <text:p>225223</text:p>
          </table:table-cell>
          <table:table-cell office:value-type="float" office:value="9.41400003433228" calcext:value-type="float">
            <text:p>9,41400003433228</text:p>
          </table:table-cell>
          <table:table-cell office:value-type="float" office:value="34173" calcext:value-type="float">
            <text:p>34173</text:p>
          </table:table-cell>
          <table:table-cell office:value-type="float" office:value="53449" calcext:value-type="float">
            <text:p>53449</text:p>
          </table:table-cell>
          <table:table-cell office:value-type="float" office:value="0.622999906539917" calcext:value-type="float">
            <text:p>0,622999906539917</text:p>
          </table:table-cell>
          <table:table-cell office:value-type="float" office:value="3204.59599995613" calcext:value-type="float">
            <text:p>3204,59599995613</text:p>
          </table:table-cell>
          <table:table-cell table:formula="of:=[.U2]-([.T2]+[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09599995613098" calcext:value-type="float">
            <text:p>1,09599995613098</text:p>
          </table:table-cell>
          <table:table-cell office:value-type="float" office:value="1" calcext:value-type="float">
            <text:p>1</text:p>
          </table:table-cell>
          <table:table-cell office:value-type="float" office:value="22.6850001811981" calcext:value-type="float">
            <text:p>22,6850001811981</text:p>
          </table:table-cell>
          <table:table-cell office:value-type="float" office:value="4609" calcext:value-type="float">
            <text:p>4609</text:p>
          </table:table-cell>
          <table:table-cell office:value-type="float" office:value="3.5699999332428" calcext:value-type="float">
            <text:p>3,5699999332428</text:p>
          </table:table-cell>
          <table:table-cell office:value-type="float" office:value="27.3510000705719" calcext:value-type="float">
            <text:p>27,3510000705719</text:p>
          </table:table-cell>
          <table:table-cell office:value-type="float" office:value="688572" calcext:value-type="float">
            <text:p>688572</text:p>
          </table:table-cell>
          <table:table-cell office:value-type="float" office:value="6.95000004768372" calcext:value-type="float">
            <text:p>6,95000004768372</text:p>
          </table:table-cell>
          <table:table-cell office:value-type="float" office:value="690425" calcext:value-type="float">
            <text:p>690425</text:p>
          </table:table-cell>
          <table:table-cell office:value-type="float" office:value="6285.54800009727" calcext:value-type="float">
            <text:p>6285,54800009727</text:p>
          </table:table-cell>
          <table:table-cell office:value-type="float" office:value="14145" calcext:value-type="float">
            <text:p>14145</text:p>
          </table:table-cell>
          <table:table-cell office:value-type="float" office:value="8.58499979972839" calcext:value-type="float">
            <text:p>8,58499979972839</text:p>
          </table:table-cell>
          <table:table-cell office:value-type="float" office:value="6323.95199990273" calcext:value-type="float">
            <text:p>6323,95199990273</text:p>
          </table:table-cell>
          <table:table-cell office:value-type="float" office:value="225223" calcext:value-type="float">
            <text:p>225223</text:p>
          </table:table-cell>
          <table:table-cell office:value-type="float" office:value="7.09400010108948" calcext:value-type="float">
            <text:p>7,09400010108948</text:p>
          </table:table-cell>
          <table:table-cell office:value-type="float" office:value="9552" calcext:value-type="float">
            <text:p>9552</text:p>
          </table:table-cell>
          <table:table-cell office:value-type="float" office:value="14161" calcext:value-type="float">
            <text:p>14161</text:p>
          </table:table-cell>
          <table:table-cell office:value-type="float" office:value="0.658999919891357" calcext:value-type="float">
            <text:p>0,658999919891357</text:p>
          </table:table-cell>
          <table:table-cell office:value-type="float" office:value="3720.22200012207" calcext:value-type="float">
            <text:p>3720,22200012207</text:p>
          </table:table-cell>
          <table:table-cell table:formula="of:=[.U3]-([.T3]+[.H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32399988174438" calcext:value-type="float">
            <text:p>1,32399988174438</text:p>
          </table:table-cell>
          <table:table-cell office:value-type="float" office:value="33" calcext:value-type="float">
            <text:p>33</text:p>
          </table:table-cell>
          <table:table-cell office:value-type="float" office:value="22.3129999637604" calcext:value-type="float">
            <text:p>22,3129999637604</text:p>
          </table:table-cell>
          <table:table-cell office:value-type="float" office:value="15689" calcext:value-type="float">
            <text:p>15689</text:p>
          </table:table-cell>
          <table:table-cell office:value-type="float" office:value="4.88400006294251" calcext:value-type="float">
            <text:p>4,88400006294251</text:p>
          </table:table-cell>
          <table:table-cell office:value-type="float" office:value="28.5209999084473" calcext:value-type="float">
            <text:p>28,5209999084473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64099979400635" calcext:value-type="float">
            <text:p>5,64099979400635</text:p>
          </table:table-cell>
          <table:table-cell office:value-type="float" office:value="691610" calcext:value-type="float">
            <text:p>691610</text:p>
          </table:table-cell>
          <table:table-cell office:value-type="float" office:value="6318.65100002289" calcext:value-type="float">
            <text:p>6318,65100002289</text:p>
          </table:table-cell>
          <table:table-cell office:value-type="float" office:value="44466" calcext:value-type="float">
            <text:p>44466</text:p>
          </table:table-cell>
          <table:table-cell office:value-type="float" office:value="117.828000068665" calcext:value-type="float">
            <text:p>117,828000068665</text:p>
          </table:table-cell>
          <table:table-cell office:value-type="float" office:value="6463.57299995422" calcext:value-type="float">
            <text:p>6463,57299995422</text:p>
          </table:table-cell>
          <table:table-cell office:value-type="float" office:value="225223" calcext:value-type="float">
            <text:p>225223</text:p>
          </table:table-cell>
          <table:table-cell office:value-type="float" office:value="7.13800001144409" calcext:value-type="float">
            <text:p>7,13800001144409</text:p>
          </table:table-cell>
          <table:table-cell office:value-type="float" office:value="28932" calcext:value-type="float">
            <text:p>28932</text:p>
          </table:table-cell>
          <table:table-cell office:value-type="float" office:value="44621" calcext:value-type="float">
            <text:p>44621</text:p>
          </table:table-cell>
          <table:table-cell office:value-type="float" office:value="1.48600006103516" calcext:value-type="float">
            <text:p>1,48600006103516</text:p>
          </table:table-cell>
          <table:table-cell office:value-type="float" office:value="3326.20900011063" calcext:value-type="float">
            <text:p>3326,20900011063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34800004959106" calcext:value-type="float">
            <text:p>1,34800004959106</text:p>
          </table:table-cell>
          <table:table-cell office:value-type="float" office:value="19" calcext:value-type="float">
            <text:p>19</text:p>
          </table:table-cell>
          <table:table-cell office:value-type="float" office:value="22.6040000915527" calcext:value-type="float">
            <text:p>22,6040000915527</text:p>
          </table:table-cell>
          <table:table-cell office:value-type="float" office:value="8469" calcext:value-type="float">
            <text:p>8469</text:p>
          </table:table-cell>
          <table:table-cell office:value-type="float" office:value="4.10199999809265" calcext:value-type="float">
            <text:p>4,10199999809265</text:p>
          </table:table-cell>
          <table:table-cell office:value-type="float" office:value="28.0540001392364" calcext:value-type="float">
            <text:p>28,0540001392364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97300004959106" calcext:value-type="float">
            <text:p>5,97300004959106</text:p>
          </table:table-cell>
          <table:table-cell office:value-type="float" office:value="696399" calcext:value-type="float">
            <text:p>696399</text:p>
          </table:table-cell>
          <table:table-cell office:value-type="float" office:value="6307.34899997711" calcext:value-type="float">
            <text:p>6307,34899997711</text:p>
          </table:table-cell>
          <table:table-cell office:value-type="float" office:value="25133" calcext:value-type="float">
            <text:p>25133</text:p>
          </table:table-cell>
          <table:table-cell office:value-type="float" office:value="75.9789998531342" calcext:value-type="float">
            <text:p>75,9789998531342</text:p>
          </table:table-cell>
          <table:table-cell office:value-type="float" office:value="6411.55900001526" calcext:value-type="float">
            <text:p>6411,55900001526</text:p>
          </table:table-cell>
          <table:table-cell office:value-type="float" office:value="225223" calcext:value-type="float">
            <text:p>225223</text:p>
          </table:table-cell>
          <table:table-cell office:value-type="float" office:value="7.3219997882843" calcext:value-type="float">
            <text:p>7,3219997882843</text:p>
          </table:table-cell>
          <table:table-cell office:value-type="float" office:value="16733" calcext:value-type="float">
            <text:p>16733</text:p>
          </table:table-cell>
          <table:table-cell office:value-type="float" office:value="25202" calcext:value-type="float">
            <text:p>25202</text:p>
          </table:table-cell>
          <table:table-cell office:value-type="float" office:value="2.03099989891052" calcext:value-type="float">
            <text:p>2,03099989891052</text:p>
          </table:table-cell>
          <table:table-cell office:value-type="float" office:value="3494.99300003052" calcext:value-type="float">
            <text:p>3494,99300003052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30799984931946" calcext:value-type="float">
            <text:p>1,30799984931946</text:p>
          </table:table-cell>
          <table:table-cell office:value-type="float" office:value="2" calcext:value-type="float">
            <text:p>2</text:p>
          </table:table-cell>
          <table:table-cell office:value-type="float" office:value="21.8960001468658" calcext:value-type="float">
            <text:p>21,8960001468658</text:p>
          </table:table-cell>
          <table:table-cell office:value-type="float" office:value="16850" calcext:value-type="float">
            <text:p>16850</text:p>
          </table:table-cell>
          <table:table-cell office:value-type="float" office:value="8.54299998283386" calcext:value-type="float">
            <text:p>8,54299998283386</text:p>
          </table:table-cell>
          <table:table-cell office:value-type="float" office:value="31.7469999790192" calcext:value-type="float">
            <text:p>31,7469999790192</text:p>
          </table:table-cell>
          <table:table-cell office:value-type="float" office:value="688572" calcext:value-type="float">
            <text:p>688572</text:p>
          </table:table-cell>
          <table:table-cell office:value-type="float" office:value="6.17199993133545" calcext:value-type="float">
            <text:p>6,17199993133545</text:p>
          </table:table-cell>
          <table:table-cell office:value-type="float" office:value="689063" calcext:value-type="float">
            <text:p>689063</text:p>
          </table:table-cell>
          <table:table-cell office:value-type="float" office:value="6359.51200008392" calcext:value-type="float">
            <text:p>6359,51200008392</text:p>
          </table:table-cell>
          <table:table-cell office:value-type="float" office:value="47043" calcext:value-type="float">
            <text:p>47043</text:p>
          </table:table-cell>
          <table:table-cell office:value-type="float" office:value="22.558000087738" calcext:value-type="float">
            <text:p>22,558000087738</text:p>
          </table:table-cell>
          <table:table-cell office:value-type="float" office:value="6411.20700001717" calcext:value-type="float">
            <text:p>6411,20700001717</text:p>
          </table:table-cell>
          <table:table-cell office:value-type="float" office:value="225223" calcext:value-type="float">
            <text:p>225223</text:p>
          </table:table-cell>
          <table:table-cell office:value-type="float" office:value="6.96700000762939" calcext:value-type="float">
            <text:p>6,96700000762939</text:p>
          </table:table-cell>
          <table:table-cell office:value-type="float" office:value="30403" calcext:value-type="float">
            <text:p>30403</text:p>
          </table:table-cell>
          <table:table-cell office:value-type="float" office:value="47253" calcext:value-type="float">
            <text:p>47253</text:p>
          </table:table-cell>
          <table:table-cell office:value-type="float" office:value="2.5389997959137" calcext:value-type="float">
            <text:p>2,5389997959137</text:p>
          </table:table-cell>
          <table:table-cell office:value-type="float" office:value="3478.8069999218" calcext:value-type="float">
            <text:p>3478,8069999218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27799987792969" calcext:value-type="float">
            <text:p>1,27799987792969</text:p>
          </table:table-cell>
          <table:table-cell office:value-type="float" office:value="1" calcext:value-type="float">
            <text:p>1</text:p>
          </table:table-cell>
          <table:table-cell office:value-type="float" office:value="22.3800001144409" calcext:value-type="float">
            <text:p>22,3800001144409</text:p>
          </table:table-cell>
          <table:table-cell office:value-type="float" office:value="11829" calcext:value-type="float">
            <text:p>11829</text:p>
          </table:table-cell>
          <table:table-cell office:value-type="float" office:value="8.73399996757507" calcext:value-type="float">
            <text:p>8,73399996757507</text:p>
          </table:table-cell>
          <table:table-cell office:value-type="float" office:value="32.3919999599457" calcext:value-type="float">
            <text:p>32,3919999599457</text:p>
          </table:table-cell>
          <table:table-cell office:value-type="float" office:value="688572" calcext:value-type="float">
            <text:p>688572</text:p>
          </table:table-cell>
          <table:table-cell office:value-type="float" office:value="8.09500002861023" calcext:value-type="float">
            <text:p>8,09500002861023</text:p>
          </table:table-cell>
          <table:table-cell office:value-type="float" office:value="689337" calcext:value-type="float">
            <text:p>689337</text:p>
          </table:table-cell>
          <table:table-cell office:value-type="float" office:value="6369.33599996567" calcext:value-type="float">
            <text:p>6369,33599996567</text:p>
          </table:table-cell>
          <table:table-cell office:value-type="float" office:value="34253" calcext:value-type="float">
            <text:p>34253</text:p>
          </table:table-cell>
          <table:table-cell office:value-type="float" office:value="16.1689999103546" calcext:value-type="float">
            <text:p>16,1689999103546</text:p>
          </table:table-cell>
          <table:table-cell office:value-type="float" office:value="6419.79800009728" calcext:value-type="float">
            <text:p>6419,79800009728</text:p>
          </table:table-cell>
          <table:table-cell office:value-type="float" office:value="225223" calcext:value-type="float">
            <text:p>225223</text:p>
          </table:table-cell>
          <table:table-cell office:value-type="float" office:value="11.5239999294281" calcext:value-type="float">
            <text:p>11,5239999294281</text:p>
          </table:table-cell>
          <table:table-cell office:value-type="float" office:value="22534" calcext:value-type="float">
            <text:p>22534</text:p>
          </table:table-cell>
          <table:table-cell office:value-type="float" office:value="34363" calcext:value-type="float">
            <text:p>34363</text:p>
          </table:table-cell>
          <table:table-cell office:value-type="float" office:value="2.42000007629395" calcext:value-type="float">
            <text:p>2,42000007629395</text:p>
          </table:table-cell>
          <table:table-cell office:value-type="float" office:value="3453.43099999428" calcext:value-type="float">
            <text:p>3453,43099999428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0.966000080108643" calcext:value-type="float">
            <text:p>0,966000080108643</text:p>
          </table:table-cell>
          <table:table-cell office:value-type="float" office:value="1" calcext:value-type="float">
            <text:p>1</text:p>
          </table:table-cell>
          <table:table-cell office:value-type="float" office:value="22.7360000610352" calcext:value-type="float">
            <text:p>22,7360000610352</text:p>
          </table:table-cell>
          <table:table-cell office:value-type="float" office:value="14392" calcext:value-type="float">
            <text:p>14392</text:p>
          </table:table-cell>
          <table:table-cell office:value-type="float" office:value="9.18299984931946" calcext:value-type="float">
            <text:p>9,18299984931946</text:p>
          </table:table-cell>
          <table:table-cell office:value-type="float" office:value="32.8849999904633" calcext:value-type="float">
            <text:p>32,8849999904633</text:p>
          </table:table-cell>
          <table:table-cell office:value-type="float" office:value="688572" calcext:value-type="float">
            <text:p>688572</text:p>
          </table:table-cell>
          <table:table-cell office:value-type="float" office:value="6.19700002670288" calcext:value-type="float">
            <text:p>6,19700002670288</text:p>
          </table:table-cell>
          <table:table-cell office:value-type="float" office:value="690070" calcext:value-type="float">
            <text:p>690070</text:p>
          </table:table-cell>
          <table:table-cell office:value-type="float" office:value="6356.15700006485" calcext:value-type="float">
            <text:p>6356,15700006485</text:p>
          </table:table-cell>
          <table:table-cell office:value-type="float" office:value="40705" calcext:value-type="float">
            <text:p>40705</text:p>
          </table:table-cell>
          <table:table-cell office:value-type="float" office:value="16.0049998760223" calcext:value-type="float">
            <text:p>16,0049998760223</text:p>
          </table:table-cell>
          <table:table-cell office:value-type="float" office:value="6400.54999995232" calcext:value-type="float">
            <text:p>6400,54999995232</text:p>
          </table:table-cell>
          <table:table-cell office:value-type="float" office:value="225223" calcext:value-type="float">
            <text:p>225223</text:p>
          </table:table-cell>
          <table:table-cell office:value-type="float" office:value="6.95600008964539" calcext:value-type="float">
            <text:p>6,95600008964539</text:p>
          </table:table-cell>
          <table:table-cell office:value-type="float" office:value="26467" calcext:value-type="float">
            <text:p>26467</text:p>
          </table:table-cell>
          <table:table-cell office:value-type="float" office:value="40859" calcext:value-type="float">
            <text:p>40859</text:p>
          </table:table-cell>
          <table:table-cell office:value-type="float" office:value="2.6399998664856" calcext:value-type="float">
            <text:p>2,6399998664856</text:p>
          </table:table-cell>
          <table:table-cell office:value-type="float" office:value="3455.34399986267" calcext:value-type="float">
            <text:p>3455,34399986267</text:p>
          </table:table-cell>
          <table:table-cell table:formula="of:=[.U8]-([.T8]+[.H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04100012779236" calcext:value-type="float">
            <text:p>1,04100012779236</text:p>
          </table:table-cell>
          <table:table-cell office:value-type="float" office:value="40" calcext:value-type="float">
            <text:p>40</text:p>
          </table:table-cell>
          <table:table-cell office:value-type="float" office:value="22.3710000514984" calcext:value-type="float">
            <text:p>22,3710000514984</text:p>
          </table:table-cell>
          <table:table-cell office:value-type="float" office:value="22670" calcext:value-type="float">
            <text:p>22670</text:p>
          </table:table-cell>
          <table:table-cell office:value-type="float" office:value="11.9139997959137" calcext:value-type="float">
            <text:p>11,9139997959137</text:p>
          </table:table-cell>
          <table:table-cell office:value-type="float" office:value="35.3259999752045" calcext:value-type="float">
            <text:p>35,3259999752045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97800016403198" calcext:value-type="float">
            <text:p>5,97800016403198</text:p>
          </table:table-cell>
          <table:table-cell office:value-type="float" office:value="692830" calcext:value-type="float">
            <text:p>692830</text:p>
          </table:table-cell>
          <table:table-cell office:value-type="float" office:value="6348.33899998665" calcext:value-type="float">
            <text:p>6348,33899998665</text:p>
          </table:table-cell>
          <table:table-cell office:value-type="float" office:value="61124" calcext:value-type="float">
            <text:p>61124</text:p>
          </table:table-cell>
          <table:table-cell office:value-type="float" office:value="336.509000062942" calcext:value-type="float">
            <text:p>336,509000062942</text:p>
          </table:table-cell>
          <table:table-cell office:value-type="float" office:value="6713.09800004959" calcext:value-type="float">
            <text:p>6713,09800004959</text:p>
          </table:table-cell>
          <table:table-cell office:value-type="float" office:value="225223" calcext:value-type="float">
            <text:p>225223</text:p>
          </table:table-cell>
          <table:table-cell office:value-type="float" office:value="6.84500002861023" calcext:value-type="float">
            <text:p>6,84500002861023</text:p>
          </table:table-cell>
          <table:table-cell office:value-type="float" office:value="38809" calcext:value-type="float">
            <text:p>38809</text:p>
          </table:table-cell>
          <table:table-cell office:value-type="float" office:value="61479" calcext:value-type="float">
            <text:p>61479</text:p>
          </table:table-cell>
          <table:table-cell office:value-type="float" office:value="4.46300005912781" calcext:value-type="float">
            <text:p>4,46300005912781</text:p>
          </table:table-cell>
          <table:table-cell office:value-type="float" office:value="3167.75300002098" calcext:value-type="float">
            <text:p>3167,75300002098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10999989509583" calcext:value-type="float">
            <text:p>1,10999989509583</text:p>
          </table:table-cell>
          <table:table-cell office:value-type="float" office:value="1" calcext:value-type="float">
            <text:p>1</text:p>
          </table:table-cell>
          <table:table-cell office:value-type="float" office:value="23.1120002269745" calcext:value-type="float">
            <text:p>23,1120002269745</text:p>
          </table:table-cell>
          <table:table-cell office:value-type="float" office:value="22078" calcext:value-type="float">
            <text:p>22078</text:p>
          </table:table-cell>
          <table:table-cell office:value-type="float" office:value="2.55999994277954" calcext:value-type="float">
            <text:p>2,55999994277954</text:p>
          </table:table-cell>
          <table:table-cell office:value-type="float" office:value="26.7820000648499" calcext:value-type="float">
            <text:p>26,7820000648499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82599997520447" calcext:value-type="float">
            <text:p>5,82599997520447</text:p>
          </table:table-cell>
          <table:table-cell office:value-type="float" office:value="691089" calcext:value-type="float">
            <text:p>691089</text:p>
          </table:table-cell>
          <table:table-cell office:value-type="float" office:value="6448.23500013351" calcext:value-type="float">
            <text:p>6448,23500013351</text:p>
          </table:table-cell>
          <table:table-cell office:value-type="float" office:value="59771" calcext:value-type="float">
            <text:p>59771</text:p>
          </table:table-cell>
          <table:table-cell office:value-type="float" office:value="7.34500002861023" calcext:value-type="float">
            <text:p>7,34500002861023</text:p>
          </table:table-cell>
          <table:table-cell office:value-type="float" office:value="6483.65400004387" calcext:value-type="float">
            <text:p>6483,65400004387</text:p>
          </table:table-cell>
          <table:table-cell office:value-type="float" office:value="225223" calcext:value-type="float">
            <text:p>225223</text:p>
          </table:table-cell>
          <table:table-cell office:value-type="float" office:value="7.69199991226196" calcext:value-type="float">
            <text:p>7,69199991226196</text:p>
          </table:table-cell>
          <table:table-cell office:value-type="float" office:value="38075" calcext:value-type="float">
            <text:p>38075</text:p>
          </table:table-cell>
          <table:table-cell office:value-type="float" office:value="60153" calcext:value-type="float">
            <text:p>60153</text:p>
          </table:table-cell>
          <table:table-cell office:value-type="float" office:value="0.289999961853027" calcext:value-type="float">
            <text:p>0,289999961853027</text:p>
          </table:table-cell>
          <table:table-cell office:value-type="float" office:value="3091.97799992561" calcext:value-type="float">
            <text:p>3091,97799992561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33699989318848" calcext:value-type="float">
            <text:p>1,33699989318848</text:p>
          </table:table-cell>
          <table:table-cell office:value-type="float" office:value="58" calcext:value-type="float">
            <text:p>58</text:p>
          </table:table-cell>
          <table:table-cell office:value-type="float" office:value="22.3629999160767" calcext:value-type="float">
            <text:p>22,3629999160767</text:p>
          </table:table-cell>
          <table:table-cell office:value-type="float" office:value="50490" calcext:value-type="float">
            <text:p>50490</text:p>
          </table:table-cell>
          <table:table-cell office:value-type="float" office:value="4.92000007629395" calcext:value-type="float">
            <text:p>4,92000007629395</text:p>
          </table:table-cell>
          <table:table-cell office:value-type="float" office:value="28.6199998855591" calcext:value-type="float">
            <text:p>28,6199998855591</text:p>
          </table:table-cell>
          <table:table-cell office:value-type="float" office:value="688572" calcext:value-type="float">
            <text:p>688572</text:p>
          </table:table-cell>
          <table:table-cell office:value-type="float" office:value="6.17599987983704" calcext:value-type="float">
            <text:p>6,17599987983704</text:p>
          </table:table-cell>
          <table:table-cell office:value-type="float" office:value="692758" calcext:value-type="float">
            <text:p>692758</text:p>
          </table:table-cell>
          <table:table-cell office:value-type="float" office:value="6374.89499998093" calcext:value-type="float">
            <text:p>6374,89499998093</text:p>
          </table:table-cell>
          <table:table-cell office:value-type="float" office:value="120254" calcext:value-type="float">
            <text:p>120254</text:p>
          </table:table-cell>
          <table:table-cell office:value-type="float" office:value="106.007999897003" calcext:value-type="float">
            <text:p>106,007999897003</text:p>
          </table:table-cell>
          <table:table-cell office:value-type="float" office:value="6509.39899992943" calcext:value-type="float">
            <text:p>6509,39899992943</text:p>
          </table:table-cell>
          <table:table-cell office:value-type="float" office:value="225223" calcext:value-type="float">
            <text:p>225223</text:p>
          </table:table-cell>
          <table:table-cell office:value-type="float" office:value="7.03800010681152" calcext:value-type="float">
            <text:p>7,03800010681152</text:p>
          </table:table-cell>
          <table:table-cell office:value-type="float" office:value="71105" calcext:value-type="float">
            <text:p>71105</text:p>
          </table:table-cell>
          <table:table-cell office:value-type="float" office:value="121595" calcext:value-type="float">
            <text:p>121595</text:p>
          </table:table-cell>
          <table:table-cell office:value-type="float" office:value="0.716000080108643" calcext:value-type="float">
            <text:p>0,716000080108643</text:p>
          </table:table-cell>
          <table:table-cell office:value-type="float" office:value="2505.08999991417" calcext:value-type="float">
            <text:p>2505,08999991417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13600015640259" calcext:value-type="float">
            <text:p>1,13600015640259</text:p>
          </table:table-cell>
          <table:table-cell office:value-type="float" office:value="19" calcext:value-type="float">
            <text:p>19</text:p>
          </table:table-cell>
          <table:table-cell office:value-type="float" office:value="22.5879998207092" calcext:value-type="float">
            <text:p>22,5879998207092</text:p>
          </table:table-cell>
          <table:table-cell office:value-type="float" office:value="0" calcext:value-type="float">
            <text:p>0</text:p>
          </table:table-cell>
          <table:table-cell office:value-type="float" office:value="2.43300008773804" calcext:value-type="float">
            <text:p>2,43300008773804</text:p>
          </table:table-cell>
          <table:table-cell office:value-type="float" office:value="26.1570000648499" calcext:value-type="float">
            <text:p>26,1570000648499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67499995231628" calcext:value-type="float">
            <text:p>5,67499995231628</text:p>
          </table:table-cell>
          <table:table-cell office:value-type="float" office:value="696122" calcext:value-type="float">
            <text:p>696122</text:p>
          </table:table-cell>
          <table:table-cell office:value-type="float" office:value="6393.8140001297" calcext:value-type="float">
            <text:p>6393,8140001297</text:p>
          </table:table-cell>
          <table:table-cell office:value-type="float" office:value="0" calcext:value-type="float">
            <text:p>0</text:p>
          </table:table-cell>
          <table:table-cell office:value-type="float" office:value="39.0679998397827" calcext:value-type="float">
            <text:p>39,0679998397827</text:p>
          </table:table-cell>
          <table:table-cell office:value-type="float" office:value="6460.31599998474" calcext:value-type="float">
            <text:p>6460,31599998474</text:p>
          </table:table-cell>
          <table:table-cell office:value-type="float" office:value="225223" calcext:value-type="float">
            <text:p>225223</text:p>
          </table:table-cell>
          <table:table-cell office:value-type="float" office:value="6.71000003814697" calcext:value-type="float">
            <text:p>6,71000003814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999979972839" calcext:value-type="float">
            <text:p>1,20999979972839</text:p>
          </table:table-cell>
          <table:table-cell office:value-type="float" office:value="3830.69299983978" calcext:value-type="float">
            <text:p>3830,69299983978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10999989509583" calcext:value-type="float">
            <text:p>1,10999989509583</text:p>
          </table:table-cell>
          <table:table-cell office:value-type="float" office:value="5" calcext:value-type="float">
            <text:p>5</text:p>
          </table:table-cell>
          <table:table-cell office:value-type="float" office:value="21.7599999904633" calcext:value-type="float">
            <text:p>21,7599999904633</text:p>
          </table:table-cell>
          <table:table-cell office:value-type="float" office:value="48570" calcext:value-type="float">
            <text:p>48570</text:p>
          </table:table-cell>
          <table:table-cell office:value-type="float" office:value="2.85000014305115" calcext:value-type="float">
            <text:p>2,85000014305115</text:p>
          </table:table-cell>
          <table:table-cell office:value-type="float" office:value="25.7200000286102" calcext:value-type="float">
            <text:p>25,7200000286102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76200008392334" calcext:value-type="float">
            <text:p>5,76200008392334</text:p>
          </table:table-cell>
          <table:table-cell office:value-type="float" office:value="703267" calcext:value-type="float">
            <text:p>703267</text:p>
          </table:table-cell>
          <table:table-cell office:value-type="float" office:value="6382.78699994087" calcext:value-type="float">
            <text:p>6382,78699994087</text:p>
          </table:table-cell>
          <table:table-cell office:value-type="float" office:value="116491" calcext:value-type="float">
            <text:p>116491</text:p>
          </table:table-cell>
          <table:table-cell office:value-type="float" office:value="13.970999956131" calcext:value-type="float">
            <text:p>13,970999956131</text:p>
          </table:table-cell>
          <table:table-cell office:value-type="float" office:value="6424.91100001335" calcext:value-type="float">
            <text:p>6424,91100001335</text:p>
          </table:table-cell>
          <table:table-cell office:value-type="float" office:value="225223" calcext:value-type="float">
            <text:p>225223</text:p>
          </table:table-cell>
          <table:table-cell office:value-type="float" office:value="6.85999989509583" calcext:value-type="float">
            <text:p>6,85999989509583</text:p>
          </table:table-cell>
          <table:table-cell office:value-type="float" office:value="69204" calcext:value-type="float">
            <text:p>69204</text:p>
          </table:table-cell>
          <table:table-cell office:value-type="float" office:value="117774" calcext:value-type="float">
            <text:p>117774</text:p>
          </table:table-cell>
          <table:table-cell office:value-type="float" office:value="0.521999835968018" calcext:value-type="float">
            <text:p>0,521999835968018</text:p>
          </table:table-cell>
          <table:table-cell office:value-type="float" office:value="2555.60399985313" calcext:value-type="float">
            <text:p>2555,60399985313</text:p>
          </table:table-cell>
          <table:table-cell table:formula="of:=[.U13]-([.T13]+[.H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10099983215332" calcext:value-type="float">
            <text:p>1,10099983215332</text:p>
          </table:table-cell>
          <table:table-cell office:value-type="float" office:value="16" calcext:value-type="float">
            <text:p>16</text:p>
          </table:table-cell>
          <table:table-cell office:value-type="float" office:value="21.4450001716614" calcext:value-type="float">
            <text:p>21,4450001716614</text:p>
          </table:table-cell>
          <table:table-cell office:value-type="float" office:value="15850" calcext:value-type="float">
            <text:p>15850</text:p>
          </table:table-cell>
          <table:table-cell office:value-type="float" office:value="3.4779999256134" calcext:value-type="float">
            <text:p>3,4779999256134</text:p>
          </table:table-cell>
          <table:table-cell office:value-type="float" office:value="26.0239999294281" calcext:value-type="float">
            <text:p>26,0239999294281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99399995803833" calcext:value-type="float">
            <text:p>5,99399995803833</text:p>
          </table:table-cell>
          <table:table-cell office:value-type="float" office:value="690035" calcext:value-type="float">
            <text:p>690035</text:p>
          </table:table-cell>
          <table:table-cell office:value-type="float" office:value="6349.7009999752" calcext:value-type="float">
            <text:p>6349,7009999752</text:p>
          </table:table-cell>
          <table:table-cell office:value-type="float" office:value="44472" calcext:value-type="float">
            <text:p>44472</text:p>
          </table:table-cell>
          <table:table-cell office:value-type="float" office:value="46.9240000247955" calcext:value-type="float">
            <text:p>46,9240000247955</text:p>
          </table:table-cell>
          <table:table-cell office:value-type="float" office:value="6425.51099991798" calcext:value-type="float">
            <text:p>6425,51099991798</text:p>
          </table:table-cell>
          <table:table-cell office:value-type="float" office:value="225223" calcext:value-type="float">
            <text:p>225223</text:p>
          </table:table-cell>
          <table:table-cell office:value-type="float" office:value="7.24300003051758" calcext:value-type="float">
            <text:p>7,24300003051758</text:p>
          </table:table-cell>
          <table:table-cell office:value-type="float" office:value="28820" calcext:value-type="float">
            <text:p>28820</text:p>
          </table:table-cell>
          <table:table-cell office:value-type="float" office:value="44670" calcext:value-type="float">
            <text:p>44670</text:p>
          </table:table-cell>
          <table:table-cell office:value-type="float" office:value="0.597000122070313" calcext:value-type="float">
            <text:p>0,597000122070313</text:p>
          </table:table-cell>
          <table:table-cell office:value-type="float" office:value="3317.01399993896" calcext:value-type="float">
            <text:p>3317,01399993896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39199995994568" calcext:value-type="float">
            <text:p>1,39199995994568</text:p>
          </table:table-cell>
          <table:table-cell office:value-type="float" office:value="2" calcext:value-type="float">
            <text:p>2</text:p>
          </table:table-cell>
          <table:table-cell office:value-type="float" office:value="21.558000087738" calcext:value-type="float">
            <text:p>21,558000087738</text:p>
          </table:table-cell>
          <table:table-cell office:value-type="float" office:value="6160" calcext:value-type="float">
            <text:p>6160</text:p>
          </table:table-cell>
          <table:table-cell office:value-type="float" office:value="3.20299983024597" calcext:value-type="float">
            <text:p>3,20299983024597</text:p>
          </table:table-cell>
          <table:table-cell office:value-type="float" office:value="26.1529998779297" calcext:value-type="float">
            <text:p>26,1529998779297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86100006103516" calcext:value-type="float">
            <text:p>5,86100006103516</text:p>
          </table:table-cell>
          <table:table-cell office:value-type="float" office:value="690892" calcext:value-type="float">
            <text:p>690892</text:p>
          </table:table-cell>
          <table:table-cell office:value-type="float" office:value="6387.39600014687" calcext:value-type="float">
            <text:p>6387,39600014687</text:p>
          </table:table-cell>
          <table:table-cell office:value-type="float" office:value="18611" calcext:value-type="float">
            <text:p>18611</text:p>
          </table:table-cell>
          <table:table-cell office:value-type="float" office:value="10.5849997997284" calcext:value-type="float">
            <text:p>10,5849997997284</text:p>
          </table:table-cell>
          <table:table-cell office:value-type="float" office:value="6425.68899989128" calcext:value-type="float">
            <text:p>6425,68899989128</text:p>
          </table:table-cell>
          <table:table-cell office:value-type="float" office:value="225223" calcext:value-type="float">
            <text:p>225223</text:p>
          </table:table-cell>
          <table:table-cell office:value-type="float" office:value="6.71000003814697" calcext:value-type="float">
            <text:p>6,71000003814697</text:p>
          </table:table-cell>
          <table:table-cell office:value-type="float" office:value="12484" calcext:value-type="float">
            <text:p>12484</text:p>
          </table:table-cell>
          <table:table-cell office:value-type="float" office:value="18644" calcext:value-type="float">
            <text:p>18644</text:p>
          </table:table-cell>
          <table:table-cell office:value-type="float" office:value="0.509000062942505" calcext:value-type="float">
            <text:p>0,509000062942505</text:p>
          </table:table-cell>
          <table:table-cell office:value-type="float" office:value="3626.42000007629" calcext:value-type="float">
            <text:p>3626,42000007629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31700015068054" calcext:value-type="float">
            <text:p>1,31700015068054</text:p>
          </table:table-cell>
          <table:table-cell office:value-type="float" office:value="1" calcext:value-type="float">
            <text:p>1</text:p>
          </table:table-cell>
          <table:table-cell office:value-type="float" office:value="23.2260000705719" calcext:value-type="float">
            <text:p>23,2260000705719</text:p>
          </table:table-cell>
          <table:table-cell office:value-type="float" office:value="15956" calcext:value-type="float">
            <text:p>15956</text:p>
          </table:table-cell>
          <table:table-cell office:value-type="float" office:value="3.07599997520447" calcext:value-type="float">
            <text:p>3,07599997520447</text:p>
          </table:table-cell>
          <table:table-cell office:value-type="float" office:value="27.6190001964569" calcext:value-type="float">
            <text:p>27,6190001964569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49399995803833" calcext:value-type="float">
            <text:p>5,49399995803833</text:p>
          </table:table-cell>
          <table:table-cell office:value-type="float" office:value="693102" calcext:value-type="float">
            <text:p>693102</text:p>
          </table:table-cell>
          <table:table-cell office:value-type="float" office:value="6384.02400016785" calcext:value-type="float">
            <text:p>6384,02400016785</text:p>
          </table:table-cell>
          <table:table-cell office:value-type="float" office:value="44780" calcext:value-type="float">
            <text:p>44780</text:p>
          </table:table-cell>
          <table:table-cell office:value-type="float" office:value="8.25899982452393" calcext:value-type="float">
            <text:p>8,25899982452393</text:p>
          </table:table-cell>
          <table:table-cell office:value-type="float" office:value="6420.50899982452" calcext:value-type="float">
            <text:p>6420,50899982452</text:p>
          </table:table-cell>
          <table:table-cell office:value-type="float" office:value="225223" calcext:value-type="float">
            <text:p>225223</text:p>
          </table:table-cell>
          <table:table-cell office:value-type="float" office:value="6.81900000572205" calcext:value-type="float">
            <text:p>6,81900000572205</text:p>
          </table:table-cell>
          <table:table-cell office:value-type="float" office:value="29024" calcext:value-type="float">
            <text:p>29024</text:p>
          </table:table-cell>
          <table:table-cell office:value-type="float" office:value="44980" calcext:value-type="float">
            <text:p>44980</text:p>
          </table:table-cell>
          <table:table-cell office:value-type="float" office:value="0.492000102996826" calcext:value-type="float">
            <text:p>0,492000102996826</text:p>
          </table:table-cell>
          <table:table-cell office:value-type="float" office:value="3306.44799995422" calcext:value-type="float">
            <text:p>3306,44799995422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463349" calcext:value-type="float">
            <text:p>463349</text:p>
          </table:table-cell>
          <table:table-cell office:value-type="float" office:value="1.27600002288818" calcext:value-type="float">
            <text:p>1,27600002288818</text:p>
          </table:table-cell>
          <table:table-cell office:value-type="float" office:value="115" calcext:value-type="float">
            <text:p>115</text:p>
          </table:table-cell>
          <table:table-cell office:value-type="float" office:value="23.4880001544952" calcext:value-type="float">
            <text:p>23,4880001544952</text:p>
          </table:table-cell>
          <table:table-cell office:value-type="float" office:value="74511" calcext:value-type="float">
            <text:p>74511</text:p>
          </table:table-cell>
          <table:table-cell office:value-type="float" office:value="14.6219999790192" calcext:value-type="float">
            <text:p>14,6219999790192</text:p>
          </table:table-cell>
          <table:table-cell office:value-type="float" office:value="39.3860001564026" calcext:value-type="float">
            <text:p>39,3860001564026</text:p>
          </table:table-cell>
          <table:table-cell office:value-type="float" office:value="688572" calcext:value-type="float">
            <text:p>688572</text:p>
          </table:table-cell>
          <table:table-cell office:value-type="float" office:value="5.66499996185303" calcext:value-type="float">
            <text:p>5,66499996185303</text:p>
          </table:table-cell>
          <table:table-cell office:value-type="float" office:value="701159" calcext:value-type="float">
            <text:p>701159</text:p>
          </table:table-cell>
          <table:table-cell office:value-type="float" office:value="6322.08700013161" calcext:value-type="float">
            <text:p>6322,08700013161</text:p>
          </table:table-cell>
          <table:table-cell office:value-type="float" office:value="164848" calcext:value-type="float">
            <text:p>164848</text:p>
          </table:table-cell>
          <table:table-cell office:value-type="float" office:value="285.143999814987" calcext:value-type="float">
            <text:p>285,143999814987</text:p>
          </table:table-cell>
          <table:table-cell office:value-type="float" office:value="6635.10699987411" calcext:value-type="float">
            <text:p>6635,10699987411</text:p>
          </table:table-cell>
          <table:table-cell office:value-type="float" office:value="225223" calcext:value-type="float">
            <text:p>225223</text:p>
          </table:table-cell>
          <table:table-cell office:value-type="float" office:value="7.10999989509583" calcext:value-type="float">
            <text:p>7,10999989509583</text:p>
          </table:table-cell>
          <table:table-cell office:value-type="float" office:value="92962" calcext:value-type="float">
            <text:p>92962</text:p>
          </table:table-cell>
          <table:table-cell office:value-type="float" office:value="167473" calcext:value-type="float">
            <text:p>167473</text:p>
          </table:table-cell>
          <table:table-cell office:value-type="float" office:value="3.41599988937378" calcext:value-type="float">
            <text:p>3,41599988937378</text:p>
          </table:table-cell>
          <table:table-cell office:value-type="float" office:value="2160.48099994659" calcext:value-type="float">
            <text:p>2160,48099994659</text:p>
          </table:table-cell>
          <table:table-cell table:formula="of:=[.U17]-([.T17]+[.H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29100012779236" calcext:value-type="float">
            <text:p>1,29100012779236</text:p>
          </table:table-cell>
          <table:table-cell office:value-type="float" office:value="12" calcext:value-type="float">
            <text:p>12</text:p>
          </table:table-cell>
          <table:table-cell office:value-type="float" office:value="23.8769998550415" calcext:value-type="float">
            <text:p>23,8769998550415</text:p>
          </table:table-cell>
          <table:table-cell office:value-type="float" office:value="3321" calcext:value-type="float">
            <text:p>3321</text:p>
          </table:table-cell>
          <table:table-cell office:value-type="float" office:value="8.81100010871887" calcext:value-type="float">
            <text:p>8,81100010871887</text:p>
          </table:table-cell>
          <table:table-cell office:value-type="float" office:value="33.9790000915527" calcext:value-type="float">
            <text:p>33,9790000915527</text:p>
          </table:table-cell>
          <table:table-cell office:value-type="float" office:value="688714" calcext:value-type="float">
            <text:p>688714</text:p>
          </table:table-cell>
          <table:table-cell office:value-type="float" office:value="5.60800004005432" calcext:value-type="float">
            <text:p>5,60800004005432</text:p>
          </table:table-cell>
          <table:table-cell office:value-type="float" office:value="693074" calcext:value-type="float">
            <text:p>693074</text:p>
          </table:table-cell>
          <table:table-cell office:value-type="float" office:value="6506.85500001907" calcext:value-type="float">
            <text:p>6506,85500001907</text:p>
          </table:table-cell>
          <table:table-cell office:value-type="float" office:value="10316" calcext:value-type="float">
            <text:p>10316</text:p>
          </table:table-cell>
          <table:table-cell office:value-type="float" office:value="121.323999881744" calcext:value-type="float">
            <text:p>121,323999881744</text:p>
          </table:table-cell>
          <table:table-cell office:value-type="float" office:value="6657.73799991608" calcext:value-type="float">
            <text:p>6657,73799991608</text:p>
          </table:table-cell>
          <table:table-cell office:value-type="float" office:value="225315" calcext:value-type="float">
            <text:p>225315</text:p>
          </table:table-cell>
          <table:table-cell office:value-type="float" office:value="8.22499990463257" calcext:value-type="float">
            <text:p>8,22499990463257</text:p>
          </table:table-cell>
          <table:table-cell office:value-type="float" office:value="6989" calcext:value-type="float">
            <text:p>6989</text:p>
          </table:table-cell>
          <table:table-cell office:value-type="float" office:value="10325" calcext:value-type="float">
            <text:p>10325</text:p>
          </table:table-cell>
          <table:table-cell office:value-type="float" office:value="3.57500004768372" calcext:value-type="float">
            <text:p>3,57500004768372</text:p>
          </table:table-cell>
          <table:table-cell office:value-type="float" office:value="3833.71300005913" calcext:value-type="float">
            <text:p>3833,71300005913</text:p>
          </table:table-cell>
          <table:table-cell table:formula="of:=[.U18]-([.T18]+[.H1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26200008392334" calcext:value-type="float">
            <text:p>1,26200008392334</text:p>
          </table:table-cell>
          <table:table-cell office:value-type="float" office:value="1" calcext:value-type="float">
            <text:p>1</text:p>
          </table:table-cell>
          <table:table-cell office:value-type="float" office:value="28.6979999542236" calcext:value-type="float">
            <text:p>28,6979999542236</text:p>
          </table:table-cell>
          <table:table-cell office:value-type="float" office:value="10266" calcext:value-type="float">
            <text:p>10266</text:p>
          </table:table-cell>
          <table:table-cell office:value-type="float" office:value="5.03500008583069" calcext:value-type="float">
            <text:p>5,03500008583069</text:p>
          </table:table-cell>
          <table:table-cell office:value-type="float" office:value="34.9950001239777" calcext:value-type="float">
            <text:p>34,9950001239777</text:p>
          </table:table-cell>
          <table:table-cell office:value-type="float" office:value="688714" calcext:value-type="float">
            <text:p>688714</text:p>
          </table:table-cell>
          <table:table-cell office:value-type="float" office:value="8.48300004005432" calcext:value-type="float">
            <text:p>8,48300004005432</text:p>
          </table:table-cell>
          <table:table-cell office:value-type="float" office:value="689843" calcext:value-type="float">
            <text:p>689843</text:p>
          </table:table-cell>
          <table:table-cell office:value-type="float" office:value="6269.86400008202" calcext:value-type="float">
            <text:p>6269,86400008202</text:p>
          </table:table-cell>
          <table:table-cell office:value-type="float" office:value="29966" calcext:value-type="float">
            <text:p>29966</text:p>
          </table:table-cell>
          <table:table-cell office:value-type="float" office:value="8.24499988555908" calcext:value-type="float">
            <text:p>8,24499988555908</text:p>
          </table:table-cell>
          <table:table-cell office:value-type="float" office:value="6316.66799998283" calcext:value-type="float">
            <text:p>6316,66799998283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58699989318848" calcext:value-type="float">
            <text:p>7,58699989318848</text:p>
          </table:table-cell>
          <table:table-cell office:value-type="float" office:value="19793" calcext:value-type="float">
            <text:p>19793</text:p>
          </table:table-cell>
          <table:table-cell office:value-type="float" office:value="30059" calcext:value-type="float">
            <text:p>30059</text:p>
          </table:table-cell>
          <table:table-cell office:value-type="float" office:value="0.895999908447266" calcext:value-type="float">
            <text:p>0,895999908447266</text:p>
          </table:table-cell>
          <table:table-cell office:value-type="float" office:value="3477.40100002289" calcext:value-type="float">
            <text:p>3477,40100002289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79700016975403" calcext:value-type="float">
            <text:p>1,79700016975403</text:p>
          </table:table-cell>
          <table:table-cell office:value-type="float" office:value="6" calcext:value-type="float">
            <text:p>6</text:p>
          </table:table-cell>
          <table:table-cell office:value-type="float" office:value="27.925999879837" calcext:value-type="float">
            <text:p>27,925999879837</text:p>
          </table:table-cell>
          <table:table-cell office:value-type="float" office:value="1881" calcext:value-type="float">
            <text:p>1881</text:p>
          </table:table-cell>
          <table:table-cell office:value-type="float" office:value="4.0239999294281" calcext:value-type="float">
            <text:p>4,0239999294281</text:p>
          </table:table-cell>
          <table:table-cell office:value-type="float" office:value="33.7469999790192" calcext:value-type="float">
            <text:p>33,7469999790192</text:p>
          </table:table-cell>
          <table:table-cell office:value-type="float" office:value="688714" calcext:value-type="float">
            <text:p>688714</text:p>
          </table:table-cell>
          <table:table-cell office:value-type="float" office:value="5.91000008583069" calcext:value-type="float">
            <text:p>5,91000008583069</text:p>
          </table:table-cell>
          <table:table-cell office:value-type="float" office:value="690605" calcext:value-type="float">
            <text:p>690605</text:p>
          </table:table-cell>
          <table:table-cell office:value-type="float" office:value="6298.41000008583" calcext:value-type="float">
            <text:p>6298,41000008583</text:p>
          </table:table-cell>
          <table:table-cell office:value-type="float" office:value="6015" calcext:value-type="float">
            <text:p>6015</text:p>
          </table:table-cell>
          <table:table-cell office:value-type="float" office:value="26.2249999046326" calcext:value-type="float">
            <text:p>26,2249999046326</text:p>
          </table:table-cell>
          <table:table-cell office:value-type="float" office:value="6353.77600002289" calcext:value-type="float">
            <text:p>6353,77600002289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44700002670288" calcext:value-type="float">
            <text:p>7,44700002670288</text:p>
          </table:table-cell>
          <table:table-cell office:value-type="float" office:value="4140" calcext:value-type="float">
            <text:p>4140</text:p>
          </table:table-cell>
          <table:table-cell office:value-type="float" office:value="6021" calcext:value-type="float">
            <text:p>6021</text:p>
          </table:table-cell>
          <table:table-cell office:value-type="float" office:value="0.782000064849854" calcext:value-type="float">
            <text:p>0,782000064849854</text:p>
          </table:table-cell>
          <table:table-cell office:value-type="float" office:value="3759.88700008392" calcext:value-type="float">
            <text:p>3759,88700008392</text:p>
          </table:table-cell>
          <table:table-cell table:formula="of:=[.U20]-([.T20]+[.H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66000008583069" calcext:value-type="float">
            <text:p>1,66000008583069</text:p>
          </table:table-cell>
          <table:table-cell office:value-type="float" office:value="4" calcext:value-type="float">
            <text:p>4</text:p>
          </table:table-cell>
          <table:table-cell office:value-type="float" office:value="22.9730000495911" calcext:value-type="float">
            <text:p>22,9730000495911</text:p>
          </table:table-cell>
          <table:table-cell office:value-type="float" office:value="28141" calcext:value-type="float">
            <text:p>28141</text:p>
          </table:table-cell>
          <table:table-cell office:value-type="float" office:value="3.76300001144409" calcext:value-type="float">
            <text:p>3,76300001144409</text:p>
          </table:table-cell>
          <table:table-cell office:value-type="float" office:value="28.3960001468658" calcext:value-type="float">
            <text:p>28,3960001468658</text:p>
          </table:table-cell>
          <table:table-cell office:value-type="float" office:value="688714" calcext:value-type="float">
            <text:p>688714</text:p>
          </table:table-cell>
          <table:table-cell office:value-type="float" office:value="6.2350001335144" calcext:value-type="float">
            <text:p>6,2350001335144</text:p>
          </table:table-cell>
          <table:table-cell office:value-type="float" office:value="691723" calcext:value-type="float">
            <text:p>691723</text:p>
          </table:table-cell>
          <table:table-cell office:value-type="float" office:value="6342.92299985886" calcext:value-type="float">
            <text:p>6342,92299985886</text:p>
          </table:table-cell>
          <table:table-cell office:value-type="float" office:value="73698" calcext:value-type="float">
            <text:p>73698</text:p>
          </table:table-cell>
          <table:table-cell office:value-type="float" office:value="18.6770000457764" calcext:value-type="float">
            <text:p>18,6770000457764</text:p>
          </table:table-cell>
          <table:table-cell office:value-type="float" office:value="6392.34500002861" calcext:value-type="float">
            <text:p>6392,34500002861</text:p>
          </table:table-cell>
          <table:table-cell office:value-type="float" office:value="225315" calcext:value-type="float">
            <text:p>225315</text:p>
          </table:table-cell>
          <table:table-cell office:value-type="float" office:value="6.78699994087219" calcext:value-type="float">
            <text:p>6,78699994087219</text:p>
          </table:table-cell>
          <table:table-cell office:value-type="float" office:value="46063" calcext:value-type="float">
            <text:p>46063</text:p>
          </table:table-cell>
          <table:table-cell office:value-type="float" office:value="74204" calcext:value-type="float">
            <text:p>74204</text:p>
          </table:table-cell>
          <table:table-cell office:value-type="float" office:value="0.696000099182129" calcext:value-type="float">
            <text:p>0,696000099182129</text:p>
          </table:table-cell>
          <table:table-cell office:value-type="float" office:value="2946.42700004578" calcext:value-type="float">
            <text:p>2946,42700004578</text:p>
          </table:table-cell>
          <table:table-cell table:formula="of:=[.U21]-([.T21]+[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36699986457825" calcext:value-type="float">
            <text:p>1,36699986457825</text:p>
          </table:table-cell>
          <table:table-cell office:value-type="float" office:value="6" calcext:value-type="float">
            <text:p>6</text:p>
          </table:table-cell>
          <table:table-cell office:value-type="float" office:value="23.4140000343323" calcext:value-type="float">
            <text:p>23,4140000343323</text:p>
          </table:table-cell>
          <table:table-cell office:value-type="float" office:value="0" calcext:value-type="float">
            <text:p>0</text:p>
          </table:table-cell>
          <table:table-cell office:value-type="float" office:value="3.83899998664856" calcext:value-type="float">
            <text:p>3,83899998664856</text:p>
          </table:table-cell>
          <table:table-cell office:value-type="float" office:value="28.6210000514984" calcext:value-type="float">
            <text:p>28,6210000514984</text:p>
          </table:table-cell>
          <table:table-cell office:value-type="float" office:value="688714" calcext:value-type="float">
            <text:p>688714</text:p>
          </table:table-cell>
          <table:table-cell office:value-type="float" office:value="6.26599979400635" calcext:value-type="float">
            <text:p>6,26599979400635</text:p>
          </table:table-cell>
          <table:table-cell office:value-type="float" office:value="696724" calcext:value-type="float">
            <text:p>696724</text:p>
          </table:table-cell>
          <table:table-cell office:value-type="float" office:value="6342.01099991798" calcext:value-type="float">
            <text:p>6342,01099991798</text:p>
          </table:table-cell>
          <table:table-cell office:value-type="float" office:value="0" calcext:value-type="float">
            <text:p>0</text:p>
          </table:table-cell>
          <table:table-cell office:value-type="float" office:value="26.7430000305176" calcext:value-type="float">
            <text:p>26,7430000305176</text:p>
          </table:table-cell>
          <table:table-cell office:value-type="float" office:value="6397.71899986267" calcext:value-type="float">
            <text:p>6397,71899986267</text:p>
          </table:table-cell>
          <table:table-cell office:value-type="float" office:value="225315" calcext:value-type="float">
            <text:p>225315</text:p>
          </table:table-cell>
          <table:table-cell office:value-type="float" office:value="6.7039999961853" calcext:value-type="float">
            <text:p>6,7039999961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999989509583" calcext:value-type="float">
            <text:p>1,35999989509583</text:p>
          </table:table-cell>
          <table:table-cell office:value-type="float" office:value="3908.0759999752" calcext:value-type="float">
            <text:p>3908,0759999752</text:p>
          </table:table-cell>
          <table:table-cell table:formula="of:=[.U22]-([.T22]+[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44000005722046" calcext:value-type="float">
            <text:p>1,44000005722046</text:p>
          </table:table-cell>
          <table:table-cell office:value-type="float" office:value="39" calcext:value-type="float">
            <text:p>39</text:p>
          </table:table-cell>
          <table:table-cell office:value-type="float" office:value="24.3519999980926" calcext:value-type="float">
            <text:p>24,3519999980926</text:p>
          </table:table-cell>
          <table:table-cell office:value-type="float" office:value="30204" calcext:value-type="float">
            <text:p>30204</text:p>
          </table:table-cell>
          <table:table-cell office:value-type="float" office:value="13.0989999771118" calcext:value-type="float">
            <text:p>13,0989999771118</text:p>
          </table:table-cell>
          <table:table-cell office:value-type="float" office:value="38.8910000324249" calcext:value-type="float">
            <text:p>38,8910000324249</text:p>
          </table:table-cell>
          <table:table-cell office:value-type="float" office:value="688714" calcext:value-type="float">
            <text:p>688714</text:p>
          </table:table-cell>
          <table:table-cell office:value-type="float" office:value="6.25300002098084" calcext:value-type="float">
            <text:p>6,25300002098084</text:p>
          </table:table-cell>
          <table:table-cell office:value-type="float" office:value="689209" calcext:value-type="float">
            <text:p>689209</text:p>
          </table:table-cell>
          <table:table-cell office:value-type="float" office:value="6357.28900003433" calcext:value-type="float">
            <text:p>6357,28900003433</text:p>
          </table:table-cell>
          <table:table-cell office:value-type="float" office:value="78293" calcext:value-type="float">
            <text:p>78293</text:p>
          </table:table-cell>
          <table:table-cell office:value-type="float" office:value="324.638999938965" calcext:value-type="float">
            <text:p>324,638999938965</text:p>
          </table:table-cell>
          <table:table-cell office:value-type="float" office:value="6711.89299988747" calcext:value-type="float">
            <text:p>6711,89299988747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18099999427795" calcext:value-type="float">
            <text:p>7,18099999427795</text:p>
          </table:table-cell>
          <table:table-cell office:value-type="float" office:value="48653" calcext:value-type="float">
            <text:p>48653</text:p>
          </table:table-cell>
          <table:table-cell office:value-type="float" office:value="78857" calcext:value-type="float">
            <text:p>78857</text:p>
          </table:table-cell>
          <table:table-cell office:value-type="float" office:value="2.42400002479553" calcext:value-type="float">
            <text:p>2,42400002479553</text:p>
          </table:table-cell>
          <table:table-cell office:value-type="float" office:value="2941.02200007439" calcext:value-type="float">
            <text:p>2941,02200007439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23000001907349" calcext:value-type="float">
            <text:p>1,23000001907349</text:p>
          </table:table-cell>
          <table:table-cell office:value-type="float" office:value="1" calcext:value-type="float">
            <text:p>1</text:p>
          </table:table-cell>
          <table:table-cell office:value-type="float" office:value="23.5519998073578" calcext:value-type="float">
            <text:p>23,5519998073578</text:p>
          </table:table-cell>
          <table:table-cell office:value-type="float" office:value="4778" calcext:value-type="float">
            <text:p>4778</text:p>
          </table:table-cell>
          <table:table-cell office:value-type="float" office:value="8.6800000667572" calcext:value-type="float">
            <text:p>8,6800000667572</text:p>
          </table:table-cell>
          <table:table-cell office:value-type="float" office:value="33.4619998931885" calcext:value-type="float">
            <text:p>33,4619998931885</text:p>
          </table:table-cell>
          <table:table-cell office:value-type="float" office:value="688714" calcext:value-type="float">
            <text:p>688714</text:p>
          </table:table-cell>
          <table:table-cell office:value-type="float" office:value="6.64100003242493" calcext:value-type="float">
            <text:p>6,64100003242493</text:p>
          </table:table-cell>
          <table:table-cell office:value-type="float" office:value="689359" calcext:value-type="float">
            <text:p>689359</text:p>
          </table:table-cell>
          <table:table-cell office:value-type="float" office:value="6370.3220000267" calcext:value-type="float">
            <text:p>6370,3220000267</text:p>
          </table:table-cell>
          <table:table-cell office:value-type="float" office:value="14611" calcext:value-type="float">
            <text:p>14611</text:p>
          </table:table-cell>
          <table:table-cell office:value-type="float" office:value="15.8519999980927" calcext:value-type="float">
            <text:p>15,8519999980927</text:p>
          </table:table-cell>
          <table:table-cell office:value-type="float" office:value="6420.61000013351" calcext:value-type="float">
            <text:p>6420,61000013351</text:p>
          </table:table-cell>
          <table:table-cell office:value-type="float" office:value="225315" calcext:value-type="float">
            <text:p>225315</text:p>
          </table:table-cell>
          <table:table-cell office:value-type="float" office:value="6.99899983406067" calcext:value-type="float">
            <text:p>6,99899983406067</text:p>
          </table:table-cell>
          <table:table-cell office:value-type="float" office:value="9859" calcext:value-type="float">
            <text:p>9859</text:p>
          </table:table-cell>
          <table:table-cell office:value-type="float" office:value="14637" calcext:value-type="float">
            <text:p>14637</text:p>
          </table:table-cell>
          <table:table-cell office:value-type="float" office:value="2.53600001335144" calcext:value-type="float">
            <text:p>2,53600001335144</text:p>
          </table:table-cell>
          <table:table-cell office:value-type="float" office:value="3723.08800005913" calcext:value-type="float">
            <text:p>3723,08800005913</text:p>
          </table:table-cell>
          <table:table-cell table:formula="of:=[.U24]-([.T24]+[.H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28600001335144" calcext:value-type="float">
            <text:p>1,28600001335144</text:p>
          </table:table-cell>
          <table:table-cell office:value-type="float" office:value="19" calcext:value-type="float">
            <text:p>19</text:p>
          </table:table-cell>
          <table:table-cell office:value-type="float" office:value="23.7539999485016" calcext:value-type="float">
            <text:p>23,7539999485016</text:p>
          </table:table-cell>
          <table:table-cell office:value-type="float" office:value="18187" calcext:value-type="float">
            <text:p>18187</text:p>
          </table:table-cell>
          <table:table-cell office:value-type="float" office:value="10.0060000419617" calcext:value-type="float">
            <text:p>10,0060000419617</text:p>
          </table:table-cell>
          <table:table-cell office:value-type="float" office:value="35.0460000038147" calcext:value-type="float">
            <text:p>35,0460000038147</text:p>
          </table:table-cell>
          <table:table-cell office:value-type="float" office:value="688714" calcext:value-type="float">
            <text:p>688714</text:p>
          </table:table-cell>
          <table:table-cell office:value-type="float" office:value="6.26300001144409" calcext:value-type="float">
            <text:p>6,26300001144409</text:p>
          </table:table-cell>
          <table:table-cell office:value-type="float" office:value="690163" calcext:value-type="float">
            <text:p>690163</text:p>
          </table:table-cell>
          <table:table-cell office:value-type="float" office:value="6363.16499996185" calcext:value-type="float">
            <text:p>6363,16499996185</text:p>
          </table:table-cell>
          <table:table-cell office:value-type="float" office:value="50385" calcext:value-type="float">
            <text:p>50385</text:p>
          </table:table-cell>
          <table:table-cell office:value-type="float" office:value="166.018000125885" calcext:value-type="float">
            <text:p>166,018000125885</text:p>
          </table:table-cell>
          <table:table-cell office:value-type="float" office:value="6558.93099999428" calcext:value-type="float">
            <text:p>6558,93099999428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07299995422363" calcext:value-type="float">
            <text:p>7,07299995422363</text:p>
          </table:table-cell>
          <table:table-cell office:value-type="float" office:value="32417" calcext:value-type="float">
            <text:p>32417</text:p>
          </table:table-cell>
          <table:table-cell office:value-type="float" office:value="50604" calcext:value-type="float">
            <text:p>50604</text:p>
          </table:table-cell>
          <table:table-cell office:value-type="float" office:value="3.48299980163574" calcext:value-type="float">
            <text:p>3,48299980163574</text:p>
          </table:table-cell>
          <table:table-cell office:value-type="float" office:value="3257.67499995232" calcext:value-type="float">
            <text:p>3257,67499995232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37000012397766" calcext:value-type="float">
            <text:p>1,37000012397766</text:p>
          </table:table-cell>
          <table:table-cell office:value-type="float" office:value="1" calcext:value-type="float">
            <text:p>1</text:p>
          </table:table-cell>
          <table:table-cell office:value-type="float" office:value="22.8570001125336" calcext:value-type="float">
            <text:p>22,8570001125336</text:p>
          </table:table-cell>
          <table:table-cell office:value-type="float" office:value="9217" calcext:value-type="float">
            <text:p>9217</text:p>
          </table:table-cell>
          <table:table-cell office:value-type="float" office:value="2.48999977111816" calcext:value-type="float">
            <text:p>2,48999977111816</text:p>
          </table:table-cell>
          <table:table-cell office:value-type="float" office:value="26.7170000076294" calcext:value-type="float">
            <text:p>26,7170000076294</text:p>
          </table:table-cell>
          <table:table-cell office:value-type="float" office:value="688714" calcext:value-type="float">
            <text:p>688714</text:p>
          </table:table-cell>
          <table:table-cell office:value-type="float" office:value="5.78799986839294" calcext:value-type="float">
            <text:p>5,78799986839294</text:p>
          </table:table-cell>
          <table:table-cell office:value-type="float" office:value="691161" calcext:value-type="float">
            <text:p>691161</text:p>
          </table:table-cell>
          <table:table-cell office:value-type="float" office:value="6311.60400009155" calcext:value-type="float">
            <text:p>6311,60400009155</text:p>
          </table:table-cell>
          <table:table-cell office:value-type="float" office:value="27020" calcext:value-type="float">
            <text:p>27020</text:p>
          </table:table-cell>
          <table:table-cell office:value-type="float" office:value="7.26999998092651" calcext:value-type="float">
            <text:p>7,26999998092651</text:p>
          </table:table-cell>
          <table:table-cell office:value-type="float" office:value="6348.61299991608" calcext:value-type="float">
            <text:p>6348,61299991608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20000004768372" calcext:value-type="float">
            <text:p>7,20000004768372</text:p>
          </table:table-cell>
          <table:table-cell office:value-type="float" office:value="17870" calcext:value-type="float">
            <text:p>17870</text:p>
          </table:table-cell>
          <table:table-cell office:value-type="float" office:value="27087" calcext:value-type="float">
            <text:p>27087</text:p>
          </table:table-cell>
          <table:table-cell office:value-type="float" office:value="0.423999786376953" calcext:value-type="float">
            <text:p>0,423999786376953</text:p>
          </table:table-cell>
          <table:table-cell office:value-type="float" office:value="3473.82399988174" calcext:value-type="float">
            <text:p>3473,82399988174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77199983596802" calcext:value-type="float">
            <text:p>1,77199983596802</text:p>
          </table:table-cell>
          <table:table-cell office:value-type="float" office:value="1" calcext:value-type="float">
            <text:p>1</text:p>
          </table:table-cell>
          <table:table-cell office:value-type="float" office:value="28.9279999732971" calcext:value-type="float">
            <text:p>28,9279999732971</text:p>
          </table:table-cell>
          <table:table-cell office:value-type="float" office:value="12853" calcext:value-type="float">
            <text:p>12853</text:p>
          </table:table-cell>
          <table:table-cell office:value-type="float" office:value="3.55800008773804" calcext:value-type="float">
            <text:p>3,55800008773804</text:p>
          </table:table-cell>
          <table:table-cell office:value-type="float" office:value="34.2679998874664" calcext:value-type="float">
            <text:p>34,2679998874664</text:p>
          </table:table-cell>
          <table:table-cell office:value-type="float" office:value="688714" calcext:value-type="float">
            <text:p>688714</text:p>
          </table:table-cell>
          <table:table-cell office:value-type="float" office:value="9.73499989509583" calcext:value-type="float">
            <text:p>9,73499989509583</text:p>
          </table:table-cell>
          <table:table-cell office:value-type="float" office:value="692952" calcext:value-type="float">
            <text:p>692952</text:p>
          </table:table-cell>
          <table:table-cell office:value-type="float" office:value="6417.91000008583" calcext:value-type="float">
            <text:p>6417,91000008583</text:p>
          </table:table-cell>
          <table:table-cell office:value-type="float" office:value="37025" calcext:value-type="float">
            <text:p>37025</text:p>
          </table:table-cell>
          <table:table-cell office:value-type="float" office:value="7.30699992179871" calcext:value-type="float">
            <text:p>7,30699992179871</text:p>
          </table:table-cell>
          <table:table-cell office:value-type="float" office:value="6466.75300002098" calcext:value-type="float">
            <text:p>6466,75300002098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62399983406067" calcext:value-type="float">
            <text:p>7,62399983406067</text:p>
          </table:table-cell>
          <table:table-cell office:value-type="float" office:value="24299" calcext:value-type="float">
            <text:p>24299</text:p>
          </table:table-cell>
          <table:table-cell office:value-type="float" office:value="37152" calcext:value-type="float">
            <text:p>37152</text:p>
          </table:table-cell>
          <table:table-cell office:value-type="float" office:value="0.334000110626221" calcext:value-type="float">
            <text:p>0,334000110626221</text:p>
          </table:table-cell>
          <table:table-cell office:value-type="float" office:value="3335.7380001545" calcext:value-type="float">
            <text:p>3335,7380001545</text:p>
          </table:table-cell>
          <table:table-cell table:formula="of:=[.U27]-([.T27]+[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09999990463257" calcext:value-type="float">
            <text:p>1,09999990463257</text:p>
          </table:table-cell>
          <table:table-cell office:value-type="float" office:value="27" calcext:value-type="float">
            <text:p>27</text:p>
          </table:table-cell>
          <table:table-cell office:value-type="float" office:value="23.6349999904633" calcext:value-type="float">
            <text:p>23,6349999904633</text:p>
          </table:table-cell>
          <table:table-cell office:value-type="float" office:value="14799" calcext:value-type="float">
            <text:p>14799</text:p>
          </table:table-cell>
          <table:table-cell office:value-type="float" office:value="3.02000021934509" calcext:value-type="float">
            <text:p>3,02000021934509</text:p>
          </table:table-cell>
          <table:table-cell office:value-type="float" office:value="27.7550001144409" calcext:value-type="float">
            <text:p>27,7550001144409</text:p>
          </table:table-cell>
          <table:table-cell office:value-type="float" office:value="688714" calcext:value-type="float">
            <text:p>688714</text:p>
          </table:table-cell>
          <table:table-cell office:value-type="float" office:value="6.28200006484985" calcext:value-type="float">
            <text:p>6,28200006484985</text:p>
          </table:table-cell>
          <table:table-cell office:value-type="float" office:value="696455" calcext:value-type="float">
            <text:p>696455</text:p>
          </table:table-cell>
          <table:table-cell office:value-type="float" office:value="6347.51600003243" calcext:value-type="float">
            <text:p>6347,51600003243</text:p>
          </table:table-cell>
          <table:table-cell office:value-type="float" office:value="41798" calcext:value-type="float">
            <text:p>41798</text:p>
          </table:table-cell>
          <table:table-cell office:value-type="float" office:value="54.5499999523163" calcext:value-type="float">
            <text:p>54,5499999523163</text:p>
          </table:table-cell>
          <table:table-cell office:value-type="float" office:value="6431.74399995804" calcext:value-type="float">
            <text:p>6431,74399995804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17199993133545" calcext:value-type="float">
            <text:p>7,17199993133545</text:p>
          </table:table-cell>
          <table:table-cell office:value-type="float" office:value="27164" calcext:value-type="float">
            <text:p>27164</text:p>
          </table:table-cell>
          <table:table-cell office:value-type="float" office:value="41963" calcext:value-type="float">
            <text:p>41963</text:p>
          </table:table-cell>
          <table:table-cell office:value-type="float" office:value="1.11500000953674" calcext:value-type="float">
            <text:p>1,11500000953674</text:p>
          </table:table-cell>
          <table:table-cell office:value-type="float" office:value="3342.54699993134" calcext:value-type="float">
            <text:p>3342,54699993134</text:p>
          </table:table-cell>
          <table:table-cell table:formula="of:=[.U28]-([.T28]+[.H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25999999046326" calcext:value-type="float">
            <text:p>1,25999999046326</text:p>
          </table:table-cell>
          <table:table-cell office:value-type="float" office:value="17" calcext:value-type="float">
            <text:p>17</text:p>
          </table:table-cell>
          <table:table-cell office:value-type="float" office:value="23.5610001087189" calcext:value-type="float">
            <text:p>23,5610001087189</text:p>
          </table:table-cell>
          <table:table-cell office:value-type="float" office:value="0" calcext:value-type="float">
            <text:p>0</text:p>
          </table:table-cell>
          <table:table-cell office:value-type="float" office:value="2.79299998283386" calcext:value-type="float">
            <text:p>2,79299998283386</text:p>
          </table:table-cell>
          <table:table-cell office:value-type="float" office:value="27.6150000095367" calcext:value-type="float">
            <text:p>27,6150000095367</text:p>
          </table:table-cell>
          <table:table-cell office:value-type="float" office:value="688714" calcext:value-type="float">
            <text:p>688714</text:p>
          </table:table-cell>
          <table:table-cell office:value-type="float" office:value="5.47300004959106" calcext:value-type="float">
            <text:p>5,47300004959106</text:p>
          </table:table-cell>
          <table:table-cell office:value-type="float" office:value="703521" calcext:value-type="float">
            <text:p>703521</text:p>
          </table:table-cell>
          <table:table-cell office:value-type="float" office:value="6396.91300010681" calcext:value-type="float">
            <text:p>6396,91300010681</text:p>
          </table:table-cell>
          <table:table-cell office:value-type="float" office:value="0" calcext:value-type="float">
            <text:p>0</text:p>
          </table:table-cell>
          <table:table-cell office:value-type="float" office:value="36.0309998989105" calcext:value-type="float">
            <text:p>36,0309998989105</text:p>
          </table:table-cell>
          <table:table-cell office:value-type="float" office:value="6462.47899985313" calcext:value-type="float">
            <text:p>6462,47899985313</text:p>
          </table:table-cell>
          <table:table-cell office:value-type="float" office:value="225315" calcext:value-type="float">
            <text:p>225315</text:p>
          </table:table-cell>
          <table:table-cell office:value-type="float" office:value="7.14400005340576" calcext:value-type="float">
            <text:p>7,14400005340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999984741211" calcext:value-type="float">
            <text:p>1,90999984741211</text:p>
          </table:table-cell>
          <table:table-cell office:value-type="float" office:value="3803.67100000381" calcext:value-type="float">
            <text:p>3803,67100000381</text:p>
          </table:table-cell>
          <table:table-cell table:formula="of:=[.U29]-([.T29]+[.H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14499998092651" calcext:value-type="float">
            <text:p>1,14499998092651</text:p>
          </table:table-cell>
          <table:table-cell office:value-type="float" office:value="1" calcext:value-type="float">
            <text:p>1</text:p>
          </table:table-cell>
          <table:table-cell office:value-type="float" office:value="23.3589999675751" calcext:value-type="float">
            <text:p>23,3589999675751</text:p>
          </table:table-cell>
          <table:table-cell office:value-type="float" office:value="5096" calcext:value-type="float">
            <text:p>5096</text:p>
          </table:table-cell>
          <table:table-cell office:value-type="float" office:value="3.31799983978271" calcext:value-type="float">
            <text:p>3,31799983978271</text:p>
          </table:table-cell>
          <table:table-cell office:value-type="float" office:value="27.8219997882843" calcext:value-type="float">
            <text:p>27,8219997882843</text:p>
          </table:table-cell>
          <table:table-cell office:value-type="float" office:value="688714" calcext:value-type="float">
            <text:p>688714</text:p>
          </table:table-cell>
          <table:table-cell office:value-type="float" office:value="6.15700006484985" calcext:value-type="float">
            <text:p>6,15700006484985</text:p>
          </table:table-cell>
          <table:table-cell office:value-type="float" office:value="690123" calcext:value-type="float">
            <text:p>690123</text:p>
          </table:table-cell>
          <table:table-cell office:value-type="float" office:value="6327.88499999046" calcext:value-type="float">
            <text:p>6327,88499999046</text:p>
          </table:table-cell>
          <table:table-cell office:value-type="float" office:value="15552" calcext:value-type="float">
            <text:p>15552</text:p>
          </table:table-cell>
          <table:table-cell office:value-type="float" office:value="6.99600005149841" calcext:value-type="float">
            <text:p>6,99600005149841</text:p>
          </table:table-cell>
          <table:table-cell office:value-type="float" office:value="6364.73100018501" calcext:value-type="float">
            <text:p>6364,73100018501</text:p>
          </table:table-cell>
          <table:table-cell office:value-type="float" office:value="225315" calcext:value-type="float">
            <text:p>225315</text:p>
          </table:table-cell>
          <table:table-cell office:value-type="float" office:value="6.61800003051758" calcext:value-type="float">
            <text:p>6,61800003051758</text:p>
          </table:table-cell>
          <table:table-cell office:value-type="float" office:value="10480" calcext:value-type="float">
            <text:p>10480</text:p>
          </table:table-cell>
          <table:table-cell office:value-type="float" office:value="15576" calcext:value-type="float">
            <text:p>15576</text:p>
          </table:table-cell>
          <table:table-cell office:value-type="float" office:value="0.463000059127808" calcext:value-type="float">
            <text:p>0,463000059127808</text:p>
          </table:table-cell>
          <table:table-cell office:value-type="float" office:value="3679.09599995613" calcext:value-type="float">
            <text:p>3679,09599995613</text:p>
          </table:table-cell>
          <table:table-cell table:formula="of:=[.U30]-([.T30]+[.H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27899980545044" calcext:value-type="float">
            <text:p>1,27899980545044</text:p>
          </table:table-cell>
          <table:table-cell office:value-type="float" office:value="14" calcext:value-type="float">
            <text:p>14</text:p>
          </table:table-cell>
          <table:table-cell office:value-type="float" office:value="22.7810001373291" calcext:value-type="float">
            <text:p>22,7810001373291</text:p>
          </table:table-cell>
          <table:table-cell office:value-type="float" office:value="7484" calcext:value-type="float">
            <text:p>7484</text:p>
          </table:table-cell>
          <table:table-cell office:value-type="float" office:value="3.3050000667572" calcext:value-type="float">
            <text:p>3,3050000667572</text:p>
          </table:table-cell>
          <table:table-cell office:value-type="float" office:value="27.3650000095367" calcext:value-type="float">
            <text:p>27,3650000095367</text:p>
          </table:table-cell>
          <table:table-cell office:value-type="float" office:value="688714" calcext:value-type="float">
            <text:p>688714</text:p>
          </table:table-cell>
          <table:table-cell office:value-type="float" office:value="5.67599987983704" calcext:value-type="float">
            <text:p>5,67599987983704</text:p>
          </table:table-cell>
          <table:table-cell office:value-type="float" office:value="691159" calcext:value-type="float">
            <text:p>691159</text:p>
          </table:table-cell>
          <table:table-cell office:value-type="float" office:value="6392.39099979401" calcext:value-type="float">
            <text:p>6392,39099979401</text:p>
          </table:table-cell>
          <table:table-cell office:value-type="float" office:value="22286" calcext:value-type="float">
            <text:p>22286</text:p>
          </table:table-cell>
          <table:table-cell office:value-type="float" office:value="42.0980000495911" calcext:value-type="float">
            <text:p>42,0980000495911</text:p>
          </table:table-cell>
          <table:table-cell office:value-type="float" office:value="6464.22499990463" calcext:value-type="float">
            <text:p>6464,22499990463</text:p>
          </table:table-cell>
          <table:table-cell office:value-type="float" office:value="225315" calcext:value-type="float">
            <text:p>225315</text:p>
          </table:table-cell>
          <table:table-cell office:value-type="float" office:value="6.66299986839294" calcext:value-type="float">
            <text:p>6,66299986839294</text:p>
          </table:table-cell>
          <table:table-cell office:value-type="float" office:value="14841" calcext:value-type="float">
            <text:p>14841</text:p>
          </table:table-cell>
          <table:table-cell office:value-type="float" office:value="22325" calcext:value-type="float">
            <text:p>22325</text:p>
          </table:table-cell>
          <table:table-cell office:value-type="float" office:value="0.80400013923645" calcext:value-type="float">
            <text:p>0,80400013923645</text:p>
          </table:table-cell>
          <table:table-cell office:value-type="float" office:value="3522.64800000191" calcext:value-type="float">
            <text:p>3522,64800000191</text:p>
          </table:table-cell>
          <table:table-cell table:formula="of:=[.U31]-([.T31]+[.H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27100014686584" calcext:value-type="float">
            <text:p>1,27100014686584</text:p>
          </table:table-cell>
          <table:table-cell office:value-type="float" office:value="2" calcext:value-type="float">
            <text:p>2</text:p>
          </table:table-cell>
          <table:table-cell office:value-type="float" office:value="22.9339997768402" calcext:value-type="float">
            <text:p>22,9339997768402</text:p>
          </table:table-cell>
          <table:table-cell office:value-type="float" office:value="13448" calcext:value-type="float">
            <text:p>13448</text:p>
          </table:table-cell>
          <table:table-cell office:value-type="float" office:value="3.53700017929077" calcext:value-type="float">
            <text:p>3,53700017929077</text:p>
          </table:table-cell>
          <table:table-cell office:value-type="float" office:value="27.7420001029968" calcext:value-type="float">
            <text:p>27,7420001029968</text:p>
          </table:table-cell>
          <table:table-cell office:value-type="float" office:value="688714" calcext:value-type="float">
            <text:p>688714</text:p>
          </table:table-cell>
          <table:table-cell office:value-type="float" office:value="5.73099994659424" calcext:value-type="float">
            <text:p>5,73099994659424</text:p>
          </table:table-cell>
          <table:table-cell office:value-type="float" office:value="693194" calcext:value-type="float">
            <text:p>693194</text:p>
          </table:table-cell>
          <table:table-cell office:value-type="float" office:value="6363.89100003243" calcext:value-type="float">
            <text:p>6363,89100003243</text:p>
          </table:table-cell>
          <table:table-cell office:value-type="float" office:value="38259" calcext:value-type="float">
            <text:p>38259</text:p>
          </table:table-cell>
          <table:table-cell office:value-type="float" office:value="10.7579998970032" calcext:value-type="float">
            <text:p>10,7579998970032</text:p>
          </table:table-cell>
          <table:table-cell office:value-type="float" office:value="6404.02999997139" calcext:value-type="float">
            <text:p>6404,02999997139</text:p>
          </table:table-cell>
          <table:table-cell office:value-type="float" office:value="225315" calcext:value-type="float">
            <text:p>225315</text:p>
          </table:table-cell>
          <table:table-cell office:value-type="float" office:value="6.7039999961853" calcext:value-type="float">
            <text:p>6,7039999961853</text:p>
          </table:table-cell>
          <table:table-cell office:value-type="float" office:value="24949" calcext:value-type="float">
            <text:p>24949</text:p>
          </table:table-cell>
          <table:table-cell office:value-type="float" office:value="38397" calcext:value-type="float">
            <text:p>38397</text:p>
          </table:table-cell>
          <table:table-cell office:value-type="float" office:value="0.555999994277954" calcext:value-type="float">
            <text:p>0,555999994277954</text:p>
          </table:table-cell>
          <table:table-cell office:value-type="float" office:value="3331.15100002289" calcext:value-type="float">
            <text:p>3331,15100002289</text:p>
          </table:table-cell>
          <table:table-cell table:formula="of:=[.U32]-([.T32]+[.H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463400" calcext:value-type="float">
            <text:p>463400</text:p>
          </table:table-cell>
          <table:table-cell office:value-type="float" office:value="1.04299998283386" calcext:value-type="float">
            <text:p>1,04299998283386</text:p>
          </table:table-cell>
          <table:table-cell office:value-type="float" office:value="56" calcext:value-type="float">
            <text:p>56</text:p>
          </table:table-cell>
          <table:table-cell office:value-type="float" office:value="23.9240000247955" calcext:value-type="float">
            <text:p>23,9240000247955</text:p>
          </table:table-cell>
          <table:table-cell office:value-type="float" office:value="11049" calcext:value-type="float">
            <text:p>11049</text:p>
          </table:table-cell>
          <table:table-cell office:value-type="float" office:value="3.69700002670288" calcext:value-type="float">
            <text:p>3,69700002670288</text:p>
          </table:table-cell>
          <table:table-cell office:value-type="float" office:value="28.6640000343323" calcext:value-type="float">
            <text:p>28,6640000343323</text:p>
          </table:table-cell>
          <table:table-cell office:value-type="float" office:value="688714" calcext:value-type="float">
            <text:p>688714</text:p>
          </table:table-cell>
          <table:table-cell office:value-type="float" office:value="5.75500011444092" calcext:value-type="float">
            <text:p>5,75500011444092</text:p>
          </table:table-cell>
          <table:table-cell office:value-type="float" office:value="701153" calcext:value-type="float">
            <text:p>701153</text:p>
          </table:table-cell>
          <table:table-cell office:value-type="float" office:value="6422.84400010109" calcext:value-type="float">
            <text:p>6422,84400010109</text:p>
          </table:table-cell>
          <table:table-cell office:value-type="float" office:value="32165" calcext:value-type="float">
            <text:p>32165</text:p>
          </table:table-cell>
          <table:table-cell office:value-type="float" office:value="138.991999864578" calcext:value-type="float">
            <text:p>138,991999864578</text:p>
          </table:table-cell>
          <table:table-cell office:value-type="float" office:value="6590.58299994469" calcext:value-type="float">
            <text:p>6590,58299994469</text:p>
          </table:table-cell>
          <table:table-cell office:value-type="float" office:value="225315" calcext:value-type="float">
            <text:p>225315</text:p>
          </table:table-cell>
          <table:table-cell office:value-type="float" office:value="6.13800001144409" calcext:value-type="float">
            <text:p>6,13800001144409</text:p>
          </table:table-cell>
          <table:table-cell office:value-type="float" office:value="21202" calcext:value-type="float">
            <text:p>21202</text:p>
          </table:table-cell>
          <table:table-cell office:value-type="float" office:value="32251" calcext:value-type="float">
            <text:p>32251</text:p>
          </table:table-cell>
          <table:table-cell office:value-type="float" office:value="4.78800010681152" calcext:value-type="float">
            <text:p>4,78800010681152</text:p>
          </table:table-cell>
          <table:table-cell office:value-type="float" office:value="2972.93000006676" calcext:value-type="float">
            <text:p>2972,93000006676</text:p>
          </table:table-cell>
          <table:table-cell table:formula="of:=[.U33]-([.T33]+[.H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463684" calcext:value-type="float">
            <text:p>463684</text:p>
          </table:table-cell>
          <table:table-cell office:value-type="float" office:value="1.46000003814697" calcext:value-type="float">
            <text:p>1,46000003814697</text:p>
          </table:table-cell>
          <table:table-cell office:value-type="float" office:value="1" calcext:value-type="float">
            <text:p>1</text:p>
          </table:table-cell>
          <table:table-cell office:value-type="float" office:value="28.8889999389648" calcext:value-type="float">
            <text:p>28,8889999389648</text:p>
          </table:table-cell>
          <table:table-cell office:value-type="float" office:value="0" calcext:value-type="float">
            <text:p>0</text:p>
          </table:table-cell>
          <table:table-cell office:value-type="float" office:value="4.71600008010864" calcext:value-type="float">
            <text:p>4,71600008010864</text:p>
          </table:table-cell>
          <table:table-cell office:value-type="float" office:value="35.0650000572205" calcext:value-type="float">
            <text:p>35,0650000572205</text:p>
          </table:table-cell>
          <table:table-cell office:value-type="float" office:value="689566" calcext:value-type="float">
            <text:p>689566</text:p>
          </table:table-cell>
          <table:table-cell office:value-type="float" office:value="7.34899997711182" calcext:value-type="float">
            <text:p>7,34899997711182</text:p>
          </table:table-cell>
          <table:table-cell office:value-type="float" office:value="690687" calcext:value-type="float">
            <text:p>690687</text:p>
          </table:table-cell>
          <table:table-cell office:value-type="float" office:value="5490.21599984169" calcext:value-type="float">
            <text:p>5490,21599984169</text:p>
          </table:table-cell>
          <table:table-cell office:value-type="float" office:value="0" calcext:value-type="float">
            <text:p>0</text:p>
          </table:table-cell>
          <table:table-cell office:value-type="float" office:value="6.60700011253357" calcext:value-type="float">
            <text:p>6,60700011253357</text:p>
          </table:table-cell>
          <table:table-cell office:value-type="float" office:value="5533.54600000382" calcext:value-type="float">
            <text:p>5533,54600000382</text:p>
          </table:table-cell>
          <table:table-cell office:value-type="float" office:value="225886" calcext:value-type="float">
            <text:p>225886</text:p>
          </table:table-cell>
          <table:table-cell office:value-type="float" office:value="5.90899991989136" calcext:value-type="float">
            <text:p>5,90899991989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9000024795532" calcext:value-type="float">
            <text:p>0,549000024795532</text:p>
          </table:table-cell>
          <table:table-cell office:value-type="float" office:value="3344.50300002098" calcext:value-type="float">
            <text:p>3344,50300002098</text:p>
          </table:table-cell>
          <table:table-cell table:formula="of:=[.U34]-([.T34]+[.H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463684" calcext:value-type="float">
            <text:p>463684</text:p>
          </table:table-cell>
          <table:table-cell office:value-type="float" office:value="1.05700016021729" calcext:value-type="float">
            <text:p>1,05700016021729</text:p>
          </table:table-cell>
          <table:table-cell office:value-type="float" office:value="4" calcext:value-type="float">
            <text:p>4</text:p>
          </table:table-cell>
          <table:table-cell office:value-type="float" office:value="24.6949999332428" calcext:value-type="float">
            <text:p>24,6949999332428</text:p>
          </table:table-cell>
          <table:table-cell office:value-type="float" office:value="893" calcext:value-type="float">
            <text:p>893</text:p>
          </table:table-cell>
          <table:table-cell office:value-type="float" office:value="3.28999996185303" calcext:value-type="float">
            <text:p>3,28999996185303</text:p>
          </table:table-cell>
          <table:table-cell office:value-type="float" office:value="29.0420000553131" calcext:value-type="float">
            <text:p>29,0420000553131</text:p>
          </table:table-cell>
          <table:table-cell office:value-type="float" office:value="689566" calcext:value-type="float">
            <text:p>689566</text:p>
          </table:table-cell>
          <table:table-cell office:value-type="float" office:value="5.0460000038147" calcext:value-type="float">
            <text:p>5,0460000038147</text:p>
          </table:table-cell>
          <table:table-cell office:value-type="float" office:value="691434" calcext:value-type="float">
            <text:p>691434</text:p>
          </table:table-cell>
          <table:table-cell office:value-type="float" office:value="5477.83999991417" calcext:value-type="float">
            <text:p>5477,83999991417</text:p>
          </table:table-cell>
          <table:table-cell office:value-type="float" office:value="2841" calcext:value-type="float">
            <text:p>2841</text:p>
          </table:table-cell>
          <table:table-cell office:value-type="float" office:value="16.779000043869" calcext:value-type="float">
            <text:p>16,779000043869</text:p>
          </table:table-cell>
          <table:table-cell office:value-type="float" office:value="5524.14499998093" calcext:value-type="float">
            <text:p>5524,14499998093</text:p>
          </table:table-cell>
          <table:table-cell office:value-type="float" office:value="225886" calcext:value-type="float">
            <text:p>225886</text:p>
          </table:table-cell>
          <table:table-cell office:value-type="float" office:value="6.0460000038147" calcext:value-type="float">
            <text:p>6,0460000038147</text:p>
          </table:table-cell>
          <table:table-cell office:value-type="float" office:value="1948" calcext:value-type="float">
            <text:p>1948</text:p>
          </table:table-cell>
          <table:table-cell office:value-type="float" office:value="2841" calcext:value-type="float">
            <text:p>2841</text:p>
          </table:table-cell>
          <table:table-cell office:value-type="float" office:value="0.65500020980835" calcext:value-type="float">
            <text:p>0,65500020980835</text:p>
          </table:table-cell>
          <table:table-cell office:value-type="float" office:value="3319.34800004959" calcext:value-type="float">
            <text:p>3319,34800004959</text:p>
          </table:table-cell>
          <table:table-cell table:formula="of:=[.U35]-([.T35]+[.H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463684" calcext:value-type="float">
            <text:p>463684</text:p>
          </table:table-cell>
          <table:table-cell office:value-type="float" office:value="1.09100008010864" calcext:value-type="float">
            <text:p>1,09100008010864</text:p>
          </table:table-cell>
          <table:table-cell office:value-type="float" office:value="3" calcext:value-type="float">
            <text:p>3</text:p>
          </table:table-cell>
          <table:table-cell office:value-type="float" office:value="24.7990000247955" calcext:value-type="float">
            <text:p>24,7990000247955</text:p>
          </table:table-cell>
          <table:table-cell office:value-type="float" office:value="903" calcext:value-type="float">
            <text:p>903</text:p>
          </table:table-cell>
          <table:table-cell office:value-type="float" office:value="3.36800003051758" calcext:value-type="float">
            <text:p>3,36800003051758</text:p>
          </table:table-cell>
          <table:table-cell office:value-type="float" office:value="29.2580001354217" calcext:value-type="float">
            <text:p>29,2580001354217</text:p>
          </table:table-cell>
          <table:table-cell office:value-type="float" office:value="689566" calcext:value-type="float">
            <text:p>689566</text:p>
          </table:table-cell>
          <table:table-cell office:value-type="float" office:value="5.75600004196167" calcext:value-type="float">
            <text:p>5,75600004196167</text:p>
          </table:table-cell>
          <table:table-cell office:value-type="float" office:value="692526" calcext:value-type="float">
            <text:p>692526</text:p>
          </table:table-cell>
          <table:table-cell office:value-type="float" office:value="5484.13899993897" calcext:value-type="float">
            <text:p>5484,13899993897</text:p>
          </table:table-cell>
          <table:table-cell office:value-type="float" office:value="2895" calcext:value-type="float">
            <text:p>2895</text:p>
          </table:table-cell>
          <table:table-cell office:value-type="float" office:value="14.0320000648499" calcext:value-type="float">
            <text:p>14,0320000648499</text:p>
          </table:table-cell>
          <table:table-cell office:value-type="float" office:value="5528.41600012779" calcext:value-type="float">
            <text:p>5528,41600012779</text:p>
          </table:table-cell>
          <table:table-cell office:value-type="float" office:value="225886" calcext:value-type="float">
            <text:p>225886</text:p>
          </table:table-cell>
          <table:table-cell office:value-type="float" office:value="6.13099980354309" calcext:value-type="float">
            <text:p>6,13099980354309</text:p>
          </table:table-cell>
          <table:table-cell office:value-type="float" office:value="1992" calcext:value-type="float">
            <text:p>1992</text:p>
          </table:table-cell>
          <table:table-cell office:value-type="float" office:value="2895" calcext:value-type="float">
            <text:p>2895</text:p>
          </table:table-cell>
          <table:table-cell office:value-type="float" office:value="0.677000045776367" calcext:value-type="float">
            <text:p>0,677000045776367</text:p>
          </table:table-cell>
          <table:table-cell office:value-type="float" office:value="3324.53699994087" calcext:value-type="float">
            <text:p>3324,53699994087</text:p>
          </table:table-cell>
          <table:table-cell table:formula="of:=[.U36]-([.T36]+[.H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463684" calcext:value-type="float">
            <text:p>463684</text:p>
          </table:table-cell>
          <table:table-cell office:value-type="float" office:value="0.990999937057495" calcext:value-type="float">
            <text:p>0,990999937057495</text:p>
          </table:table-cell>
          <table:table-cell office:value-type="float" office:value="13" calcext:value-type="float">
            <text:p>13</text:p>
          </table:table-cell>
          <table:table-cell office:value-type="float" office:value="24.7090001106262" calcext:value-type="float">
            <text:p>24,7090001106262</text:p>
          </table:table-cell>
          <table:table-cell office:value-type="float" office:value="0" calcext:value-type="float">
            <text:p>0</text:p>
          </table:table-cell>
          <table:table-cell office:value-type="float" office:value="3.51699995994568" calcext:value-type="float">
            <text:p>3,51699995994568</text:p>
          </table:table-cell>
          <table:table-cell office:value-type="float" office:value="29.2170000076294" calcext:value-type="float">
            <text:p>29,2170000076294</text:p>
          </table:table-cell>
          <table:table-cell office:value-type="float" office:value="689566" calcext:value-type="float">
            <text:p>689566</text:p>
          </table:table-cell>
          <table:table-cell office:value-type="float" office:value="5.18799996376038" calcext:value-type="float">
            <text:p>5,18799996376038</text:p>
          </table:table-cell>
          <table:table-cell office:value-type="float" office:value="697413" calcext:value-type="float">
            <text:p>697413</text:p>
          </table:table-cell>
          <table:table-cell office:value-type="float" office:value="5500.5150001049" calcext:value-type="float">
            <text:p>5500,5150001049</text:p>
          </table:table-cell>
          <table:table-cell office:value-type="float" office:value="0" calcext:value-type="float">
            <text:p>0</text:p>
          </table:table-cell>
          <table:table-cell office:value-type="float" office:value="44.5409998893738" calcext:value-type="float">
            <text:p>44,5409998893738</text:p>
          </table:table-cell>
          <table:table-cell office:value-type="float" office:value="5574.63399982452" calcext:value-type="float">
            <text:p>5574,63399982452</text:p>
          </table:table-cell>
          <table:table-cell office:value-type="float" office:value="225886" calcext:value-type="float">
            <text:p>225886</text:p>
          </table:table-cell>
          <table:table-cell office:value-type="float" office:value="6.16600012779236" calcext:value-type="float">
            <text:p>6,16600012779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199999809265" calcext:value-type="float">
            <text:p>1,60199999809265</text:p>
          </table:table-cell>
          <table:table-cell office:value-type="float" office:value="3414.69599986076" calcext:value-type="float">
            <text:p>3414,69599986076</text:p>
          </table:table-cell>
          <table:table-cell table:formula="of:=[.U37]-([.T37]+[.H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463684" calcext:value-type="float">
            <text:p>463684</text:p>
          </table:table-cell>
          <table:table-cell office:value-type="float" office:value="0.944999933242798" calcext:value-type="float">
            <text:p>0,944999933242798</text:p>
          </table:table-cell>
          <table:table-cell office:value-type="float" office:value="1" calcext:value-type="float">
            <text:p>1</text:p>
          </table:table-cell>
          <table:table-cell office:value-type="float" office:value="26.1199998855591" calcext:value-type="float">
            <text:p>26,1199998855591</text:p>
          </table:table-cell>
          <table:table-cell office:value-type="float" office:value="4339" calcext:value-type="float">
            <text:p>4339</text:p>
          </table:table-cell>
          <table:table-cell office:value-type="float" office:value="7.43600010871887" calcext:value-type="float">
            <text:p>7,43600010871887</text:p>
          </table:table-cell>
          <table:table-cell office:value-type="float" office:value="34.5009999275207" calcext:value-type="float">
            <text:p>34,5009999275207</text:p>
          </table:table-cell>
          <table:table-cell office:value-type="float" office:value="689566" calcext:value-type="float">
            <text:p>689566</text:p>
          </table:table-cell>
          <table:table-cell office:value-type="float" office:value="5.33699989318848" calcext:value-type="float">
            <text:p>5,33699989318848</text:p>
          </table:table-cell>
          <table:table-cell office:value-type="float" office:value="689954" calcext:value-type="float">
            <text:p>689954</text:p>
          </table:table-cell>
          <table:table-cell office:value-type="float" office:value="5550.75300002098" calcext:value-type="float">
            <text:p>5550,75300002098</text:p>
          </table:table-cell>
          <table:table-cell office:value-type="float" office:value="13344" calcext:value-type="float">
            <text:p>13344</text:p>
          </table:table-cell>
          <table:table-cell office:value-type="float" office:value="12.8940000534058" calcext:value-type="float">
            <text:p>12,8940000534058</text:p>
          </table:table-cell>
          <table:table-cell office:value-type="float" office:value="5594.83099985123" calcext:value-type="float">
            <text:p>5594,83099985123</text:p>
          </table:table-cell>
          <table:table-cell office:value-type="float" office:value="225886" calcext:value-type="float">
            <text:p>225886</text:p>
          </table:table-cell>
          <table:table-cell office:value-type="float" office:value="6.11299991607666" calcext:value-type="float">
            <text:p>6,11299991607666</text:p>
          </table:table-cell>
          <table:table-cell office:value-type="float" office:value="9025" calcext:value-type="float">
            <text:p>9025</text:p>
          </table:table-cell>
          <table:table-cell office:value-type="float" office:value="13364" calcext:value-type="float">
            <text:p>13364</text:p>
          </table:table-cell>
          <table:table-cell office:value-type="float" office:value="2.11600017547607" calcext:value-type="float">
            <text:p>2,11600017547607</text:p>
          </table:table-cell>
          <table:table-cell office:value-type="float" office:value="3246.15700006485" calcext:value-type="float">
            <text:p>3246,15700006485</text:p>
          </table:table-cell>
          <table:table-cell table:formula="of:=[.U38]-([.T38]+[.H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463684" calcext:value-type="float">
            <text:p>463684</text:p>
          </table:table-cell>
          <table:table-cell office:value-type="float" office:value="1.21300005912781" calcext:value-type="float">
            <text:p>1,21300005912781</text:p>
          </table:table-cell>
          <table:table-cell office:value-type="float" office:value="2" calcext:value-type="float">
            <text:p>2</text:p>
          </table:table-cell>
          <table:table-cell office:value-type="float" office:value="26.4019999504089" calcext:value-type="float">
            <text:p>26,4019999504089</text:p>
          </table:table-cell>
          <table:table-cell office:value-type="float" office:value="2977" calcext:value-type="float">
            <text:p>2977</text:p>
          </table:table-cell>
          <table:table-cell office:value-type="float" office:value="7.4300000667572" calcext:value-type="float">
            <text:p>7,4300000667572</text:p>
          </table:table-cell>
          <table:table-cell office:value-type="float" office:value="35.0450000762939" calcext:value-type="float">
            <text:p>35,0450000762939</text:p>
          </table:table-cell>
          <table:table-cell office:value-type="float" office:value="689566" calcext:value-type="float">
            <text:p>689566</text:p>
          </table:table-cell>
          <table:table-cell office:value-type="float" office:value="5.3529999256134" calcext:value-type="float">
            <text:p>5,3529999256134</text:p>
          </table:table-cell>
          <table:table-cell office:value-type="float" office:value="690240" calcext:value-type="float">
            <text:p>690240</text:p>
          </table:table-cell>
          <table:table-cell office:value-type="float" office:value="5552.11200022697" calcext:value-type="float">
            <text:p>5552,11200022697</text:p>
          </table:table-cell>
          <table:table-cell office:value-type="float" office:value="9158" calcext:value-type="float">
            <text:p>9158</text:p>
          </table:table-cell>
          <table:table-cell office:value-type="float" office:value="20.289999961853" calcext:value-type="float">
            <text:p>20,289999961853</text:p>
          </table:table-cell>
          <table:table-cell office:value-type="float" office:value="5603.80900001526" calcext:value-type="float">
            <text:p>5603,80900001526</text:p>
          </table:table-cell>
          <table:table-cell office:value-type="float" office:value="225886" calcext:value-type="float">
            <text:p>225886</text:p>
          </table:table-cell>
          <table:table-cell office:value-type="float" office:value="6.10199999809265" calcext:value-type="float">
            <text:p>6,10199999809265</text:p>
          </table:table-cell>
          <table:table-cell office:value-type="float" office:value="6195" calcext:value-type="float">
            <text:p>6195</text:p>
          </table:table-cell>
          <table:table-cell office:value-type="float" office:value="9172" calcext:value-type="float">
            <text:p>9172</text:p>
          </table:table-cell>
          <table:table-cell office:value-type="float" office:value="2.2240002155304" calcext:value-type="float">
            <text:p>2,2240002155304</text:p>
          </table:table-cell>
          <table:table-cell office:value-type="float" office:value="3286.80000019073" calcext:value-type="float">
            <text:p>3286,80000019073</text:p>
          </table:table-cell>
          <table:table-cell table:formula="of:=[.U39]-([.T39]+[.H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463684" calcext:value-type="float">
            <text:p>463684</text:p>
          </table:table-cell>
          <table:table-cell office:value-type="float" office:value="1.26700019836426" calcext:value-type="float">
            <text:p>1,26700019836426</text:p>
          </table:table-cell>
          <table:table-cell office:value-type="float" office:value="22" calcext:value-type="float">
            <text:p>22</text:p>
          </table:table-cell>
          <table:table-cell office:value-type="float" office:value="26.2079999446869" calcext:value-type="float">
            <text:p>26,2079999446869</text:p>
          </table:table-cell>
          <table:table-cell office:value-type="float" office:value="8693" calcext:value-type="float">
            <text:p>8693</text:p>
          </table:table-cell>
          <table:table-cell office:value-type="float" office:value="8.36999988555908" calcext:value-type="float">
            <text:p>8,36999988555908</text:p>
          </table:table-cell>
          <table:table-cell office:value-type="float" office:value="35.8450000286102" calcext:value-type="float">
            <text:p>35,8450000286102</text:p>
          </table:table-cell>
          <table:table-cell office:value-type="float" office:value="689566" calcext:value-type="float">
            <text:p>689566</text:p>
          </table:table-cell>
          <table:table-cell office:value-type="float" office:value="5.26399993896484" calcext:value-type="float">
            <text:p>5,26399993896484</text:p>
          </table:table-cell>
          <table:table-cell office:value-type="float" office:value="691051" calcext:value-type="float">
            <text:p>691051</text:p>
          </table:table-cell>
          <table:table-cell office:value-type="float" office:value="5566.24000000954" calcext:value-type="float">
            <text:p>5566,24000000954</text:p>
          </table:table-cell>
          <table:table-cell office:value-type="float" office:value="25862" calcext:value-type="float">
            <text:p>25862</text:p>
          </table:table-cell>
          <table:table-cell office:value-type="float" office:value="174.544999837875" calcext:value-type="float">
            <text:p>174,544999837875</text:p>
          </table:table-cell>
          <table:table-cell office:value-type="float" office:value="5772.07299995422" calcext:value-type="float">
            <text:p>5772,07299995422</text:p>
          </table:table-cell>
          <table:table-cell office:value-type="float" office:value="225886" calcext:value-type="float">
            <text:p>225886</text:p>
          </table:table-cell>
          <table:table-cell office:value-type="float" office:value="6.06800007820129" calcext:value-type="float">
            <text:p>6,06800007820129</text:p>
          </table:table-cell>
          <table:table-cell office:value-type="float" office:value="17228" calcext:value-type="float">
            <text:p>17228</text:p>
          </table:table-cell>
          <table:table-cell office:value-type="float" office:value="25921" calcext:value-type="float">
            <text:p>25921</text:p>
          </table:table-cell>
          <table:table-cell office:value-type="float" office:value="2.64199995994568" calcext:value-type="float">
            <text:p>2,64199995994568</text:p>
          </table:table-cell>
          <table:table-cell office:value-type="float" office:value="3105.82299995422" calcext:value-type="float">
            <text:p>3105,82299995422</text:p>
          </table:table-cell>
          <table:table-cell table:formula="of:=[.U40]-([.T40]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463684" calcext:value-type="float">
            <text:p>463684</text:p>
          </table:table-cell>
          <table:table-cell office:value-type="float" office:value="1.14499998092651" calcext:value-type="float">
            <text:p>1,14499998092651</text:p>
          </table:table-cell>
          <table:table-cell office:value-type="float" office:value="13" calcext:value-type="float">
            <text:p>13</text:p>
          </table:table-cell>
          <table:table-cell office:value-type="float" office:value="26.1529998779297" calcext:value-type="float">
            <text:p>26,1529998779297</text:p>
          </table:table-cell>
          <table:table-cell office:value-type="float" office:value="2994" calcext:value-type="float">
            <text:p>2994</text:p>
          </table:table-cell>
          <table:table-cell office:value-type="float" office:value="7.98400020599365" calcext:value-type="float">
            <text:p>7,98400020599365</text:p>
          </table:table-cell>
          <table:table-cell office:value-type="float" office:value="35.2829999923706" calcext:value-type="float">
            <text:p>35,2829999923706</text:p>
          </table:table-cell>
          <table:table-cell office:value-type="float" office:value="689566" calcext:value-type="float">
            <text:p>689566</text:p>
          </table:table-cell>
          <table:table-cell office:value-type="float" office:value="5.47300004959106" calcext:value-type="float">
            <text:p>5,47300004959106</text:p>
          </table:table-cell>
          <table:table-cell office:value-type="float" office:value="693981" calcext:value-type="float">
            <text:p>693981</text:p>
          </table:table-cell>
          <table:table-cell office:value-type="float" office:value="5903.03799986839" calcext:value-type="float">
            <text:p>5903,03799986839</text:p>
          </table:table-cell>
          <table:table-cell office:value-type="float" office:value="9336" calcext:value-type="float">
            <text:p>9336</text:p>
          </table:table-cell>
          <table:table-cell office:value-type="float" office:value="108.136000156403" calcext:value-type="float">
            <text:p>108,136000156403</text:p>
          </table:table-cell>
          <table:table-cell office:value-type="float" office:value="6042.68200016022" calcext:value-type="float">
            <text:p>6042,68200016022</text:p>
          </table:table-cell>
          <table:table-cell office:value-type="float" office:value="225886" calcext:value-type="float">
            <text:p>225886</text:p>
          </table:table-cell>
          <table:table-cell office:value-type="float" office:value="6.2810001373291" calcext:value-type="float">
            <text:p>6,2810001373291</text:p>
          </table:table-cell>
          <table:table-cell office:value-type="float" office:value="6351" calcext:value-type="float">
            <text:p>6351</text:p>
          </table:table-cell>
          <table:table-cell office:value-type="float" office:value="9345" calcext:value-type="float">
            <text:p>9345</text:p>
          </table:table-cell>
          <table:table-cell office:value-type="float" office:value="3.15899991989136" calcext:value-type="float">
            <text:p>3,15899991989136</text:p>
          </table:table-cell>
          <table:table-cell office:value-type="float" office:value="3526.46000003815" calcext:value-type="float">
            <text:p>3526,46000003815</text:p>
          </table:table-cell>
          <table:table-cell table:formula="of:=[.U41]-([.T41]+[.H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463684" calcext:value-type="float">
            <text:p>463684</text:p>
          </table:table-cell>
          <table:table-cell office:value-type="float" office:value="1.5220000743866" calcext:value-type="float">
            <text:p>1,5220000743866</text:p>
          </table:table-cell>
          <table:table-cell office:value-type="float" office:value="3" calcext:value-type="float">
            <text:p>3</text:p>
          </table:table-cell>
          <table:table-cell office:value-type="float" office:value="28.8980000019073" calcext:value-type="float">
            <text:p>28,8980000019073</text:p>
          </table:table-cell>
          <table:table-cell office:value-type="float" office:value="1969" calcext:value-type="float">
            <text:p>1969</text:p>
          </table:table-cell>
          <table:table-cell office:value-type="float" office:value="19.0310001373291" calcext:value-type="float">
            <text:p>19,0310001373291</text:p>
          </table:table-cell>
          <table:table-cell office:value-type="float" office:value="49.4510002136231" calcext:value-type="float">
            <text:p>49,4510002136231</text:p>
          </table:table-cell>
          <table:table-cell office:value-type="float" office:value="689566" calcext:value-type="float">
            <text:p>689566</text:p>
          </table:table-cell>
          <table:table-cell office:value-type="float" office:value="6.1159999370575" calcext:value-type="float">
            <text:p>6,1159999370575</text:p>
          </table:table-cell>
          <table:table-cell office:value-type="float" office:value="689813" calcext:value-type="float">
            <text:p>689813</text:p>
          </table:table-cell>
          <table:table-cell office:value-type="float" office:value="5627.29200005531" calcext:value-type="float">
            <text:p>5627,29200005531</text:p>
          </table:table-cell>
          <table:table-cell office:value-type="float" office:value="6138" calcext:value-type="float">
            <text:p>6138</text:p>
          </table:table-cell>
          <table:table-cell office:value-type="float" office:value="56.4270000457764" calcext:value-type="float">
            <text:p>56,4270000457764</text:p>
          </table:table-cell>
          <table:table-cell office:value-type="float" office:value="5720.89800000191" calcext:value-type="float">
            <text:p>5720,89800000191</text:p>
          </table:table-cell>
          <table:table-cell office:value-type="float" office:value="225886" calcext:value-type="float">
            <text:p>225886</text:p>
          </table:table-cell>
          <table:table-cell office:value-type="float" office:value="6.31599998474121" calcext:value-type="float">
            <text:p>6,31599998474121</text:p>
          </table:table-cell>
          <table:table-cell office:value-type="float" office:value="4170" calcext:value-type="float">
            <text:p>4170</text:p>
          </table:table-cell>
          <table:table-cell office:value-type="float" office:value="6139" calcext:value-type="float">
            <text:p>6139</text:p>
          </table:table-cell>
          <table:table-cell office:value-type="float" office:value="9.0789999961853" calcext:value-type="float">
            <text:p>9,0789999961853</text:p>
          </table:table-cell>
          <table:table-cell office:value-type="float" office:value="3409.20000004768" calcext:value-type="float">
            <text:p>3409,20000004768</text:p>
          </table:table-cell>
          <table:table-cell table:formula="of:=[.U42]-([.T42]+[.H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463684" calcext:value-type="float">
            <text:p>463684</text:p>
          </table:table-cell>
          <table:table-cell office:value-type="float" office:value="1.46999979019165" calcext:value-type="float">
            <text:p>1,46999979019165</text:p>
          </table:table-cell>
          <table:table-cell office:value-type="float" office:value="3" calcext:value-type="float">
            <text:p>3</text:p>
          </table:table-cell>
          <table:table-cell office:value-type="float" office:value="29.1210000514984" calcext:value-type="float">
            <text:p>29,1210000514984</text:p>
          </table:table-cell>
          <table:table-cell office:value-type="float" office:value="1691" calcext:value-type="float">
            <text:p>1691</text:p>
          </table:table-cell>
          <table:table-cell office:value-type="float" office:value="19.2190001010895" calcext:value-type="float">
            <text:p>19,2190001010895</text:p>
          </table:table-cell>
          <table:table-cell office:value-type="float" office:value="49.8099999427795" calcext:value-type="float">
            <text:p>49,8099999427795</text:p>
          </table:table-cell>
          <table:table-cell office:value-type="float" office:value="689566" calcext:value-type="float">
            <text:p>689566</text:p>
          </table:table-cell>
          <table:table-cell office:value-type="float" office:value="6.19800019264221" calcext:value-type="float">
            <text:p>6,19800019264221</text:p>
          </table:table-cell>
          <table:table-cell office:value-type="float" office:value="689976" calcext:value-type="float">
            <text:p>689976</text:p>
          </table:table-cell>
          <table:table-cell office:value-type="float" office:value="5672.84599995613" calcext:value-type="float">
            <text:p>5672,84599995613</text:p>
          </table:table-cell>
          <table:table-cell office:value-type="float" office:value="5344" calcext:value-type="float">
            <text:p>5344</text:p>
          </table:table-cell>
          <table:table-cell office:value-type="float" office:value="58.287999868393" calcext:value-type="float">
            <text:p>58,287999868393</text:p>
          </table:table-cell>
          <table:table-cell office:value-type="float" office:value="5766.35500001907" calcext:value-type="float">
            <text:p>5766,35500001907</text:p>
          </table:table-cell>
          <table:table-cell office:value-type="float" office:value="225886" calcext:value-type="float">
            <text:p>225886</text:p>
          </table:table-cell>
          <table:table-cell office:value-type="float" office:value="6.49699997901917" calcext:value-type="float">
            <text:p>6,49699997901917</text:p>
          </table:table-cell>
          <table:table-cell office:value-type="float" office:value="3654" calcext:value-type="float">
            <text:p>3654</text:p>
          </table:table-cell>
          <table:table-cell office:value-type="float" office:value="5345" calcext:value-type="float">
            <text:p>5345</text:p>
          </table:table-cell>
          <table:table-cell office:value-type="float" office:value="9.74300003051758" calcext:value-type="float">
            <text:p>9,74300003051758</text:p>
          </table:table-cell>
          <table:table-cell office:value-type="float" office:value="3644.28500008583" calcext:value-type="float">
            <text:p>3644,28500008583</text:p>
          </table:table-cell>
          <table:table-cell table:formula="of:=[.U43]-([.T43]+[.H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463684" calcext:value-type="float">
            <text:p>463684</text:p>
          </table:table-cell>
          <table:table-cell office:value-type="float" office:value="1.58299994468689" calcext:value-type="float">
            <text:p>1,58299994468689</text:p>
          </table:table-cell>
          <table:table-cell office:value-type="float" office:value="2" calcext:value-type="float">
            <text:p>2</text:p>
          </table:table-cell>
          <table:table-cell office:value-type="float" office:value="33.8380000591278" calcext:value-type="float">
            <text:p>33,8380000591278</text:p>
          </table:table-cell>
          <table:table-cell office:value-type="float" office:value="1360" calcext:value-type="float">
            <text:p>1360</text:p>
          </table:table-cell>
          <table:table-cell office:value-type="float" office:value="21.7720000743866" calcext:value-type="float">
            <text:p>21,7720000743866</text:p>
          </table:table-cell>
          <table:table-cell office:value-type="float" office:value="57.1930000782013" calcext:value-type="float">
            <text:p>57,1930000782013</text:p>
          </table:table-cell>
          <table:table-cell office:value-type="float" office:value="689566" calcext:value-type="float">
            <text:p>689566</text:p>
          </table:table-cell>
          <table:table-cell office:value-type="float" office:value="6.8970000743866" calcext:value-type="float">
            <text:p>6,8970000743866</text:p>
          </table:table-cell>
          <table:table-cell office:value-type="float" office:value="690321" calcext:value-type="float">
            <text:p>690321</text:p>
          </table:table-cell>
          <table:table-cell office:value-type="float" office:value="6415.08599996567" calcext:value-type="float">
            <text:p>6415,08599996567</text:p>
          </table:table-cell>
          <table:table-cell office:value-type="float" office:value="4356" calcext:value-type="float">
            <text:p>4356</text:p>
          </table:table-cell>
          <table:table-cell office:value-type="float" office:value="43.5900001525879" calcext:value-type="float">
            <text:p>43,5900001525879</text:p>
          </table:table-cell>
          <table:table-cell office:value-type="float" office:value="6497.95900011063" calcext:value-type="float">
            <text:p>6497,95900011063</text:p>
          </table:table-cell>
          <table:table-cell office:value-type="float" office:value="225886" calcext:value-type="float">
            <text:p>225886</text:p>
          </table:table-cell>
          <table:table-cell office:value-type="float" office:value="6.27799987792969" calcext:value-type="float">
            <text:p>6,27799987792969</text:p>
          </table:table-cell>
          <table:table-cell office:value-type="float" office:value="3003" calcext:value-type="float">
            <text:p>3003</text:p>
          </table:table-cell>
          <table:table-cell office:value-type="float" office:value="4363" calcext:value-type="float">
            <text:p>4363</text:p>
          </table:table-cell>
          <table:table-cell office:value-type="float" office:value="9.94599986076355" calcext:value-type="float">
            <text:p>9,94599986076355</text:p>
          </table:table-cell>
          <table:table-cell office:value-type="float" office:value="3406.625" calcext:value-type="float">
            <text:p>3406,625</text:p>
          </table:table-cell>
          <table:table-cell table:formula="of:=[.U44]-([.T44]+[.H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463684" calcext:value-type="float">
            <text:p>463684</text:p>
          </table:table-cell>
          <table:table-cell office:value-type="float" office:value="1.35800004005432" calcext:value-type="float">
            <text:p>1,35800004005432</text:p>
          </table:table-cell>
          <table:table-cell office:value-type="float" office:value="3" calcext:value-type="float">
            <text:p>3</text:p>
          </table:table-cell>
          <table:table-cell office:value-type="float" office:value="28.7300000190735" calcext:value-type="float">
            <text:p>28,7300000190735</text:p>
          </table:table-cell>
          <table:table-cell office:value-type="float" office:value="765" calcext:value-type="float">
            <text:p>765</text:p>
          </table:table-cell>
          <table:table-cell office:value-type="float" office:value="19.4210000038147" calcext:value-type="float">
            <text:p>19,4210000038147</text:p>
          </table:table-cell>
          <table:table-cell office:value-type="float" office:value="49.5090000629425" calcext:value-type="float">
            <text:p>49,5090000629425</text:p>
          </table:table-cell>
          <table:table-cell office:value-type="float" office:value="689566" calcext:value-type="float">
            <text:p>689566</text:p>
          </table:table-cell>
          <table:table-cell office:value-type="float" office:value="5.51699995994568" calcext:value-type="float">
            <text:p>5,51699995994568</text:p>
          </table:table-cell>
          <table:table-cell office:value-type="float" office:value="691396" calcext:value-type="float">
            <text:p>691396</text:p>
          </table:table-cell>
          <table:table-cell office:value-type="float" office:value="5614.71000003815" calcext:value-type="float">
            <text:p>5614,71000003815</text:p>
          </table:table-cell>
          <table:table-cell office:value-type="float" office:value="2406" calcext:value-type="float">
            <text:p>2406</text:p>
          </table:table-cell>
          <table:table-cell office:value-type="float" office:value="57.191999912262" calcext:value-type="float">
            <text:p>57,191999912262</text:p>
          </table:table-cell>
          <table:table-cell office:value-type="float" office:value="5706.16700005531" calcext:value-type="float">
            <text:p>5706,16700005531</text:p>
          </table:table-cell>
          <table:table-cell office:value-type="float" office:value="225886" calcext:value-type="float">
            <text:p>225886</text:p>
          </table:table-cell>
          <table:table-cell office:value-type="float" office:value="6.19899988174439" calcext:value-type="float">
            <text:p>6,19899988174439</text:p>
          </table:table-cell>
          <table:table-cell office:value-type="float" office:value="1641" calcext:value-type="float">
            <text:p>1641</text:p>
          </table:table-cell>
          <table:table-cell office:value-type="float" office:value="2406" calcext:value-type="float">
            <text:p>2406</text:p>
          </table:table-cell>
          <table:table-cell office:value-type="float" office:value="10.356999874115" calcext:value-type="float">
            <text:p>10,356999874115</text:p>
          </table:table-cell>
          <table:table-cell office:value-type="float" office:value="3440.45599985123" calcext:value-type="float">
            <text:p>3440,45599985123</text:p>
          </table:table-cell>
          <table:table-cell table:formula="of:=[.U45]-([.T45]+[.H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3840000629425" calcext:value-type="float">
            <text:p>1,3840000629425</text:p>
          </table:table-cell>
          <table:table-cell office:value-type="float" office:value="3" calcext:value-type="float">
            <text:p>3</text:p>
          </table:table-cell>
          <table:table-cell office:value-type="float" office:value="29.9720001220703" calcext:value-type="float">
            <text:p>29,9720001220703</text:p>
          </table:table-cell>
          <table:table-cell office:value-type="float" office:value="0" calcext:value-type="float">
            <text:p>0</text:p>
          </table:table-cell>
          <table:table-cell office:value-type="float" office:value="3.82499980926514" calcext:value-type="float">
            <text:p>3,82499980926514</text:p>
          </table:table-cell>
          <table:table-cell office:value-type="float" office:value="35.180999994278" calcext:value-type="float">
            <text:p>35,180999994278</text:p>
          </table:table-cell>
          <table:table-cell office:value-type="float" office:value="690554" calcext:value-type="float">
            <text:p>690554</text:p>
          </table:table-cell>
          <table:table-cell office:value-type="float" office:value="6.12800002098084" calcext:value-type="float">
            <text:p>6,12800002098084</text:p>
          </table:table-cell>
          <table:table-cell office:value-type="float" office:value="691665" calcext:value-type="float">
            <text:p>691665</text:p>
          </table:table-cell>
          <table:table-cell office:value-type="float" office:value="6293.69099998474" calcext:value-type="float">
            <text:p>6293,69099998474</text:p>
          </table:table-cell>
          <table:table-cell office:value-type="float" office:value="0" calcext:value-type="float">
            <text:p>0</text:p>
          </table:table-cell>
          <table:table-cell office:value-type="float" office:value="14.5639998912811" calcext:value-type="float">
            <text:p>14,5639998912811</text:p>
          </table:table-cell>
          <table:table-cell office:value-type="float" office:value="6344.03299999237" calcext:value-type="float">
            <text:p>6344,03299999237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24199986457825" calcext:value-type="float">
            <text:p>7,24199986457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6999998092651" calcext:value-type="float">
            <text:p>0,726999998092651</text:p>
          </table:table-cell>
          <table:table-cell office:value-type="float" office:value="3848.15500020981" calcext:value-type="float">
            <text:p>3848,15500020981</text:p>
          </table:table-cell>
          <table:table-cell table:formula="of:=[.U46]-([.T46]+[.H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38199996948242" calcext:value-type="float">
            <text:p>1,38199996948242</text:p>
          </table:table-cell>
          <table:table-cell office:value-type="float" office:value="7" calcext:value-type="float">
            <text:p>7</text:p>
          </table:table-cell>
          <table:table-cell office:value-type="float" office:value="30.6019999980926" calcext:value-type="float">
            <text:p>30,6019999980926</text:p>
          </table:table-cell>
          <table:table-cell office:value-type="float" office:value="861" calcext:value-type="float">
            <text:p>861</text:p>
          </table:table-cell>
          <table:table-cell office:value-type="float" office:value="3.94099998474121" calcext:value-type="float">
            <text:p>3,94099998474121</text:p>
          </table:table-cell>
          <table:table-cell office:value-type="float" office:value="35.9249999523163" calcext:value-type="float">
            <text:p>35,9249999523163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91799998283386" calcext:value-type="float">
            <text:p>5,91799998283386</text:p>
          </table:table-cell>
          <table:table-cell office:value-type="float" office:value="692410" calcext:value-type="float">
            <text:p>692410</text:p>
          </table:table-cell>
          <table:table-cell office:value-type="float" office:value="6308.24699997902" calcext:value-type="float">
            <text:p>6308,24699997902</text:p>
          </table:table-cell>
          <table:table-cell office:value-type="float" office:value="2760" calcext:value-type="float">
            <text:p>2760</text:p>
          </table:table-cell>
          <table:table-cell office:value-type="float" office:value="29.0510001182556" calcext:value-type="float">
            <text:p>29,0510001182556</text:p>
          </table:table-cell>
          <table:table-cell office:value-type="float" office:value="6372.0039999485" calcext:value-type="float">
            <text:p>6372,0039999485</text:p>
          </table:table-cell>
          <table:table-cell office:value-type="float" office:value="226501" calcext:value-type="float">
            <text:p>226501</text:p>
          </table:table-cell>
          <table:table-cell office:value-type="float" office:value="6.91100001335144" calcext:value-type="float">
            <text:p>6,91100001335144</text:p>
          </table:table-cell>
          <table:table-cell office:value-type="float" office:value="1899" calcext:value-type="float">
            <text:p>1899</text:p>
          </table:table-cell>
          <table:table-cell office:value-type="float" office:value="2760" calcext:value-type="float">
            <text:p>2760</text:p>
          </table:table-cell>
          <table:table-cell office:value-type="float" office:value="0.705999851226807" calcext:value-type="float">
            <text:p>0,705999851226807</text:p>
          </table:table-cell>
          <table:table-cell office:value-type="float" office:value="3811.50099992752" calcext:value-type="float">
            <text:p>3811,50099992752</text:p>
          </table:table-cell>
          <table:table-cell table:formula="of:=[.U47]-([.T47]+[.H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21299982070923" calcext:value-type="float">
            <text:p>1,21299982070923</text:p>
          </table:table-cell>
          <table:table-cell office:value-type="float" office:value="4" calcext:value-type="float">
            <text:p>4</text:p>
          </table:table-cell>
          <table:table-cell office:value-type="float" office:value="30.5099999904633" calcext:value-type="float">
            <text:p>30,5099999904633</text:p>
          </table:table-cell>
          <table:table-cell office:value-type="float" office:value="1825" calcext:value-type="float">
            <text:p>1825</text:p>
          </table:table-cell>
          <table:table-cell office:value-type="float" office:value="4.34000015258789" calcext:value-type="float">
            <text:p>4,34000015258789</text:p>
          </table:table-cell>
          <table:table-cell office:value-type="float" office:value="36.0629999637604" calcext:value-type="float">
            <text:p>36,0629999637604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84500002861023" calcext:value-type="float">
            <text:p>5,84500002861023</text:p>
          </table:table-cell>
          <table:table-cell office:value-type="float" office:value="693664" calcext:value-type="float">
            <text:p>693664</text:p>
          </table:table-cell>
          <table:table-cell office:value-type="float" office:value="6351.93099999428" calcext:value-type="float">
            <text:p>6351,93099999428</text:p>
          </table:table-cell>
          <table:table-cell office:value-type="float" office:value="5664" calcext:value-type="float">
            <text:p>5664</text:p>
          </table:table-cell>
          <table:table-cell office:value-type="float" office:value="19.0260000228882" calcext:value-type="float">
            <text:p>19,0260000228882</text:p>
          </table:table-cell>
          <table:table-cell office:value-type="float" office:value="6404.86500000954" calcext:value-type="float">
            <text:p>6404,86500000954</text:p>
          </table:table-cell>
          <table:table-cell office:value-type="float" office:value="226501" calcext:value-type="float">
            <text:p>226501</text:p>
          </table:table-cell>
          <table:table-cell office:value-type="float" office:value="6.89699983596802" calcext:value-type="float">
            <text:p>6,89699983596802</text:p>
          </table:table-cell>
          <table:table-cell office:value-type="float" office:value="3843" calcext:value-type="float">
            <text:p>3843</text:p>
          </table:table-cell>
          <table:table-cell office:value-type="float" office:value="5668" calcext:value-type="float">
            <text:p>5668</text:p>
          </table:table-cell>
          <table:table-cell office:value-type="float" office:value="0.809999942779541" calcext:value-type="float">
            <text:p>0,809999942779541</text:p>
          </table:table-cell>
          <table:table-cell office:value-type="float" office:value="3796.42999982834" calcext:value-type="float">
            <text:p>3796,42999982834</text:p>
          </table:table-cell>
          <table:table-cell table:formula="of:=[.U48]-([.T48]+[.H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25099992752075" calcext:value-type="float">
            <text:p>1,25099992752075</text:p>
          </table:table-cell>
          <table:table-cell office:value-type="float" office:value="5" calcext:value-type="float">
            <text:p>5</text:p>
          </table:table-cell>
          <table:table-cell office:value-type="float" office:value="29.3710000514984" calcext:value-type="float">
            <text:p>29,3710000514984</text:p>
          </table:table-cell>
          <table:table-cell office:value-type="float" office:value="0" calcext:value-type="float">
            <text:p>0</text:p>
          </table:table-cell>
          <table:table-cell office:value-type="float" office:value="3.98900008201599" calcext:value-type="float">
            <text:p>3,98900008201599</text:p>
          </table:table-cell>
          <table:table-cell office:value-type="float" office:value="34.6110000610352" calcext:value-type="float">
            <text:p>34,6110000610352</text:p>
          </table:table-cell>
          <table:table-cell office:value-type="float" office:value="690554" calcext:value-type="float">
            <text:p>690554</text:p>
          </table:table-cell>
          <table:table-cell office:value-type="float" office:value="6.39100003242493" calcext:value-type="float">
            <text:p>6,39100003242493</text:p>
          </table:table-cell>
          <table:table-cell office:value-type="float" office:value="698485" calcext:value-type="float">
            <text:p>698485</text:p>
          </table:table-cell>
          <table:table-cell office:value-type="float" office:value="6355.74899983406" calcext:value-type="float">
            <text:p>6355,74899983406</text:p>
          </table:table-cell>
          <table:table-cell office:value-type="float" office:value="0" calcext:value-type="float">
            <text:p>0</text:p>
          </table:table-cell>
          <table:table-cell office:value-type="float" office:value="21.643000125885" calcext:value-type="float">
            <text:p>21,643000125885</text:p>
          </table:table-cell>
          <table:table-cell office:value-type="float" office:value="6412.7610001564" calcext:value-type="float">
            <text:p>6412,7610001564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53699994087219" calcext:value-type="float">
            <text:p>7,53699994087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699980735779" calcext:value-type="float">
            <text:p>1,17699980735779</text:p>
          </table:table-cell>
          <table:table-cell office:value-type="float" office:value="3856.47499990463" calcext:value-type="float">
            <text:p>3856,47499990463</text:p>
          </table:table-cell>
          <table:table-cell table:formula="of:=[.U49]-([.T49]+[.H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20099997520447" calcext:value-type="float">
            <text:p>1,20099997520447</text:p>
          </table:table-cell>
          <table:table-cell office:value-type="float" office:value="1" calcext:value-type="float">
            <text:p>1</text:p>
          </table:table-cell>
          <table:table-cell office:value-type="float" office:value="33.2070000171661" calcext:value-type="float">
            <text:p>33,2070000171661</text:p>
          </table:table-cell>
          <table:table-cell office:value-type="float" office:value="1501" calcext:value-type="float">
            <text:p>1501</text:p>
          </table:table-cell>
          <table:table-cell office:value-type="float" office:value="9.08599996566772" calcext:value-type="float">
            <text:p>9,08599996566772</text:p>
          </table:table-cell>
          <table:table-cell office:value-type="float" office:value="43.4939999580383" calcext:value-type="float">
            <text:p>43,4939999580383</text:p>
          </table:table-cell>
          <table:table-cell office:value-type="float" office:value="690554" calcext:value-type="float">
            <text:p>690554</text:p>
          </table:table-cell>
          <table:table-cell office:value-type="float" office:value="6.49399995803833" calcext:value-type="float">
            <text:p>6,49399995803833</text:p>
          </table:table-cell>
          <table:table-cell office:value-type="float" office:value="690976" calcext:value-type="float">
            <text:p>690976</text:p>
          </table:table-cell>
          <table:table-cell office:value-type="float" office:value="6535.30599999428" calcext:value-type="float">
            <text:p>6535,30599999428</text:p>
          </table:table-cell>
          <table:table-cell office:value-type="float" office:value="4799" calcext:value-type="float">
            <text:p>4799</text:p>
          </table:table-cell>
          <table:table-cell office:value-type="float" office:value="15.2929999828339" calcext:value-type="float">
            <text:p>15,2929999828339</text:p>
          </table:table-cell>
          <table:table-cell office:value-type="float" office:value="6590.22799992561" calcext:value-type="float">
            <text:p>6590,22799992561</text:p>
          </table:table-cell>
          <table:table-cell office:value-type="float" office:value="226501" calcext:value-type="float">
            <text:p>226501</text:p>
          </table:table-cell>
          <table:table-cell office:value-type="float" office:value="6.68899989128113" calcext:value-type="float">
            <text:p>6,68899989128113</text:p>
          </table:table-cell>
          <table:table-cell office:value-type="float" office:value="3300" calcext:value-type="float">
            <text:p>3300</text:p>
          </table:table-cell>
          <table:table-cell office:value-type="float" office:value="4801" calcext:value-type="float">
            <text:p>4801</text:p>
          </table:table-cell>
          <table:table-cell office:value-type="float" office:value="2.43899989128113" calcext:value-type="float">
            <text:p>2,43899989128113</text:p>
          </table:table-cell>
          <table:table-cell office:value-type="float" office:value="3816.53699994087" calcext:value-type="float">
            <text:p>3816,53699994087</text:p>
          </table:table-cell>
          <table:table-cell table:formula="of:=[.U50]-([.T50]+[.H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33200001716614" calcext:value-type="float">
            <text:p>1,33200001716614</text:p>
          </table:table-cell>
          <table:table-cell office:value-type="float" office:value="1" calcext:value-type="float">
            <text:p>1</text:p>
          </table:table-cell>
          <table:table-cell office:value-type="float" office:value="34.3920001983643" calcext:value-type="float">
            <text:p>34,3920001983643</text:p>
          </table:table-cell>
          <table:table-cell office:value-type="float" office:value="3322" calcext:value-type="float">
            <text:p>3322</text:p>
          </table:table-cell>
          <table:table-cell office:value-type="float" office:value="8.43099999427795" calcext:value-type="float">
            <text:p>8,43099999427795</text:p>
          </table:table-cell>
          <table:table-cell office:value-type="float" office:value="44.1550002098083" calcext:value-type="float">
            <text:p>44,1550002098083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95600008964539" calcext:value-type="float">
            <text:p>5,95600008964539</text:p>
          </table:table-cell>
          <table:table-cell office:value-type="float" office:value="691274" calcext:value-type="float">
            <text:p>691274</text:p>
          </table:table-cell>
          <table:table-cell office:value-type="float" office:value="6342.93799996376" calcext:value-type="float">
            <text:p>6342,93799996376</text:p>
          </table:table-cell>
          <table:table-cell office:value-type="float" office:value="10327" calcext:value-type="float">
            <text:p>10327</text:p>
          </table:table-cell>
          <table:table-cell office:value-type="float" office:value="14.5540001392364" calcext:value-type="float">
            <text:p>14,5540001392364</text:p>
          </table:table-cell>
          <table:table-cell office:value-type="float" office:value="6396.80400013924" calcext:value-type="float">
            <text:p>6396,80400013924</text:p>
          </table:table-cell>
          <table:table-cell office:value-type="float" office:value="226501" calcext:value-type="float">
            <text:p>226501</text:p>
          </table:table-cell>
          <table:table-cell office:value-type="float" office:value="6.9539999961853" calcext:value-type="float">
            <text:p>6,9539999961853</text:p>
          </table:table-cell>
          <table:table-cell office:value-type="float" office:value="7012" calcext:value-type="float">
            <text:p>7012</text:p>
          </table:table-cell>
          <table:table-cell office:value-type="float" office:value="10334" calcext:value-type="float">
            <text:p>10334</text:p>
          </table:table-cell>
          <table:table-cell office:value-type="float" office:value="2.42599987983704" calcext:value-type="float">
            <text:p>2,42599987983704</text:p>
          </table:table-cell>
          <table:table-cell office:value-type="float" office:value="3767.33599996567" calcext:value-type="float">
            <text:p>3767,33599996567</text:p>
          </table:table-cell>
          <table:table-cell table:formula="of:=[.U51]-([.T51]+[.H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09899997711182" calcext:value-type="float">
            <text:p>1,09899997711182</text:p>
          </table:table-cell>
          <table:table-cell office:value-type="float" office:value="2" calcext:value-type="float">
            <text:p>2</text:p>
          </table:table-cell>
          <table:table-cell office:value-type="float" office:value="32.3730001449585" calcext:value-type="float">
            <text:p>32,3730001449585</text:p>
          </table:table-cell>
          <table:table-cell office:value-type="float" office:value="2219" calcext:value-type="float">
            <text:p>2219</text:p>
          </table:table-cell>
          <table:table-cell office:value-type="float" office:value="8.63700008392334" calcext:value-type="float">
            <text:p>8,63700008392334</text:p>
          </table:table-cell>
          <table:table-cell office:value-type="float" office:value="42.1100001335144" calcext:value-type="float">
            <text:p>42,1100001335144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96600008010864" calcext:value-type="float">
            <text:p>5,96600008010864</text:p>
          </table:table-cell>
          <table:table-cell office:value-type="float" office:value="692027" calcext:value-type="float">
            <text:p>692027</text:p>
          </table:table-cell>
          <table:table-cell office:value-type="float" office:value="6434.78600001335" calcext:value-type="float">
            <text:p>6434,78600001335</text:p>
          </table:table-cell>
          <table:table-cell office:value-type="float" office:value="6928" calcext:value-type="float">
            <text:p>6928</text:p>
          </table:table-cell>
          <table:table-cell office:value-type="float" office:value="22.9679999351501" calcext:value-type="float">
            <text:p>22,9679999351501</text:p>
          </table:table-cell>
          <table:table-cell office:value-type="float" office:value="6496.25300002098" calcext:value-type="float">
            <text:p>6496,25300002098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24399995803833" calcext:value-type="float">
            <text:p>7,24399995803833</text:p>
          </table:table-cell>
          <table:table-cell office:value-type="float" office:value="4714" calcext:value-type="float">
            <text:p>4714</text:p>
          </table:table-cell>
          <table:table-cell office:value-type="float" office:value="6933" calcext:value-type="float">
            <text:p>6933</text:p>
          </table:table-cell>
          <table:table-cell office:value-type="float" office:value="2.66899991035461" calcext:value-type="float">
            <text:p>2,66899991035461</text:p>
          </table:table-cell>
          <table:table-cell office:value-type="float" office:value="3770.08100008965" calcext:value-type="float">
            <text:p>3770,08100008965</text:p>
          </table:table-cell>
          <table:table-cell table:formula="of:=[.U52]-([.T52]+[.H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03499984741211" calcext:value-type="float">
            <text:p>1,03499984741211</text:p>
          </table:table-cell>
          <table:table-cell office:value-type="float" office:value="13" calcext:value-type="float">
            <text:p>13</text:p>
          </table:table-cell>
          <table:table-cell office:value-type="float" office:value="33.5360000133514" calcext:value-type="float">
            <text:p>33,5360000133514</text:p>
          </table:table-cell>
          <table:table-cell office:value-type="float" office:value="0" calcext:value-type="float">
            <text:p>0</text:p>
          </table:table-cell>
          <table:table-cell office:value-type="float" office:value="8.61899995803833" calcext:value-type="float">
            <text:p>8,61899995803833</text:p>
          </table:table-cell>
          <table:table-cell office:value-type="float" office:value="43.1899998188019" calcext:value-type="float">
            <text:p>43,1899998188019</text:p>
          </table:table-cell>
          <table:table-cell office:value-type="float" office:value="690554" calcext:value-type="float">
            <text:p>690554</text:p>
          </table:table-cell>
          <table:table-cell office:value-type="float" office:value="6.11800003051758" calcext:value-type="float">
            <text:p>6,11800003051758</text:p>
          </table:table-cell>
          <table:table-cell office:value-type="float" office:value="694943" calcext:value-type="float">
            <text:p>694943</text:p>
          </table:table-cell>
          <table:table-cell office:value-type="float" office:value="6576.78600001335" calcext:value-type="float">
            <text:p>6576,78600001335</text:p>
          </table:table-cell>
          <table:table-cell office:value-type="float" office:value="0" calcext:value-type="float">
            <text:p>0</text:p>
          </table:table-cell>
          <table:table-cell office:value-type="float" office:value="134.072999954224" calcext:value-type="float">
            <text:p>134,072999954224</text:p>
          </table:table-cell>
          <table:table-cell office:value-type="float" office:value="6749.41799998283" calcext:value-type="float">
            <text:p>6749,41799998283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13699984550476" calcext:value-type="float">
            <text:p>7,13699984550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9200005531311" calcext:value-type="float">
            <text:p>3,79200005531311</text:p>
          </table:table-cell>
          <table:table-cell office:value-type="float" office:value="3909.46900010109" calcext:value-type="float">
            <text:p>3909,46900010109</text:p>
          </table:table-cell>
          <table:table-cell table:formula="of:=[.U53]-([.T53]+[.H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16299986839294" calcext:value-type="float">
            <text:p>1,16299986839294</text:p>
          </table:table-cell>
          <table:table-cell office:value-type="float" office:value="3" calcext:value-type="float">
            <text:p>3</text:p>
          </table:table-cell>
          <table:table-cell office:value-type="float" office:value="28.2760000228882" calcext:value-type="float">
            <text:p>28,2760000228882</text:p>
          </table:table-cell>
          <table:table-cell office:value-type="float" office:value="0" calcext:value-type="float">
            <text:p>0</text:p>
          </table:table-cell>
          <table:table-cell office:value-type="float" office:value="2.50200009346008" calcext:value-type="float">
            <text:p>2,50200009346008</text:p>
          </table:table-cell>
          <table:table-cell office:value-type="float" office:value="31.9409999847412" calcext:value-type="float">
            <text:p>31,9409999847412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98099994659424" calcext:value-type="float">
            <text:p>5,98099994659424</text:p>
          </table:table-cell>
          <table:table-cell office:value-type="float" office:value="693060" calcext:value-type="float">
            <text:p>693060</text:p>
          </table:table-cell>
          <table:table-cell office:value-type="float" office:value="6348.93099999428" calcext:value-type="float">
            <text:p>6348,93099999428</text:p>
          </table:table-cell>
          <table:table-cell office:value-type="float" office:value="0" calcext:value-type="float">
            <text:p>0</text:p>
          </table:table-cell>
          <table:table-cell office:value-type="float" office:value="9.85800004005432" calcext:value-type="float">
            <text:p>9,85800004005432</text:p>
          </table:table-cell>
          <table:table-cell office:value-type="float" office:value="6393.55399990082" calcext:value-type="float">
            <text:p>6393,55399990082</text:p>
          </table:table-cell>
          <table:table-cell office:value-type="float" office:value="226501" calcext:value-type="float">
            <text:p>226501</text:p>
          </table:table-cell>
          <table:table-cell office:value-type="float" office:value="6.59800004959106" calcext:value-type="float">
            <text:p>6,59800004959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999979019165" calcext:value-type="float">
            <text:p>0,371999979019165</text:p>
          </table:table-cell>
          <table:table-cell office:value-type="float" office:value="3814.1139998436" calcext:value-type="float">
            <text:p>3814,1139998436</text:p>
          </table:table-cell>
          <table:table-cell table:formula="of:=[.U54]-([.T54]+[.H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11899995803833" calcext:value-type="float">
            <text:p>1,11899995803833</text:p>
          </table:table-cell>
          <table:table-cell office:value-type="float" office:value="9" calcext:value-type="float">
            <text:p>9</text:p>
          </table:table-cell>
          <table:table-cell office:value-type="float" office:value="28.1750001907349" calcext:value-type="float">
            <text:p>28,1750001907349</text:p>
          </table:table-cell>
          <table:table-cell office:value-type="float" office:value="0" calcext:value-type="float">
            <text:p>0</text:p>
          </table:table-cell>
          <table:table-cell office:value-type="float" office:value="2.65699982643127" calcext:value-type="float">
            <text:p>2,65699982643127</text:p>
          </table:table-cell>
          <table:table-cell office:value-type="float" office:value="31.9509999752045" calcext:value-type="float">
            <text:p>31,9509999752045</text:p>
          </table:table-cell>
          <table:table-cell office:value-type="float" office:value="690554" calcext:value-type="float">
            <text:p>690554</text:p>
          </table:table-cell>
          <table:table-cell office:value-type="float" office:value="6.03999996185303" calcext:value-type="float">
            <text:p>6,03999996185303</text:p>
          </table:table-cell>
          <table:table-cell office:value-type="float" office:value="694903" calcext:value-type="float">
            <text:p>694903</text:p>
          </table:table-cell>
          <table:table-cell office:value-type="float" office:value="6417.0609998703" calcext:value-type="float">
            <text:p>6417,0609998703</text:p>
          </table:table-cell>
          <table:table-cell office:value-type="float" office:value="0" calcext:value-type="float">
            <text:p>0</text:p>
          </table:table-cell>
          <table:table-cell office:value-type="float" office:value="20.0750000476837" calcext:value-type="float">
            <text:p>20,0750000476837</text:p>
          </table:table-cell>
          <table:table-cell office:value-type="float" office:value="6471.56500005722" calcext:value-type="float">
            <text:p>6471,56500005722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30599999427795" calcext:value-type="float">
            <text:p>7,30599999427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8999919891357" calcext:value-type="float">
            <text:p>0,658999919891357</text:p>
          </table:table-cell>
          <table:table-cell office:value-type="float" office:value="3797.10599994659" calcext:value-type="float">
            <text:p>3797,10599994659</text:p>
          </table:table-cell>
          <table:table-cell table:formula="of:=[.U55]-([.T55]+[.H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0550000667572" calcext:value-type="float">
            <text:p>1,0550000667572</text:p>
          </table:table-cell>
          <table:table-cell office:value-type="float" office:value="15" calcext:value-type="float">
            <text:p>15</text:p>
          </table:table-cell>
          <table:table-cell office:value-type="float" office:value="28.1319999694824" calcext:value-type="float">
            <text:p>28,1319999694824</text:p>
          </table:table-cell>
          <table:table-cell office:value-type="float" office:value="0" calcext:value-type="float">
            <text:p>0</text:p>
          </table:table-cell>
          <table:table-cell office:value-type="float" office:value="2.83400011062622" calcext:value-type="float">
            <text:p>2,83400011062622</text:p>
          </table:table-cell>
          <table:table-cell office:value-type="float" office:value="32.0210001468658" calcext:value-type="float">
            <text:p>32,0210001468658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8659999370575" calcext:value-type="float">
            <text:p>5,8659999370575</text:p>
          </table:table-cell>
          <table:table-cell office:value-type="float" office:value="698054" calcext:value-type="float">
            <text:p>698054</text:p>
          </table:table-cell>
          <table:table-cell office:value-type="float" office:value="6411.65000009537" calcext:value-type="float">
            <text:p>6411,65000009537</text:p>
          </table:table-cell>
          <table:table-cell office:value-type="float" office:value="0" calcext:value-type="float">
            <text:p>0</text:p>
          </table:table-cell>
          <table:table-cell office:value-type="float" office:value="31.6689999103546" calcext:value-type="float">
            <text:p>31,6689999103546</text:p>
          </table:table-cell>
          <table:table-cell office:value-type="float" office:value="6477.19499993324" calcext:value-type="float">
            <text:p>6477,19499993324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24300003051758" calcext:value-type="float">
            <text:p>7,24300003051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1000175476074" calcext:value-type="float">
            <text:p>0,991000175476074</text:p>
          </table:table-cell>
          <table:table-cell office:value-type="float" office:value="3789.25800013542" calcext:value-type="float">
            <text:p>3789,25800013542</text:p>
          </table:table-cell>
          <table:table-cell table:formula="of:=[.U56]-([.T56]+[.H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3970000743866" calcext:value-type="float">
            <text:p>1,3970000743866</text:p>
          </table:table-cell>
          <table:table-cell office:value-type="float" office:value="30" calcext:value-type="float">
            <text:p>30</text:p>
          </table:table-cell>
          <table:table-cell office:value-type="float" office:value="28.6979999542236" calcext:value-type="float">
            <text:p>28,6979999542236</text:p>
          </table:table-cell>
          <table:table-cell office:value-type="float" office:value="0" calcext:value-type="float">
            <text:p>0</text:p>
          </table:table-cell>
          <table:table-cell office:value-type="float" office:value="2.83100008964539" calcext:value-type="float">
            <text:p>2,83100008964539</text:p>
          </table:table-cell>
          <table:table-cell office:value-type="float" office:value="32.9260001182556" calcext:value-type="float">
            <text:p>32,9260001182556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59899997711182" calcext:value-type="float">
            <text:p>5,59899997711182</text:p>
          </table:table-cell>
          <table:table-cell office:value-type="float" office:value="705252" calcext:value-type="float">
            <text:p>705252</text:p>
          </table:table-cell>
          <table:table-cell office:value-type="float" office:value="6379.18799996376" calcext:value-type="float">
            <text:p>6379,18799996376</text:p>
          </table:table-cell>
          <table:table-cell office:value-type="float" office:value="0" calcext:value-type="float">
            <text:p>0</text:p>
          </table:table-cell>
          <table:table-cell office:value-type="float" office:value="59.4160001277924" calcext:value-type="float">
            <text:p>59,4160001277924</text:p>
          </table:table-cell>
          <table:table-cell office:value-type="float" office:value="6472.59600019455" calcext:value-type="float">
            <text:p>6472,59600019455</text:p>
          </table:table-cell>
          <table:table-cell office:value-type="float" office:value="226501" calcext:value-type="float">
            <text:p>226501</text:p>
          </table:table-cell>
          <table:table-cell office:value-type="float" office:value="6.69900012016296" calcext:value-type="float">
            <text:p>6,69900012016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3699998855591" calcext:value-type="float">
            <text:p>3,23699998855591</text:p>
          </table:table-cell>
          <table:table-cell office:value-type="float" office:value="3839.2619998455" calcext:value-type="float">
            <text:p>3839,2619998455</text:p>
          </table:table-cell>
          <table:table-cell table:formula="of:=[.U57]-([.T57]+[.H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11299991607666" calcext:value-type="float">
            <text:p>1,11299991607666</text:p>
          </table:table-cell>
          <table:table-cell office:value-type="float" office:value="3" calcext:value-type="float">
            <text:p>3</text:p>
          </table:table-cell>
          <table:table-cell office:value-type="float" office:value="30.404000043869" calcext:value-type="float">
            <text:p>30,404000043869</text:p>
          </table:table-cell>
          <table:table-cell office:value-type="float" office:value="0" calcext:value-type="float">
            <text:p>0</text:p>
          </table:table-cell>
          <table:table-cell office:value-type="float" office:value="3.36400008201599" calcext:value-type="float">
            <text:p>3,36400008201599</text:p>
          </table:table-cell>
          <table:table-cell office:value-type="float" office:value="34.8819999694824" calcext:value-type="float">
            <text:p>34,8819999694824</text:p>
          </table:table-cell>
          <table:table-cell office:value-type="float" office:value="690554" calcext:value-type="float">
            <text:p>690554</text:p>
          </table:table-cell>
          <table:table-cell office:value-type="float" office:value="6.26300001144409" calcext:value-type="float">
            <text:p>6,26300001144409</text:p>
          </table:table-cell>
          <table:table-cell office:value-type="float" office:value="692045" calcext:value-type="float">
            <text:p>692045</text:p>
          </table:table-cell>
          <table:table-cell office:value-type="float" office:value="6327.03600001335" calcext:value-type="float">
            <text:p>6327,03600001335</text:p>
          </table:table-cell>
          <table:table-cell office:value-type="float" office:value="0" calcext:value-type="float">
            <text:p>0</text:p>
          </table:table-cell>
          <table:table-cell office:value-type="float" office:value="12.2229998111725" calcext:value-type="float">
            <text:p>12,2229998111725</text:p>
          </table:table-cell>
          <table:table-cell office:value-type="float" office:value="6373.78999996185" calcext:value-type="float">
            <text:p>6373,78999996185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30099987983704" calcext:value-type="float">
            <text:p>7,30099987983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0999927520752" calcext:value-type="float">
            <text:p>0,500999927520752</text:p>
          </table:table-cell>
          <table:table-cell office:value-type="float" office:value="3825.79399991035" calcext:value-type="float">
            <text:p>3825,79399991035</text:p>
          </table:table-cell>
          <table:table-cell table:formula="of:=[.U58]-([.T58]+[.H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21499991416931" calcext:value-type="float">
            <text:p>1,21499991416931</text:p>
          </table:table-cell>
          <table:table-cell office:value-type="float" office:value="30" calcext:value-type="float">
            <text:p>30</text:p>
          </table:table-cell>
          <table:table-cell office:value-type="float" office:value="29.3710000514984" calcext:value-type="float">
            <text:p>29,3710000514984</text:p>
          </table:table-cell>
          <table:table-cell office:value-type="float" office:value="6213" calcext:value-type="float">
            <text:p>6213</text:p>
          </table:table-cell>
          <table:table-cell office:value-type="float" office:value="3.53500008583069" calcext:value-type="float">
            <text:p>3,53500008583069</text:p>
          </table:table-cell>
          <table:table-cell office:value-type="float" office:value="34.1210000514984" calcext:value-type="float">
            <text:p>34,1210000514984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78299999237061" calcext:value-type="float">
            <text:p>5,78299999237061</text:p>
          </table:table-cell>
          <table:table-cell office:value-type="float" office:value="692906" calcext:value-type="float">
            <text:p>692906</text:p>
          </table:table-cell>
          <table:table-cell office:value-type="float" office:value="6373.71300005913" calcext:value-type="float">
            <text:p>6373,71300005913</text:p>
          </table:table-cell>
          <table:table-cell office:value-type="float" office:value="18775" calcext:value-type="float">
            <text:p>18775</text:p>
          </table:table-cell>
          <table:table-cell office:value-type="float" office:value="84.4400000572205" calcext:value-type="float">
            <text:p>84,4400000572205</text:p>
          </table:table-cell>
          <table:table-cell office:value-type="float" office:value="6492.41899991035" calcext:value-type="float">
            <text:p>6492,41899991035</text:p>
          </table:table-cell>
          <table:table-cell office:value-type="float" office:value="226501" calcext:value-type="float">
            <text:p>226501</text:p>
          </table:table-cell>
          <table:table-cell office:value-type="float" office:value="7.37299990653992" calcext:value-type="float">
            <text:p>7,37299990653992</text:p>
          </table:table-cell>
          <table:table-cell office:value-type="float" office:value="12581" calcext:value-type="float">
            <text:p>12581</text:p>
          </table:table-cell>
          <table:table-cell office:value-type="float" office:value="18794" calcext:value-type="float">
            <text:p>18794</text:p>
          </table:table-cell>
          <table:table-cell office:value-type="float" office:value="0.994999885559082" calcext:value-type="float">
            <text:p>0,994999885559082</text:p>
          </table:table-cell>
          <table:table-cell office:value-type="float" office:value="3566.24399995804" calcext:value-type="float">
            <text:p>3566,24399995804</text:p>
          </table:table-cell>
          <table:table-cell table:formula="of:=[.U59]-([.T59]+[.H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1.17400002479553" calcext:value-type="float">
            <text:p>1,17400002479553</text:p>
          </table:table-cell>
          <table:table-cell office:value-type="float" office:value="1" calcext:value-type="float">
            <text:p>1</text:p>
          </table:table-cell>
          <table:table-cell office:value-type="float" office:value="29.5410001277924" calcext:value-type="float">
            <text:p>29,5410001277924</text:p>
          </table:table-cell>
          <table:table-cell office:value-type="float" office:value="0" calcext:value-type="float">
            <text:p>0</text:p>
          </table:table-cell>
          <table:table-cell office:value-type="float" office:value="3.31699991226196" calcext:value-type="float">
            <text:p>3,31699991226196</text:p>
          </table:table-cell>
          <table:table-cell office:value-type="float" office:value="34.0320000648499" calcext:value-type="float">
            <text:p>34,0320000648499</text:p>
          </table:table-cell>
          <table:table-cell office:value-type="float" office:value="690554" calcext:value-type="float">
            <text:p>690554</text:p>
          </table:table-cell>
          <table:table-cell office:value-type="float" office:value="6.05700016021729" calcext:value-type="float">
            <text:p>6,05700016021729</text:p>
          </table:table-cell>
          <table:table-cell office:value-type="float" office:value="695205" calcext:value-type="float">
            <text:p>695205</text:p>
          </table:table-cell>
          <table:table-cell office:value-type="float" office:value="6353.68000006676" calcext:value-type="float">
            <text:p>6353,68000006676</text:p>
          </table:table-cell>
          <table:table-cell office:value-type="float" office:value="0" calcext:value-type="float">
            <text:p>0</text:p>
          </table:table-cell>
          <table:table-cell office:value-type="float" office:value="7.93799996376038" calcext:value-type="float">
            <text:p>7,93799996376038</text:p>
          </table:table-cell>
          <table:table-cell office:value-type="float" office:value="6396.50400018692" calcext:value-type="float">
            <text:p>6396,50400018692</text:p>
          </table:table-cell>
          <table:table-cell office:value-type="float" office:value="226501" calcext:value-type="float">
            <text:p>226501</text:p>
          </table:table-cell>
          <table:table-cell office:value-type="float" office:value="6.94899988174439" calcext:value-type="float">
            <text:p>6,94899988174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4000148773193" calcext:value-type="float">
            <text:p>0,544000148773193</text:p>
          </table:table-cell>
          <table:table-cell office:value-type="float" office:value="3947.74699997902" calcext:value-type="float">
            <text:p>3947,74699997902</text:p>
          </table:table-cell>
          <table:table-cell table:formula="of:=[.U60]-([.T60]+[.H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464060" calcext:value-type="float">
            <text:p>464060</text:p>
          </table:table-cell>
          <table:table-cell office:value-type="float" office:value="0.917999982833862" calcext:value-type="float">
            <text:p>0,917999982833862</text:p>
          </table:table-cell>
          <table:table-cell office:value-type="float" office:value="8" calcext:value-type="float">
            <text:p>8</text:p>
          </table:table-cell>
          <table:table-cell office:value-type="float" office:value="28.691999912262" calcext:value-type="float">
            <text:p>28,691999912262</text:p>
          </table:table-cell>
          <table:table-cell office:value-type="float" office:value="1213" calcext:value-type="float">
            <text:p>1213</text:p>
          </table:table-cell>
          <table:table-cell office:value-type="float" office:value="3.58299994468689" calcext:value-type="float">
            <text:p>3,58299994468689</text:p>
          </table:table-cell>
          <table:table-cell office:value-type="float" office:value="33.1929998397827" calcext:value-type="float">
            <text:p>33,1929998397827</text:p>
          </table:table-cell>
          <table:table-cell office:value-type="float" office:value="690554" calcext:value-type="float">
            <text:p>690554</text:p>
          </table:table-cell>
          <table:table-cell office:value-type="float" office:value="5.67999982833862" calcext:value-type="float">
            <text:p>5,67999982833862</text:p>
          </table:table-cell>
          <table:table-cell office:value-type="float" office:value="703144" calcext:value-type="float">
            <text:p>703144</text:p>
          </table:table-cell>
          <table:table-cell office:value-type="float" office:value="5585.21999979019" calcext:value-type="float">
            <text:p>5585,21999979019</text:p>
          </table:table-cell>
          <table:table-cell office:value-type="float" office:value="3897" calcext:value-type="float">
            <text:p>3897</text:p>
          </table:table-cell>
          <table:table-cell office:value-type="float" office:value="20.1510000228882" calcext:value-type="float">
            <text:p>20,1510000228882</text:p>
          </table:table-cell>
          <table:table-cell office:value-type="float" office:value="5640.18299984932" calcext:value-type="float">
            <text:p>5640,18299984932</text:p>
          </table:table-cell>
          <table:table-cell office:value-type="float" office:value="226501" calcext:value-type="float">
            <text:p>226501</text:p>
          </table:table-cell>
          <table:table-cell office:value-type="float" office:value="5.6230001449585" calcext:value-type="float">
            <text:p>5,6230001449585</text:p>
          </table:table-cell>
          <table:table-cell office:value-type="float" office:value="2685" calcext:value-type="float">
            <text:p>2685</text:p>
          </table:table-cell>
          <table:table-cell office:value-type="float" office:value="3898" calcext:value-type="float">
            <text:p>3898</text:p>
          </table:table-cell>
          <table:table-cell office:value-type="float" office:value="1.18799996376038" calcext:value-type="float">
            <text:p>1,18799996376038</text:p>
          </table:table-cell>
          <table:table-cell office:value-type="float" office:value="3142.58999991417" calcext:value-type="float">
            <text:p>3142,58999991417</text:p>
          </table:table-cell>
          <table:table-cell table:formula="of:=[.U61]-([.T61]+[.H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466785" calcext:value-type="float">
            <text:p>466785</text:p>
          </table:table-cell>
          <table:table-cell office:value-type="float" office:value="1.17799997329712" calcext:value-type="float">
            <text:p>1,17799997329712</text:p>
          </table:table-cell>
          <table:table-cell office:value-type="float" office:value="1" calcext:value-type="float">
            <text:p>1</text:p>
          </table:table-cell>
          <table:table-cell office:value-type="float" office:value="37.7190001010895" calcext:value-type="float">
            <text:p>37,7190001010895</text:p>
          </table:table-cell>
          <table:table-cell office:value-type="float" office:value="0" calcext:value-type="float">
            <text:p>0</text:p>
          </table:table-cell>
          <table:table-cell office:value-type="float" office:value="3.28900003433228" calcext:value-type="float">
            <text:p>3,28900003433228</text:p>
          </table:table-cell>
          <table:table-cell office:value-type="float" office:value="42.1860001087189" calcext:value-type="float">
            <text:p>42,1860001087189</text:p>
          </table:table-cell>
          <table:table-cell office:value-type="float" office:value="696953" calcext:value-type="float">
            <text:p>696953</text:p>
          </table:table-cell>
          <table:table-cell office:value-type="float" office:value="5.70199990272522" calcext:value-type="float">
            <text:p>5,70199990272522</text:p>
          </table:table-cell>
          <table:table-cell office:value-type="float" office:value="698106" calcext:value-type="float">
            <text:p>698106</text:p>
          </table:table-cell>
          <table:table-cell office:value-type="float" office:value="5571.88399982452" calcext:value-type="float">
            <text:p>5571,88399982452</text:p>
          </table:table-cell>
          <table:table-cell office:value-type="float" office:value="0" calcext:value-type="float">
            <text:p>0</text:p>
          </table:table-cell>
          <table:table-cell office:value-type="float" office:value="7.91700005531311" calcext:value-type="float">
            <text:p>7,91700005531311</text:p>
          </table:table-cell>
          <table:table-cell office:value-type="float" office:value="5623.71899986267" calcext:value-type="float">
            <text:p>5623,71899986267</text:p>
          </table:table-cell>
          <table:table-cell office:value-type="float" office:value="230254" calcext:value-type="float">
            <text:p>230254</text:p>
          </table:table-cell>
          <table:table-cell office:value-type="float" office:value="7.3270001411438" calcext:value-type="float">
            <text:p>7,3270001411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9000072479248" calcext:value-type="float">
            <text:p>0,749000072479248</text:p>
          </table:table-cell>
          <table:table-cell office:value-type="float" office:value="3387.90700006485" calcext:value-type="float">
            <text:p>3387,90700006485</text:p>
          </table:table-cell>
          <table:table-cell table:formula="of:=[.U62]-([.T62]+[.H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466785" calcext:value-type="float">
            <text:p>466785</text:p>
          </table:table-cell>
          <table:table-cell office:value-type="float" office:value="1.22399997711182" calcext:value-type="float">
            <text:p>1,22399997711182</text:p>
          </table:table-cell>
          <table:table-cell office:value-type="float" office:value="2" calcext:value-type="float">
            <text:p>2</text:p>
          </table:table-cell>
          <table:table-cell office:value-type="float" office:value="45.6380000114441" calcext:value-type="float">
            <text:p>45,6380000114441</text:p>
          </table:table-cell>
          <table:table-cell office:value-type="float" office:value="0" calcext:value-type="float">
            <text:p>0</text:p>
          </table:table-cell>
          <table:table-cell office:value-type="float" office:value="3.62400007247925" calcext:value-type="float">
            <text:p>3,62400007247925</text:p>
          </table:table-cell>
          <table:table-cell office:value-type="float" office:value="50.4860000610352" calcext:value-type="float">
            <text:p>50,4860000610352</text:p>
          </table:table-cell>
          <table:table-cell office:value-type="float" office:value="696953" calcext:value-type="float">
            <text:p>696953</text:p>
          </table:table-cell>
          <table:table-cell office:value-type="float" office:value="8.86800003051758" calcext:value-type="float">
            <text:p>8,86800003051758</text:p>
          </table:table-cell>
          <table:table-cell office:value-type="float" office:value="698915" calcext:value-type="float">
            <text:p>698915</text:p>
          </table:table-cell>
          <table:table-cell office:value-type="float" office:value="5513.14100003243" calcext:value-type="float">
            <text:p>5513,14100003243</text:p>
          </table:table-cell>
          <table:table-cell office:value-type="float" office:value="0" calcext:value-type="float">
            <text:p>0</text:p>
          </table:table-cell>
          <table:table-cell office:value-type="float" office:value="10.0869998931885" calcext:value-type="float">
            <text:p>10,0869998931885</text:p>
          </table:table-cell>
          <table:table-cell office:value-type="float" office:value="5572.09999990463" calcext:value-type="float">
            <text:p>5572,09999990463</text:p>
          </table:table-cell>
          <table:table-cell office:value-type="float" office:value="230254" calcext:value-type="float">
            <text:p>230254</text:p>
          </table:table-cell>
          <table:table-cell office:value-type="float" office:value="5.95700001716614" calcext:value-type="float">
            <text:p>5,9570000171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9999876022339" calcext:value-type="float">
            <text:p>0,629999876022339</text:p>
          </table:table-cell>
          <table:table-cell office:value-type="float" office:value="3396.15399980545" calcext:value-type="float">
            <text:p>3396,15399980545</text:p>
          </table:table-cell>
          <table:table-cell table:formula="of:=[.U63]-([.T63]+[.H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466785" calcext:value-type="float">
            <text:p>466785</text:p>
          </table:table-cell>
          <table:table-cell office:value-type="float" office:value="0.933000087738037" calcext:value-type="float">
            <text:p>0,933000087738037</text:p>
          </table:table-cell>
          <table:table-cell office:value-type="float" office:value="1" calcext:value-type="float">
            <text:p>1</text:p>
          </table:table-cell>
          <table:table-cell office:value-type="float" office:value="34.8159999847412" calcext:value-type="float">
            <text:p>34,8159999847412</text:p>
          </table:table-cell>
          <table:table-cell office:value-type="float" office:value="0" calcext:value-type="float">
            <text:p>0</text:p>
          </table:table-cell>
          <table:table-cell office:value-type="float" office:value="3.20000004768372" calcext:value-type="float">
            <text:p>3,20000004768372</text:p>
          </table:table-cell>
          <table:table-cell office:value-type="float" office:value="38.949000120163" calcext:value-type="float">
            <text:p>38,949000120163</text:p>
          </table:table-cell>
          <table:table-cell office:value-type="float" office:value="696953" calcext:value-type="float">
            <text:p>696953</text:p>
          </table:table-cell>
          <table:table-cell office:value-type="float" office:value="5.07299995422363" calcext:value-type="float">
            <text:p>5,07299995422363</text:p>
          </table:table-cell>
          <table:table-cell office:value-type="float" office:value="700035" calcext:value-type="float">
            <text:p>700035</text:p>
          </table:table-cell>
          <table:table-cell office:value-type="float" office:value="5532.33400011063" calcext:value-type="float">
            <text:p>5532,33400011063</text:p>
          </table:table-cell>
          <table:table-cell office:value-type="float" office:value="0" calcext:value-type="float">
            <text:p>0</text:p>
          </table:table-cell>
          <table:table-cell office:value-type="float" office:value="6.66499996185303" calcext:value-type="float">
            <text:p>6,66499996185303</text:p>
          </table:table-cell>
          <table:table-cell office:value-type="float" office:value="5578.77900004387" calcext:value-type="float">
            <text:p>5578,77900004387</text:p>
          </table:table-cell>
          <table:table-cell office:value-type="float" office:value="230254" calcext:value-type="float">
            <text:p>230254</text:p>
          </table:table-cell>
          <table:table-cell office:value-type="float" office:value="7.23899984359741" calcext:value-type="float">
            <text:p>7,23899984359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8000011444092" calcext:value-type="float">
            <text:p>0,638000011444092</text:p>
          </table:table-cell>
          <table:table-cell office:value-type="float" office:value="3410.02799987793" calcext:value-type="float">
            <text:p>3410,02799987793</text:p>
          </table:table-cell>
          <table:table-cell table:formula="of:=[.U64]-([.T64]+[.H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466785" calcext:value-type="float">
            <text:p>466785</text:p>
          </table:table-cell>
          <table:table-cell office:value-type="float" office:value="0.913000106811523" calcext:value-type="float">
            <text:p>0,913000106811523</text:p>
          </table:table-cell>
          <table:table-cell office:value-type="float" office:value="35" calcext:value-type="float">
            <text:p>35</text:p>
          </table:table-cell>
          <table:table-cell office:value-type="float" office:value="35.2369999885559" calcext:value-type="float">
            <text:p>35,2369999885559</text:p>
          </table:table-cell>
          <table:table-cell office:value-type="float" office:value="0" calcext:value-type="float">
            <text:p>0</text:p>
          </table:table-cell>
          <table:table-cell office:value-type="float" office:value="3.14300012588501" calcext:value-type="float">
            <text:p>3,14300012588501</text:p>
          </table:table-cell>
          <table:table-cell office:value-type="float" office:value="39.2940001487732" calcext:value-type="float">
            <text:p>39,2940001487732</text:p>
          </table:table-cell>
          <table:table-cell office:value-type="float" office:value="696953" calcext:value-type="float">
            <text:p>696953</text:p>
          </table:table-cell>
          <table:table-cell office:value-type="float" office:value="5.24500012397766" calcext:value-type="float">
            <text:p>5,24500012397766</text:p>
          </table:table-cell>
          <table:table-cell office:value-type="float" office:value="704936" calcext:value-type="float">
            <text:p>704936</text:p>
          </table:table-cell>
          <table:table-cell office:value-type="float" office:value="5576.80399990082" calcext:value-type="float">
            <text:p>5576,80399990082</text:p>
          </table:table-cell>
          <table:table-cell office:value-type="float" office:value="0" calcext:value-type="float">
            <text:p>0</text:p>
          </table:table-cell>
          <table:table-cell office:value-type="float" office:value="116.182000160217" calcext:value-type="float">
            <text:p>116,182000160217</text:p>
          </table:table-cell>
          <table:table-cell office:value-type="float" office:value="5733.18200016022" calcext:value-type="float">
            <text:p>5733,18200016022</text:p>
          </table:table-cell>
          <table:table-cell office:value-type="float" office:value="230254" calcext:value-type="float">
            <text:p>230254</text:p>
          </table:table-cell>
          <table:table-cell office:value-type="float" office:value="6.05099987983704" calcext:value-type="float">
            <text:p>6,05099987983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2300000190735" calcext:value-type="float">
            <text:p>3,52300000190735</text:p>
          </table:table-cell>
          <table:table-cell office:value-type="float" office:value="3405.94899988174" calcext:value-type="float">
            <text:p>3405,94899988174</text:p>
          </table:table-cell>
          <table:table-cell table:formula="of:=[.U65]-([.T65]+[.H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466785" calcext:value-type="float">
            <text:p>466785</text:p>
          </table:table-cell>
          <table:table-cell office:value-type="float" office:value="1.32999992370605" calcext:value-type="float">
            <text:p>1,32999992370605</text:p>
          </table:table-cell>
          <table:table-cell office:value-type="float" office:value="3" calcext:value-type="float">
            <text:p>3</text:p>
          </table:table-cell>
          <table:table-cell office:value-type="float" office:value="50.0260000228882" calcext:value-type="float">
            <text:p>50,0260000228882</text:p>
          </table:table-cell>
          <table:table-cell office:value-type="float" office:value="796" calcext:value-type="float">
            <text:p>796</text:p>
          </table:table-cell>
          <table:table-cell office:value-type="float" office:value="7.98699998855591" calcext:value-type="float">
            <text:p>7,98699998855591</text:p>
          </table:table-cell>
          <table:table-cell office:value-type="float" office:value="59.3429999351501" calcext:value-type="float">
            <text:p>59,3429999351501</text:p>
          </table:table-cell>
          <table:table-cell office:value-type="float" office:value="696953" calcext:value-type="float">
            <text:p>696953</text:p>
          </table:table-cell>
          <table:table-cell office:value-type="float" office:value="5.47099995613098" calcext:value-type="float">
            <text:p>5,47099995613098</text:p>
          </table:table-cell>
          <table:table-cell office:value-type="float" office:value="697411" calcext:value-type="float">
            <text:p>697411</text:p>
          </table:table-cell>
          <table:table-cell office:value-type="float" office:value="5574.13000011444" calcext:value-type="float">
            <text:p>5574,13000011444</text:p>
          </table:table-cell>
          <table:table-cell office:value-type="float" office:value="2530" calcext:value-type="float">
            <text:p>2530</text:p>
          </table:table-cell>
          <table:table-cell office:value-type="float" office:value="28.6059999465942" calcext:value-type="float">
            <text:p>28,6059999465942</text:p>
          </table:table-cell>
          <table:table-cell office:value-type="float" office:value="5658.36400008202" calcext:value-type="float">
            <text:p>5658,36400008202</text:p>
          </table:table-cell>
          <table:table-cell office:value-type="float" office:value="230254" calcext:value-type="float">
            <text:p>230254</text:p>
          </table:table-cell>
          <table:table-cell office:value-type="float" office:value="6.05800008773804" calcext:value-type="float">
            <text:p>6,05800008773804</text:p>
          </table:table-cell>
          <table:table-cell office:value-type="float" office:value="1736" calcext:value-type="float">
            <text:p>1736</text:p>
          </table:table-cell>
          <table:table-cell office:value-type="float" office:value="2532" calcext:value-type="float">
            <text:p>2532</text:p>
          </table:table-cell>
          <table:table-cell office:value-type="float" office:value="2.20000004768372" calcext:value-type="float">
            <text:p>2,20000004768372</text:p>
          </table:table-cell>
          <table:table-cell office:value-type="float" office:value="3427.50800013542" calcext:value-type="float">
            <text:p>3427,50800013542</text:p>
          </table:table-cell>
          <table:table-cell table:formula="of:=[.U66]-([.T66]+[.H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466785" calcext:value-type="float">
            <text:p>466785</text:p>
          </table:table-cell>
          <table:table-cell office:value-type="float" office:value="1.18199992179871" calcext:value-type="float">
            <text:p>1,18199992179871</text:p>
          </table:table-cell>
          <table:table-cell office:value-type="float" office:value="2" calcext:value-type="float">
            <text:p>2</text:p>
          </table:table-cell>
          <table:table-cell office:value-type="float" office:value="48.9230000972748" calcext:value-type="float">
            <text:p>48,9230000972748</text:p>
          </table:table-cell>
          <table:table-cell office:value-type="float" office:value="0" calcext:value-type="float">
            <text:p>0</text:p>
          </table:table-cell>
          <table:table-cell office:value-type="float" office:value="7.35699987411499" calcext:value-type="float">
            <text:p>7,35699987411499</text:p>
          </table:table-cell>
          <table:table-cell office:value-type="float" office:value="57.4619998931885" calcext:value-type="float">
            <text:p>57,4619998931885</text:p>
          </table:table-cell>
          <table:table-cell office:value-type="float" office:value="696953" calcext:value-type="float">
            <text:p>696953</text:p>
          </table:table-cell>
          <table:table-cell office:value-type="float" office:value="5.10400009155273" calcext:value-type="float">
            <text:p>5,10400009155273</text:p>
          </table:table-cell>
          <table:table-cell office:value-type="float" office:value="697681" calcext:value-type="float">
            <text:p>697681</text:p>
          </table:table-cell>
          <table:table-cell office:value-type="float" office:value="5600.00100016594" calcext:value-type="float">
            <text:p>5600,00100016594</text:p>
          </table:table-cell>
          <table:table-cell office:value-type="float" office:value="0" calcext:value-type="float">
            <text:p>0</text:p>
          </table:table-cell>
          <table:table-cell office:value-type="float" office:value="19.1719999313354" calcext:value-type="float">
            <text:p>19,1719999313354</text:p>
          </table:table-cell>
          <table:table-cell office:value-type="float" office:value="5673.63000011444" calcext:value-type="float">
            <text:p>5673,63000011444</text:p>
          </table:table-cell>
          <table:table-cell office:value-type="float" office:value="230254" calcext:value-type="float">
            <text:p>230254</text:p>
          </table:table-cell>
          <table:table-cell office:value-type="float" office:value="6.43599987030029" calcext:value-type="float">
            <text:p>6,4359998703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500017166138" calcext:value-type="float">
            <text:p>2,19500017166138</text:p>
          </table:table-cell>
          <table:table-cell office:value-type="float" office:value="3451.25400018692" calcext:value-type="float">
            <text:p>3451,25400018692</text:p>
          </table:table-cell>
          <table:table-cell table:formula="of:=[.U67]-([.T67]+[.H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466785" calcext:value-type="float">
            <text:p>466785</text:p>
          </table:table-cell>
          <table:table-cell office:value-type="float" office:value="0.957000017166138" calcext:value-type="float">
            <text:p>0,957000017166138</text:p>
          </table:table-cell>
          <table:table-cell office:value-type="float" office:value="1" calcext:value-type="float">
            <text:p>1</text:p>
          </table:table-cell>
          <table:table-cell office:value-type="float" office:value="49.8699998855591" calcext:value-type="float">
            <text:p>49,8699998855591</text:p>
          </table:table-cell>
          <table:table-cell office:value-type="float" office:value="364" calcext:value-type="float">
            <text:p>364</text:p>
          </table:table-cell>
          <table:table-cell office:value-type="float" office:value="7.8510000705719" calcext:value-type="float">
            <text:p>7,8510000705719</text:p>
          </table:table-cell>
          <table:table-cell office:value-type="float" office:value="58.6779999732971" calcext:value-type="float">
            <text:p>58,6779999732971</text:p>
          </table:table-cell>
          <table:table-cell office:value-type="float" office:value="696953" calcext:value-type="float">
            <text:p>696953</text:p>
          </table:table-cell>
          <table:table-cell office:value-type="float" office:value="5.29800009727478" calcext:value-type="float">
            <text:p>5,29800009727478</text:p>
          </table:table-cell>
          <table:table-cell office:value-type="float" office:value="698418" calcext:value-type="float">
            <text:p>698418</text:p>
          </table:table-cell>
          <table:table-cell office:value-type="float" office:value="5722.27899980545" calcext:value-type="float">
            <text:p>5722,27899980545</text:p>
          </table:table-cell>
          <table:table-cell office:value-type="float" office:value="1167" calcext:value-type="float">
            <text:p>1167</text:p>
          </table:table-cell>
          <table:table-cell office:value-type="float" office:value="14.9050002098084" calcext:value-type="float">
            <text:p>14,9050002098084</text:p>
          </table:table-cell>
          <table:table-cell office:value-type="float" office:value="5792.62900018692" calcext:value-type="float">
            <text:p>5792,62900018692</text:p>
          </table:table-cell>
          <table:table-cell office:value-type="float" office:value="230254" calcext:value-type="float">
            <text:p>230254</text:p>
          </table:table-cell>
          <table:table-cell office:value-type="float" office:value="6.12700009346008" calcext:value-type="float">
            <text:p>6,12700009346008</text:p>
          </table:table-cell>
          <table:table-cell office:value-type="float" office:value="803" calcext:value-type="float">
            <text:p>803</text:p>
          </table:table-cell>
          <table:table-cell office:value-type="float" office:value="1167" calcext:value-type="float">
            <text:p>1167</text:p>
          </table:table-cell>
          <table:table-cell office:value-type="float" office:value="2.36600017547607" calcext:value-type="float">
            <text:p>2,36600017547607</text:p>
          </table:table-cell>
          <table:table-cell office:value-type="float" office:value="3555.75300002098" calcext:value-type="float">
            <text:p>3555,75300002098</text:p>
          </table:table-cell>
          <table:table-cell table:formula="of:=[.U68]-([.T68]+[.H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466785" calcext:value-type="float">
            <text:p>466785</text:p>
          </table:table-cell>
          <table:table-cell office:value-type="float" office:value="1.47800016403198" calcext:value-type="float">
            <text:p>1,47800016403198</text:p>
          </table:table-cell>
          <table:table-cell office:value-type="float" office:value="40" calcext:value-type="float">
            <text:p>40</text:p>
          </table:table-cell>
          <table:table-cell office:value-type="float" office:value="61.9059998989105" calcext:value-type="float">
            <text:p>61,9059998989105</text:p>
          </table:table-cell>
          <table:table-cell office:value-type="float" office:value="0" calcext:value-type="float">
            <text:p>0</text:p>
          </table:table-cell>
          <table:table-cell office:value-type="float" office:value="8.40400004386902" calcext:value-type="float">
            <text:p>8,40400004386902</text:p>
          </table:table-cell>
          <table:table-cell office:value-type="float" office:value="71.7880001068115" calcext:value-type="float">
            <text:p>71,7880001068115</text:p>
          </table:table-cell>
          <table:table-cell office:value-type="float" office:value="696953" calcext:value-type="float">
            <text:p>696953</text:p>
          </table:table-cell>
          <table:table-cell office:value-type="float" office:value="5.59999990463257" calcext:value-type="float">
            <text:p>5,59999990463257</text:p>
          </table:table-cell>
          <table:table-cell office:value-type="float" office:value="701381" calcext:value-type="float">
            <text:p>701381</text:p>
          </table:table-cell>
          <table:table-cell office:value-type="float" office:value="5880.26600003242" calcext:value-type="float">
            <text:p>5880,26600003242</text:p>
          </table:table-cell>
          <table:table-cell office:value-type="float" office:value="0" calcext:value-type="float">
            <text:p>0</text:p>
          </table:table-cell>
          <table:table-cell office:value-type="float" office:value="320.697999954224" calcext:value-type="float">
            <text:p>320,697999954224</text:p>
          </table:table-cell>
          <table:table-cell office:value-type="float" office:value="6257.63800001144" calcext:value-type="float">
            <text:p>6257,63800001144</text:p>
          </table:table-cell>
          <table:table-cell office:value-type="float" office:value="230254" calcext:value-type="float">
            <text:p>230254</text:p>
          </table:table-cell>
          <table:table-cell office:value-type="float" office:value="6.2739999294281" calcext:value-type="float">
            <text:p>6,2739999294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6999998092651" calcext:value-type="float">
            <text:p>6,76999998092651</text:p>
          </table:table-cell>
          <table:table-cell office:value-type="float" office:value="3505.96200013161" calcext:value-type="float">
            <text:p>3505,96200013161</text:p>
          </table:table-cell>
          <table:table-cell table:formula="of:=[.U69]-([.T69]+[.H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466785" calcext:value-type="float">
            <text:p>466785</text:p>
          </table:table-cell>
          <table:table-cell office:value-type="float" office:value="1.0149998664856" calcext:value-type="float">
            <text:p>1,0149998664856</text:p>
          </table:table-cell>
          <table:table-cell office:value-type="float" office:value="2" calcext:value-type="float">
            <text:p>2</text:p>
          </table:table-cell>
          <table:table-cell office:value-type="float" office:value="75.0970001220703" calcext:value-type="float">
            <text:p>75,0970001220703</text:p>
          </table:table-cell>
          <table:table-cell office:value-type="float" office:value="955" calcext:value-type="float">
            <text:p>955</text:p>
          </table:table-cell>
          <table:table-cell office:value-type="float" office:value="18.5889999866486" calcext:value-type="float">
            <text:p>18,5889999866486</text:p>
          </table:table-cell>
          <table:table-cell office:value-type="float" office:value="94.7009999752045" calcext:value-type="float">
            <text:p>94,7009999752045</text:p>
          </table:table-cell>
          <table:table-cell office:value-type="float" office:value="696953" calcext:value-type="float">
            <text:p>696953</text:p>
          </table:table-cell>
          <table:table-cell office:value-type="float" office:value="5.62599992752075" calcext:value-type="float">
            <text:p>5,62599992752075</text:p>
          </table:table-cell>
          <table:table-cell office:value-type="float" office:value="697202" calcext:value-type="float">
            <text:p>697202</text:p>
          </table:table-cell>
          <table:table-cell office:value-type="float" office:value="5675.4350001812" calcext:value-type="float">
            <text:p>5675,4350001812</text:p>
          </table:table-cell>
          <table:table-cell office:value-type="float" office:value="3059" calcext:value-type="float">
            <text:p>3059</text:p>
          </table:table-cell>
          <table:table-cell office:value-type="float" office:value="41.9429998397827" calcext:value-type="float">
            <text:p>41,9429998397827</text:p>
          </table:table-cell>
          <table:table-cell office:value-type="float" office:value="5799.35699987411" calcext:value-type="float">
            <text:p>5799,35699987411</text:p>
          </table:table-cell>
          <table:table-cell office:value-type="float" office:value="230254" calcext:value-type="float">
            <text:p>230254</text:p>
          </table:table-cell>
          <table:table-cell office:value-type="float" office:value="6.57299995422363" calcext:value-type="float">
            <text:p>6,57299995422363</text:p>
          </table:table-cell>
          <table:table-cell office:value-type="float" office:value="2104" calcext:value-type="float">
            <text:p>2104</text:p>
          </table:table-cell>
          <table:table-cell office:value-type="float" office:value="3059" calcext:value-type="float">
            <text:p>3059</text:p>
          </table:table-cell>
          <table:table-cell office:value-type="float" office:value="9.54299998283386" calcext:value-type="float">
            <text:p>9,54299998283386</text:p>
          </table:table-cell>
          <table:table-cell office:value-type="float" office:value="3536.95600008965" calcext:value-type="float">
            <text:p>3536,95600008965</text:p>
          </table:table-cell>
          <table:table-cell table:formula="of:=[.U70]-([.T70]+[.H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466785" calcext:value-type="float">
            <text:p>466785</text:p>
          </table:table-cell>
          <table:table-cell office:value-type="float" office:value="1.21700000762939" calcext:value-type="float">
            <text:p>1,21700000762939</text:p>
          </table:table-cell>
          <table:table-cell office:value-type="float" office:value="1" calcext:value-type="float">
            <text:p>1</text:p>
          </table:table-cell>
          <table:table-cell office:value-type="float" office:value="75.0910000801086" calcext:value-type="float">
            <text:p>75,0910000801086</text:p>
          </table:table-cell>
          <table:table-cell office:value-type="float" office:value="1470" calcext:value-type="float">
            <text:p>1470</text:p>
          </table:table-cell>
          <table:table-cell office:value-type="float" office:value="19.5739998817444" calcext:value-type="float">
            <text:p>19,5739998817444</text:p>
          </table:table-cell>
          <table:table-cell office:value-type="float" office:value="95.8819999694824" calcext:value-type="float">
            <text:p>95,8819999694824</text:p>
          </table:table-cell>
          <table:table-cell office:value-type="float" office:value="696953" calcext:value-type="float">
            <text:p>696953</text:p>
          </table:table-cell>
          <table:table-cell office:value-type="float" office:value="5.63699984550476" calcext:value-type="float">
            <text:p>5,63699984550476</text:p>
          </table:table-cell>
          <table:table-cell office:value-type="float" office:value="697364" calcext:value-type="float">
            <text:p>697364</text:p>
          </table:table-cell>
          <table:table-cell office:value-type="float" office:value="5759.28400015831" calcext:value-type="float">
            <text:p>5759,28400015831</text:p>
          </table:table-cell>
          <table:table-cell office:value-type="float" office:value="4710" calcext:value-type="float">
            <text:p>4710</text:p>
          </table:table-cell>
          <table:table-cell office:value-type="float" office:value="28.300999879837" calcext:value-type="float">
            <text:p>28,300999879837</text:p>
          </table:table-cell>
          <table:table-cell office:value-type="float" office:value="5868.32399988175" calcext:value-type="float">
            <text:p>5868,32399988175</text:p>
          </table:table-cell>
          <table:table-cell office:value-type="float" office:value="230254" calcext:value-type="float">
            <text:p>230254</text:p>
          </table:table-cell>
          <table:table-cell office:value-type="float" office:value="6.39399981498718" calcext:value-type="float">
            <text:p>6,39399981498718</text:p>
          </table:table-cell>
          <table:table-cell office:value-type="float" office:value="3243" calcext:value-type="float">
            <text:p>3243</text:p>
          </table:table-cell>
          <table:table-cell office:value-type="float" office:value="4713" calcext:value-type="float">
            <text:p>4713</text:p>
          </table:table-cell>
          <table:table-cell office:value-type="float" office:value="10.2720000743866" calcext:value-type="float">
            <text:p>10,2720000743866</text:p>
          </table:table-cell>
          <table:table-cell office:value-type="float" office:value="3956.45799994469" calcext:value-type="float">
            <text:p>3956,45799994469</text:p>
          </table:table-cell>
          <table:table-cell table:formula="of:=[.U71]-([.T71]+[.H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466785" calcext:value-type="float">
            <text:p>466785</text:p>
          </table:table-cell>
          <table:table-cell office:value-type="float" office:value="2.27099990844727" calcext:value-type="float">
            <text:p>2,27099990844727</text:p>
          </table:table-cell>
          <table:table-cell office:value-type="float" office:value="1" calcext:value-type="float">
            <text:p>1</text:p>
          </table:table-cell>
          <table:table-cell office:value-type="float" office:value="93.989000082016" calcext:value-type="float">
            <text:p>93,989000082016</text:p>
          </table:table-cell>
          <table:table-cell office:value-type="float" office:value="385" calcext:value-type="float">
            <text:p>385</text:p>
          </table:table-cell>
          <table:table-cell office:value-type="float" office:value="21.3269999027252" calcext:value-type="float">
            <text:p>21,3269999027252</text:p>
          </table:table-cell>
          <table:table-cell office:value-type="float" office:value="117.586999893188" calcext:value-type="float">
            <text:p>117,586999893188</text:p>
          </table:table-cell>
          <table:table-cell office:value-type="float" office:value="696953" calcext:value-type="float">
            <text:p>696953</text:p>
          </table:table-cell>
          <table:table-cell office:value-type="float" office:value="6.99499988555908" calcext:value-type="float">
            <text:p>6,99499988555908</text:p>
          </table:table-cell>
          <table:table-cell office:value-type="float" office:value="697723" calcext:value-type="float">
            <text:p>697723</text:p>
          </table:table-cell>
          <table:table-cell office:value-type="float" office:value="6131.64399981499" calcext:value-type="float">
            <text:p>6131,64399981499</text:p>
          </table:table-cell>
          <table:table-cell office:value-type="float" office:value="1267" calcext:value-type="float">
            <text:p>1267</text:p>
          </table:table-cell>
          <table:table-cell office:value-type="float" office:value="25.8590002059937" calcext:value-type="float">
            <text:p>25,8590002059937</text:p>
          </table:table-cell>
          <table:table-cell office:value-type="float" office:value="6254.5680000782" calcext:value-type="float">
            <text:p>6254,5680000782</text:p>
          </table:table-cell>
          <table:table-cell office:value-type="float" office:value="230254" calcext:value-type="float">
            <text:p>230254</text:p>
          </table:table-cell>
          <table:table-cell office:value-type="float" office:value="6.30399990081787" calcext:value-type="float">
            <text:p>6,30399990081787</text:p>
          </table:table-cell>
          <table:table-cell office:value-type="float" office:value="882" calcext:value-type="float">
            <text:p>882</text:p>
          </table:table-cell>
          <table:table-cell office:value-type="float" office:value="1267" calcext:value-type="float">
            <text:p>1267</text:p>
          </table:table-cell>
          <table:table-cell office:value-type="float" office:value="10.3659999370575" calcext:value-type="float">
            <text:p>10,3659999370575</text:p>
          </table:table-cell>
          <table:table-cell office:value-type="float" office:value="3521.09899997711" calcext:value-type="float">
            <text:p>3521,09899997711</text:p>
          </table:table-cell>
          <table:table-cell table:formula="of:=[.U72]-([.T72]+[.H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466785" calcext:value-type="float">
            <text:p>466785</text:p>
          </table:table-cell>
          <table:table-cell office:value-type="float" office:value="1.45799994468689" calcext:value-type="float">
            <text:p>1,45799994468689</text:p>
          </table:table-cell>
          <table:table-cell office:value-type="float" office:value="2" calcext:value-type="float">
            <text:p>2</text:p>
          </table:table-cell>
          <table:table-cell office:value-type="float" office:value="74.8880000114441" calcext:value-type="float">
            <text:p>74,8880000114441</text:p>
          </table:table-cell>
          <table:table-cell office:value-type="float" office:value="182" calcext:value-type="float">
            <text:p>182</text:p>
          </table:table-cell>
          <table:table-cell office:value-type="float" office:value="18.8860001564026" calcext:value-type="float">
            <text:p>18,8860001564026</text:p>
          </table:table-cell>
          <table:table-cell office:value-type="float" office:value="95.2320001125336" calcext:value-type="float">
            <text:p>95,2320001125336</text:p>
          </table:table-cell>
          <table:table-cell office:value-type="float" office:value="696953" calcext:value-type="float">
            <text:p>696953</text:p>
          </table:table-cell>
          <table:table-cell office:value-type="float" office:value="6.18099999427795" calcext:value-type="float">
            <text:p>6,18099999427795</text:p>
          </table:table-cell>
          <table:table-cell office:value-type="float" office:value="698703" calcext:value-type="float">
            <text:p>698703</text:p>
          </table:table-cell>
          <table:table-cell office:value-type="float" office:value="5682.07800006867" calcext:value-type="float">
            <text:p>5682,07800006867</text:p>
          </table:table-cell>
          <table:table-cell office:value-type="float" office:value="575" calcext:value-type="float">
            <text:p>575</text:p>
          </table:table-cell>
          <table:table-cell office:value-type="float" office:value="42.720999956131" calcext:value-type="float">
            <text:p>42,720999956131</text:p>
          </table:table-cell>
          <table:table-cell office:value-type="float" office:value="5805.67100000382" calcext:value-type="float">
            <text:p>5805,67100000382</text:p>
          </table:table-cell>
          <table:table-cell office:value-type="float" office:value="230254" calcext:value-type="float">
            <text:p>230254</text:p>
          </table:table-cell>
          <table:table-cell office:value-type="float" office:value="6.14299988746643" calcext:value-type="float">
            <text:p>6,14299988746643</text:p>
          </table:table-cell>
          <table:table-cell office:value-type="float" office:value="393" calcext:value-type="float">
            <text:p>393</text:p>
          </table:table-cell>
          <table:table-cell office:value-type="float" office:value="575" calcext:value-type="float">
            <text:p>575</text:p>
          </table:table-cell>
          <table:table-cell office:value-type="float" office:value="9.21700000762939" calcext:value-type="float">
            <text:p>9,21700000762939</text:p>
          </table:table-cell>
          <table:table-cell office:value-type="float" office:value="3390.53600001335" calcext:value-type="float">
            <text:p>3390,53600001335</text:p>
          </table:table-cell>
          <table:table-cell table:formula="of:=[.U73]-([.T73]+[.H73])" office:value-type="float" office:value="0" calcext:value-type="float">
            <text:p>0</text:p>
          </table:table-cell>
        </table:table-row>
      </table:table>
      <table:table table:name="POS_effect_on_size" table:style-name="ta1">
        <office:forms form:automatic-focus="false" form:apply-design-mode="false"/>
        <table:table-column table:style-name="co23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1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78000211715698" calcext:value-type="float">
            <text:p>0,178000211715698</text:p>
          </table:table-cell>
          <table:table-cell office:value-type="float" office:value="7" calcext:value-type="float">
            <text:p>7</text:p>
          </table:table-cell>
          <table:table-cell office:value-type="float" office:value="3.35999989509583" calcext:value-type="float">
            <text:p>3,35999989509583</text:p>
          </table:table-cell>
          <table:table-cell office:value-type="float" office:value="0" calcext:value-type="float">
            <text:p>0</text:p>
          </table:table-cell>
          <table:table-cell office:value-type="float" office:value="0.211999893188477" calcext:value-type="float">
            <text:p>0,211999893188477</text:p>
          </table:table-cell>
          <table:table-cell office:value-type="float" office:value="3.75" calcext:value-type="float">
            <text:p>3,75</text:p>
          </table:table-cell>
          <table:table-cell office:value-type="float" office:value="37088" calcext:value-type="float">
            <text:p>37088</text:p>
          </table:table-cell>
          <table:table-cell office:value-type="float" office:value="2.0990002155304" calcext:value-type="float">
            <text:p>2,0990002155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1999959945679" calcext:value-type="float">
            <text:p>0,391999959945679</text:p>
          </table:table-cell>
          <table:table-cell office:value-type="float" office:value="177.442000150681" calcext:value-type="float">
            <text:p>177,442000150681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1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6700005531311" calcext:value-type="float">
            <text:p>0,16700005531311</text:p>
          </table:table-cell>
          <table:table-cell office:value-type="float" office:value="11" calcext:value-type="float">
            <text:p>11</text:p>
          </table:table-cell>
          <table:table-cell office:value-type="float" office:value="4.04499983787537" calcext:value-type="float">
            <text:p>4,04499983787537</text:p>
          </table:table-cell>
          <table:table-cell office:value-type="float" office:value="0" calcext:value-type="float">
            <text:p>0</text:p>
          </table:table-cell>
          <table:table-cell office:value-type="float" office:value="0.208000183105469" calcext:value-type="float">
            <text:p>0,208000183105469</text:p>
          </table:table-cell>
          <table:table-cell office:value-type="float" office:value="4.42000007629395" calcext:value-type="float">
            <text:p>4,42000007629395</text:p>
          </table:table-cell>
          <table:table-cell office:value-type="float" office:value="37102" calcext:value-type="float">
            <text:p>37102</text:p>
          </table:table-cell>
          <table:table-cell office:value-type="float" office:value="2.40399980545044" calcext:value-type="float">
            <text:p>2,40399980545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1999883651733" calcext:value-type="float">
            <text:p>0,471999883651733</text:p>
          </table:table-cell>
          <table:table-cell office:value-type="float" office:value="192.358000040054" calcext:value-type="float">
            <text:p>192,358000040054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1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71000003814697" calcext:value-type="float">
            <text:p>0,171000003814697</text:p>
          </table:table-cell>
          <table:table-cell office:value-type="float" office:value="478" calcext:value-type="float">
            <text:p>478</text:p>
          </table:table-cell>
          <table:table-cell office:value-type="float" office:value="4.10399985313416" calcext:value-type="float">
            <text:p>4,10399985313416</text:p>
          </table:table-cell>
          <table:table-cell office:value-type="float" office:value="0" calcext:value-type="float">
            <text:p>0</text:p>
          </table:table-cell>
          <table:table-cell office:value-type="float" office:value="0.391999959945679" calcext:value-type="float">
            <text:p>0,391999959945679</text:p>
          </table:table-cell>
          <table:table-cell office:value-type="float" office:value="4.66699981689453" calcext:value-type="float">
            <text:p>4,66699981689453</text:p>
          </table:table-cell>
          <table:table-cell office:value-type="float" office:value="37116" calcext:value-type="float">
            <text:p>37116</text:p>
          </table:table-cell>
          <table:table-cell office:value-type="float" office:value="2.60899996757507" calcext:value-type="float">
            <text:p>2,60899996757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069999694824" calcext:value-type="float">
            <text:p>11,5069999694824</text:p>
          </table:table-cell>
          <table:table-cell office:value-type="float" office:value="205.980999946594" calcext:value-type="float">
            <text:p>205,980999946594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2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92999839782715" calcext:value-type="float">
            <text:p>0,192999839782715</text:p>
          </table:table-cell>
          <table:table-cell office:value-type="float" office:value="116" calcext:value-type="float">
            <text:p>116</text:p>
          </table:table-cell>
          <table:table-cell office:value-type="float" office:value="2.95800018310547" calcext:value-type="float">
            <text:p>2,95800018310547</text:p>
          </table:table-cell>
          <table:table-cell office:value-type="float" office:value="0" calcext:value-type="float">
            <text:p>0</text:p>
          </table:table-cell>
          <table:table-cell office:value-type="float" office:value="0.340999841690063" calcext:value-type="float">
            <text:p>0,340999841690063</text:p>
          </table:table-cell>
          <table:table-cell office:value-type="float" office:value="3.49199986457825" calcext:value-type="float">
            <text:p>3,49199986457825</text:p>
          </table:table-cell>
          <table:table-cell office:value-type="float" office:value="37088" calcext:value-type="float">
            <text:p>37088</text:p>
          </table:table-cell>
          <table:table-cell office:value-type="float" office:value="2.65699982643127" calcext:value-type="float">
            <text:p>2,65699982643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299983978271" calcext:value-type="float">
            <text:p>2,69299983978271</text:p>
          </table:table-cell>
          <table:table-cell office:value-type="float" office:value="204.611999988556" calcext:value-type="float">
            <text:p>204,611999988556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2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18999862670898" calcext:value-type="float">
            <text:p>0,218999862670898</text:p>
          </table:table-cell>
          <table:table-cell office:value-type="float" office:value="29" calcext:value-type="float">
            <text:p>29</text:p>
          </table:table-cell>
          <table:table-cell office:value-type="float" office:value="3.31100010871887" calcext:value-type="float">
            <text:p>3,31100010871887</text:p>
          </table:table-cell>
          <table:table-cell office:value-type="float" office:value="2869" calcext:value-type="float">
            <text:p>2869</text:p>
          </table:table-cell>
          <table:table-cell office:value-type="float" office:value="0.313999891281128" calcext:value-type="float">
            <text:p>0,313999891281128</text:p>
          </table:table-cell>
          <table:table-cell office:value-type="float" office:value="3.8439998626709" calcext:value-type="float">
            <text:p>3,8439998626709</text:p>
          </table:table-cell>
          <table:table-cell office:value-type="float" office:value="37102" calcext:value-type="float">
            <text:p>37102</text:p>
          </table:table-cell>
          <table:table-cell office:value-type="float" office:value="2.73599982261658" calcext:value-type="float">
            <text:p>2,73599982261658</text:p>
          </table:table-cell>
          <table:table-cell office:value-type="float" office:value="5178" calcext:value-type="float">
            <text:p>5178</text:p>
          </table:table-cell>
          <table:table-cell office:value-type="float" office:value="8673" calcext:value-type="float">
            <text:p>8673</text:p>
          </table:table-cell>
          <table:table-cell office:value-type="float" office:value="0.553999900817871" calcext:value-type="float">
            <text:p>0,553999900817871</text:p>
          </table:table-cell>
          <table:table-cell office:value-type="float" office:value="176.707999944687" calcext:value-type="float">
            <text:p>176,707999944687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2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66000032424927" calcext:value-type="float">
            <text:p>0,266000032424927</text:p>
          </table:table-cell>
          <table:table-cell office:value-type="float" office:value="537" calcext:value-type="float">
            <text:p>537</text:p>
          </table:table-cell>
          <table:table-cell office:value-type="float" office:value="3.87999987602234" calcext:value-type="float">
            <text:p>3,87999987602234</text:p>
          </table:table-cell>
          <table:table-cell office:value-type="float" office:value="0" calcext:value-type="float">
            <text:p>0</text:p>
          </table:table-cell>
          <table:table-cell office:value-type="float" office:value="0.985000133514404" calcext:value-type="float">
            <text:p>0,985000133514404</text:p>
          </table:table-cell>
          <table:table-cell office:value-type="float" office:value="5.13100004196167" calcext:value-type="float">
            <text:p>5,13100004196167</text:p>
          </table:table-cell>
          <table:table-cell office:value-type="float" office:value="37116" calcext:value-type="float">
            <text:p>37116</text:p>
          </table:table-cell>
          <table:table-cell office:value-type="float" office:value="2.66100001335144" calcext:value-type="float">
            <text:p>2,6610000133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4299998283386" calcext:value-type="float">
            <text:p>6,54299998283386</text:p>
          </table:table-cell>
          <table:table-cell office:value-type="float" office:value="200.019999980926" calcext:value-type="float">
            <text:p>200,019999980926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94999933242798" calcext:value-type="float">
            <text:p>0,194999933242798</text:p>
          </table:table-cell>
          <table:table-cell office:value-type="float" office:value="134" calcext:value-type="float">
            <text:p>134</text:p>
          </table:table-cell>
          <table:table-cell office:value-type="float" office:value="3.01600003242493" calcext:value-type="float">
            <text:p>3,01600003242493</text:p>
          </table:table-cell>
          <table:table-cell office:value-type="float" office:value="0" calcext:value-type="float">
            <text:p>0</text:p>
          </table:table-cell>
          <table:table-cell office:value-type="float" office:value="0.276999950408936" calcext:value-type="float">
            <text:p>0,276999950408936</text:p>
          </table:table-cell>
          <table:table-cell office:value-type="float" office:value="3.48799991607666" calcext:value-type="float">
            <text:p>3,48799991607666</text:p>
          </table:table-cell>
          <table:table-cell office:value-type="float" office:value="37088" calcext:value-type="float">
            <text:p>37088</text:p>
          </table:table-cell>
          <table:table-cell office:value-type="float" office:value="2.65100002288818" calcext:value-type="float">
            <text:p>2,65100002288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10000038147" calcext:value-type="float">
            <text:p>2,4210000038147</text:p>
          </table:table-cell>
          <table:table-cell office:value-type="float" office:value="197.447000026703" calcext:value-type="float">
            <text:p>197,447000026703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86000108718872" calcext:value-type="float">
            <text:p>0,186000108718872</text:p>
          </table:table-cell>
          <table:table-cell office:value-type="float" office:value="6" calcext:value-type="float">
            <text:p>6</text:p>
          </table:table-cell>
          <table:table-cell office:value-type="float" office:value="3.03499984741211" calcext:value-type="float">
            <text:p>3,03499984741211</text:p>
          </table:table-cell>
          <table:table-cell office:value-type="float" office:value="0" calcext:value-type="float">
            <text:p>0</text:p>
          </table:table-cell>
          <table:table-cell office:value-type="float" office:value="0.259000062942505" calcext:value-type="float">
            <text:p>0,259000062942505</text:p>
          </table:table-cell>
          <table:table-cell office:value-type="float" office:value="3.48000001907349" calcext:value-type="float">
            <text:p>3,48000001907349</text:p>
          </table:table-cell>
          <table:table-cell office:value-type="float" office:value="37102" calcext:value-type="float">
            <text:p>37102</text:p>
          </table:table-cell>
          <table:table-cell office:value-type="float" office:value="2.56399989128113" calcext:value-type="float">
            <text:p>2,56399989128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4999885559082" calcext:value-type="float">
            <text:p>0,244999885559082</text:p>
          </table:table-cell>
          <table:table-cell office:value-type="float" office:value="200.841000080109" calcext:value-type="float">
            <text:p>200,841000080109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84000015258789" calcext:value-type="float">
            <text:p>0,184000015258789</text:p>
          </table:table-cell>
          <table:table-cell office:value-type="float" office:value="3" calcext:value-type="float">
            <text:p>3</text:p>
          </table:table-cell>
          <table:table-cell office:value-type="float" office:value="3.00099992752075" calcext:value-type="float">
            <text:p>3,00099992752075</text:p>
          </table:table-cell>
          <table:table-cell office:value-type="float" office:value="8774" calcext:value-type="float">
            <text:p>8774</text:p>
          </table:table-cell>
          <table:table-cell office:value-type="float" office:value="0.267000198364258" calcext:value-type="float">
            <text:p>0,267000198364258</text:p>
          </table:table-cell>
          <table:table-cell office:value-type="float" office:value="3.4520001411438" calcext:value-type="float">
            <text:p>3,4520001411438</text:p>
          </table:table-cell>
          <table:table-cell office:value-type="float" office:value="37116" calcext:value-type="float">
            <text:p>37116</text:p>
          </table:table-cell>
          <table:table-cell office:value-type="float" office:value="2.64199995994568" calcext:value-type="float">
            <text:p>2,64199995994568</text:p>
          </table:table-cell>
          <table:table-cell office:value-type="float" office:value="12259" calcext:value-type="float">
            <text:p>12259</text:p>
          </table:table-cell>
          <table:table-cell office:value-type="float" office:value="21702" calcext:value-type="float">
            <text:p>21702</text:p>
          </table:table-cell>
          <table:table-cell office:value-type="float" office:value="0.148000001907349" calcext:value-type="float">
            <text:p>0,148000001907349</text:p>
          </table:table-cell>
          <table:table-cell office:value-type="float" office:value="140.990000009537" calcext:value-type="float">
            <text:p>140,990000009537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4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05000162124634" calcext:value-type="float">
            <text:p>0,205000162124634</text:p>
          </table:table-cell>
          <table:table-cell office:value-type="float" office:value="1" calcext:value-type="float">
            <text:p>1</text:p>
          </table:table-cell>
          <table:table-cell office:value-type="float" office:value="3.05399990081787" calcext:value-type="float">
            <text:p>3,05399990081787</text:p>
          </table:table-cell>
          <table:table-cell office:value-type="float" office:value="3096" calcext:value-type="float">
            <text:p>3096</text:p>
          </table:table-cell>
          <table:table-cell office:value-type="float" office:value="0.335000038146973" calcext:value-type="float">
            <text:p>0,335000038146973</text:p>
          </table:table-cell>
          <table:table-cell office:value-type="float" office:value="3.59400010108948" calcext:value-type="float">
            <text:p>3,59400010108948</text:p>
          </table:table-cell>
          <table:table-cell office:value-type="float" office:value="37088" calcext:value-type="float">
            <text:p>37088</text:p>
          </table:table-cell>
          <table:table-cell office:value-type="float" office:value="2.76600003242493" calcext:value-type="float">
            <text:p>2,76600003242493</text:p>
          </table:table-cell>
          <table:table-cell office:value-type="float" office:value="5567" calcext:value-type="float">
            <text:p>5567</text:p>
          </table:table-cell>
          <table:table-cell office:value-type="float" office:value="8663" calcext:value-type="float">
            <text:p>8663</text:p>
          </table:table-cell>
          <table:table-cell office:value-type="float" office:value="0.118000030517578" calcext:value-type="float">
            <text:p>0,118000030517578</text:p>
          </table:table-cell>
          <table:table-cell office:value-type="float" office:value="178.244999885559" calcext:value-type="float">
            <text:p>178,244999885559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4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90999984741211" calcext:value-type="float">
            <text:p>0,190999984741211</text:p>
          </table:table-cell>
          <table:table-cell office:value-type="float" office:value="86" calcext:value-type="float">
            <text:p>86</text:p>
          </table:table-cell>
          <table:table-cell office:value-type="float" office:value="3.67300009727478" calcext:value-type="float">
            <text:p>3,67300009727478</text:p>
          </table:table-cell>
          <table:table-cell office:value-type="float" office:value="2959" calcext:value-type="float">
            <text:p>2959</text:p>
          </table:table-cell>
          <table:table-cell office:value-type="float" office:value="0.337999820709229" calcext:value-type="float">
            <text:p>0,337999820709229</text:p>
          </table:table-cell>
          <table:table-cell office:value-type="float" office:value="4.20199990272522" calcext:value-type="float">
            <text:p>4,20199990272522</text:p>
          </table:table-cell>
          <table:table-cell office:value-type="float" office:value="37102" calcext:value-type="float">
            <text:p>37102</text:p>
          </table:table-cell>
          <table:table-cell office:value-type="float" office:value="2.6729998588562" calcext:value-type="float">
            <text:p>2,6729998588562</text:p>
          </table:table-cell>
          <table:table-cell office:value-type="float" office:value="5215" calcext:value-type="float">
            <text:p>5215</text:p>
          </table:table-cell>
          <table:table-cell office:value-type="float" office:value="8174" calcext:value-type="float">
            <text:p>8174</text:p>
          </table:table-cell>
          <table:table-cell office:value-type="float" office:value="0.812000036239624" calcext:value-type="float">
            <text:p>0,812000036239624</text:p>
          </table:table-cell>
          <table:table-cell office:value-type="float" office:value="181.916000127792" calcext:value-type="float">
            <text:p>181,916000127792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4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89000034332275" calcext:value-type="float">
            <text:p>0,289000034332275</text:p>
          </table:table-cell>
          <table:table-cell office:value-type="float" office:value="58" calcext:value-type="float">
            <text:p>58</text:p>
          </table:table-cell>
          <table:table-cell office:value-type="float" office:value="4.53099989891052" calcext:value-type="float">
            <text:p>4,53099989891052</text:p>
          </table:table-cell>
          <table:table-cell office:value-type="float" office:value="1498" calcext:value-type="float">
            <text:p>1498</text:p>
          </table:table-cell>
          <table:table-cell office:value-type="float" office:value="0.397000074386597" calcext:value-type="float">
            <text:p>0,397000074386597</text:p>
          </table:table-cell>
          <table:table-cell office:value-type="float" office:value="5.21700000762939" calcext:value-type="float">
            <text:p>5,21700000762939</text:p>
          </table:table-cell>
          <table:table-cell office:value-type="float" office:value="37116" calcext:value-type="float">
            <text:p>37116</text:p>
          </table:table-cell>
          <table:table-cell office:value-type="float" office:value="3.50100016593933" calcext:value-type="float">
            <text:p>3,50100016593933</text:p>
          </table:table-cell>
          <table:table-cell office:value-type="float" office:value="2878" calcext:value-type="float">
            <text:p>2878</text:p>
          </table:table-cell>
          <table:table-cell office:value-type="float" office:value="4376" calcext:value-type="float">
            <text:p>4376</text:p>
          </table:table-cell>
          <table:table-cell office:value-type="float" office:value="0.688999891281128" calcext:value-type="float">
            <text:p>0,688999891281128</text:p>
          </table:table-cell>
          <table:table-cell office:value-type="float" office:value="198.184000015259" calcext:value-type="float">
            <text:p>198,184000015259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34999895095825" calcext:value-type="float">
            <text:p>0,234999895095825</text:p>
          </table:table-cell>
          <table:table-cell office:value-type="float" office:value="115" calcext:value-type="float">
            <text:p>115</text:p>
          </table:table-cell>
          <table:table-cell office:value-type="float" office:value="3.33200001716614" calcext:value-type="float">
            <text:p>3,33200001716614</text:p>
          </table:table-cell>
          <table:table-cell office:value-type="float" office:value="8698" calcext:value-type="float">
            <text:p>8698</text:p>
          </table:table-cell>
          <table:table-cell office:value-type="float" office:value="0.581000089645386" calcext:value-type="float">
            <text:p>0,581000089645386</text:p>
          </table:table-cell>
          <table:table-cell office:value-type="float" office:value="4.14800000190735" calcext:value-type="float">
            <text:p>4,14800000190735</text:p>
          </table:table-cell>
          <table:table-cell office:value-type="float" office:value="37088" calcext:value-type="float">
            <text:p>37088</text:p>
          </table:table-cell>
          <table:table-cell office:value-type="float" office:value="2.88499999046326" calcext:value-type="float">
            <text:p>2,88499999046326</text:p>
          </table:table-cell>
          <table:table-cell office:value-type="float" office:value="12187" calcext:value-type="float">
            <text:p>12187</text:p>
          </table:table-cell>
          <table:table-cell office:value-type="float" office:value="20885" calcext:value-type="float">
            <text:p>20885</text:p>
          </table:table-cell>
          <table:table-cell office:value-type="float" office:value="0.529000043869019" calcext:value-type="float">
            <text:p>0,529000043869019</text:p>
          </table:table-cell>
          <table:table-cell office:value-type="float" office:value="152.016000032425" calcext:value-type="float">
            <text:p>152,016000032425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20000028610229" calcext:value-type="float">
            <text:p>0,220000028610229</text:p>
          </table:table-cell>
          <table:table-cell office:value-type="float" office:value="9" calcext:value-type="float">
            <text:p>9</text:p>
          </table:table-cell>
          <table:table-cell office:value-type="float" office:value="3.76799988746643" calcext:value-type="float">
            <text:p>3,76799988746643</text:p>
          </table:table-cell>
          <table:table-cell office:value-type="float" office:value="0" calcext:value-type="float">
            <text:p>0</text:p>
          </table:table-cell>
          <table:table-cell office:value-type="float" office:value="0.29800009727478" calcext:value-type="float">
            <text:p>0,29800009727478</text:p>
          </table:table-cell>
          <table:table-cell office:value-type="float" office:value="4.28600001335144" calcext:value-type="float">
            <text:p>4,28600001335144</text:p>
          </table:table-cell>
          <table:table-cell office:value-type="float" office:value="37102" calcext:value-type="float">
            <text:p>37102</text:p>
          </table:table-cell>
          <table:table-cell office:value-type="float" office:value="2.83399987220764" calcext:value-type="float">
            <text:p>2,83399987220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000078201294" calcext:value-type="float">
            <text:p>0,193000078201294</text:p>
          </table:table-cell>
          <table:table-cell office:value-type="float" office:value="212.631999969482" calcext:value-type="float">
            <text:p>212,631999969482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6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59000062942505" calcext:value-type="float">
            <text:p>0,259000062942505</text:p>
          </table:table-cell>
          <table:table-cell office:value-type="float" office:value="1" calcext:value-type="float">
            <text:p>1</text:p>
          </table:table-cell>
          <table:table-cell office:value-type="float" office:value="3.20000004768372" calcext:value-type="float">
            <text:p>3,20000004768372</text:p>
          </table:table-cell>
          <table:table-cell office:value-type="float" office:value="5899" calcext:value-type="float">
            <text:p>5899</text:p>
          </table:table-cell>
          <table:table-cell office:value-type="float" office:value="0.329999923706055" calcext:value-type="float">
            <text:p>0,329999923706055</text:p>
          </table:table-cell>
          <table:table-cell office:value-type="float" office:value="3.78900003433228" calcext:value-type="float">
            <text:p>3,78900003433228</text:p>
          </table:table-cell>
          <table:table-cell office:value-type="float" office:value="37088" calcext:value-type="float">
            <text:p>37088</text:p>
          </table:table-cell>
          <table:table-cell office:value-type="float" office:value="2.85199999809265" calcext:value-type="float">
            <text:p>2,85199999809265</text:p>
          </table:table-cell>
          <table:table-cell office:value-type="float" office:value="9351" calcext:value-type="float">
            <text:p>9351</text:p>
          </table:table-cell>
          <table:table-cell office:value-type="float" office:value="15250" calcext:value-type="float">
            <text:p>15250</text:p>
          </table:table-cell>
          <table:table-cell office:value-type="float" office:value="0.0959999561309814" calcext:value-type="float">
            <text:p>0,095999956130981</text:p>
          </table:table-cell>
          <table:table-cell office:value-type="float" office:value="153.793999910355" calcext:value-type="float">
            <text:p>153,793999910355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43000030517578" calcext:value-type="float">
            <text:p>0,243000030517578</text:p>
          </table:table-cell>
          <table:table-cell office:value-type="float" office:value="2" calcext:value-type="float">
            <text:p>2</text:p>
          </table:table-cell>
          <table:table-cell office:value-type="float" office:value="3.44900012016296" calcext:value-type="float">
            <text:p>3,44900012016296</text:p>
          </table:table-cell>
          <table:table-cell office:value-type="float" office:value="0" calcext:value-type="float">
            <text:p>0</text:p>
          </table:table-cell>
          <table:table-cell office:value-type="float" office:value="0.342999935150146" calcext:value-type="float">
            <text:p>0,342999935150146</text:p>
          </table:table-cell>
          <table:table-cell office:value-type="float" office:value="4.03500008583069" calcext:value-type="float">
            <text:p>4,03500008583069</text:p>
          </table:table-cell>
          <table:table-cell office:value-type="float" office:value="37116" calcext:value-type="float">
            <text:p>37116</text:p>
          </table:table-cell>
          <table:table-cell office:value-type="float" office:value="2.87299990653992" calcext:value-type="float">
            <text:p>2,87299990653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000148773193" calcext:value-type="float">
            <text:p>0,169000148773193</text:p>
          </table:table-cell>
          <table:table-cell office:value-type="float" office:value="211.078999996185" calcext:value-type="float">
            <text:p>211,078999996185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66000032424927" calcext:value-type="float">
            <text:p>0,266000032424927</text:p>
          </table:table-cell>
          <table:table-cell office:value-type="float" office:value="13" calcext:value-type="float">
            <text:p>13</text:p>
          </table:table-cell>
          <table:table-cell office:value-type="float" office:value="3.6029999256134" calcext:value-type="float">
            <text:p>3,6029999256134</text:p>
          </table:table-cell>
          <table:table-cell office:value-type="float" office:value="17045" calcext:value-type="float">
            <text:p>17045</text:p>
          </table:table-cell>
          <table:table-cell office:value-type="float" office:value="0.382000207901001" calcext:value-type="float">
            <text:p>0,382000207901001</text:p>
          </table:table-cell>
          <table:table-cell office:value-type="float" office:value="4.25100016593933" calcext:value-type="float">
            <text:p>4,25100016593933</text:p>
          </table:table-cell>
          <table:table-cell office:value-type="float" office:value="37088" calcext:value-type="float">
            <text:p>37088</text:p>
          </table:table-cell>
          <table:table-cell office:value-type="float" office:value="3.47000002861023" calcext:value-type="float">
            <text:p>3,47000002861023</text:p>
          </table:table-cell>
          <table:table-cell office:value-type="float" office:value="19395" calcext:value-type="float">
            <text:p>19395</text:p>
          </table:table-cell>
          <table:table-cell office:value-type="float" office:value="36440" calcext:value-type="float">
            <text:p>36440</text:p>
          </table:table-cell>
          <table:table-cell office:value-type="float" office:value="0.0809998512268066" calcext:value-type="float">
            <text:p>0,080999851226807</text:p>
          </table:table-cell>
          <table:table-cell office:value-type="float" office:value="114.87299990654" calcext:value-type="float">
            <text:p>114,87299990654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6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1399998664856" calcext:value-type="float">
            <text:p>0,21399998664856</text:p>
          </table:table-cell>
          <table:table-cell office:value-type="float" office:value="45" calcext:value-type="float">
            <text:p>45</text:p>
          </table:table-cell>
          <table:table-cell office:value-type="float" office:value="3.66799998283386" calcext:value-type="float">
            <text:p>3,66799998283386</text:p>
          </table:table-cell>
          <table:table-cell office:value-type="float" office:value="2992" calcext:value-type="float">
            <text:p>2992</text:p>
          </table:table-cell>
          <table:table-cell office:value-type="float" office:value="0.360000133514404" calcext:value-type="float">
            <text:p>0,360000133514404</text:p>
          </table:table-cell>
          <table:table-cell office:value-type="float" office:value="4.24200010299683" calcext:value-type="float">
            <text:p>4,24200010299683</text:p>
          </table:table-cell>
          <table:table-cell office:value-type="float" office:value="37102" calcext:value-type="float">
            <text:p>37102</text:p>
          </table:table-cell>
          <table:table-cell office:value-type="float" office:value="3.03800010681152" calcext:value-type="float">
            <text:p>3,03800010681152</text:p>
          </table:table-cell>
          <table:table-cell office:value-type="float" office:value="5343" calcext:value-type="float">
            <text:p>5343</text:p>
          </table:table-cell>
          <table:table-cell office:value-type="float" office:value="8335" calcext:value-type="float">
            <text:p>8335</text:p>
          </table:table-cell>
          <table:table-cell office:value-type="float" office:value="0.269000053405762" calcext:value-type="float">
            <text:p>0,269000053405762</text:p>
          </table:table-cell>
          <table:table-cell office:value-type="float" office:value="188.761000156403" calcext:value-type="float">
            <text:p>188,761000156403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6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65000104904175" calcext:value-type="float">
            <text:p>0,265000104904175</text:p>
          </table:table-cell>
          <table:table-cell office:value-type="float" office:value="6" calcext:value-type="float">
            <text:p>6</text:p>
          </table:table-cell>
          <table:table-cell office:value-type="float" office:value="3.96399998664856" calcext:value-type="float">
            <text:p>3,96399998664856</text:p>
          </table:table-cell>
          <table:table-cell office:value-type="float" office:value="7283" calcext:value-type="float">
            <text:p>7283</text:p>
          </table:table-cell>
          <table:table-cell office:value-type="float" office:value="0.430999994277954" calcext:value-type="float">
            <text:p>0,430999994277954</text:p>
          </table:table-cell>
          <table:table-cell office:value-type="float" office:value="4.66000008583069" calcext:value-type="float">
            <text:p>4,66000008583069</text:p>
          </table:table-cell>
          <table:table-cell office:value-type="float" office:value="37116" calcext:value-type="float">
            <text:p>37116</text:p>
          </table:table-cell>
          <table:table-cell office:value-type="float" office:value="2.82400012016296" calcext:value-type="float">
            <text:p>2,82400012016296</text:p>
          </table:table-cell>
          <table:table-cell office:value-type="float" office:value="10772" calcext:value-type="float">
            <text:p>10772</text:p>
          </table:table-cell>
          <table:table-cell office:value-type="float" office:value="18055" calcext:value-type="float">
            <text:p>18055</text:p>
          </table:table-cell>
          <table:table-cell office:value-type="float" office:value="0.117999792098999" calcext:value-type="float">
            <text:p>0,117999792098999</text:p>
          </table:table-cell>
          <table:table-cell office:value-type="float" office:value="155.099999904633" calcext:value-type="float">
            <text:p>155,099999904633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8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8500018119812" calcext:value-type="float">
            <text:p>0,18500018119812</text:p>
          </table:table-cell>
          <table:table-cell office:value-type="float" office:value="62" calcext:value-type="float">
            <text:p>62</text:p>
          </table:table-cell>
          <table:table-cell office:value-type="float" office:value="3.25799989700317" calcext:value-type="float">
            <text:p>3,25799989700317</text:p>
          </table:table-cell>
          <table:table-cell office:value-type="float" office:value="4403" calcext:value-type="float">
            <text:p>4403</text:p>
          </table:table-cell>
          <table:table-cell office:value-type="float" office:value="0.466000080108643" calcext:value-type="float">
            <text:p>0,466000080108643</text:p>
          </table:table-cell>
          <table:table-cell office:value-type="float" office:value="3.90900015830994" calcext:value-type="float">
            <text:p>3,90900015830994</text:p>
          </table:table-cell>
          <table:table-cell office:value-type="float" office:value="37088" calcext:value-type="float">
            <text:p>37088</text:p>
          </table:table-cell>
          <table:table-cell office:value-type="float" office:value="2.80900001525879" calcext:value-type="float">
            <text:p>2,80900001525879</text:p>
          </table:table-cell>
          <table:table-cell office:value-type="float" office:value="7375" calcext:value-type="float">
            <text:p>7375</text:p>
          </table:table-cell>
          <table:table-cell office:value-type="float" office:value="11778" calcext:value-type="float">
            <text:p>11778</text:p>
          </table:table-cell>
          <table:table-cell office:value-type="float" office:value="0.199000120162964" calcext:value-type="float">
            <text:p>0,199000120162964</text:p>
          </table:table-cell>
          <table:table-cell office:value-type="float" office:value="172.042000055313" calcext:value-type="float">
            <text:p>172,042000055313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88000011444092" calcext:value-type="float">
            <text:p>0,388000011444092</text:p>
          </table:table-cell>
          <table:table-cell office:value-type="float" office:value="46" calcext:value-type="float">
            <text:p>46</text:p>
          </table:table-cell>
          <table:table-cell office:value-type="float" office:value="3.5699999332428" calcext:value-type="float">
            <text:p>3,5699999332428</text:p>
          </table:table-cell>
          <table:table-cell office:value-type="float" office:value="2860" calcext:value-type="float">
            <text:p>2860</text:p>
          </table:table-cell>
          <table:table-cell office:value-type="float" office:value="0.532999992370606" calcext:value-type="float">
            <text:p>0,532999992370606</text:p>
          </table:table-cell>
          <table:table-cell office:value-type="float" office:value="4.4909999370575" calcext:value-type="float">
            <text:p>4,4909999370575</text:p>
          </table:table-cell>
          <table:table-cell office:value-type="float" office:value="37116" calcext:value-type="float">
            <text:p>37116</text:p>
          </table:table-cell>
          <table:table-cell office:value-type="float" office:value="3.88599991798401" calcext:value-type="float">
            <text:p>3,88599991798401</text:p>
          </table:table-cell>
          <table:table-cell office:value-type="float" office:value="5262" calcext:value-type="float">
            <text:p>5262</text:p>
          </table:table-cell>
          <table:table-cell office:value-type="float" office:value="8122" calcext:value-type="float">
            <text:p>8122</text:p>
          </table:table-cell>
          <table:table-cell office:value-type="float" office:value="0.245999813079834" calcext:value-type="float">
            <text:p>0,245999813079834</text:p>
          </table:table-cell>
          <table:table-cell office:value-type="float" office:value="179.767999887466" calcext:value-type="float">
            <text:p>179,767999887466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1399998664856" calcext:value-type="float">
            <text:p>0,21399998664856</text:p>
          </table:table-cell>
          <table:table-cell office:value-type="float" office:value="2" calcext:value-type="float">
            <text:p>2</text:p>
          </table:table-cell>
          <table:table-cell office:value-type="float" office:value="3.51100015640259" calcext:value-type="float">
            <text:p>3,51100015640259</text:p>
          </table:table-cell>
          <table:table-cell office:value-type="float" office:value="0" calcext:value-type="float">
            <text:p>0</text:p>
          </table:table-cell>
          <table:table-cell office:value-type="float" office:value="0.307999849319458" calcext:value-type="float">
            <text:p>0,307999849319458</text:p>
          </table:table-cell>
          <table:table-cell office:value-type="float" office:value="4.03299999237061" calcext:value-type="float">
            <text:p>4,03299999237061</text:p>
          </table:table-cell>
          <table:table-cell office:value-type="float" office:value="37102" calcext:value-type="float">
            <text:p>37102</text:p>
          </table:table-cell>
          <table:table-cell office:value-type="float" office:value="2.91300010681152" calcext:value-type="float">
            <text:p>2,91300010681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8999948501587" calcext:value-type="float">
            <text:p>0,128999948501587</text:p>
          </table:table-cell>
          <table:table-cell office:value-type="float" office:value="213.082999944687" calcext:value-type="float">
            <text:p>213,082999944687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14999914169312" calcext:value-type="float">
            <text:p>0,214999914169312</text:p>
          </table:table-cell>
          <table:table-cell office:value-type="float" office:value="1" calcext:value-type="float">
            <text:p>1</text:p>
          </table:table-cell>
          <table:table-cell office:value-type="float" office:value="3.31100010871887" calcext:value-type="float">
            <text:p>3,31100010871887</text:p>
          </table:table-cell>
          <table:table-cell office:value-type="float" office:value="25690" calcext:value-type="float">
            <text:p>25690</text:p>
          </table:table-cell>
          <table:table-cell office:value-type="float" office:value="0.41100001335144" calcext:value-type="float">
            <text:p>0,41100001335144</text:p>
          </table:table-cell>
          <table:table-cell office:value-type="float" office:value="3.93700003623962" calcext:value-type="float">
            <text:p>3,93700003623962</text:p>
          </table:table-cell>
          <table:table-cell office:value-type="float" office:value="37088" calcext:value-type="float">
            <text:p>37088</text:p>
          </table:table-cell>
          <table:table-cell office:value-type="float" office:value="2.79399991035461" calcext:value-type="float">
            <text:p>2,79399991035461</text:p>
          </table:table-cell>
          <table:table-cell office:value-type="float" office:value="25236" calcext:value-type="float">
            <text:p>25236</text:p>
          </table:table-cell>
          <table:table-cell office:value-type="float" office:value="50926" calcext:value-type="float">
            <text:p>50926</text:p>
          </table:table-cell>
          <table:table-cell office:value-type="float" office:value="0.0569999217987061" calcext:value-type="float">
            <text:p>0,056999921798706</text:p>
          </table:table-cell>
          <table:table-cell office:value-type="float" office:value="96.5709998607636" calcext:value-type="float">
            <text:p>96,5709998607636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1.0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09000015258789" calcext:value-type="float">
            <text:p>0,309000015258789</text:p>
          </table:table-cell>
          <table:table-cell office:value-type="float" office:value="1" calcext:value-type="float">
            <text:p>1</text:p>
          </table:table-cell>
          <table:table-cell office:value-type="float" office:value="4.13699984550476" calcext:value-type="float">
            <text:p>4,13699984550476</text:p>
          </table:table-cell>
          <table:table-cell office:value-type="float" office:value="18282" calcext:value-type="float">
            <text:p>18282</text:p>
          </table:table-cell>
          <table:table-cell office:value-type="float" office:value="0.836000204086304" calcext:value-type="float">
            <text:p>0,836000204086304</text:p>
          </table:table-cell>
          <table:table-cell office:value-type="float" office:value="5.28200006484985" calcext:value-type="float">
            <text:p>5,28200006484985</text:p>
          </table:table-cell>
          <table:table-cell office:value-type="float" office:value="37088" calcext:value-type="float">
            <text:p>37088</text:p>
          </table:table-cell>
          <table:table-cell office:value-type="float" office:value="3.84100008010864" calcext:value-type="float">
            <text:p>3,84100008010864</text:p>
          </table:table-cell>
          <table:table-cell office:value-type="float" office:value="20284" calcext:value-type="float">
            <text:p>20284</text:p>
          </table:table-cell>
          <table:table-cell office:value-type="float" office:value="38566" calcext:value-type="float">
            <text:p>38566</text:p>
          </table:table-cell>
          <table:table-cell office:value-type="float" office:value="0.0580000877380371" calcext:value-type="float">
            <text:p>0,058000087738037</text:p>
          </table:table-cell>
          <table:table-cell office:value-type="float" office:value="105.584000110626" calcext:value-type="float">
            <text:p>105,584000110626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8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30999946594238" calcext:value-type="float">
            <text:p>0,230999946594238</text:p>
          </table:table-cell>
          <table:table-cell office:value-type="float" office:value="3" calcext:value-type="float">
            <text:p>3</text:p>
          </table:table-cell>
          <table:table-cell office:value-type="float" office:value="3.42799997329712" calcext:value-type="float">
            <text:p>3,42799997329712</text:p>
          </table:table-cell>
          <table:table-cell office:value-type="float" office:value="4413" calcext:value-type="float">
            <text:p>4413</text:p>
          </table:table-cell>
          <table:table-cell office:value-type="float" office:value="0.302000045776367" calcext:value-type="float">
            <text:p>0,302000045776367</text:p>
          </table:table-cell>
          <table:table-cell office:value-type="float" office:value="3.96099996566772" calcext:value-type="float">
            <text:p>3,96099996566772</text:p>
          </table:table-cell>
          <table:table-cell office:value-type="float" office:value="37116" calcext:value-type="float">
            <text:p>37116</text:p>
          </table:table-cell>
          <table:table-cell office:value-type="float" office:value="2.89300012588501" calcext:value-type="float">
            <text:p>2,89300012588501</text:p>
          </table:table-cell>
          <table:table-cell office:value-type="float" office:value="7299" calcext:value-type="float">
            <text:p>7299</text:p>
          </table:table-cell>
          <table:table-cell office:value-type="float" office:value="11712" calcext:value-type="float">
            <text:p>11712</text:p>
          </table:table-cell>
          <table:table-cell office:value-type="float" office:value="0.148999929428101" calcext:value-type="float">
            <text:p>0,148999929428101</text:p>
          </table:table-cell>
          <table:table-cell office:value-type="float" office:value="176.875" calcext:value-type="float">
            <text:p>176,875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8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99000024795532" calcext:value-type="float">
            <text:p>0,299000024795532</text:p>
          </table:table-cell>
          <table:table-cell office:value-type="float" office:value="1" calcext:value-type="float">
            <text:p>1</text:p>
          </table:table-cell>
          <table:table-cell office:value-type="float" office:value="4.34000015258789" calcext:value-type="float">
            <text:p>4,34000015258789</text:p>
          </table:table-cell>
          <table:table-cell office:value-type="float" office:value="2971" calcext:value-type="float">
            <text:p>2971</text:p>
          </table:table-cell>
          <table:table-cell office:value-type="float" office:value="0.372999906539917" calcext:value-type="float">
            <text:p>0,372999906539917</text:p>
          </table:table-cell>
          <table:table-cell office:value-type="float" office:value="5.01200008392334" calcext:value-type="float">
            <text:p>5,01200008392334</text:p>
          </table:table-cell>
          <table:table-cell office:value-type="float" office:value="37102" calcext:value-type="float">
            <text:p>37102</text:p>
          </table:table-cell>
          <table:table-cell office:value-type="float" office:value="3.46399998664856" calcext:value-type="float">
            <text:p>3,46399998664856</text:p>
          </table:table-cell>
          <table:table-cell office:value-type="float" office:value="5316" calcext:value-type="float">
            <text:p>5316</text:p>
          </table:table-cell>
          <table:table-cell office:value-type="float" office:value="8287" calcext:value-type="float">
            <text:p>8287</text:p>
          </table:table-cell>
          <table:table-cell office:value-type="float" office:value="0.0959999561309814" calcext:value-type="float">
            <text:p>0,095999956130981</text:p>
          </table:table-cell>
          <table:table-cell office:value-type="float" office:value="190.967000007629" calcext:value-type="float">
            <text:p>190,967000007629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46999979019165" calcext:value-type="float">
            <text:p>0,246999979019165</text:p>
          </table:table-cell>
          <table:table-cell office:value-type="float" office:value="1" calcext:value-type="float">
            <text:p>1</text:p>
          </table:table-cell>
          <table:table-cell office:value-type="float" office:value="4.3659999370575" calcext:value-type="float">
            <text:p>4,3659999370575</text:p>
          </table:table-cell>
          <table:table-cell office:value-type="float" office:value="7300" calcext:value-type="float">
            <text:p>7300</text:p>
          </table:table-cell>
          <table:table-cell office:value-type="float" office:value="0.485000133514404" calcext:value-type="float">
            <text:p>0,485000133514404</text:p>
          </table:table-cell>
          <table:table-cell office:value-type="float" office:value="5.09800004959106" calcext:value-type="float">
            <text:p>5,09800004959106</text:p>
          </table:table-cell>
          <table:table-cell office:value-type="float" office:value="37116" calcext:value-type="float">
            <text:p>37116</text:p>
          </table:table-cell>
          <table:table-cell office:value-type="float" office:value="3.28999996185303" calcext:value-type="float">
            <text:p>3,28999996185303</text:p>
          </table:table-cell>
          <table:table-cell office:value-type="float" office:value="10919" calcext:value-type="float">
            <text:p>10919</text:p>
          </table:table-cell>
          <table:table-cell office:value-type="float" office:value="18219" calcext:value-type="float">
            <text:p>18219</text:p>
          </table:table-cell>
          <table:table-cell office:value-type="float" office:value="0.0729999542236328" calcext:value-type="float">
            <text:p>0,072999954223633</text:p>
          </table:table-cell>
          <table:table-cell office:value-type="float" office:value="148.490999937058" calcext:value-type="float">
            <text:p>148,490999937058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53000020980835" calcext:value-type="float">
            <text:p>0,253000020980835</text:p>
          </table:table-cell>
          <table:table-cell office:value-type="float" office:value="3" calcext:value-type="float">
            <text:p>3</text:p>
          </table:table-cell>
          <table:table-cell office:value-type="float" office:value="3.64499998092651" calcext:value-type="float">
            <text:p>3,64499998092651</text:p>
          </table:table-cell>
          <table:table-cell office:value-type="float" office:value="14238" calcext:value-type="float">
            <text:p>14238</text:p>
          </table:table-cell>
          <table:table-cell office:value-type="float" office:value="0.328999996185303" calcext:value-type="float">
            <text:p>0,328999996185303</text:p>
          </table:table-cell>
          <table:table-cell office:value-type="float" office:value="4.2279999256134" calcext:value-type="float">
            <text:p>4,2279999256134</text:p>
          </table:table-cell>
          <table:table-cell office:value-type="float" office:value="37102" calcext:value-type="float">
            <text:p>37102</text:p>
          </table:table-cell>
          <table:table-cell office:value-type="float" office:value="2.82299995422363" calcext:value-type="float">
            <text:p>2,82299995422363</text:p>
          </table:table-cell>
          <table:table-cell office:value-type="float" office:value="17558" calcext:value-type="float">
            <text:p>17558</text:p>
          </table:table-cell>
          <table:table-cell office:value-type="float" office:value="31796" calcext:value-type="float">
            <text:p>31796</text:p>
          </table:table-cell>
          <table:table-cell office:value-type="float" office:value="0.0690000057220459" calcext:value-type="float">
            <text:p>0,069000005722046</text:p>
          </table:table-cell>
          <table:table-cell office:value-type="float" office:value="112.733999967575" calcext:value-type="float">
            <text:p>112,733999967575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1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24999904632568" calcext:value-type="float">
            <text:p>0,224999904632568</text:p>
          </table:table-cell>
          <table:table-cell office:value-type="float" office:value="2" calcext:value-type="float">
            <text:p>2</text:p>
          </table:table-cell>
          <table:table-cell office:value-type="float" office:value="3.40000009536743" calcext:value-type="float">
            <text:p>3,40000009536743</text:p>
          </table:table-cell>
          <table:table-cell office:value-type="float" office:value="0" calcext:value-type="float">
            <text:p>0</text:p>
          </table:table-cell>
          <table:table-cell office:value-type="float" office:value="0.562000036239624" calcext:value-type="float">
            <text:p>0,562000036239624</text:p>
          </table:table-cell>
          <table:table-cell office:value-type="float" office:value="4.18700003623962" calcext:value-type="float">
            <text:p>4,18700003623962</text:p>
          </table:table-cell>
          <table:table-cell office:value-type="float" office:value="37088" calcext:value-type="float">
            <text:p>37088</text:p>
          </table:table-cell>
          <table:table-cell office:value-type="float" office:value="2.91799998283386" calcext:value-type="float">
            <text:p>2,9179999828338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.428999900817871" calcext:value-type="float">
            <text:p>0,428999900817871</text:p>
          </table:table-cell>
          <table:table-cell office:value-type="float" office:value="225.143999814987" calcext:value-type="float">
            <text:p>225,143999814987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2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40000009536743" calcext:value-type="float">
            <text:p>0,240000009536743</text:p>
          </table:table-cell>
          <table:table-cell office:value-type="float" office:value="18" calcext:value-type="float">
            <text:p>18</text:p>
          </table:table-cell>
          <table:table-cell office:value-type="float" office:value="3.33500003814697" calcext:value-type="float">
            <text:p>3,33500003814697</text:p>
          </table:table-cell>
          <table:table-cell office:value-type="float" office:value="27854" calcext:value-type="float">
            <text:p>27854</text:p>
          </table:table-cell>
          <table:table-cell office:value-type="float" office:value="0.651999950408936" calcext:value-type="float">
            <text:p>0,651999950408936</text:p>
          </table:table-cell>
          <table:table-cell office:value-type="float" office:value="4.22699999809265" calcext:value-type="float">
            <text:p>4,22699999809265</text:p>
          </table:table-cell>
          <table:table-cell office:value-type="float" office:value="37088" calcext:value-type="float">
            <text:p>37088</text:p>
          </table:table-cell>
          <table:table-cell office:value-type="float" office:value="2.89300012588501" calcext:value-type="float">
            <text:p>2,89300012588501</text:p>
          </table:table-cell>
          <table:table-cell office:value-type="float" office:value="26468" calcext:value-type="float">
            <text:p>26468</text:p>
          </table:table-cell>
          <table:table-cell office:value-type="float" office:value="54322" calcext:value-type="float">
            <text:p>54322</text:p>
          </table:table-cell>
          <table:table-cell office:value-type="float" office:value="0.223999977111816" calcext:value-type="float">
            <text:p>0,223999977111816</text:p>
          </table:table-cell>
          <table:table-cell office:value-type="float" office:value="84.0390000343323" calcext:value-type="float">
            <text:p>84,0390000343323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1.0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23999977111816" calcext:value-type="float">
            <text:p>0,223999977111816</text:p>
          </table:table-cell>
          <table:table-cell office:value-type="float" office:value="1" calcext:value-type="float">
            <text:p>1</text:p>
          </table:table-cell>
          <table:table-cell office:value-type="float" office:value="3.55900001525879" calcext:value-type="float">
            <text:p>3,55900001525879</text:p>
          </table:table-cell>
          <table:table-cell office:value-type="float" office:value="5771" calcext:value-type="float">
            <text:p>5771</text:p>
          </table:table-cell>
          <table:table-cell office:value-type="float" office:value="0.401000022888184" calcext:value-type="float">
            <text:p>0,401000022888184</text:p>
          </table:table-cell>
          <table:table-cell office:value-type="float" office:value="4.18400001525879" calcext:value-type="float">
            <text:p>4,18400001525879</text:p>
          </table:table-cell>
          <table:table-cell office:value-type="float" office:value="37116" calcext:value-type="float">
            <text:p>37116</text:p>
          </table:table-cell>
          <table:table-cell office:value-type="float" office:value="3.18899989128113" calcext:value-type="float">
            <text:p>3,18899989128113</text:p>
          </table:table-cell>
          <table:table-cell office:value-type="float" office:value="9097" calcext:value-type="float">
            <text:p>9097</text:p>
          </table:table-cell>
          <table:table-cell office:value-type="float" office:value="14868" calcext:value-type="float">
            <text:p>14868</text:p>
          </table:table-cell>
          <table:table-cell office:value-type="float" office:value="0.0839998722076416" calcext:value-type="float">
            <text:p>0,083999872207642</text:p>
          </table:table-cell>
          <table:table-cell office:value-type="float" office:value="166.506999969482" calcext:value-type="float">
            <text:p>166,506999969482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rob_1.0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365999937057495" calcext:value-type="float">
            <text:p>0,365999937057495</text:p>
          </table:table-cell>
          <table:table-cell office:value-type="float" office:value="43" calcext:value-type="float">
            <text:p>43</text:p>
          </table:table-cell>
          <table:table-cell office:value-type="float" office:value="4.3510000705719" calcext:value-type="float">
            <text:p>4,3510000705719</text:p>
          </table:table-cell>
          <table:table-cell office:value-type="float" office:value="4522" calcext:value-type="float">
            <text:p>4522</text:p>
          </table:table-cell>
          <table:table-cell office:value-type="float" office:value="0.474999904632568" calcext:value-type="float">
            <text:p>0,474999904632568</text:p>
          </table:table-cell>
          <table:table-cell office:value-type="float" office:value="5.19199991226196" calcext:value-type="float">
            <text:p>5,19199991226196</text:p>
          </table:table-cell>
          <table:table-cell office:value-type="float" office:value="37102" calcext:value-type="float">
            <text:p>37102</text:p>
          </table:table-cell>
          <table:table-cell office:value-type="float" office:value="3.00399994850159" calcext:value-type="float">
            <text:p>3,00399994850159</text:p>
          </table:table-cell>
          <table:table-cell office:value-type="float" office:value="7627" calcext:value-type="float">
            <text:p>7627</text:p>
          </table:table-cell>
          <table:table-cell office:value-type="float" office:value="12149" calcext:value-type="float">
            <text:p>12149</text:p>
          </table:table-cell>
          <table:table-cell office:value-type="float" office:value="0.288000106811523" calcext:value-type="float">
            <text:p>0,288000106811523</text:p>
          </table:table-cell>
          <table:table-cell office:value-type="float" office:value="177.354000091553" calcext:value-type="float">
            <text:p>177,354000091553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17999935150146" calcext:value-type="float">
            <text:p>0,217999935150146</text:p>
          </table:table-cell>
          <table:table-cell office:value-type="float" office:value="4" calcext:value-type="float">
            <text:p>4</text:p>
          </table:table-cell>
          <table:table-cell office:value-type="float" office:value="3.19000005722046" calcext:value-type="float">
            <text:p>3,19000005722046</text:p>
          </table:table-cell>
          <table:table-cell office:value-type="float" office:value="5330" calcext:value-type="float">
            <text:p>5330</text:p>
          </table:table-cell>
          <table:table-cell office:value-type="float" office:value="0.661999940872192" calcext:value-type="float">
            <text:p>0,661999940872192</text:p>
          </table:table-cell>
          <table:table-cell office:value-type="float" office:value="4.0699999332428" calcext:value-type="float">
            <text:p>4,0699999332428</text:p>
          </table:table-cell>
          <table:table-cell office:value-type="float" office:value="37088" calcext:value-type="float">
            <text:p>37088</text:p>
          </table:table-cell>
          <table:table-cell office:value-type="float" office:value="2.94700002670288" calcext:value-type="float">
            <text:p>2,94700002670288</text:p>
          </table:table-cell>
          <table:table-cell office:value-type="float" office:value="8548" calcext:value-type="float">
            <text:p>8548</text:p>
          </table:table-cell>
          <table:table-cell office:value-type="float" office:value="13878" calcext:value-type="float">
            <text:p>13878</text:p>
          </table:table-cell>
          <table:table-cell office:value-type="float" office:value="0.221999883651733" calcext:value-type="float">
            <text:p>0,221999883651733</text:p>
          </table:table-cell>
          <table:table-cell office:value-type="float" office:value="169.514999866486" calcext:value-type="float">
            <text:p>169,514999866486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1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16999912261963" calcext:value-type="float">
            <text:p>0,316999912261963</text:p>
          </table:table-cell>
          <table:table-cell office:value-type="float" office:value="152" calcext:value-type="float">
            <text:p>152</text:p>
          </table:table-cell>
          <table:table-cell office:value-type="float" office:value="4.20000004768372" calcext:value-type="float">
            <text:p>4,20000004768372</text:p>
          </table:table-cell>
          <table:table-cell office:value-type="float" office:value="0" calcext:value-type="float">
            <text:p>0</text:p>
          </table:table-cell>
          <table:table-cell office:value-type="float" office:value="0.761999845504761" calcext:value-type="float">
            <text:p>0,761999845504761</text:p>
          </table:table-cell>
          <table:table-cell office:value-type="float" office:value="5.27899980545044" calcext:value-type="float">
            <text:p>5,27899980545044</text:p>
          </table:table-cell>
          <table:table-cell office:value-type="float" office:value="37116" calcext:value-type="float">
            <text:p>37116</text:p>
          </table:table-cell>
          <table:table-cell office:value-type="float" office:value="3.06900000572205" calcext:value-type="float">
            <text:p>3,06900000572205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9.59299993515015" calcext:value-type="float">
            <text:p>9,59299993515015</text:p>
          </table:table-cell>
          <table:table-cell office:value-type="float" office:value="223.268999814987" calcext:value-type="float">
            <text:p>223,268999814987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1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373000144958496" calcext:value-type="float">
            <text:p>0,373000144958496</text:p>
          </table:table-cell>
          <table:table-cell office:value-type="float" office:value="88" calcext:value-type="float">
            <text:p>88</text:p>
          </table:table-cell>
          <table:table-cell office:value-type="float" office:value="6.18700003623962" calcext:value-type="float">
            <text:p>6,18700003623962</text:p>
          </table:table-cell>
          <table:table-cell office:value-type="float" office:value="0" calcext:value-type="float">
            <text:p>0</text:p>
          </table:table-cell>
          <table:table-cell office:value-type="float" office:value="0.632999897003174" calcext:value-type="float">
            <text:p>0,632999897003174</text:p>
          </table:table-cell>
          <table:table-cell office:value-type="float" office:value="7.19300007820129" calcext:value-type="float">
            <text:p>7,19300007820129</text:p>
          </table:table-cell>
          <table:table-cell office:value-type="float" office:value="37102" calcext:value-type="float">
            <text:p>37102</text:p>
          </table:table-cell>
          <table:table-cell office:value-type="float" office:value="3.31100010871887" calcext:value-type="float">
            <text:p>3,31100010871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409999370575" calcext:value-type="float">
            <text:p>6,7409999370575</text:p>
          </table:table-cell>
          <table:table-cell office:value-type="float" office:value="218.467000007629" calcext:value-type="float">
            <text:p>218,467000007629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4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42000102996826" calcext:value-type="float">
            <text:p>0,242000102996826</text:p>
          </table:table-cell>
          <table:table-cell office:value-type="float" office:value="55" calcext:value-type="float">
            <text:p>55</text:p>
          </table:table-cell>
          <table:table-cell office:value-type="float" office:value="3.24799990653992" calcext:value-type="float">
            <text:p>3,24799990653992</text:p>
          </table:table-cell>
          <table:table-cell office:value-type="float" office:value="5440" calcext:value-type="float">
            <text:p>5440</text:p>
          </table:table-cell>
          <table:table-cell office:value-type="float" office:value="0.919000148773193" calcext:value-type="float">
            <text:p>0,919000148773193</text:p>
          </table:table-cell>
          <table:table-cell office:value-type="float" office:value="4.40900015830994" calcext:value-type="float">
            <text:p>4,40900015830994</text:p>
          </table:table-cell>
          <table:table-cell office:value-type="float" office:value="37088" calcext:value-type="float">
            <text:p>37088</text:p>
          </table:table-cell>
          <table:table-cell office:value-type="float" office:value="2.85300016403198" calcext:value-type="float">
            <text:p>2,85300016403198</text:p>
          </table:table-cell>
          <table:table-cell office:value-type="float" office:value="8747" calcext:value-type="float">
            <text:p>8747</text:p>
          </table:table-cell>
          <table:table-cell office:value-type="float" office:value="14187" calcext:value-type="float">
            <text:p>14187</text:p>
          </table:table-cell>
          <table:table-cell office:value-type="float" office:value="0.426000118255615" calcext:value-type="float">
            <text:p>0,426000118255615</text:p>
          </table:table-cell>
          <table:table-cell office:value-type="float" office:value="174.541000127792" calcext:value-type="float">
            <text:p>174,541000127792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2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17999935150146" calcext:value-type="float">
            <text:p>0,217999935150146</text:p>
          </table:table-cell>
          <table:table-cell office:value-type="float" office:value="4" calcext:value-type="float">
            <text:p>4</text:p>
          </table:table-cell>
          <table:table-cell office:value-type="float" office:value="4.2039999961853" calcext:value-type="float">
            <text:p>4,2039999961853</text:p>
          </table:table-cell>
          <table:table-cell office:value-type="float" office:value="10272" calcext:value-type="float">
            <text:p>10272</text:p>
          </table:table-cell>
          <table:table-cell office:value-type="float" office:value="0.585999965667725" calcext:value-type="float">
            <text:p>0,585999965667725</text:p>
          </table:table-cell>
          <table:table-cell office:value-type="float" office:value="5.00799989700317" calcext:value-type="float">
            <text:p>5,00799989700317</text:p>
          </table:table-cell>
          <table:table-cell office:value-type="float" office:value="37102" calcext:value-type="float">
            <text:p>37102</text:p>
          </table:table-cell>
          <table:table-cell office:value-type="float" office:value="3.44099998474121" calcext:value-type="float">
            <text:p>3,44099998474121</text:p>
          </table:table-cell>
          <table:table-cell office:value-type="float" office:value="13663" calcext:value-type="float">
            <text:p>13663</text:p>
          </table:table-cell>
          <table:table-cell office:value-type="float" office:value="24010" calcext:value-type="float">
            <text:p>24010</text:p>
          </table:table-cell>
          <table:table-cell office:value-type="float" office:value="0.22599983215332" calcext:value-type="float">
            <text:p>0,22599983215332</text:p>
          </table:table-cell>
          <table:table-cell office:value-type="float" office:value="142.90299987793" calcext:value-type="float">
            <text:p>142,90299987793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2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22999811172485" calcext:value-type="float">
            <text:p>0,222999811172485</text:p>
          </table:table-cell>
          <table:table-cell office:value-type="float" office:value="46" calcext:value-type="float">
            <text:p>46</text:p>
          </table:table-cell>
          <table:table-cell office:value-type="float" office:value="3.38000011444092" calcext:value-type="float">
            <text:p>3,38000011444092</text:p>
          </table:table-cell>
          <table:table-cell office:value-type="float" office:value="2979" calcext:value-type="float">
            <text:p>2979</text:p>
          </table:table-cell>
          <table:table-cell office:value-type="float" office:value="0.795000076293945" calcext:value-type="float">
            <text:p>0,795000076293945</text:p>
          </table:table-cell>
          <table:table-cell office:value-type="float" office:value="4.39800000190735" calcext:value-type="float">
            <text:p>4,39800000190735</text:p>
          </table:table-cell>
          <table:table-cell office:value-type="float" office:value="37116" calcext:value-type="float">
            <text:p>37116</text:p>
          </table:table-cell>
          <table:table-cell office:value-type="float" office:value="6.23200011253357" calcext:value-type="float">
            <text:p>6,23200011253357</text:p>
          </table:table-cell>
          <table:table-cell office:value-type="float" office:value="5206" calcext:value-type="float">
            <text:p>5206</text:p>
          </table:table-cell>
          <table:table-cell office:value-type="float" office:value="8185" calcext:value-type="float">
            <text:p>8185</text:p>
          </table:table-cell>
          <table:table-cell office:value-type="float" office:value="1.18300008773804" calcext:value-type="float">
            <text:p>1,18300008773804</text:p>
          </table:table-cell>
          <table:table-cell office:value-type="float" office:value="194.216000080109" calcext:value-type="float">
            <text:p>194,216000080109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3199987411499" calcext:value-type="float">
            <text:p>0,23199987411499</text:p>
          </table:table-cell>
          <table:table-cell office:value-type="float" office:value="1" calcext:value-type="float">
            <text:p>1</text:p>
          </table:table-cell>
          <table:table-cell office:value-type="float" office:value="3.22300004959106" calcext:value-type="float">
            <text:p>3,22300004959106</text:p>
          </table:table-cell>
          <table:table-cell office:value-type="float" office:value="7979" calcext:value-type="float">
            <text:p>7979</text:p>
          </table:table-cell>
          <table:table-cell office:value-type="float" office:value="0.552999973297119" calcext:value-type="float">
            <text:p>0,552999973297119</text:p>
          </table:table-cell>
          <table:table-cell office:value-type="float" office:value="4.00799989700317" calcext:value-type="float">
            <text:p>4,00799989700317</text:p>
          </table:table-cell>
          <table:table-cell office:value-type="float" office:value="37088" calcext:value-type="float">
            <text:p>37088</text:p>
          </table:table-cell>
          <table:table-cell office:value-type="float" office:value="2.99000000953674" calcext:value-type="float">
            <text:p>2,99000000953674</text:p>
          </table:table-cell>
          <table:table-cell office:value-type="float" office:value="11410" calcext:value-type="float">
            <text:p>11410</text:p>
          </table:table-cell>
          <table:table-cell office:value-type="float" office:value="19389" calcext:value-type="float">
            <text:p>19389</text:p>
          </table:table-cell>
          <table:table-cell office:value-type="float" office:value="0.18999981880188" calcext:value-type="float">
            <text:p>0,18999981880188</text:p>
          </table:table-cell>
          <table:table-cell office:value-type="float" office:value="155.916999816895" calcext:value-type="float">
            <text:p>155,916999816895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27999925613403" calcext:value-type="float">
            <text:p>0,227999925613403</text:p>
          </table:table-cell>
          <table:table-cell office:value-type="float" office:value="2" calcext:value-type="float">
            <text:p>2</text:p>
          </table:table-cell>
          <table:table-cell office:value-type="float" office:value="3.36400008201599" calcext:value-type="float">
            <text:p>3,36400008201599</text:p>
          </table:table-cell>
          <table:table-cell office:value-type="float" office:value="25349" calcext:value-type="float">
            <text:p>25349</text:p>
          </table:table-cell>
          <table:table-cell office:value-type="float" office:value="0.68999981880188" calcext:value-type="float">
            <text:p>0,68999981880188</text:p>
          </table:table-cell>
          <table:table-cell office:value-type="float" office:value="4.28199982643127" calcext:value-type="float">
            <text:p>4,28199982643127</text:p>
          </table:table-cell>
          <table:table-cell office:value-type="float" office:value="37088" calcext:value-type="float">
            <text:p>37088</text:p>
          </table:table-cell>
          <table:table-cell office:value-type="float" office:value="2.87800002098083" calcext:value-type="float">
            <text:p>2,87800002098083</text:p>
          </table:table-cell>
          <table:table-cell office:value-type="float" office:value="25150" calcext:value-type="float">
            <text:p>25150</text:p>
          </table:table-cell>
          <table:table-cell office:value-type="float" office:value="50499" calcext:value-type="float">
            <text:p>50499</text:p>
          </table:table-cell>
          <table:table-cell office:value-type="float" office:value="0.164000034332275" calcext:value-type="float">
            <text:p>0,164000034332275</text:p>
          </table:table-cell>
          <table:table-cell office:value-type="float" office:value="86.5410001277924" calcext:value-type="float">
            <text:p>86,5410001277924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19000101089478" calcext:value-type="float">
            <text:p>0,219000101089478</text:p>
          </table:table-cell>
          <table:table-cell office:value-type="float" office:value="1" calcext:value-type="float">
            <text:p>1</text:p>
          </table:table-cell>
          <table:table-cell office:value-type="float" office:value="3.6489999294281" calcext:value-type="float">
            <text:p>3,6489999294281</text:p>
          </table:table-cell>
          <table:table-cell office:value-type="float" office:value="2394" calcext:value-type="float">
            <text:p>2394</text:p>
          </table:table-cell>
          <table:table-cell office:value-type="float" office:value="0.578000068664551" calcext:value-type="float">
            <text:p>0,578000068664551</text:p>
          </table:table-cell>
          <table:table-cell office:value-type="float" office:value="4.44600009918213" calcext:value-type="float">
            <text:p>4,44600009918213</text:p>
          </table:table-cell>
          <table:table-cell office:value-type="float" office:value="37102" calcext:value-type="float">
            <text:p>37102</text:p>
          </table:table-cell>
          <table:table-cell office:value-type="float" office:value="2.85500001907349" calcext:value-type="float">
            <text:p>2,85500001907349</text:p>
          </table:table-cell>
          <table:table-cell office:value-type="float" office:value="4422" calcext:value-type="float">
            <text:p>4422</text:p>
          </table:table-cell>
          <table:table-cell office:value-type="float" office:value="6816" calcext:value-type="float">
            <text:p>6816</text:p>
          </table:table-cell>
          <table:table-cell office:value-type="float" office:value="0.243000030517578" calcext:value-type="float">
            <text:p>0,243000030517578</text:p>
          </table:table-cell>
          <table:table-cell office:value-type="float" office:value="190.042999982834" calcext:value-type="float">
            <text:p>190,042999982834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47999906539917" calcext:value-type="float">
            <text:p>0,247999906539917</text:p>
          </table:table-cell>
          <table:table-cell office:value-type="float" office:value="22" calcext:value-type="float">
            <text:p>22</text:p>
          </table:table-cell>
          <table:table-cell office:value-type="float" office:value="3.73499989509583" calcext:value-type="float">
            <text:p>3,73499989509583</text:p>
          </table:table-cell>
          <table:table-cell office:value-type="float" office:value="605" calcext:value-type="float">
            <text:p>605</text:p>
          </table:table-cell>
          <table:table-cell office:value-type="float" office:value="0.626999855041504" calcext:value-type="float">
            <text:p>0,626999855041504</text:p>
          </table:table-cell>
          <table:table-cell office:value-type="float" office:value="4.61099982261658" calcext:value-type="float">
            <text:p>4,61099982261658</text:p>
          </table:table-cell>
          <table:table-cell office:value-type="float" office:value="37116" calcext:value-type="float">
            <text:p>37116</text:p>
          </table:table-cell>
          <table:table-cell office:value-type="float" office:value="2.90100002288818" calcext:value-type="float">
            <text:p>2,90100002288818</text:p>
          </table:table-cell>
          <table:table-cell office:value-type="float" office:value="1264" calcext:value-type="float">
            <text:p>1264</text:p>
          </table:table-cell>
          <table:table-cell office:value-type="float" office:value="1869" calcext:value-type="float">
            <text:p>1869</text:p>
          </table:table-cell>
          <table:table-cell office:value-type="float" office:value="0.480000019073486" calcext:value-type="float">
            <text:p>0,480000019073486</text:p>
          </table:table-cell>
          <table:table-cell office:value-type="float" office:value="210.900000095367" calcext:value-type="float">
            <text:p>210,900000095367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06000089645386" calcext:value-type="float">
            <text:p>0,206000089645386</text:p>
          </table:table-cell>
          <table:table-cell office:value-type="float" office:value="11" calcext:value-type="float">
            <text:p>11</text:p>
          </table:table-cell>
          <table:table-cell office:value-type="float" office:value="3.48600006103516" calcext:value-type="float">
            <text:p>3,48600006103516</text:p>
          </table:table-cell>
          <table:table-cell office:value-type="float" office:value="17335" calcext:value-type="float">
            <text:p>17335</text:p>
          </table:table-cell>
          <table:table-cell office:value-type="float" office:value="0.662999868392944" calcext:value-type="float">
            <text:p>0,662999868392944</text:p>
          </table:table-cell>
          <table:table-cell office:value-type="float" office:value="4.35500001907349" calcext:value-type="float">
            <text:p>4,35500001907349</text:p>
          </table:table-cell>
          <table:table-cell office:value-type="float" office:value="37088" calcext:value-type="float">
            <text:p>37088</text:p>
          </table:table-cell>
          <table:table-cell office:value-type="float" office:value="2.80299997329712" calcext:value-type="float">
            <text:p>2,80299997329712</text:p>
          </table:table-cell>
          <table:table-cell office:value-type="float" office:value="19665" calcext:value-type="float">
            <text:p>19665</text:p>
          </table:table-cell>
          <table:table-cell office:value-type="float" office:value="37000" calcext:value-type="float">
            <text:p>37000</text:p>
          </table:table-cell>
          <table:table-cell office:value-type="float" office:value="0.184000015258789" calcext:value-type="float">
            <text:p>0,184000015258789</text:p>
          </table:table-cell>
          <table:table-cell office:value-type="float" office:value="122.772000074387" calcext:value-type="float">
            <text:p>122,772000074387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4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343999862670898" calcext:value-type="float">
            <text:p>0,343999862670898</text:p>
          </table:table-cell>
          <table:table-cell office:value-type="float" office:value="23" calcext:value-type="float">
            <text:p>23</text:p>
          </table:table-cell>
          <table:table-cell office:value-type="float" office:value="3.6489999294281" calcext:value-type="float">
            <text:p>3,6489999294281</text:p>
          </table:table-cell>
          <table:table-cell office:value-type="float" office:value="2664" calcext:value-type="float">
            <text:p>2664</text:p>
          </table:table-cell>
          <table:table-cell office:value-type="float" office:value="0.76200008392334" calcext:value-type="float">
            <text:p>0,76200008392334</text:p>
          </table:table-cell>
          <table:table-cell office:value-type="float" office:value="4.75499987602234" calcext:value-type="float">
            <text:p>4,75499987602234</text:p>
          </table:table-cell>
          <table:table-cell office:value-type="float" office:value="37102" calcext:value-type="float">
            <text:p>37102</text:p>
          </table:table-cell>
          <table:table-cell office:value-type="float" office:value="2.8769998550415" calcext:value-type="float">
            <text:p>2,8769998550415</text:p>
          </table:table-cell>
          <table:table-cell office:value-type="float" office:value="4822" calcext:value-type="float">
            <text:p>4822</text:p>
          </table:table-cell>
          <table:table-cell office:value-type="float" office:value="7486" calcext:value-type="float">
            <text:p>7486</text:p>
          </table:table-cell>
          <table:table-cell office:value-type="float" office:value="0.309000015258789" calcext:value-type="float">
            <text:p>0,309000015258789</text:p>
          </table:table-cell>
          <table:table-cell office:value-type="float" office:value="191.046000003815" calcext:value-type="float">
            <text:p>191,046000003815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4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17999935150146" calcext:value-type="float">
            <text:p>0,217999935150146</text:p>
          </table:table-cell>
          <table:table-cell office:value-type="float" office:value="1" calcext:value-type="float">
            <text:p>1</text:p>
          </table:table-cell>
          <table:table-cell office:value-type="float" office:value="3.41499996185303" calcext:value-type="float">
            <text:p>3,41499996185303</text:p>
          </table:table-cell>
          <table:table-cell office:value-type="float" office:value="8842" calcext:value-type="float">
            <text:p>8842</text:p>
          </table:table-cell>
          <table:table-cell office:value-type="float" office:value="0.660000085830689" calcext:value-type="float">
            <text:p>0,660000085830689</text:p>
          </table:table-cell>
          <table:table-cell office:value-type="float" office:value="4.29299998283386" calcext:value-type="float">
            <text:p>4,29299998283386</text:p>
          </table:table-cell>
          <table:table-cell office:value-type="float" office:value="37116" calcext:value-type="float">
            <text:p>37116</text:p>
          </table:table-cell>
          <table:table-cell office:value-type="float" office:value="2.86100006103516" calcext:value-type="float">
            <text:p>2,86100006103516</text:p>
          </table:table-cell>
          <table:table-cell office:value-type="float" office:value="12558" calcext:value-type="float">
            <text:p>12558</text:p>
          </table:table-cell>
          <table:table-cell office:value-type="float" office:value="21400" calcext:value-type="float">
            <text:p>21400</text:p>
          </table:table-cell>
          <table:table-cell office:value-type="float" office:value="0.33299994468689" calcext:value-type="float">
            <text:p>0,33299994468689</text:p>
          </table:table-cell>
          <table:table-cell office:value-type="float" office:value="144.818000078201" calcext:value-type="float">
            <text:p>144,818000078201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45000123977661" calcext:value-type="float">
            <text:p>0,245000123977661</text:p>
          </table:table-cell>
          <table:table-cell office:value-type="float" office:value="148" calcext:value-type="float">
            <text:p>148</text:p>
          </table:table-cell>
          <table:table-cell office:value-type="float" office:value="3.58899998664856" calcext:value-type="float">
            <text:p>3,58899998664856</text:p>
          </table:table-cell>
          <table:table-cell office:value-type="float" office:value="15213" calcext:value-type="float">
            <text:p>15213</text:p>
          </table:table-cell>
          <table:table-cell office:value-type="float" office:value="2.65299987792969" calcext:value-type="float">
            <text:p>2,65299987792969</text:p>
          </table:table-cell>
          <table:table-cell office:value-type="float" office:value="6.48699998855591" calcext:value-type="float">
            <text:p>6,48699998855591</text:p>
          </table:table-cell>
          <table:table-cell office:value-type="float" office:value="37088" calcext:value-type="float">
            <text:p>37088</text:p>
          </table:table-cell>
          <table:table-cell office:value-type="float" office:value="2.91899991035461" calcext:value-type="float">
            <text:p>2,91899991035461</text:p>
          </table:table-cell>
          <table:table-cell office:value-type="float" office:value="18084" calcext:value-type="float">
            <text:p>18084</text:p>
          </table:table-cell>
          <table:table-cell office:value-type="float" office:value="33297" calcext:value-type="float">
            <text:p>33297</text:p>
          </table:table-cell>
          <table:table-cell office:value-type="float" office:value="0.266000032424927" calcext:value-type="float">
            <text:p>0,266000032424927</text:p>
          </table:table-cell>
          <table:table-cell office:value-type="float" office:value="127.493000030518" calcext:value-type="float">
            <text:p>127,493000030518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24000215530395" calcext:value-type="float">
            <text:p>0,224000215530395</text:p>
          </table:table-cell>
          <table:table-cell office:value-type="float" office:value="84" calcext:value-type="float">
            <text:p>84</text:p>
          </table:table-cell>
          <table:table-cell office:value-type="float" office:value="3.625" calcext:value-type="float">
            <text:p>3,625</text:p>
          </table:table-cell>
          <table:table-cell office:value-type="float" office:value="11392" calcext:value-type="float">
            <text:p>11392</text:p>
          </table:table-cell>
          <table:table-cell office:value-type="float" office:value="1.33799982070923" calcext:value-type="float">
            <text:p>1,33799982070923</text:p>
          </table:table-cell>
          <table:table-cell office:value-type="float" office:value="5.18700003623962" calcext:value-type="float">
            <text:p>5,18700003623962</text:p>
          </table:table-cell>
          <table:table-cell office:value-type="float" office:value="37102" calcext:value-type="float">
            <text:p>37102</text:p>
          </table:table-cell>
          <table:table-cell office:value-type="float" office:value="2.90000009536743" calcext:value-type="float">
            <text:p>2,90000009536743</text:p>
          </table:table-cell>
          <table:table-cell office:value-type="float" office:value="14748" calcext:value-type="float">
            <text:p>14748</text:p>
          </table:table-cell>
          <table:table-cell office:value-type="float" office:value="26153" calcext:value-type="float">
            <text:p>26153</text:p>
          </table:table-cell>
          <table:table-cell office:value-type="float" office:value="0.345000028610229" calcext:value-type="float">
            <text:p>0,345000028610229</text:p>
          </table:table-cell>
          <table:table-cell office:value-type="float" office:value="141.710000038147" calcext:value-type="float">
            <text:p>141,710000038147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23999977111816" calcext:value-type="float">
            <text:p>0,223999977111816</text:p>
          </table:table-cell>
          <table:table-cell office:value-type="float" office:value="1" calcext:value-type="float">
            <text:p>1</text:p>
          </table:table-cell>
          <table:table-cell office:value-type="float" office:value="4.46799993515015" calcext:value-type="float">
            <text:p>4,46799993515015</text:p>
          </table:table-cell>
          <table:table-cell office:value-type="float" office:value="7337" calcext:value-type="float">
            <text:p>7337</text:p>
          </table:table-cell>
          <table:table-cell office:value-type="float" office:value="0.675000190734863" calcext:value-type="float">
            <text:p>0,675000190734863</text:p>
          </table:table-cell>
          <table:table-cell office:value-type="float" office:value="5.36700010299683" calcext:value-type="float">
            <text:p>5,36700010299683</text:p>
          </table:table-cell>
          <table:table-cell office:value-type="float" office:value="37116" calcext:value-type="float">
            <text:p>37116</text:p>
          </table:table-cell>
          <table:table-cell office:value-type="float" office:value="2.97699999809265" calcext:value-type="float">
            <text:p>2,97699999809265</text:p>
          </table:table-cell>
          <table:table-cell office:value-type="float" office:value="10899" calcext:value-type="float">
            <text:p>10899</text:p>
          </table:table-cell>
          <table:table-cell office:value-type="float" office:value="18236" calcext:value-type="float">
            <text:p>18236</text:p>
          </table:table-cell>
          <table:table-cell office:value-type="float" office:value="0.424999952316284" calcext:value-type="float">
            <text:p>0,424999952316284</text:p>
          </table:table-cell>
          <table:table-cell office:value-type="float" office:value="157.588000059128" calcext:value-type="float">
            <text:p>157,588000059128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43000030517578" calcext:value-type="float">
            <text:p>0,243000030517578</text:p>
          </table:table-cell>
          <table:table-cell office:value-type="float" office:value="4" calcext:value-type="float">
            <text:p>4</text:p>
          </table:table-cell>
          <table:table-cell office:value-type="float" office:value="3.41700005531311" calcext:value-type="float">
            <text:p>3,41700005531311</text:p>
          </table:table-cell>
          <table:table-cell office:value-type="float" office:value="7706" calcext:value-type="float">
            <text:p>7706</text:p>
          </table:table-cell>
          <table:table-cell office:value-type="float" office:value="0.556999921798706" calcext:value-type="float">
            <text:p>0,556999921798706</text:p>
          </table:table-cell>
          <table:table-cell office:value-type="float" office:value="4.21700000762939" calcext:value-type="float">
            <text:p>4,21700000762939</text:p>
          </table:table-cell>
          <table:table-cell office:value-type="float" office:value="37088" calcext:value-type="float">
            <text:p>37088</text:p>
          </table:table-cell>
          <table:table-cell office:value-type="float" office:value="2.87700009346008" calcext:value-type="float">
            <text:p>2,87700009346008</text:p>
          </table:table-cell>
          <table:table-cell office:value-type="float" office:value="11493" calcext:value-type="float">
            <text:p>11493</text:p>
          </table:table-cell>
          <table:table-cell office:value-type="float" office:value="19199" calcext:value-type="float">
            <text:p>19199</text:p>
          </table:table-cell>
          <table:table-cell office:value-type="float" office:value="0.208000183105469" calcext:value-type="float">
            <text:p>0,208000183105469</text:p>
          </table:table-cell>
          <table:table-cell office:value-type="float" office:value="154.498000144959" calcext:value-type="float">
            <text:p>154,498000144959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17000007629395" calcext:value-type="float">
            <text:p>0,217000007629395</text:p>
          </table:table-cell>
          <table:table-cell office:value-type="float" office:value="3" calcext:value-type="float">
            <text:p>3</text:p>
          </table:table-cell>
          <table:table-cell office:value-type="float" office:value="3.53699994087219" calcext:value-type="float">
            <text:p>3,53699994087219</text:p>
          </table:table-cell>
          <table:table-cell office:value-type="float" office:value="9506" calcext:value-type="float">
            <text:p>9506</text:p>
          </table:table-cell>
          <table:table-cell office:value-type="float" office:value="0.641999959945679" calcext:value-type="float">
            <text:p>0,641999959945679</text:p>
          </table:table-cell>
          <table:table-cell office:value-type="float" office:value="4.39599990844727" calcext:value-type="float">
            <text:p>4,39599990844727</text:p>
          </table:table-cell>
          <table:table-cell office:value-type="float" office:value="37102" calcext:value-type="float">
            <text:p>37102</text:p>
          </table:table-cell>
          <table:table-cell office:value-type="float" office:value="2.86900019645691" calcext:value-type="float">
            <text:p>2,86900019645691</text:p>
          </table:table-cell>
          <table:table-cell office:value-type="float" office:value="12998" calcext:value-type="float">
            <text:p>12998</text:p>
          </table:table-cell>
          <table:table-cell office:value-type="float" office:value="22504" calcext:value-type="float">
            <text:p>22504</text:p>
          </table:table-cell>
          <table:table-cell office:value-type="float" office:value="0.196999788284302" calcext:value-type="float">
            <text:p>0,196999788284302</text:p>
          </table:table-cell>
          <table:table-cell office:value-type="float" office:value="149.480999946594" calcext:value-type="float">
            <text:p>149,480999946594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17999935150146" calcext:value-type="float">
            <text:p>0,217999935150146</text:p>
          </table:table-cell>
          <table:table-cell office:value-type="float" office:value="3" calcext:value-type="float">
            <text:p>3</text:p>
          </table:table-cell>
          <table:table-cell office:value-type="float" office:value="4.0460000038147" calcext:value-type="float">
            <text:p>4,0460000038147</text:p>
          </table:table-cell>
          <table:table-cell office:value-type="float" office:value="8281" calcext:value-type="float">
            <text:p>8281</text:p>
          </table:table-cell>
          <table:table-cell office:value-type="float" office:value="0.654000043869019" calcext:value-type="float">
            <text:p>0,654000043869019</text:p>
          </table:table-cell>
          <table:table-cell office:value-type="float" office:value="4.91799998283386" calcext:value-type="float">
            <text:p>4,91799998283386</text:p>
          </table:table-cell>
          <table:table-cell office:value-type="float" office:value="37088" calcext:value-type="float">
            <text:p>37088</text:p>
          </table:table-cell>
          <table:table-cell office:value-type="float" office:value="2.83700013160706" calcext:value-type="float">
            <text:p>2,83700013160706</text:p>
          </table:table-cell>
          <table:table-cell office:value-type="float" office:value="11886" calcext:value-type="float">
            <text:p>11886</text:p>
          </table:table-cell>
          <table:table-cell office:value-type="float" office:value="20167" calcext:value-type="float">
            <text:p>20167</text:p>
          </table:table-cell>
          <table:table-cell office:value-type="float" office:value="0.176999807357788" calcext:value-type="float">
            <text:p>0,176999807357788</text:p>
          </table:table-cell>
          <table:table-cell office:value-type="float" office:value="144.178999900818" calcext:value-type="float">
            <text:p>144,178999900818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92999982833862" calcext:value-type="float">
            <text:p>0,292999982833862</text:p>
          </table:table-cell>
          <table:table-cell office:value-type="float" office:value="3" calcext:value-type="float">
            <text:p>3</text:p>
          </table:table-cell>
          <table:table-cell office:value-type="float" office:value="4.01999998092651" calcext:value-type="float">
            <text:p>4,01999998092651</text:p>
          </table:table-cell>
          <table:table-cell office:value-type="float" office:value="309" calcext:value-type="float">
            <text:p>309</text:p>
          </table:table-cell>
          <table:table-cell office:value-type="float" office:value="0.642000198364258" calcext:value-type="float">
            <text:p>0,642000198364258</text:p>
          </table:table-cell>
          <table:table-cell office:value-type="float" office:value="4.95500016212463" calcext:value-type="float">
            <text:p>4,95500016212463</text:p>
          </table:table-cell>
          <table:table-cell office:value-type="float" office:value="37116" calcext:value-type="float">
            <text:p>37116</text:p>
          </table:table-cell>
          <table:table-cell office:value-type="float" office:value="3.48399996757507" calcext:value-type="float">
            <text:p>3,48399996757507</text:p>
          </table:table-cell>
          <table:table-cell office:value-type="float" office:value="664" calcext:value-type="float">
            <text:p>664</text:p>
          </table:table-cell>
          <table:table-cell office:value-type="float" office:value="973" calcext:value-type="float">
            <text:p>973</text:p>
          </table:table-cell>
          <table:table-cell office:value-type="float" office:value="0.234999895095825" calcext:value-type="float">
            <text:p>0,234999895095825</text:p>
          </table:table-cell>
          <table:table-cell office:value-type="float" office:value="215.306999921799" calcext:value-type="float">
            <text:p>215,306999921799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3199987411499" calcext:value-type="float">
            <text:p>0,23199987411499</text:p>
          </table:table-cell>
          <table:table-cell office:value-type="float" office:value="1" calcext:value-type="float">
            <text:p>1</text:p>
          </table:table-cell>
          <table:table-cell office:value-type="float" office:value="3.55900001525879" calcext:value-type="float">
            <text:p>3,55900001525879</text:p>
          </table:table-cell>
          <table:table-cell office:value-type="float" office:value="11493" calcext:value-type="float">
            <text:p>11493</text:p>
          </table:table-cell>
          <table:table-cell office:value-type="float" office:value="0.607000112533569" calcext:value-type="float">
            <text:p>0,607000112533569</text:p>
          </table:table-cell>
          <table:table-cell office:value-type="float" office:value="4.39800000190735" calcext:value-type="float">
            <text:p>4,39800000190735</text:p>
          </table:table-cell>
          <table:table-cell office:value-type="float" office:value="37102" calcext:value-type="float">
            <text:p>37102</text:p>
          </table:table-cell>
          <table:table-cell office:value-type="float" office:value="2.91100001335144" calcext:value-type="float">
            <text:p>2,91100001335144</text:p>
          </table:table-cell>
          <table:table-cell office:value-type="float" office:value="14970" calcext:value-type="float">
            <text:p>14970</text:p>
          </table:table-cell>
          <table:table-cell office:value-type="float" office:value="26463" calcext:value-type="float">
            <text:p>26463</text:p>
          </table:table-cell>
          <table:table-cell office:value-type="float" office:value="0.168999910354614" calcext:value-type="float">
            <text:p>0,168999910354614</text:p>
          </table:table-cell>
          <table:table-cell office:value-type="float" office:value="139.224999904633" calcext:value-type="float">
            <text:p>139,224999904633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45999956130981" calcext:value-type="float">
            <text:p>0,345999956130981</text:p>
          </table:table-cell>
          <table:table-cell office:value-type="float" office:value="1" calcext:value-type="float">
            <text:p>1</text:p>
          </table:table-cell>
          <table:table-cell office:value-type="float" office:value="4.0770001411438" calcext:value-type="float">
            <text:p>4,0770001411438</text:p>
          </table:table-cell>
          <table:table-cell office:value-type="float" office:value="9245" calcext:value-type="float">
            <text:p>9245</text:p>
          </table:table-cell>
          <table:table-cell office:value-type="float" office:value="0.631999969482422" calcext:value-type="float">
            <text:p>0,631999969482422</text:p>
          </table:table-cell>
          <table:table-cell office:value-type="float" office:value="5.0550000667572" calcext:value-type="float">
            <text:p>5,0550000667572</text:p>
          </table:table-cell>
          <table:table-cell office:value-type="float" office:value="37116" calcext:value-type="float">
            <text:p>37116</text:p>
          </table:table-cell>
          <table:table-cell office:value-type="float" office:value="3.3970000743866" calcext:value-type="float">
            <text:p>3,3970000743866</text:p>
          </table:table-cell>
          <table:table-cell office:value-type="float" office:value="12820" calcext:value-type="float">
            <text:p>12820</text:p>
          </table:table-cell>
          <table:table-cell office:value-type="float" office:value="22065" calcext:value-type="float">
            <text:p>22065</text:p>
          </table:table-cell>
          <table:table-cell office:value-type="float" office:value="0.184999942779541" calcext:value-type="float">
            <text:p>0,184999942779541</text:p>
          </table:table-cell>
          <table:table-cell office:value-type="float" office:value="143.772000074387" calcext:value-type="float">
            <text:p>143,772000074387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1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194999933242798" calcext:value-type="float">
            <text:p>0,194999933242798</text:p>
          </table:table-cell>
          <table:table-cell office:value-type="float" office:value="1" calcext:value-type="float">
            <text:p>1</text:p>
          </table:table-cell>
          <table:table-cell office:value-type="float" office:value="3.87400007247925" calcext:value-type="float">
            <text:p>3,87400007247925</text:p>
          </table:table-cell>
          <table:table-cell office:value-type="float" office:value="2394" calcext:value-type="float">
            <text:p>2394</text:p>
          </table:table-cell>
          <table:table-cell office:value-type="float" office:value="1.17799997329712" calcext:value-type="float">
            <text:p>1,17799997329712</text:p>
          </table:table-cell>
          <table:table-cell office:value-type="float" office:value="5.24799990653992" calcext:value-type="float">
            <text:p>5,24799990653992</text:p>
          </table:table-cell>
          <table:table-cell office:value-type="float" office:value="37088" calcext:value-type="float">
            <text:p>37088</text:p>
          </table:table-cell>
          <table:table-cell office:value-type="float" office:value="2.9210000038147" calcext:value-type="float">
            <text:p>2,9210000038147</text:p>
          </table:table-cell>
          <table:table-cell office:value-type="float" office:value="4369" calcext:value-type="float">
            <text:p>4369</text:p>
          </table:table-cell>
          <table:table-cell office:value-type="float" office:value="6763" calcext:value-type="float">
            <text:p>6763</text:p>
          </table:table-cell>
          <table:table-cell office:value-type="float" office:value="0.592000007629395" calcext:value-type="float">
            <text:p>0,592000007629395</text:p>
          </table:table-cell>
          <table:table-cell office:value-type="float" office:value="191.59299993515" calcext:value-type="float">
            <text:p>191,59299993515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0799994468689" calcext:value-type="float">
            <text:p>0,20799994468689</text:p>
          </table:table-cell>
          <table:table-cell office:value-type="float" office:value="1" calcext:value-type="float">
            <text:p>1</text:p>
          </table:table-cell>
          <table:table-cell office:value-type="float" office:value="3.57400012016296" calcext:value-type="float">
            <text:p>3,57400012016296</text:p>
          </table:table-cell>
          <table:table-cell office:value-type="float" office:value="2359" calcext:value-type="float">
            <text:p>2359</text:p>
          </table:table-cell>
          <table:table-cell office:value-type="float" office:value="0.676999807357788" calcext:value-type="float">
            <text:p>0,676999807357788</text:p>
          </table:table-cell>
          <table:table-cell office:value-type="float" office:value="4.45899987220764" calcext:value-type="float">
            <text:p>4,45899987220764</text:p>
          </table:table-cell>
          <table:table-cell office:value-type="float" office:value="37102" calcext:value-type="float">
            <text:p>37102</text:p>
          </table:table-cell>
          <table:table-cell office:value-type="float" office:value="2.82599997520447" calcext:value-type="float">
            <text:p>2,82599997520447</text:p>
          </table:table-cell>
          <table:table-cell office:value-type="float" office:value="4379" calcext:value-type="float">
            <text:p>4379</text:p>
          </table:table-cell>
          <table:table-cell office:value-type="float" office:value="6738" calcext:value-type="float">
            <text:p>6738</text:p>
          </table:table-cell>
          <table:table-cell office:value-type="float" office:value="0.18500018119812" calcext:value-type="float">
            <text:p>0,18500018119812</text:p>
          </table:table-cell>
          <table:table-cell office:value-type="float" office:value="188.196000099182" calcext:value-type="float">
            <text:p>188,196000099182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4399995803833" calcext:value-type="float">
            <text:p>0,24399995803833</text:p>
          </table:table-cell>
          <table:table-cell office:value-type="float" office:value="3" calcext:value-type="float">
            <text:p>3</text:p>
          </table:table-cell>
          <table:table-cell office:value-type="float" office:value="3.39499998092651" calcext:value-type="float">
            <text:p>3,39499998092651</text:p>
          </table:table-cell>
          <table:table-cell office:value-type="float" office:value="7032" calcext:value-type="float">
            <text:p>7032</text:p>
          </table:table-cell>
          <table:table-cell office:value-type="float" office:value="0.542999982833862" calcext:value-type="float">
            <text:p>0,542999982833862</text:p>
          </table:table-cell>
          <table:table-cell office:value-type="float" office:value="4.18199992179871" calcext:value-type="float">
            <text:p>4,18199992179871</text:p>
          </table:table-cell>
          <table:table-cell office:value-type="float" office:value="37116" calcext:value-type="float">
            <text:p>37116</text:p>
          </table:table-cell>
          <table:table-cell office:value-type="float" office:value="2.79699993133545" calcext:value-type="float">
            <text:p>2,79699993133545</text:p>
          </table:table-cell>
          <table:table-cell office:value-type="float" office:value="10681" calcext:value-type="float">
            <text:p>10681</text:p>
          </table:table-cell>
          <table:table-cell office:value-type="float" office:value="17713" calcext:value-type="float">
            <text:p>17713</text:p>
          </table:table-cell>
          <table:table-cell office:value-type="float" office:value="0.171000003814697" calcext:value-type="float">
            <text:p>0,171000003814697</text:p>
          </table:table-cell>
          <table:table-cell office:value-type="float" office:value="156.440999984741" calcext:value-type="float">
            <text:p>156,440999984741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2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38000154495239" calcext:value-type="float">
            <text:p>0,238000154495239</text:p>
          </table:table-cell>
          <table:table-cell office:value-type="float" office:value="1" calcext:value-type="float">
            <text:p>1</text:p>
          </table:table-cell>
          <table:table-cell office:value-type="float" office:value="4.96299982070923" calcext:value-type="float">
            <text:p>4,96299982070923</text:p>
          </table:table-cell>
          <table:table-cell office:value-type="float" office:value="2941" calcext:value-type="float">
            <text:p>2941</text:p>
          </table:table-cell>
          <table:table-cell office:value-type="float" office:value="1.59999990463257" calcext:value-type="float">
            <text:p>1,59999990463257</text:p>
          </table:table-cell>
          <table:table-cell office:value-type="float" office:value="6.80200004577637" calcext:value-type="float">
            <text:p>6,80200004577637</text:p>
          </table:table-cell>
          <table:table-cell office:value-type="float" office:value="37088" calcext:value-type="float">
            <text:p>37088</text:p>
          </table:table-cell>
          <table:table-cell office:value-type="float" office:value="3.24000000953674" calcext:value-type="float">
            <text:p>3,24000000953674</text:p>
          </table:table-cell>
          <table:table-cell office:value-type="float" office:value="5403" calcext:value-type="float">
            <text:p>5403</text:p>
          </table:table-cell>
          <table:table-cell office:value-type="float" office:value="8344" calcext:value-type="float">
            <text:p>8344</text:p>
          </table:table-cell>
          <table:table-cell office:value-type="float" office:value="0.57099986076355" calcext:value-type="float">
            <text:p>0,57099986076355</text:p>
          </table:table-cell>
          <table:table-cell office:value-type="float" office:value="187.227999925613" calcext:value-type="float">
            <text:p>187,227999925613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35000133514404" calcext:value-type="float">
            <text:p>0,235000133514404</text:p>
          </table:table-cell>
          <table:table-cell office:value-type="float" office:value="1" calcext:value-type="float">
            <text:p>1</text:p>
          </table:table-cell>
          <table:table-cell office:value-type="float" office:value="3.59299993515015" calcext:value-type="float">
            <text:p>3,59299993515015</text:p>
          </table:table-cell>
          <table:table-cell office:value-type="float" office:value="7675" calcext:value-type="float">
            <text:p>7675</text:p>
          </table:table-cell>
          <table:table-cell office:value-type="float" office:value="0.585000038146973" calcext:value-type="float">
            <text:p>0,585000038146973</text:p>
          </table:table-cell>
          <table:table-cell office:value-type="float" office:value="4.41300010681152" calcext:value-type="float">
            <text:p>4,41300010681152</text:p>
          </table:table-cell>
          <table:table-cell office:value-type="float" office:value="37102" calcext:value-type="float">
            <text:p>37102</text:p>
          </table:table-cell>
          <table:table-cell office:value-type="float" office:value="2.84500002861023" calcext:value-type="float">
            <text:p>2,84500002861023</text:p>
          </table:table-cell>
          <table:table-cell office:value-type="float" office:value="11230" calcext:value-type="float">
            <text:p>11230</text:p>
          </table:table-cell>
          <table:table-cell office:value-type="float" office:value="18905" calcext:value-type="float">
            <text:p>18905</text:p>
          </table:table-cell>
          <table:table-cell office:value-type="float" office:value="0.19599986076355" calcext:value-type="float">
            <text:p>0,19599986076355</text:p>
          </table:table-cell>
          <table:table-cell office:value-type="float" office:value="154.304999828339" calcext:value-type="float">
            <text:p>154,304999828339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26000070571899" calcext:value-type="float">
            <text:p>0,226000070571899</text:p>
          </table:table-cell>
          <table:table-cell office:value-type="float" office:value="1" calcext:value-type="float">
            <text:p>1</text:p>
          </table:table-cell>
          <table:table-cell office:value-type="float" office:value="3.46799993515015" calcext:value-type="float">
            <text:p>3,46799993515015</text:p>
          </table:table-cell>
          <table:table-cell office:value-type="float" office:value="13316" calcext:value-type="float">
            <text:p>13316</text:p>
          </table:table-cell>
          <table:table-cell office:value-type="float" office:value="0.583999872207642" calcext:value-type="float">
            <text:p>0,583999872207642</text:p>
          </table:table-cell>
          <table:table-cell office:value-type="float" office:value="4.27799987792969" calcext:value-type="float">
            <text:p>4,27799987792969</text:p>
          </table:table-cell>
          <table:table-cell office:value-type="float" office:value="37116" calcext:value-type="float">
            <text:p>37116</text:p>
          </table:table-cell>
          <table:table-cell office:value-type="float" office:value="2.8989999294281" calcext:value-type="float">
            <text:p>2,8989999294281</text:p>
          </table:table-cell>
          <table:table-cell office:value-type="float" office:value="16564" calcext:value-type="float">
            <text:p>16564</text:p>
          </table:table-cell>
          <table:table-cell office:value-type="float" office:value="29880" calcext:value-type="float">
            <text:p>29880</text:p>
          </table:table-cell>
          <table:table-cell office:value-type="float" office:value="0.152999877929688" calcext:value-type="float">
            <text:p>0,152999877929688</text:p>
          </table:table-cell>
          <table:table-cell office:value-type="float" office:value="133.661999940872" calcext:value-type="float">
            <text:p>133,661999940872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43000030517578" calcext:value-type="float">
            <text:p>0,243000030517578</text:p>
          </table:table-cell>
          <table:table-cell office:value-type="float" office:value="1" calcext:value-type="float">
            <text:p>1</text:p>
          </table:table-cell>
          <table:table-cell office:value-type="float" office:value="3.38099980354309" calcext:value-type="float">
            <text:p>3,38099980354309</text:p>
          </table:table-cell>
          <table:table-cell office:value-type="float" office:value="7318" calcext:value-type="float">
            <text:p>7318</text:p>
          </table:table-cell>
          <table:table-cell office:value-type="float" office:value="1.1230001449585" calcext:value-type="float">
            <text:p>1,1230001449585</text:p>
          </table:table-cell>
          <table:table-cell office:value-type="float" office:value="4.74699997901917" calcext:value-type="float">
            <text:p>4,74699997901917</text:p>
          </table:table-cell>
          <table:table-cell office:value-type="float" office:value="37088" calcext:value-type="float">
            <text:p>37088</text:p>
          </table:table-cell>
          <table:table-cell office:value-type="float" office:value="2.88499999046326" calcext:value-type="float">
            <text:p>2,88499999046326</text:p>
          </table:table-cell>
          <table:table-cell office:value-type="float" office:value="10865" calcext:value-type="float">
            <text:p>10865</text:p>
          </table:table-cell>
          <table:table-cell office:value-type="float" office:value="18183" calcext:value-type="float">
            <text:p>18183</text:p>
          </table:table-cell>
          <table:table-cell office:value-type="float" office:value="0.573999881744385" calcext:value-type="float">
            <text:p>0,573999881744385</text:p>
          </table:table-cell>
          <table:table-cell office:value-type="float" office:value="157.646999835968" calcext:value-type="float">
            <text:p>157,646999835968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333999872207642" calcext:value-type="float">
            <text:p>0,333999872207642</text:p>
          </table:table-cell>
          <table:table-cell office:value-type="float" office:value="37" calcext:value-type="float">
            <text:p>37</text:p>
          </table:table-cell>
          <table:table-cell office:value-type="float" office:value="3.63199996948242" calcext:value-type="float">
            <text:p>3,63199996948242</text:p>
          </table:table-cell>
          <table:table-cell office:value-type="float" office:value="5311" calcext:value-type="float">
            <text:p>5311</text:p>
          </table:table-cell>
          <table:table-cell office:value-type="float" office:value="0.896000146865845" calcext:value-type="float">
            <text:p>0,896000146865845</text:p>
          </table:table-cell>
          <table:table-cell office:value-type="float" office:value="4.86199998855591" calcext:value-type="float">
            <text:p>4,86199998855591</text:p>
          </table:table-cell>
          <table:table-cell office:value-type="float" office:value="37102" calcext:value-type="float">
            <text:p>37102</text:p>
          </table:table-cell>
          <table:table-cell office:value-type="float" office:value="2.79699993133545" calcext:value-type="float">
            <text:p>2,79699993133545</text:p>
          </table:table-cell>
          <table:table-cell office:value-type="float" office:value="8628" calcext:value-type="float">
            <text:p>8628</text:p>
          </table:table-cell>
          <table:table-cell office:value-type="float" office:value="13939" calcext:value-type="float">
            <text:p>13939</text:p>
          </table:table-cell>
          <table:table-cell office:value-type="float" office:value="0.185999870300293" calcext:value-type="float">
            <text:p>0,185999870300293</text:p>
          </table:table-cell>
          <table:table-cell office:value-type="float" office:value="172.165999889374" calcext:value-type="float">
            <text:p>172,165999889374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30999946594238" calcext:value-type="float">
            <text:p>0,230999946594238</text:p>
          </table:table-cell>
          <table:table-cell office:value-type="float" office:value="10" calcext:value-type="float">
            <text:p>10</text:p>
          </table:table-cell>
          <table:table-cell office:value-type="float" office:value="3.5090000629425" calcext:value-type="float">
            <text:p>3,5090000629425</text:p>
          </table:table-cell>
          <table:table-cell office:value-type="float" office:value="1458" calcext:value-type="float">
            <text:p>1458</text:p>
          </table:table-cell>
          <table:table-cell office:value-type="float" office:value="0.632999897003174" calcext:value-type="float">
            <text:p>0,632999897003174</text:p>
          </table:table-cell>
          <table:table-cell office:value-type="float" office:value="4.37299990653992" calcext:value-type="float">
            <text:p>4,37299990653992</text:p>
          </table:table-cell>
          <table:table-cell office:value-type="float" office:value="37116" calcext:value-type="float">
            <text:p>37116</text:p>
          </table:table-cell>
          <table:table-cell office:value-type="float" office:value="3.00999999046326" calcext:value-type="float">
            <text:p>3,00999999046326</text:p>
          </table:table-cell>
          <table:table-cell office:value-type="float" office:value="2841" calcext:value-type="float">
            <text:p>2841</text:p>
          </table:table-cell>
          <table:table-cell office:value-type="float" office:value="4299" calcext:value-type="float">
            <text:p>4299</text:p>
          </table:table-cell>
          <table:table-cell office:value-type="float" office:value="0.177000045776367" calcext:value-type="float">
            <text:p>0,177000045776367</text:p>
          </table:table-cell>
          <table:table-cell office:value-type="float" office:value="199.75" calcext:value-type="float">
            <text:p>199,75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4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18999862670898" calcext:value-type="float">
            <text:p>0,218999862670898</text:p>
          </table:table-cell>
          <table:table-cell office:value-type="float" office:value="107" calcext:value-type="float">
            <text:p>107</text:p>
          </table:table-cell>
          <table:table-cell office:value-type="float" office:value="3.62199997901916" calcext:value-type="float">
            <text:p>3,62199997901916</text:p>
          </table:table-cell>
          <table:table-cell office:value-type="float" office:value="12628" calcext:value-type="float">
            <text:p>12628</text:p>
          </table:table-cell>
          <table:table-cell office:value-type="float" office:value="3.74200010299683" calcext:value-type="float">
            <text:p>3,74200010299683</text:p>
          </table:table-cell>
          <table:table-cell office:value-type="float" office:value="7.58299994468689" calcext:value-type="float">
            <text:p>7,58299994468689</text:p>
          </table:table-cell>
          <table:table-cell office:value-type="float" office:value="37088" calcext:value-type="float">
            <text:p>37088</text:p>
          </table:table-cell>
          <table:table-cell office:value-type="float" office:value="2.8989999294281" calcext:value-type="float">
            <text:p>2,8989999294281</text:p>
          </table:table-cell>
          <table:table-cell office:value-type="float" office:value="15926" calcext:value-type="float">
            <text:p>15926</text:p>
          </table:table-cell>
          <table:table-cell office:value-type="float" office:value="28554" calcext:value-type="float">
            <text:p>28554</text:p>
          </table:table-cell>
          <table:table-cell office:value-type="float" office:value="0.757999897003174" calcext:value-type="float">
            <text:p>0,757999897003174</text:p>
          </table:table-cell>
          <table:table-cell office:value-type="float" office:value="135.967000007629" calcext:value-type="float">
            <text:p>135,967000007629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1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26000070571899" calcext:value-type="float">
            <text:p>0,226000070571899</text:p>
          </table:table-cell>
          <table:table-cell office:value-type="float" office:value="8" calcext:value-type="float">
            <text:p>8</text:p>
          </table:table-cell>
          <table:table-cell office:value-type="float" office:value="3.78200006484985" calcext:value-type="float">
            <text:p>3,78200006484985</text:p>
          </table:table-cell>
          <table:table-cell office:value-type="float" office:value="6458" calcext:value-type="float">
            <text:p>6458</text:p>
          </table:table-cell>
          <table:table-cell office:value-type="float" office:value="1.01699995994568" calcext:value-type="float">
            <text:p>1,01699995994568</text:p>
          </table:table-cell>
          <table:table-cell office:value-type="float" office:value="5.02500009536743" calcext:value-type="float">
            <text:p>5,02500009536743</text:p>
          </table:table-cell>
          <table:table-cell office:value-type="float" office:value="37102" calcext:value-type="float">
            <text:p>37102</text:p>
          </table:table-cell>
          <table:table-cell office:value-type="float" office:value="2.89300012588501" calcext:value-type="float">
            <text:p>2,89300012588501</text:p>
          </table:table-cell>
          <table:table-cell office:value-type="float" office:value="9821" calcext:value-type="float">
            <text:p>9821</text:p>
          </table:table-cell>
          <table:table-cell office:value-type="float" office:value="16279" calcext:value-type="float">
            <text:p>16279</text:p>
          </table:table-cell>
          <table:table-cell office:value-type="float" office:value="0.78600001335144" calcext:value-type="float">
            <text:p>0,78600001335144</text:p>
          </table:table-cell>
          <table:table-cell office:value-type="float" office:value="164.729000091553" calcext:value-type="float">
            <text:p>164,729000091553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348000049591064" calcext:value-type="float">
            <text:p>0,348000049591064</text:p>
          </table:table-cell>
          <table:table-cell office:value-type="float" office:value="1" calcext:value-type="float">
            <text:p>1</text:p>
          </table:table-cell>
          <table:table-cell office:value-type="float" office:value="5.09699988365173" calcext:value-type="float">
            <text:p>5,09699988365173</text:p>
          </table:table-cell>
          <table:table-cell office:value-type="float" office:value="7817" calcext:value-type="float">
            <text:p>7817</text:p>
          </table:table-cell>
          <table:table-cell office:value-type="float" office:value="1.16400003433228" calcext:value-type="float">
            <text:p>1,16400003433228</text:p>
          </table:table-cell>
          <table:table-cell office:value-type="float" office:value="6.60999989509583" calcext:value-type="float">
            <text:p>6,60999989509583</text:p>
          </table:table-cell>
          <table:table-cell office:value-type="float" office:value="37088" calcext:value-type="float">
            <text:p>37088</text:p>
          </table:table-cell>
          <table:table-cell office:value-type="float" office:value="3.20499992370605" calcext:value-type="float">
            <text:p>3,20499992370605</text:p>
          </table:table-cell>
          <table:table-cell office:value-type="float" office:value="11445" calcext:value-type="float">
            <text:p>11445</text:p>
          </table:table-cell>
          <table:table-cell office:value-type="float" office:value="19262" calcext:value-type="float">
            <text:p>19262</text:p>
          </table:table-cell>
          <table:table-cell office:value-type="float" office:value="0.602999925613403" calcext:value-type="float">
            <text:p>0,602999925613403</text:p>
          </table:table-cell>
          <table:table-cell office:value-type="float" office:value="150.190999984741" calcext:value-type="float">
            <text:p>150,190999984741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1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59999990463257" calcext:value-type="float">
            <text:p>0,259999990463257</text:p>
          </table:table-cell>
          <table:table-cell office:value-type="float" office:value="1" calcext:value-type="float">
            <text:p>1</text:p>
          </table:table-cell>
          <table:table-cell office:value-type="float" office:value="3.40199995040894" calcext:value-type="float">
            <text:p>3,40199995040894</text:p>
          </table:table-cell>
          <table:table-cell office:value-type="float" office:value="1985" calcext:value-type="float">
            <text:p>1985</text:p>
          </table:table-cell>
          <table:table-cell office:value-type="float" office:value="1.05999994277954" calcext:value-type="float">
            <text:p>1,05999994277954</text:p>
          </table:table-cell>
          <table:table-cell office:value-type="float" office:value="4.72199988365173" calcext:value-type="float">
            <text:p>4,72199988365173</text:p>
          </table:table-cell>
          <table:table-cell office:value-type="float" office:value="37116" calcext:value-type="float">
            <text:p>37116</text:p>
          </table:table-cell>
          <table:table-cell office:value-type="float" office:value="2.91400003433228" calcext:value-type="float">
            <text:p>2,91400003433228</text:p>
          </table:table-cell>
          <table:table-cell office:value-type="float" office:value="3800" calcext:value-type="float">
            <text:p>3800</text:p>
          </table:table-cell>
          <table:table-cell office:value-type="float" office:value="5785" calcext:value-type="float">
            <text:p>5785</text:p>
          </table:table-cell>
          <table:table-cell office:value-type="float" office:value="0.694999933242798" calcext:value-type="float">
            <text:p>0,694999933242798</text:p>
          </table:table-cell>
          <table:table-cell office:value-type="float" office:value="202.355999946594" calcext:value-type="float">
            <text:p>202,355999946594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2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36999988555908" calcext:value-type="float">
            <text:p>0,236999988555908</text:p>
          </table:table-cell>
          <table:table-cell office:value-type="float" office:value="66" calcext:value-type="float">
            <text:p>66</text:p>
          </table:table-cell>
          <table:table-cell office:value-type="float" office:value="3.90899991989136" calcext:value-type="float">
            <text:p>3,90899991989136</text:p>
          </table:table-cell>
          <table:table-cell office:value-type="float" office:value="4067" calcext:value-type="float">
            <text:p>4067</text:p>
          </table:table-cell>
          <table:table-cell office:value-type="float" office:value="1.58299994468689" calcext:value-type="float">
            <text:p>1,58299994468689</text:p>
          </table:table-cell>
          <table:table-cell office:value-type="float" office:value="5.73000001907349" calcext:value-type="float">
            <text:p>5,73000001907349</text:p>
          </table:table-cell>
          <table:table-cell office:value-type="float" office:value="37102" calcext:value-type="float">
            <text:p>37102</text:p>
          </table:table-cell>
          <table:table-cell office:value-type="float" office:value="2.95000004768372" calcext:value-type="float">
            <text:p>2,95000004768372</text:p>
          </table:table-cell>
          <table:table-cell office:value-type="float" office:value="6926" calcext:value-type="float">
            <text:p>6926</text:p>
          </table:table-cell>
          <table:table-cell office:value-type="float" office:value="11009" calcext:value-type="float">
            <text:p>11009</text:p>
          </table:table-cell>
          <table:table-cell office:value-type="float" office:value="1.69400000572205" calcext:value-type="float">
            <text:p>1,69400000572205</text:p>
          </table:table-cell>
          <table:table-cell office:value-type="float" office:value="180.899000167847" calcext:value-type="float">
            <text:p>180,899000167847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23999977111816" calcext:value-type="float">
            <text:p>0,223999977111816</text:p>
          </table:table-cell>
          <table:table-cell office:value-type="float" office:value="17" calcext:value-type="float">
            <text:p>17</text:p>
          </table:table-cell>
          <table:table-cell office:value-type="float" office:value="3.32999992370605" calcext:value-type="float">
            <text:p>3,32999992370605</text:p>
          </table:table-cell>
          <table:table-cell office:value-type="float" office:value="1014" calcext:value-type="float">
            <text:p>1014</text:p>
          </table:table-cell>
          <table:table-cell office:value-type="float" office:value="1.23699998855591" calcext:value-type="float">
            <text:p>1,23699998855591</text:p>
          </table:table-cell>
          <table:table-cell office:value-type="float" office:value="4.79099988937378" calcext:value-type="float">
            <text:p>4,79099988937378</text:p>
          </table:table-cell>
          <table:table-cell office:value-type="float" office:value="37088" calcext:value-type="float">
            <text:p>37088</text:p>
          </table:table-cell>
          <table:table-cell office:value-type="float" office:value="2.8659999370575" calcext:value-type="float">
            <text:p>2,8659999370575</text:p>
          </table:table-cell>
          <table:table-cell office:value-type="float" office:value="2104" calcext:value-type="float">
            <text:p>2104</text:p>
          </table:table-cell>
          <table:table-cell office:value-type="float" office:value="3118" calcext:value-type="float">
            <text:p>3118</text:p>
          </table:table-cell>
          <table:table-cell office:value-type="float" office:value="0.575999975204468" calcext:value-type="float">
            <text:p>0,575999975204468</text:p>
          </table:table-cell>
          <table:table-cell office:value-type="float" office:value="206.019999980926" calcext:value-type="float">
            <text:p>206,019999980926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2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91999816894531" calcext:value-type="float">
            <text:p>0,291999816894531</text:p>
          </table:table-cell>
          <table:table-cell office:value-type="float" office:value="1" calcext:value-type="float">
            <text:p>1</text:p>
          </table:table-cell>
          <table:table-cell office:value-type="float" office:value="4.42400002479553" calcext:value-type="float">
            <text:p>4,42400002479553</text:p>
          </table:table-cell>
          <table:table-cell office:value-type="float" office:value="2554" calcext:value-type="float">
            <text:p>2554</text:p>
          </table:table-cell>
          <table:table-cell office:value-type="float" office:value="1.08599996566772" calcext:value-type="float">
            <text:p>1,08599996566772</text:p>
          </table:table-cell>
          <table:table-cell office:value-type="float" office:value="5.80299997329712" calcext:value-type="float">
            <text:p>5,80299997329712</text:p>
          </table:table-cell>
          <table:table-cell office:value-type="float" office:value="37116" calcext:value-type="float">
            <text:p>37116</text:p>
          </table:table-cell>
          <table:table-cell office:value-type="float" office:value="3.28400015830994" calcext:value-type="float">
            <text:p>3,28400015830994</text:p>
          </table:table-cell>
          <table:table-cell office:value-type="float" office:value="4741" calcext:value-type="float">
            <text:p>4741</text:p>
          </table:table-cell>
          <table:table-cell office:value-type="float" office:value="7295" calcext:value-type="float">
            <text:p>7295</text:p>
          </table:table-cell>
          <table:table-cell office:value-type="float" office:value="0.886000156402588" calcext:value-type="float">
            <text:p>0,886000156402588</text:p>
          </table:table-cell>
          <table:table-cell office:value-type="float" office:value="185.266000032425" calcext:value-type="float">
            <text:p>185,266000032425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29000091552734" calcext:value-type="float">
            <text:p>0,229000091552734</text:p>
          </table:table-cell>
          <table:table-cell office:value-type="float" office:value="1" calcext:value-type="float">
            <text:p>1</text:p>
          </table:table-cell>
          <table:table-cell office:value-type="float" office:value="3.68899989128113" calcext:value-type="float">
            <text:p>3,68899989128113</text:p>
          </table:table-cell>
          <table:table-cell office:value-type="float" office:value="14990" calcext:value-type="float">
            <text:p>14990</text:p>
          </table:table-cell>
          <table:table-cell office:value-type="float" office:value="1.11299991607666" calcext:value-type="float">
            <text:p>1,11299991607666</text:p>
          </table:table-cell>
          <table:table-cell office:value-type="float" office:value="5.03099989891052" calcext:value-type="float">
            <text:p>5,03099989891052</text:p>
          </table:table-cell>
          <table:table-cell office:value-type="float" office:value="37102" calcext:value-type="float">
            <text:p>37102</text:p>
          </table:table-cell>
          <table:table-cell office:value-type="float" office:value="2.90799999237061" calcext:value-type="float">
            <text:p>2,90799999237061</text:p>
          </table:table-cell>
          <table:table-cell office:value-type="float" office:value="17802" calcext:value-type="float">
            <text:p>17802</text:p>
          </table:table-cell>
          <table:table-cell office:value-type="float" office:value="32792" calcext:value-type="float">
            <text:p>32792</text:p>
          </table:table-cell>
          <table:table-cell office:value-type="float" office:value="0.546999931335449" calcext:value-type="float">
            <text:p>0,546999931335449</text:p>
          </table:table-cell>
          <table:table-cell office:value-type="float" office:value="116.570999860764" calcext:value-type="float">
            <text:p>116,570999860764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30999946594238" calcext:value-type="float">
            <text:p>0,230999946594238</text:p>
          </table:table-cell>
          <table:table-cell office:value-type="float" office:value="1" calcext:value-type="float">
            <text:p>1</text:p>
          </table:table-cell>
          <table:table-cell office:value-type="float" office:value="3.30900001525879" calcext:value-type="float">
            <text:p>3,30900001525879</text:p>
          </table:table-cell>
          <table:table-cell office:value-type="float" office:value="16624" calcext:value-type="float">
            <text:p>16624</text:p>
          </table:table-cell>
          <table:table-cell office:value-type="float" office:value="1.17000007629395" calcext:value-type="float">
            <text:p>1,17000007629395</text:p>
          </table:table-cell>
          <table:table-cell office:value-type="float" office:value="4.71000003814697" calcext:value-type="float">
            <text:p>4,71000003814697</text:p>
          </table:table-cell>
          <table:table-cell office:value-type="float" office:value="37088" calcext:value-type="float">
            <text:p>37088</text:p>
          </table:table-cell>
          <table:table-cell office:value-type="float" office:value="2.82800006866455" calcext:value-type="float">
            <text:p>2,82800006866455</text:p>
          </table:table-cell>
          <table:table-cell office:value-type="float" office:value="19230" calcext:value-type="float">
            <text:p>19230</text:p>
          </table:table-cell>
          <table:table-cell office:value-type="float" office:value="35854" calcext:value-type="float">
            <text:p>35854</text:p>
          </table:table-cell>
          <table:table-cell office:value-type="float" office:value="0.530999898910522" calcext:value-type="float">
            <text:p>0,530999898910522</text:p>
          </table:table-cell>
          <table:table-cell office:value-type="float" office:value="121.898000001907" calcext:value-type="float">
            <text:p>121,898000001907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96000003814697" calcext:value-type="float">
            <text:p>0,296000003814697</text:p>
          </table:table-cell>
          <table:table-cell office:value-type="float" office:value="2" calcext:value-type="float">
            <text:p>2</text:p>
          </table:table-cell>
          <table:table-cell office:value-type="float" office:value="3.60799980163574" calcext:value-type="float">
            <text:p>3,60799980163574</text:p>
          </table:table-cell>
          <table:table-cell office:value-type="float" office:value="11540" calcext:value-type="float">
            <text:p>11540</text:p>
          </table:table-cell>
          <table:table-cell office:value-type="float" office:value="1.1010000705719" calcext:value-type="float">
            <text:p>1,1010000705719</text:p>
          </table:table-cell>
          <table:table-cell office:value-type="float" office:value="5.00499987602234" calcext:value-type="float">
            <text:p>5,00499987602234</text:p>
          </table:table-cell>
          <table:table-cell office:value-type="float" office:value="37116" calcext:value-type="float">
            <text:p>37116</text:p>
          </table:table-cell>
          <table:table-cell office:value-type="float" office:value="3.02300000190735" calcext:value-type="float">
            <text:p>3,02300000190735</text:p>
          </table:table-cell>
          <table:table-cell office:value-type="float" office:value="15136" calcext:value-type="float">
            <text:p>15136</text:p>
          </table:table-cell>
          <table:table-cell office:value-type="float" office:value="26676" calcext:value-type="float">
            <text:p>26676</text:p>
          </table:table-cell>
          <table:table-cell office:value-type="float" office:value="0.571000099182129" calcext:value-type="float">
            <text:p>0,571000099182129</text:p>
          </table:table-cell>
          <table:table-cell office:value-type="float" office:value="138.243000030518" calcext:value-type="float">
            <text:p>138,243000030518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4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77000188827515" calcext:value-type="float">
            <text:p>0,277000188827515</text:p>
          </table:table-cell>
          <table:table-cell office:value-type="float" office:value="1" calcext:value-type="float">
            <text:p>1</text:p>
          </table:table-cell>
          <table:table-cell office:value-type="float" office:value="4.01399993896484" calcext:value-type="float">
            <text:p>4,01399993896484</text:p>
          </table:table-cell>
          <table:table-cell office:value-type="float" office:value="8645" calcext:value-type="float">
            <text:p>8645</text:p>
          </table:table-cell>
          <table:table-cell office:value-type="float" office:value="1.5" calcext:value-type="float">
            <text:p>1,5</text:p>
          </table:table-cell>
          <table:table-cell office:value-type="float" office:value="5.79100012779236" calcext:value-type="float">
            <text:p>5,79100012779236</text:p>
          </table:table-cell>
          <table:table-cell office:value-type="float" office:value="37102" calcext:value-type="float">
            <text:p>37102</text:p>
          </table:table-cell>
          <table:table-cell office:value-type="float" office:value="3.25899982452393" calcext:value-type="float">
            <text:p>3,25899982452393</text:p>
          </table:table-cell>
          <table:table-cell office:value-type="float" office:value="12365" calcext:value-type="float">
            <text:p>12365</text:p>
          </table:table-cell>
          <table:table-cell office:value-type="float" office:value="21010" calcext:value-type="float">
            <text:p>21010</text:p>
          </table:table-cell>
          <table:table-cell office:value-type="float" office:value="0.562000036239624" calcext:value-type="float">
            <text:p>0,562000036239624</text:p>
          </table:table-cell>
          <table:table-cell office:value-type="float" office:value="150.203000068665" calcext:value-type="float">
            <text:p>150,203000068665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3199987411499" calcext:value-type="float">
            <text:p>0,23199987411499</text:p>
          </table:table-cell>
          <table:table-cell office:value-type="float" office:value="1" calcext:value-type="float">
            <text:p>1</text:p>
          </table:table-cell>
          <table:table-cell office:value-type="float" office:value="3.1800000667572" calcext:value-type="float">
            <text:p>3,1800000667572</text:p>
          </table:table-cell>
          <table:table-cell office:value-type="float" office:value="6323" calcext:value-type="float">
            <text:p>6323</text:p>
          </table:table-cell>
          <table:table-cell office:value-type="float" office:value="1.01300001144409" calcext:value-type="float">
            <text:p>1,01300001144409</text:p>
          </table:table-cell>
          <table:table-cell office:value-type="float" office:value="4.42499995231628" calcext:value-type="float">
            <text:p>4,42499995231628</text:p>
          </table:table-cell>
          <table:table-cell office:value-type="float" office:value="37088" calcext:value-type="float">
            <text:p>37088</text:p>
          </table:table-cell>
          <table:table-cell office:value-type="float" office:value="2.86800003051758" calcext:value-type="float">
            <text:p>2,86800003051758</text:p>
          </table:table-cell>
          <table:table-cell office:value-type="float" office:value="9743" calcext:value-type="float">
            <text:p>9743</text:p>
          </table:table-cell>
          <table:table-cell office:value-type="float" office:value="16066" calcext:value-type="float">
            <text:p>16066</text:p>
          </table:table-cell>
          <table:table-cell office:value-type="float" office:value="0.533999919891357" calcext:value-type="float">
            <text:p>0,533999919891357</text:p>
          </table:table-cell>
          <table:table-cell office:value-type="float" office:value="159.473000049591" calcext:value-type="float">
            <text:p>159,473000049591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379999876022339" calcext:value-type="float">
            <text:p>0,379999876022339</text:p>
          </table:table-cell>
          <table:table-cell office:value-type="float" office:value="1" calcext:value-type="float">
            <text:p>1</text:p>
          </table:table-cell>
          <table:table-cell office:value-type="float" office:value="3.96000003814697" calcext:value-type="float">
            <text:p>3,96000003814697</text:p>
          </table:table-cell>
          <table:table-cell office:value-type="float" office:value="6976" calcext:value-type="float">
            <text:p>6976</text:p>
          </table:table-cell>
          <table:table-cell office:value-type="float" office:value="1.14299988746643" calcext:value-type="float">
            <text:p>1,14299988746643</text:p>
          </table:table-cell>
          <table:table-cell office:value-type="float" office:value="5.48299980163574" calcext:value-type="float">
            <text:p>5,48299980163574</text:p>
          </table:table-cell>
          <table:table-cell office:value-type="float" office:value="37102" calcext:value-type="float">
            <text:p>37102</text:p>
          </table:table-cell>
          <table:table-cell office:value-type="float" office:value="3.33899998664856" calcext:value-type="float">
            <text:p>3,33899998664856</text:p>
          </table:table-cell>
          <table:table-cell office:value-type="float" office:value="10402" calcext:value-type="float">
            <text:p>10402</text:p>
          </table:table-cell>
          <table:table-cell office:value-type="float" office:value="17378" calcext:value-type="float">
            <text:p>17378</text:p>
          </table:table-cell>
          <table:table-cell office:value-type="float" office:value="0.486999988555908" calcext:value-type="float">
            <text:p>0,486999988555908</text:p>
          </table:table-cell>
          <table:table-cell office:value-type="float" office:value="154.166000127792" calcext:value-type="float">
            <text:p>154,166000127792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4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319000005722046" calcext:value-type="float">
            <text:p>0,319000005722046</text:p>
          </table:table-cell>
          <table:table-cell office:value-type="float" office:value="13" calcext:value-type="float">
            <text:p>13</text:p>
          </table:table-cell>
          <table:table-cell office:value-type="float" office:value="4.03299999237061" calcext:value-type="float">
            <text:p>4,03299999237061</text:p>
          </table:table-cell>
          <table:table-cell office:value-type="float" office:value="1179" calcext:value-type="float">
            <text:p>1179</text:p>
          </table:table-cell>
          <table:table-cell office:value-type="float" office:value="1.2039999961853" calcext:value-type="float">
            <text:p>1,2039999961853</text:p>
          </table:table-cell>
          <table:table-cell office:value-type="float" office:value="5.55599999427795" calcext:value-type="float">
            <text:p>5,55599999427795</text:p>
          </table:table-cell>
          <table:table-cell office:value-type="float" office:value="37116" calcext:value-type="float">
            <text:p>37116</text:p>
          </table:table-cell>
          <table:table-cell office:value-type="float" office:value="3.28099989891052" calcext:value-type="float">
            <text:p>3,28099989891052</text:p>
          </table:table-cell>
          <table:table-cell office:value-type="float" office:value="2359" calcext:value-type="float">
            <text:p>2359</text:p>
          </table:table-cell>
          <table:table-cell office:value-type="float" office:value="3538" calcext:value-type="float">
            <text:p>3538</text:p>
          </table:table-cell>
          <table:table-cell office:value-type="float" office:value="1.26400017738342" calcext:value-type="float">
            <text:p>1,26400017738342</text:p>
          </table:table-cell>
          <table:table-cell office:value-type="float" office:value="202.033000230789" calcext:value-type="float">
            <text:p>202,033000230789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93999910354614" calcext:value-type="float">
            <text:p>0,293999910354614</text:p>
          </table:table-cell>
          <table:table-cell office:value-type="float" office:value="1" calcext:value-type="float">
            <text:p>1</text:p>
          </table:table-cell>
          <table:table-cell office:value-type="float" office:value="3.46199989318848" calcext:value-type="float">
            <text:p>3,46199989318848</text:p>
          </table:table-cell>
          <table:table-cell office:value-type="float" office:value="12919" calcext:value-type="float">
            <text:p>12919</text:p>
          </table:table-cell>
          <table:table-cell office:value-type="float" office:value="1.07100009918213" calcext:value-type="float">
            <text:p>1,07100009918213</text:p>
          </table:table-cell>
          <table:table-cell office:value-type="float" office:value="4.82699990272522" calcext:value-type="float">
            <text:p>4,82699990272522</text:p>
          </table:table-cell>
          <table:table-cell office:value-type="float" office:value="37088" calcext:value-type="float">
            <text:p>37088</text:p>
          </table:table-cell>
          <table:table-cell office:value-type="float" office:value="2.875" calcext:value-type="float">
            <text:p>2,875</text:p>
          </table:table-cell>
          <table:table-cell office:value-type="float" office:value="16238" calcext:value-type="float">
            <text:p>16238</text:p>
          </table:table-cell>
          <table:table-cell office:value-type="float" office:value="29157" calcext:value-type="float">
            <text:p>29157</text:p>
          </table:table-cell>
          <table:table-cell office:value-type="float" office:value="0.483000040054321" calcext:value-type="float">
            <text:p>0,483000040054321</text:p>
          </table:table-cell>
          <table:table-cell office:value-type="float" office:value="134.992000102997" calcext:value-type="float">
            <text:p>134,992000102997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69000053405762" calcext:value-type="float">
            <text:p>0,269000053405762</text:p>
          </table:table-cell>
          <table:table-cell office:value-type="float" office:value="1" calcext:value-type="float">
            <text:p>1</text:p>
          </table:table-cell>
          <table:table-cell office:value-type="float" office:value="4.42000007629395" calcext:value-type="float">
            <text:p>4,42000007629395</text:p>
          </table:table-cell>
          <table:table-cell office:value-type="float" office:value="9501" calcext:value-type="float">
            <text:p>9501</text:p>
          </table:table-cell>
          <table:table-cell office:value-type="float" office:value="1.15499997138977" calcext:value-type="float">
            <text:p>1,15499997138977</text:p>
          </table:table-cell>
          <table:table-cell office:value-type="float" office:value="5.84400010108948" calcext:value-type="float">
            <text:p>5,84400010108948</text:p>
          </table:table-cell>
          <table:table-cell office:value-type="float" office:value="37116" calcext:value-type="float">
            <text:p>37116</text:p>
          </table:table-cell>
          <table:table-cell office:value-type="float" office:value="3.27300000190735" calcext:value-type="float">
            <text:p>3,27300000190735</text:p>
          </table:table-cell>
          <table:table-cell office:value-type="float" office:value="13236" calcext:value-type="float">
            <text:p>13236</text:p>
          </table:table-cell>
          <table:table-cell office:value-type="float" office:value="22737" calcext:value-type="float">
            <text:p>22737</text:p>
          </table:table-cell>
          <table:table-cell office:value-type="float" office:value="0.539000034332275" calcext:value-type="float">
            <text:p>0,539000034332275</text:p>
          </table:table-cell>
          <table:table-cell office:value-type="float" office:value="138.299000024796" calcext:value-type="float">
            <text:p>138,299000024796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75671" calcext:value-type="float">
            <text:p>75671</text:p>
          </table:table-cell>
          <table:table-cell office:value-type="float" office:value="0.264999866485596" calcext:value-type="float">
            <text:p>0,264999866485596</text:p>
          </table:table-cell>
          <table:table-cell office:value-type="float" office:value="4" calcext:value-type="float">
            <text:p>4</text:p>
          </table:table-cell>
          <table:table-cell office:value-type="float" office:value="3.33800005912781" calcext:value-type="float">
            <text:p>3,33800005912781</text:p>
          </table:table-cell>
          <table:table-cell office:value-type="float" office:value="27228" calcext:value-type="float">
            <text:p>27228</text:p>
          </table:table-cell>
          <table:table-cell office:value-type="float" office:value="1.27800011634827" calcext:value-type="float">
            <text:p>1,27800011634827</text:p>
          </table:table-cell>
          <table:table-cell office:value-type="float" office:value="4.88100004196167" calcext:value-type="float">
            <text:p>4,88100004196167</text:p>
          </table:table-cell>
          <table:table-cell office:value-type="float" office:value="37088" calcext:value-type="float">
            <text:p>37088</text:p>
          </table:table-cell>
          <table:table-cell office:value-type="float" office:value="2.96199989318848" calcext:value-type="float">
            <text:p>2,96199989318848</text:p>
          </table:table-cell>
          <table:table-cell office:value-type="float" office:value="26137" calcext:value-type="float">
            <text:p>26137</text:p>
          </table:table-cell>
          <table:table-cell office:value-type="float" office:value="53365" calcext:value-type="float">
            <text:p>53365</text:p>
          </table:table-cell>
          <table:table-cell office:value-type="float" office:value="0.316999912261963" calcext:value-type="float">
            <text:p>0,316999912261963</text:p>
          </table:table-cell>
          <table:table-cell office:value-type="float" office:value="88.9459998607635" calcext:value-type="float">
            <text:p>88,9459998607635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53999948501587" calcext:value-type="float">
            <text:p>0,253999948501587</text:p>
          </table:table-cell>
          <table:table-cell office:value-type="float" office:value="1" calcext:value-type="float">
            <text:p>1</text:p>
          </table:table-cell>
          <table:table-cell office:value-type="float" office:value="3.6159999370575" calcext:value-type="float">
            <text:p>3,6159999370575</text:p>
          </table:table-cell>
          <table:table-cell office:value-type="float" office:value="3193" calcext:value-type="float">
            <text:p>3193</text:p>
          </table:table-cell>
          <table:table-cell office:value-type="float" office:value="1.09899997711182" calcext:value-type="float">
            <text:p>1,09899997711182</text:p>
          </table:table-cell>
          <table:table-cell office:value-type="float" office:value="4.9689998626709" calcext:value-type="float">
            <text:p>4,9689998626709</text:p>
          </table:table-cell>
          <table:table-cell office:value-type="float" office:value="37102" calcext:value-type="float">
            <text:p>37102</text:p>
          </table:table-cell>
          <table:table-cell office:value-type="float" office:value="2.86800003051758" calcext:value-type="float">
            <text:p>2,86800003051758</text:p>
          </table:table-cell>
          <table:table-cell office:value-type="float" office:value="5591" calcext:value-type="float">
            <text:p>5591</text:p>
          </table:table-cell>
          <table:table-cell office:value-type="float" office:value="8784" calcext:value-type="float">
            <text:p>8784</text:p>
          </table:table-cell>
          <table:table-cell office:value-type="float" office:value="1.69300007820129" calcext:value-type="float">
            <text:p>1,69300007820129</text:p>
          </table:table-cell>
          <table:table-cell office:value-type="float" office:value="187.22200012207" calcext:value-type="float">
            <text:p>187,22200012207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24999904632568" calcext:value-type="float">
            <text:p>0,224999904632568</text:p>
          </table:table-cell>
          <table:table-cell office:value-type="float" office:value="110" calcext:value-type="float">
            <text:p>110</text:p>
          </table:table-cell>
          <table:table-cell office:value-type="float" office:value="3.81100010871887" calcext:value-type="float">
            <text:p>3,81100010871887</text:p>
          </table:table-cell>
          <table:table-cell office:value-type="float" office:value="14558" calcext:value-type="float">
            <text:p>14558</text:p>
          </table:table-cell>
          <table:table-cell office:value-type="float" office:value="3.85199999809265" calcext:value-type="float">
            <text:p>3,85199999809265</text:p>
          </table:table-cell>
          <table:table-cell office:value-type="float" office:value="7.88800001144409" calcext:value-type="float">
            <text:p>7,88800001144409</text:p>
          </table:table-cell>
          <table:table-cell office:value-type="float" office:value="37116" calcext:value-type="float">
            <text:p>37116</text:p>
          </table:table-cell>
          <table:table-cell office:value-type="float" office:value="2.85700011253357" calcext:value-type="float">
            <text:p>2,85700011253357</text:p>
          </table:table-cell>
          <table:table-cell office:value-type="float" office:value="17341" calcext:value-type="float">
            <text:p>17341</text:p>
          </table:table-cell>
          <table:table-cell office:value-type="float" office:value="31899" calcext:value-type="float">
            <text:p>31899</text:p>
          </table:table-cell>
          <table:table-cell office:value-type="float" office:value="0.521999835968018" calcext:value-type="float">
            <text:p>0,521999835968018</text:p>
          </table:table-cell>
          <table:table-cell office:value-type="float" office:value="113.047999858856" calcext:value-type="float">
            <text:p>113,047999858856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03999996185303" calcext:value-type="float">
            <text:p>0,203999996185303</text:p>
          </table:table-cell>
          <table:table-cell office:value-type="float" office:value="2" calcext:value-type="float">
            <text:p>2</text:p>
          </table:table-cell>
          <table:table-cell office:value-type="float" office:value="3.40399980545044" calcext:value-type="float">
            <text:p>3,40399980545044</text:p>
          </table:table-cell>
          <table:table-cell office:value-type="float" office:value="163" calcext:value-type="float">
            <text:p>163</text:p>
          </table:table-cell>
          <table:table-cell office:value-type="float" office:value="0.91700005531311" calcext:value-type="float">
            <text:p>0,91700005531311</text:p>
          </table:table-cell>
          <table:table-cell office:value-type="float" office:value="4.52499985694885" calcext:value-type="float">
            <text:p>4,52499985694885</text:p>
          </table:table-cell>
          <table:table-cell office:value-type="float" office:value="37102" calcext:value-type="float">
            <text:p>37102</text:p>
          </table:table-cell>
          <table:table-cell office:value-type="float" office:value="2.56100010871887" calcext:value-type="float">
            <text:p>2,56100010871887</text:p>
          </table:table-cell>
          <table:table-cell office:value-type="float" office:value="378" calcext:value-type="float">
            <text:p>378</text:p>
          </table:table-cell>
          <table:table-cell office:value-type="float" office:value="541" calcext:value-type="float">
            <text:p>541</text:p>
          </table:table-cell>
          <table:table-cell office:value-type="float" office:value="0.482000112533569" calcext:value-type="float">
            <text:p>0,482000112533569</text:p>
          </table:table-cell>
          <table:table-cell office:value-type="float" office:value="182.275000095367" calcext:value-type="float">
            <text:p>182,275000095367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13000059127808" calcext:value-type="float">
            <text:p>0,213000059127808</text:p>
          </table:table-cell>
          <table:table-cell office:value-type="float" office:value="1" calcext:value-type="float">
            <text:p>1</text:p>
          </table:table-cell>
          <table:table-cell office:value-type="float" office:value="3.00300002098083" calcext:value-type="float">
            <text:p>3,00300002098083</text:p>
          </table:table-cell>
          <table:table-cell office:value-type="float" office:value="11348" calcext:value-type="float">
            <text:p>11348</text:p>
          </table:table-cell>
          <table:table-cell office:value-type="float" office:value="0.901999950408936" calcext:value-type="float">
            <text:p>0,901999950408936</text:p>
          </table:table-cell>
          <table:table-cell office:value-type="float" office:value="4.11899995803833" calcext:value-type="float">
            <text:p>4,11899995803833</text:p>
          </table:table-cell>
          <table:table-cell office:value-type="float" office:value="37116" calcext:value-type="float">
            <text:p>37116</text:p>
          </table:table-cell>
          <table:table-cell office:value-type="float" office:value="2.50999999046326" calcext:value-type="float">
            <text:p>2,50999999046326</text:p>
          </table:table-cell>
          <table:table-cell office:value-type="float" office:value="14716" calcext:value-type="float">
            <text:p>14716</text:p>
          </table:table-cell>
          <table:table-cell office:value-type="float" office:value="26064" calcext:value-type="float">
            <text:p>26064</text:p>
          </table:table-cell>
          <table:table-cell office:value-type="float" office:value="0.573000192642212" calcext:value-type="float">
            <text:p>0,573000192642212</text:p>
          </table:table-cell>
          <table:table-cell office:value-type="float" office:value="114.988000154495" calcext:value-type="float">
            <text:p>114,988000154495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194000005722046" calcext:value-type="float">
            <text:p>0,194000005722046</text:p>
          </table:table-cell>
          <table:table-cell office:value-type="float" office:value="1" calcext:value-type="float">
            <text:p>1</text:p>
          </table:table-cell>
          <table:table-cell office:value-type="float" office:value="2.93400001525879" calcext:value-type="float">
            <text:p>2,93400001525879</text:p>
          </table:table-cell>
          <table:table-cell office:value-type="float" office:value="14394" calcext:value-type="float">
            <text:p>14394</text:p>
          </table:table-cell>
          <table:table-cell office:value-type="float" office:value="1.00799989700317" calcext:value-type="float">
            <text:p>1,00799989700317</text:p>
          </table:table-cell>
          <table:table-cell office:value-type="float" office:value="4.13599991798401" calcext:value-type="float">
            <text:p>4,13599991798401</text:p>
          </table:table-cell>
          <table:table-cell office:value-type="float" office:value="37102" calcext:value-type="float">
            <text:p>37102</text:p>
          </table:table-cell>
          <table:table-cell office:value-type="float" office:value="2.54699993133545" calcext:value-type="float">
            <text:p>2,54699993133545</text:p>
          </table:table-cell>
          <table:table-cell office:value-type="float" office:value="17386" calcext:value-type="float">
            <text:p>17386</text:p>
          </table:table-cell>
          <table:table-cell office:value-type="float" office:value="31780" calcext:value-type="float">
            <text:p>31780</text:p>
          </table:table-cell>
          <table:table-cell office:value-type="float" office:value="0.368000030517578" calcext:value-type="float">
            <text:p>0,368000030517578</text:p>
          </table:table-cell>
          <table:table-cell office:value-type="float" office:value="105.516000032425" calcext:value-type="float">
            <text:p>105,516000032425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33999967575073" calcext:value-type="float">
            <text:p>0,233999967575073</text:p>
          </table:table-cell>
          <table:table-cell office:value-type="float" office:value="1" calcext:value-type="float">
            <text:p>1</text:p>
          </table:table-cell>
          <table:table-cell office:value-type="float" office:value="2.99799990653992" calcext:value-type="float">
            <text:p>2,99799990653992</text:p>
          </table:table-cell>
          <table:table-cell office:value-type="float" office:value="17751" calcext:value-type="float">
            <text:p>17751</text:p>
          </table:table-cell>
          <table:table-cell office:value-type="float" office:value="0.851999998092651" calcext:value-type="float">
            <text:p>0,851999998092651</text:p>
          </table:table-cell>
          <table:table-cell office:value-type="float" office:value="4.08399987220764" calcext:value-type="float">
            <text:p>4,08399987220764</text:p>
          </table:table-cell>
          <table:table-cell office:value-type="float" office:value="37116" calcext:value-type="float">
            <text:p>37116</text:p>
          </table:table-cell>
          <table:table-cell office:value-type="float" office:value="2.49500012397766" calcext:value-type="float">
            <text:p>2,49500012397766</text:p>
          </table:table-cell>
          <table:table-cell office:value-type="float" office:value="20092" calcext:value-type="float">
            <text:p>20092</text:p>
          </table:table-cell>
          <table:table-cell office:value-type="float" office:value="37843" calcext:value-type="float">
            <text:p>37843</text:p>
          </table:table-cell>
          <table:table-cell office:value-type="float" office:value="0.369999885559082" calcext:value-type="float">
            <text:p>0,369999885559082</text:p>
          </table:table-cell>
          <table:table-cell office:value-type="float" office:value="96.5390000343323" calcext:value-type="float">
            <text:p>96,5390000343323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46999979019165" calcext:value-type="float">
            <text:p>0,246999979019165</text:p>
          </table:table-cell>
          <table:table-cell office:value-type="float" office:value="1" calcext:value-type="float">
            <text:p>1</text:p>
          </table:table-cell>
          <table:table-cell office:value-type="float" office:value="3.21600008010864" calcext:value-type="float">
            <text:p>3,21600008010864</text:p>
          </table:table-cell>
          <table:table-cell office:value-type="float" office:value="3159" calcext:value-type="float">
            <text:p>3159</text:p>
          </table:table-cell>
          <table:table-cell office:value-type="float" office:value="0.96399998664856" calcext:value-type="float">
            <text:p>0,96399998664856</text:p>
          </table:table-cell>
          <table:table-cell office:value-type="float" office:value="4.42700004577637" calcext:value-type="float">
            <text:p>4,42700004577637</text:p>
          </table:table-cell>
          <table:table-cell office:value-type="float" office:value="37102" calcext:value-type="float">
            <text:p>37102</text:p>
          </table:table-cell>
          <table:table-cell office:value-type="float" office:value="2.57399988174438" calcext:value-type="float">
            <text:p>2,57399988174438</text:p>
          </table:table-cell>
          <table:table-cell office:value-type="float" office:value="5674" calcext:value-type="float">
            <text:p>5674</text:p>
          </table:table-cell>
          <table:table-cell office:value-type="float" office:value="8833" calcext:value-type="float">
            <text:p>8833</text:p>
          </table:table-cell>
          <table:table-cell office:value-type="float" office:value="0.390000104904175" calcext:value-type="float">
            <text:p>0,390000104904175</text:p>
          </table:table-cell>
          <table:table-cell office:value-type="float" office:value="151.695000171661" calcext:value-type="float">
            <text:p>151,695000171661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218000173568726" calcext:value-type="float">
            <text:p>0,218000173568726</text:p>
          </table:table-cell>
          <table:table-cell office:value-type="float" office:value="30" calcext:value-type="float">
            <text:p>30</text:p>
          </table:table-cell>
          <table:table-cell office:value-type="float" office:value="3.68400001525879" calcext:value-type="float">
            <text:p>3,68400001525879</text:p>
          </table:table-cell>
          <table:table-cell office:value-type="float" office:value="4053" calcext:value-type="float">
            <text:p>4053</text:p>
          </table:table-cell>
          <table:table-cell office:value-type="float" office:value="1.12799978256226" calcext:value-type="float">
            <text:p>1,12799978256226</text:p>
          </table:table-cell>
          <table:table-cell office:value-type="float" office:value="5.02999997138977" calcext:value-type="float">
            <text:p>5,02999997138977</text:p>
          </table:table-cell>
          <table:table-cell office:value-type="float" office:value="37116" calcext:value-type="float">
            <text:p>37116</text:p>
          </table:table-cell>
          <table:table-cell office:value-type="float" office:value="3.10000014305115" calcext:value-type="float">
            <text:p>3,10000014305115</text:p>
          </table:table-cell>
          <table:table-cell office:value-type="float" office:value="6967" calcext:value-type="float">
            <text:p>6967</text:p>
          </table:table-cell>
          <table:table-cell office:value-type="float" office:value="11020" calcext:value-type="float">
            <text:p>11020</text:p>
          </table:table-cell>
          <table:table-cell office:value-type="float" office:value="0.38700008392334" calcext:value-type="float">
            <text:p>0,38700008392334</text:p>
          </table:table-cell>
          <table:table-cell office:value-type="float" office:value="139.289000034332" calcext:value-type="float">
            <text:p>139,289000034332</text:p>
          </table:table-cell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75679" calcext:value-type="float">
            <text:p>75679</text:p>
          </table:table-cell>
          <table:table-cell office:value-type="float" office:value="0.202999830245972" calcext:value-type="float">
            <text:p>0,202999830245972</text:p>
          </table:table-cell>
          <table:table-cell office:value-type="float" office:value="2" calcext:value-type="float">
            <text:p>2</text:p>
          </table:table-cell>
          <table:table-cell office:value-type="float" office:value="2.89200019836426" calcext:value-type="float">
            <text:p>2,89200019836426</text:p>
          </table:table-cell>
          <table:table-cell office:value-type="float" office:value="17143" calcext:value-type="float">
            <text:p>17143</text:p>
          </table:table-cell>
          <table:table-cell office:value-type="float" office:value="0.86299991607666" calcext:value-type="float">
            <text:p>0,86299991607666</text:p>
          </table:table-cell>
          <table:table-cell office:value-type="float" office:value="3.95899987220764" calcext:value-type="float">
            <text:p>3,95899987220764</text:p>
          </table:table-cell>
          <table:table-cell office:value-type="float" office:value="37102" calcext:value-type="float">
            <text:p>37102</text:p>
          </table:table-cell>
          <table:table-cell office:value-type="float" office:value="2.36899995803833" calcext:value-type="float">
            <text:p>2,36899995803833</text:p>
          </table:table-cell>
          <table:table-cell office:value-type="float" office:value="19534" calcext:value-type="float">
            <text:p>19534</text:p>
          </table:table-cell>
          <table:table-cell office:value-type="float" office:value="36677" calcext:value-type="float">
            <text:p>36677</text:p>
          </table:table-cell>
          <table:table-cell office:value-type="float" office:value="0.388999938964844" calcext:value-type="float">
            <text:p>0,388999938964844</text:p>
          </table:table-cell>
          <table:table-cell office:value-type="float" office:value="94.989000082016" calcext:value-type="float">
            <text:p>94,989000082016</text:p>
          </table:table-cell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75678" calcext:value-type="float">
            <text:p>75678</text:p>
          </table:table-cell>
          <table:table-cell office:value-type="float" office:value="0.19599986076355" calcext:value-type="float">
            <text:p>0,19599986076355</text:p>
          </table:table-cell>
          <table:table-cell office:value-type="float" office:value="1" calcext:value-type="float">
            <text:p>1</text:p>
          </table:table-cell>
          <table:table-cell office:value-type="float" office:value="2.95000004768372" calcext:value-type="float">
            <text:p>2,95000004768372</text:p>
          </table:table-cell>
          <table:table-cell office:value-type="float" office:value="8704" calcext:value-type="float">
            <text:p>8704</text:p>
          </table:table-cell>
          <table:table-cell office:value-type="float" office:value="0.890000104904175" calcext:value-type="float">
            <text:p>0,890000104904175</text:p>
          </table:table-cell>
          <table:table-cell office:value-type="float" office:value="4.03600001335144" calcext:value-type="float">
            <text:p>4,03600001335144</text:p>
          </table:table-cell>
          <table:table-cell office:value-type="float" office:value="37116" calcext:value-type="float">
            <text:p>37116</text:p>
          </table:table-cell>
          <table:table-cell office:value-type="float" office:value="2.55200004577637" calcext:value-type="float">
            <text:p>2,55200004577637</text:p>
          </table:table-cell>
          <table:table-cell office:value-type="float" office:value="12410" calcext:value-type="float">
            <text:p>12410</text:p>
          </table:table-cell>
          <table:table-cell office:value-type="float" office:value="21114" calcext:value-type="float">
            <text:p>21114</text:p>
          </table:table-cell>
          <table:table-cell office:value-type="float" office:value="0.310999870300293" calcext:value-type="float">
            <text:p>0,310999870300293</text:p>
          </table:table-cell>
          <table:table-cell office:value-type="float" office:value="112.750999927521" calcext:value-type="float">
            <text:p>112,750999927521</text:p>
          </table:table-cell>
        </table:table-row>
      </table:table>
      <table:named-expressions/>
      <table:database-ranges>
        <table:database-range table:name="__Anonymous_Sheet_DB__0" table:target-range-address="results.A1:results.W126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Sheet2.A1:Sheet2.X42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large_results.A1:large_results.X27">
          <table:sort>
            <table:sort-by table:field-number="23" table:order="descending" table:data-type="automatic"/>
          </table:sort>
        </table:database-range>
        <table:database-range table:name="__Anonymous_Sheet_DB__4" table:target-range-address="Good_results.A1:Good_results.X197">
          <table:sort>
            <table:sort-by table:field-number="0" table:data-type="automatic"/>
          </table:sort>
        </table:database-range>
        <table:database-range table:name="__Anonymous_Sheet_DB__5" table:target-range-address="good_results_U5.A1:good_results_U5.X7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2" loext:min-decimal-places="2" number:min-integer-digits="0"/>
    </number:number-style>
    <number:number-style style:name="N108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21T11:48:41.542521550</dc:date>
    <meta:editing-duration>PT13H32M57S</meta:editing-duration>
    <meta:editing-cycles>8</meta:editing-cycles>
    <meta:generator>LibreOffice/6.4.7.2$Linux_X86_64 LibreOffice_project/40$Build-2</meta:generator>
    <meta:document-statistic meta:table-count="7" meta:cell-count="14136" meta:object-count="0"/>
  </office:meta>
</office:document-meta>
</file>